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55in"/>
    </style:style>
    <style:style style:name="co2" style:family="table-column">
      <style:table-column-properties fo:break-before="auto" style:column-width="5.0252in"/>
    </style:style>
    <style:style style:name="co3" style:family="table-column">
      <style:table-column-properties fo:break-before="auto" style:column-width="1.857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05in"/>
    </style:style>
    <style:style style:name="co6" style:family="table-column">
      <style:table-column-properties fo:break-before="auto" style:column-width="0.2374in"/>
    </style:style>
    <style:style style:name="co7" style:family="table-column">
      <style:table-column-properties fo:break-before="auto" style:column-width="1.722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2.8063in"/>
    </style:style>
    <style:style style:name="co10" style:family="table-column">
      <style:table-column-properties fo:break-before="auto" style:column-width="2.7339in"/>
    </style:style>
    <style:style style:name="co11" style:family="table-column">
      <style:table-column-properties fo:break-before="auto" style:column-width="0.6398in"/>
    </style:style>
    <style:style style:name="co12" style:family="table-column">
      <style:table-column-properties fo:break-before="auto" style:column-width="0.6102in"/>
    </style:style>
    <style:style style:name="co13" style:family="table-column">
      <style:table-column-properties fo:break-before="auto" style:column-width="0.6252in"/>
    </style:style>
    <style:style style:name="co14" style:family="table-column">
      <style:table-column-properties fo:break-before="auto" style:column-width="1.1417in"/>
    </style:style>
    <style:style style:name="co15" style:family="table-column">
      <style:table-column-properties fo:break-before="auto" style:column-width="0.522in"/>
    </style:style>
    <style:style style:name="co16" style:family="table-column">
      <style:table-column-properties fo:break-before="auto" style:column-width="0.4909in"/>
    </style:style>
    <style:style style:name="co17" style:family="table-column">
      <style:table-column-properties fo:break-before="auto" style:column-width="0.5071in"/>
    </style:style>
    <style:style style:name="co18" style:family="table-column">
      <style:table-column-properties fo:break-before="auto" style:column-width="0.9484in"/>
    </style:style>
    <style:style style:name="co19" style:family="table-column">
      <style:table-column-properties fo:break-before="auto" style:column-width="0.7618in"/>
    </style:style>
    <style:style style:name="co20" style:family="table-column">
      <style:table-column-properties fo:break-before="auto" style:column-width="2.1228in"/>
    </style:style>
    <style:style style:name="co21" style:family="table-column">
      <style:table-column-properties fo:break-before="auto" style:column-width="1.1709in"/>
    </style:style>
    <style:style style:name="co22" style:family="table-column">
      <style:table-column-properties fo:break-before="auto" style:column-width="1.3528in"/>
    </style:style>
    <style:style style:name="co23" style:family="table-column">
      <style:table-column-properties fo:break-before="auto" style:column-width="1.2583in"/>
    </style:style>
    <style:style style:name="co24" style:family="table-column">
      <style:table-column-properties fo:break-before="auto" style:column-width="1.6075in"/>
    </style:style>
    <style:style style:name="co25" style:family="table-column">
      <style:table-column-properties fo:break-before="auto" style:column-width="1.2744in"/>
    </style:style>
    <style:style style:name="co26" style:family="table-column">
      <style:table-column-properties fo:break-before="auto" style:column-width="1.7898in"/>
    </style:style>
    <style:style style:name="co27" style:family="table-column">
      <style:table-column-properties fo:break-before="auto" style:column-width="1.7827in"/>
    </style:style>
    <style:style style:name="co28" style:family="table-column">
      <style:table-column-properties fo:break-before="auto" style:column-width="1.4374in"/>
    </style:style>
    <style:style style:name="co29" style:family="table-column">
      <style:table-column-properties fo:break-before="auto" style:column-width="1.0835in"/>
    </style:style>
    <style:style style:name="co30" style:family="table-column">
      <style:table-column-properties fo:break-before="auto" style:column-width="1.1563in"/>
    </style:style>
    <style:style style:name="co31" style:family="table-column">
      <style:table-column-properties fo:break-before="auto" style:column-width="1.0701in"/>
    </style:style>
    <style:style style:name="co32" style:family="table-column">
      <style:table-column-properties fo:break-before="auto" style:column-width="1.1839in"/>
    </style:style>
    <style:style style:name="co33" style:family="table-column">
      <style:table-column-properties fo:break-before="auto" style:column-width="1.0043in"/>
    </style:style>
    <style:style style:name="co34" style:family="table-column">
      <style:table-column-properties fo:break-before="auto" style:column-width="1.0909in"/>
    </style:style>
    <style:style style:name="co35" style:family="table-column">
      <style:table-column-properties fo:break-before="auto" style:column-width="1.089in"/>
    </style:style>
    <style:style style:name="co36" style:family="table-column">
      <style:table-column-properties fo:break-before="auto" style:column-width="1.3327in"/>
    </style:style>
    <style:style style:name="co37" style:family="table-column">
      <style:table-column-properties fo:break-before="auto" style:column-width="1.4535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8492in" fo:break-before="auto" style:use-optimal-row-height="true"/>
    </style:style>
    <style:style style:name="ro5" style:family="table-row">
      <style:table-row-properties style:row-height="0.3665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1.3472in" fo:break-before="auto" style:use-optimal-row-height="true"/>
    </style:style>
    <style:style style:name="ro8" style:family="table-row">
      <style:table-row-properties style:row-height="0.5256in" fo:break-before="auto" style:use-optimal-row-height="true"/>
    </style:style>
    <style:style style:name="ro9" style:family="table-row">
      <style:table-row-properties style:row-height="1.0154in" fo:break-before="auto" style:use-optimal-row-height="true"/>
    </style:style>
    <style:style style:name="ro10" style:family="table-row">
      <style:table-row-properties style:row-height="0.6839in" fo:break-before="auto" style:use-optimal-row-height="true"/>
    </style:style>
    <style:style style:name="ro11" style:family="table-row">
      <style:table-row-properties style:row-height="0.6929in" fo:break-before="auto" style:use-optimal-row-height="true"/>
    </style:style>
    <style:style style:name="ro12" style:family="table-row">
      <style:table-row-properties style:row-height="1.0283in" fo:break-before="auto" style:use-optimal-row-height="true"/>
    </style:style>
    <style:style style:name="ro13" style:family="table-row">
      <style:table-row-properties style:row-height="0.5291in" fo:break-before="auto" style:use-optimal-row-height="false"/>
    </style:style>
    <style:style style:name="ro14" style:family="table-row">
      <style:table-row-properties style:row-height="0.6862in" fo:break-before="auto" style:use-optimal-row-height="true"/>
    </style:style>
    <style:style style:name="ro15" style:family="table-row">
      <style:table-row-properties style:row-height="0.5354in" fo:break-before="auto" style:use-optimal-row-height="true"/>
    </style:style>
    <style:style style:name="ro16" style:family="table-row">
      <style:table-row-properties style:row-height="0.6909in" fo:break-before="auto" style:use-optimal-row-height="true"/>
    </style:style>
    <style:style style:name="ro17" style:family="table-row">
      <style:table-row-properties style:row-height="0.6957in" fo:break-before="auto" style:use-optimal-row-height="true"/>
    </style:style>
    <style:style style:name="ro18" style:family="table-row">
      <style:table-row-properties style:row-height="0.4917in" fo:break-before="auto" style:use-optimal-row-height="true"/>
    </style:style>
    <style:style style:name="ro19" style:family="table-row">
      <style:table-row-properties style:row-height="0.6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000000" fo:padding-bottom="0.0193in" fo:padding-left="0.0138in" fo:padding-right="0.0138in" fo:padding-top="0.0193in"/>
    </style:style>
    <style:style style:name="ce8" style:family="table-cell" style:parent-style-name="Default" style:data-style-name="N4">
      <style:table-cell-properties fo:background-color="#ff0000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0000ff"/>
    </style:style>
    <style:style style:name="ce12" style:family="table-cell" style:parent-style-name="Default">
      <style:table-cell-properties fo:background-color="#ff00ff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able-cell-properties fo:background-color="#ffffff"/>
    </style:style>
    <style:style style:name="ce15" style:family="table-cell" style:parent-style-name="Default">
      <style:table-cell-properties fo:background-color="#aa0000"/>
    </style:style>
    <style:style style:name="ce16" style:family="table-cell" style:parent-style-name="Default">
      <style:table-cell-properties fo:background-color="#00aa00"/>
    </style:style>
    <style:style style:name="ce17" style:family="table-cell" style:parent-style-name="Default">
      <style:table-cell-properties fo:background-color="#aaaa00"/>
    </style:style>
    <style:style style:name="ce18" style:family="table-cell" style:parent-style-name="Default">
      <style:table-cell-properties fo:background-color="#0000aa"/>
    </style:style>
    <style:style style:name="ce19" style:family="table-cell" style:parent-style-name="Default">
      <style:table-cell-properties fo:background-color="#aa00aa"/>
    </style:style>
    <style:style style:name="ce20" style:family="table-cell" style:parent-style-name="Default">
      <style:table-cell-properties fo:background-color="#00aaaa"/>
    </style:style>
    <style:style style:name="ce21" style:family="table-cell" style:parent-style-name="Default">
      <style:table-cell-properties fo:background-color="#aaaaaa"/>
    </style:style>
    <style:style style:name="ce22" style:family="table-cell" style:parent-style-name="Default">
      <style:table-cell-properties fo:background-color="#000055"/>
    </style:style>
    <style:style style:name="ce23" style:family="table-cell" style:parent-style-name="Default">
      <style:table-cell-properties fo:background-color="#005500"/>
    </style:style>
    <style:style style:name="ce24" style:family="table-cell" style:parent-style-name="Default">
      <style:table-cell-properties fo:background-color="#005555"/>
    </style:style>
    <style:style style:name="ce25" style:family="table-cell" style:parent-style-name="Default">
      <style:table-cell-properties fo:background-color="#0055aa"/>
    </style:style>
    <style:style style:name="ce26" style:family="table-cell" style:parent-style-name="Default">
      <style:table-cell-properties fo:background-color="#0055ff"/>
    </style:style>
    <style:style style:name="ce27" style:family="table-cell" style:parent-style-name="Default">
      <style:table-cell-properties fo:background-color="#00aa55"/>
    </style:style>
    <style:style style:name="ce28" style:family="table-cell" style:parent-style-name="Default">
      <style:table-cell-properties fo:background-color="#00aaff"/>
    </style:style>
    <style:style style:name="ce29" style:family="table-cell" style:parent-style-name="Default">
      <style:table-cell-properties fo:background-color="#00ff55"/>
    </style:style>
    <style:style style:name="ce30" style:family="table-cell" style:parent-style-name="Default">
      <style:table-cell-properties fo:background-color="#00ffaa"/>
    </style:style>
    <style:style style:name="ce31" style:family="table-cell" style:parent-style-name="Default">
      <style:table-cell-properties fo:background-color="#550000"/>
    </style:style>
    <style:style style:name="ce32" style:family="table-cell" style:parent-style-name="Default">
      <style:table-cell-properties fo:background-color="#550055"/>
    </style:style>
    <style:style style:name="ce33" style:family="table-cell" style:parent-style-name="Default">
      <style:table-cell-properties fo:background-color="#5500aa"/>
    </style:style>
    <style:style style:name="ce34" style:family="table-cell" style:parent-style-name="Default">
      <style:table-cell-properties fo:background-color="#5500ff"/>
    </style:style>
    <style:style style:name="ce35" style:family="table-cell" style:parent-style-name="Default">
      <style:table-cell-properties fo:background-color="#555500"/>
    </style:style>
    <style:style style:name="ce36" style:family="table-cell" style:parent-style-name="Default">
      <style:table-cell-properties fo:background-color="#555555"/>
    </style:style>
    <style:style style:name="ce37" style:family="table-cell" style:parent-style-name="Default">
      <style:table-cell-properties fo:background-color="#5555aa"/>
    </style:style>
    <style:style style:name="ce38" style:family="table-cell" style:parent-style-name="Default">
      <style:table-cell-properties fo:background-color="#5555ff"/>
    </style:style>
    <style:style style:name="ce39" style:family="table-cell" style:parent-style-name="Default">
      <style:table-cell-properties fo:background-color="#55aa00"/>
    </style:style>
    <style:style style:name="ce40" style:family="table-cell" style:parent-style-name="Default">
      <style:table-cell-properties fo:background-color="#55aa55"/>
    </style:style>
    <style:style style:name="ce41" style:family="table-cell" style:parent-style-name="Default">
      <style:table-cell-properties fo:background-color="#55aaaa"/>
    </style:style>
    <style:style style:name="ce42" style:family="table-cell" style:parent-style-name="Default">
      <style:table-cell-properties fo:background-color="#55aaff"/>
    </style:style>
    <style:style style:name="ce43" style:family="table-cell" style:parent-style-name="Default">
      <style:table-cell-properties fo:background-color="#55ff00"/>
    </style:style>
    <style:style style:name="ce44" style:family="table-cell" style:parent-style-name="Default">
      <style:table-cell-properties fo:background-color="#55ff55"/>
    </style:style>
    <style:style style:name="ce45" style:family="table-cell" style:parent-style-name="Default">
      <style:table-cell-properties fo:background-color="#55ffaa"/>
    </style:style>
    <style:style style:name="ce46" style:family="table-cell" style:parent-style-name="Default">
      <style:table-cell-properties fo:background-color="#55ffff"/>
    </style:style>
    <style:style style:name="ce47" style:family="table-cell" style:parent-style-name="Default">
      <style:table-cell-properties fo:background-color="#aa0055"/>
    </style:style>
    <style:style style:name="ce48" style:family="table-cell" style:parent-style-name="Default">
      <style:table-cell-properties fo:background-color="#aa00ff"/>
    </style:style>
    <style:style style:name="ce49" style:family="table-cell" style:parent-style-name="Default">
      <style:table-cell-properties fo:background-color="#aa5500"/>
    </style:style>
    <style:style style:name="ce50" style:family="table-cell" style:parent-style-name="Default">
      <style:table-cell-properties fo:background-color="#aa5555"/>
    </style:style>
    <style:style style:name="ce51" style:family="table-cell" style:parent-style-name="Default">
      <style:table-cell-properties fo:background-color="#aa55aa"/>
    </style:style>
    <style:style style:name="ce52" style:family="table-cell" style:parent-style-name="Default">
      <style:table-cell-properties fo:background-color="#aa55ff"/>
    </style:style>
    <style:style style:name="ce53" style:family="table-cell" style:parent-style-name="Default">
      <style:table-cell-properties fo:background-color="#aaaa55"/>
    </style:style>
    <style:style style:name="ce54" style:family="table-cell" style:parent-style-name="Default">
      <style:table-cell-properties fo:background-color="#aaaaff"/>
    </style:style>
    <style:style style:name="ce55" style:family="table-cell" style:parent-style-name="Default">
      <style:table-cell-properties fo:background-color="#aaff00"/>
    </style:style>
    <style:style style:name="ce56" style:family="table-cell" style:parent-style-name="Default">
      <style:table-cell-properties fo:background-color="#aaff55"/>
    </style:style>
    <style:style style:name="ce57" style:family="table-cell" style:parent-style-name="Default">
      <style:table-cell-properties fo:background-color="#aaffaa"/>
    </style:style>
    <style:style style:name="ce58" style:family="table-cell" style:parent-style-name="Default">
      <style:table-cell-properties fo:background-color="#aaffff"/>
    </style:style>
    <style:style style:name="ce59" style:family="table-cell" style:parent-style-name="Default">
      <style:table-cell-properties fo:background-color="#ff0055"/>
    </style:style>
    <style:style style:name="ce60" style:family="table-cell" style:parent-style-name="Default">
      <style:table-cell-properties fo:background-color="#ff00aa"/>
    </style:style>
    <style:style style:name="ce61" style:family="table-cell" style:parent-style-name="Default">
      <style:table-cell-properties fo:background-color="#ff5500"/>
    </style:style>
    <style:style style:name="ce62" style:family="table-cell" style:parent-style-name="Default">
      <style:table-cell-properties fo:background-color="#ff5555"/>
    </style:style>
    <style:style style:name="ce63" style:family="table-cell" style:parent-style-name="Default">
      <style:table-cell-properties fo:background-color="#ff55aa"/>
    </style:style>
    <style:style style:name="ce64" style:family="table-cell" style:parent-style-name="Default">
      <style:table-cell-properties fo:background-color="#ff55ff"/>
    </style:style>
    <style:style style:name="ce65" style:family="table-cell" style:parent-style-name="Default">
      <style:table-cell-properties fo:background-color="#ffaa00"/>
    </style:style>
    <style:style style:name="ce66" style:family="table-cell" style:parent-style-name="Default">
      <style:table-cell-properties fo:background-color="#ffaa55"/>
    </style:style>
    <style:style style:name="ce67" style:family="table-cell" style:parent-style-name="Default">
      <style:table-cell-properties fo:background-color="#ffaaaa"/>
    </style:style>
    <style:style style:name="ce68" style:family="table-cell" style:parent-style-name="Default">
      <style:table-cell-properties fo:background-color="#ffaaff"/>
    </style:style>
    <style:style style:name="ce69" style:family="table-cell" style:parent-style-name="Default">
      <style:table-cell-properties fo:background-color="#ffff55"/>
    </style:style>
    <style:style style:name="ce70" style:family="table-cell" style:parent-style-name="Default">
      <style:table-cell-properties fo:background-color="#ffffaa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00" fo:font-weight="bold" style:font-weight-asian="bold" style:font-weight-complex="bold"/>
    </style:style>
    <style:style style:name="ce7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ff" fo:font-weight="bold" style:font-weight-asian="bold" style:font-weight-complex="bold"/>
    </style:style>
    <style:style style:name="ce78" style:family="table-cell" style:parent-style-name="Default">
      <style:text-properties style:font-name="Courier New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81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82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Arial1"/>
    </style:style>
    <style:style style:name="ce8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Courier New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85" style:family="table-cell" style:parent-style-name="Default" style:data-style-name="N118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86" style:family="table-cell" style:parent-style-name="Default" style:data-style-name="N118"/>
    <style:style style:name="ce8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89" style:family="table-cell" style:parent-style-name="Default">
      <style:table-cell-properties fo:background-color="#aaaa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90" style:family="table-cell" style:parent-style-name="Default">
      <style:table-cell-properties fo:background-color="#555555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3" style:family="table-cell" style:parent-style-name="Default">
      <style:table-cell-properties fo:background-color="#ffaa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94" style:family="table-cell" style:parent-style-name="Default">
      <style:table-cell-properties fo:background-color="#ff55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95" style:family="table-cell" style:parent-style-name="Default">
      <style:table-cell-properties fo:background-color="#ff00ff" style:text-align-source="fix" style:repeat-content="false"/>
      <style:paragraph-properties fo:text-align="center" fo:margin-left="0in"/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ce96" style:family="table-cell" style:parent-style-name="Default">
      <style:table-cell-properties fo:background-color="#aa55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97" style:family="table-cell" style:parent-style-name="Default">
      <style:table-cell-properties fo:background-color="#aa00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98" style:family="table-cell" style:parent-style-name="Default">
      <style:table-cell-properties fo:background-color="#5500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99" style:family="table-cell" style:parent-style-name="Default">
      <style:table-cell-properties fo:background-color="#aaaa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0" style:family="table-cell" style:parent-style-name="Default">
      <style:table-cell-properties fo:background-color="#aa55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1" style:family="table-cell" style:parent-style-name="Default">
      <style:table-cell-properties fo:background-color="#aa00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2" style:family="table-cell" style:parent-style-name="Default">
      <style:table-cell-properties fo:background-color="#5555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3" style:family="table-cell" style:parent-style-name="Default">
      <style:table-cell-properties fo:background-color="#5500aa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04" style:family="table-cell" style:parent-style-name="Default">
      <style:table-cell-properties fo:background-color="#0000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5" style:family="table-cell" style:parent-style-name="Default">
      <style:table-cell-properties fo:background-color="#55aa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6" style:family="table-cell" style:parent-style-name="Default">
      <style:table-cell-properties fo:background-color="#5555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7" style:family="table-cell" style:parent-style-name="Default">
      <style:table-cell-properties fo:background-color="#5500ff" style:text-align-source="fix" style:repeat-content="false"/>
      <style:paragraph-properties fo:text-align="center" fo:margin-left="0in"/>
      <style:text-properties fo:color="#ffffff" style:font-name="Courier New" fo:font-style="normal" fo:font-weight="normal" style:font-style-asian="normal" style:font-weight-asian="normal" style:font-style-complex="normal" style:font-weight-complex="normal"/>
    </style:style>
    <style:style style:name="ce108" style:family="table-cell" style:parent-style-name="Default">
      <style:table-cell-properties fo:background-color="#0055aa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09" style:family="table-cell" style:parent-style-name="Default">
      <style:table-cell-properties fo:background-color="#0000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0" style:family="table-cell" style:parent-style-name="Default">
      <style:table-cell-properties fo:background-color="#00aa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1" style:family="table-cell" style:parent-style-name="Default">
      <style:table-cell-properties fo:background-color="#0055ff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12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ce113" style:family="table-cell" style:parent-style-name="Default">
      <style:table-cell-properties fo:background-color="#aaff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4" style:family="table-cell" style:parent-style-name="Default">
      <style:table-cell-properties fo:background-color="#55ff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5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ce116" style:family="table-cell" style:parent-style-name="Default">
      <style:table-cell-properties fo:background-color="#55aa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7" style:family="table-cell" style:parent-style-name="Default">
      <style:table-cell-properties fo:background-color="#00aa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8" style:family="table-cell" style:parent-style-name="Default">
      <style:table-cell-properties fo:background-color="#005555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19" style:family="table-cell" style:parent-style-name="Default">
      <style:table-cell-properties fo:background-color="#aaff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0" style:family="table-cell" style:parent-style-name="Default">
      <style:table-cell-properties fo:background-color="#55ff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1" style:family="table-cell" style:parent-style-name="Default">
      <style:table-cell-properties fo:background-color="#00ff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2" style:family="table-cell" style:parent-style-name="Default">
      <style:table-cell-properties fo:background-color="#55aa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3" style:family="table-cell" style:parent-style-name="Default">
      <style:table-cell-properties fo:background-color="#00aa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4" style:family="table-cell" style:parent-style-name="Default">
      <style:table-cell-properties fo:background-color="#005500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25" style:family="table-cell" style:parent-style-name="Default">
      <style:table-cell-properties fo:background-color="#55ff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6" style:family="table-cell" style:parent-style-name="Default">
      <style:table-cell-properties fo:background-color="#00ff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ce128" style:family="table-cell" style:parent-style-name="Default">
      <style:table-cell-properties fo:background-color="#55aa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9" style:family="table-cell" style:parent-style-name="Default">
      <style:table-cell-properties fo:background-color="#00aa00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0" style:family="table-cell" style:parent-style-name="Default">
      <style:table-cell-properties fo:background-color="#aaff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1" style:family="table-cell" style:parent-style-name="Default">
      <style:table-cell-properties fo:background-color="#aaff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2" style:family="table-cell" style:parent-style-name="Default">
      <style:table-cell-properties fo:background-color="#55ff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3" style:family="table-cell" style:parent-style-name="Default">
      <style:table-cell-properties fo:background-color="#ffff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4" style:family="table-cell" style:parent-style-name="Default">
      <style:table-cell-properties fo:background-color="#ffff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ce136" style:family="table-cell" style:parent-style-name="Default">
      <style:table-cell-properties fo:background-color="#aaaa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7" style:family="table-cell" style:parent-style-name="Default">
      <style:table-cell-properties fo:background-color="#aaaa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8" style:family="table-cell" style:parent-style-name="Default">
      <style:table-cell-properties fo:background-color="#555500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39" style:family="table-cell" style:parent-style-name="Default">
      <style:table-cell-properties fo:background-color="#ffaa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0" style:family="table-cell" style:parent-style-name="Default">
      <style:table-cell-properties fo:background-color="#ffaa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1" style:family="table-cell" style:parent-style-name="Default">
      <style:table-cell-properties fo:background-color="#ff55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2" style:family="table-cell" style:parent-style-name="Default">
      <style:table-cell-properties fo:background-color="#aa55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3" style:family="table-cell" style:parent-style-name="Default">
      <style:table-cell-properties fo:background-color="#aa00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4" style:family="table-cell" style:parent-style-name="Default">
      <style:table-cell-properties fo:background-color="#5500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5" style:family="table-cell" style:parent-style-name="Default">
      <style:table-cell-properties fo:background-color="#ff55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6" style:family="table-cell" style:parent-style-name="Default">
      <style:table-cell-properties fo:background-color="#ff00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7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able-cell-properties fo:background-color="#ffaa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9" style:family="table-cell" style:parent-style-name="Default">
      <style:table-cell-properties fo:background-color="#ff55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50" style:family="table-cell" style:parent-style-name="Default">
      <style:table-cell-properties fo:background-color="#ff00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51" style:family="table-cell" style:parent-style-name="Default">
      <style:table-cell-properties fo:background-color="#aa55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52" style:family="table-cell" style:parent-style-name="Default">
      <style:table-cell-properties fo:background-color="#aa00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tyle="italic" style:font-style-asian="italic" style:font-style-complex="italic"/>
    </style:style>
    <style:style style:name="ce154" style:family="table-cell" style:parent-style-name="Default">
      <style:text-properties fo:font-style="italic" style:font-style-asian="italic" style:font-style-complex="italic"/>
    </style:style>
    <style:style style:name="ce155" style:family="table-cell" style:parent-style-name="Default">
      <style:table-cell-properties fo:background-color="#e6e6e6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Courier New" fo:font-style="italic" style:font-style-asian="italic" style:font-style-complex="italic"/>
    </style:style>
    <style:style style:name="ce156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57" style:family="table-cell" style:parent-style-name="Default">
      <style:table-cell-properties fo:background-color="#e6e6e6" fo:padding-bottom="0.0193in" fo:padding-left="0.0138in" fo:padding-right="0.0138in" fo:padding-top="0.0193in"/>
      <style:text-properties fo:font-style="italic" style:font-style-asian="italic" style:font-style-complex="italic"/>
    </style:style>
    <style:style style:name="ce158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5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60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16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Courier New" fo:font-style="italic" style:font-style-asian="italic" style:font-style-complex="italic"/>
    </style:style>
    <style:style style:name="ce162" style:family="table-cell" style:parent-style-name="Default">
      <style:text-properties fo:font-style="normal" style:font-style-asian="normal" style:font-style-complex="normal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64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65" style:family="table-cell" style:parent-style-name="Default">
      <style:table-cell-properties fo:background-color="#5500ff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66" style:family="table-cell" style:parent-style-name="Default">
      <style:table-cell-properties fo:background-color="#ff00ff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67" style:family="table-cell" style:parent-style-name="Default">
      <style:table-cell-properties fo:background-color="#000080"/>
    </style:style>
    <style:style style:name="ce168" style:family="table-cell" style:parent-style-name="Default">
      <style:table-cell-properties fo:background-color="#008000"/>
    </style:style>
    <style:style style:name="ce169" style:family="table-cell" style:parent-style-name="Default">
      <style:table-cell-properties fo:background-color="#008080"/>
    </style:style>
    <style:style style:name="ce170" style:family="table-cell" style:parent-style-name="Default">
      <style:table-cell-properties fo:background-color="#800000"/>
    </style:style>
    <style:style style:name="ce171" style:family="table-cell" style:parent-style-name="Default">
      <style:table-cell-properties fo:background-color="#800080"/>
    </style:style>
    <style:style style:name="ce172" style:family="table-cell" style:parent-style-name="Default">
      <style:table-cell-properties fo:background-color="#808000"/>
    </style:style>
    <style:style style:name="ce173" style:family="table-cell" style:parent-style-name="Default">
      <style:table-cell-properties fo:background-color="#808080"/>
    </style:style>
    <style:style style:name="ce174" style:family="table-cell" style:parent-style-name="Default">
      <style:table-cell-properties fo:background-color="#c0c0c0"/>
    </style:style>
    <style:style style:name="ce175" style:family="table-cell" style:parent-style-name="Default">
      <style:table-cell-properties fo:background-color="#ff0000"/>
    </style:style>
    <style:style style:name="ce176" style:family="table-cell" style:parent-style-name="Default">
      <style:table-cell-properties fo:background-color="#333333"/>
    </style:style>
    <style:style style:name="ce177" style:family="table-cell" style:parent-style-name="Default">
      <style:table-cell-properties fo:background-color="#4c4c4c"/>
    </style:style>
    <style:style style:name="ce178" style:family="table-cell" style:parent-style-name="Default">
      <style:table-cell-properties fo:background-color="#666666"/>
    </style:style>
    <style:style style:name="ce179" style:family="table-cell" style:parent-style-name="Default">
      <style:table-cell-properties fo:background-color="#999999"/>
    </style:style>
    <style:style style:name="ce180" style:family="table-cell" style:parent-style-name="Default">
      <style:table-cell-properties fo:background-color="#b3b3b3"/>
    </style:style>
    <style:style style:name="ce181" style:family="table-cell" style:parent-style-name="Default">
      <style:table-cell-properties fo:background-color="#cccccc"/>
    </style:style>
    <style:style style:name="ce182" style:family="table-cell" style:parent-style-name="Default">
      <style:table-cell-properties fo:background-color="#e6e6e6"/>
    </style:style>
    <style:style style:name="ce183" style:family="table-cell" style:parent-style-name="Default">
      <style:table-cell-properties fo:background-color="#e6e6ff"/>
    </style:style>
    <style:style style:name="ce184" style:family="table-cell" style:parent-style-name="Default">
      <style:table-cell-properties fo:background-color="#ff3366"/>
    </style:style>
    <style:style style:name="ce185" style:family="table-cell" style:parent-style-name="Default">
      <style:table-cell-properties fo:background-color="#dc2300"/>
    </style:style>
    <style:style style:name="ce186" style:family="table-cell" style:parent-style-name="Default">
      <style:table-cell-properties fo:background-color="#b84700"/>
    </style:style>
    <style:style style:name="ce187" style:family="table-cell" style:parent-style-name="Default">
      <style:table-cell-properties fo:background-color="#ff3333"/>
    </style:style>
    <style:style style:name="ce188" style:family="table-cell" style:parent-style-name="Default">
      <style:table-cell-properties fo:background-color="#eb613d"/>
    </style:style>
    <style:style style:name="ce189" style:family="table-cell" style:parent-style-name="Default">
      <style:table-cell-properties fo:background-color="#b84747"/>
    </style:style>
    <style:style style:name="ce190" style:family="table-cell" style:parent-style-name="Default">
      <style:table-cell-properties fo:background-color="#b80047"/>
    </style:style>
    <style:style style:name="ce191" style:family="table-cell" style:parent-style-name="Default">
      <style:table-cell-properties fo:background-color="#99284c"/>
    </style:style>
    <style:style style:name="ce192" style:family="table-cell" style:parent-style-name="Default">
      <style:table-cell-properties fo:background-color="#94006b"/>
    </style:style>
    <style:style style:name="ce193" style:family="table-cell" style:parent-style-name="Default">
      <style:table-cell-properties fo:background-color="#94476b"/>
    </style:style>
    <style:style style:name="ce194" style:family="table-cell" style:parent-style-name="Default">
      <style:table-cell-properties fo:background-color="#944794"/>
    </style:style>
    <style:style style:name="ce195" style:family="table-cell" style:parent-style-name="Default">
      <style:table-cell-properties fo:background-color="#9966cc"/>
    </style:style>
    <style:style style:name="ce196" style:family="table-cell" style:parent-style-name="Default">
      <style:table-cell-properties fo:background-color="#6b4794"/>
    </style:style>
    <style:style style:name="ce197" style:family="table-cell" style:parent-style-name="Default">
      <style:table-cell-properties fo:background-color="#6b2394"/>
    </style:style>
    <style:style style:name="ce198" style:family="table-cell" style:parent-style-name="Default">
      <style:table-cell-properties fo:background-color="#6b0094"/>
    </style:style>
    <style:style style:name="ce199" style:family="table-cell" style:parent-style-name="Default">
      <style:table-cell-properties fo:background-color="#5e11a6"/>
    </style:style>
    <style:style style:name="ce200" style:family="table-cell" style:parent-style-name="Default">
      <style:table-cell-properties fo:background-color="#280099"/>
    </style:style>
    <style:style style:name="ce201" style:family="table-cell" style:parent-style-name="Default">
      <style:table-cell-properties fo:background-color="#4700b8"/>
    </style:style>
    <style:style style:name="ce202" style:family="table-cell" style:parent-style-name="Default">
      <style:table-cell-properties fo:background-color="#2300dc"/>
    </style:style>
    <style:style style:name="ce203" style:family="table-cell" style:parent-style-name="Default">
      <style:table-cell-properties fo:background-color="#2323dc"/>
    </style:style>
    <style:style style:name="ce204" style:family="table-cell" style:parent-style-name="Default">
      <style:table-cell-properties fo:background-color="#0047ff"/>
    </style:style>
    <style:style style:name="ce205" style:family="table-cell" style:parent-style-name="Default">
      <style:table-cell-properties fo:background-color="#0099ff"/>
    </style:style>
    <style:style style:name="ce206" style:family="table-cell" style:parent-style-name="Default">
      <style:table-cell-properties fo:background-color="#00b8ff"/>
    </style:style>
    <style:style style:name="ce207" style:family="table-cell" style:parent-style-name="Default">
      <style:table-cell-properties fo:background-color="#99ccff"/>
    </style:style>
    <style:style style:name="ce208" style:family="table-cell" style:parent-style-name="Default">
      <style:table-cell-properties fo:background-color="#00dcff"/>
    </style:style>
    <style:style style:name="ce209" style:family="table-cell" style:parent-style-name="Default">
      <style:table-cell-properties fo:background-color="#00cccc"/>
    </style:style>
    <style:style style:name="ce210" style:family="table-cell" style:parent-style-name="Default">
      <style:table-cell-properties fo:background-color="#23b8dc"/>
    </style:style>
    <style:style style:name="ce211" style:family="table-cell" style:parent-style-name="Default">
      <style:table-cell-properties fo:background-color="#47b8b8"/>
    </style:style>
    <style:style style:name="ce212" style:family="table-cell" style:parent-style-name="Default">
      <style:table-cell-properties fo:background-color="#33a3a3"/>
    </style:style>
    <style:style style:name="ce213" style:family="table-cell" style:parent-style-name="Default">
      <style:table-cell-properties fo:background-color="#198a8a"/>
    </style:style>
    <style:style style:name="ce214" style:family="table-cell" style:parent-style-name="Default">
      <style:table-cell-properties fo:background-color="#006b6b"/>
    </style:style>
    <style:style style:name="ce215" style:family="table-cell" style:parent-style-name="Default">
      <style:table-cell-properties fo:background-color="#004a4a"/>
    </style:style>
    <style:style style:name="ce216" style:family="table-cell" style:parent-style-name="Default">
      <style:table-cell-properties fo:background-color="#355e00"/>
    </style:style>
    <style:style style:name="ce217" style:family="table-cell" style:parent-style-name="Default">
      <style:table-cell-properties fo:background-color="#5c8526"/>
    </style:style>
    <style:style style:name="ce218" style:family="table-cell" style:parent-style-name="Default">
      <style:table-cell-properties fo:background-color="#7da647"/>
    </style:style>
    <style:style style:name="ce219" style:family="table-cell" style:parent-style-name="Default">
      <style:table-cell-properties fo:background-color="#94bd5e"/>
    </style:style>
    <style:style style:name="ce220" style:family="table-cell" style:parent-style-name="Default">
      <style:table-cell-properties fo:background-color="#00ae00"/>
    </style:style>
    <style:style style:name="ce221" style:family="table-cell" style:parent-style-name="Default">
      <style:table-cell-properties fo:background-color="#33cc66"/>
    </style:style>
    <style:style style:name="ce222" style:family="table-cell" style:parent-style-name="Default">
      <style:table-cell-properties fo:background-color="#3deb3d"/>
    </style:style>
    <style:style style:name="ce223" style:family="table-cell" style:parent-style-name="Default">
      <style:table-cell-properties fo:background-color="#23ff23"/>
    </style:style>
    <style:style style:name="ce224" style:family="table-cell" style:parent-style-name="Default">
      <style:table-cell-properties fo:background-color="#e6ff00"/>
    </style:style>
    <style:style style:name="ce225" style:family="table-cell" style:parent-style-name="Default">
      <style:table-cell-properties fo:background-color="#ffff99"/>
    </style:style>
    <style:style style:name="ce226" style:family="table-cell" style:parent-style-name="Default">
      <style:table-cell-properties fo:background-color="#ffff66"/>
    </style:style>
    <style:style style:name="ce227" style:family="table-cell" style:parent-style-name="Default">
      <style:table-cell-properties fo:background-color="#e6e64c"/>
    </style:style>
    <style:style style:name="ce228" style:family="table-cell" style:parent-style-name="Default">
      <style:table-cell-properties fo:background-color="#cccc00"/>
    </style:style>
    <style:style style:name="ce229" style:family="table-cell" style:parent-style-name="Default">
      <style:table-cell-properties fo:background-color="#b3b300"/>
    </style:style>
    <style:style style:name="ce230" style:family="table-cell" style:parent-style-name="Default">
      <style:table-cell-properties fo:background-color="#808019"/>
    </style:style>
    <style:style style:name="ce231" style:family="table-cell" style:parent-style-name="Default">
      <style:table-cell-properties fo:background-color="#666600"/>
    </style:style>
    <style:style style:name="ce232" style:family="table-cell" style:parent-style-name="Default">
      <style:table-cell-properties fo:background-color="#4c1900"/>
    </style:style>
    <style:style style:name="ce233" style:family="table-cell" style:parent-style-name="Default">
      <style:table-cell-properties fo:background-color="#663300"/>
    </style:style>
    <style:style style:name="ce234" style:family="table-cell" style:parent-style-name="Default">
      <style:table-cell-properties fo:background-color="#804c19"/>
    </style:style>
    <style:style style:name="ce235" style:family="table-cell" style:parent-style-name="Default">
      <style:table-cell-properties fo:background-color="#996633"/>
    </style:style>
    <style:style style:name="ce236" style:family="table-cell" style:parent-style-name="Default">
      <style:table-cell-properties fo:background-color="#cc6633"/>
    </style:style>
    <style:style style:name="ce237" style:family="table-cell" style:parent-style-name="Default">
      <style:table-cell-properties fo:background-color="#ff6633"/>
    </style:style>
    <style:style style:name="ce238" style:family="table-cell" style:parent-style-name="Default">
      <style:table-cell-properties fo:background-color="#ff9966"/>
    </style:style>
    <style:style style:name="ce239" style:family="table-cell" style:parent-style-name="Default">
      <style:table-cell-properties fo:background-color="#ffcc99"/>
    </style:style>
    <style:style style:name="ce240" style:family="table-cell" style:parent-style-name="Default">
      <style:table-cell-properties fo:background-color="#9999ff"/>
    </style:style>
    <style:style style:name="ce241" style:family="table-cell" style:parent-style-name="Default">
      <style:table-cell-properties fo:background-color="#993366"/>
    </style:style>
    <style:style style:name="ce242" style:family="table-cell" style:parent-style-name="Default">
      <style:table-cell-properties fo:background-color="#ffffcc"/>
    </style:style>
    <style:style style:name="ce243" style:family="table-cell" style:parent-style-name="Default">
      <style:table-cell-properties fo:background-color="#ccffff"/>
    </style:style>
    <style:style style:name="ce244" style:family="table-cell" style:parent-style-name="Default">
      <style:table-cell-properties fo:background-color="#660066"/>
    </style:style>
    <style:style style:name="ce245" style:family="table-cell" style:parent-style-name="Default">
      <style:table-cell-properties fo:background-color="#ff8080"/>
    </style:style>
    <style:style style:name="ce246" style:family="table-cell" style:parent-style-name="Default">
      <style:table-cell-properties fo:background-color="#0066cc"/>
    </style:style>
    <style:style style:name="ce247" style:family="table-cell" style:parent-style-name="Default">
      <style:table-cell-properties fo:background-color="#004586"/>
    </style:style>
    <style:style style:name="ce248" style:family="table-cell" style:parent-style-name="Default">
      <style:table-cell-properties fo:background-color="#ff420e"/>
    </style:style>
    <style:style style:name="ce249" style:family="table-cell" style:parent-style-name="Default">
      <style:table-cell-properties fo:background-color="#ffd320"/>
    </style:style>
    <style:style style:name="ce250" style:family="table-cell" style:parent-style-name="Default">
      <style:table-cell-properties fo:background-color="#579d1c"/>
    </style:style>
    <style:style style:name="ce251" style:family="table-cell" style:parent-style-name="Default">
      <style:table-cell-properties fo:background-color="#7e0021"/>
    </style:style>
    <style:style style:name="ce252" style:family="table-cell" style:parent-style-name="Default">
      <style:table-cell-properties fo:background-color="#83caff"/>
    </style:style>
    <style:style style:name="ce253" style:family="table-cell" style:parent-style-name="Default">
      <style:table-cell-properties fo:background-color="#314004"/>
    </style:style>
    <style:style style:name="ce254" style:family="table-cell" style:parent-style-name="Default">
      <style:table-cell-properties fo:background-color="#aecf00"/>
    </style:style>
    <style:style style:name="ce255" style:family="table-cell" style:parent-style-name="Default">
      <style:table-cell-properties fo:background-color="#4b1f6f"/>
    </style:style>
    <style:style style:name="ce256" style:family="table-cell" style:parent-style-name="Default">
      <style:table-cell-properties fo:background-color="#ff950e"/>
    </style:style>
    <style:style style:name="ce257" style:family="table-cell" style:parent-style-name="Default">
      <style:table-cell-properties fo:background-color="#c5000b"/>
    </style:style>
    <style:style style:name="ce258" style:family="table-cell" style:parent-style-name="Default">
      <style:table-cell-properties fo:background-color="#0084d1"/>
    </style:style>
    <style:style style:name="ce259" style:family="table-cell" style:parent-style-name="Default">
      <style:table-cell-properties fo:background-color="#18a303"/>
    </style:style>
    <style:style style:name="ce260" style:family="table-cell" style:parent-style-name="Default">
      <style:table-cell-properties fo:background-color="#2cee0e"/>
    </style:style>
    <style:style style:name="ce261" style:family="table-cell" style:parent-style-name="Default">
      <style:table-cell-properties fo:background-color="#84f671"/>
    </style:style>
    <style:style style:name="ce262" style:family="table-cell" style:parent-style-name="Default">
      <style:table-cell-properties fo:background-color="#c2f6ba"/>
    </style:style>
    <style:style style:name="ce263" style:family="table-cell" style:parent-style-name="Default">
      <style:table-cell-properties fo:background-color="#0369a3"/>
    </style:style>
    <style:style style:name="ce264" style:family="table-cell" style:parent-style-name="Default">
      <style:table-cell-properties fo:background-color="#0e9cee"/>
    </style:style>
    <style:style style:name="ce265" style:family="table-cell" style:parent-style-name="Default">
      <style:table-cell-properties fo:background-color="#49bafb"/>
    </style:style>
    <style:style style:name="ce266" style:family="table-cell" style:parent-style-name="Default">
      <style:table-cell-properties fo:background-color="#9fd7f6"/>
    </style:style>
    <style:style style:name="ce267" style:family="table-cell" style:parent-style-name="Default">
      <style:table-cell-properties fo:background-color="#a33e03"/>
    </style:style>
    <style:style style:name="ce268" style:family="table-cell" style:parent-style-name="Default">
      <style:table-cell-properties fo:background-color="#f25f0a"/>
    </style:style>
    <style:style style:name="ce269" style:family="table-cell" style:parent-style-name="Default">
      <style:table-cell-properties fo:background-color="#fc9b63"/>
    </style:style>
    <style:style style:name="ce270" style:family="table-cell" style:parent-style-name="Default">
      <style:table-cell-properties fo:background-color="#f8c9ac"/>
    </style:style>
    <style:style style:name="ce271" style:family="table-cell" style:parent-style-name="Default">
      <style:table-cell-properties fo:background-color="#8e03a3"/>
    </style:style>
    <style:style style:name="ce272" style:family="table-cell" style:parent-style-name="Default">
      <style:table-cell-properties fo:background-color="#cf42e4"/>
    </style:style>
    <style:style style:name="ce273" style:family="table-cell" style:parent-style-name="Default">
      <style:table-cell-properties fo:background-color="#db76ea"/>
    </style:style>
    <style:style style:name="ce274" style:family="table-cell" style:parent-style-name="Default">
      <style:table-cell-properties fo:background-color="#f2c4fa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 fo:font-weight="bold" style:font-weight-asian="bold" style:font-weight-complex="bold"/>
    </style:style>
    <style:style style:name="ce2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 fo:font-weight="bold" style:font-weight-asian="bold" style:font-weight-complex="bold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00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0c0c0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fo:font-weight="bold" style:font-weight-asian="bold" style:font-weight-complex="bold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4c4c" fo:font-weight="bold" style:font-weight-asian="bold" style:font-weight-complex="bold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bold" style:font-weight-asian="bold" style:font-weight-complex="bold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3b3b3"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ff" fo:font-weight="bold" style:font-weight-asian="bold" style:font-weight-complex="bold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66" fo:font-weight="bold" style:font-weight-asian="bold" style:font-weight-complex="bold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9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00" fo:font-weight="bold" style:font-weight-asian="bold" style:font-weight-complex="bold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b613d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47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0047" fo:font-weight="bold" style:font-weight-asian="bold" style:font-weight-complex="bold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284c" fo:font-weight="bold" style:font-weight-asian="bold" style:font-weight-complex="bold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006b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6b" fo:font-weight="bold" style:font-weight-asian="bold" style:font-weight-complex="bold"/>
    </style:style>
    <style:style style:name="ce30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94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cc" fo:font-weight="bold" style:font-weight-asian="bold" style:font-weight-complex="bold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4794"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2394" fo:font-weight="bold" style:font-weight-asian="bold" style:font-weight-complex="bold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0094"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e11a6" fo:font-weight="bold" style:font-weight-asian="bold" style:font-weight-complex="bold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80099" fo:font-weight="bold" style:font-weight-asian="bold" style:font-weight-complex="bold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00b8" fo:font-weight="bold" style:font-weight-asian="bold" style:font-weight-complex="bold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00dc" fo:font-weight="bold" style:font-weight-asian="bold" style:font-weight-complex="bold"/>
    </style:style>
    <style:style style:name="ce3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23dc" fo:font-weight="bold" style:font-weight-asian="bold" style:font-weight-complex="bold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7ff" fo:font-weight="bold" style:font-weight-asian="bold" style:font-weight-complex="bold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ff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b8ff" fo:font-weight="bold" style:font-weight-asian="bold" style:font-weight-complex="bold"/>
    </style:style>
    <style:style style:name="ce3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ccff"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dcff" fo:font-weight="bold" style:font-weight-asian="bold" style:font-weight-complex="bold"/>
    </style:style>
    <style:style style:name="ce3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cc" fo:font-weight="bold" style:font-weight-asian="bold" style:font-weight-complex="bold"/>
    </style:style>
    <style:style style:name="ce3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b8dc" fo:font-weight="bold" style:font-weight-asian="bold" style:font-weight-complex="bold"/>
    </style:style>
    <style:style style:name="ce3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b8b8" fo:font-weight="bold" style:font-weight-asian="bold" style:font-weight-complex="bold"/>
    </style:style>
    <style:style style:name="ce3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a3a3" fo:font-weight="bold" style:font-weight-asian="bold" style:font-weight-complex="bold"/>
    </style:style>
    <style:style style:name="ce3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98a8a"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b6b"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a4a" fo:font-weight="bold" style:font-weight-asian="bold" style:font-weight-complex="bold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55e00" fo:font-weight="bold" style:font-weight-asian="bold" style:font-weight-complex="bold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c8526" fo:font-weight="bold" style:font-weight-asian="bold" style:font-weight-complex="bold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da647" fo:font-weight="bold" style:font-weight-asian="bold" style:font-weight-complex="bold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bd5e" fo:font-weight="bold" style:font-weight-asian="bold" style:font-weight-complex="bold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e00" fo:font-weight="bold" style:font-weight-asian="bold" style:font-weight-complex="bold"/>
    </style:style>
    <style:style style:name="ce3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cc66" fo:font-weight="bold" style:font-weight-asian="bold" style:font-weight-complex="bold"/>
    </style:style>
    <style:style style:name="ce3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deb3d" fo:font-weight="bold" style:font-weight-asian="bold" style:font-weight-complex="bold"/>
    </style:style>
    <style:style style:name="ce3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ff23" fo:font-weight="bold" style:font-weight-asian="bold" style:font-weight-complex="bold"/>
    </style:style>
    <style:style style:name="ce33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ff00" fo:font-weight="bold" style:font-weight-asian="bold" style:font-weight-complex="bold"/>
    </style:style>
    <style:style style:name="ce33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99" fo:font-weight="bold" style:font-weight-asian="bold" style:font-weight-complex="bold"/>
    </style:style>
    <style:style style:name="ce33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66" fo:font-weight="bold" style:font-weight-asian="bold" style:font-weight-complex="bold"/>
    </style:style>
    <style:style style:name="ce33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e64c" fo:font-weight="bold" style:font-weight-asian="bold" style:font-weight-complex="bold"/>
    </style:style>
    <style:style style:name="ce33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cc00" fo:font-weight="bold" style:font-weight-asian="bold" style:font-weight-complex="bold"/>
    </style:style>
    <style:style style:name="ce33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3b300" fo:font-weight="bold" style:font-weight-asian="bold" style:font-weight-complex="bold"/>
    </style:style>
    <style:style style:name="ce33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808019" fo:font-weight="bold" style:font-weight-asian="bold" style:font-weight-complex="bold"/>
    </style:style>
    <style:style style:name="ce33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666600" fo:font-weight="bold" style:font-weight-asian="bold" style:font-weight-complex="bold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1900" fo:font-weight="bold" style:font-weight-asian="bold" style:font-weight-complex="bold"/>
    </style:style>
    <style:style style:name="ce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3300" fo:font-weight="bold" style:font-weight-asian="bold" style:font-weight-complex="bold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4c19" fo:font-weight="bold" style:font-weight-asian="bold" style:font-weight-complex="bold"/>
    </style:style>
    <style:style style:name="ce3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33" fo:font-weight="bold" style:font-weight-asian="bold" style:font-weight-complex="bold"/>
    </style:style>
    <style:style style:name="ce3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6633" fo:font-weight="bold" style:font-weight-asian="bold" style:font-weight-complex="bold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6633" fo:font-weight="bold" style:font-weight-asian="bold" style:font-weight-complex="bold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66" fo:font-weight="bold" style:font-weight-asian="bold" style:font-weight-complex="bold"/>
    </style:style>
    <style:style style:name="ce3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cc99" fo:font-weight="bold" style:font-weight-asian="bold" style:font-weight-complex="bold"/>
    </style:style>
    <style:style style:name="ce34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ff" fo:font-weight="bold" style:font-weight-asian="bold" style:font-weight-complex="bold"/>
    </style:style>
    <style:style style:name="ce34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35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cc" fo:font-weight="bold" style:font-weight-asian="bold" style:font-weight-complex="bold"/>
    </style:style>
    <style:style style:name="ce35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ffff" fo:font-weight="bold" style:font-weight-asian="bold" style:font-weight-complex="bold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0066" fo:font-weight="bold" style:font-weight-asian="bold" style:font-weight-complex="bold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80" fo:font-weight="bold" style:font-weight-asian="bold" style:font-weight-complex="bold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cc" fo:font-weight="bold" style:font-weight-asian="bold" style:font-weight-complex="bold"/>
    </style:style>
    <style:style style:name="ce35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586" fo:font-weight="bold" style:font-weight-asian="bold" style:font-weight-complex="bold"/>
    </style:style>
    <style:style style:name="ce3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420e" fo:font-weight="bold" style:font-weight-asian="bold" style:font-weight-complex="bold"/>
    </style:style>
    <style:style style:name="ce35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d320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79d1c" fo:font-weight="bold" style:font-weight-asian="bold" style:font-weight-complex="bold"/>
    </style:style>
    <style:style style:name="ce35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e0021" fo:font-weight="bold" style:font-weight-asian="bold" style:font-weight-complex="bold"/>
    </style:style>
    <style:style style:name="ce36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3caff" fo:font-weight="bold" style:font-weight-asian="bold" style:font-weight-complex="bold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14004" fo:font-weight="bold" style:font-weight-asian="bold" style:font-weight-complex="bold"/>
    </style:style>
    <style:style style:name="ce36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ecf00" fo:font-weight="bold" style:font-weight-asian="bold" style:font-weight-complex="bold"/>
    </style:style>
    <style:style style:name="ce3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b1f6f" fo:font-weight="bold" style:font-weight-asian="bold" style:font-weight-complex="bold"/>
    </style:style>
    <style:style style:name="ce3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 fo:font-weight="bold" style:font-weight-asian="bold" style:font-weight-complex="bold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 fo:font-weight="bold" style:font-weight-asian="bold" style:font-weight-complex="bold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8a303" fo:font-weight="bold" style:font-weight-asian="bold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cee0e" fo:font-weight="bold" style:font-weight-asian="bold" style:font-weight-complex="bold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4f671" fo:font-weight="bold" style:font-weight-asian="bold" style:font-weight-complex="bold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2f6ba" fo:font-weight="bold" style:font-weight-asian="bold" style:font-weight-complex="bold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369a3" fo:font-weight="bold" style:font-weight-asian="bold" style:font-weight-complex="bold"/>
    </style:style>
    <style:style style:name="ce3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e9cee" fo:font-weight="bold" style:font-weight-asian="bold" style:font-weight-complex="bold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9bafb" fo:font-weight="bold" style:font-weight-asian="bold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fd7f6" fo:font-weight="bold" style:font-weight-asian="bold" style:font-weight-complex="bold"/>
    </style:style>
    <style:style style:name="ce3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33e03" fo:font-weight="bold" style:font-weight-asian="bold" style:font-weight-complex="bold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5f0a" fo:font-weight="bold" style:font-weight-asian="bold" style:font-weight-complex="bold"/>
    </style:style>
    <style:style style:name="ce3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c9b63" fo:font-weight="bold" style:font-weight-asian="bold" style:font-weight-complex="bold"/>
    </style:style>
    <style:style style:name="ce3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8c9ac" fo:font-weight="bold" style:font-weight-asian="bold" style:font-weight-complex="bold"/>
    </style:style>
    <style:style style:name="ce3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e03a3" fo:font-weight="bold" style:font-weight-asian="bold" style:font-weight-complex="bold"/>
    </style:style>
    <style:style style:name="ce3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f42e4" fo:font-weight="bold" style:font-weight-asian="bold" style:font-weight-complex="bold"/>
    </style:style>
    <style:style style:name="ce38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b76ea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c4fa" fo:font-weight="bold" style:font-weight-asian="bold" style:font-weight-complex="bold"/>
    </style:style>
    <style:style style:name="ce383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1"/>
    </style:style>
    <style:style style:name="ce38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385" style:family="table-cell" style:parent-style-name="Default">
      <style:table-cell-properties fo:background-color="#000000"/>
      <style:text-properties fo:color="#ffffff"/>
    </style:style>
    <style:style style:name="ce386" style:family="table-cell" style:parent-style-name="Default">
      <style:table-cell-properties fo:background-color="#f0f8ff"/>
    </style:style>
    <style:style style:name="ce387" style:family="table-cell" style:parent-style-name="Default">
      <style:table-cell-properties fo:background-color="#faebd7"/>
    </style:style>
    <style:style style:name="ce388" style:family="table-cell" style:parent-style-name="Default">
      <style:table-cell-properties fo:background-color="#ffefdb"/>
    </style:style>
    <style:style style:name="ce389" style:family="table-cell" style:parent-style-name="Default">
      <style:table-cell-properties fo:background-color="#eedfcc"/>
    </style:style>
    <style:style style:name="ce390" style:family="table-cell" style:parent-style-name="Default">
      <style:table-cell-properties fo:background-color="#cdc0af"/>
    </style:style>
    <style:style style:name="ce391" style:family="table-cell" style:parent-style-name="Default">
      <style:table-cell-properties fo:background-color="#8b8378"/>
    </style:style>
    <style:style style:name="ce39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0f8ff"/>
    </style:style>
    <style:style style:name="ce39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aebd7"/>
    </style:style>
    <style:style style:name="ce39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efdb"/>
    </style:style>
    <style:style style:name="ce39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eedfcc"/>
    </style:style>
    <style:style style:name="ce3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cdc0af"/>
    </style:style>
    <style:style style:name="ce3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8b8378"/>
    </style:style>
    <style:style style:name="ce39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9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Courier New"/>
    </style:style>
    <style:style style:name="ce400" style:family="table-cell" style:parent-style-name="Default">
      <style:table-cell-properties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Basic English Color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>
            <text:p>Basic Color Nam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ack</text:p>
          </table:table-cell>
          <table:table-cell office:value-type="string">
            <text:p>no color, no visible light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primary color, to which short-wavelength (S) cone cells are most sensitive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primary color, to which medium-wavelength (M) cone cells are most sensitive</text:p>
          </table:table-cell>
          <table:table-cell/>
        </table:table-row>
        <table:table-row table:style-name="ro1">
          <table:table-cell office:value-type="string">
            <text:p>Red</text:p>
          </table:table-cell>
          <table:table-cell office:value-type="string">
            <text:p>primary color, to which long-wavelength (L) cone cells are most sensitive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equal combination of red and green light</text:p>
          </table:table-cell>
          <table:table-cell/>
        </table:table-row>
        <table:table-row table:style-name="ro1">
          <table:table-cell office:value-type="string">
            <text:p>Orange</text:p>
          </table:table-cell>
          <table:table-cell office:value-type="string">
            <text:p>any combination of red and green light, except yellow</text:p>
          </table:table-cell>
          <table:table-cell/>
        </table:table-row>
        <table:table-row table:style-name="ro1">
          <table:table-cell office:value-type="string">
            <text:p>Brown</text:p>
          </table:table-cell>
          <table:table-cell office:value-type="string">
            <text:p>low intensity yellow, orange or red, in constrast with brighter colors</text:p>
          </table:table-cell>
          <table:table-cell/>
        </table:table-row>
        <table:table-row table:style-name="ro1">
          <table:table-cell office:value-type="string">
            <text:p>Purple</text:p>
          </table:table-cell>
          <table:table-cell office:value-type="string">
            <text:p>any combination of red and blue light, including magenta</text:p>
          </table:table-cell>
          <table:table-cell/>
        </table:table-row>
        <table:table-row table:style-name="ro1">
          <table:table-cell office:value-type="string">
            <text:p>Pink</text:p>
          </table:table-cell>
          <table:table-cell office:value-type="string">
            <text:p>light tint of red</text:p>
          </table:table-cell>
          <table:table-cell/>
        </table:table-row>
        <table:table-row table:style-name="ro1">
          <table:table-cell office:value-type="string">
            <text:p>Gray/Grey</text:p>
          </table:table-cell>
          <table:table-cell office:value-type="string">
            <text:p>neutral color, equal combination of red, blue and green lights, except black/white</text:p>
          </table:table-cell>
          <table:table-cell/>
        </table:table-row>
        <table:table-row table:style-name="ro1">
          <table:table-cell office:value-type="string">
            <text:p>White</text:p>
          </table:table-cell>
          <table:table-cell office:value-type="string">
            <text:p>extreme bright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Additional Color Nam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ue-Green</text:p>
          </table:table-cell>
          <table:table-cell table:style-name="Default" office:value-type="string">
            <text:p>any combination of green and blue lights, including Cyan</text:p>
          </table:table-cell>
          <table:table-cell/>
        </table:table-row>
        <table:table-row table:style-name="ro1">
          <table:table-cell office:value-type="string">
            <text:p>Cyan</text:p>
          </table:table-cell>
          <table:table-cell office:value-type="string">
            <text:p>equal combination of green and blue lights</text:p>
          </table:table-cell>
          <table:table-cell/>
        </table:table-row>
        <table:table-row table:style-name="ro1">
          <table:table-cell office:value-type="string">
            <text:p>Magenta</text:p>
          </table:table-cell>
          <table:table-cell office:value-type="string">
            <text:p>equal combination of red and blue lights</text:p>
          </table:table-cell>
          <table:table-cell/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lor Opponency" table:style-name="ta1" table:print="false">
        <office:forms form:automatic-focus="false" form:apply-design-mode="false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row table:style-name="ro1">
          <table:table-cell table:style-name="ce1" office:value-type="string">
            <text:p>Psychological Primaries</text:p>
          </table:table-cell>
          <table:table-cell table:style-name="ce1"/>
          <table:table-cell table:style-name="ce1" office:value-type="string">
            <text:p>Opponent</text:p>
          </table:table-cell>
          <table:table-cell table:style-name="ce3" office:value-type="string">
            <text:p>Description</text:p>
          </table:table-cell>
        </table:table-row>
        <table:table-row table:style-name="ro1">
          <table:table-cell office:value-type="string">
            <text:p>Black</text:p>
          </table:table-cell>
          <table:table-cell office:value-type="string">
            <text:p>vs</text:p>
          </table:table-cell>
          <table:table-cell office:value-type="string">
            <text:p>White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vs</text:p>
          </table:table-cell>
          <table:table-cell office:value-type="string">
            <text:p>Black</text:p>
          </table:table-cell>
          <table:table-cell office:value-type="string">
            <text:p>light</text:p>
          </table:table-cell>
        </table:table-row>
        <table:table-row table:style-name="ro1">
          <table:table-cell office:value-type="string">
            <text:p>Red</text:p>
          </table:table-cell>
          <table:table-cell office:value-type="string">
            <text:p>vs</text:p>
          </table:table-cell>
          <table:table-cell office:value-type="string">
            <text:p>Green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vs</text:p>
          </table:table-cell>
          <table:table-cell office:value-type="string">
            <text:p>Red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vs</text:p>
          </table:table-cell>
          <table:table-cell office:value-type="string">
            <text:p>Yellow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vs</text:p>
          </table:table-cell>
          <table:table-cell office:value-type="string">
            <text:p>Blue</text:p>
          </table:table-cell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SS IPTV colors" table:style-name="ta1" table:print="false">
        <office:forms form:automatic-focus="false" form:apply-design-mode="false"/>
        <table:table-column table:style-name="co8" table:default-cell-style-name="Default"/>
        <table:table-column table:style-name="co4" table:default-cell-style-name="Default"/>
        <table:table-column table:style-name="co9" table:visibility="collapse" table:default-cell-style-name="ce2"/>
        <table:table-column table:style-name="co10" table:default-cell-style-name="ce2"/>
        <table:table-column table:style-name="co4" table:default-cell-style-name="ce78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ce84"/>
        <table:table-column table:style-name="co15" table:default-cell-style-name="ce86"/>
        <table:table-column table:style-name="co16" table:default-cell-style-name="ce86"/>
        <table:table-column table:style-name="co17" table:default-cell-style-name="ce86"/>
        <table:table-column table:style-name="co18" table:default-cell-style-name="ce2"/>
        <table:table-column table:style-name="co19" table:default-cell-style-name="ce2"/>
        <table:table-column table:style-name="co4" table:number-columns-repeated="9" table:default-cell-style-name="Default"/>
        <table:table-row table:style-name="ro1">
          <table:table-cell table:style-name="ce5" office:value-type="string">
            <text:p>#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CSS Class Names</text:p>
          </table:table-cell>
          <table:table-cell table:style-name="ce79" office:value-type="string">
            <text:p>RGB Hex</text:p>
          </table:table-cell>
          <table:table-cell table:style-name="ce81" office:value-type="string">
            <text:p>R</text:p>
          </table:table-cell>
          <table:table-cell table:style-name="ce81" office:value-type="string">
            <text:p>G</text:p>
          </table:table-cell>
          <table:table-cell table:style-name="ce81" office:value-type="string">
            <text:p>B</text:p>
          </table:table-cell>
          <table:table-cell table:style-name="ce82" office:value-type="string">
            <text:p>α</text:p>
          </table:table-cell>
          <table:table-cell table:style-name="ce83" office:value-type="string">
            <text:p>CIE LAB</text:p>
          </table:table-cell>
          <table:table-cell table:style-name="ce85" office:value-type="string">
            <text:p>CIE L*</text:p>
          </table:table-cell>
          <table:table-cell table:style-name="ce85" office:value-type="string">
            <text:p>a*</text:p>
          </table:table-cell>
          <table:table-cell table:style-name="ce85" office:value-type="string">
            <text:p>b*</text:p>
          </table:table-cell>
          <table:table-cell table:style-name="ce87" office:value-type="string">
            <text:p>Primary</text:p>
          </table:table-cell>
          <table:table-cell table:style-name="ce87" office:value-type="string">
            <text:p>Secondary</text:p>
          </table:table-cell>
          <table:table-cell table:style-name="ce81" office:value-type="string">
            <text:p>Y</text:p>
          </table:table-cell>
          <table:table-cell table:style-name="ce81" office:value-type="string">
            <text:p>H</text:p>
          </table:table-cell>
          <table:table-cell table:style-name="ce81" office:value-type="string">
            <text:p>S</text:p>
          </table:table-cell>
          <table:table-cell table:style-name="ce81" office:value-type="string">
            <text:p>L</text:p>
          </table:table-cell>
          <table:table-cell table:style-name="ce6" office:value-type="string">
            <text:p>r</text:p>
          </table:table-cell>
          <table:table-cell table:style-name="ce6" office:value-type="string">
            <text:p>g</text:p>
          </table:table-cell>
          <table:table-cell table:style-name="ce6" office:value-type="string">
            <text:p>b</text:p>
          </table:table-cell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7"/>
          <table:table-cell table:style-name="ce71" office:value-type="string">
            <text:p>Black</text:p>
          </table:table-cell>
          <table:table-cell table:style-name="ce78" office:value-type="string">
            <text:p>black</text:p>
          </table:table-cell>
          <table:table-cell table:style-name="ce80" office:value-type="string">
            <text:p>#000000</text:p>
          </table:table-cell>
          <table:table-cell table:formula="of:=HEX2DEC(MID([.E2];2;2))" office:value-type="float" office:value="0">
            <text:p>0</text:p>
          </table:table-cell>
          <table:table-cell table:formula="of:=HEX2DEC(MID([.E2];4;2))" office:value-type="float" office:value="0">
            <text:p>0</text:p>
          </table:table-cell>
          <table:table-cell table:formula="of:=HEX2DEC(MID([.E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2]);&quot;,&quot;;ROUND([.L2]);&quot;,&quot;;ROUND([.M2]);&quot;)&quot;)" office:value-type="string" office:string-value="(0,0,0)">
            <text:p>(0,0,0)</text:p>
          </table:table-cell>
          <table:table-cell table:number-columns-repeated="3" office:value-type="float" office:value="0">
            <text:p>0.0</text:p>
          </table:table-cell>
          <table:table-cell table:formula="of:=IF(AND([.L2]=0;[.M2]=0);IF([.K2]=0;&quot;Black&quot;;IF([.K2]=100;&quot;White&quot;;&quot;Gray&quot;));IF(ABS([.L2])&gt;ABS([.M2]);IF([.L2]&lt;0;&quot;Green&quot;;&quot;Red&quot;);IF(ABS([.L2])&lt;ABS([.M2]);IF([.M2]&lt;0;&quot;Blue&quot;;&quot;Yellow&quot;);&quot;None&quot;)) )" office:value-type="string" office:string-value="Black">
            <text:p>Black</text:p>
          </table:table-cell>
          <table:table-cell table:formula="of:=IF(AND([.L2]=0;[.M2]=0);IF([.K2]=0;&quot;&quot;;IF([.K2]=100;&quot;&quot;;&quot;&quot;));IF(ABS([.L2])&gt;ABS([.M2]);IF([.M2]&lt;0;&quot;Blue&quot;;&quot;Yellow&quot;);IF(ABS([.L2])&lt;ABS([.M2]);IF([.L2]&lt;0;&quot;Green&quot;;&quot;Red&quot;);&quot;None&quot;)) )">
            <text:p/>
          </table:table-cell>
          <table:table-cell table:formula="of:=0.2126*[.F2] + 0.7152*[.G2] + 0.0722*[.H2]" office:value-type="float" office:value="0">
            <text:p>0</text:p>
          </table:table-cell>
          <table:table-cell table:formula="of:=MOD(60*IF([.W2]=[.X2];0;IF([.T2]=[.X2];([.U2]-[.V2])/([.X2]-[.W2]);IF([.U2]=[.X2];2+([.V2]-[.T2])/([.X2]-[.W2]);4+([.T2]-[.U2])/([.X2]-[.W2]))));360)" office:value-type="float" office:value="0">
            <text:p>0</text:p>
          </table:table-cell>
          <table:table-cell table:formula="of:=IF([.W2]=[.X2];0;IF([.S2]&lt;0.5;([.X2]-[.W2])/([.W2]+[.X2]);([.X2]-[.W2])/(2-[.X2]-[.W2])))" office:value-type="float" office:value="0">
            <text:p>0</text:p>
          </table:table-cell>
          <table:table-cell table:formula="of:=([.W2]+[.X2])/2" office:value-type="float" office:value="0">
            <text:p>0</text:p>
          </table:table-cell>
          <table:table-cell table:formula="of:=[.F2]/255" office:value-type="float" office:value="0">
            <text:p>0</text:p>
          </table:table-cell>
          <table:table-cell table:formula="of:=[.G2]/255" office:value-type="float" office:value="0">
            <text:p>0</text:p>
          </table:table-cell>
          <table:table-cell table:formula="of:=[.H2]/255" office:value-type="float" office:value="0">
            <text:p>0</text:p>
          </table:table-cell>
          <table:table-cell table:formula="of:=MIN([.T2];[.U2];[.V2])" office:value-type="float" office:value="0">
            <text:p>0</text:p>
          </table:table-cell>
          <table:table-cell table:formula="of:=MAX([.T2];[.U2];[.V2])" office:value-type="float" office:value="0">
            <text:p>0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8"/>
          <table:table-cell table:style-name="ce72" office:value-type="string">
            <text:p>Red</text:p>
          </table:table-cell>
          <table:table-cell table:style-name="ce78" office:value-type="string">
            <text:p>red</text:p>
            <text:p><text:span text:style-name="T1">bright-red</text:span></text:p>
          </table:table-cell>
          <table:table-cell table:style-name="ce80" office:value-type="string">
            <text:p>#FF0000</text:p>
          </table:table-cell>
          <table:table-cell table:formula="of:=HEX2DEC(MID([.E3];2;2))" office:value-type="float" office:value="255">
            <text:p>255</text:p>
          </table:table-cell>
          <table:table-cell table:formula="of:=HEX2DEC(MID([.E3];4;2))" office:value-type="float" office:value="0">
            <text:p>0</text:p>
          </table:table-cell>
          <table:table-cell table:formula="of:=HEX2DEC(MID([.E3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3]);&quot;,&quot;;ROUND([.L3]);&quot;,&quot;;ROUND([.M3]);&quot;)&quot;)" office:value-type="string" office:string-value="(53,80,67)">
            <text:p>(53,80,67)</text:p>
          </table:table-cell>
          <table:table-cell office:value-type="float" office:value="53.2">
            <text:p>53.2</text:p>
          </table:table-cell>
          <table:table-cell office:value-type="float" office:value="80.1">
            <text:p>80.1</text:p>
          </table:table-cell>
          <table:table-cell office:value-type="float" office:value="67.2">
            <text:p>67.2</text:p>
          </table:table-cell>
          <table:table-cell table:formula="of:=IF(AND([.L3]=0;[.M3]=0);IF([.K3]=0;&quot;Black&quot;;IF([.K3]=100;&quot;White&quot;;&quot;Gray&quot;));IF(ABS([.L3])&gt;ABS([.M3]);IF([.L3]&lt;0;&quot;Green&quot;;&quot;Red&quot;);IF(ABS([.L3])&lt;ABS([.M3]);IF([.M3]&lt;0;&quot;Blue&quot;;&quot;Yellow&quot;);&quot;None&quot;)) )" office:value-type="string" office:string-value="Red">
            <text:p>Red</text:p>
          </table:table-cell>
          <table:table-cell table:formula="of:=IF(AND([.L3]=0;[.M3]=0);IF([.K3]=0;&quot;&quot;;IF([.K3]=100;&quot;&quot;;&quot;&quot;));IF(ABS([.L3])&gt;ABS([.M3]);IF([.M3]&lt;0;&quot;Blue&quot;;&quot;Yellow&quot;);IF(ABS([.L3])&lt;ABS([.M3]);IF([.L3]&lt;0;&quot;Green&quot;;&quot;Red&quot;);&quot;None&quot;)) )" office:value-type="string" office:string-value="Yellow">
            <text:p>Yellow</text:p>
          </table:table-cell>
          <table:table-cell table:formula="of:=0.2126*[.F3] + 0.7152*[.G3] + 0.0722*[.H3]" office:value-type="float" office:value="54.213">
            <text:p>54.21</text:p>
          </table:table-cell>
          <table:table-cell table:formula="of:=MOD(60*IF([.W3]=[.X3];0;IF([.T3]=[.X3];([.U3]-[.V3])/([.X3]-[.W3]);IF([.U3]=[.X3];2+([.V3]-[.T3])/([.X3]-[.W3]);4+([.T3]-[.U3])/([.X3]-[.W3]))));360)" office:value-type="float" office:value="0">
            <text:p>0</text:p>
          </table:table-cell>
          <table:table-cell table:formula="of:=IF([.W3]=[.X3];0;IF([.S3]&lt;0.5;([.X3]-[.W3])/([.W3]+[.X3]);([.X3]-[.W3])/(2-[.X3]-[.W3])))" office:value-type="float" office:value="1">
            <text:p>1</text:p>
          </table:table-cell>
          <table:table-cell table:formula="of:=([.W3]+[.X3])/2" office:value-type="float" office:value="0.5">
            <text:p>0.5</text:p>
          </table:table-cell>
          <table:table-cell table:formula="of:=[.F3]/255" office:value-type="float" office:value="1">
            <text:p>1</text:p>
          </table:table-cell>
          <table:table-cell table:formula="of:=[.G3]/255" office:value-type="float" office:value="0">
            <text:p>0</text:p>
          </table:table-cell>
          <table:table-cell table:formula="of:=[.H3]/255" office:value-type="float" office:value="0">
            <text:p>0</text:p>
          </table:table-cell>
          <table:table-cell table:formula="of:=MIN([.T3];[.U3];[.V3])" office:value-type="float" office:value="0">
            <text:p>0</text:p>
          </table:table-cell>
          <table:table-cell table:formula="of:=MAX([.T3];[.U3];[.V3])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"/>
          <table:table-cell table:style-name="ce73" office:value-type="string">
            <text:p>Green</text:p>
          </table:table-cell>
          <table:table-cell table:style-name="ce78" office:value-type="string">
            <text:p>bright-green</text:p>
          </table:table-cell>
          <table:table-cell table:style-name="ce80" office:value-type="string">
            <text:p>#00FF00</text:p>
          </table:table-cell>
          <table:table-cell table:formula="of:=HEX2DEC(MID([.E4];2;2))" office:value-type="float" office:value="0">
            <text:p>0</text:p>
          </table:table-cell>
          <table:table-cell table:formula="of:=HEX2DEC(MID([.E4];4;2))" office:value-type="float" office:value="255">
            <text:p>255</text:p>
          </table:table-cell>
          <table:table-cell table:formula="of:=HEX2DEC(MID([.E4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4]);&quot;,&quot;;ROUND([.L4]);&quot;,&quot;;ROUND([.M4]);&quot;)&quot;)" office:value-type="string" office:string-value="(88,-86,83)">
            <text:p>(88,-86,83)</text:p>
          </table:table-cell>
          <table:table-cell office:value-type="float" office:value="87.7">
            <text:p>87.7</text:p>
          </table:table-cell>
          <table:table-cell office:value-type="float" office:value="-86.2">
            <text:p>-86.2</text:p>
          </table:table-cell>
          <table:table-cell office:value-type="float" office:value="83.2">
            <text:p>83.2</text:p>
          </table:table-cell>
          <table:table-cell table:formula="of:=IF(AND([.L4]=0;[.M4]=0);IF([.K4]=0;&quot;Black&quot;;IF([.K4]=100;&quot;White&quot;;&quot;Gray&quot;));IF(ABS([.L4])&gt;ABS([.M4]);IF([.L4]&lt;0;&quot;Green&quot;;&quot;Red&quot;);IF(ABS([.L4])&lt;ABS([.M4]);IF([.M4]&lt;0;&quot;Blue&quot;;&quot;Yellow&quot;);&quot;None&quot;)) )" office:value-type="string" office:string-value="Green">
            <text:p>Green</text:p>
          </table:table-cell>
          <table:table-cell table:formula="of:=IF(AND([.L4]=0;[.M4]=0);IF([.K4]=0;&quot;&quot;;IF([.K4]=100;&quot;&quot;;&quot;&quot;));IF(ABS([.L4])&gt;ABS([.M4]);IF([.M4]&lt;0;&quot;Blue&quot;;&quot;Yellow&quot;);IF(ABS([.L4])&lt;ABS([.M4]);IF([.L4]&lt;0;&quot;Green&quot;;&quot;Red&quot;);&quot;None&quot;)) )" office:value-type="string" office:string-value="Yellow">
            <text:p>Yellow</text:p>
          </table:table-cell>
          <table:table-cell table:formula="of:=0.2126*[.F4] + 0.7152*[.G4] + 0.0722*[.H4]" office:value-type="float" office:value="182.376">
            <text:p>182.38</text:p>
          </table:table-cell>
          <table:table-cell table:formula="of:=MOD(60*IF([.W4]=[.X4];0;IF([.T4]=[.X4];([.U4]-[.V4])/([.X4]-[.W4]);IF([.U4]=[.X4];2+([.V4]-[.T4])/([.X4]-[.W4]);4+([.T4]-[.U4])/([.X4]-[.W4]))));360)" office:value-type="float" office:value="120">
            <text:p>120</text:p>
          </table:table-cell>
          <table:table-cell table:formula="of:=IF([.W4]=[.X4];0;IF([.S4]&lt;0.5;([.X4]-[.W4])/([.W4]+[.X4]);([.X4]-[.W4])/(2-[.X4]-[.W4])))" office:value-type="float" office:value="1">
            <text:p>1</text:p>
          </table:table-cell>
          <table:table-cell table:formula="of:=([.W4]+[.X4])/2" office:value-type="float" office:value="0.5">
            <text:p>0.5</text:p>
          </table:table-cell>
          <table:table-cell table:formula="of:=[.F4]/255" office:value-type="float" office:value="0">
            <text:p>0</text:p>
          </table:table-cell>
          <table:table-cell table:formula="of:=[.G4]/255" office:value-type="float" office:value="1">
            <text:p>1</text:p>
          </table:table-cell>
          <table:table-cell table:formula="of:=[.H4]/255" office:value-type="float" office:value="0">
            <text:p>0</text:p>
          </table:table-cell>
          <table:table-cell table:formula="of:=MIN([.T4];[.U4];[.V4])" office:value-type="float" office:value="0">
            <text:p>0</text:p>
          </table:table-cell>
          <table:table-cell table:formula="of:=MAX([.T4];[.U4];[.V4])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0"/>
          <table:table-cell table:style-name="ce74" office:value-type="string">
            <text:p>Yellow</text:p>
          </table:table-cell>
          <table:table-cell table:style-name="ce78" office:value-type="string">
            <text:p>bright-yellow</text:p>
          </table:table-cell>
          <table:table-cell table:style-name="ce80" office:value-type="string">
            <text:p>#FFFF00</text:p>
          </table:table-cell>
          <table:table-cell table:formula="of:=HEX2DEC(MID([.E5];2;2))" office:value-type="float" office:value="255">
            <text:p>255</text:p>
          </table:table-cell>
          <table:table-cell table:formula="of:=HEX2DEC(MID([.E5];4;2))" office:value-type="float" office:value="255">
            <text:p>255</text:p>
          </table:table-cell>
          <table:table-cell table:formula="of:=HEX2DEC(MID([.E5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5]);&quot;,&quot;;ROUND([.L5]);&quot;,&quot;;ROUND([.M5]);&quot;)&quot;)" office:value-type="string" office:string-value="(97,-22,95)">
            <text:p>(97,-22,95)</text:p>
          </table:table-cell>
          <table:table-cell office:value-type="float" office:value="97.1">
            <text:p>97.1</text:p>
          </table:table-cell>
          <table:table-cell office:value-type="float" office:value="-21.6">
            <text:p>-21.6</text:p>
          </table:table-cell>
          <table:table-cell office:value-type="float" office:value="94.5">
            <text:p>94.5</text:p>
          </table:table-cell>
          <table:table-cell table:formula="of:=IF(AND([.L5]=0;[.M5]=0);IF([.K5]=0;&quot;Black&quot;;IF([.K5]=100;&quot;White&quot;;&quot;Gray&quot;));IF(ABS([.L5])&gt;ABS([.M5]);IF([.L5]&lt;0;&quot;Green&quot;;&quot;Red&quot;);IF(ABS([.L5])&lt;ABS([.M5]);IF([.M5]&lt;0;&quot;Blue&quot;;&quot;Yellow&quot;);&quot;None&quot;)) )" office:value-type="string" office:string-value="Yellow">
            <text:p>Yellow</text:p>
          </table:table-cell>
          <table:table-cell table:formula="of:=IF(AND([.L5]=0;[.M5]=0);IF([.K5]=0;&quot;&quot;;IF([.K5]=100;&quot;&quot;;&quot;&quot;));IF(ABS([.L5])&gt;ABS([.M5]);IF([.M5]&lt;0;&quot;Blue&quot;;&quot;Yellow&quot;);IF(ABS([.L5])&lt;ABS([.M5]);IF([.L5]&lt;0;&quot;Green&quot;;&quot;Red&quot;);&quot;None&quot;)) )" office:value-type="string" office:string-value="Green">
            <text:p>Green</text:p>
          </table:table-cell>
          <table:table-cell table:formula="of:=0.2126*[.F5] + 0.7152*[.G5] + 0.0722*[.H5]" office:value-type="float" office:value="236.589">
            <text:p>236.59</text:p>
          </table:table-cell>
          <table:table-cell table:formula="of:=MOD(60*IF([.W5]=[.X5];0;IF([.T5]=[.X5];([.U5]-[.V5])/([.X5]-[.W5]);IF([.U5]=[.X5];2+([.V5]-[.T5])/([.X5]-[.W5]);4+([.T5]-[.U5])/([.X5]-[.W5]))));360)" office:value-type="float" office:value="60">
            <text:p>60</text:p>
          </table:table-cell>
          <table:table-cell table:formula="of:=IF([.W5]=[.X5];0;IF([.S5]&lt;0.5;([.X5]-[.W5])/([.W5]+[.X5]);([.X5]-[.W5])/(2-[.X5]-[.W5])))" office:value-type="float" office:value="1">
            <text:p>1</text:p>
          </table:table-cell>
          <table:table-cell table:formula="of:=([.W5]+[.X5])/2" office:value-type="float" office:value="0.5">
            <text:p>0.5</text:p>
          </table:table-cell>
          <table:table-cell table:formula="of:=[.F5]/255" office:value-type="float" office:value="1">
            <text:p>1</text:p>
          </table:table-cell>
          <table:table-cell table:formula="of:=[.G5]/255" office:value-type="float" office:value="1">
            <text:p>1</text:p>
          </table:table-cell>
          <table:table-cell table:formula="of:=[.H5]/255" office:value-type="float" office:value="0">
            <text:p>0</text:p>
          </table:table-cell>
          <table:table-cell table:formula="of:=MIN([.T5];[.U5];[.V5])" office:value-type="float" office:value="0">
            <text:p>0</text:p>
          </table:table-cell>
          <table:table-cell table:formula="of:=MAX([.T5];[.U5];[.V5])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1"/>
          <table:table-cell table:style-name="ce75" office:value-type="string">
            <text:p>Blue</text:p>
          </table:table-cell>
          <table:table-cell table:style-name="ce78" office:value-type="string">
            <text:p>bright-blue</text:p>
          </table:table-cell>
          <table:table-cell table:style-name="ce80" office:value-type="string">
            <text:p>#0000FF</text:p>
          </table:table-cell>
          <table:table-cell table:formula="of:=HEX2DEC(MID([.E6];2;2))" office:value-type="float" office:value="0">
            <text:p>0</text:p>
          </table:table-cell>
          <table:table-cell table:formula="of:=HEX2DEC(MID([.E6];4;2))" office:value-type="float" office:value="0">
            <text:p>0</text:p>
          </table:table-cell>
          <table:table-cell table:formula="of:=HEX2DEC(MID([.E6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6]);&quot;,&quot;;ROUND([.L6]);&quot;,&quot;;ROUND([.M6]);&quot;)&quot;)" office:value-type="string" office:string-value="(32,79,-108)">
            <text:p>(32,79,-108)</text:p>
          </table:table-cell>
          <table:table-cell office:value-type="float" office:value="32.3">
            <text:p>32.3</text:p>
          </table:table-cell>
          <table:table-cell office:value-type="float" office:value="79.2">
            <text:p>79.2</text:p>
          </table:table-cell>
          <table:table-cell office:value-type="float" office:value="-107.9">
            <text:p>-107.9</text:p>
          </table:table-cell>
          <table:table-cell table:formula="of:=IF(AND([.L6]=0;[.M6]=0);IF([.K6]=0;&quot;Black&quot;;IF([.K6]=100;&quot;White&quot;;&quot;Gray&quot;));IF(ABS([.L6])&gt;ABS([.M6]);IF([.L6]&lt;0;&quot;Green&quot;;&quot;Red&quot;);IF(ABS([.L6])&lt;ABS([.M6]);IF([.M6]&lt;0;&quot;Blue&quot;;&quot;Yellow&quot;);&quot;None&quot;)) )" office:value-type="string" office:string-value="Blue">
            <text:p>Blue</text:p>
          </table:table-cell>
          <table:table-cell table:formula="of:=IF(AND([.L6]=0;[.M6]=0);IF([.K6]=0;&quot;&quot;;IF([.K6]=100;&quot;&quot;;&quot;&quot;));IF(ABS([.L6])&gt;ABS([.M6]);IF([.M6]&lt;0;&quot;Blue&quot;;&quot;Yellow&quot;);IF(ABS([.L6])&lt;ABS([.M6]);IF([.L6]&lt;0;&quot;Green&quot;;&quot;Red&quot;);&quot;None&quot;)) )" office:value-type="string" office:string-value="Red">
            <text:p>Red</text:p>
          </table:table-cell>
          <table:table-cell table:formula="of:=0.2126*[.F6] + 0.7152*[.G6] + 0.0722*[.H6]" office:value-type="float" office:value="18.411">
            <text:p>18.41</text:p>
          </table:table-cell>
          <table:table-cell table:formula="of:=MOD(60*IF([.W6]=[.X6];0;IF([.T6]=[.X6];([.U6]-[.V6])/([.X6]-[.W6]);IF([.U6]=[.X6];2+([.V6]-[.T6])/([.X6]-[.W6]);4+([.T6]-[.U6])/([.X6]-[.W6]))));360)" office:value-type="float" office:value="240">
            <text:p>240</text:p>
          </table:table-cell>
          <table:table-cell table:formula="of:=IF([.W6]=[.X6];0;IF([.S6]&lt;0.5;([.X6]-[.W6])/([.W6]+[.X6]);([.X6]-[.W6])/(2-[.X6]-[.W6])))" office:value-type="float" office:value="1">
            <text:p>1</text:p>
          </table:table-cell>
          <table:table-cell table:formula="of:=([.W6]+[.X6])/2" office:value-type="float" office:value="0.5">
            <text:p>0.5</text:p>
          </table:table-cell>
          <table:table-cell table:formula="of:=[.F6]/255" office:value-type="float" office:value="0">
            <text:p>0</text:p>
          </table:table-cell>
          <table:table-cell table:formula="of:=[.G6]/255" office:value-type="float" office:value="0">
            <text:p>0</text:p>
          </table:table-cell>
          <table:table-cell table:formula="of:=[.H6]/255" office:value-type="float" office:value="1">
            <text:p>1</text:p>
          </table:table-cell>
          <table:table-cell table:formula="of:=MIN([.T6];[.U6];[.V6])" office:value-type="float" office:value="0">
            <text:p>0</text:p>
          </table:table-cell>
          <table:table-cell table:formula="of:=MAX([.T6];[.U6];[.V6])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2"/>
          <table:table-cell table:style-name="ce76" office:value-type="string">
            <text:p>Magenta</text:p>
          </table:table-cell>
          <table:table-cell table:style-name="ce78" office:value-type="string">
            <text:p>bright-magenta</text:p>
          </table:table-cell>
          <table:table-cell table:style-name="ce80" office:value-type="string">
            <text:p>#FF00FF</text:p>
          </table:table-cell>
          <table:table-cell table:formula="of:=HEX2DEC(MID([.E7];2;2))" office:value-type="float" office:value="255">
            <text:p>255</text:p>
          </table:table-cell>
          <table:table-cell table:formula="of:=HEX2DEC(MID([.E7];4;2))" office:value-type="float" office:value="0">
            <text:p>0</text:p>
          </table:table-cell>
          <table:table-cell table:formula="of:=HEX2DEC(MID([.E7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7]);&quot;,&quot;;ROUND([.L7]);&quot;,&quot;;ROUND([.M7]);&quot;)&quot;)" office:value-type="string" office:string-value="(60,98,-61)">
            <text:p>(60,98,-61)</text:p>
          </table:table-cell>
          <table:table-cell office:value-type="float" office:value="60.3">
            <text:p>60.3</text:p>
          </table:table-cell>
          <table:table-cell office:value-type="float" office:value="98.3">
            <text:p>98.3</text:p>
          </table:table-cell>
          <table:table-cell office:value-type="float" office:value="-60.8">
            <text:p>-60.8</text:p>
          </table:table-cell>
          <table:table-cell table:formula="of:=IF(AND([.L7]=0;[.M7]=0);IF([.K7]=0;&quot;Black&quot;;IF([.K7]=100;&quot;White&quot;;&quot;Gray&quot;));IF(ABS([.L7])&gt;ABS([.M7]);IF([.L7]&lt;0;&quot;Green&quot;;&quot;Red&quot;);IF(ABS([.L7])&lt;ABS([.M7]);IF([.M7]&lt;0;&quot;Blue&quot;;&quot;Yellow&quot;);&quot;None&quot;)) )" office:value-type="string" office:string-value="Red">
            <text:p>Red</text:p>
          </table:table-cell>
          <table:table-cell table:formula="of:=IF(AND([.L7]=0;[.M7]=0);IF([.K7]=0;&quot;&quot;;IF([.K7]=100;&quot;&quot;;&quot;&quot;));IF(ABS([.L7])&gt;ABS([.M7]);IF([.M7]&lt;0;&quot;Blue&quot;;&quot;Yellow&quot;);IF(ABS([.L7])&lt;ABS([.M7]);IF([.L7]&lt;0;&quot;Green&quot;;&quot;Red&quot;);&quot;None&quot;)) )" office:value-type="string" office:string-value="Blue">
            <text:p>Blue</text:p>
          </table:table-cell>
          <table:table-cell table:formula="of:=0.2126*[.F7] + 0.7152*[.G7] + 0.0722*[.H7]" office:value-type="float" office:value="72.624">
            <text:p>72.62</text:p>
          </table:table-cell>
          <table:table-cell table:formula="of:=MOD(60*IF([.W7]=[.X7];0;IF([.T7]=[.X7];([.U7]-[.V7])/([.X7]-[.W7]);IF([.U7]=[.X7];2+([.V7]-[.T7])/([.X7]-[.W7]);4+([.T7]-[.U7])/([.X7]-[.W7]))));360)" office:value-type="float" office:value="300">
            <text:p>300</text:p>
          </table:table-cell>
          <table:table-cell table:formula="of:=IF([.W7]=[.X7];0;IF([.S7]&lt;0.5;([.X7]-[.W7])/([.W7]+[.X7]);([.X7]-[.W7])/(2-[.X7]-[.W7])))" office:value-type="float" office:value="1">
            <text:p>1</text:p>
          </table:table-cell>
          <table:table-cell table:formula="of:=([.W7]+[.X7])/2" office:value-type="float" office:value="0.5">
            <text:p>0.5</text:p>
          </table:table-cell>
          <table:table-cell table:formula="of:=[.F7]/255" office:value-type="float" office:value="1">
            <text:p>1</text:p>
          </table:table-cell>
          <table:table-cell table:formula="of:=[.G7]/255" office:value-type="float" office:value="0">
            <text:p>0</text:p>
          </table:table-cell>
          <table:table-cell table:formula="of:=[.H7]/255" office:value-type="float" office:value="1">
            <text:p>1</text:p>
          </table:table-cell>
          <table:table-cell table:formula="of:=MIN([.T7];[.U7];[.V7])" office:value-type="float" office:value="0">
            <text:p>0</text:p>
          </table:table-cell>
          <table:table-cell table:formula="of:=MAX([.T7];[.U7];[.V7])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3"/>
          <table:table-cell table:style-name="ce77" office:value-type="string">
            <text:p>Cyan</text:p>
          </table:table-cell>
          <table:table-cell table:style-name="ce78" office:value-type="string">
            <text:p>bright-cyan</text:p>
          </table:table-cell>
          <table:table-cell table:style-name="ce80" office:value-type="string">
            <text:p>#00FFFF</text:p>
          </table:table-cell>
          <table:table-cell table:formula="of:=HEX2DEC(MID([.E8];2;2))" office:value-type="float" office:value="0">
            <text:p>0</text:p>
          </table:table-cell>
          <table:table-cell table:formula="of:=HEX2DEC(MID([.E8];4;2))" office:value-type="float" office:value="255">
            <text:p>255</text:p>
          </table:table-cell>
          <table:table-cell table:formula="of:=HEX2DEC(MID([.E8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8]);&quot;,&quot;;ROUND([.L8]);&quot;,&quot;;ROUND([.M8]);&quot;)&quot;)" office:value-type="string" office:string-value="(91,-48,-14)">
            <text:p>(91,-48,-14)</text:p>
          </table:table-cell>
          <table:table-cell office:value-type="float" office:value="91.1">
            <text:p>91.1</text:p>
          </table:table-cell>
          <table:table-cell office:value-type="float" office:value="-48.1">
            <text:p>-48.1</text:p>
          </table:table-cell>
          <table:table-cell office:value-type="float" office:value="-14.1">
            <text:p>-14.1</text:p>
          </table:table-cell>
          <table:table-cell table:formula="of:=IF(AND([.L8]=0;[.M8]=0);IF([.K8]=0;&quot;Black&quot;;IF([.K8]=100;&quot;White&quot;;&quot;Gray&quot;));IF(ABS([.L8])&gt;ABS([.M8]);IF([.L8]&lt;0;&quot;Green&quot;;&quot;Red&quot;);IF(ABS([.L8])&lt;ABS([.M8]);IF([.M8]&lt;0;&quot;Blue&quot;;&quot;Yellow&quot;);&quot;None&quot;)) )" office:value-type="string" office:string-value="Green">
            <text:p>Green</text:p>
          </table:table-cell>
          <table:table-cell table:formula="of:=IF(AND([.L8]=0;[.M8]=0);IF([.K8]=0;&quot;&quot;;IF([.K8]=100;&quot;&quot;;&quot;&quot;));IF(ABS([.L8])&gt;ABS([.M8]);IF([.M8]&lt;0;&quot;Blue&quot;;&quot;Yellow&quot;);IF(ABS([.L8])&lt;ABS([.M8]);IF([.L8]&lt;0;&quot;Green&quot;;&quot;Red&quot;);&quot;None&quot;)) )" office:value-type="string" office:string-value="Blue">
            <text:p>Blue</text:p>
          </table:table-cell>
          <table:table-cell table:formula="of:=0.2126*[.F8] + 0.7152*[.G8] + 0.0722*[.H8]" office:value-type="float" office:value="200.787">
            <text:p>200.79</text:p>
          </table:table-cell>
          <table:table-cell table:formula="of:=MOD(60*IF([.W8]=[.X8];0;IF([.T8]=[.X8];([.U8]-[.V8])/([.X8]-[.W8]);IF([.U8]=[.X8];2+([.V8]-[.T8])/([.X8]-[.W8]);4+([.T8]-[.U8])/([.X8]-[.W8]))));360)" office:value-type="float" office:value="180">
            <text:p>180</text:p>
          </table:table-cell>
          <table:table-cell table:formula="of:=IF([.W8]=[.X8];0;IF([.S8]&lt;0.5;([.X8]-[.W8])/([.W8]+[.X8]);([.X8]-[.W8])/(2-[.X8]-[.W8])))" office:value-type="float" office:value="1">
            <text:p>1</text:p>
          </table:table-cell>
          <table:table-cell table:formula="of:=([.W8]+[.X8])/2" office:value-type="float" office:value="0.5">
            <text:p>0.5</text:p>
          </table:table-cell>
          <table:table-cell table:formula="of:=[.F8]/255" office:value-type="float" office:value="0">
            <text:p>0</text:p>
          </table:table-cell>
          <table:table-cell table:formula="of:=[.G8]/255" office:value-type="float" office:value="1">
            <text:p>1</text:p>
          </table:table-cell>
          <table:table-cell table:formula="of:=[.H8]/255" office:value-type="float" office:value="1">
            <text:p>1</text:p>
          </table:table-cell>
          <table:table-cell table:formula="of:=MIN([.T8];[.U8];[.V8])" office:value-type="float" office:value="0">
            <text:p>0</text:p>
          </table:table-cell>
          <table:table-cell table:formula="of:=MAX([.T8];[.U8];[.V8])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14"/>
          <table:table-cell table:style-name="ce1" office:value-type="string">
            <text:p>White</text:p>
          </table:table-cell>
          <table:table-cell table:style-name="ce78" office:value-type="string">
            <text:p>white</text:p>
          </table:table-cell>
          <table:table-cell table:style-name="ce80" office:value-type="string">
            <text:p>#FFFFFF</text:p>
          </table:table-cell>
          <table:table-cell table:formula="of:=HEX2DEC(MID([.E9];2;2))" office:value-type="float" office:value="255">
            <text:p>255</text:p>
          </table:table-cell>
          <table:table-cell table:formula="of:=HEX2DEC(MID([.E9];4;2))" office:value-type="float" office:value="255">
            <text:p>255</text:p>
          </table:table-cell>
          <table:table-cell table:formula="of:=HEX2DEC(MID([.E9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9]);&quot;,&quot;;ROUND([.L9]);&quot;,&quot;;ROUND([.M9]);&quot;)&quot;)" office:value-type="string" office:string-value="(100,0,0)">
            <text:p>(100,0,0)</text:p>
          </table:table-cell>
          <table:table-cell office:value-type="float" office:value="100">
            <text:p>100.0</text:p>
          </table:table-cell>
          <table:table-cell table:number-columns-repeated="2" office:value-type="float" office:value="0">
            <text:p>0.0</text:p>
          </table:table-cell>
          <table:table-cell table:formula="of:=IF(AND([.L9]=0;[.M9]=0);IF([.K9]=0;&quot;Black&quot;;IF([.K9]=100;&quot;White&quot;;&quot;Gray&quot;));IF(ABS([.L9])&gt;ABS([.M9]);IF([.L9]&lt;0;&quot;Green&quot;;&quot;Red&quot;);IF(ABS([.L9])&lt;ABS([.M9]);IF([.M9]&lt;0;&quot;Blue&quot;;&quot;Yellow&quot;);&quot;None&quot;)) )" office:value-type="string" office:string-value="White">
            <text:p>White</text:p>
          </table:table-cell>
          <table:table-cell table:formula="of:=IF(AND([.L9]=0;[.M9]=0);IF([.K9]=0;&quot;&quot;;IF([.K9]=100;&quot;&quot;;&quot;&quot;));IF(ABS([.L9])&gt;ABS([.M9]);IF([.M9]&lt;0;&quot;Blue&quot;;&quot;Yellow&quot;);IF(ABS([.L9])&lt;ABS([.M9]);IF([.L9]&lt;0;&quot;Green&quot;;&quot;Red&quot;);&quot;None&quot;)) )">
            <text:p/>
          </table:table-cell>
          <table:table-cell table:formula="of:=0.2126*[.F9] + 0.7152*[.G9] + 0.0722*[.H9]" office:value-type="float" office:value="255">
            <text:p>255</text:p>
          </table:table-cell>
          <table:table-cell table:formula="of:=MOD(60*IF([.W9]=[.X9];0;IF([.T9]=[.X9];([.U9]-[.V9])/([.X9]-[.W9]);IF([.U9]=[.X9];2+([.V9]-[.T9])/([.X9]-[.W9]);4+([.T9]-[.U9])/([.X9]-[.W9]))));360)" office:value-type="float" office:value="0">
            <text:p>0</text:p>
          </table:table-cell>
          <table:table-cell table:formula="of:=IF([.W9]=[.X9];0;IF([.S9]&lt;0.5;([.X9]-[.W9])/([.W9]+[.X9]);([.X9]-[.W9])/(2-[.X9]-[.W9])))" office:value-type="float" office:value="0">
            <text:p>0</text:p>
          </table:table-cell>
          <table:table-cell table:formula="of:=([.W9]+[.X9])/2" office:value-type="float" office:value="1">
            <text:p>1</text:p>
          </table:table-cell>
          <table:table-cell table:formula="of:=[.F9]/255" office:value-type="float" office:value="1">
            <text:p>1</text:p>
          </table:table-cell>
          <table:table-cell table:formula="of:=[.G9]/255" office:value-type="float" office:value="1">
            <text:p>1</text:p>
          </table:table-cell>
          <table:table-cell table:formula="of:=[.H9]/255" office:value-type="float" office:value="1">
            <text:p>1</text:p>
          </table:table-cell>
          <table:table-cell table:formula="of:=MIN([.T9];[.U9];[.V9])" office:value-type="float" office:value="1">
            <text:p>1</text:p>
          </table:table-cell>
          <table:table-cell table:formula="of:=MAX([.T9];[.U9];[.V9])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Transparent</text:p>
          </table:table-cell>
          <table:table-cell table:style-name="ce78" office:value-type="string">
            <text:p>transparent</text:p>
          </table:table-cell>
          <table:table-cell table:style-name="ce80" table:formula="of:=CONCATENATE(&quot;#&quot;;DEC2HEX([.F10];2);DEC2HEX([.G10];2);DEC2HEX([.H10];2))" office:value-type="string" office:string-value="#000000">
            <text:p>#000000</text:p>
          </table:table-cell>
          <table:table-cell table:number-columns-repeated="4" office:value-type="float" office:value="0">
            <text:p>0</text:p>
          </table:table-cell>
          <table:table-cell table:formula="of:=CONCATENATE(&quot;(&quot;;ROUND([.K10]);&quot;,&quot;;ROUND([.L10]);&quot;,&quot;;ROUND([.M10]);&quot;)&quot;)" office:value-type="string" office:string-value="(0,0,0)">
            <text:p>(0,0,0)</text:p>
          </table:table-cell>
          <table:table-cell table:number-columns-repeated="3" office:value-type="float" office:value="0">
            <text:p>0.0</text:p>
          </table:table-cell>
          <table:table-cell table:formula="of:=IF(AND([.L10]=0;[.M10]=0);IF([.K10]=0;&quot;Black&quot;;IF([.K10]=100;&quot;White&quot;;&quot;Gray&quot;));IF(ABS([.L10])&gt;ABS([.M10]);IF([.L10]&lt;0;&quot;Green&quot;;&quot;Red&quot;);IF(ABS([.L10])&lt;ABS([.M10]);IF([.M10]&lt;0;&quot;Blue&quot;;&quot;Yellow&quot;);&quot;None&quot;)) )" office:value-type="string" office:string-value="Black">
            <text:p>Black</text:p>
          </table:table-cell>
          <table:table-cell table:formula="of:=IF(AND([.L10]=0;[.M10]=0);IF([.K10]=0;&quot;&quot;;IF([.K10]=100;&quot;&quot;;&quot;&quot;));IF(ABS([.L10])&gt;ABS([.M10]);IF([.M10]&lt;0;&quot;Blue&quot;;&quot;Yellow&quot;);IF(ABS([.L10])&lt;ABS([.M10]);IF([.L10]&lt;0;&quot;Green&quot;;&quot;Red&quot;);&quot;None&quot;)) )">
            <text:p/>
          </table:table-cell>
          <table:table-cell table:formula="of:=0.2126*[.F10] + 0.7152*[.G10] + 0.0722*[.H10]" office:value-type="float" office:value="0">
            <text:p>0</text:p>
          </table:table-cell>
          <table:table-cell table:formula="of:=MOD(60*IF([.W10]=[.X10];0;IF([.T10]=[.X10];([.U10]-[.V10])/([.X10]-[.W10]);IF([.U10]=[.X10];2+([.V10]-[.T10])/([.X10]-[.W10]);4+([.T10]-[.U10])/([.X10]-[.W10]))));360)" office:value-type="float" office:value="0">
            <text:p>0</text:p>
          </table:table-cell>
          <table:table-cell table:formula="of:=IF([.W10]=[.X10];0;IF([.S10]&lt;0.5;([.X10]-[.W10])/([.W10]+[.X10]);([.X10]-[.W10])/(2-[.X10]-[.W10])))" office:value-type="float" office:value="0">
            <text:p>0</text:p>
          </table:table-cell>
          <table:table-cell table:formula="of:=([.W10]+[.X10])/2" office:value-type="float" office:value="0">
            <text:p>0</text:p>
          </table:table-cell>
          <table:table-cell table:formula="of:=[.F10]/255" office:value-type="float" office:value="0">
            <text:p>0</text:p>
          </table:table-cell>
          <table:table-cell table:formula="of:=[.G10]/255" office:value-type="float" office:value="0">
            <text:p>0</text:p>
          </table:table-cell>
          <table:table-cell table:formula="of:=[.H10]/255" office:value-type="float" office:value="0">
            <text:p>0</text:p>
          </table:table-cell>
          <table:table-cell table:formula="of:=MIN([.T10];[.U10];[.V10])" office:value-type="float" office:value="0">
            <text:p>0</text:p>
          </table:table-cell>
          <table:table-cell table:formula="of:=MAX([.T10];[.U10];[.V10])" office:value-type="float" office:value="0">
            <text:p>0</text:p>
          </table:table-cell>
        </table:table-row>
        <table:table-row table:style-name="ro4">
          <table:table-cell office:value-type="float" office:value="9">
            <text:p>9</text:p>
          </table:table-cell>
          <table:table-cell table:style-name="ce15"/>
          <table:table-cell office:value-type="string">
            <text:p>2/3 Brightness Red</text:p>
          </table:table-cell>
          <table:table-cell table:style-name="ce78" office:value-type="string">
            <text:p>orange-brown</text:p>
            <text:p>dark-orange-brown</text:p>
            <text:p>dark-orange</text:p>
            <text:p>dark-brown</text:p>
            <text:p>dark-red</text:p>
          </table:table-cell>
          <table:table-cell table:style-name="ce80" office:value-type="string">
            <text:p>#AA0000</text:p>
          </table:table-cell>
          <table:table-cell table:formula="of:=HEX2DEC(MID([.E11];2;2))" office:value-type="float" office:value="170">
            <text:p>170</text:p>
          </table:table-cell>
          <table:table-cell table:formula="of:=HEX2DEC(MID([.E11];4;2))" office:value-type="float" office:value="0">
            <text:p>0</text:p>
          </table:table-cell>
          <table:table-cell table:formula="of:=HEX2DEC(MID([.E11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11]);&quot;,&quot;;ROUND([.L11]);&quot;,&quot;;ROUND([.M11]);&quot;)&quot;)" office:value-type="string" office:string-value="(35,59,49)">
            <text:p>(35,59,49)</text:p>
          </table:table-cell>
          <table:table-cell office:value-type="float" office:value="35.1">
            <text:p>35.1</text:p>
          </table:table-cell>
          <table:table-cell office:value-type="float" office:value="59.1">
            <text:p>59.1</text:p>
          </table:table-cell>
          <table:table-cell office:value-type="float" office:value="49.4">
            <text:p>49.4</text:p>
          </table:table-cell>
          <table:table-cell table:formula="of:=IF(AND([.L11]=0;[.M11]=0);IF([.K11]=0;&quot;Black&quot;;IF([.K11]=100;&quot;White&quot;;&quot;Gray&quot;));IF(ABS([.L11])&gt;ABS([.M11]);IF([.L11]&lt;0;&quot;Green&quot;;&quot;Red&quot;);IF(ABS([.L11])&lt;ABS([.M11]);IF([.M11]&lt;0;&quot;Blue&quot;;&quot;Yellow&quot;);&quot;None&quot;)) )" office:value-type="string" office:string-value="Red">
            <text:p>Red</text:p>
          </table:table-cell>
          <table:table-cell table:formula="of:=IF(AND([.L11]=0;[.M11]=0);IF([.K11]=0;&quot;&quot;;IF([.K11]=100;&quot;&quot;;&quot;&quot;));IF(ABS([.L11])&gt;ABS([.M11]);IF([.M11]&lt;0;&quot;Blue&quot;;&quot;Yellow&quot;);IF(ABS([.L11])&lt;ABS([.M11]);IF([.L11]&lt;0;&quot;Green&quot;;&quot;Red&quot;);&quot;None&quot;)) )" office:value-type="string" office:string-value="Yellow">
            <text:p>Yellow</text:p>
          </table:table-cell>
          <table:table-cell table:formula="of:=0.2126*[.F11] + 0.7152*[.G11] + 0.0722*[.H11]" office:value-type="float" office:value="36.142">
            <text:p>36.14</text:p>
          </table:table-cell>
          <table:table-cell table:formula="of:=MOD(60*IF([.W11]=[.X11];0;IF([.T11]=[.X11];([.U11]-[.V11])/([.X11]-[.W11]);IF([.U11]=[.X11];2+([.V11]-[.T11])/([.X11]-[.W11]);4+([.T11]-[.U11])/([.X11]-[.W11]))));360)" office:value-type="float" office:value="0">
            <text:p>0</text:p>
          </table:table-cell>
          <table:table-cell table:formula="of:=IF([.W11]=[.X11];0;IF([.S11]&lt;0.5;([.X11]-[.W11])/([.W11]+[.X11]);([.X11]-[.W11])/(2-[.X11]-[.W11])))" office:value-type="float" office:value="1">
            <text:p>1</text:p>
          </table:table-cell>
          <table:table-cell table:formula="of:=([.W11]+[.X11])/2" office:value-type="float" office:value="0.333333333333333">
            <text:p>0.33</text:p>
          </table:table-cell>
          <table:table-cell table:formula="of:=[.F11]/255" office:value-type="float" office:value="0.666666666666667">
            <text:p>0.67</text:p>
          </table:table-cell>
          <table:table-cell table:formula="of:=[.G11]/255" office:value-type="float" office:value="0">
            <text:p>0</text:p>
          </table:table-cell>
          <table:table-cell table:formula="of:=[.H11]/255" office:value-type="float" office:value="0">
            <text:p>0</text:p>
          </table:table-cell>
          <table:table-cell table:formula="of:=MIN([.T11];[.U11];[.V11])" office:value-type="float" office:value="0">
            <text:p>0</text:p>
          </table:table-cell>
          <table:table-cell table:formula="of:=MAX([.T11];[.U11];[.V11])" office:value-type="float" office:value="0.666666666666667">
            <text:p>0.67</text:p>
          </table:table-cell>
        </table:table-row>
        <table:table-row table:style-name="ro5">
          <table:table-cell office:value-type="float" office:value="10">
            <text:p>10</text:p>
          </table:table-cell>
          <table:table-cell table:style-name="ce16"/>
          <table:table-cell office:value-type="string">
            <text:p>2/3 Brightness Green</text:p>
          </table:table-cell>
          <table:table-cell table:style-name="ce78" office:value-type="string">
            <text:p>dark-yellow-green</text:p>
            <text:p>dark-green</text:p>
          </table:table-cell>
          <table:table-cell table:style-name="ce80" office:value-type="string">
            <text:p>#00AA00</text:p>
          </table:table-cell>
          <table:table-cell table:formula="of:=HEX2DEC(MID([.E12];2;2))" office:value-type="float" office:value="0">
            <text:p>0</text:p>
          </table:table-cell>
          <table:table-cell table:formula="of:=HEX2DEC(MID([.E12];4;2))" office:value-type="float" office:value="170">
            <text:p>170</text:p>
          </table:table-cell>
          <table:table-cell table:formula="of:=HEX2DEC(MID([.E1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12]);&quot;,&quot;;ROUND([.L12]);&quot;,&quot;;ROUND([.M12]);&quot;)&quot;)" office:value-type="string" office:string-value="(61,-64,61)">
            <text:p>(61,-64,61)</text:p>
          </table:table-cell>
          <table:table-cell office:value-type="float" office:value="60.6">
            <text:p>60.6</text:p>
          </table:table-cell>
          <table:table-cell office:value-type="float" office:value="-63.6">
            <text:p>-63.6</text:p>
          </table:table-cell>
          <table:table-cell office:value-type="float" office:value="61.4">
            <text:p>61.4</text:p>
          </table:table-cell>
          <table:table-cell table:formula="of:=IF(AND([.L12]=0;[.M12]=0);IF([.K12]=0;&quot;Black&quot;;IF([.K12]=100;&quot;White&quot;;&quot;Gray&quot;));IF(ABS([.L12])&gt;ABS([.M12]);IF([.L12]&lt;0;&quot;Green&quot;;&quot;Red&quot;);IF(ABS([.L12])&lt;ABS([.M12]);IF([.M12]&lt;0;&quot;Blue&quot;;&quot;Yellow&quot;);&quot;None&quot;)) )" office:value-type="string" office:string-value="Green">
            <text:p>Green</text:p>
          </table:table-cell>
          <table:table-cell table:formula="of:=IF(AND([.L12]=0;[.M12]=0);IF([.K12]=0;&quot;&quot;;IF([.K12]=100;&quot;&quot;;&quot;&quot;));IF(ABS([.L12])&gt;ABS([.M12]);IF([.M12]&lt;0;&quot;Blue&quot;;&quot;Yellow&quot;);IF(ABS([.L12])&lt;ABS([.M12]);IF([.L12]&lt;0;&quot;Green&quot;;&quot;Red&quot;);&quot;None&quot;)) )" office:value-type="string" office:string-value="Yellow">
            <text:p>Yellow</text:p>
          </table:table-cell>
          <table:table-cell table:formula="of:=0.2126*[.F12] + 0.7152*[.G12] + 0.0722*[.H12]" office:value-type="float" office:value="121.584">
            <text:p>121.58</text:p>
          </table:table-cell>
          <table:table-cell table:formula="of:=MOD(60*IF([.W12]=[.X12];0;IF([.T12]=[.X12];([.U12]-[.V12])/([.X12]-[.W12]);IF([.U12]=[.X12];2+([.V12]-[.T12])/([.X12]-[.W12]);4+([.T12]-[.U12])/([.X12]-[.W12]))));360)" office:value-type="float" office:value="120">
            <text:p>120</text:p>
          </table:table-cell>
          <table:table-cell table:formula="of:=IF([.W12]=[.X12];0;IF([.S12]&lt;0.5;([.X12]-[.W12])/([.W12]+[.X12]);([.X12]-[.W12])/(2-[.X12]-[.W12])))" office:value-type="float" office:value="1">
            <text:p>1</text:p>
          </table:table-cell>
          <table:table-cell table:formula="of:=([.W12]+[.X12])/2" office:value-type="float" office:value="0.333333333333333">
            <text:p>0.33</text:p>
          </table:table-cell>
          <table:table-cell table:formula="of:=[.F12]/255" office:value-type="float" office:value="0">
            <text:p>0</text:p>
          </table:table-cell>
          <table:table-cell table:formula="of:=[.G12]/255" office:value-type="float" office:value="0.666666666666667">
            <text:p>0.67</text:p>
          </table:table-cell>
          <table:table-cell table:formula="of:=[.H12]/255" office:value-type="float" office:value="0">
            <text:p>0</text:p>
          </table:table-cell>
          <table:table-cell table:formula="of:=MIN([.T12];[.U12];[.V12])" office:value-type="float" office:value="0">
            <text:p>0</text:p>
          </table:table-cell>
          <table:table-cell table:formula="of:=MAX([.T12];[.U12];[.V12])" office:value-type="float" office:value="0.666666666666667">
            <text:p>0.67</text:p>
          </table:table-cell>
        </table:table-row>
        <table:table-row table:style-name="ro6">
          <table:table-cell office:value-type="float" office:value="11">
            <text:p>11</text:p>
          </table:table-cell>
          <table:table-cell table:style-name="ce17"/>
          <table:table-cell office:value-type="string">
            <text:p>2/3 Brightness Yellow</text:p>
          </table:table-cell>
          <table:table-cell table:style-name="ce78" office:value-type="string">
            <text:p>yellow-brown</text:p>
            <text:p>dark-yellow-brown</text:p>
            <text:p>dark-yellow</text:p>
          </table:table-cell>
          <table:table-cell table:style-name="ce80" office:value-type="string">
            <text:p>#AAAA00</text:p>
          </table:table-cell>
          <table:table-cell table:formula="of:=HEX2DEC(MID([.E13];2;2))" office:value-type="float" office:value="170">
            <text:p>170</text:p>
          </table:table-cell>
          <table:table-cell table:formula="of:=HEX2DEC(MID([.E13];4;2))" office:value-type="float" office:value="170">
            <text:p>170</text:p>
          </table:table-cell>
          <table:table-cell table:formula="of:=HEX2DEC(MID([.E13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13]);&quot;,&quot;;ROUND([.L13]);&quot;,&quot;;ROUND([.M13]);&quot;)&quot;)" office:value-type="string" office:string-value="(68,-16,70)">
            <text:p>(68,-16,70)</text:p>
          </table:table-cell>
          <table:table-cell office:value-type="float" office:value="67.5">
            <text:p>67.5</text:p>
          </table:table-cell>
          <table:table-cell office:value-type="float" office:value="-15.9">
            <text:p>-15.9</text:p>
          </table:table-cell>
          <table:table-cell office:value-type="float" office:value="69.7">
            <text:p>69.7</text:p>
          </table:table-cell>
          <table:table-cell table:formula="of:=IF(AND([.L13]=0;[.M13]=0);IF([.K13]=0;&quot;Black&quot;;IF([.K13]=100;&quot;White&quot;;&quot;Gray&quot;));IF(ABS([.L13])&gt;ABS([.M13]);IF([.L13]&lt;0;&quot;Green&quot;;&quot;Red&quot;);IF(ABS([.L13])&lt;ABS([.M13]);IF([.M13]&lt;0;&quot;Blue&quot;;&quot;Yellow&quot;);&quot;None&quot;)) )" office:value-type="string" office:string-value="Yellow">
            <text:p>Yellow</text:p>
          </table:table-cell>
          <table:table-cell table:formula="of:=IF(AND([.L13]=0;[.M13]=0);IF([.K13]=0;&quot;&quot;;IF([.K13]=100;&quot;&quot;;&quot;&quot;));IF(ABS([.L13])&gt;ABS([.M13]);IF([.M13]&lt;0;&quot;Blue&quot;;&quot;Yellow&quot;);IF(ABS([.L13])&lt;ABS([.M13]);IF([.L13]&lt;0;&quot;Green&quot;;&quot;Red&quot;);&quot;None&quot;)) )" office:value-type="string" office:string-value="Green">
            <text:p>Green</text:p>
          </table:table-cell>
          <table:table-cell table:formula="of:=0.2126*[.F13] + 0.7152*[.G13] + 0.0722*[.H13]" office:value-type="float" office:value="157.726">
            <text:p>157.73</text:p>
          </table:table-cell>
          <table:table-cell table:formula="of:=MOD(60*IF([.W13]=[.X13];0;IF([.T13]=[.X13];([.U13]-[.V13])/([.X13]-[.W13]);IF([.U13]=[.X13];2+([.V13]-[.T13])/([.X13]-[.W13]);4+([.T13]-[.U13])/([.X13]-[.W13]))));360)" office:value-type="float" office:value="60">
            <text:p>60</text:p>
          </table:table-cell>
          <table:table-cell table:formula="of:=IF([.W13]=[.X13];0;IF([.S13]&lt;0.5;([.X13]-[.W13])/([.W13]+[.X13]);([.X13]-[.W13])/(2-[.X13]-[.W13])))" office:value-type="float" office:value="1">
            <text:p>1</text:p>
          </table:table-cell>
          <table:table-cell table:formula="of:=([.W13]+[.X13])/2" office:value-type="float" office:value="0.333333333333333">
            <text:p>0.33</text:p>
          </table:table-cell>
          <table:table-cell table:formula="of:=[.F13]/255" office:value-type="float" office:value="0.666666666666667">
            <text:p>0.67</text:p>
          </table:table-cell>
          <table:table-cell table:formula="of:=[.G13]/255" office:value-type="float" office:value="0.666666666666667">
            <text:p>0.67</text:p>
          </table:table-cell>
          <table:table-cell table:formula="of:=[.H13]/255" office:value-type="float" office:value="0">
            <text:p>0</text:p>
          </table:table-cell>
          <table:table-cell table:formula="of:=MIN([.T13];[.U13];[.V13])" office:value-type="float" office:value="0">
            <text:p>0</text:p>
          </table:table-cell>
          <table:table-cell table:formula="of:=MAX([.T13];[.U13];[.V13])" office:value-type="float" office:value="0.666666666666667">
            <text:p>0.67</text:p>
          </table:table-cell>
        </table:table-row>
        <table:table-row table:style-name="ro6">
          <table:table-cell office:value-type="float" office:value="12">
            <text:p>12</text:p>
          </table:table-cell>
          <table:table-cell table:style-name="ce18"/>
          <table:table-cell office:value-type="string">
            <text:p>2/3 Brightness Blue</text:p>
          </table:table-cell>
          <table:table-cell table:style-name="ce78" office:value-type="string">
            <text:p>purple-blue</text:p>
            <text:p>dark-purple-blue</text:p>
            <text:p>dark-blue</text:p>
          </table:table-cell>
          <table:table-cell table:style-name="ce80" office:value-type="string">
            <text:p>#0000AA</text:p>
          </table:table-cell>
          <table:table-cell table:formula="of:=HEX2DEC(MID([.E14];2;2))" office:value-type="float" office:value="0">
            <text:p>0</text:p>
          </table:table-cell>
          <table:table-cell table:formula="of:=HEX2DEC(MID([.E14];4;2))" office:value-type="float" office:value="0">
            <text:p>0</text:p>
          </table:table-cell>
          <table:table-cell table:formula="of:=HEX2DEC(MID([.E1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14]);&quot;,&quot;;ROUND([.L14]);&quot;,&quot;;ROUND([.M14]);&quot;)&quot;)" office:value-type="string" office:string-value="(20,58,-80)">
            <text:p>(20,58,-80)</text:p>
          </table:table-cell>
          <table:table-cell office:value-type="float" office:value="19.6">
            <text:p>19.6</text:p>
          </table:table-cell>
          <table:table-cell office:value-type="float" office:value="58.4">
            <text:p>58.4</text:p>
          </table:table-cell>
          <table:table-cell office:value-type="float" office:value="-79.6">
            <text:p>-79.6</text:p>
          </table:table-cell>
          <table:table-cell table:formula="of:=IF(AND([.L14]=0;[.M14]=0);IF([.K14]=0;&quot;Black&quot;;IF([.K14]=100;&quot;White&quot;;&quot;Gray&quot;));IF(ABS([.L14])&gt;ABS([.M14]);IF([.L14]&lt;0;&quot;Green&quot;;&quot;Red&quot;);IF(ABS([.L14])&lt;ABS([.M14]);IF([.M14]&lt;0;&quot;Blue&quot;;&quot;Yellow&quot;);&quot;None&quot;)) )" office:value-type="string" office:string-value="Blue">
            <text:p>Blue</text:p>
          </table:table-cell>
          <table:table-cell table:formula="of:=IF(AND([.L14]=0;[.M14]=0);IF([.K14]=0;&quot;&quot;;IF([.K14]=100;&quot;&quot;;&quot;&quot;));IF(ABS([.L14])&gt;ABS([.M14]);IF([.M14]&lt;0;&quot;Blue&quot;;&quot;Yellow&quot;);IF(ABS([.L14])&lt;ABS([.M14]);IF([.L14]&lt;0;&quot;Green&quot;;&quot;Red&quot;);&quot;None&quot;)) )" office:value-type="string" office:string-value="Red">
            <text:p>Red</text:p>
          </table:table-cell>
          <table:table-cell table:formula="of:=0.2126*[.F14] + 0.7152*[.G14] + 0.0722*[.H14]" office:value-type="float" office:value="12.274">
            <text:p>12.27</text:p>
          </table:table-cell>
          <table:table-cell table:formula="of:=MOD(60*IF([.W14]=[.X14];0;IF([.T14]=[.X14];([.U14]-[.V14])/([.X14]-[.W14]);IF([.U14]=[.X14];2+([.V14]-[.T14])/([.X14]-[.W14]);4+([.T14]-[.U14])/([.X14]-[.W14]))));360)" office:value-type="float" office:value="240">
            <text:p>240</text:p>
          </table:table-cell>
          <table:table-cell table:formula="of:=IF([.W14]=[.X14];0;IF([.S14]&lt;0.5;([.X14]-[.W14])/([.W14]+[.X14]);([.X14]-[.W14])/(2-[.X14]-[.W14])))" office:value-type="float" office:value="1">
            <text:p>1</text:p>
          </table:table-cell>
          <table:table-cell table:formula="of:=([.W14]+[.X14])/2" office:value-type="float" office:value="0.333333333333333">
            <text:p>0.33</text:p>
          </table:table-cell>
          <table:table-cell table:formula="of:=[.F14]/255" office:value-type="float" office:value="0">
            <text:p>0</text:p>
          </table:table-cell>
          <table:table-cell table:formula="of:=[.G14]/255" office:value-type="float" office:value="0">
            <text:p>0</text:p>
          </table:table-cell>
          <table:table-cell table:formula="of:=[.H14]/255" office:value-type="float" office:value="0.666666666666667">
            <text:p>0.67</text:p>
          </table:table-cell>
          <table:table-cell table:formula="of:=MIN([.T14];[.U14];[.V14])" office:value-type="float" office:value="0">
            <text:p>0</text:p>
          </table:table-cell>
          <table:table-cell table:formula="of:=MAX([.T14];[.U14];[.V14])" office:value-type="float" office:value="0.666666666666667">
            <text:p>0.6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19"/>
          <table:table-cell office:value-type="string">
            <text:p>2/3 Brightness Magenta</text:p>
          </table:table-cell>
          <table:table-cell table:style-name="ce78" office:value-type="string">
            <text:p>dark-magenta</text:p>
          </table:table-cell>
          <table:table-cell table:style-name="ce80" office:value-type="string">
            <text:p>#AA00AA</text:p>
          </table:table-cell>
          <table:table-cell table:formula="of:=HEX2DEC(MID([.E15];2;2))" office:value-type="float" office:value="170">
            <text:p>170</text:p>
          </table:table-cell>
          <table:table-cell table:formula="of:=HEX2DEC(MID([.E15];4;2))" office:value-type="float" office:value="0">
            <text:p>0</text:p>
          </table:table-cell>
          <table:table-cell table:formula="of:=HEX2DEC(MID([.E15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15]);&quot;,&quot;;ROUND([.L15]);&quot;,&quot;;ROUND([.M15]);&quot;)&quot;)" office:value-type="string" office:string-value="(40,73,-45)">
            <text:p>(40,73,-45)</text:p>
          </table:table-cell>
          <table:table-cell office:value-type="float" office:value="40.3">
            <text:p>40.3</text:p>
          </table:table-cell>
          <table:table-cell office:value-type="float" office:value="72.5">
            <text:p>72.5</text:p>
          </table:table-cell>
          <table:table-cell office:value-type="float" office:value="-44.9">
            <text:p>-44.9</text:p>
          </table:table-cell>
          <table:table-cell table:formula="of:=IF(AND([.L15]=0;[.M15]=0);IF([.K15]=0;&quot;Black&quot;;IF([.K15]=100;&quot;White&quot;;&quot;Gray&quot;));IF(ABS([.L15])&gt;ABS([.M15]);IF([.L15]&lt;0;&quot;Green&quot;;&quot;Red&quot;);IF(ABS([.L15])&lt;ABS([.M15]);IF([.M15]&lt;0;&quot;Blue&quot;;&quot;Yellow&quot;);&quot;None&quot;)) )" office:value-type="string" office:string-value="Red">
            <text:p>Red</text:p>
          </table:table-cell>
          <table:table-cell table:formula="of:=IF(AND([.L15]=0;[.M15]=0);IF([.K15]=0;&quot;&quot;;IF([.K15]=100;&quot;&quot;;&quot;&quot;));IF(ABS([.L15])&gt;ABS([.M15]);IF([.M15]&lt;0;&quot;Blue&quot;;&quot;Yellow&quot;);IF(ABS([.L15])&lt;ABS([.M15]);IF([.L15]&lt;0;&quot;Green&quot;;&quot;Red&quot;);&quot;None&quot;)) )" office:value-type="string" office:string-value="Blue">
            <text:p>Blue</text:p>
          </table:table-cell>
          <table:table-cell table:formula="of:=0.2126*[.F15] + 0.7152*[.G15] + 0.0722*[.H15]" office:value-type="float" office:value="48.416">
            <text:p>48.42</text:p>
          </table:table-cell>
          <table:table-cell table:formula="of:=MOD(60*IF([.W15]=[.X15];0;IF([.T15]=[.X15];([.U15]-[.V15])/([.X15]-[.W15]);IF([.U15]=[.X15];2+([.V15]-[.T15])/([.X15]-[.W15]);4+([.T15]-[.U15])/([.X15]-[.W15]))));360)" office:value-type="float" office:value="300">
            <text:p>300</text:p>
          </table:table-cell>
          <table:table-cell table:formula="of:=IF([.W15]=[.X15];0;IF([.S15]&lt;0.5;([.X15]-[.W15])/([.W15]+[.X15]);([.X15]-[.W15])/(2-[.X15]-[.W15])))" office:value-type="float" office:value="1">
            <text:p>1</text:p>
          </table:table-cell>
          <table:table-cell table:formula="of:=([.W15]+[.X15])/2" office:value-type="float" office:value="0.333333333333333">
            <text:p>0.33</text:p>
          </table:table-cell>
          <table:table-cell table:formula="of:=[.F15]/255" office:value-type="float" office:value="0.666666666666667">
            <text:p>0.67</text:p>
          </table:table-cell>
          <table:table-cell table:formula="of:=[.G15]/255" office:value-type="float" office:value="0">
            <text:p>0</text:p>
          </table:table-cell>
          <table:table-cell table:formula="of:=[.H15]/255" office:value-type="float" office:value="0.666666666666667">
            <text:p>0.67</text:p>
          </table:table-cell>
          <table:table-cell table:formula="of:=MIN([.T15];[.U15];[.V15])" office:value-type="float" office:value="0">
            <text:p>0</text:p>
          </table:table-cell>
          <table:table-cell table:formula="of:=MAX([.T15];[.U15];[.V15])" office:value-type="float" office:value="0.666666666666667">
            <text:p>0.6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20"/>
          <table:table-cell office:value-type="string">
            <text:p>2/3 Brightness Cyan</text:p>
          </table:table-cell>
          <table:table-cell table:style-name="ce78" office:value-type="string">
            <text:p>dark-cyan</text:p>
          </table:table-cell>
          <table:table-cell table:style-name="ce80" office:value-type="string">
            <text:p>#00AAAA</text:p>
          </table:table-cell>
          <table:table-cell table:formula="of:=HEX2DEC(MID([.E16];2;2))" office:value-type="float" office:value="0">
            <text:p>0</text:p>
          </table:table-cell>
          <table:table-cell table:formula="of:=HEX2DEC(MID([.E16];4;2))" office:value-type="float" office:value="170">
            <text:p>170</text:p>
          </table:table-cell>
          <table:table-cell table:formula="of:=HEX2DEC(MID([.E1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16]);&quot;,&quot;;ROUND([.L16]);&quot;,&quot;;ROUND([.M16]);&quot;)&quot;)" office:value-type="string" office:string-value="(63,-36,-10)">
            <text:p>(63,-36,-10)</text:p>
          </table:table-cell>
          <table:table-cell office:value-type="float" office:value="63.1">
            <text:p>63.1</text:p>
          </table:table-cell>
          <table:table-cell office:value-type="float" office:value="-35.5">
            <text:p>-35.5</text:p>
          </table:table-cell>
          <table:table-cell office:value-type="float" office:value="-10.4">
            <text:p>-10.4</text:p>
          </table:table-cell>
          <table:table-cell table:formula="of:=IF(AND([.L16]=0;[.M16]=0);IF([.K16]=0;&quot;Black&quot;;IF([.K16]=100;&quot;White&quot;;&quot;Gray&quot;));IF(ABS([.L16])&gt;ABS([.M16]);IF([.L16]&lt;0;&quot;Green&quot;;&quot;Red&quot;);IF(ABS([.L16])&lt;ABS([.M16]);IF([.M16]&lt;0;&quot;Blue&quot;;&quot;Yellow&quot;);&quot;None&quot;)) )" office:value-type="string" office:string-value="Green">
            <text:p>Green</text:p>
          </table:table-cell>
          <table:table-cell table:formula="of:=IF(AND([.L16]=0;[.M16]=0);IF([.K16]=0;&quot;&quot;;IF([.K16]=100;&quot;&quot;;&quot;&quot;));IF(ABS([.L16])&gt;ABS([.M16]);IF([.M16]&lt;0;&quot;Blue&quot;;&quot;Yellow&quot;);IF(ABS([.L16])&lt;ABS([.M16]);IF([.L16]&lt;0;&quot;Green&quot;;&quot;Red&quot;);&quot;None&quot;)) )" office:value-type="string" office:string-value="Blue">
            <text:p>Blue</text:p>
          </table:table-cell>
          <table:table-cell table:formula="of:=0.2126*[.F16] + 0.7152*[.G16] + 0.0722*[.H16]" office:value-type="float" office:value="133.858">
            <text:p>133.86</text:p>
          </table:table-cell>
          <table:table-cell table:formula="of:=MOD(60*IF([.W16]=[.X16];0;IF([.T16]=[.X16];([.U16]-[.V16])/([.X16]-[.W16]);IF([.U16]=[.X16];2+([.V16]-[.T16])/([.X16]-[.W16]);4+([.T16]-[.U16])/([.X16]-[.W16]))));360)" office:value-type="float" office:value="180">
            <text:p>180</text:p>
          </table:table-cell>
          <table:table-cell table:formula="of:=IF([.W16]=[.X16];0;IF([.S16]&lt;0.5;([.X16]-[.W16])/([.W16]+[.X16]);([.X16]-[.W16])/(2-[.X16]-[.W16])))" office:value-type="float" office:value="1">
            <text:p>1</text:p>
          </table:table-cell>
          <table:table-cell table:formula="of:=([.W16]+[.X16])/2" office:value-type="float" office:value="0.333333333333333">
            <text:p>0.33</text:p>
          </table:table-cell>
          <table:table-cell table:formula="of:=[.F16]/255" office:value-type="float" office:value="0">
            <text:p>0</text:p>
          </table:table-cell>
          <table:table-cell table:formula="of:=[.G16]/255" office:value-type="float" office:value="0.666666666666667">
            <text:p>0.67</text:p>
          </table:table-cell>
          <table:table-cell table:formula="of:=[.H16]/255" office:value-type="float" office:value="0.666666666666667">
            <text:p>0.67</text:p>
          </table:table-cell>
          <table:table-cell table:formula="of:=MIN([.T16];[.U16];[.V16])" office:value-type="float" office:value="0">
            <text:p>0</text:p>
          </table:table-cell>
          <table:table-cell table:formula="of:=MAX([.T16];[.U16];[.V16])" office:value-type="float" office:value="0.666666666666667">
            <text:p>0.67</text:p>
          </table:table-cell>
        </table:table-row>
        <table:table-row table:style-name="ro7">
          <table:table-cell office:value-type="float" office:value="15">
            <text:p>15</text:p>
          </table:table-cell>
          <table:table-cell table:style-name="ce21"/>
          <table:table-cell office:value-type="string">
            <text:p>Gray 2 (2/3 Brightness White)</text:p>
          </table:table-cell>
          <table:table-cell table:style-name="ce78" office:value-type="string">
            <text:p>gray</text:p>
            <text:p>grey</text:p>
            <text:p>light-gray</text:p>
            <text:p>light-grey</text:p>
            <text:p>medium-gray</text:p>
            <text:p>medium-grey</text:p>
            <text:p>bright-gray</text:p>
            <text:p>bright-grey</text:p>
          </table:table-cell>
          <table:table-cell table:style-name="ce80" office:value-type="string">
            <text:p>#AAAAAA</text:p>
          </table:table-cell>
          <table:table-cell table:formula="of:=HEX2DEC(MID([.E17];2;2))" office:value-type="float" office:value="170">
            <text:p>170</text:p>
          </table:table-cell>
          <table:table-cell table:formula="of:=HEX2DEC(MID([.E17];4;2))" office:value-type="float" office:value="170">
            <text:p>170</text:p>
          </table:table-cell>
          <table:table-cell table:formula="of:=HEX2DEC(MID([.E17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17]);&quot;,&quot;;ROUND([.L17]);&quot;,&quot;;ROUND([.M17]);&quot;)&quot;)" office:value-type="string" office:string-value="(70,0,0)">
            <text:p>(70,0,0)</text:p>
          </table:table-cell>
          <table:table-cell office:value-type="float" office:value="69.6">
            <text:p>69.6</text:p>
          </table:table-cell>
          <table:table-cell table:number-columns-repeated="2" office:value-type="float" office:value="0">
            <text:p>0.0</text:p>
          </table:table-cell>
          <table:table-cell table:formula="of:=IF(AND([.L17]=0;[.M17]=0);IF([.K17]=0;&quot;Black&quot;;IF([.K17]=100;&quot;White&quot;;&quot;Gray&quot;));IF(ABS([.L17])&gt;ABS([.M17]);IF([.L17]&lt;0;&quot;Green&quot;;&quot;Red&quot;);IF(ABS([.L17])&lt;ABS([.M17]);IF([.M17]&lt;0;&quot;Blue&quot;;&quot;Yellow&quot;);&quot;None&quot;)) )" office:value-type="string" office:string-value="Gray">
            <text:p>Gray</text:p>
          </table:table-cell>
          <table:table-cell table:formula="of:=IF(AND([.L17]=0;[.M17]=0);IF([.K17]=0;&quot;&quot;;IF([.K17]=100;&quot;&quot;;&quot;&quot;));IF(ABS([.L17])&gt;ABS([.M17]);IF([.M17]&lt;0;&quot;Blue&quot;;&quot;Yellow&quot;);IF(ABS([.L17])&lt;ABS([.M17]);IF([.L17]&lt;0;&quot;Green&quot;;&quot;Red&quot;);&quot;None&quot;)) )">
            <text:p/>
          </table:table-cell>
          <table:table-cell table:formula="of:=0.2126*[.F17] + 0.7152*[.G17] + 0.0722*[.H17]" office:value-type="float" office:value="170">
            <text:p>170</text:p>
          </table:table-cell>
          <table:table-cell table:formula="of:=MOD(60*IF([.W17]=[.X17];0;IF([.T17]=[.X17];([.U17]-[.V17])/([.X17]-[.W17]);IF([.U17]=[.X17];2+([.V17]-[.T17])/([.X17]-[.W17]);4+([.T17]-[.U17])/([.X17]-[.W17]))));360)" office:value-type="float" office:value="0">
            <text:p>0</text:p>
          </table:table-cell>
          <table:table-cell table:formula="of:=IF([.W17]=[.X17];0;IF([.S17]&lt;0.5;([.X17]-[.W17])/([.W17]+[.X17]);([.X17]-[.W17])/(2-[.X17]-[.W17])))" office:value-type="float" office:value="0">
            <text:p>0</text:p>
          </table:table-cell>
          <table:table-cell table:formula="of:=([.W17]+[.X17])/2" office:value-type="float" office:value="0.666666666666667">
            <text:p>0.67</text:p>
          </table:table-cell>
          <table:table-cell table:formula="of:=[.F17]/255" office:value-type="float" office:value="0.666666666666667">
            <text:p>0.67</text:p>
          </table:table-cell>
          <table:table-cell table:formula="of:=[.G17]/255" office:value-type="float" office:value="0.666666666666667">
            <text:p>0.67</text:p>
          </table:table-cell>
          <table:table-cell table:formula="of:=[.H17]/255" office:value-type="float" office:value="0.666666666666667">
            <text:p>0.67</text:p>
          </table:table-cell>
          <table:table-cell table:formula="of:=MIN([.T17];[.U17];[.V17])" office:value-type="float" office:value="0.666666666666667">
            <text:p>0.67</text:p>
          </table:table-cell>
          <table:table-cell table:formula="of:=MAX([.T17];[.U17];[.V17])" office:value-type="float" office:value="0.666666666666667">
            <text:p>0.67</text:p>
          </table:table-cell>
        </table:table-row>
        <table:table-row table:style-name="ro8">
          <table:table-cell office:value-type="float" office:value="16">
            <text:p>16</text:p>
          </table:table-cell>
          <table:table-cell table:style-name="ce22"/>
          <table:table-cell office:value-type="string">
            <text:p>1/3 Brightness Blue</text:p>
          </table:table-cell>
          <table:table-cell table:style-name="ce78" office:value-type="string">
            <text:p>darker-blue</text:p>
            <text:p>darker-purple</text:p>
            <text:p>darker-purple-blue</text:p>
          </table:table-cell>
          <table:table-cell table:style-name="ce80" office:value-type="string">
            <text:p>#000055</text:p>
          </table:table-cell>
          <table:table-cell table:formula="of:=HEX2DEC(MID([.E18];2;2))" office:value-type="float" office:value="0">
            <text:p>0</text:p>
          </table:table-cell>
          <table:table-cell table:formula="of:=HEX2DEC(MID([.E18];4;2))" office:value-type="float" office:value="0">
            <text:p>0</text:p>
          </table:table-cell>
          <table:table-cell table:formula="of:=HEX2DEC(MID([.E18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18]);&quot;,&quot;;ROUND([.L18]);&quot;,&quot;;ROUND([.M18]);&quot;)&quot;)" office:value-type="string" office:string-value="(6,35,-48)">
            <text:p>(6,35,-48)</text:p>
          </table:table-cell>
          <table:table-cell office:value-type="float" office:value="5.9">
            <text:p>5.9</text:p>
          </table:table-cell>
          <table:table-cell office:value-type="float" office:value="34.7">
            <text:p>34.7</text:p>
          </table:table-cell>
          <table:table-cell office:value-type="float" office:value="-48.1">
            <text:p>-48.1</text:p>
          </table:table-cell>
          <table:table-cell table:formula="of:=IF(AND([.L18]=0;[.M18]=0);IF([.K18]=0;&quot;Black&quot;;IF([.K18]=100;&quot;White&quot;;&quot;Gray&quot;));IF(ABS([.L18])&gt;ABS([.M18]);IF([.L18]&lt;0;&quot;Green&quot;;&quot;Red&quot;);IF(ABS([.L18])&lt;ABS([.M18]);IF([.M18]&lt;0;&quot;Blue&quot;;&quot;Yellow&quot;);&quot;None&quot;)) )" office:value-type="string" office:string-value="Blue">
            <text:p>Blue</text:p>
          </table:table-cell>
          <table:table-cell table:formula="of:=IF(AND([.L18]=0;[.M18]=0);IF([.K18]=0;&quot;&quot;;IF([.K18]=100;&quot;&quot;;&quot;&quot;));IF(ABS([.L18])&gt;ABS([.M18]);IF([.M18]&lt;0;&quot;Blue&quot;;&quot;Yellow&quot;);IF(ABS([.L18])&lt;ABS([.M18]);IF([.L18]&lt;0;&quot;Green&quot;;&quot;Red&quot;);&quot;None&quot;)) )" office:value-type="string" office:string-value="Red">
            <text:p>Red</text:p>
          </table:table-cell>
          <table:table-cell table:formula="of:=0.2126*[.F18] + 0.7152*[.G18] + 0.0722*[.H18]" office:value-type="float" office:value="6.137">
            <text:p>6.14</text:p>
          </table:table-cell>
          <table:table-cell table:formula="of:=MOD(60*IF([.W18]=[.X18];0;IF([.T18]=[.X18];([.U18]-[.V18])/([.X18]-[.W18]);IF([.U18]=[.X18];2+([.V18]-[.T18])/([.X18]-[.W18]);4+([.T18]-[.U18])/([.X18]-[.W18]))));360)" office:value-type="float" office:value="240">
            <text:p>240</text:p>
          </table:table-cell>
          <table:table-cell table:formula="of:=IF([.W18]=[.X18];0;IF([.S18]&lt;0.5;([.X18]-[.W18])/([.W18]+[.X18]);([.X18]-[.W18])/(2-[.X18]-[.W18])))" office:value-type="float" office:value="1">
            <text:p>1</text:p>
          </table:table-cell>
          <table:table-cell table:formula="of:=([.W18]+[.X18])/2" office:value-type="float" office:value="0.166666666666667">
            <text:p>0.17</text:p>
          </table:table-cell>
          <table:table-cell table:formula="of:=[.F18]/255" office:value-type="float" office:value="0">
            <text:p>0</text:p>
          </table:table-cell>
          <table:table-cell table:formula="of:=[.G18]/255" office:value-type="float" office:value="0">
            <text:p>0</text:p>
          </table:table-cell>
          <table:table-cell table:formula="of:=[.H18]/255" office:value-type="float" office:value="0.333333333333333">
            <text:p>0.33</text:p>
          </table:table-cell>
          <table:table-cell table:formula="of:=MIN([.T18];[.U18];[.V18])" office:value-type="float" office:value="0">
            <text:p>0</text:p>
          </table:table-cell>
          <table:table-cell table:formula="of:=MAX([.T18];[.U18];[.V18])" office:value-type="float" office:value="0.333333333333333">
            <text:p>0.33</text:p>
          </table:table-cell>
        </table:table-row>
        <table:table-row table:style-name="ro6">
          <table:table-cell office:value-type="float" office:value="17">
            <text:p>17</text:p>
          </table:table-cell>
          <table:table-cell table:style-name="ce23"/>
          <table:table-cell office:value-type="string">
            <text:p>1/3 Brightness Green</text:p>
          </table:table-cell>
          <table:table-cell table:style-name="ce78" office:value-type="string">
            <text:p>darker-blue-green</text:p>
            <text:p>darker-green</text:p>
            <text:p>darker-yellow-green</text:p>
          </table:table-cell>
          <table:table-cell table:style-name="ce80" office:value-type="string">
            <text:p>#005500</text:p>
          </table:table-cell>
          <table:table-cell table:formula="of:=HEX2DEC(MID([.E19];2;2))" office:value-type="float" office:value="0">
            <text:p>0</text:p>
          </table:table-cell>
          <table:table-cell table:formula="of:=HEX2DEC(MID([.E19];4;2))" office:value-type="float" office:value="85">
            <text:p>85</text:p>
          </table:table-cell>
          <table:table-cell table:formula="of:=HEX2DEC(MID([.E19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19]);&quot;,&quot;;ROUND([.L19]);&quot;,&quot;;ROUND([.M19]);&quot;)&quot;)" office:value-type="string" office:string-value="(31,-39,37)">
            <text:p>(31,-39,37)</text:p>
          </table:table-cell>
          <table:table-cell office:value-type="float" office:value="30.6">
            <text:p>30.6</text:p>
          </table:table-cell>
          <table:table-cell office:value-type="float" office:value="-38.7">
            <text:p>-38.7</text:p>
          </table:table-cell>
          <table:table-cell office:value-type="float" office:value="37.4">
            <text:p>37.4</text:p>
          </table:table-cell>
          <table:table-cell table:formula="of:=IF(AND([.L19]=0;[.M19]=0);IF([.K19]=0;&quot;Black&quot;;IF([.K19]=100;&quot;White&quot;;&quot;Gray&quot;));IF(ABS([.L19])&gt;ABS([.M19]);IF([.L19]&lt;0;&quot;Green&quot;;&quot;Red&quot;);IF(ABS([.L19])&lt;ABS([.M19]);IF([.M19]&lt;0;&quot;Blue&quot;;&quot;Yellow&quot;);&quot;None&quot;)) )" office:value-type="string" office:string-value="Green">
            <text:p>Green</text:p>
          </table:table-cell>
          <table:table-cell table:formula="of:=IF(AND([.L19]=0;[.M19]=0);IF([.K19]=0;&quot;&quot;;IF([.K19]=100;&quot;&quot;;&quot;&quot;));IF(ABS([.L19])&gt;ABS([.M19]);IF([.M19]&lt;0;&quot;Blue&quot;;&quot;Yellow&quot;);IF(ABS([.L19])&lt;ABS([.M19]);IF([.L19]&lt;0;&quot;Green&quot;;&quot;Red&quot;);&quot;None&quot;)) )" office:value-type="string" office:string-value="Yellow">
            <text:p>Yellow</text:p>
          </table:table-cell>
          <table:table-cell table:formula="of:=0.2126*[.F19] + 0.7152*[.G19] + 0.0722*[.H19]" office:value-type="float" office:value="60.792">
            <text:p>60.79</text:p>
          </table:table-cell>
          <table:table-cell table:formula="of:=MOD(60*IF([.W19]=[.X19];0;IF([.T19]=[.X19];([.U19]-[.V19])/([.X19]-[.W19]);IF([.U19]=[.X19];2+([.V19]-[.T19])/([.X19]-[.W19]);4+([.T19]-[.U19])/([.X19]-[.W19]))));360)" office:value-type="float" office:value="120">
            <text:p>120</text:p>
          </table:table-cell>
          <table:table-cell table:formula="of:=IF([.W19]=[.X19];0;IF([.S19]&lt;0.5;([.X19]-[.W19])/([.W19]+[.X19]);([.X19]-[.W19])/(2-[.X19]-[.W19])))" office:value-type="float" office:value="1">
            <text:p>1</text:p>
          </table:table-cell>
          <table:table-cell table:formula="of:=([.W19]+[.X19])/2" office:value-type="float" office:value="0.166666666666667">
            <text:p>0.17</text:p>
          </table:table-cell>
          <table:table-cell table:formula="of:=[.F19]/255" office:value-type="float" office:value="0">
            <text:p>0</text:p>
          </table:table-cell>
          <table:table-cell table:formula="of:=[.G19]/255" office:value-type="float" office:value="0.333333333333333">
            <text:p>0.33</text:p>
          </table:table-cell>
          <table:table-cell table:formula="of:=[.H19]/255" office:value-type="float" office:value="0">
            <text:p>0</text:p>
          </table:table-cell>
          <table:table-cell table:formula="of:=MIN([.T19];[.U19];[.V19])" office:value-type="float" office:value="0">
            <text:p>0</text:p>
          </table:table-cell>
          <table:table-cell table:formula="of:=MAX([.T19];[.U19];[.V19])" office:value-type="float" office:value="0.333333333333333">
            <text:p>0.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24"/>
          <table:table-cell office:value-type="string">
            <text:p>1/3 Brightness Cyan</text:p>
          </table:table-cell>
          <table:table-cell table:style-name="ce78" office:value-type="string">
            <text:p>darker-cyan</text:p>
          </table:table-cell>
          <table:table-cell table:style-name="ce80" office:value-type="string">
            <text:p>#005555</text:p>
          </table:table-cell>
          <table:table-cell table:formula="of:=HEX2DEC(MID([.E20];2;2))" office:value-type="float" office:value="0">
            <text:p>0</text:p>
          </table:table-cell>
          <table:table-cell table:formula="of:=HEX2DEC(MID([.E20];4;2))" office:value-type="float" office:value="85">
            <text:p>85</text:p>
          </table:table-cell>
          <table:table-cell table:formula="of:=HEX2DEC(MID([.E20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20]);&quot;,&quot;;ROUND([.L20]);&quot;,&quot;;ROUND([.M20]);&quot;)&quot;)" office:value-type="string" office:string-value="(32,-22,-6)">
            <text:p>(32,-22,-6)</text:p>
          </table:table-cell>
          <table:table-cell office:value-type="float" office:value="32.2">
            <text:p>32.2</text:p>
          </table:table-cell>
          <table:table-cell office:value-type="float" office:value="-21.6">
            <text:p>-21.6</text:p>
          </table:table-cell>
          <table:table-cell office:value-type="float" office:value="-6.4">
            <text:p>-6.4</text:p>
          </table:table-cell>
          <table:table-cell table:formula="of:=IF(AND([.L20]=0;[.M20]=0);IF([.K20]=0;&quot;Black&quot;;IF([.K20]=100;&quot;White&quot;;&quot;Gray&quot;));IF(ABS([.L20])&gt;ABS([.M20]);IF([.L20]&lt;0;&quot;Green&quot;;&quot;Red&quot;);IF(ABS([.L20])&lt;ABS([.M20]);IF([.M20]&lt;0;&quot;Blue&quot;;&quot;Yellow&quot;);&quot;None&quot;)) )" office:value-type="string" office:string-value="Green">
            <text:p>Green</text:p>
          </table:table-cell>
          <table:table-cell table:formula="of:=IF(AND([.L20]=0;[.M20]=0);IF([.K20]=0;&quot;&quot;;IF([.K20]=100;&quot;&quot;;&quot;&quot;));IF(ABS([.L20])&gt;ABS([.M20]);IF([.M20]&lt;0;&quot;Blue&quot;;&quot;Yellow&quot;);IF(ABS([.L20])&lt;ABS([.M20]);IF([.L20]&lt;0;&quot;Green&quot;;&quot;Red&quot;);&quot;None&quot;)) )" office:value-type="string" office:string-value="Blue">
            <text:p>Blue</text:p>
          </table:table-cell>
          <table:table-cell table:formula="of:=0.2126*[.F20] + 0.7152*[.G20] + 0.0722*[.H20]" office:value-type="float" office:value="66.929">
            <text:p>66.93</text:p>
          </table:table-cell>
          <table:table-cell table:formula="of:=MOD(60*IF([.W20]=[.X20];0;IF([.T20]=[.X20];([.U20]-[.V20])/([.X20]-[.W20]);IF([.U20]=[.X20];2+([.V20]-[.T20])/([.X20]-[.W20]);4+([.T20]-[.U20])/([.X20]-[.W20]))));360)" office:value-type="float" office:value="180">
            <text:p>180</text:p>
          </table:table-cell>
          <table:table-cell table:formula="of:=IF([.W20]=[.X20];0;IF([.S20]&lt;0.5;([.X20]-[.W20])/([.W20]+[.X20]);([.X20]-[.W20])/(2-[.X20]-[.W20])))" office:value-type="float" office:value="1">
            <text:p>1</text:p>
          </table:table-cell>
          <table:table-cell table:formula="of:=([.W20]+[.X20])/2" office:value-type="float" office:value="0.166666666666667">
            <text:p>0.17</text:p>
          </table:table-cell>
          <table:table-cell table:formula="of:=[.F20]/255" office:value-type="float" office:value="0">
            <text:p>0</text:p>
          </table:table-cell>
          <table:table-cell table:formula="of:=[.G20]/255" office:value-type="float" office:value="0.333333333333333">
            <text:p>0.33</text:p>
          </table:table-cell>
          <table:table-cell table:formula="of:=[.H20]/255" office:value-type="float" office:value="0.333333333333333">
            <text:p>0.33</text:p>
          </table:table-cell>
          <table:table-cell table:formula="of:=MIN([.T20];[.U20];[.V20])" office:value-type="float" office:value="0">
            <text:p>0</text:p>
          </table:table-cell>
          <table:table-cell table:formula="of:=MAX([.T20];[.U20];[.V20])" office:value-type="float" office:value="0.333333333333333">
            <text:p>0.33</text:p>
          </table:table-cell>
        </table:table-row>
        <table:table-row table:style-name="ro3">
          <table:table-cell office:value-type="float" office:value="19">
            <text:p>19</text:p>
          </table:table-cell>
          <table:table-cell table:style-name="ce25"/>
          <table:table-cell/>
          <table:table-cell table:style-name="ce78" office:value-type="string">
            <text:p>dull-purple-blue</text:p>
            <text:p>dull-blue</text:p>
          </table:table-cell>
          <table:table-cell table:style-name="ce80" office:value-type="string">
            <text:p>#0055AA</text:p>
          </table:table-cell>
          <table:table-cell table:formula="of:=HEX2DEC(MID([.E21];2;2))" office:value-type="float" office:value="0">
            <text:p>0</text:p>
          </table:table-cell>
          <table:table-cell table:formula="of:=HEX2DEC(MID([.E21];4;2))" office:value-type="float" office:value="85">
            <text:p>85</text:p>
          </table:table-cell>
          <table:table-cell table:formula="of:=HEX2DEC(MID([.E21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21]);&quot;,&quot;;ROUND([.L21]);&quot;,&quot;;ROUND([.M21]);&quot;)&quot;)" office:value-type="string" office:string-value="(37,13,-52)">
            <text:p>(37,13,-52)</text:p>
          </table:table-cell>
          <table:table-cell office:value-type="float" office:value="36.7">
            <text:p>36.7</text:p>
          </table:table-cell>
          <table:table-cell office:value-type="float" office:value="12.6">
            <text:p>12.6</text:p>
          </table:table-cell>
          <table:table-cell office:value-type="float" office:value="-51.5">
            <text:p>-51.5</text:p>
          </table:table-cell>
          <table:table-cell table:formula="of:=IF(AND([.L21]=0;[.M21]=0);IF([.K21]=0;&quot;Black&quot;;IF([.K21]=100;&quot;White&quot;;&quot;Gray&quot;));IF(ABS([.L21])&gt;ABS([.M21]);IF([.L21]&lt;0;&quot;Green&quot;;&quot;Red&quot;);IF(ABS([.L21])&lt;ABS([.M21]);IF([.M21]&lt;0;&quot;Blue&quot;;&quot;Yellow&quot;);&quot;None&quot;)) )" office:value-type="string" office:string-value="Blue">
            <text:p>Blue</text:p>
          </table:table-cell>
          <table:table-cell table:formula="of:=IF(AND([.L21]=0;[.M21]=0);IF([.K21]=0;&quot;&quot;;IF([.K21]=100;&quot;&quot;;&quot;&quot;));IF(ABS([.L21])&gt;ABS([.M21]);IF([.M21]&lt;0;&quot;Blue&quot;;&quot;Yellow&quot;);IF(ABS([.L21])&lt;ABS([.M21]);IF([.L21]&lt;0;&quot;Green&quot;;&quot;Red&quot;);&quot;None&quot;)) )" office:value-type="string" office:string-value="Red">
            <text:p>Red</text:p>
          </table:table-cell>
          <table:table-cell table:formula="of:=0.2126*[.F21] + 0.7152*[.G21] + 0.0722*[.H21]" office:value-type="float" office:value="73.066">
            <text:p>73.07</text:p>
          </table:table-cell>
          <table:table-cell table:formula="of:=MOD(60*IF([.W21]=[.X21];0;IF([.T21]=[.X21];([.U21]-[.V21])/([.X21]-[.W21]);IF([.U21]=[.X21];2+([.V21]-[.T21])/([.X21]-[.W21]);4+([.T21]-[.U21])/([.X21]-[.W21]))));360)" office:value-type="float" office:value="210">
            <text:p>210</text:p>
          </table:table-cell>
          <table:table-cell table:formula="of:=IF([.W21]=[.X21];0;IF([.S21]&lt;0.5;([.X21]-[.W21])/([.W21]+[.X21]);([.X21]-[.W21])/(2-[.X21]-[.W21])))" office:value-type="float" office:value="1">
            <text:p>1</text:p>
          </table:table-cell>
          <table:table-cell table:formula="of:=([.W21]+[.X21])/2" office:value-type="float" office:value="0.333333333333333">
            <text:p>0.33</text:p>
          </table:table-cell>
          <table:table-cell table:formula="of:=[.F21]/255" office:value-type="float" office:value="0">
            <text:p>0</text:p>
          </table:table-cell>
          <table:table-cell table:formula="of:=[.G21]/255" office:value-type="float" office:value="0.333333333333333">
            <text:p>0.33</text:p>
          </table:table-cell>
          <table:table-cell table:formula="of:=[.H21]/255" office:value-type="float" office:value="0.666666666666667">
            <text:p>0.67</text:p>
          </table:table-cell>
          <table:table-cell table:formula="of:=MIN([.T21];[.U21];[.V21])" office:value-type="float" office:value="0">
            <text:p>0</text:p>
          </table:table-cell>
          <table:table-cell table:formula="of:=MAX([.T21];[.U21];[.V21])" office:value-type="float" office:value="0.666666666666667">
            <text:p>0.67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26"/>
          <table:table-cell/>
          <table:table-cell table:style-name="ce78" office:value-type="string">
            <text:p>blue</text:p>
            <text:p>medium-blue</text:p>
          </table:table-cell>
          <table:table-cell table:style-name="ce80" office:value-type="string">
            <text:p>#0055FF</text:p>
          </table:table-cell>
          <table:table-cell table:formula="of:=HEX2DEC(MID([.E22];2;2))" office:value-type="float" office:value="0">
            <text:p>0</text:p>
          </table:table-cell>
          <table:table-cell table:formula="of:=HEX2DEC(MID([.E22];4;2))" office:value-type="float" office:value="85">
            <text:p>85</text:p>
          </table:table-cell>
          <table:table-cell table:formula="of:=HEX2DEC(MID([.E22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22]);&quot;,&quot;;ROUND([.L22]);&quot;,&quot;;ROUND([.M22]);&quot;)&quot;)" office:value-type="string" office:string-value="(44,46,-89)">
            <text:p>(44,46,-89)</text:p>
          </table:table-cell>
          <table:table-cell office:value-type="float" office:value="43.8">
            <text:p>43.8</text:p>
          </table:table-cell>
          <table:table-cell office:value-type="float" office:value="45.8">
            <text:p>45.8</text:p>
          </table:table-cell>
          <table:table-cell office:value-type="float" office:value="-88.7">
            <text:p>-88.7</text:p>
          </table:table-cell>
          <table:table-cell table:formula="of:=IF(AND([.L22]=0;[.M22]=0);IF([.K22]=0;&quot;Black&quot;;IF([.K22]=100;&quot;White&quot;;&quot;Gray&quot;));IF(ABS([.L22])&gt;ABS([.M22]);IF([.L22]&lt;0;&quot;Green&quot;;&quot;Red&quot;);IF(ABS([.L22])&lt;ABS([.M22]);IF([.M22]&lt;0;&quot;Blue&quot;;&quot;Yellow&quot;);&quot;None&quot;)) )" office:value-type="string" office:string-value="Blue">
            <text:p>Blue</text:p>
          </table:table-cell>
          <table:table-cell table:formula="of:=IF(AND([.L22]=0;[.M22]=0);IF([.K22]=0;&quot;&quot;;IF([.K22]=100;&quot;&quot;;&quot;&quot;));IF(ABS([.L22])&gt;ABS([.M22]);IF([.M22]&lt;0;&quot;Blue&quot;;&quot;Yellow&quot;);IF(ABS([.L22])&lt;ABS([.M22]);IF([.L22]&lt;0;&quot;Green&quot;;&quot;Red&quot;);&quot;None&quot;)) )" office:value-type="string" office:string-value="Red">
            <text:p>Red</text:p>
          </table:table-cell>
          <table:table-cell table:formula="of:=0.2126*[.F22] + 0.7152*[.G22] + 0.0722*[.H22]" office:value-type="float" office:value="79.203">
            <text:p>79.2</text:p>
          </table:table-cell>
          <table:table-cell table:formula="of:=MOD(60*IF([.W22]=[.X22];0;IF([.T22]=[.X22];([.U22]-[.V22])/([.X22]-[.W22]);IF([.U22]=[.X22];2+([.V22]-[.T22])/([.X22]-[.W22]);4+([.T22]-[.U22])/([.X22]-[.W22]))));360)" office:value-type="float" office:value="220">
            <text:p>220</text:p>
          </table:table-cell>
          <table:table-cell table:formula="of:=IF([.W22]=[.X22];0;IF([.S22]&lt;0.5;([.X22]-[.W22])/([.W22]+[.X22]);([.X22]-[.W22])/(2-[.X22]-[.W22])))" office:value-type="float" office:value="1">
            <text:p>1</text:p>
          </table:table-cell>
          <table:table-cell table:formula="of:=([.W22]+[.X22])/2" office:value-type="float" office:value="0.5">
            <text:p>0.5</text:p>
          </table:table-cell>
          <table:table-cell table:formula="of:=[.F22]/255" office:value-type="float" office:value="0">
            <text:p>0</text:p>
          </table:table-cell>
          <table:table-cell table:formula="of:=[.G22]/255" office:value-type="float" office:value="0.333333333333333">
            <text:p>0.33</text:p>
          </table:table-cell>
          <table:table-cell table:formula="of:=[.H22]/255" office:value-type="float" office:value="1">
            <text:p>1</text:p>
          </table:table-cell>
          <table:table-cell table:formula="of:=MIN([.T22];[.U22];[.V22])" office:value-type="float" office:value="0">
            <text:p>0</text:p>
          </table:table-cell>
          <table:table-cell table:formula="of:=MAX([.T22];[.U22];[.V22])"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27"/>
          <table:table-cell/>
          <table:table-cell table:style-name="ce78" office:value-type="string">
            <text:p>dark-blue-green</text:p>
          </table:table-cell>
          <table:table-cell table:style-name="ce80" office:value-type="string">
            <text:p>#00AA55</text:p>
          </table:table-cell>
          <table:table-cell table:formula="of:=HEX2DEC(MID([.E23];2;2))" office:value-type="float" office:value="0">
            <text:p>0</text:p>
          </table:table-cell>
          <table:table-cell table:formula="of:=HEX2DEC(MID([.E23];4;2))" office:value-type="float" office:value="170">
            <text:p>170</text:p>
          </table:table-cell>
          <table:table-cell table:formula="of:=HEX2DEC(MID([.E2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23]);&quot;,&quot;;ROUND([.L23]);&quot;,&quot;;ROUND([.M23]);&quot;)&quot;)" office:value-type="string" office:string-value="(61,-56,33)">
            <text:p>(61,-56,33)</text:p>
          </table:table-cell>
          <table:table-cell office:value-type="float" office:value="61.1">
            <text:p>61.1</text:p>
          </table:table-cell>
          <table:table-cell office:value-type="float" office:value="-56.3">
            <text:p>-56.3</text:p>
          </table:table-cell>
          <table:table-cell office:value-type="float" office:value="33.4">
            <text:p>33.4</text:p>
          </table:table-cell>
          <table:table-cell table:formula="of:=IF(AND([.L23]=0;[.M23]=0);IF([.K23]=0;&quot;Black&quot;;IF([.K23]=100;&quot;White&quot;;&quot;Gray&quot;));IF(ABS([.L23])&gt;ABS([.M23]);IF([.L23]&lt;0;&quot;Green&quot;;&quot;Red&quot;);IF(ABS([.L23])&lt;ABS([.M23]);IF([.M23]&lt;0;&quot;Blue&quot;;&quot;Yellow&quot;);&quot;None&quot;)) )" office:value-type="string" office:string-value="Green">
            <text:p>Green</text:p>
          </table:table-cell>
          <table:table-cell table:formula="of:=IF(AND([.L23]=0;[.M23]=0);IF([.K23]=0;&quot;&quot;;IF([.K23]=100;&quot;&quot;;&quot;&quot;));IF(ABS([.L23])&gt;ABS([.M23]);IF([.M23]&lt;0;&quot;Blue&quot;;&quot;Yellow&quot;);IF(ABS([.L23])&lt;ABS([.M23]);IF([.L23]&lt;0;&quot;Green&quot;;&quot;Red&quot;);&quot;None&quot;)) )" office:value-type="string" office:string-value="Yellow">
            <text:p>Yellow</text:p>
          </table:table-cell>
          <table:table-cell table:formula="of:=0.2126*[.F23] + 0.7152*[.G23] + 0.0722*[.H23]" office:value-type="float" office:value="127.721">
            <text:p>127.72</text:p>
          </table:table-cell>
          <table:table-cell table:formula="of:=MOD(60*IF([.W23]=[.X23];0;IF([.T23]=[.X23];([.U23]-[.V23])/([.X23]-[.W23]);IF([.U23]=[.X23];2+([.V23]-[.T23])/([.X23]-[.W23]);4+([.T23]-[.U23])/([.X23]-[.W23]))));360)" office:value-type="float" office:value="150">
            <text:p>150</text:p>
          </table:table-cell>
          <table:table-cell table:formula="of:=IF([.W23]=[.X23];0;IF([.S23]&lt;0.5;([.X23]-[.W23])/([.W23]+[.X23]);([.X23]-[.W23])/(2-[.X23]-[.W23])))" office:value-type="float" office:value="1">
            <text:p>1</text:p>
          </table:table-cell>
          <table:table-cell table:formula="of:=([.W23]+[.X23])/2" office:value-type="float" office:value="0.333333333333333">
            <text:p>0.33</text:p>
          </table:table-cell>
          <table:table-cell table:formula="of:=[.F23]/255" office:value-type="float" office:value="0">
            <text:p>0</text:p>
          </table:table-cell>
          <table:table-cell table:formula="of:=[.G23]/255" office:value-type="float" office:value="0.666666666666667">
            <text:p>0.67</text:p>
          </table:table-cell>
          <table:table-cell table:formula="of:=[.H23]/255" office:value-type="float" office:value="0.333333333333333">
            <text:p>0.33</text:p>
          </table:table-cell>
          <table:table-cell table:formula="of:=MIN([.T23];[.U23];[.V23])" office:value-type="float" office:value="0">
            <text:p>0</text:p>
          </table:table-cell>
          <table:table-cell table:formula="of:=MAX([.T23];[.U23];[.V23])" office:value-type="float" office:value="0.666666666666667">
            <text:p>0.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28"/>
          <table:table-cell/>
          <table:table-cell table:style-name="ce78" office:value-type="string">
            <text:p>light-blue</text:p>
          </table:table-cell>
          <table:table-cell table:style-name="ce80" office:value-type="string">
            <text:p>#00AAFF</text:p>
          </table:table-cell>
          <table:table-cell table:formula="of:=HEX2DEC(MID([.E24];2;2))" office:value-type="float" office:value="0">
            <text:p>0</text:p>
          </table:table-cell>
          <table:table-cell table:formula="of:=HEX2DEC(MID([.E24];4;2))" office:value-type="float" office:value="170">
            <text:p>170</text:p>
          </table:table-cell>
          <table:table-cell table:formula="of:=HEX2DEC(MID([.E24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24]);&quot;,&quot;;ROUND([.L24]);&quot;,&quot;;ROUND([.M24]);&quot;)&quot;)" office:value-type="string" office:string-value="(67,-6,-52)">
            <text:p>(67,-6,-52)</text:p>
          </table:table-cell>
          <table:table-cell office:value-type="float" office:value="66.5">
            <text:p>66.5</text:p>
          </table:table-cell>
          <table:table-cell office:value-type="float" office:value="-6.2">
            <text:p>-6.2</text:p>
          </table:table-cell>
          <table:table-cell office:value-type="float" office:value="-52.1">
            <text:p>-52.1</text:p>
          </table:table-cell>
          <table:table-cell table:formula="of:=IF(AND([.L24]=0;[.M24]=0);IF([.K24]=0;&quot;Black&quot;;IF([.K24]=100;&quot;White&quot;;&quot;Gray&quot;));IF(ABS([.L24])&gt;ABS([.M24]);IF([.L24]&lt;0;&quot;Green&quot;;&quot;Red&quot;);IF(ABS([.L24])&lt;ABS([.M24]);IF([.M24]&lt;0;&quot;Blue&quot;;&quot;Yellow&quot;);&quot;None&quot;)) )" office:value-type="string" office:string-value="Blue">
            <text:p>Blue</text:p>
          </table:table-cell>
          <table:table-cell table:formula="of:=IF(AND([.L24]=0;[.M24]=0);IF([.K24]=0;&quot;&quot;;IF([.K24]=100;&quot;&quot;;&quot;&quot;));IF(ABS([.L24])&gt;ABS([.M24]);IF([.M24]&lt;0;&quot;Blue&quot;;&quot;Yellow&quot;);IF(ABS([.L24])&lt;ABS([.M24]);IF([.L24]&lt;0;&quot;Green&quot;;&quot;Red&quot;);&quot;None&quot;)) )" office:value-type="string" office:string-value="Green">
            <text:p>Green</text:p>
          </table:table-cell>
          <table:table-cell table:formula="of:=0.2126*[.F24] + 0.7152*[.G24] + 0.0722*[.H24]" office:value-type="float" office:value="139.995">
            <text:p>140</text:p>
          </table:table-cell>
          <table:table-cell table:formula="of:=MOD(60*IF([.W24]=[.X24];0;IF([.T24]=[.X24];([.U24]-[.V24])/([.X24]-[.W24]);IF([.U24]=[.X24];2+([.V24]-[.T24])/([.X24]-[.W24]);4+([.T24]-[.U24])/([.X24]-[.W24]))));360)" office:value-type="float" office:value="200">
            <text:p>200</text:p>
          </table:table-cell>
          <table:table-cell table:formula="of:=IF([.W24]=[.X24];0;IF([.S24]&lt;0.5;([.X24]-[.W24])/([.W24]+[.X24]);([.X24]-[.W24])/(2-[.X24]-[.W24])))" office:value-type="float" office:value="1">
            <text:p>1</text:p>
          </table:table-cell>
          <table:table-cell table:formula="of:=([.W24]+[.X24])/2" office:value-type="float" office:value="0.5">
            <text:p>0.5</text:p>
          </table:table-cell>
          <table:table-cell table:formula="of:=[.F24]/255" office:value-type="float" office:value="0">
            <text:p>0</text:p>
          </table:table-cell>
          <table:table-cell table:formula="of:=[.G24]/255" office:value-type="float" office:value="0.666666666666667">
            <text:p>0.67</text:p>
          </table:table-cell>
          <table:table-cell table:formula="of:=[.H24]/255" office:value-type="float" office:value="1">
            <text:p>1</text:p>
          </table:table-cell>
          <table:table-cell table:formula="of:=MIN([.T24];[.U24];[.V24])" office:value-type="float" office:value="0">
            <text:p>0</text:p>
          </table:table-cell>
          <table:table-cell table:formula="of:=MAX([.T24];[.U24];[.V24])" office:value-type="float" office:value="1">
            <text:p>1</text:p>
          </table:table-cell>
        </table:table-row>
        <table:table-row table:style-name="ro3">
          <table:table-cell office:value-type="float" office:value="23">
            <text:p>23</text:p>
          </table:table-cell>
          <table:table-cell table:style-name="ce29"/>
          <table:table-cell/>
          <table:table-cell table:style-name="ce78" office:value-type="string">
            <text:p>green</text:p>
            <text:p>medium-green</text:p>
          </table:table-cell>
          <table:table-cell table:style-name="ce80" office:value-type="string">
            <text:p>#00FF55</text:p>
          </table:table-cell>
          <table:table-cell table:formula="of:=HEX2DEC(MID([.E25];2;2))" office:value-type="float" office:value="0">
            <text:p>0</text:p>
          </table:table-cell>
          <table:table-cell table:formula="of:=HEX2DEC(MID([.E25];4;2))" office:value-type="float" office:value="255">
            <text:p>255</text:p>
          </table:table-cell>
          <table:table-cell table:formula="of:=HEX2DEC(MID([.E25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25]);&quot;,&quot;;ROUND([.L25]);&quot;,&quot;;ROUND([.M25]);&quot;)&quot;)" office:value-type="string" office:string-value="(88,-82,65)">
            <text:p>(88,-82,65)</text:p>
          </table:table-cell>
          <table:table-cell office:value-type="float" office:value="88.1">
            <text:p>88.1</text:p>
          </table:table-cell>
          <table:table-cell office:value-type="float" office:value="-82.1">
            <text:p>-82.1</text:p>
          </table:table-cell>
          <table:table-cell office:value-type="float" office:value="64.7">
            <text:p>64.7</text:p>
          </table:table-cell>
          <table:table-cell table:formula="of:=IF(AND([.L25]=0;[.M25]=0);IF([.K25]=0;&quot;Black&quot;;IF([.K25]=100;&quot;White&quot;;&quot;Gray&quot;));IF(ABS([.L25])&gt;ABS([.M25]);IF([.L25]&lt;0;&quot;Green&quot;;&quot;Red&quot;);IF(ABS([.L25])&lt;ABS([.M25]);IF([.M25]&lt;0;&quot;Blue&quot;;&quot;Yellow&quot;);&quot;None&quot;)) )" office:value-type="string" office:string-value="Green">
            <text:p>Green</text:p>
          </table:table-cell>
          <table:table-cell table:formula="of:=IF(AND([.L25]=0;[.M25]=0);IF([.K25]=0;&quot;&quot;;IF([.K25]=100;&quot;&quot;;&quot;&quot;));IF(ABS([.L25])&gt;ABS([.M25]);IF([.M25]&lt;0;&quot;Blue&quot;;&quot;Yellow&quot;);IF(ABS([.L25])&lt;ABS([.M25]);IF([.L25]&lt;0;&quot;Green&quot;;&quot;Red&quot;);&quot;None&quot;)) )" office:value-type="string" office:string-value="Yellow">
            <text:p>Yellow</text:p>
          </table:table-cell>
          <table:table-cell table:formula="of:=0.2126*[.F25] + 0.7152*[.G25] + 0.0722*[.H25]" office:value-type="float" office:value="188.513">
            <text:p>188.51</text:p>
          </table:table-cell>
          <table:table-cell table:formula="of:=MOD(60*IF([.W25]=[.X25];0;IF([.T25]=[.X25];([.U25]-[.V25])/([.X25]-[.W25]);IF([.U25]=[.X25];2+([.V25]-[.T25])/([.X25]-[.W25]);4+([.T25]-[.U25])/([.X25]-[.W25]))));360)" office:value-type="float" office:value="140">
            <text:p>140</text:p>
          </table:table-cell>
          <table:table-cell table:formula="of:=IF([.W25]=[.X25];0;IF([.S25]&lt;0.5;([.X25]-[.W25])/([.W25]+[.X25]);([.X25]-[.W25])/(2-[.X25]-[.W25])))" office:value-type="float" office:value="1">
            <text:p>1</text:p>
          </table:table-cell>
          <table:table-cell table:formula="of:=([.W25]+[.X25])/2" office:value-type="float" office:value="0.5">
            <text:p>0.5</text:p>
          </table:table-cell>
          <table:table-cell table:formula="of:=[.F25]/255" office:value-type="float" office:value="0">
            <text:p>0</text:p>
          </table:table-cell>
          <table:table-cell table:formula="of:=[.G25]/255" office:value-type="float" office:value="1">
            <text:p>1</text:p>
          </table:table-cell>
          <table:table-cell table:formula="of:=[.H25]/255" office:value-type="float" office:value="0.333333333333333">
            <text:p>0.33</text:p>
          </table:table-cell>
          <table:table-cell table:formula="of:=MIN([.T25];[.U25];[.V25])" office:value-type="float" office:value="0">
            <text:p>0</text:p>
          </table:table-cell>
          <table:table-cell table:formula="of:=MAX([.T25];[.U25];[.V25])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30"/>
          <table:table-cell/>
          <table:table-cell table:style-name="ce78" office:value-type="string">
            <text:p>bright-blue-green</text:p>
          </table:table-cell>
          <table:table-cell table:style-name="ce80" office:value-type="string">
            <text:p>#00FFAA</text:p>
          </table:table-cell>
          <table:table-cell table:formula="of:=HEX2DEC(MID([.E26];2;2))" office:value-type="float" office:value="0">
            <text:p>0</text:p>
          </table:table-cell>
          <table:table-cell table:formula="of:=HEX2DEC(MID([.E26];4;2))" office:value-type="float" office:value="255">
            <text:p>255</text:p>
          </table:table-cell>
          <table:table-cell table:formula="of:=HEX2DEC(MID([.E2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26]);&quot;,&quot;;ROUND([.L26]);&quot;,&quot;;ROUND([.M26]);&quot;)&quot;)" office:value-type="string" office:string-value="(89,-69,27)">
            <text:p>(89,-69,27)</text:p>
          </table:table-cell>
          <table:table-cell office:value-type="float" office:value="89.1">
            <text:p>89.1</text:p>
          </table:table-cell>
          <table:table-cell office:value-type="float" office:value="-69.2">
            <text:p>-69.2</text:p>
          </table:table-cell>
          <table:table-cell office:value-type="float" office:value="26.8">
            <text:p>26.8</text:p>
          </table:table-cell>
          <table:table-cell table:formula="of:=IF(AND([.L26]=0;[.M26]=0);IF([.K26]=0;&quot;Black&quot;;IF([.K26]=100;&quot;White&quot;;&quot;Gray&quot;));IF(ABS([.L26])&gt;ABS([.M26]);IF([.L26]&lt;0;&quot;Green&quot;;&quot;Red&quot;);IF(ABS([.L26])&lt;ABS([.M26]);IF([.M26]&lt;0;&quot;Blue&quot;;&quot;Yellow&quot;);&quot;None&quot;)) )" office:value-type="string" office:string-value="Green">
            <text:p>Green</text:p>
          </table:table-cell>
          <table:table-cell table:formula="of:=IF(AND([.L26]=0;[.M26]=0);IF([.K26]=0;&quot;&quot;;IF([.K26]=100;&quot;&quot;;&quot;&quot;));IF(ABS([.L26])&gt;ABS([.M26]);IF([.M26]&lt;0;&quot;Blue&quot;;&quot;Yellow&quot;);IF(ABS([.L26])&lt;ABS([.M26]);IF([.L26]&lt;0;&quot;Green&quot;;&quot;Red&quot;);&quot;None&quot;)) )" office:value-type="string" office:string-value="Yellow">
            <text:p>Yellow</text:p>
          </table:table-cell>
          <table:table-cell table:formula="of:=0.2126*[.F26] + 0.7152*[.G26] + 0.0722*[.H26]" office:value-type="float" office:value="194.65">
            <text:p>194.65</text:p>
          </table:table-cell>
          <table:table-cell table:formula="of:=MOD(60*IF([.W26]=[.X26];0;IF([.T26]=[.X26];([.U26]-[.V26])/([.X26]-[.W26]);IF([.U26]=[.X26];2+([.V26]-[.T26])/([.X26]-[.W26]);4+([.T26]-[.U26])/([.X26]-[.W26]))));360)" office:value-type="float" office:value="160">
            <text:p>160</text:p>
          </table:table-cell>
          <table:table-cell table:formula="of:=IF([.W26]=[.X26];0;IF([.S26]&lt;0.5;([.X26]-[.W26])/([.W26]+[.X26]);([.X26]-[.W26])/(2-[.X26]-[.W26])))" office:value-type="float" office:value="1">
            <text:p>1</text:p>
          </table:table-cell>
          <table:table-cell table:formula="of:=([.W26]+[.X26])/2" office:value-type="float" office:value="0.5">
            <text:p>0.5</text:p>
          </table:table-cell>
          <table:table-cell table:formula="of:=[.F26]/255" office:value-type="float" office:value="0">
            <text:p>0</text:p>
          </table:table-cell>
          <table:table-cell table:formula="of:=[.G26]/255" office:value-type="float" office:value="1">
            <text:p>1</text:p>
          </table:table-cell>
          <table:table-cell table:formula="of:=[.H26]/255" office:value-type="float" office:value="0.666666666666667">
            <text:p>0.67</text:p>
          </table:table-cell>
          <table:table-cell table:formula="of:=MIN([.T26];[.U26];[.V26])" office:value-type="float" office:value="0">
            <text:p>0</text:p>
          </table:table-cell>
          <table:table-cell table:formula="of:=MAX([.T26];[.U26];[.V26])" office:value-type="float" office:value="1">
            <text:p>1</text:p>
          </table:table-cell>
        </table:table-row>
        <table:table-row table:style-name="ro9">
          <table:table-cell office:value-type="float" office:value="25">
            <text:p>25</text:p>
          </table:table-cell>
          <table:table-cell table:style-name="ce31"/>
          <table:table-cell office:value-type="string">
            <text:p>1/3 Brightness Red</text:p>
          </table:table-cell>
          <table:table-cell table:style-name="ce78" office:value-type="string">
            <text:p>darker-orange-brown</text:p>
            <text:p>darker-orange</text:p>
            <text:p>brown</text:p>
            <text:p>darker-brown</text:p>
            <text:p>darker-purple-brown</text:p>
            <text:p>darker-pink</text:p>
          </table:table-cell>
          <table:table-cell table:style-name="ce80" office:value-type="string">
            <text:p>#550000</text:p>
          </table:table-cell>
          <table:table-cell table:formula="of:=HEX2DEC(MID([.E27];2;2))" office:value-type="float" office:value="85">
            <text:p>85</text:p>
          </table:table-cell>
          <table:table-cell table:formula="of:=HEX2DEC(MID([.E27];4;2))" office:value-type="float" office:value="0">
            <text:p>0</text:p>
          </table:table-cell>
          <table:table-cell table:formula="of:=HEX2DEC(MID([.E27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27]);&quot;,&quot;;ROUND([.L27]);&quot;,&quot;;ROUND([.M27]);&quot;)&quot;)" office:value-type="string" office:string-value="(15,36,24)">
            <text:p>(15,36,24)</text:p>
          </table:table-cell>
          <table:table-cell office:value-type="float" office:value="15.1">
            <text:p>15.1</text:p>
          </table:table-cell>
          <table:table-cell office:value-type="float" office:value="36">
            <text:p>36.0</text:p>
          </table:table-cell>
          <table:table-cell office:value-type="float" office:value="23.6">
            <text:p>23.6</text:p>
          </table:table-cell>
          <table:table-cell table:formula="of:=IF(AND([.L27]=0;[.M27]=0);IF([.K27]=0;&quot;Black&quot;;IF([.K27]=100;&quot;White&quot;;&quot;Gray&quot;));IF(ABS([.L27])&gt;ABS([.M27]);IF([.L27]&lt;0;&quot;Green&quot;;&quot;Red&quot;);IF(ABS([.L27])&lt;ABS([.M27]);IF([.M27]&lt;0;&quot;Blue&quot;;&quot;Yellow&quot;);&quot;None&quot;)) )" office:value-type="string" office:string-value="Red">
            <text:p>Red</text:p>
          </table:table-cell>
          <table:table-cell table:formula="of:=IF(AND([.L27]=0;[.M27]=0);IF([.K27]=0;&quot;&quot;;IF([.K27]=100;&quot;&quot;;&quot;&quot;));IF(ABS([.L27])&gt;ABS([.M27]);IF([.M27]&lt;0;&quot;Blue&quot;;&quot;Yellow&quot;);IF(ABS([.L27])&lt;ABS([.M27]);IF([.L27]&lt;0;&quot;Green&quot;;&quot;Red&quot;);&quot;None&quot;)) )" office:value-type="string" office:string-value="Yellow">
            <text:p>Yellow</text:p>
          </table:table-cell>
          <table:table-cell table:formula="of:=0.2126*[.F27] + 0.7152*[.G27] + 0.0722*[.H27]" office:value-type="float" office:value="18.071">
            <text:p>18.07</text:p>
          </table:table-cell>
          <table:table-cell table:formula="of:=MOD(60*IF([.W27]=[.X27];0;IF([.T27]=[.X27];([.U27]-[.V27])/([.X27]-[.W27]);IF([.U27]=[.X27];2+([.V27]-[.T27])/([.X27]-[.W27]);4+([.T27]-[.U27])/([.X27]-[.W27]))));360)" office:value-type="float" office:value="0">
            <text:p>0</text:p>
          </table:table-cell>
          <table:table-cell table:formula="of:=IF([.W27]=[.X27];0;IF([.S27]&lt;0.5;([.X27]-[.W27])/([.W27]+[.X27]);([.X27]-[.W27])/(2-[.X27]-[.W27])))" office:value-type="float" office:value="1">
            <text:p>1</text:p>
          </table:table-cell>
          <table:table-cell table:formula="of:=([.W27]+[.X27])/2" office:value-type="float" office:value="0.166666666666667">
            <text:p>0.17</text:p>
          </table:table-cell>
          <table:table-cell table:formula="of:=[.F27]/255" office:value-type="float" office:value="0.333333333333333">
            <text:p>0.33</text:p>
          </table:table-cell>
          <table:table-cell table:formula="of:=[.G27]/255" office:value-type="float" office:value="0">
            <text:p>0</text:p>
          </table:table-cell>
          <table:table-cell table:formula="of:=[.H27]/255" office:value-type="float" office:value="0">
            <text:p>0</text:p>
          </table:table-cell>
          <table:table-cell table:formula="of:=MIN([.T27];[.U27];[.V27])" office:value-type="float" office:value="0">
            <text:p>0</text:p>
          </table:table-cell>
          <table:table-cell table:formula="of:=MAX([.T27];[.U27];[.V27])" office:value-type="float" office:value="0.333333333333333">
            <text:p>0.3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32"/>
          <table:table-cell office:value-type="string">
            <text:p>1/3 Brightness Magenta</text:p>
          </table:table-cell>
          <table:table-cell table:style-name="ce78" office:value-type="string">
            <text:p>darker-magenta</text:p>
          </table:table-cell>
          <table:table-cell table:style-name="ce80" office:value-type="string">
            <text:p>#550055</text:p>
          </table:table-cell>
          <table:table-cell table:formula="of:=HEX2DEC(MID([.E28];2;2))" office:value-type="float" office:value="85">
            <text:p>85</text:p>
          </table:table-cell>
          <table:table-cell table:formula="of:=HEX2DEC(MID([.E28];4;2))" office:value-type="float" office:value="0">
            <text:p>0</text:p>
          </table:table-cell>
          <table:table-cell table:formula="of:=HEX2DEC(MID([.E28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28]);&quot;,&quot;;ROUND([.L28]);&quot;,&quot;;ROUND([.M28]);&quot;)&quot;)" office:value-type="string" office:string-value="(18,44,-27)">
            <text:p>(18,44,-27)</text:p>
          </table:table-cell>
          <table:table-cell office:value-type="float" office:value="18.3">
            <text:p>18.3</text:p>
          </table:table-cell>
          <table:table-cell office:value-type="float" office:value="44.2">
            <text:p>44.2</text:p>
          </table:table-cell>
          <table:table-cell office:value-type="float" office:value="-27.4">
            <text:p>-27.4</text:p>
          </table:table-cell>
          <table:table-cell table:formula="of:=IF(AND([.L28]=0;[.M28]=0);IF([.K28]=0;&quot;Black&quot;;IF([.K28]=100;&quot;White&quot;;&quot;Gray&quot;));IF(ABS([.L28])&gt;ABS([.M28]);IF([.L28]&lt;0;&quot;Green&quot;;&quot;Red&quot;);IF(ABS([.L28])&lt;ABS([.M28]);IF([.M28]&lt;0;&quot;Blue&quot;;&quot;Yellow&quot;);&quot;None&quot;)) )" office:value-type="string" office:string-value="Red">
            <text:p>Red</text:p>
          </table:table-cell>
          <table:table-cell table:formula="of:=IF(AND([.L28]=0;[.M28]=0);IF([.K28]=0;&quot;&quot;;IF([.K28]=100;&quot;&quot;;&quot;&quot;));IF(ABS([.L28])&gt;ABS([.M28]);IF([.M28]&lt;0;&quot;Blue&quot;;&quot;Yellow&quot;);IF(ABS([.L28])&lt;ABS([.M28]);IF([.L28]&lt;0;&quot;Green&quot;;&quot;Red&quot;);&quot;None&quot;)) )" office:value-type="string" office:string-value="Blue">
            <text:p>Blue</text:p>
          </table:table-cell>
          <table:table-cell table:formula="of:=0.2126*[.F28] + 0.7152*[.G28] + 0.0722*[.H28]" office:value-type="float" office:value="24.208">
            <text:p>24.21</text:p>
          </table:table-cell>
          <table:table-cell table:formula="of:=MOD(60*IF([.W28]=[.X28];0;IF([.T28]=[.X28];([.U28]-[.V28])/([.X28]-[.W28]);IF([.U28]=[.X28];2+([.V28]-[.T28])/([.X28]-[.W28]);4+([.T28]-[.U28])/([.X28]-[.W28]))));360)" office:value-type="float" office:value="300">
            <text:p>300</text:p>
          </table:table-cell>
          <table:table-cell table:formula="of:=IF([.W28]=[.X28];0;IF([.S28]&lt;0.5;([.X28]-[.W28])/([.W28]+[.X28]);([.X28]-[.W28])/(2-[.X28]-[.W28])))" office:value-type="float" office:value="1">
            <text:p>1</text:p>
          </table:table-cell>
          <table:table-cell table:formula="of:=([.W28]+[.X28])/2" office:value-type="float" office:value="0.166666666666667">
            <text:p>0.17</text:p>
          </table:table-cell>
          <table:table-cell table:formula="of:=[.F28]/255" office:value-type="float" office:value="0.333333333333333">
            <text:p>0.33</text:p>
          </table:table-cell>
          <table:table-cell table:formula="of:=[.G28]/255" office:value-type="float" office:value="0">
            <text:p>0</text:p>
          </table:table-cell>
          <table:table-cell table:formula="of:=[.H28]/255" office:value-type="float" office:value="0.333333333333333">
            <text:p>0.33</text:p>
          </table:table-cell>
          <table:table-cell table:formula="of:=MIN([.T28];[.U28];[.V28])" office:value-type="float" office:value="0">
            <text:p>0</text:p>
          </table:table-cell>
          <table:table-cell table:formula="of:=MAX([.T28];[.U28];[.V28])" office:value-type="float" office:value="0.333333333333333">
            <text:p>0.33</text:p>
          </table:table-cell>
        </table:table-row>
        <table:table-row table:style-name="ro3">
          <table:table-cell office:value-type="float" office:value="27">
            <text:p>27</text:p>
          </table:table-cell>
          <table:table-cell table:style-name="ce33"/>
          <table:table-cell/>
          <table:table-cell table:style-name="ce78" office:value-type="string">
            <text:p>purple</text:p>
            <text:p>dark-purple</text:p>
          </table:table-cell>
          <table:table-cell table:style-name="ce80" office:value-type="string">
            <text:p>#5500AA</text:p>
          </table:table-cell>
          <table:table-cell table:formula="of:=HEX2DEC(MID([.E29];2;2))" office:value-type="float" office:value="85">
            <text:p>85</text:p>
          </table:table-cell>
          <table:table-cell table:formula="of:=HEX2DEC(MID([.E29];4;2))" office:value-type="float" office:value="0">
            <text:p>0</text:p>
          </table:table-cell>
          <table:table-cell table:formula="of:=HEX2DEC(MID([.E29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29]);&quot;,&quot;;ROUND([.L29]);&quot;,&quot;;ROUND([.M29]);&quot;)&quot;)" office:value-type="string" office:string-value="(26,62,-68)">
            <text:p>(26,62,-68)</text:p>
          </table:table-cell>
          <table:table-cell office:value-type="float" office:value="26.3">
            <text:p>26.3</text:p>
          </table:table-cell>
          <table:table-cell office:value-type="float" office:value="61.5">
            <text:p>61.5</text:p>
          </table:table-cell>
          <table:table-cell office:value-type="float" office:value="-68.4">
            <text:p>-68.4</text:p>
          </table:table-cell>
          <table:table-cell table:formula="of:=IF(AND([.L29]=0;[.M29]=0);IF([.K29]=0;&quot;Black&quot;;IF([.K29]=100;&quot;White&quot;;&quot;Gray&quot;));IF(ABS([.L29])&gt;ABS([.M29]);IF([.L29]&lt;0;&quot;Green&quot;;&quot;Red&quot;);IF(ABS([.L29])&lt;ABS([.M29]);IF([.M29]&lt;0;&quot;Blue&quot;;&quot;Yellow&quot;);&quot;None&quot;)) )" office:value-type="string" office:string-value="Blue">
            <text:p>Blue</text:p>
          </table:table-cell>
          <table:table-cell table:formula="of:=IF(AND([.L29]=0;[.M29]=0);IF([.K29]=0;&quot;&quot;;IF([.K29]=100;&quot;&quot;;&quot;&quot;));IF(ABS([.L29])&gt;ABS([.M29]);IF([.M29]&lt;0;&quot;Blue&quot;;&quot;Yellow&quot;);IF(ABS([.L29])&lt;ABS([.M29]);IF([.L29]&lt;0;&quot;Green&quot;;&quot;Red&quot;);&quot;None&quot;)) )" office:value-type="string" office:string-value="Red">
            <text:p>Red</text:p>
          </table:table-cell>
          <table:table-cell table:formula="of:=0.2126*[.F29] + 0.7152*[.G29] + 0.0722*[.H29]" office:value-type="float" office:value="30.345">
            <text:p>30.35</text:p>
          </table:table-cell>
          <table:table-cell table:formula="of:=MOD(60*IF([.W29]=[.X29];0;IF([.T29]=[.X29];([.U29]-[.V29])/([.X29]-[.W29]);IF([.U29]=[.X29];2+([.V29]-[.T29])/([.X29]-[.W29]);4+([.T29]-[.U29])/([.X29]-[.W29]))));360)" office:value-type="float" office:value="270">
            <text:p>270</text:p>
          </table:table-cell>
          <table:table-cell table:formula="of:=IF([.W29]=[.X29];0;IF([.S29]&lt;0.5;([.X29]-[.W29])/([.W29]+[.X29]);([.X29]-[.W29])/(2-[.X29]-[.W29])))" office:value-type="float" office:value="1">
            <text:p>1</text:p>
          </table:table-cell>
          <table:table-cell table:formula="of:=([.W29]+[.X29])/2" office:value-type="float" office:value="0.333333333333333">
            <text:p>0.33</text:p>
          </table:table-cell>
          <table:table-cell table:formula="of:=[.F29]/255" office:value-type="float" office:value="0.333333333333333">
            <text:p>0.33</text:p>
          </table:table-cell>
          <table:table-cell table:formula="of:=[.G29]/255" office:value-type="float" office:value="0">
            <text:p>0</text:p>
          </table:table-cell>
          <table:table-cell table:formula="of:=[.H29]/255" office:value-type="float" office:value="0.666666666666667">
            <text:p>0.67</text:p>
          </table:table-cell>
          <table:table-cell table:formula="of:=MIN([.T29];[.U29];[.V29])" office:value-type="float" office:value="0">
            <text:p>0</text:p>
          </table:table-cell>
          <table:table-cell table:formula="of:=MAX([.T29];[.U29];[.V29])" office:value-type="float" office:value="0.666666666666667">
            <text:p>0.6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34"/>
          <table:table-cell/>
          <table:table-cell table:style-name="ce78" office:value-type="string">
            <text:p>bright-purple-blue</text:p>
          </table:table-cell>
          <table:table-cell table:style-name="ce80" office:value-type="string">
            <text:p>#5500FF</text:p>
          </table:table-cell>
          <table:table-cell table:formula="of:=HEX2DEC(MID([.E30];2;2))" office:value-type="float" office:value="85">
            <text:p>85</text:p>
          </table:table-cell>
          <table:table-cell table:formula="of:=HEX2DEC(MID([.E30];4;2))" office:value-type="float" office:value="0">
            <text:p>0</text:p>
          </table:table-cell>
          <table:table-cell table:formula="of:=HEX2DEC(MID([.E30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30]);&quot;,&quot;;ROUND([.L30]);&quot;,&quot;;ROUND([.M30]);&quot;)&quot;)" office:value-type="string" office:string-value="(36,81,-101)">
            <text:p>(36,81,-101)</text:p>
          </table:table-cell>
          <table:table-cell office:value-type="float" office:value="36.3">
            <text:p>36.3</text:p>
          </table:table-cell>
          <table:table-cell office:value-type="float" office:value="80.7">
            <text:p>80.7</text:p>
          </table:table-cell>
          <table:table-cell office:value-type="float" office:value="-101.1">
            <text:p>-101.1</text:p>
          </table:table-cell>
          <table:table-cell table:formula="of:=IF(AND([.L30]=0;[.M30]=0);IF([.K30]=0;&quot;Black&quot;;IF([.K30]=100;&quot;White&quot;;&quot;Gray&quot;));IF(ABS([.L30])&gt;ABS([.M30]);IF([.L30]&lt;0;&quot;Green&quot;;&quot;Red&quot;);IF(ABS([.L30])&lt;ABS([.M30]);IF([.M30]&lt;0;&quot;Blue&quot;;&quot;Yellow&quot;);&quot;None&quot;)) )" office:value-type="string" office:string-value="Blue">
            <text:p>Blue</text:p>
          </table:table-cell>
          <table:table-cell table:formula="of:=IF(AND([.L30]=0;[.M30]=0);IF([.K30]=0;&quot;&quot;;IF([.K30]=100;&quot;&quot;;&quot;&quot;));IF(ABS([.L30])&gt;ABS([.M30]);IF([.M30]&lt;0;&quot;Blue&quot;;&quot;Yellow&quot;);IF(ABS([.L30])&lt;ABS([.M30]);IF([.L30]&lt;0;&quot;Green&quot;;&quot;Red&quot;);&quot;None&quot;)) )" office:value-type="string" office:string-value="Red">
            <text:p>Red</text:p>
          </table:table-cell>
          <table:table-cell table:formula="of:=0.2126*[.F30] + 0.7152*[.G30] + 0.0722*[.H30]" office:value-type="float" office:value="36.482">
            <text:p>36.48</text:p>
          </table:table-cell>
          <table:table-cell table:formula="of:=MOD(60*IF([.W30]=[.X30];0;IF([.T30]=[.X30];([.U30]-[.V30])/([.X30]-[.W30]);IF([.U30]=[.X30];2+([.V30]-[.T30])/([.X30]-[.W30]);4+([.T30]-[.U30])/([.X30]-[.W30]))));360)" office:value-type="float" office:value="260">
            <text:p>260</text:p>
          </table:table-cell>
          <table:table-cell table:formula="of:=IF([.W30]=[.X30];0;IF([.S30]&lt;0.5;([.X30]-[.W30])/([.W30]+[.X30]);([.X30]-[.W30])/(2-[.X30]-[.W30])))" office:value-type="float" office:value="1">
            <text:p>1</text:p>
          </table:table-cell>
          <table:table-cell table:formula="of:=([.W30]+[.X30])/2" office:value-type="float" office:value="0.5">
            <text:p>0.5</text:p>
          </table:table-cell>
          <table:table-cell table:formula="of:=[.F30]/255" office:value-type="float" office:value="0.333333333333333">
            <text:p>0.33</text:p>
          </table:table-cell>
          <table:table-cell table:formula="of:=[.G30]/255" office:value-type="float" office:value="0">
            <text:p>0</text:p>
          </table:table-cell>
          <table:table-cell table:formula="of:=[.H30]/255" office:value-type="float" office:value="1">
            <text:p>1</text:p>
          </table:table-cell>
          <table:table-cell table:formula="of:=MIN([.T30];[.U30];[.V30])" office:value-type="float" office:value="0">
            <text:p>0</text:p>
          </table:table-cell>
          <table:table-cell table:formula="of:=MAX([.T30];[.U30];[.V30])" office:value-type="float" office:value="1">
            <text:p>1</text:p>
          </table:table-cell>
        </table:table-row>
        <table:table-row table:style-name="ro3">
          <table:table-cell office:value-type="float" office:value="29">
            <text:p>29</text:p>
          </table:table-cell>
          <table:table-cell table:style-name="ce35"/>
          <table:table-cell office:value-type="string">
            <text:p>1/3 Brightness Yellow</text:p>
          </table:table-cell>
          <table:table-cell table:style-name="ce78" office:value-type="string">
            <text:p>darker-yellow-brown</text:p>
            <text:p>darker-yellow</text:p>
          </table:table-cell>
          <table:table-cell table:style-name="ce80" office:value-type="string">
            <text:p>#555500</text:p>
          </table:table-cell>
          <table:table-cell table:formula="of:=HEX2DEC(MID([.E31];2;2))" office:value-type="float" office:value="85">
            <text:p>85</text:p>
          </table:table-cell>
          <table:table-cell table:formula="of:=HEX2DEC(MID([.E31];4;2))" office:value-type="float" office:value="85">
            <text:p>85</text:p>
          </table:table-cell>
          <table:table-cell table:formula="of:=HEX2DEC(MID([.E31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31]);&quot;,&quot;;ROUND([.L31]);&quot;,&quot;;ROUND([.M31]);&quot;)&quot;)" office:value-type="string" office:string-value="(35,-10,43)">
            <text:p>(35,-10,43)</text:p>
          </table:table-cell>
          <table:table-cell office:value-type="float" office:value="34.9">
            <text:p>34.9</text:p>
          </table:table-cell>
          <table:table-cell office:value-type="float" office:value="-9.7">
            <text:p>-9.7</text:p>
          </table:table-cell>
          <table:table-cell office:value-type="float" office:value="42.5">
            <text:p>42.5</text:p>
          </table:table-cell>
          <table:table-cell table:formula="of:=IF(AND([.L31]=0;[.M31]=0);IF([.K31]=0;&quot;Black&quot;;IF([.K31]=100;&quot;White&quot;;&quot;Gray&quot;));IF(ABS([.L31])&gt;ABS([.M31]);IF([.L31]&lt;0;&quot;Green&quot;;&quot;Red&quot;);IF(ABS([.L31])&lt;ABS([.M31]);IF([.M31]&lt;0;&quot;Blue&quot;;&quot;Yellow&quot;);&quot;None&quot;)) )" office:value-type="string" office:string-value="Yellow">
            <text:p>Yellow</text:p>
          </table:table-cell>
          <table:table-cell table:formula="of:=IF(AND([.L31]=0;[.M31]=0);IF([.K31]=0;&quot;&quot;;IF([.K31]=100;&quot;&quot;;&quot;&quot;));IF(ABS([.L31])&gt;ABS([.M31]);IF([.M31]&lt;0;&quot;Blue&quot;;&quot;Yellow&quot;);IF(ABS([.L31])&lt;ABS([.M31]);IF([.L31]&lt;0;&quot;Green&quot;;&quot;Red&quot;);&quot;None&quot;)) )" office:value-type="string" office:string-value="Green">
            <text:p>Green</text:p>
          </table:table-cell>
          <table:table-cell table:formula="of:=0.2126*[.F31] + 0.7152*[.G31] + 0.0722*[.H31]" office:value-type="float" office:value="78.863">
            <text:p>78.86</text:p>
          </table:table-cell>
          <table:table-cell table:formula="of:=MOD(60*IF([.W31]=[.X31];0;IF([.T31]=[.X31];([.U31]-[.V31])/([.X31]-[.W31]);IF([.U31]=[.X31];2+([.V31]-[.T31])/([.X31]-[.W31]);4+([.T31]-[.U31])/([.X31]-[.W31]))));360)" office:value-type="float" office:value="60">
            <text:p>60</text:p>
          </table:table-cell>
          <table:table-cell table:formula="of:=IF([.W31]=[.X31];0;IF([.S31]&lt;0.5;([.X31]-[.W31])/([.W31]+[.X31]);([.X31]-[.W31])/(2-[.X31]-[.W31])))" office:value-type="float" office:value="1">
            <text:p>1</text:p>
          </table:table-cell>
          <table:table-cell table:formula="of:=([.W31]+[.X31])/2" office:value-type="float" office:value="0.166666666666667">
            <text:p>0.17</text:p>
          </table:table-cell>
          <table:table-cell table:formula="of:=[.F31]/255" office:value-type="float" office:value="0.333333333333333">
            <text:p>0.33</text:p>
          </table:table-cell>
          <table:table-cell table:formula="of:=[.G31]/255" office:value-type="float" office:value="0.333333333333333">
            <text:p>0.33</text:p>
          </table:table-cell>
          <table:table-cell table:formula="of:=[.H31]/255" office:value-type="float" office:value="0">
            <text:p>0</text:p>
          </table:table-cell>
          <table:table-cell table:formula="of:=MIN([.T31];[.U31];[.V31])" office:value-type="float" office:value="0">
            <text:p>0</text:p>
          </table:table-cell>
          <table:table-cell table:formula="of:=MAX([.T31];[.U31];[.V31])" office:value-type="float" office:value="0.333333333333333">
            <text:p>0.33</text:p>
          </table:table-cell>
        </table:table-row>
        <table:table-row table:style-name="ro9">
          <table:table-cell office:value-type="float" office:value="30">
            <text:p>30</text:p>
          </table:table-cell>
          <table:table-cell table:style-name="ce36"/>
          <table:table-cell office:value-type="string">
            <text:p>Gray 1 (1/3 Brightness White)</text:p>
          </table:table-cell>
          <table:table-cell table:style-name="ce78" office:value-type="string">
            <text:p>dark-gray</text:p>
            <text:p>dark-grey</text:p>
            <text:p>dull-gray</text:p>
            <text:p>dull-grey</text:p>
            <text:p>darker-gray</text:p>
            <text:p>darker-grey</text:p>
          </table:table-cell>
          <table:table-cell table:style-name="ce80" office:value-type="string">
            <text:p>#555555</text:p>
          </table:table-cell>
          <table:table-cell table:formula="of:=HEX2DEC(MID([.E32];2;2))" office:value-type="float" office:value="85">
            <text:p>85</text:p>
          </table:table-cell>
          <table:table-cell table:formula="of:=HEX2DEC(MID([.E32];4;2))" office:value-type="float" office:value="85">
            <text:p>85</text:p>
          </table:table-cell>
          <table:table-cell table:formula="of:=HEX2DEC(MID([.E32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32]);&quot;,&quot;;ROUND([.L32]);&quot;,&quot;;ROUND([.M32]);&quot;)&quot;)" office:value-type="string" office:string-value="(36,0,0)">
            <text:p>(36,0,0)</text:p>
          </table:table-cell>
          <table:table-cell office:value-type="float" office:value="36.1">
            <text:p>36.1</text:p>
          </table:table-cell>
          <table:table-cell table:number-columns-repeated="2" office:value-type="float" office:value="0">
            <text:p>0.0</text:p>
          </table:table-cell>
          <table:table-cell table:formula="of:=IF(AND([.L32]=0;[.M32]=0);IF([.K32]=0;&quot;Black&quot;;IF([.K32]=100;&quot;White&quot;;&quot;Gray&quot;));IF(ABS([.L32])&gt;ABS([.M32]);IF([.L32]&lt;0;&quot;Green&quot;;&quot;Red&quot;);IF(ABS([.L32])&lt;ABS([.M32]);IF([.M32]&lt;0;&quot;Blue&quot;;&quot;Yellow&quot;);&quot;None&quot;)) )" office:value-type="string" office:string-value="Gray">
            <text:p>Gray</text:p>
          </table:table-cell>
          <table:table-cell table:formula="of:=IF(AND([.L32]=0;[.M32]=0);IF([.K32]=0;&quot;&quot;;IF([.K32]=100;&quot;&quot;;&quot;&quot;));IF(ABS([.L32])&gt;ABS([.M32]);IF([.M32]&lt;0;&quot;Blue&quot;;&quot;Yellow&quot;);IF(ABS([.L32])&lt;ABS([.M32]);IF([.L32]&lt;0;&quot;Green&quot;;&quot;Red&quot;);&quot;None&quot;)) )">
            <text:p/>
          </table:table-cell>
          <table:table-cell table:formula="of:=0.2126*[.F32] + 0.7152*[.G32] + 0.0722*[.H32]" office:value-type="float" office:value="85">
            <text:p>85</text:p>
          </table:table-cell>
          <table:table-cell table:formula="of:=MOD(60*IF([.W32]=[.X32];0;IF([.T32]=[.X32];([.U32]-[.V32])/([.X32]-[.W32]);IF([.U32]=[.X32];2+([.V32]-[.T32])/([.X32]-[.W32]);4+([.T32]-[.U32])/([.X32]-[.W32]))));360)" office:value-type="float" office:value="0">
            <text:p>0</text:p>
          </table:table-cell>
          <table:table-cell table:formula="of:=IF([.W32]=[.X32];0;IF([.S32]&lt;0.5;([.X32]-[.W32])/([.W32]+[.X32]);([.X32]-[.W32])/(2-[.X32]-[.W32])))" office:value-type="float" office:value="0">
            <text:p>0</text:p>
          </table:table-cell>
          <table:table-cell table:formula="of:=([.W32]+[.X32])/2" office:value-type="float" office:value="0.333333333333333">
            <text:p>0.33</text:p>
          </table:table-cell>
          <table:table-cell table:formula="of:=[.F32]/255" office:value-type="float" office:value="0.333333333333333">
            <text:p>0.33</text:p>
          </table:table-cell>
          <table:table-cell table:formula="of:=[.G32]/255" office:value-type="float" office:value="0.333333333333333">
            <text:p>0.33</text:p>
          </table:table-cell>
          <table:table-cell table:formula="of:=[.H32]/255" office:value-type="float" office:value="0.333333333333333">
            <text:p>0.33</text:p>
          </table:table-cell>
          <table:table-cell table:formula="of:=MIN([.T32];[.U32];[.V32])" office:value-type="float" office:value="0.333333333333333">
            <text:p>0.33</text:p>
          </table:table-cell>
          <table:table-cell table:formula="of:=MAX([.T32];[.U32];[.V32])" office:value-type="float" office:value="0.333333333333333">
            <text:p>0.3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37"/>
          <table:table-cell/>
          <table:table-cell table:style-name="ce78" office:value-type="string">
            <text:p>dull-purple</text:p>
          </table:table-cell>
          <table:table-cell table:style-name="ce80" office:value-type="string">
            <text:p>#5555AA</text:p>
          </table:table-cell>
          <table:table-cell table:formula="of:=HEX2DEC(MID([.E33];2;2))" office:value-type="float" office:value="85">
            <text:p>85</text:p>
          </table:table-cell>
          <table:table-cell table:formula="of:=HEX2DEC(MID([.E33];4;2))" office:value-type="float" office:value="85">
            <text:p>85</text:p>
          </table:table-cell>
          <table:table-cell table:formula="of:=HEX2DEC(MID([.E33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33]);&quot;,&quot;;ROUND([.L33]);&quot;,&quot;;ROUND([.M33]);&quot;)&quot;)" office:value-type="string" office:string-value="(40,24,-46)">
            <text:p>(40,24,-46)</text:p>
          </table:table-cell>
          <table:table-cell office:value-type="float" office:value="40.1">
            <text:p>40.1</text:p>
          </table:table-cell>
          <table:table-cell office:value-type="float" office:value="23.7">
            <text:p>23.7</text:p>
          </table:table-cell>
          <table:table-cell office:value-type="float" office:value="-45.8">
            <text:p>-45.8</text:p>
          </table:table-cell>
          <table:table-cell table:formula="of:=IF(AND([.L33]=0;[.M33]=0);IF([.K33]=0;&quot;Black&quot;;IF([.K33]=100;&quot;White&quot;;&quot;Gray&quot;));IF(ABS([.L33])&gt;ABS([.M33]);IF([.L33]&lt;0;&quot;Green&quot;;&quot;Red&quot;);IF(ABS([.L33])&lt;ABS([.M33]);IF([.M33]&lt;0;&quot;Blue&quot;;&quot;Yellow&quot;);&quot;None&quot;)) )" office:value-type="string" office:string-value="Blue">
            <text:p>Blue</text:p>
          </table:table-cell>
          <table:table-cell table:formula="of:=IF(AND([.L33]=0;[.M33]=0);IF([.K33]=0;&quot;&quot;;IF([.K33]=100;&quot;&quot;;&quot;&quot;));IF(ABS([.L33])&gt;ABS([.M33]);IF([.M33]&lt;0;&quot;Blue&quot;;&quot;Yellow&quot;);IF(ABS([.L33])&lt;ABS([.M33]);IF([.L33]&lt;0;&quot;Green&quot;;&quot;Red&quot;);&quot;None&quot;)) )" office:value-type="string" office:string-value="Red">
            <text:p>Red</text:p>
          </table:table-cell>
          <table:table-cell table:formula="of:=0.2126*[.F33] + 0.7152*[.G33] + 0.0722*[.H33]" office:value-type="float" office:value="91.137">
            <text:p>91.14</text:p>
          </table:table-cell>
          <table:table-cell table:formula="of:=MOD(60*IF([.W33]=[.X33];0;IF([.T33]=[.X33];([.U33]-[.V33])/([.X33]-[.W33]);IF([.U33]=[.X33];2+([.V33]-[.T33])/([.X33]-[.W33]);4+([.T33]-[.U33])/([.X33]-[.W33]))));360)" office:value-type="float" office:value="240">
            <text:p>240</text:p>
          </table:table-cell>
          <table:table-cell table:formula="of:=IF([.W33]=[.X33];0;IF([.S33]&lt;0.5;([.X33]-[.W33])/([.W33]+[.X33]);([.X33]-[.W33])/(2-[.X33]-[.W33])))" office:value-type="float" office:value="0.333333333333333">
            <text:p>0.33</text:p>
          </table:table-cell>
          <table:table-cell table:formula="of:=([.W33]+[.X33])/2" office:value-type="float" office:value="0.5">
            <text:p>0.5</text:p>
          </table:table-cell>
          <table:table-cell table:formula="of:=[.F33]/255" office:value-type="float" office:value="0.333333333333333">
            <text:p>0.33</text:p>
          </table:table-cell>
          <table:table-cell table:formula="of:=[.G33]/255" office:value-type="float" office:value="0.333333333333333">
            <text:p>0.33</text:p>
          </table:table-cell>
          <table:table-cell table:formula="of:=[.H33]/255" office:value-type="float" office:value="0.666666666666667">
            <text:p>0.67</text:p>
          </table:table-cell>
          <table:table-cell table:formula="of:=MIN([.T33];[.U33];[.V33])" office:value-type="float" office:value="0.333333333333333">
            <text:p>0.33</text:p>
          </table:table-cell>
          <table:table-cell table:formula="of:=MAX([.T33];[.U33];[.V33])" office:value-type="float" office:value="0.666666666666667">
            <text:p>0.6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38"/>
          <table:table-cell/>
          <table:table-cell table:style-name="ce78" office:value-type="string">
            <text:p>medium-purple-blue</text:p>
          </table:table-cell>
          <table:table-cell table:style-name="ce80" office:value-type="string">
            <text:p>#5555FF</text:p>
          </table:table-cell>
          <table:table-cell table:formula="of:=HEX2DEC(MID([.E34];2;2))" office:value-type="float" office:value="85">
            <text:p>85</text:p>
          </table:table-cell>
          <table:table-cell table:formula="of:=HEX2DEC(MID([.E34];4;2))" office:value-type="float" office:value="85">
            <text:p>85</text:p>
          </table:table-cell>
          <table:table-cell table:formula="of:=HEX2DEC(MID([.E34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34]);&quot;,&quot;;ROUND([.L34]);&quot;,&quot;;ROUND([.M34]);&quot;)&quot;)" office:value-type="string" office:string-value="(47,51,-84)">
            <text:p>(47,51,-84)</text:p>
          </table:table-cell>
          <table:table-cell office:value-type="float" office:value="46.5">
            <text:p>46.5</text:p>
          </table:table-cell>
          <table:table-cell office:value-type="float" office:value="51.1">
            <text:p>51.1</text:p>
          </table:table-cell>
          <table:table-cell office:value-type="float" office:value="-84.2">
            <text:p>-84.2</text:p>
          </table:table-cell>
          <table:table-cell table:formula="of:=IF(AND([.L34]=0;[.M34]=0);IF([.K34]=0;&quot;Black&quot;;IF([.K34]=100;&quot;White&quot;;&quot;Gray&quot;));IF(ABS([.L34])&gt;ABS([.M34]);IF([.L34]&lt;0;&quot;Green&quot;;&quot;Red&quot;);IF(ABS([.L34])&lt;ABS([.M34]);IF([.M34]&lt;0;&quot;Blue&quot;;&quot;Yellow&quot;);&quot;None&quot;)) )" office:value-type="string" office:string-value="Blue">
            <text:p>Blue</text:p>
          </table:table-cell>
          <table:table-cell table:formula="of:=IF(AND([.L34]=0;[.M34]=0);IF([.K34]=0;&quot;&quot;;IF([.K34]=100;&quot;&quot;;&quot;&quot;));IF(ABS([.L34])&gt;ABS([.M34]);IF([.M34]&lt;0;&quot;Blue&quot;;&quot;Yellow&quot;);IF(ABS([.L34])&lt;ABS([.M34]);IF([.L34]&lt;0;&quot;Green&quot;;&quot;Red&quot;);&quot;None&quot;)) )" office:value-type="string" office:string-value="Red">
            <text:p>Red</text:p>
          </table:table-cell>
          <table:table-cell table:formula="of:=0.2126*[.F34] + 0.7152*[.G34] + 0.0722*[.H34]" office:value-type="float" office:value="97.274">
            <text:p>97.27</text:p>
          </table:table-cell>
          <table:table-cell table:formula="of:=MOD(60*IF([.W34]=[.X34];0;IF([.T34]=[.X34];([.U34]-[.V34])/([.X34]-[.W34]);IF([.U34]=[.X34];2+([.V34]-[.T34])/([.X34]-[.W34]);4+([.T34]-[.U34])/([.X34]-[.W34]))));360)" office:value-type="float" office:value="240">
            <text:p>240</text:p>
          </table:table-cell>
          <table:table-cell table:formula="of:=IF([.W34]=[.X34];0;IF([.S34]&lt;0.5;([.X34]-[.W34])/([.W34]+[.X34]);([.X34]-[.W34])/(2-[.X34]-[.W34])))" office:value-type="float" office:value="1">
            <text:p>1</text:p>
          </table:table-cell>
          <table:table-cell table:formula="of:=([.W34]+[.X34])/2" office:value-type="float" office:value="0.666666666666667">
            <text:p>0.67</text:p>
          </table:table-cell>
          <table:table-cell table:formula="of:=[.F34]/255" office:value-type="float" office:value="0.333333333333333">
            <text:p>0.33</text:p>
          </table:table-cell>
          <table:table-cell table:formula="of:=[.G34]/255" office:value-type="float" office:value="0.333333333333333">
            <text:p>0.33</text:p>
          </table:table-cell>
          <table:table-cell table:formula="of:=[.H34]/255" office:value-type="float" office:value="1">
            <text:p>1</text:p>
          </table:table-cell>
          <table:table-cell table:formula="of:=MIN([.T34];[.U34];[.V34])" office:value-type="float" office:value="0.333333333333333">
            <text:p>0.33</text:p>
          </table:table-cell>
          <table:table-cell table:formula="of:=MAX([.T34];[.U34];[.V34])" office:value-type="float" office:value="1">
            <text:p>1</text:p>
          </table:table-cell>
        </table:table-row>
        <table:table-row table:style-name="ro5">
          <table:table-cell office:value-type="float" office:value="33">
            <text:p>33</text:p>
          </table:table-cell>
          <table:table-cell table:style-name="ce39"/>
          <table:table-cell/>
          <table:table-cell table:style-name="ce78" office:value-type="string">
            <text:p>dull-yellow-green</text:p>
            <text:p>dull-green</text:p>
          </table:table-cell>
          <table:table-cell table:style-name="ce80" office:value-type="string">
            <text:p>#55AA00</text:p>
          </table:table-cell>
          <table:table-cell table:formula="of:=HEX2DEC(MID([.E35];2;2))" office:value-type="float" office:value="85">
            <text:p>85</text:p>
          </table:table-cell>
          <table:table-cell table:formula="of:=HEX2DEC(MID([.E35];4;2))" office:value-type="float" office:value="170">
            <text:p>170</text:p>
          </table:table-cell>
          <table:table-cell table:formula="of:=HEX2DEC(MID([.E35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35]);&quot;,&quot;;ROUND([.L35]);&quot;,&quot;;ROUND([.M35]);&quot;)&quot;)" office:value-type="string" office:string-value="(62,-50,63)">
            <text:p>(62,-50,63)</text:p>
          </table:table-cell>
          <table:table-cell office:value-type="float" office:value="62.2">
            <text:p>62.2</text:p>
          </table:table-cell>
          <table:table-cell office:value-type="float" office:value="-49.5">
            <text:p>-49.5</text:p>
          </table:table-cell>
          <table:table-cell office:value-type="float" office:value="63.4">
            <text:p>63.4</text:p>
          </table:table-cell>
          <table:table-cell table:formula="of:=IF(AND([.L35]=0;[.M35]=0);IF([.K35]=0;&quot;Black&quot;;IF([.K35]=100;&quot;White&quot;;&quot;Gray&quot;));IF(ABS([.L35])&gt;ABS([.M35]);IF([.L35]&lt;0;&quot;Green&quot;;&quot;Red&quot;);IF(ABS([.L35])&lt;ABS([.M35]);IF([.M35]&lt;0;&quot;Blue&quot;;&quot;Yellow&quot;);&quot;None&quot;)) )" office:value-type="string" office:string-value="Yellow">
            <text:p>Yellow</text:p>
          </table:table-cell>
          <table:table-cell table:formula="of:=IF(AND([.L35]=0;[.M35]=0);IF([.K35]=0;&quot;&quot;;IF([.K35]=100;&quot;&quot;;&quot;&quot;));IF(ABS([.L35])&gt;ABS([.M35]);IF([.M35]&lt;0;&quot;Blue&quot;;&quot;Yellow&quot;);IF(ABS([.L35])&lt;ABS([.M35]);IF([.L35]&lt;0;&quot;Green&quot;;&quot;Red&quot;);&quot;None&quot;)) )" office:value-type="string" office:string-value="Green">
            <text:p>Green</text:p>
          </table:table-cell>
          <table:table-cell table:formula="of:=0.2126*[.F35] + 0.7152*[.G35] + 0.0722*[.H35]" office:value-type="float" office:value="139.655">
            <text:p>139.66</text:p>
          </table:table-cell>
          <table:table-cell table:formula="of:=MOD(60*IF([.W35]=[.X35];0;IF([.T35]=[.X35];([.U35]-[.V35])/([.X35]-[.W35]);IF([.U35]=[.X35];2+([.V35]-[.T35])/([.X35]-[.W35]);4+([.T35]-[.U35])/([.X35]-[.W35]))));360)" office:value-type="float" office:value="90">
            <text:p>90</text:p>
          </table:table-cell>
          <table:table-cell table:formula="of:=IF([.W35]=[.X35];0;IF([.S35]&lt;0.5;([.X35]-[.W35])/([.W35]+[.X35]);([.X35]-[.W35])/(2-[.X35]-[.W35])))" office:value-type="float" office:value="1">
            <text:p>1</text:p>
          </table:table-cell>
          <table:table-cell table:formula="of:=([.W35]+[.X35])/2" office:value-type="float" office:value="0.333333333333333">
            <text:p>0.33</text:p>
          </table:table-cell>
          <table:table-cell table:formula="of:=[.F35]/255" office:value-type="float" office:value="0.333333333333333">
            <text:p>0.33</text:p>
          </table:table-cell>
          <table:table-cell table:formula="of:=[.G35]/255" office:value-type="float" office:value="0.666666666666667">
            <text:p>0.67</text:p>
          </table:table-cell>
          <table:table-cell table:formula="of:=[.H35]/255" office:value-type="float" office:value="0">
            <text:p>0</text:p>
          </table:table-cell>
          <table:table-cell table:formula="of:=MIN([.T35];[.U35];[.V35])" office:value-type="float" office:value="0">
            <text:p>0</text:p>
          </table:table-cell>
          <table:table-cell table:formula="of:=MAX([.T35];[.U35];[.V35])" office:value-type="float" office:value="0.666666666666667">
            <text:p>0.6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40"/>
          <table:table-cell/>
          <table:table-cell table:style-name="ce78" office:value-type="string">
            <text:p>dull-blue-green</text:p>
          </table:table-cell>
          <table:table-cell table:style-name="ce80" office:value-type="string">
            <text:p>#55AA55</text:p>
          </table:table-cell>
          <table:table-cell table:formula="of:=HEX2DEC(MID([.E36];2;2))" office:value-type="float" office:value="85">
            <text:p>85</text:p>
          </table:table-cell>
          <table:table-cell table:formula="of:=HEX2DEC(MID([.E36];4;2))" office:value-type="float" office:value="170">
            <text:p>170</text:p>
          </table:table-cell>
          <table:table-cell table:formula="of:=HEX2DEC(MID([.E36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36]);&quot;,&quot;;ROUND([.L36]);&quot;,&quot;;ROUND([.M36]);&quot;)&quot;)" office:value-type="string" office:string-value="(63,-43,36)">
            <text:p>(63,-43,36)</text:p>
          </table:table-cell>
          <table:table-cell office:value-type="float" office:value="62.8">
            <text:p>62.8</text:p>
          </table:table-cell>
          <table:table-cell office:value-type="float" office:value="-43.4">
            <text:p>-43.4</text:p>
          </table:table-cell>
          <table:table-cell office:value-type="float" office:value="35.9">
            <text:p>35.9</text:p>
          </table:table-cell>
          <table:table-cell table:formula="of:=IF(AND([.L36]=0;[.M36]=0);IF([.K36]=0;&quot;Black&quot;;IF([.K36]=100;&quot;White&quot;;&quot;Gray&quot;));IF(ABS([.L36])&gt;ABS([.M36]);IF([.L36]&lt;0;&quot;Green&quot;;&quot;Red&quot;);IF(ABS([.L36])&lt;ABS([.M36]);IF([.M36]&lt;0;&quot;Blue&quot;;&quot;Yellow&quot;);&quot;None&quot;)) )" office:value-type="string" office:string-value="Green">
            <text:p>Green</text:p>
          </table:table-cell>
          <table:table-cell table:formula="of:=IF(AND([.L36]=0;[.M36]=0);IF([.K36]=0;&quot;&quot;;IF([.K36]=100;&quot;&quot;;&quot;&quot;));IF(ABS([.L36])&gt;ABS([.M36]);IF([.M36]&lt;0;&quot;Blue&quot;;&quot;Yellow&quot;);IF(ABS([.L36])&lt;ABS([.M36]);IF([.L36]&lt;0;&quot;Green&quot;;&quot;Red&quot;);&quot;None&quot;)) )" office:value-type="string" office:string-value="Yellow">
            <text:p>Yellow</text:p>
          </table:table-cell>
          <table:table-cell table:formula="of:=0.2126*[.F36] + 0.7152*[.G36] + 0.0722*[.H36]" office:value-type="float" office:value="145.792">
            <text:p>145.79</text:p>
          </table:table-cell>
          <table:table-cell table:formula="of:=MOD(60*IF([.W36]=[.X36];0;IF([.T36]=[.X36];([.U36]-[.V36])/([.X36]-[.W36]);IF([.U36]=[.X36];2+([.V36]-[.T36])/([.X36]-[.W36]);4+([.T36]-[.U36])/([.X36]-[.W36]))));360)" office:value-type="float" office:value="120">
            <text:p>120</text:p>
          </table:table-cell>
          <table:table-cell table:formula="of:=IF([.W36]=[.X36];0;IF([.S36]&lt;0.5;([.X36]-[.W36])/([.W36]+[.X36]);([.X36]-[.W36])/(2-[.X36]-[.W36])))" office:value-type="float" office:value="0.333333333333333">
            <text:p>0.33</text:p>
          </table:table-cell>
          <table:table-cell table:formula="of:=([.W36]+[.X36])/2" office:value-type="float" office:value="0.5">
            <text:p>0.5</text:p>
          </table:table-cell>
          <table:table-cell table:formula="of:=[.F36]/255" office:value-type="float" office:value="0.333333333333333">
            <text:p>0.33</text:p>
          </table:table-cell>
          <table:table-cell table:formula="of:=[.G36]/255" office:value-type="float" office:value="0.666666666666667">
            <text:p>0.67</text:p>
          </table:table-cell>
          <table:table-cell table:formula="of:=[.H36]/255" office:value-type="float" office:value="0.333333333333333">
            <text:p>0.33</text:p>
          </table:table-cell>
          <table:table-cell table:formula="of:=MIN([.T36];[.U36];[.V36])" office:value-type="float" office:value="0.333333333333333">
            <text:p>0.33</text:p>
          </table:table-cell>
          <table:table-cell table:formula="of:=MAX([.T36];[.U36];[.V36])" office:value-type="float" office:value="0.666666666666667">
            <text:p>0.6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41"/>
          <table:table-cell/>
          <table:table-cell table:style-name="ce78" office:value-type="string">
            <text:p>dull-cyan</text:p>
          </table:table-cell>
          <table:table-cell table:style-name="ce80" office:value-type="string">
            <text:p>#55AAAA</text:p>
          </table:table-cell>
          <table:table-cell table:formula="of:=HEX2DEC(MID([.E37];2;2))" office:value-type="float" office:value="85">
            <text:p>85</text:p>
          </table:table-cell>
          <table:table-cell table:formula="of:=HEX2DEC(MID([.E37];4;2))" office:value-type="float" office:value="170">
            <text:p>170</text:p>
          </table:table-cell>
          <table:table-cell table:formula="of:=HEX2DEC(MID([.E37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37]);&quot;,&quot;;ROUND([.L37]);&quot;,&quot;;ROUND([.M37]);&quot;)&quot;)" office:value-type="string" office:string-value="(65,-26,-8)">
            <text:p>(65,-26,-8)</text:p>
          </table:table-cell>
          <table:table-cell office:value-type="float" office:value="64.6">
            <text:p>64.6</text:p>
          </table:table-cell>
          <table:table-cell office:value-type="float" office:value="-25.6">
            <text:p>-25.6</text:p>
          </table:table-cell>
          <table:table-cell office:value-type="float" office:value="-7.9">
            <text:p>-7.9</text:p>
          </table:table-cell>
          <table:table-cell table:formula="of:=IF(AND([.L37]=0;[.M37]=0);IF([.K37]=0;&quot;Black&quot;;IF([.K37]=100;&quot;White&quot;;&quot;Gray&quot;));IF(ABS([.L37])&gt;ABS([.M37]);IF([.L37]&lt;0;&quot;Green&quot;;&quot;Red&quot;);IF(ABS([.L37])&lt;ABS([.M37]);IF([.M37]&lt;0;&quot;Blue&quot;;&quot;Yellow&quot;);&quot;None&quot;)) )" office:value-type="string" office:string-value="Green">
            <text:p>Green</text:p>
          </table:table-cell>
          <table:table-cell table:formula="of:=IF(AND([.L37]=0;[.M37]=0);IF([.K37]=0;&quot;&quot;;IF([.K37]=100;&quot;&quot;;&quot;&quot;));IF(ABS([.L37])&gt;ABS([.M37]);IF([.M37]&lt;0;&quot;Blue&quot;;&quot;Yellow&quot;);IF(ABS([.L37])&lt;ABS([.M37]);IF([.L37]&lt;0;&quot;Green&quot;;&quot;Red&quot;);&quot;None&quot;)) )" office:value-type="string" office:string-value="Blue">
            <text:p>Blue</text:p>
          </table:table-cell>
          <table:table-cell table:formula="of:=0.2126*[.F37] + 0.7152*[.G37] + 0.0722*[.H37]" office:value-type="float" office:value="151.929">
            <text:p>151.93</text:p>
          </table:table-cell>
          <table:table-cell table:formula="of:=MOD(60*IF([.W37]=[.X37];0;IF([.T37]=[.X37];([.U37]-[.V37])/([.X37]-[.W37]);IF([.U37]=[.X37];2+([.V37]-[.T37])/([.X37]-[.W37]);4+([.T37]-[.U37])/([.X37]-[.W37]))));360)" office:value-type="float" office:value="180">
            <text:p>180</text:p>
          </table:table-cell>
          <table:table-cell table:formula="of:=IF([.W37]=[.X37];0;IF([.S37]&lt;0.5;([.X37]-[.W37])/([.W37]+[.X37]);([.X37]-[.W37])/(2-[.X37]-[.W37])))" office:value-type="float" office:value="0.333333333333333">
            <text:p>0.33</text:p>
          </table:table-cell>
          <table:table-cell table:formula="of:=([.W37]+[.X37])/2" office:value-type="float" office:value="0.5">
            <text:p>0.5</text:p>
          </table:table-cell>
          <table:table-cell table:formula="of:=[.F37]/255" office:value-type="float" office:value="0.333333333333333">
            <text:p>0.33</text:p>
          </table:table-cell>
          <table:table-cell table:formula="of:=[.G37]/255" office:value-type="float" office:value="0.666666666666667">
            <text:p>0.67</text:p>
          </table:table-cell>
          <table:table-cell table:formula="of:=[.H37]/255" office:value-type="float" office:value="0.666666666666667">
            <text:p>0.67</text:p>
          </table:table-cell>
          <table:table-cell table:formula="of:=MIN([.T37];[.U37];[.V37])" office:value-type="float" office:value="0.333333333333333">
            <text:p>0.33</text:p>
          </table:table-cell>
          <table:table-cell table:formula="of:=MAX([.T37];[.U37];[.V37])" office:value-type="float" office:value="0.666666666666667">
            <text:p>0.6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42"/>
          <table:table-cell/>
          <table:table-cell table:style-name="ce78" office:value-type="string">
            <text:p>light-purple-blue</text:p>
          </table:table-cell>
          <table:table-cell table:style-name="ce80" office:value-type="string">
            <text:p>#55AAFF</text:p>
          </table:table-cell>
          <table:table-cell table:formula="of:=HEX2DEC(MID([.E38];2;2))" office:value-type="float" office:value="85">
            <text:p>85</text:p>
          </table:table-cell>
          <table:table-cell table:formula="of:=HEX2DEC(MID([.E38];4;2))" office:value-type="float" office:value="170">
            <text:p>170</text:p>
          </table:table-cell>
          <table:table-cell table:formula="of:=HEX2DEC(MID([.E38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38]);&quot;,&quot;;ROUND([.L38]);&quot;,&quot;;ROUND([.M38]);&quot;)&quot;)" office:value-type="string" office:string-value="(68,1,-50)">
            <text:p>(68,1,-50)</text:p>
          </table:table-cell>
          <table:table-cell office:value-type="float" office:value="67.9">
            <text:p>67.9</text:p>
          </table:table-cell>
          <table:table-cell office:value-type="float" office:value="0.5">
            <text:p>0.5</text:p>
          </table:table-cell>
          <table:table-cell office:value-type="float" office:value="-49.7">
            <text:p>-49.7</text:p>
          </table:table-cell>
          <table:table-cell table:formula="of:=IF(AND([.L38]=0;[.M38]=0);IF([.K38]=0;&quot;Black&quot;;IF([.K38]=100;&quot;White&quot;;&quot;Gray&quot;));IF(ABS([.L38])&gt;ABS([.M38]);IF([.L38]&lt;0;&quot;Green&quot;;&quot;Red&quot;);IF(ABS([.L38])&lt;ABS([.M38]);IF([.M38]&lt;0;&quot;Blue&quot;;&quot;Yellow&quot;);&quot;None&quot;)) )" office:value-type="string" office:string-value="Blue">
            <text:p>Blue</text:p>
          </table:table-cell>
          <table:table-cell table:formula="of:=IF(AND([.L38]=0;[.M38]=0);IF([.K38]=0;&quot;&quot;;IF([.K38]=100;&quot;&quot;;&quot;&quot;));IF(ABS([.L38])&gt;ABS([.M38]);IF([.M38]&lt;0;&quot;Blue&quot;;&quot;Yellow&quot;);IF(ABS([.L38])&lt;ABS([.M38]);IF([.L38]&lt;0;&quot;Green&quot;;&quot;Red&quot;);&quot;None&quot;)) )" office:value-type="string" office:string-value="Red">
            <text:p>Red</text:p>
          </table:table-cell>
          <table:table-cell table:formula="of:=0.2126*[.F38] + 0.7152*[.G38] + 0.0722*[.H38]" office:value-type="float" office:value="158.066">
            <text:p>158.07</text:p>
          </table:table-cell>
          <table:table-cell table:formula="of:=MOD(60*IF([.W38]=[.X38];0;IF([.T38]=[.X38];([.U38]-[.V38])/([.X38]-[.W38]);IF([.U38]=[.X38];2+([.V38]-[.T38])/([.X38]-[.W38]);4+([.T38]-[.U38])/([.X38]-[.W38]))));360)" office:value-type="float" office:value="210">
            <text:p>210</text:p>
          </table:table-cell>
          <table:table-cell table:formula="of:=IF([.W38]=[.X38];0;IF([.S38]&lt;0.5;([.X38]-[.W38])/([.W38]+[.X38]);([.X38]-[.W38])/(2-[.X38]-[.W38])))" office:value-type="float" office:value="1">
            <text:p>1</text:p>
          </table:table-cell>
          <table:table-cell table:formula="of:=([.W38]+[.X38])/2" office:value-type="float" office:value="0.666666666666667">
            <text:p>0.67</text:p>
          </table:table-cell>
          <table:table-cell table:formula="of:=[.F38]/255" office:value-type="float" office:value="0.333333333333333">
            <text:p>0.33</text:p>
          </table:table-cell>
          <table:table-cell table:formula="of:=[.G38]/255" office:value-type="float" office:value="0.666666666666667">
            <text:p>0.67</text:p>
          </table:table-cell>
          <table:table-cell table:formula="of:=[.H38]/255" office:value-type="float" office:value="1">
            <text:p>1</text:p>
          </table:table-cell>
          <table:table-cell table:formula="of:=MIN([.T38];[.U38];[.V38])" office:value-type="float" office:value="0.333333333333333">
            <text:p>0.33</text:p>
          </table:table-cell>
          <table:table-cell table:formula="of:=MAX([.T38];[.U38];[.V38])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43"/>
          <table:table-cell/>
          <table:table-cell table:style-name="ce78" office:value-type="string">
            <text:p>bright-yellow-green</text:p>
          </table:table-cell>
          <table:table-cell table:style-name="ce80" office:value-type="string">
            <text:p>#55FF00</text:p>
          </table:table-cell>
          <table:table-cell table:formula="of:=HEX2DEC(MID([.E39];2;2))" office:value-type="float" office:value="85">
            <text:p>85</text:p>
          </table:table-cell>
          <table:table-cell table:formula="of:=HEX2DEC(MID([.E39];4;2))" office:value-type="float" office:value="255">
            <text:p>255</text:p>
          </table:table-cell>
          <table:table-cell table:formula="of:=HEX2DEC(MID([.E39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39]);&quot;,&quot;;ROUND([.L39]);&quot;,&quot;;ROUND([.M39]);&quot;)&quot;)" office:value-type="string" office:string-value="(89,-78,84)">
            <text:p>(89,-78,84)</text:p>
          </table:table-cell>
          <table:table-cell office:value-type="float" office:value="88.7">
            <text:p>88.7</text:p>
          </table:table-cell>
          <table:table-cell office:value-type="float" office:value="-78">
            <text:p>-78.0</text:p>
          </table:table-cell>
          <table:table-cell office:value-type="float" office:value="84.3">
            <text:p>84.3</text:p>
          </table:table-cell>
          <table:table-cell table:formula="of:=IF(AND([.L39]=0;[.M39]=0);IF([.K39]=0;&quot;Black&quot;;IF([.K39]=100;&quot;White&quot;;&quot;Gray&quot;));IF(ABS([.L39])&gt;ABS([.M39]);IF([.L39]&lt;0;&quot;Green&quot;;&quot;Red&quot;);IF(ABS([.L39])&lt;ABS([.M39]);IF([.M39]&lt;0;&quot;Blue&quot;;&quot;Yellow&quot;);&quot;None&quot;)) )" office:value-type="string" office:string-value="Yellow">
            <text:p>Yellow</text:p>
          </table:table-cell>
          <table:table-cell table:formula="of:=IF(AND([.L39]=0;[.M39]=0);IF([.K39]=0;&quot;&quot;;IF([.K39]=100;&quot;&quot;;&quot;&quot;));IF(ABS([.L39])&gt;ABS([.M39]);IF([.M39]&lt;0;&quot;Blue&quot;;&quot;Yellow&quot;);IF(ABS([.L39])&lt;ABS([.M39]);IF([.L39]&lt;0;&quot;Green&quot;;&quot;Red&quot;);&quot;None&quot;)) )" office:value-type="string" office:string-value="Green">
            <text:p>Green</text:p>
          </table:table-cell>
          <table:table-cell table:formula="of:=0.2126*[.F39] + 0.7152*[.G39] + 0.0722*[.H39]" office:value-type="float" office:value="200.447">
            <text:p>200.45</text:p>
          </table:table-cell>
          <table:table-cell table:formula="of:=MOD(60*IF([.W39]=[.X39];0;IF([.T39]=[.X39];([.U39]-[.V39])/([.X39]-[.W39]);IF([.U39]=[.X39];2+([.V39]-[.T39])/([.X39]-[.W39]);4+([.T39]-[.U39])/([.X39]-[.W39]))));360)" office:value-type="float" office:value="100">
            <text:p>100</text:p>
          </table:table-cell>
          <table:table-cell table:formula="of:=IF([.W39]=[.X39];0;IF([.S39]&lt;0.5;([.X39]-[.W39])/([.W39]+[.X39]);([.X39]-[.W39])/(2-[.X39]-[.W39])))" office:value-type="float" office:value="1">
            <text:p>1</text:p>
          </table:table-cell>
          <table:table-cell table:formula="of:=([.W39]+[.X39])/2" office:value-type="float" office:value="0.5">
            <text:p>0.5</text:p>
          </table:table-cell>
          <table:table-cell table:formula="of:=[.F39]/255" office:value-type="float" office:value="0.333333333333333">
            <text:p>0.33</text:p>
          </table:table-cell>
          <table:table-cell table:formula="of:=[.G39]/255" office:value-type="float" office:value="1">
            <text:p>1</text:p>
          </table:table-cell>
          <table:table-cell table:formula="of:=[.H39]/255" office:value-type="float" office:value="0">
            <text:p>0</text:p>
          </table:table-cell>
          <table:table-cell table:formula="of:=MIN([.T39];[.U39];[.V39])" office:value-type="float" office:value="0">
            <text:p>0</text:p>
          </table:table-cell>
          <table:table-cell table:formula="of:=MAX([.T39];[.U39];[.V39])"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44"/>
          <table:table-cell/>
          <table:table-cell table:style-name="ce78" office:value-type="string">
            <text:p>light-green</text:p>
          </table:table-cell>
          <table:table-cell table:style-name="ce80" office:value-type="string">
            <text:p>#55FF55</text:p>
          </table:table-cell>
          <table:table-cell table:formula="of:=HEX2DEC(MID([.E40];2;2))" office:value-type="float" office:value="85">
            <text:p>85</text:p>
          </table:table-cell>
          <table:table-cell table:formula="of:=HEX2DEC(MID([.E40];4;2))" office:value-type="float" office:value="255">
            <text:p>255</text:p>
          </table:table-cell>
          <table:table-cell table:formula="of:=HEX2DEC(MID([.E40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40]);&quot;,&quot;;ROUND([.L40]);&quot;,&quot;;ROUND([.M40]);&quot;)&quot;)" office:value-type="string" office:string-value="(89,-74,66)">
            <text:p>(89,-74,66)</text:p>
          </table:table-cell>
          <table:table-cell office:value-type="float" office:value="89">
            <text:p>89.0</text:p>
          </table:table-cell>
          <table:table-cell office:value-type="float" office:value="-74.2">
            <text:p>-74.2</text:p>
          </table:table-cell>
          <table:table-cell office:value-type="float" office:value="65.9">
            <text:p>65.9</text:p>
          </table:table-cell>
          <table:table-cell table:formula="of:=IF(AND([.L40]=0;[.M40]=0);IF([.K40]=0;&quot;Black&quot;;IF([.K40]=100;&quot;White&quot;;&quot;Gray&quot;));IF(ABS([.L40])&gt;ABS([.M40]);IF([.L40]&lt;0;&quot;Green&quot;;&quot;Red&quot;);IF(ABS([.L40])&lt;ABS([.M40]);IF([.M40]&lt;0;&quot;Blue&quot;;&quot;Yellow&quot;);&quot;None&quot;)) )" office:value-type="string" office:string-value="Green">
            <text:p>Green</text:p>
          </table:table-cell>
          <table:table-cell table:formula="of:=IF(AND([.L40]=0;[.M40]=0);IF([.K40]=0;&quot;&quot;;IF([.K40]=100;&quot;&quot;;&quot;&quot;));IF(ABS([.L40])&gt;ABS([.M40]);IF([.M40]&lt;0;&quot;Blue&quot;;&quot;Yellow&quot;);IF(ABS([.L40])&lt;ABS([.M40]);IF([.L40]&lt;0;&quot;Green&quot;;&quot;Red&quot;);&quot;None&quot;)) )" office:value-type="string" office:string-value="Yellow">
            <text:p>Yellow</text:p>
          </table:table-cell>
          <table:table-cell table:formula="of:=0.2126*[.F40] + 0.7152*[.G40] + 0.0722*[.H40]" office:value-type="float" office:value="206.584">
            <text:p>206.58</text:p>
          </table:table-cell>
          <table:table-cell table:formula="of:=MOD(60*IF([.W40]=[.X40];0;IF([.T40]=[.X40];([.U40]-[.V40])/([.X40]-[.W40]);IF([.U40]=[.X40];2+([.V40]-[.T40])/([.X40]-[.W40]);4+([.T40]-[.U40])/([.X40]-[.W40]))));360)" office:value-type="float" office:value="120">
            <text:p>120</text:p>
          </table:table-cell>
          <table:table-cell table:formula="of:=IF([.W40]=[.X40];0;IF([.S40]&lt;0.5;([.X40]-[.W40])/([.W40]+[.X40]);([.X40]-[.W40])/(2-[.X40]-[.W40])))" office:value-type="float" office:value="1">
            <text:p>1</text:p>
          </table:table-cell>
          <table:table-cell table:formula="of:=([.W40]+[.X40])/2" office:value-type="float" office:value="0.666666666666667">
            <text:p>0.67</text:p>
          </table:table-cell>
          <table:table-cell table:formula="of:=[.F40]/255" office:value-type="float" office:value="0.333333333333333">
            <text:p>0.33</text:p>
          </table:table-cell>
          <table:table-cell table:formula="of:=[.G40]/255" office:value-type="float" office:value="1">
            <text:p>1</text:p>
          </table:table-cell>
          <table:table-cell table:formula="of:=[.H40]/255" office:value-type="float" office:value="0.333333333333333">
            <text:p>0.33</text:p>
          </table:table-cell>
          <table:table-cell table:formula="of:=MIN([.T40];[.U40];[.V40])" office:value-type="float" office:value="0.333333333333333">
            <text:p>0.33</text:p>
          </table:table-cell>
          <table:table-cell table:formula="of:=MAX([.T40];[.U40];[.V40])" office:value-type="float" office:value="1">
            <text:p>1</text:p>
          </table:table-cell>
        </table:table-row>
        <table:table-row table:style-name="ro3">
          <table:table-cell office:value-type="float" office:value="39">
            <text:p>39</text:p>
          </table:table-cell>
          <table:table-cell table:style-name="ce45"/>
          <table:table-cell/>
          <table:table-cell table:style-name="ce78" office:value-type="string">
            <text:p>blue-green</text:p>
            <text:p>medium-blue-green</text:p>
          </table:table-cell>
          <table:table-cell table:style-name="ce80" office:value-type="string">
            <text:p>#55FFAA</text:p>
          </table:table-cell>
          <table:table-cell table:formula="of:=HEX2DEC(MID([.E41];2;2))" office:value-type="float" office:value="85">
            <text:p>85</text:p>
          </table:table-cell>
          <table:table-cell table:formula="of:=HEX2DEC(MID([.E41];4;2))" office:value-type="float" office:value="255">
            <text:p>255</text:p>
          </table:table-cell>
          <table:table-cell table:formula="of:=HEX2DEC(MID([.E41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41]);&quot;,&quot;;ROUND([.L41]);&quot;,&quot;;ROUND([.M41]);&quot;)&quot;)" office:value-type="string" office:string-value="(90,-62,28)">
            <text:p>(90,-62,28)</text:p>
          </table:table-cell>
          <table:table-cell office:value-type="float" office:value="90">
            <text:p>90.0</text:p>
          </table:table-cell>
          <table:table-cell office:value-type="float" office:value="-62.3">
            <text:p>-62.3</text:p>
          </table:table-cell>
          <table:table-cell office:value-type="float" office:value="28.2">
            <text:p>28.2</text:p>
          </table:table-cell>
          <table:table-cell table:formula="of:=IF(AND([.L41]=0;[.M41]=0);IF([.K41]=0;&quot;Black&quot;;IF([.K41]=100;&quot;White&quot;;&quot;Gray&quot;));IF(ABS([.L41])&gt;ABS([.M41]);IF([.L41]&lt;0;&quot;Green&quot;;&quot;Red&quot;);IF(ABS([.L41])&lt;ABS([.M41]);IF([.M41]&lt;0;&quot;Blue&quot;;&quot;Yellow&quot;);&quot;None&quot;)) )" office:value-type="string" office:string-value="Green">
            <text:p>Green</text:p>
          </table:table-cell>
          <table:table-cell table:formula="of:=IF(AND([.L41]=0;[.M41]=0);IF([.K41]=0;&quot;&quot;;IF([.K41]=100;&quot;&quot;;&quot;&quot;));IF(ABS([.L41])&gt;ABS([.M41]);IF([.M41]&lt;0;&quot;Blue&quot;;&quot;Yellow&quot;);IF(ABS([.L41])&lt;ABS([.M41]);IF([.L41]&lt;0;&quot;Green&quot;;&quot;Red&quot;);&quot;None&quot;)) )" office:value-type="string" office:string-value="Yellow">
            <text:p>Yellow</text:p>
          </table:table-cell>
          <table:table-cell table:formula="of:=0.2126*[.F41] + 0.7152*[.G41] + 0.0722*[.H41]" office:value-type="float" office:value="212.721">
            <text:p>212.72</text:p>
          </table:table-cell>
          <table:table-cell table:formula="of:=MOD(60*IF([.W41]=[.X41];0;IF([.T41]=[.X41];([.U41]-[.V41])/([.X41]-[.W41]);IF([.U41]=[.X41];2+([.V41]-[.T41])/([.X41]-[.W41]);4+([.T41]-[.U41])/([.X41]-[.W41]))));360)" office:value-type="float" office:value="150">
            <text:p>150</text:p>
          </table:table-cell>
          <table:table-cell table:formula="of:=IF([.W41]=[.X41];0;IF([.S41]&lt;0.5;([.X41]-[.W41])/([.W41]+[.X41]);([.X41]-[.W41])/(2-[.X41]-[.W41])))" office:value-type="float" office:value="1">
            <text:p>1</text:p>
          </table:table-cell>
          <table:table-cell table:formula="of:=([.W41]+[.X41])/2" office:value-type="float" office:value="0.666666666666667">
            <text:p>0.67</text:p>
          </table:table-cell>
          <table:table-cell table:formula="of:=[.F41]/255" office:value-type="float" office:value="0.333333333333333">
            <text:p>0.33</text:p>
          </table:table-cell>
          <table:table-cell table:formula="of:=[.G41]/255" office:value-type="float" office:value="1">
            <text:p>1</text:p>
          </table:table-cell>
          <table:table-cell table:formula="of:=[.H41]/255" office:value-type="float" office:value="0.666666666666667">
            <text:p>0.67</text:p>
          </table:table-cell>
          <table:table-cell table:formula="of:=MIN([.T41];[.U41];[.V41])" office:value-type="float" office:value="0.333333333333333">
            <text:p>0.33</text:p>
          </table:table-cell>
          <table:table-cell table:formula="of:=MAX([.T41];[.U41];[.V41])" office:value-type="float" office:value="1">
            <text:p>1</text:p>
          </table:table-cell>
        </table:table-row>
        <table:table-row table:style-name="ro3">
          <table:table-cell office:value-type="float" office:value="40">
            <text:p>40</text:p>
          </table:table-cell>
          <table:table-cell table:style-name="ce46"/>
          <table:table-cell/>
          <table:table-cell table:style-name="ce78" office:value-type="string">
            <text:p>cyan</text:p>
            <text:p>medium-cyan</text:p>
          </table:table-cell>
          <table:table-cell table:style-name="ce80" office:value-type="string">
            <text:p>#55FFFF</text:p>
          </table:table-cell>
          <table:table-cell table:formula="of:=HEX2DEC(MID([.E42];2;2))" office:value-type="float" office:value="85">
            <text:p>85</text:p>
          </table:table-cell>
          <table:table-cell table:formula="of:=HEX2DEC(MID([.E42];4;2))" office:value-type="float" office:value="255">
            <text:p>255</text:p>
          </table:table-cell>
          <table:table-cell table:formula="of:=HEX2DEC(MID([.E42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42]);&quot;,&quot;;ROUND([.L42]);&quot;,&quot;;ROUND([.M42]);&quot;)&quot;)" office:value-type="string" office:string-value="(92,-42,-13)">
            <text:p>(92,-42,-13)</text:p>
          </table:table-cell>
          <table:table-cell office:value-type="float" office:value="92">
            <text:p>92.0</text:p>
          </table:table-cell>
          <table:table-cell office:value-type="float" office:value="-42.4">
            <text:p>-42.4</text:p>
          </table:table-cell>
          <table:table-cell office:value-type="float" office:value="-12.7">
            <text:p>-12.7</text:p>
          </table:table-cell>
          <table:table-cell table:formula="of:=IF(AND([.L42]=0;[.M42]=0);IF([.K42]=0;&quot;Black&quot;;IF([.K42]=100;&quot;White&quot;;&quot;Gray&quot;));IF(ABS([.L42])&gt;ABS([.M42]);IF([.L42]&lt;0;&quot;Green&quot;;&quot;Red&quot;);IF(ABS([.L42])&lt;ABS([.M42]);IF([.M42]&lt;0;&quot;Blue&quot;;&quot;Yellow&quot;);&quot;None&quot;)) )" office:value-type="string" office:string-value="Green">
            <text:p>Green</text:p>
          </table:table-cell>
          <table:table-cell table:formula="of:=IF(AND([.L42]=0;[.M42]=0);IF([.K42]=0;&quot;&quot;;IF([.K42]=100;&quot;&quot;;&quot;&quot;));IF(ABS([.L42])&gt;ABS([.M42]);IF([.M42]&lt;0;&quot;Blue&quot;;&quot;Yellow&quot;);IF(ABS([.L42])&lt;ABS([.M42]);IF([.L42]&lt;0;&quot;Green&quot;;&quot;Red&quot;);&quot;None&quot;)) )" office:value-type="string" office:string-value="Blue">
            <text:p>Blue</text:p>
          </table:table-cell>
          <table:table-cell table:formula="of:=0.2126*[.F42] + 0.7152*[.G42] + 0.0722*[.H42]" office:value-type="float" office:value="218.858">
            <text:p>218.86</text:p>
          </table:table-cell>
          <table:table-cell table:formula="of:=MOD(60*IF([.W42]=[.X42];0;IF([.T42]=[.X42];([.U42]-[.V42])/([.X42]-[.W42]);IF([.U42]=[.X42];2+([.V42]-[.T42])/([.X42]-[.W42]);4+([.T42]-[.U42])/([.X42]-[.W42]))));360)" office:value-type="float" office:value="180">
            <text:p>180</text:p>
          </table:table-cell>
          <table:table-cell table:formula="of:=IF([.W42]=[.X42];0;IF([.S42]&lt;0.5;([.X42]-[.W42])/([.W42]+[.X42]);([.X42]-[.W42])/(2-[.X42]-[.W42])))" office:value-type="float" office:value="1">
            <text:p>1</text:p>
          </table:table-cell>
          <table:table-cell table:formula="of:=([.W42]+[.X42])/2" office:value-type="float" office:value="0.666666666666667">
            <text:p>0.67</text:p>
          </table:table-cell>
          <table:table-cell table:formula="of:=[.F42]/255" office:value-type="float" office:value="0.333333333333333">
            <text:p>0.33</text:p>
          </table:table-cell>
          <table:table-cell table:formula="of:=[.G42]/255" office:value-type="float" office:value="1">
            <text:p>1</text:p>
          </table:table-cell>
          <table:table-cell table:formula="of:=[.H42]/255" office:value-type="float" office:value="1">
            <text:p>1</text:p>
          </table:table-cell>
          <table:table-cell table:formula="of:=MIN([.T42];[.U42];[.V42])" office:value-type="float" office:value="0.333333333333333">
            <text:p>0.33</text:p>
          </table:table-cell>
          <table:table-cell table:formula="of:=MAX([.T42];[.U42];[.V42])" office:value-type="float" office:value="1">
            <text:p>1</text:p>
          </table:table-cell>
        </table:table-row>
        <table:table-row table:style-name="ro6">
          <table:table-cell office:value-type="float" office:value="41">
            <text:p>41</text:p>
          </table:table-cell>
          <table:table-cell table:style-name="ce47"/>
          <table:table-cell/>
          <table:table-cell table:style-name="ce78" office:value-type="string">
            <text:p>purple-brown</text:p>
            <text:p>dark-purple-brown</text:p>
            <text:p>dark-pink</text:p>
          </table:table-cell>
          <table:table-cell table:style-name="ce80" office:value-type="string">
            <text:p>#AA0055</text:p>
          </table:table-cell>
          <table:table-cell table:formula="of:=HEX2DEC(MID([.E43];2;2))" office:value-type="float" office:value="170">
            <text:p>170</text:p>
          </table:table-cell>
          <table:table-cell table:formula="of:=HEX2DEC(MID([.E43];4;2))" office:value-type="float" office:value="0">
            <text:p>0</text:p>
          </table:table-cell>
          <table:table-cell table:formula="of:=HEX2DEC(MID([.E4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43]);&quot;,&quot;;ROUND([.L43]);&quot;,&quot;;ROUND([.M43]);&quot;)&quot;)" office:value-type="string" office:string-value="(36,63,2)">
            <text:p>(36,63,2)</text:p>
          </table:table-cell>
          <table:table-cell office:value-type="float" office:value="36.4">
            <text:p>36.4</text:p>
          </table:table-cell>
          <table:table-cell office:value-type="float" office:value="62.5">
            <text:p>62.5</text:p>
          </table:table-cell>
          <table:table-cell office:value-type="float" office:value="1.9">
            <text:p>1.9</text:p>
          </table:table-cell>
          <table:table-cell table:formula="of:=IF(AND([.L43]=0;[.M43]=0);IF([.K43]=0;&quot;Black&quot;;IF([.K43]=100;&quot;White&quot;;&quot;Gray&quot;));IF(ABS([.L43])&gt;ABS([.M43]);IF([.L43]&lt;0;&quot;Green&quot;;&quot;Red&quot;);IF(ABS([.L43])&lt;ABS([.M43]);IF([.M43]&lt;0;&quot;Blue&quot;;&quot;Yellow&quot;);&quot;None&quot;)) )" office:value-type="string" office:string-value="Red">
            <text:p>Red</text:p>
          </table:table-cell>
          <table:table-cell table:formula="of:=IF(AND([.L43]=0;[.M43]=0);IF([.K43]=0;&quot;&quot;;IF([.K43]=100;&quot;&quot;;&quot;&quot;));IF(ABS([.L43])&gt;ABS([.M43]);IF([.M43]&lt;0;&quot;Blue&quot;;&quot;Yellow&quot;);IF(ABS([.L43])&lt;ABS([.M43]);IF([.L43]&lt;0;&quot;Green&quot;;&quot;Red&quot;);&quot;None&quot;)) )" office:value-type="string" office:string-value="Yellow">
            <text:p>Yellow</text:p>
          </table:table-cell>
          <table:table-cell table:formula="of:=0.2126*[.F43] + 0.7152*[.G43] + 0.0722*[.H43]" office:value-type="float" office:value="42.279">
            <text:p>42.28</text:p>
          </table:table-cell>
          <table:table-cell table:formula="of:=MOD(60*IF([.W43]=[.X43];0;IF([.T43]=[.X43];([.U43]-[.V43])/([.X43]-[.W43]);IF([.U43]=[.X43];2+([.V43]-[.T43])/([.X43]-[.W43]);4+([.T43]-[.U43])/([.X43]-[.W43]))));360)" office:value-type="float" office:value="330">
            <text:p>330</text:p>
          </table:table-cell>
          <table:table-cell table:formula="of:=IF([.W43]=[.X43];0;IF([.S43]&lt;0.5;([.X43]-[.W43])/([.W43]+[.X43]);([.X43]-[.W43])/(2-[.X43]-[.W43])))" office:value-type="float" office:value="1">
            <text:p>1</text:p>
          </table:table-cell>
          <table:table-cell table:formula="of:=([.W43]+[.X43])/2" office:value-type="float" office:value="0.333333333333333">
            <text:p>0.33</text:p>
          </table:table-cell>
          <table:table-cell table:formula="of:=[.F43]/255" office:value-type="float" office:value="0.666666666666667">
            <text:p>0.67</text:p>
          </table:table-cell>
          <table:table-cell table:formula="of:=[.G43]/255" office:value-type="float" office:value="0">
            <text:p>0</text:p>
          </table:table-cell>
          <table:table-cell table:formula="of:=[.H43]/255" office:value-type="float" office:value="0.333333333333333">
            <text:p>0.33</text:p>
          </table:table-cell>
          <table:table-cell table:formula="of:=MIN([.T43];[.U43];[.V43])" office:value-type="float" office:value="0">
            <text:p>0</text:p>
          </table:table-cell>
          <table:table-cell table:formula="of:=MAX([.T43];[.U43];[.V43])" office:value-type="float" office:value="0.666666666666667">
            <text:p>0.6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48"/>
          <table:table-cell/>
          <table:table-cell table:style-name="ce78" office:value-type="string">
            <text:p>bright-purple</text:p>
          </table:table-cell>
          <table:table-cell table:style-name="ce80" office:value-type="string">
            <text:p>#AA00FF</text:p>
          </table:table-cell>
          <table:table-cell table:formula="of:=HEX2DEC(MID([.E44];2;2))" office:value-type="float" office:value="170">
            <text:p>170</text:p>
          </table:table-cell>
          <table:table-cell table:formula="of:=HEX2DEC(MID([.E44];4;2))" office:value-type="float" office:value="0">
            <text:p>0</text:p>
          </table:table-cell>
          <table:table-cell table:formula="of:=HEX2DEC(MID([.E44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44]);&quot;,&quot;;ROUND([.L44]);&quot;,&quot;;ROUND([.M44]);&quot;)&quot;)" office:value-type="string" office:string-value="(47,87,-84)">
            <text:p>(47,87,-84)</text:p>
          </table:table-cell>
          <table:table-cell office:value-type="float" office:value="46.7">
            <text:p>46.7</text:p>
          </table:table-cell>
          <table:table-cell office:value-type="float" office:value="87">
            <text:p>87.0</text:p>
          </table:table-cell>
          <table:table-cell office:value-type="float" office:value="-83.6">
            <text:p>-83.6</text:p>
          </table:table-cell>
          <table:table-cell table:formula="of:=IF(AND([.L44]=0;[.M44]=0);IF([.K44]=0;&quot;Black&quot;;IF([.K44]=100;&quot;White&quot;;&quot;Gray&quot;));IF(ABS([.L44])&gt;ABS([.M44]);IF([.L44]&lt;0;&quot;Green&quot;;&quot;Red&quot;);IF(ABS([.L44])&lt;ABS([.M44]);IF([.M44]&lt;0;&quot;Blue&quot;;&quot;Yellow&quot;);&quot;None&quot;)) )" office:value-type="string" office:string-value="Red">
            <text:p>Red</text:p>
          </table:table-cell>
          <table:table-cell table:formula="of:=IF(AND([.L44]=0;[.M44]=0);IF([.K44]=0;&quot;&quot;;IF([.K44]=100;&quot;&quot;;&quot;&quot;));IF(ABS([.L44])&gt;ABS([.M44]);IF([.M44]&lt;0;&quot;Blue&quot;;&quot;Yellow&quot;);IF(ABS([.L44])&lt;ABS([.M44]);IF([.L44]&lt;0;&quot;Green&quot;;&quot;Red&quot;);&quot;None&quot;)) )" office:value-type="string" office:string-value="Blue">
            <text:p>Blue</text:p>
          </table:table-cell>
          <table:table-cell table:formula="of:=0.2126*[.F44] + 0.7152*[.G44] + 0.0722*[.H44]" office:value-type="float" office:value="54.553">
            <text:p>54.55</text:p>
          </table:table-cell>
          <table:table-cell table:formula="of:=MOD(60*IF([.W44]=[.X44];0;IF([.T44]=[.X44];([.U44]-[.V44])/([.X44]-[.W44]);IF([.U44]=[.X44];2+([.V44]-[.T44])/([.X44]-[.W44]);4+([.T44]-[.U44])/([.X44]-[.W44]))));360)" office:value-type="float" office:value="280">
            <text:p>280</text:p>
          </table:table-cell>
          <table:table-cell table:formula="of:=IF([.W44]=[.X44];0;IF([.S44]&lt;0.5;([.X44]-[.W44])/([.W44]+[.X44]);([.X44]-[.W44])/(2-[.X44]-[.W44])))" office:value-type="float" office:value="1">
            <text:p>1</text:p>
          </table:table-cell>
          <table:table-cell table:formula="of:=([.W44]+[.X44])/2" office:value-type="float" office:value="0.5">
            <text:p>0.5</text:p>
          </table:table-cell>
          <table:table-cell table:formula="of:=[.F44]/255" office:value-type="float" office:value="0.666666666666667">
            <text:p>0.67</text:p>
          </table:table-cell>
          <table:table-cell table:formula="of:=[.G44]/255" office:value-type="float" office:value="0">
            <text:p>0</text:p>
          </table:table-cell>
          <table:table-cell table:formula="of:=[.H44]/255" office:value-type="float" office:value="1">
            <text:p>1</text:p>
          </table:table-cell>
          <table:table-cell table:formula="of:=MIN([.T44];[.U44];[.V44])" office:value-type="float" office:value="0">
            <text:p>0</text:p>
          </table:table-cell>
          <table:table-cell table:formula="of:=MAX([.T44];[.U44];[.V44])" office:value-type="float" office:value="1">
            <text:p>1</text:p>
          </table:table-cell>
        </table:table-row>
        <table:table-row table:style-name="ro10">
          <table:table-cell office:value-type="float" office:value="43">
            <text:p>43</text:p>
          </table:table-cell>
          <table:table-cell table:style-name="ce49"/>
          <table:table-cell/>
          <table:table-cell table:style-name="ce78" office:value-type="string">
            <text:p>dull-orange-brown</text:p>
            <text:p>dull-orange</text:p>
            <text:p>dull-brown</text:p>
            <text:p>dull-red</text:p>
          </table:table-cell>
          <table:table-cell table:style-name="ce80" office:value-type="string">
            <text:p>#AA5500</text:p>
          </table:table-cell>
          <table:table-cell table:formula="of:=HEX2DEC(MID([.E45];2;2))" office:value-type="float" office:value="170">
            <text:p>170</text:p>
          </table:table-cell>
          <table:table-cell table:formula="of:=HEX2DEC(MID([.E45];4;2))" office:value-type="float" office:value="85">
            <text:p>85</text:p>
          </table:table-cell>
          <table:table-cell table:formula="of:=HEX2DEC(MID([.E45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45]);&quot;,&quot;;ROUND([.L45]);&quot;,&quot;;ROUND([.M45]);&quot;)&quot;)" office:value-type="string" office:string-value="(46,31,55)">
            <text:p>(46,31,55)</text:p>
          </table:table-cell>
          <table:table-cell office:value-type="float" office:value="45.7">
            <text:p>45.7</text:p>
          </table:table-cell>
          <table:table-cell office:value-type="float" office:value="30.6">
            <text:p>30.6</text:p>
          </table:table-cell>
          <table:table-cell office:value-type="float" office:value="54.9">
            <text:p>54.9</text:p>
          </table:table-cell>
          <table:table-cell table:formula="of:=IF(AND([.L45]=0;[.M45]=0);IF([.K45]=0;&quot;Black&quot;;IF([.K45]=100;&quot;White&quot;;&quot;Gray&quot;));IF(ABS([.L45])&gt;ABS([.M45]);IF([.L45]&lt;0;&quot;Green&quot;;&quot;Red&quot;);IF(ABS([.L45])&lt;ABS([.M45]);IF([.M45]&lt;0;&quot;Blue&quot;;&quot;Yellow&quot;);&quot;None&quot;)) )" office:value-type="string" office:string-value="Yellow">
            <text:p>Yellow</text:p>
          </table:table-cell>
          <table:table-cell table:formula="of:=IF(AND([.L45]=0;[.M45]=0);IF([.K45]=0;&quot;&quot;;IF([.K45]=100;&quot;&quot;;&quot;&quot;));IF(ABS([.L45])&gt;ABS([.M45]);IF([.M45]&lt;0;&quot;Blue&quot;;&quot;Yellow&quot;);IF(ABS([.L45])&lt;ABS([.M45]);IF([.L45]&lt;0;&quot;Green&quot;;&quot;Red&quot;);&quot;None&quot;)) )" office:value-type="string" office:string-value="Red">
            <text:p>Red</text:p>
          </table:table-cell>
          <table:table-cell table:formula="of:=0.2126*[.F45] + 0.7152*[.G45] + 0.0722*[.H45]" office:value-type="float" office:value="96.934">
            <text:p>96.93</text:p>
          </table:table-cell>
          <table:table-cell table:formula="of:=MOD(60*IF([.W45]=[.X45];0;IF([.T45]=[.X45];([.U45]-[.V45])/([.X45]-[.W45]);IF([.U45]=[.X45];2+([.V45]-[.T45])/([.X45]-[.W45]);4+([.T45]-[.U45])/([.X45]-[.W45]))));360)" office:value-type="float" office:value="30">
            <text:p>30</text:p>
          </table:table-cell>
          <table:table-cell table:formula="of:=IF([.W45]=[.X45];0;IF([.S45]&lt;0.5;([.X45]-[.W45])/([.W45]+[.X45]);([.X45]-[.W45])/(2-[.X45]-[.W45])))" office:value-type="float" office:value="1">
            <text:p>1</text:p>
          </table:table-cell>
          <table:table-cell table:formula="of:=([.W45]+[.X45])/2" office:value-type="float" office:value="0.333333333333333">
            <text:p>0.33</text:p>
          </table:table-cell>
          <table:table-cell table:formula="of:=[.F45]/255" office:value-type="float" office:value="0.666666666666667">
            <text:p>0.67</text:p>
          </table:table-cell>
          <table:table-cell table:formula="of:=[.G45]/255" office:value-type="float" office:value="0.333333333333333">
            <text:p>0.33</text:p>
          </table:table-cell>
          <table:table-cell table:formula="of:=[.H45]/255" office:value-type="float" office:value="0">
            <text:p>0</text:p>
          </table:table-cell>
          <table:table-cell table:formula="of:=MIN([.T45];[.U45];[.V45])" office:value-type="float" office:value="0">
            <text:p>0</text:p>
          </table:table-cell>
          <table:table-cell table:formula="of:=MAX([.T45];[.U45];[.V45])" office:value-type="float" office:value="0.666666666666667">
            <text:p>0.67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style-name="ce50"/>
          <table:table-cell/>
          <table:table-cell table:style-name="ce78" office:value-type="string">
            <text:p>dull-purple-brown</text:p>
            <text:p>dull-pink</text:p>
          </table:table-cell>
          <table:table-cell table:style-name="ce80" office:value-type="string">
            <text:p>#AA5555</text:p>
          </table:table-cell>
          <table:table-cell table:formula="of:=HEX2DEC(MID([.E46];2;2))" office:value-type="float" office:value="170">
            <text:p>170</text:p>
          </table:table-cell>
          <table:table-cell table:formula="of:=HEX2DEC(MID([.E46];4;2))" office:value-type="float" office:value="85">
            <text:p>85</text:p>
          </table:table-cell>
          <table:table-cell table:formula="of:=HEX2DEC(MID([.E46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46]);&quot;,&quot;;ROUND([.L46]);&quot;,&quot;;ROUND([.M46]);&quot;)&quot;)" office:value-type="string" office:string-value="(47,35,16)">
            <text:p>(47,35,16)</text:p>
          </table:table-cell>
          <table:table-cell office:value-type="float" office:value="46.6">
            <text:p>46.6</text:p>
          </table:table-cell>
          <table:table-cell office:value-type="float" office:value="34.8">
            <text:p>34.8</text:p>
          </table:table-cell>
          <table:table-cell office:value-type="float" office:value="16.2">
            <text:p>16.2</text:p>
          </table:table-cell>
          <table:table-cell table:formula="of:=IF(AND([.L46]=0;[.M46]=0);IF([.K46]=0;&quot;Black&quot;;IF([.K46]=100;&quot;White&quot;;&quot;Gray&quot;));IF(ABS([.L46])&gt;ABS([.M46]);IF([.L46]&lt;0;&quot;Green&quot;;&quot;Red&quot;);IF(ABS([.L46])&lt;ABS([.M46]);IF([.M46]&lt;0;&quot;Blue&quot;;&quot;Yellow&quot;);&quot;None&quot;)) )" office:value-type="string" office:string-value="Red">
            <text:p>Red</text:p>
          </table:table-cell>
          <table:table-cell table:formula="of:=IF(AND([.L46]=0;[.M46]=0);IF([.K46]=0;&quot;&quot;;IF([.K46]=100;&quot;&quot;;&quot;&quot;));IF(ABS([.L46])&gt;ABS([.M46]);IF([.M46]&lt;0;&quot;Blue&quot;;&quot;Yellow&quot;);IF(ABS([.L46])&lt;ABS([.M46]);IF([.L46]&lt;0;&quot;Green&quot;;&quot;Red&quot;);&quot;None&quot;)) )" office:value-type="string" office:string-value="Yellow">
            <text:p>Yellow</text:p>
          </table:table-cell>
          <table:table-cell table:formula="of:=0.2126*[.F46] + 0.7152*[.G46] + 0.0722*[.H46]" office:value-type="float" office:value="103.071">
            <text:p>103.07</text:p>
          </table:table-cell>
          <table:table-cell table:formula="of:=MOD(60*IF([.W46]=[.X46];0;IF([.T46]=[.X46];([.U46]-[.V46])/([.X46]-[.W46]);IF([.U46]=[.X46];2+([.V46]-[.T46])/([.X46]-[.W46]);4+([.T46]-[.U46])/([.X46]-[.W46]))));360)" office:value-type="float" office:value="0">
            <text:p>0</text:p>
          </table:table-cell>
          <table:table-cell table:formula="of:=IF([.W46]=[.X46];0;IF([.S46]&lt;0.5;([.X46]-[.W46])/([.W46]+[.X46]);([.X46]-[.W46])/(2-[.X46]-[.W46])))" office:value-type="float" office:value="0.333333333333333">
            <text:p>0.33</text:p>
          </table:table-cell>
          <table:table-cell table:formula="of:=([.W46]+[.X46])/2" office:value-type="float" office:value="0.5">
            <text:p>0.5</text:p>
          </table:table-cell>
          <table:table-cell table:formula="of:=[.F46]/255" office:value-type="float" office:value="0.666666666666667">
            <text:p>0.67</text:p>
          </table:table-cell>
          <table:table-cell table:formula="of:=[.G46]/255" office:value-type="float" office:value="0.333333333333333">
            <text:p>0.33</text:p>
          </table:table-cell>
          <table:table-cell table:formula="of:=[.H46]/255" office:value-type="float" office:value="0.333333333333333">
            <text:p>0.33</text:p>
          </table:table-cell>
          <table:table-cell table:formula="of:=MIN([.T46];[.U46];[.V46])" office:value-type="float" office:value="0.333333333333333">
            <text:p>0.33</text:p>
          </table:table-cell>
          <table:table-cell table:formula="of:=MAX([.T46];[.U46];[.V46])" office:value-type="float" office:value="0.666666666666667">
            <text:p>0.6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51"/>
          <table:table-cell/>
          <table:table-cell table:style-name="ce78" office:value-type="string">
            <text:p>dull-magenta</text:p>
          </table:table-cell>
          <table:table-cell table:style-name="ce80" office:value-type="string">
            <text:p>#AA55AA</text:p>
          </table:table-cell>
          <table:table-cell table:formula="of:=HEX2DEC(MID([.E47];2;2))" office:value-type="float" office:value="170">
            <text:p>170</text:p>
          </table:table-cell>
          <table:table-cell table:formula="of:=HEX2DEC(MID([.E47];4;2))" office:value-type="float" office:value="85">
            <text:p>85</text:p>
          </table:table-cell>
          <table:table-cell table:formula="of:=HEX2DEC(MID([.E47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47]);&quot;,&quot;;ROUND([.L47]);&quot;,&quot;;ROUND([.M47]);&quot;)&quot;)" office:value-type="string" office:string-value="(49,47,-31)">
            <text:p>(49,47,-31)</text:p>
          </table:table-cell>
          <table:table-cell office:value-type="float" office:value="49.4">
            <text:p>49.4</text:p>
          </table:table-cell>
          <table:table-cell office:value-type="float" office:value="47">
            <text:p>47.0</text:p>
          </table:table-cell>
          <table:table-cell office:value-type="float" office:value="-30.5">
            <text:p>-30.5</text:p>
          </table:table-cell>
          <table:table-cell table:formula="of:=IF(AND([.L47]=0;[.M47]=0);IF([.K47]=0;&quot;Black&quot;;IF([.K47]=100;&quot;White&quot;;&quot;Gray&quot;));IF(ABS([.L47])&gt;ABS([.M47]);IF([.L47]&lt;0;&quot;Green&quot;;&quot;Red&quot;);IF(ABS([.L47])&lt;ABS([.M47]);IF([.M47]&lt;0;&quot;Blue&quot;;&quot;Yellow&quot;);&quot;None&quot;)) )" office:value-type="string" office:string-value="Red">
            <text:p>Red</text:p>
          </table:table-cell>
          <table:table-cell table:formula="of:=IF(AND([.L47]=0;[.M47]=0);IF([.K47]=0;&quot;&quot;;IF([.K47]=100;&quot;&quot;;&quot;&quot;));IF(ABS([.L47])&gt;ABS([.M47]);IF([.M47]&lt;0;&quot;Blue&quot;;&quot;Yellow&quot;);IF(ABS([.L47])&lt;ABS([.M47]);IF([.L47]&lt;0;&quot;Green&quot;;&quot;Red&quot;);&quot;None&quot;)) )" office:value-type="string" office:string-value="Blue">
            <text:p>Blue</text:p>
          </table:table-cell>
          <table:table-cell table:formula="of:=0.2126*[.F47] + 0.7152*[.G47] + 0.0722*[.H47]" office:value-type="float" office:value="109.208">
            <text:p>109.21</text:p>
          </table:table-cell>
          <table:table-cell table:formula="of:=MOD(60*IF([.W47]=[.X47];0;IF([.T47]=[.X47];([.U47]-[.V47])/([.X47]-[.W47]);IF([.U47]=[.X47];2+([.V47]-[.T47])/([.X47]-[.W47]);4+([.T47]-[.U47])/([.X47]-[.W47]))));360)" office:value-type="float" office:value="300">
            <text:p>300</text:p>
          </table:table-cell>
          <table:table-cell table:formula="of:=IF([.W47]=[.X47];0;IF([.S47]&lt;0.5;([.X47]-[.W47])/([.W47]+[.X47]);([.X47]-[.W47])/(2-[.X47]-[.W47])))" office:value-type="float" office:value="0.333333333333333">
            <text:p>0.33</text:p>
          </table:table-cell>
          <table:table-cell table:formula="of:=([.W47]+[.X47])/2" office:value-type="float" office:value="0.5">
            <text:p>0.5</text:p>
          </table:table-cell>
          <table:table-cell table:formula="of:=[.F47]/255" office:value-type="float" office:value="0.666666666666667">
            <text:p>0.67</text:p>
          </table:table-cell>
          <table:table-cell table:formula="of:=[.G47]/255" office:value-type="float" office:value="0.333333333333333">
            <text:p>0.33</text:p>
          </table:table-cell>
          <table:table-cell table:formula="of:=[.H47]/255" office:value-type="float" office:value="0.666666666666667">
            <text:p>0.67</text:p>
          </table:table-cell>
          <table:table-cell table:formula="of:=MIN([.T47];[.U47];[.V47])" office:value-type="float" office:value="0.333333333333333">
            <text:p>0.33</text:p>
          </table:table-cell>
          <table:table-cell table:formula="of:=MAX([.T47];[.U47];[.V47])" office:value-type="float" office:value="0.666666666666667">
            <text:p>0.6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52"/>
          <table:table-cell/>
          <table:table-cell table:style-name="ce78" office:value-type="string">
            <text:p>medium-purple</text:p>
          </table:table-cell>
          <table:table-cell table:style-name="ce80" office:value-type="string">
            <text:p>#AA55FF</text:p>
          </table:table-cell>
          <table:table-cell table:formula="of:=HEX2DEC(MID([.E48];2;2))" office:value-type="float" office:value="170">
            <text:p>170</text:p>
          </table:table-cell>
          <table:table-cell table:formula="of:=HEX2DEC(MID([.E48];4;2))" office:value-type="float" office:value="85">
            <text:p>85</text:p>
          </table:table-cell>
          <table:table-cell table:formula="of:=HEX2DEC(MID([.E48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48]);&quot;,&quot;;ROUND([.L48]);&quot;,&quot;;ROUND([.M48]);&quot;)&quot;)" office:value-type="string" office:string-value="(54,65,-71)">
            <text:p>(54,65,-71)</text:p>
          </table:table-cell>
          <table:table-cell office:value-type="float" office:value="54.3">
            <text:p>54.3</text:p>
          </table:table-cell>
          <table:table-cell office:value-type="float" office:value="64.9">
            <text:p>64.9</text:p>
          </table:table-cell>
          <table:table-cell office:value-type="float" office:value="-71.2">
            <text:p>-71.2</text:p>
          </table:table-cell>
          <table:table-cell table:formula="of:=IF(AND([.L48]=0;[.M48]=0);IF([.K48]=0;&quot;Black&quot;;IF([.K48]=100;&quot;White&quot;;&quot;Gray&quot;));IF(ABS([.L48])&gt;ABS([.M48]);IF([.L48]&lt;0;&quot;Green&quot;;&quot;Red&quot;);IF(ABS([.L48])&lt;ABS([.M48]);IF([.M48]&lt;0;&quot;Blue&quot;;&quot;Yellow&quot;);&quot;None&quot;)) )" office:value-type="string" office:string-value="Blue">
            <text:p>Blue</text:p>
          </table:table-cell>
          <table:table-cell table:formula="of:=IF(AND([.L48]=0;[.M48]=0);IF([.K48]=0;&quot;&quot;;IF([.K48]=100;&quot;&quot;;&quot;&quot;));IF(ABS([.L48])&gt;ABS([.M48]);IF([.M48]&lt;0;&quot;Blue&quot;;&quot;Yellow&quot;);IF(ABS([.L48])&lt;ABS([.M48]);IF([.L48]&lt;0;&quot;Green&quot;;&quot;Red&quot;);&quot;None&quot;)) )" office:value-type="string" office:string-value="Red">
            <text:p>Red</text:p>
          </table:table-cell>
          <table:table-cell table:formula="of:=0.2126*[.F48] + 0.7152*[.G48] + 0.0722*[.H48]" office:value-type="float" office:value="115.345">
            <text:p>115.35</text:p>
          </table:table-cell>
          <table:table-cell table:formula="of:=MOD(60*IF([.W48]=[.X48];0;IF([.T48]=[.X48];([.U48]-[.V48])/([.X48]-[.W48]);IF([.U48]=[.X48];2+([.V48]-[.T48])/([.X48]-[.W48]);4+([.T48]-[.U48])/([.X48]-[.W48]))));360)" office:value-type="float" office:value="270">
            <text:p>270</text:p>
          </table:table-cell>
          <table:table-cell table:formula="of:=IF([.W48]=[.X48];0;IF([.S48]&lt;0.5;([.X48]-[.W48])/([.W48]+[.X48]);([.X48]-[.W48])/(2-[.X48]-[.W48])))" office:value-type="float" office:value="1">
            <text:p>1</text:p>
          </table:table-cell>
          <table:table-cell table:formula="of:=([.W48]+[.X48])/2" office:value-type="float" office:value="0.666666666666667">
            <text:p>0.67</text:p>
          </table:table-cell>
          <table:table-cell table:formula="of:=[.F48]/255" office:value-type="float" office:value="0.666666666666667">
            <text:p>0.67</text:p>
          </table:table-cell>
          <table:table-cell table:formula="of:=[.G48]/255" office:value-type="float" office:value="0.333333333333333">
            <text:p>0.33</text:p>
          </table:table-cell>
          <table:table-cell table:formula="of:=[.H48]/255" office:value-type="float" office:value="1">
            <text:p>1</text:p>
          </table:table-cell>
          <table:table-cell table:formula="of:=MIN([.T48];[.U48];[.V48])" office:value-type="float" office:value="0.333333333333333">
            <text:p>0.33</text:p>
          </table:table-cell>
          <table:table-cell table:formula="of:=MAX([.T48];[.U48];[.V48])" office:value-type="float" office:value="1">
            <text:p>1</text:p>
          </table:table-cell>
        </table:table-row>
        <table:table-row table:style-name="ro3">
          <table:table-cell office:value-type="float" office:value="47">
            <text:p>47</text:p>
          </table:table-cell>
          <table:table-cell table:style-name="ce53"/>
          <table:table-cell/>
          <table:table-cell table:style-name="ce78" office:value-type="string">
            <text:p>dull-yellow-brown</text:p>
            <text:p>dull-yellow</text:p>
          </table:table-cell>
          <table:table-cell table:style-name="ce80" office:value-type="string">
            <text:p>#AAAA55</text:p>
          </table:table-cell>
          <table:table-cell table:formula="of:=HEX2DEC(MID([.E49];2;2))" office:value-type="float" office:value="170">
            <text:p>170</text:p>
          </table:table-cell>
          <table:table-cell table:formula="of:=HEX2DEC(MID([.E49];4;2))" office:value-type="float" office:value="170">
            <text:p>170</text:p>
          </table:table-cell>
          <table:table-cell table:formula="of:=HEX2DEC(MID([.E49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49]);&quot;,&quot;;ROUND([.L49]);&quot;,&quot;;ROUND([.M49]);&quot;)&quot;)" office:value-type="string" office:string-value="(68,-12,43)">
            <text:p>(68,-12,43)</text:p>
          </table:table-cell>
          <table:table-cell office:value-type="float" office:value="68">
            <text:p>68.0</text:p>
          </table:table-cell>
          <table:table-cell office:value-type="float" office:value="-12">
            <text:p>-12.0</text:p>
          </table:table-cell>
          <table:table-cell office:value-type="float" office:value="43.4">
            <text:p>43.4</text:p>
          </table:table-cell>
          <table:table-cell table:formula="of:=IF(AND([.L49]=0;[.M49]=0);IF([.K49]=0;&quot;Black&quot;;IF([.K49]=100;&quot;White&quot;;&quot;Gray&quot;));IF(ABS([.L49])&gt;ABS([.M49]);IF([.L49]&lt;0;&quot;Green&quot;;&quot;Red&quot;);IF(ABS([.L49])&lt;ABS([.M49]);IF([.M49]&lt;0;&quot;Blue&quot;;&quot;Yellow&quot;);&quot;None&quot;)) )" office:value-type="string" office:string-value="Yellow">
            <text:p>Yellow</text:p>
          </table:table-cell>
          <table:table-cell table:formula="of:=IF(AND([.L49]=0;[.M49]=0);IF([.K49]=0;&quot;&quot;;IF([.K49]=100;&quot;&quot;;&quot;&quot;));IF(ABS([.L49])&gt;ABS([.M49]);IF([.M49]&lt;0;&quot;Blue&quot;;&quot;Yellow&quot;);IF(ABS([.L49])&lt;ABS([.M49]);IF([.L49]&lt;0;&quot;Green&quot;;&quot;Red&quot;);&quot;None&quot;)) )" office:value-type="string" office:string-value="Green">
            <text:p>Green</text:p>
          </table:table-cell>
          <table:table-cell table:formula="of:=0.2126*[.F49] + 0.7152*[.G49] + 0.0722*[.H49]" office:value-type="float" office:value="163.863">
            <text:p>163.86</text:p>
          </table:table-cell>
          <table:table-cell table:formula="of:=MOD(60*IF([.W49]=[.X49];0;IF([.T49]=[.X49];([.U49]-[.V49])/([.X49]-[.W49]);IF([.U49]=[.X49];2+([.V49]-[.T49])/([.X49]-[.W49]);4+([.T49]-[.U49])/([.X49]-[.W49]))));360)" office:value-type="float" office:value="60">
            <text:p>60</text:p>
          </table:table-cell>
          <table:table-cell table:formula="of:=IF([.W49]=[.X49];0;IF([.S49]&lt;0.5;([.X49]-[.W49])/([.W49]+[.X49]);([.X49]-[.W49])/(2-[.X49]-[.W49])))" office:value-type="float" office:value="0.333333333333333">
            <text:p>0.33</text:p>
          </table:table-cell>
          <table:table-cell table:formula="of:=([.W49]+[.X49])/2" office:value-type="float" office:value="0.5">
            <text:p>0.5</text:p>
          </table:table-cell>
          <table:table-cell table:formula="of:=[.F49]/255" office:value-type="float" office:value="0.666666666666667">
            <text:p>0.67</text:p>
          </table:table-cell>
          <table:table-cell table:formula="of:=[.G49]/255" office:value-type="float" office:value="0.666666666666667">
            <text:p>0.67</text:p>
          </table:table-cell>
          <table:table-cell table:formula="of:=[.H49]/255" office:value-type="float" office:value="0.333333333333333">
            <text:p>0.33</text:p>
          </table:table-cell>
          <table:table-cell table:formula="of:=MIN([.T49];[.U49];[.V49])" office:value-type="float" office:value="0.333333333333333">
            <text:p>0.33</text:p>
          </table:table-cell>
          <table:table-cell table:formula="of:=MAX([.T49];[.U49];[.V49])" office:value-type="float" office:value="0.666666666666667">
            <text:p>0.6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54"/>
          <table:table-cell/>
          <table:table-cell table:style-name="ce78" office:value-type="string">
            <text:p>light-purple</text:p>
          </table:table-cell>
          <table:table-cell table:style-name="ce80" office:value-type="string">
            <text:p>#AAAAFF</text:p>
          </table:table-cell>
          <table:table-cell table:formula="of:=HEX2DEC(MID([.E50];2;2))" office:value-type="float" office:value="170">
            <text:p>170</text:p>
          </table:table-cell>
          <table:table-cell table:formula="of:=HEX2DEC(MID([.E50];4;2))" office:value-type="float" office:value="170">
            <text:p>170</text:p>
          </table:table-cell>
          <table:table-cell table:formula="of:=HEX2DEC(MID([.E50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50]);&quot;,&quot;;ROUND([.L50]);&quot;,&quot;;ROUND([.M50]);&quot;)&quot;)" office:value-type="string" office:string-value="(73,19,-42)">
            <text:p>(73,19,-42)</text:p>
          </table:table-cell>
          <table:table-cell office:value-type="float" office:value="72.6">
            <text:p>72.6</text:p>
          </table:table-cell>
          <table:table-cell office:value-type="float" office:value="19.1">
            <text:p>19.1</text:p>
          </table:table-cell>
          <table:table-cell office:value-type="float" office:value="-42.1">
            <text:p>-42.1</text:p>
          </table:table-cell>
          <table:table-cell table:formula="of:=IF(AND([.L50]=0;[.M50]=0);IF([.K50]=0;&quot;Black&quot;;IF([.K50]=100;&quot;White&quot;;&quot;Gray&quot;));IF(ABS([.L50])&gt;ABS([.M50]);IF([.L50]&lt;0;&quot;Green&quot;;&quot;Red&quot;);IF(ABS([.L50])&lt;ABS([.M50]);IF([.M50]&lt;0;&quot;Blue&quot;;&quot;Yellow&quot;);&quot;None&quot;)) )" office:value-type="string" office:string-value="Blue">
            <text:p>Blue</text:p>
          </table:table-cell>
          <table:table-cell table:formula="of:=IF(AND([.L50]=0;[.M50]=0);IF([.K50]=0;&quot;&quot;;IF([.K50]=100;&quot;&quot;;&quot;&quot;));IF(ABS([.L50])&gt;ABS([.M50]);IF([.M50]&lt;0;&quot;Blue&quot;;&quot;Yellow&quot;);IF(ABS([.L50])&lt;ABS([.M50]);IF([.L50]&lt;0;&quot;Green&quot;;&quot;Red&quot;);&quot;None&quot;)) )" office:value-type="string" office:string-value="Red">
            <text:p>Red</text:p>
          </table:table-cell>
          <table:table-cell table:formula="of:=0.2126*[.F50] + 0.7152*[.G50] + 0.0722*[.H50]" office:value-type="float" office:value="176.137">
            <text:p>176.14</text:p>
          </table:table-cell>
          <table:table-cell table:formula="of:=MOD(60*IF([.W50]=[.X50];0;IF([.T50]=[.X50];([.U50]-[.V50])/([.X50]-[.W50]);IF([.U50]=[.X50];2+([.V50]-[.T50])/([.X50]-[.W50]);4+([.T50]-[.U50])/([.X50]-[.W50]))));360)" office:value-type="float" office:value="240">
            <text:p>240</text:p>
          </table:table-cell>
          <table:table-cell table:formula="of:=IF([.W50]=[.X50];0;IF([.S50]&lt;0.5;([.X50]-[.W50])/([.W50]+[.X50]);([.X50]-[.W50])/(2-[.X50]-[.W50])))" office:value-type="float" office:value="1">
            <text:p>1</text:p>
          </table:table-cell>
          <table:table-cell table:formula="of:=([.W50]+[.X50])/2" office:value-type="float" office:value="0.833333333333333">
            <text:p>0.83</text:p>
          </table:table-cell>
          <table:table-cell table:formula="of:=[.F50]/255" office:value-type="float" office:value="0.666666666666667">
            <text:p>0.67</text:p>
          </table:table-cell>
          <table:table-cell table:formula="of:=[.G50]/255" office:value-type="float" office:value="0.666666666666667">
            <text:p>0.67</text:p>
          </table:table-cell>
          <table:table-cell table:formula="of:=[.H50]/255" office:value-type="float" office:value="1">
            <text:p>1</text:p>
          </table:table-cell>
          <table:table-cell table:formula="of:=MIN([.T50];[.U50];[.V50])" office:value-type="float" office:value="0.666666666666667">
            <text:p>0.67</text:p>
          </table:table-cell>
          <table:table-cell table:formula="of:=MAX([.T50];[.U50];[.V50])"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55"/>
          <table:table-cell/>
          <table:table-cell table:style-name="ce78" office:value-type="string">
            <text:p>medium-yellow-green</text:p>
          </table:table-cell>
          <table:table-cell table:style-name="ce80" office:value-type="string">
            <text:p>#AAFF00</text:p>
          </table:table-cell>
          <table:table-cell table:formula="of:=HEX2DEC(MID([.E51];2;2))" office:value-type="float" office:value="170">
            <text:p>170</text:p>
          </table:table-cell>
          <table:table-cell table:formula="of:=HEX2DEC(MID([.E51];4;2))" office:value-type="float" office:value="255">
            <text:p>255</text:p>
          </table:table-cell>
          <table:table-cell table:formula="of:=HEX2DEC(MID([.E51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51]);&quot;,&quot;;ROUND([.L51]);&quot;,&quot;;ROUND([.M51]);&quot;)&quot;)" office:value-type="string" office:string-value="(92,-55,88)">
            <text:p>(92,-55,88)</text:p>
          </table:table-cell>
          <table:table-cell office:value-type="float" office:value="91.7">
            <text:p>91.7</text:p>
          </table:table-cell>
          <table:table-cell office:value-type="float" office:value="-54.5">
            <text:p>-54.5</text:p>
          </table:table-cell>
          <table:table-cell office:value-type="float" office:value="88">
            <text:p>88.0</text:p>
          </table:table-cell>
          <table:table-cell table:formula="of:=IF(AND([.L51]=0;[.M51]=0);IF([.K51]=0;&quot;Black&quot;;IF([.K51]=100;&quot;White&quot;;&quot;Gray&quot;));IF(ABS([.L51])&gt;ABS([.M51]);IF([.L51]&lt;0;&quot;Green&quot;;&quot;Red&quot;);IF(ABS([.L51])&lt;ABS([.M51]);IF([.M51]&lt;0;&quot;Blue&quot;;&quot;Yellow&quot;);&quot;None&quot;)) )" office:value-type="string" office:string-value="Yellow">
            <text:p>Yellow</text:p>
          </table:table-cell>
          <table:table-cell table:formula="of:=IF(AND([.L51]=0;[.M51]=0);IF([.K51]=0;&quot;&quot;;IF([.K51]=100;&quot;&quot;;&quot;&quot;));IF(ABS([.L51])&gt;ABS([.M51]);IF([.M51]&lt;0;&quot;Blue&quot;;&quot;Yellow&quot;);IF(ABS([.L51])&lt;ABS([.M51]);IF([.L51]&lt;0;&quot;Green&quot;;&quot;Red&quot;);&quot;None&quot;)) )" office:value-type="string" office:string-value="Green">
            <text:p>Green</text:p>
          </table:table-cell>
          <table:table-cell table:formula="of:=0.2126*[.F51] + 0.7152*[.G51] + 0.0722*[.H51]" office:value-type="float" office:value="218.518">
            <text:p>218.52</text:p>
          </table:table-cell>
          <table:table-cell table:formula="of:=MOD(60*IF([.W51]=[.X51];0;IF([.T51]=[.X51];([.U51]-[.V51])/([.X51]-[.W51]);IF([.U51]=[.X51];2+([.V51]-[.T51])/([.X51]-[.W51]);4+([.T51]-[.U51])/([.X51]-[.W51]))));360)" office:value-type="float" office:value="80">
            <text:p>80</text:p>
          </table:table-cell>
          <table:table-cell table:formula="of:=IF([.W51]=[.X51];0;IF([.S51]&lt;0.5;([.X51]-[.W51])/([.W51]+[.X51]);([.X51]-[.W51])/(2-[.X51]-[.W51])))" office:value-type="float" office:value="1">
            <text:p>1</text:p>
          </table:table-cell>
          <table:table-cell table:formula="of:=([.W51]+[.X51])/2" office:value-type="float" office:value="0.5">
            <text:p>0.5</text:p>
          </table:table-cell>
          <table:table-cell table:formula="of:=[.F51]/255" office:value-type="float" office:value="0.666666666666667">
            <text:p>0.67</text:p>
          </table:table-cell>
          <table:table-cell table:formula="of:=[.G51]/255" office:value-type="float" office:value="1">
            <text:p>1</text:p>
          </table:table-cell>
          <table:table-cell table:formula="of:=[.H51]/255" office:value-type="float" office:value="0">
            <text:p>0</text:p>
          </table:table-cell>
          <table:table-cell table:formula="of:=MIN([.T51];[.U51];[.V51])" office:value-type="float" office:value="0">
            <text:p>0</text:p>
          </table:table-cell>
          <table:table-cell table:formula="of:=MAX([.T51];[.U51];[.V51])"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56"/>
          <table:table-cell/>
          <table:table-cell table:style-name="ce78" office:value-type="string">
            <text:p>light-yellow-green</text:p>
          </table:table-cell>
          <table:table-cell table:style-name="ce80" office:value-type="string">
            <text:p>#AAFF55</text:p>
          </table:table-cell>
          <table:table-cell table:formula="of:=HEX2DEC(MID([.E52];2;2))" office:value-type="float" office:value="170">
            <text:p>170</text:p>
          </table:table-cell>
          <table:table-cell table:formula="of:=HEX2DEC(MID([.E52];4;2))" office:value-type="float" office:value="255">
            <text:p>255</text:p>
          </table:table-cell>
          <table:table-cell table:formula="of:=HEX2DEC(MID([.E52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52]);&quot;,&quot;;ROUND([.L52]);&quot;,&quot;;ROUND([.M52]);&quot;)&quot;)" office:value-type="string" office:string-value="(92,-52,70)">
            <text:p>(92,-52,70)</text:p>
          </table:table-cell>
          <table:table-cell office:value-type="float" office:value="92">
            <text:p>92.0</text:p>
          </table:table-cell>
          <table:table-cell office:value-type="float" office:value="-51.5">
            <text:p>-51.5</text:p>
          </table:table-cell>
          <table:table-cell office:value-type="float" office:value="70.1">
            <text:p>70.1</text:p>
          </table:table-cell>
          <table:table-cell table:formula="of:=IF(AND([.L52]=0;[.M52]=0);IF([.K52]=0;&quot;Black&quot;;IF([.K52]=100;&quot;White&quot;;&quot;Gray&quot;));IF(ABS([.L52])&gt;ABS([.M52]);IF([.L52]&lt;0;&quot;Green&quot;;&quot;Red&quot;);IF(ABS([.L52])&lt;ABS([.M52]);IF([.M52]&lt;0;&quot;Blue&quot;;&quot;Yellow&quot;);&quot;None&quot;)) )" office:value-type="string" office:string-value="Yellow">
            <text:p>Yellow</text:p>
          </table:table-cell>
          <table:table-cell table:formula="of:=IF(AND([.L52]=0;[.M52]=0);IF([.K52]=0;&quot;&quot;;IF([.K52]=100;&quot;&quot;;&quot;&quot;));IF(ABS([.L52])&gt;ABS([.M52]);IF([.M52]&lt;0;&quot;Blue&quot;;&quot;Yellow&quot;);IF(ABS([.L52])&lt;ABS([.M52]);IF([.L52]&lt;0;&quot;Green&quot;;&quot;Red&quot;);&quot;None&quot;)) )" office:value-type="string" office:string-value="Green">
            <text:p>Green</text:p>
          </table:table-cell>
          <table:table-cell table:formula="of:=0.2126*[.F52] + 0.7152*[.G52] + 0.0722*[.H52]" office:value-type="float" office:value="224.655">
            <text:p>224.66</text:p>
          </table:table-cell>
          <table:table-cell table:formula="of:=MOD(60*IF([.W52]=[.X52];0;IF([.T52]=[.X52];([.U52]-[.V52])/([.X52]-[.W52]);IF([.U52]=[.X52];2+([.V52]-[.T52])/([.X52]-[.W52]);4+([.T52]-[.U52])/([.X52]-[.W52]))));360)" office:value-type="float" office:value="90">
            <text:p>90</text:p>
          </table:table-cell>
          <table:table-cell table:formula="of:=IF([.W52]=[.X52];0;IF([.S52]&lt;0.5;([.X52]-[.W52])/([.W52]+[.X52]);([.X52]-[.W52])/(2-[.X52]-[.W52])))" office:value-type="float" office:value="1">
            <text:p>1</text:p>
          </table:table-cell>
          <table:table-cell table:formula="of:=([.W52]+[.X52])/2" office:value-type="float" office:value="0.666666666666667">
            <text:p>0.67</text:p>
          </table:table-cell>
          <table:table-cell table:formula="of:=[.F52]/255" office:value-type="float" office:value="0.666666666666667">
            <text:p>0.67</text:p>
          </table:table-cell>
          <table:table-cell table:formula="of:=[.G52]/255" office:value-type="float" office:value="1">
            <text:p>1</text:p>
          </table:table-cell>
          <table:table-cell table:formula="of:=[.H52]/255" office:value-type="float" office:value="0.333333333333333">
            <text:p>0.33</text:p>
          </table:table-cell>
          <table:table-cell table:formula="of:=MIN([.T52];[.U52];[.V52])" office:value-type="float" office:value="0.333333333333333">
            <text:p>0.33</text:p>
          </table:table-cell>
          <table:table-cell table:formula="of:=MAX([.T52];[.U52];[.V52])"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style-name="ce57"/>
          <table:table-cell/>
          <table:table-cell table:style-name="ce78" office:value-type="string">
            <text:p>light-blue-green</text:p>
          </table:table-cell>
          <table:table-cell table:style-name="ce80" office:value-type="string">
            <text:p>#AAFFAA</text:p>
          </table:table-cell>
          <table:table-cell table:formula="of:=HEX2DEC(MID([.E53];2;2))" office:value-type="float" office:value="170">
            <text:p>170</text:p>
          </table:table-cell>
          <table:table-cell table:formula="of:=HEX2DEC(MID([.E53];4;2))" office:value-type="float" office:value="255">
            <text:p>255</text:p>
          </table:table-cell>
          <table:table-cell table:formula="of:=HEX2DEC(MID([.E53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53]);&quot;,&quot;;ROUND([.L53]);&quot;,&quot;;ROUND([.M53]);&quot;)&quot;)" office:value-type="string" office:string-value="(93,-42,33)">
            <text:p>(93,-42,33)</text:p>
          </table:table-cell>
          <table:table-cell office:value-type="float" office:value="93">
            <text:p>93.0</text:p>
          </table:table-cell>
          <table:table-cell office:value-type="float" office:value="-41.9">
            <text:p>-41.9</text:p>
          </table:table-cell>
          <table:table-cell office:value-type="float" office:value="32.7">
            <text:p>32.7</text:p>
          </table:table-cell>
          <table:table-cell table:formula="of:=IF(AND([.L53]=0;[.M53]=0);IF([.K53]=0;&quot;Black&quot;;IF([.K53]=100;&quot;White&quot;;&quot;Gray&quot;));IF(ABS([.L53])&gt;ABS([.M53]);IF([.L53]&lt;0;&quot;Green&quot;;&quot;Red&quot;);IF(ABS([.L53])&lt;ABS([.M53]);IF([.M53]&lt;0;&quot;Blue&quot;;&quot;Yellow&quot;);&quot;None&quot;)) )" office:value-type="string" office:string-value="Green">
            <text:p>Green</text:p>
          </table:table-cell>
          <table:table-cell table:formula="of:=IF(AND([.L53]=0;[.M53]=0);IF([.K53]=0;&quot;&quot;;IF([.K53]=100;&quot;&quot;;&quot;&quot;));IF(ABS([.L53])&gt;ABS([.M53]);IF([.M53]&lt;0;&quot;Blue&quot;;&quot;Yellow&quot;);IF(ABS([.L53])&lt;ABS([.M53]);IF([.L53]&lt;0;&quot;Green&quot;;&quot;Red&quot;);&quot;None&quot;)) )" office:value-type="string" office:string-value="Yellow">
            <text:p>Yellow</text:p>
          </table:table-cell>
          <table:table-cell table:formula="of:=0.2126*[.F53] + 0.7152*[.G53] + 0.0722*[.H53]" office:value-type="float" office:value="230.792">
            <text:p>230.79</text:p>
          </table:table-cell>
          <table:table-cell table:formula="of:=MOD(60*IF([.W53]=[.X53];0;IF([.T53]=[.X53];([.U53]-[.V53])/([.X53]-[.W53]);IF([.U53]=[.X53];2+([.V53]-[.T53])/([.X53]-[.W53]);4+([.T53]-[.U53])/([.X53]-[.W53]))));360)" office:value-type="float" office:value="120">
            <text:p>120</text:p>
          </table:table-cell>
          <table:table-cell table:formula="of:=IF([.W53]=[.X53];0;IF([.S53]&lt;0.5;([.X53]-[.W53])/([.W53]+[.X53]);([.X53]-[.W53])/(2-[.X53]-[.W53])))" office:value-type="float" office:value="1">
            <text:p>1</text:p>
          </table:table-cell>
          <table:table-cell table:formula="of:=([.W53]+[.X53])/2" office:value-type="float" office:value="0.833333333333333">
            <text:p>0.83</text:p>
          </table:table-cell>
          <table:table-cell table:formula="of:=[.F53]/255" office:value-type="float" office:value="0.666666666666667">
            <text:p>0.67</text:p>
          </table:table-cell>
          <table:table-cell table:formula="of:=[.G53]/255" office:value-type="float" office:value="1">
            <text:p>1</text:p>
          </table:table-cell>
          <table:table-cell table:formula="of:=[.H53]/255" office:value-type="float" office:value="0.666666666666667">
            <text:p>0.67</text:p>
          </table:table-cell>
          <table:table-cell table:formula="of:=MIN([.T53];[.U53];[.V53])" office:value-type="float" office:value="0.666666666666667">
            <text:p>0.67</text:p>
          </table:table-cell>
          <table:table-cell table:formula="of:=MAX([.T53];[.U53];[.V53])"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style-name="ce58"/>
          <table:table-cell/>
          <table:table-cell table:style-name="ce78" office:value-type="string">
            <text:p>light-cyan</text:p>
          </table:table-cell>
          <table:table-cell table:style-name="ce80" office:value-type="string">
            <text:p>#AAFFFF</text:p>
          </table:table-cell>
          <table:table-cell table:formula="of:=HEX2DEC(MID([.E54];2;2))" office:value-type="float" office:value="170">
            <text:p>170</text:p>
          </table:table-cell>
          <table:table-cell table:formula="of:=HEX2DEC(MID([.E54];4;2))" office:value-type="float" office:value="255">
            <text:p>255</text:p>
          </table:table-cell>
          <table:table-cell table:formula="of:=HEX2DEC(MID([.E54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54]);&quot;,&quot;;ROUND([.L54]);&quot;,&quot;;ROUND([.M54]);&quot;)&quot;)" office:value-type="string" office:string-value="(95,-26,-8)">
            <text:p>(95,-26,-8)</text:p>
          </table:table-cell>
          <table:table-cell office:value-type="float" office:value="94.9">
            <text:p>94.9</text:p>
          </table:table-cell>
          <table:table-cell office:value-type="float" office:value="-25.5">
            <text:p>-25.5</text:p>
          </table:table-cell>
          <table:table-cell office:value-type="float" office:value="-8.2">
            <text:p>-8.2</text:p>
          </table:table-cell>
          <table:table-cell table:formula="of:=IF(AND([.L54]=0;[.M54]=0);IF([.K54]=0;&quot;Black&quot;;IF([.K54]=100;&quot;White&quot;;&quot;Gray&quot;));IF(ABS([.L54])&gt;ABS([.M54]);IF([.L54]&lt;0;&quot;Green&quot;;&quot;Red&quot;);IF(ABS([.L54])&lt;ABS([.M54]);IF([.M54]&lt;0;&quot;Blue&quot;;&quot;Yellow&quot;);&quot;None&quot;)) )" office:value-type="string" office:string-value="Green">
            <text:p>Green</text:p>
          </table:table-cell>
          <table:table-cell table:formula="of:=IF(AND([.L54]=0;[.M54]=0);IF([.K54]=0;&quot;&quot;;IF([.K54]=100;&quot;&quot;;&quot;&quot;));IF(ABS([.L54])&gt;ABS([.M54]);IF([.M54]&lt;0;&quot;Blue&quot;;&quot;Yellow&quot;);IF(ABS([.L54])&lt;ABS([.M54]);IF([.L54]&lt;0;&quot;Green&quot;;&quot;Red&quot;);&quot;None&quot;)) )" office:value-type="string" office:string-value="Blue">
            <text:p>Blue</text:p>
          </table:table-cell>
          <table:table-cell table:formula="of:=0.2126*[.F54] + 0.7152*[.G54] + 0.0722*[.H54]" office:value-type="float" office:value="236.929">
            <text:p>236.93</text:p>
          </table:table-cell>
          <table:table-cell table:formula="of:=MOD(60*IF([.W54]=[.X54];0;IF([.T54]=[.X54];([.U54]-[.V54])/([.X54]-[.W54]);IF([.U54]=[.X54];2+([.V54]-[.T54])/([.X54]-[.W54]);4+([.T54]-[.U54])/([.X54]-[.W54]))));360)" office:value-type="float" office:value="180">
            <text:p>180</text:p>
          </table:table-cell>
          <table:table-cell table:formula="of:=IF([.W54]=[.X54];0;IF([.S54]&lt;0.5;([.X54]-[.W54])/([.W54]+[.X54]);([.X54]-[.W54])/(2-[.X54]-[.W54])))" office:value-type="float" office:value="1">
            <text:p>1</text:p>
          </table:table-cell>
          <table:table-cell table:formula="of:=([.W54]+[.X54])/2" office:value-type="float" office:value="0.833333333333333">
            <text:p>0.83</text:p>
          </table:table-cell>
          <table:table-cell table:formula="of:=[.F54]/255" office:value-type="float" office:value="0.666666666666667">
            <text:p>0.67</text:p>
          </table:table-cell>
          <table:table-cell table:formula="of:=[.G54]/255" office:value-type="float" office:value="1">
            <text:p>1</text:p>
          </table:table-cell>
          <table:table-cell table:formula="of:=[.H54]/255" office:value-type="float" office:value="1">
            <text:p>1</text:p>
          </table:table-cell>
          <table:table-cell table:formula="of:=MIN([.T54];[.U54];[.V54])" office:value-type="float" office:value="0.666666666666667">
            <text:p>0.67</text:p>
          </table:table-cell>
          <table:table-cell table:formula="of:=MAX([.T54];[.U54];[.V54])" office:value-type="float" office:value="1">
            <text:p>1</text:p>
          </table:table-cell>
        </table:table-row>
        <table:table-row table:style-name="ro6">
          <table:table-cell office:value-type="float" office:value="53">
            <text:p>53</text:p>
          </table:table-cell>
          <table:table-cell table:style-name="ce59"/>
          <table:table-cell/>
          <table:table-cell table:style-name="ce78" office:value-type="string">
            <text:p>pink-red</text:p>
            <text:p>medium-pink-red</text:p>
            <text:p>medium-red</text:p>
          </table:table-cell>
          <table:table-cell table:style-name="ce80" office:value-type="string">
            <text:p>#FF0055</text:p>
          </table:table-cell>
          <table:table-cell table:formula="of:=HEX2DEC(MID([.E55];2;2))" office:value-type="float" office:value="255">
            <text:p>255</text:p>
          </table:table-cell>
          <table:table-cell table:formula="of:=HEX2DEC(MID([.E55];4;2))" office:value-type="float" office:value="0">
            <text:p>0</text:p>
          </table:table-cell>
          <table:table-cell table:formula="of:=HEX2DEC(MID([.E55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55]);&quot;,&quot;;ROUND([.L55]);&quot;,&quot;;ROUND([.M55]);&quot;)&quot;)" office:value-type="string" office:string-value="(54,82,29)">
            <text:p>(54,82,29)</text:p>
          </table:table-cell>
          <table:table-cell office:value-type="float" office:value="53.9">
            <text:p>53.9</text:p>
          </table:table-cell>
          <table:table-cell office:value-type="float" office:value="82">
            <text:p>82.0</text:p>
          </table:table-cell>
          <table:table-cell office:value-type="float" office:value="28.7">
            <text:p>28.7</text:p>
          </table:table-cell>
          <table:table-cell table:formula="of:=IF(AND([.L55]=0;[.M55]=0);IF([.K55]=0;&quot;Black&quot;;IF([.K55]=100;&quot;White&quot;;&quot;Gray&quot;));IF(ABS([.L55])&gt;ABS([.M55]);IF([.L55]&lt;0;&quot;Green&quot;;&quot;Red&quot;);IF(ABS([.L55])&lt;ABS([.M55]);IF([.M55]&lt;0;&quot;Blue&quot;;&quot;Yellow&quot;);&quot;None&quot;)) )" office:value-type="string" office:string-value="Red">
            <text:p>Red</text:p>
          </table:table-cell>
          <table:table-cell table:formula="of:=IF(AND([.L55]=0;[.M55]=0);IF([.K55]=0;&quot;&quot;;IF([.K55]=100;&quot;&quot;;&quot;&quot;));IF(ABS([.L55])&gt;ABS([.M55]);IF([.M55]&lt;0;&quot;Blue&quot;;&quot;Yellow&quot;);IF(ABS([.L55])&lt;ABS([.M55]);IF([.L55]&lt;0;&quot;Green&quot;;&quot;Red&quot;);&quot;None&quot;)) )" office:value-type="string" office:string-value="Yellow">
            <text:p>Yellow</text:p>
          </table:table-cell>
          <table:table-cell table:formula="of:=0.2126*[.F55] + 0.7152*[.G55] + 0.0722*[.H55]" office:value-type="float" office:value="60.35">
            <text:p>60.35</text:p>
          </table:table-cell>
          <table:table-cell table:formula="of:=MOD(60*IF([.W55]=[.X55];0;IF([.T55]=[.X55];([.U55]-[.V55])/([.X55]-[.W55]);IF([.U55]=[.X55];2+([.V55]-[.T55])/([.X55]-[.W55]);4+([.T55]-[.U55])/([.X55]-[.W55]))));360)" office:value-type="float" office:value="340">
            <text:p>340</text:p>
          </table:table-cell>
          <table:table-cell table:formula="of:=IF([.W55]=[.X55];0;IF([.S55]&lt;0.5;([.X55]-[.W55])/([.W55]+[.X55]);([.X55]-[.W55])/(2-[.X55]-[.W55])))" office:value-type="float" office:value="1">
            <text:p>1</text:p>
          </table:table-cell>
          <table:table-cell table:formula="of:=([.W55]+[.X55])/2" office:value-type="float" office:value="0.5">
            <text:p>0.5</text:p>
          </table:table-cell>
          <table:table-cell table:formula="of:=[.F55]/255" office:value-type="float" office:value="1">
            <text:p>1</text:p>
          </table:table-cell>
          <table:table-cell table:formula="of:=[.G55]/255" office:value-type="float" office:value="0">
            <text:p>0</text:p>
          </table:table-cell>
          <table:table-cell table:formula="of:=[.H55]/255" office:value-type="float" office:value="0.333333333333333">
            <text:p>0.33</text:p>
          </table:table-cell>
          <table:table-cell table:formula="of:=MIN([.T55];[.U55];[.V55])" office:value-type="float" office:value="0">
            <text:p>0</text:p>
          </table:table-cell>
          <table:table-cell table:formula="of:=MAX([.T55];[.U55];[.V55])"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ce60"/>
          <table:table-cell/>
          <table:table-cell table:style-name="ce78" office:value-type="string">
            <text:p>bright-pink</text:p>
          </table:table-cell>
          <table:table-cell table:style-name="ce80" office:value-type="string">
            <text:p>#FF00AA</text:p>
          </table:table-cell>
          <table:table-cell table:formula="of:=HEX2DEC(MID([.E56];2;2))" office:value-type="float" office:value="255">
            <text:p>255</text:p>
          </table:table-cell>
          <table:table-cell table:formula="of:=HEX2DEC(MID([.E56];4;2))" office:value-type="float" office:value="0">
            <text:p>0</text:p>
          </table:table-cell>
          <table:table-cell table:formula="of:=HEX2DEC(MID([.E5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56]);&quot;,&quot;;ROUND([.L56]);&quot;,&quot;;ROUND([.M56]);&quot;)&quot;)" office:value-type="string" office:string-value="(56,88,-19)">
            <text:p>(56,88,-19)</text:p>
          </table:table-cell>
          <table:table-cell office:value-type="float" office:value="56.2">
            <text:p>56.2</text:p>
          </table:table-cell>
          <table:table-cell office:value-type="float" office:value="88.1">
            <text:p>88.1</text:p>
          </table:table-cell>
          <table:table-cell office:value-type="float" office:value="-18.8">
            <text:p>-18.8</text:p>
          </table:table-cell>
          <table:table-cell table:formula="of:=IF(AND([.L56]=0;[.M56]=0);IF([.K56]=0;&quot;Black&quot;;IF([.K56]=100;&quot;White&quot;;&quot;Gray&quot;));IF(ABS([.L56])&gt;ABS([.M56]);IF([.L56]&lt;0;&quot;Green&quot;;&quot;Red&quot;);IF(ABS([.L56])&lt;ABS([.M56]);IF([.M56]&lt;0;&quot;Blue&quot;;&quot;Yellow&quot;);&quot;None&quot;)) )" office:value-type="string" office:string-value="Red">
            <text:p>Red</text:p>
          </table:table-cell>
          <table:table-cell table:formula="of:=IF(AND([.L56]=0;[.M56]=0);IF([.K56]=0;&quot;&quot;;IF([.K56]=100;&quot;&quot;;&quot;&quot;));IF(ABS([.L56])&gt;ABS([.M56]);IF([.M56]&lt;0;&quot;Blue&quot;;&quot;Yellow&quot;);IF(ABS([.L56])&lt;ABS([.M56]);IF([.L56]&lt;0;&quot;Green&quot;;&quot;Red&quot;);&quot;None&quot;)) )" office:value-type="string" office:string-value="Blue">
            <text:p>Blue</text:p>
          </table:table-cell>
          <table:table-cell table:formula="of:=0.2126*[.F56] + 0.7152*[.G56] + 0.0722*[.H56]" office:value-type="float" office:value="66.487">
            <text:p>66.49</text:p>
          </table:table-cell>
          <table:table-cell table:formula="of:=MOD(60*IF([.W56]=[.X56];0;IF([.T56]=[.X56];([.U56]-[.V56])/([.X56]-[.W56]);IF([.U56]=[.X56];2+([.V56]-[.T56])/([.X56]-[.W56]);4+([.T56]-[.U56])/([.X56]-[.W56]))));360)" office:value-type="float" office:value="320">
            <text:p>320</text:p>
          </table:table-cell>
          <table:table-cell table:formula="of:=IF([.W56]=[.X56];0;IF([.S56]&lt;0.5;([.X56]-[.W56])/([.W56]+[.X56]);([.X56]-[.W56])/(2-[.X56]-[.W56])))" office:value-type="float" office:value="1">
            <text:p>1</text:p>
          </table:table-cell>
          <table:table-cell table:formula="of:=([.W56]+[.X56])/2" office:value-type="float" office:value="0.5">
            <text:p>0.5</text:p>
          </table:table-cell>
          <table:table-cell table:formula="of:=[.F56]/255" office:value-type="float" office:value="1">
            <text:p>1</text:p>
          </table:table-cell>
          <table:table-cell table:formula="of:=[.G56]/255" office:value-type="float" office:value="0">
            <text:p>0</text:p>
          </table:table-cell>
          <table:table-cell table:formula="of:=[.H56]/255" office:value-type="float" office:value="0.666666666666667">
            <text:p>0.67</text:p>
          </table:table-cell>
          <table:table-cell table:formula="of:=MIN([.T56];[.U56];[.V56])" office:value-type="float" office:value="0">
            <text:p>0</text:p>
          </table:table-cell>
          <table:table-cell table:formula="of:=MAX([.T56];[.U56];[.V56])" office:value-type="float" office:value="1">
            <text:p>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ce61"/>
          <table:table-cell/>
          <table:table-cell table:style-name="ce78" office:value-type="string">
            <text:p>bright-orange</text:p>
          </table:table-cell>
          <table:table-cell table:style-name="ce80" office:value-type="string">
            <text:p>#FF5500</text:p>
          </table:table-cell>
          <table:table-cell table:formula="of:=HEX2DEC(MID([.E57];2;2))" office:value-type="float" office:value="255">
            <text:p>255</text:p>
          </table:table-cell>
          <table:table-cell table:formula="of:=HEX2DEC(MID([.E57];4;2))" office:value-type="float" office:value="85">
            <text:p>85</text:p>
          </table:table-cell>
          <table:table-cell table:formula="of:=HEX2DEC(MID([.E57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57]);&quot;,&quot;;ROUND([.L57]);&quot;,&quot;;ROUND([.M57]);&quot;)&quot;)" office:value-type="string" office:string-value="(60,62,70)">
            <text:p>(60,62,70)</text:p>
          </table:table-cell>
          <table:table-cell office:value-type="float" office:value="59.7">
            <text:p>59.7</text:p>
          </table:table-cell>
          <table:table-cell office:value-type="float" office:value="62.1">
            <text:p>62.1</text:p>
          </table:table-cell>
          <table:table-cell office:value-type="float" office:value="70">
            <text:p>70.0</text:p>
          </table:table-cell>
          <table:table-cell table:formula="of:=IF(AND([.L57]=0;[.M57]=0);IF([.K57]=0;&quot;Black&quot;;IF([.K57]=100;&quot;White&quot;;&quot;Gray&quot;));IF(ABS([.L57])&gt;ABS([.M57]);IF([.L57]&lt;0;&quot;Green&quot;;&quot;Red&quot;);IF(ABS([.L57])&lt;ABS([.M57]);IF([.M57]&lt;0;&quot;Blue&quot;;&quot;Yellow&quot;);&quot;None&quot;)) )" office:value-type="string" office:string-value="Yellow">
            <text:p>Yellow</text:p>
          </table:table-cell>
          <table:table-cell table:formula="of:=IF(AND([.L57]=0;[.M57]=0);IF([.K57]=0;&quot;&quot;;IF([.K57]=100;&quot;&quot;;&quot;&quot;));IF(ABS([.L57])&gt;ABS([.M57]);IF([.M57]&lt;0;&quot;Blue&quot;;&quot;Yellow&quot;);IF(ABS([.L57])&lt;ABS([.M57]);IF([.L57]&lt;0;&quot;Green&quot;;&quot;Red&quot;);&quot;None&quot;)) )" office:value-type="string" office:string-value="Red">
            <text:p>Red</text:p>
          </table:table-cell>
          <table:table-cell table:formula="of:=0.2126*[.F57] + 0.7152*[.G57] + 0.0722*[.H57]" office:value-type="float" office:value="115.005">
            <text:p>115.01</text:p>
          </table:table-cell>
          <table:table-cell table:formula="of:=MOD(60*IF([.W57]=[.X57];0;IF([.T57]=[.X57];([.U57]-[.V57])/([.X57]-[.W57]);IF([.U57]=[.X57];2+([.V57]-[.T57])/([.X57]-[.W57]);4+([.T57]-[.U57])/([.X57]-[.W57]))));360)" office:value-type="float" office:value="20">
            <text:p>20</text:p>
          </table:table-cell>
          <table:table-cell table:formula="of:=IF([.W57]=[.X57];0;IF([.S57]&lt;0.5;([.X57]-[.W57])/([.W57]+[.X57]);([.X57]-[.W57])/(2-[.X57]-[.W57])))" office:value-type="float" office:value="1">
            <text:p>1</text:p>
          </table:table-cell>
          <table:table-cell table:formula="of:=([.W57]+[.X57])/2" office:value-type="float" office:value="0.5">
            <text:p>0.5</text:p>
          </table:table-cell>
          <table:table-cell table:formula="of:=[.F57]/255" office:value-type="float" office:value="1">
            <text:p>1</text:p>
          </table:table-cell>
          <table:table-cell table:formula="of:=[.G57]/255" office:value-type="float" office:value="0.333333333333333">
            <text:p>0.33</text:p>
          </table:table-cell>
          <table:table-cell table:formula="of:=[.H57]/255" office:value-type="float" office:value="0">
            <text:p>0</text:p>
          </table:table-cell>
          <table:table-cell table:formula="of:=MIN([.T57];[.U57];[.V57])" office:value-type="float" office:value="0">
            <text:p>0</text:p>
          </table:table-cell>
          <table:table-cell table:formula="of:=MAX([.T57];[.U57];[.V57])" office:value-type="float" office:value="1">
            <text:p>1</text:p>
          </table:table-cell>
        </table:table-row>
        <table:table-row table:style-name="ro3">
          <table:table-cell office:value-type="float" office:value="56">
            <text:p>56</text:p>
          </table:table-cell>
          <table:table-cell table:style-name="ce62"/>
          <table:table-cell/>
          <table:table-cell table:style-name="ce78" office:value-type="string">
            <text:p>light-pink-red</text:p>
            <text:p>light-red</text:p>
          </table:table-cell>
          <table:table-cell table:style-name="ce80" office:value-type="string">
            <text:p>#FF5555</text:p>
          </table:table-cell>
          <table:table-cell table:formula="of:=HEX2DEC(MID([.E58];2;2))" office:value-type="float" office:value="255">
            <text:p>255</text:p>
          </table:table-cell>
          <table:table-cell table:formula="of:=HEX2DEC(MID([.E58];4;2))" office:value-type="float" office:value="85">
            <text:p>85</text:p>
          </table:table-cell>
          <table:table-cell table:formula="of:=HEX2DEC(MID([.E58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58]);&quot;,&quot;;ROUND([.L58]);&quot;,&quot;;ROUND([.M58]);&quot;)&quot;)" office:value-type="string" office:string-value="(60,64,37)">
            <text:p>(60,64,37)</text:p>
          </table:table-cell>
          <table:table-cell office:value-type="float" office:value="60.3">
            <text:p>60.3</text:p>
          </table:table-cell>
          <table:table-cell office:value-type="float" office:value="64.2">
            <text:p>64.2</text:p>
          </table:table-cell>
          <table:table-cell office:value-type="float" office:value="36.5">
            <text:p>36.5</text:p>
          </table:table-cell>
          <table:table-cell table:formula="of:=IF(AND([.L58]=0;[.M58]=0);IF([.K58]=0;&quot;Black&quot;;IF([.K58]=100;&quot;White&quot;;&quot;Gray&quot;));IF(ABS([.L58])&gt;ABS([.M58]);IF([.L58]&lt;0;&quot;Green&quot;;&quot;Red&quot;);IF(ABS([.L58])&lt;ABS([.M58]);IF([.M58]&lt;0;&quot;Blue&quot;;&quot;Yellow&quot;);&quot;None&quot;)) )" office:value-type="string" office:string-value="Red">
            <text:p>Red</text:p>
          </table:table-cell>
          <table:table-cell table:formula="of:=IF(AND([.L58]=0;[.M58]=0);IF([.K58]=0;&quot;&quot;;IF([.K58]=100;&quot;&quot;;&quot;&quot;));IF(ABS([.L58])&gt;ABS([.M58]);IF([.M58]&lt;0;&quot;Blue&quot;;&quot;Yellow&quot;);IF(ABS([.L58])&lt;ABS([.M58]);IF([.L58]&lt;0;&quot;Green&quot;;&quot;Red&quot;);&quot;None&quot;)) )" office:value-type="string" office:string-value="Yellow">
            <text:p>Yellow</text:p>
          </table:table-cell>
          <table:table-cell table:formula="of:=0.2126*[.F58] + 0.7152*[.G58] + 0.0722*[.H58]" office:value-type="float" office:value="121.142">
            <text:p>121.14</text:p>
          </table:table-cell>
          <table:table-cell table:formula="of:=MOD(60*IF([.W58]=[.X58];0;IF([.T58]=[.X58];([.U58]-[.V58])/([.X58]-[.W58]);IF([.U58]=[.X58];2+([.V58]-[.T58])/([.X58]-[.W58]);4+([.T58]-[.U58])/([.X58]-[.W58]))));360)" office:value-type="float" office:value="0">
            <text:p>0</text:p>
          </table:table-cell>
          <table:table-cell table:formula="of:=IF([.W58]=[.X58];0;IF([.S58]&lt;0.5;([.X58]-[.W58])/([.W58]+[.X58]);([.X58]-[.W58])/(2-[.X58]-[.W58])))" office:value-type="float" office:value="1">
            <text:p>1</text:p>
          </table:table-cell>
          <table:table-cell table:formula="of:=([.W58]+[.X58])/2" office:value-type="float" office:value="0.666666666666667">
            <text:p>0.67</text:p>
          </table:table-cell>
          <table:table-cell table:formula="of:=[.F58]/255" office:value-type="float" office:value="1">
            <text:p>1</text:p>
          </table:table-cell>
          <table:table-cell table:formula="of:=[.G58]/255" office:value-type="float" office:value="0.333333333333333">
            <text:p>0.33</text:p>
          </table:table-cell>
          <table:table-cell table:formula="of:=[.H58]/255" office:value-type="float" office:value="0.333333333333333">
            <text:p>0.33</text:p>
          </table:table-cell>
          <table:table-cell table:formula="of:=MIN([.T58];[.U58];[.V58])" office:value-type="float" office:value="0.333333333333333">
            <text:p>0.33</text:p>
          </table:table-cell>
          <table:table-cell table:formula="of:=MAX([.T58];[.U58];[.V58])" office:value-type="float" office:value="1">
            <text:p>1</text:p>
          </table:table-cell>
        </table:table-row>
        <table:table-row table:style-name="ro3">
          <table:table-cell office:value-type="float" office:value="57">
            <text:p>57</text:p>
          </table:table-cell>
          <table:table-cell table:style-name="ce63"/>
          <table:table-cell/>
          <table:table-cell table:style-name="ce78" office:value-type="string">
            <text:p>pink</text:p>
            <text:p>medium-pink</text:p>
          </table:table-cell>
          <table:table-cell table:style-name="ce80" office:value-type="string">
            <text:p>#FF55AA</text:p>
          </table:table-cell>
          <table:table-cell table:formula="of:=HEX2DEC(MID([.E59];2;2))" office:value-type="float" office:value="255">
            <text:p>255</text:p>
          </table:table-cell>
          <table:table-cell table:formula="of:=HEX2DEC(MID([.E59];4;2))" office:value-type="float" office:value="85">
            <text:p>85</text:p>
          </table:table-cell>
          <table:table-cell table:formula="of:=HEX2DEC(MID([.E59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59]);&quot;,&quot;;ROUND([.L59]);&quot;,&quot;;ROUND([.M59]);&quot;)&quot;)" office:value-type="string" office:string-value="(62,71,-10)">
            <text:p>(62,71,-10)</text:p>
          </table:table-cell>
          <table:table-cell office:value-type="float" office:value="62.2">
            <text:p>62.2</text:p>
          </table:table-cell>
          <table:table-cell office:value-type="float" office:value="71.1">
            <text:p>71.1</text:p>
          </table:table-cell>
          <table:table-cell office:value-type="float" office:value="-9.8">
            <text:p>-9.8</text:p>
          </table:table-cell>
          <table:table-cell table:formula="of:=IF(AND([.L59]=0;[.M59]=0);IF([.K59]=0;&quot;Black&quot;;IF([.K59]=100;&quot;White&quot;;&quot;Gray&quot;));IF(ABS([.L59])&gt;ABS([.M59]);IF([.L59]&lt;0;&quot;Green&quot;;&quot;Red&quot;);IF(ABS([.L59])&lt;ABS([.M59]);IF([.M59]&lt;0;&quot;Blue&quot;;&quot;Yellow&quot;);&quot;None&quot;)) )" office:value-type="string" office:string-value="Red">
            <text:p>Red</text:p>
          </table:table-cell>
          <table:table-cell table:formula="of:=IF(AND([.L59]=0;[.M59]=0);IF([.K59]=0;&quot;&quot;;IF([.K59]=100;&quot;&quot;;&quot;&quot;));IF(ABS([.L59])&gt;ABS([.M59]);IF([.M59]&lt;0;&quot;Blue&quot;;&quot;Yellow&quot;);IF(ABS([.L59])&lt;ABS([.M59]);IF([.L59]&lt;0;&quot;Green&quot;;&quot;Red&quot;);&quot;None&quot;)) )" office:value-type="string" office:string-value="Blue">
            <text:p>Blue</text:p>
          </table:table-cell>
          <table:table-cell table:formula="of:=0.2126*[.F59] + 0.7152*[.G59] + 0.0722*[.H59]" office:value-type="float" office:value="127.279">
            <text:p>127.28</text:p>
          </table:table-cell>
          <table:table-cell table:formula="of:=MOD(60*IF([.W59]=[.X59];0;IF([.T59]=[.X59];([.U59]-[.V59])/([.X59]-[.W59]);IF([.U59]=[.X59];2+([.V59]-[.T59])/([.X59]-[.W59]);4+([.T59]-[.U59])/([.X59]-[.W59]))));360)" office:value-type="float" office:value="330">
            <text:p>330</text:p>
          </table:table-cell>
          <table:table-cell table:formula="of:=IF([.W59]=[.X59];0;IF([.S59]&lt;0.5;([.X59]-[.W59])/([.W59]+[.X59]);([.X59]-[.W59])/(2-[.X59]-[.W59])))" office:value-type="float" office:value="1">
            <text:p>1</text:p>
          </table:table-cell>
          <table:table-cell table:formula="of:=([.W59]+[.X59])/2" office:value-type="float" office:value="0.666666666666667">
            <text:p>0.67</text:p>
          </table:table-cell>
          <table:table-cell table:formula="of:=[.F59]/255" office:value-type="float" office:value="1">
            <text:p>1</text:p>
          </table:table-cell>
          <table:table-cell table:formula="of:=[.G59]/255" office:value-type="float" office:value="0.333333333333333">
            <text:p>0.33</text:p>
          </table:table-cell>
          <table:table-cell table:formula="of:=[.H59]/255" office:value-type="float" office:value="0.666666666666667">
            <text:p>0.67</text:p>
          </table:table-cell>
          <table:table-cell table:formula="of:=MIN([.T59];[.U59];[.V59])" office:value-type="float" office:value="0.333333333333333">
            <text:p>0.33</text:p>
          </table:table-cell>
          <table:table-cell table:formula="of:=MAX([.T59];[.U59];[.V59])" office:value-type="float" office:value="1">
            <text:p>1</text:p>
          </table:table-cell>
        </table:table-row>
        <table:table-row table:style-name="ro3">
          <table:table-cell office:value-type="float" office:value="58">
            <text:p>58</text:p>
          </table:table-cell>
          <table:table-cell table:style-name="ce64"/>
          <table:table-cell/>
          <table:table-cell table:style-name="ce78" office:value-type="string">
            <text:p>magenta</text:p>
            <text:p>medium-magenta</text:p>
          </table:table-cell>
          <table:table-cell table:style-name="ce80" office:value-type="string">
            <text:p>#FF55FF</text:p>
          </table:table-cell>
          <table:table-cell table:formula="of:=HEX2DEC(MID([.E60];2;2))" office:value-type="float" office:value="255">
            <text:p>255</text:p>
          </table:table-cell>
          <table:table-cell table:formula="of:=HEX2DEC(MID([.E60];4;2))" office:value-type="float" office:value="85">
            <text:p>85</text:p>
          </table:table-cell>
          <table:table-cell table:formula="of:=HEX2DEC(MID([.E60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60]);&quot;,&quot;;ROUND([.L60]);&quot;,&quot;;ROUND([.M60]);&quot;)&quot;)" office:value-type="string" office:string-value="(66,83,-52)">
            <text:p>(66,83,-52)</text:p>
          </table:table-cell>
          <table:table-cell office:value-type="float" office:value="65.7">
            <text:p>65.7</text:p>
          </table:table-cell>
          <table:table-cell office:value-type="float" office:value="82.6">
            <text:p>82.6</text:p>
          </table:table-cell>
          <table:table-cell office:value-type="float" office:value="-52.2">
            <text:p>-52.2</text:p>
          </table:table-cell>
          <table:table-cell table:formula="of:=IF(AND([.L60]=0;[.M60]=0);IF([.K60]=0;&quot;Black&quot;;IF([.K60]=100;&quot;White&quot;;&quot;Gray&quot;));IF(ABS([.L60])&gt;ABS([.M60]);IF([.L60]&lt;0;&quot;Green&quot;;&quot;Red&quot;);IF(ABS([.L60])&lt;ABS([.M60]);IF([.M60]&lt;0;&quot;Blue&quot;;&quot;Yellow&quot;);&quot;None&quot;)) )" office:value-type="string" office:string-value="Red">
            <text:p>Red</text:p>
          </table:table-cell>
          <table:table-cell table:formula="of:=IF(AND([.L60]=0;[.M60]=0);IF([.K60]=0;&quot;&quot;;IF([.K60]=100;&quot;&quot;;&quot;&quot;));IF(ABS([.L60])&gt;ABS([.M60]);IF([.M60]&lt;0;&quot;Blue&quot;;&quot;Yellow&quot;);IF(ABS([.L60])&lt;ABS([.M60]);IF([.L60]&lt;0;&quot;Green&quot;;&quot;Red&quot;);&quot;None&quot;)) )" office:value-type="string" office:string-value="Blue">
            <text:p>Blue</text:p>
          </table:table-cell>
          <table:table-cell table:formula="of:=0.2126*[.F60] + 0.7152*[.G60] + 0.0722*[.H60]" office:value-type="float" office:value="133.416">
            <text:p>133.42</text:p>
          </table:table-cell>
          <table:table-cell table:formula="of:=MOD(60*IF([.W60]=[.X60];0;IF([.T60]=[.X60];([.U60]-[.V60])/([.X60]-[.W60]);IF([.U60]=[.X60];2+([.V60]-[.T60])/([.X60]-[.W60]);4+([.T60]-[.U60])/([.X60]-[.W60]))));360)" office:value-type="float" office:value="300">
            <text:p>300</text:p>
          </table:table-cell>
          <table:table-cell table:formula="of:=IF([.W60]=[.X60];0;IF([.S60]&lt;0.5;([.X60]-[.W60])/([.W60]+[.X60]);([.X60]-[.W60])/(2-[.X60]-[.W60])))" office:value-type="float" office:value="1">
            <text:p>1</text:p>
          </table:table-cell>
          <table:table-cell table:formula="of:=([.W60]+[.X60])/2" office:value-type="float" office:value="0.666666666666667">
            <text:p>0.67</text:p>
          </table:table-cell>
          <table:table-cell table:formula="of:=[.F60]/255" office:value-type="float" office:value="1">
            <text:p>1</text:p>
          </table:table-cell>
          <table:table-cell table:formula="of:=[.G60]/255" office:value-type="float" office:value="0.333333333333333">
            <text:p>0.33</text:p>
          </table:table-cell>
          <table:table-cell table:formula="of:=[.H60]/255" office:value-type="float" office:value="1">
            <text:p>1</text:p>
          </table:table-cell>
          <table:table-cell table:formula="of:=MIN([.T60];[.U60];[.V60])" office:value-type="float" office:value="0.333333333333333">
            <text:p>0.33</text:p>
          </table:table-cell>
          <table:table-cell table:formula="of:=MAX([.T60];[.U60];[.V60])" office:value-type="float" office:value="1">
            <text:p>1</text:p>
          </table:table-cell>
        </table:table-row>
        <table:table-row table:style-name="ro3">
          <table:table-cell office:value-type="float" office:value="59">
            <text:p>59</text:p>
          </table:table-cell>
          <table:table-cell table:style-name="ce65"/>
          <table:table-cell/>
          <table:table-cell table:style-name="ce78" office:value-type="string">
            <text:p>orange</text:p>
            <text:p>medium-orange</text:p>
          </table:table-cell>
          <table:table-cell table:style-name="ce80" office:value-type="string">
            <text:p>#FFAA00</text:p>
          </table:table-cell>
          <table:table-cell table:formula="of:=HEX2DEC(MID([.E61];2;2))" office:value-type="float" office:value="255">
            <text:p>255</text:p>
          </table:table-cell>
          <table:table-cell table:formula="of:=HEX2DEC(MID([.E61];4;2))" office:value-type="float" office:value="170">
            <text:p>170</text:p>
          </table:table-cell>
          <table:table-cell table:formula="of:=HEX2DEC(MID([.E61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61]);&quot;,&quot;;ROUND([.L61]);&quot;,&quot;;ROUND([.M61]);&quot;)&quot;)" office:value-type="string" office:string-value="(76,21,80)">
            <text:p>(76,21,80)</text:p>
          </table:table-cell>
          <table:table-cell office:value-type="float" office:value="76.1">
            <text:p>76.1</text:p>
          </table:table-cell>
          <table:table-cell office:value-type="float" office:value="21.3">
            <text:p>21.3</text:p>
          </table:table-cell>
          <table:table-cell office:value-type="float" office:value="79.7">
            <text:p>79.7</text:p>
          </table:table-cell>
          <table:table-cell table:formula="of:=IF(AND([.L61]=0;[.M61]=0);IF([.K61]=0;&quot;Black&quot;;IF([.K61]=100;&quot;White&quot;;&quot;Gray&quot;));IF(ABS([.L61])&gt;ABS([.M61]);IF([.L61]&lt;0;&quot;Green&quot;;&quot;Red&quot;);IF(ABS([.L61])&lt;ABS([.M61]);IF([.M61]&lt;0;&quot;Blue&quot;;&quot;Yellow&quot;);&quot;None&quot;)) )" office:value-type="string" office:string-value="Yellow">
            <text:p>Yellow</text:p>
          </table:table-cell>
          <table:table-cell table:formula="of:=IF(AND([.L61]=0;[.M61]=0);IF([.K61]=0;&quot;&quot;;IF([.K61]=100;&quot;&quot;;&quot;&quot;));IF(ABS([.L61])&gt;ABS([.M61]);IF([.M61]&lt;0;&quot;Blue&quot;;&quot;Yellow&quot;);IF(ABS([.L61])&lt;ABS([.M61]);IF([.L61]&lt;0;&quot;Green&quot;;&quot;Red&quot;);&quot;None&quot;)) )" office:value-type="string" office:string-value="Red">
            <text:p>Red</text:p>
          </table:table-cell>
          <table:table-cell table:formula="of:=0.2126*[.F61] + 0.7152*[.G61] + 0.0722*[.H61]" office:value-type="float" office:value="175.797">
            <text:p>175.8</text:p>
          </table:table-cell>
          <table:table-cell table:formula="of:=MOD(60*IF([.W61]=[.X61];0;IF([.T61]=[.X61];([.U61]-[.V61])/([.X61]-[.W61]);IF([.U61]=[.X61];2+([.V61]-[.T61])/([.X61]-[.W61]);4+([.T61]-[.U61])/([.X61]-[.W61]))));360)" office:value-type="float" office:value="40">
            <text:p>40</text:p>
          </table:table-cell>
          <table:table-cell table:formula="of:=IF([.W61]=[.X61];0;IF([.S61]&lt;0.5;([.X61]-[.W61])/([.W61]+[.X61]);([.X61]-[.W61])/(2-[.X61]-[.W61])))" office:value-type="float" office:value="1">
            <text:p>1</text:p>
          </table:table-cell>
          <table:table-cell table:formula="of:=([.W61]+[.X61])/2" office:value-type="float" office:value="0.5">
            <text:p>0.5</text:p>
          </table:table-cell>
          <table:table-cell table:formula="of:=[.F61]/255" office:value-type="float" office:value="1">
            <text:p>1</text:p>
          </table:table-cell>
          <table:table-cell table:formula="of:=[.G61]/255" office:value-type="float" office:value="0.666666666666667">
            <text:p>0.67</text:p>
          </table:table-cell>
          <table:table-cell table:formula="of:=[.H61]/255" office:value-type="float" office:value="0">
            <text:p>0</text:p>
          </table:table-cell>
          <table:table-cell table:formula="of:=MIN([.T61];[.U61];[.V61])" office:value-type="float" office:value="0">
            <text:p>0</text:p>
          </table:table-cell>
          <table:table-cell table:formula="of:=MAX([.T61];[.U61];[.V61])"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66"/>
          <table:table-cell/>
          <table:table-cell table:style-name="ce78" office:value-type="string">
            <text:p>light-orange</text:p>
          </table:table-cell>
          <table:table-cell table:style-name="ce80" office:value-type="string">
            <text:p>#FFAA55</text:p>
          </table:table-cell>
          <table:table-cell table:formula="of:=HEX2DEC(MID([.E62];2;2))" office:value-type="float" office:value="255">
            <text:p>255</text:p>
          </table:table-cell>
          <table:table-cell table:formula="of:=HEX2DEC(MID([.E62];4;2))" office:value-type="float" office:value="170">
            <text:p>170</text:p>
          </table:table-cell>
          <table:table-cell table:formula="of:=HEX2DEC(MID([.E62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62]);&quot;,&quot;;ROUND([.L62]);&quot;,&quot;;ROUND([.M62]);&quot;)&quot;)" office:value-type="string" office:string-value="(77,24,55)">
            <text:p>(77,24,55)</text:p>
          </table:table-cell>
          <table:table-cell office:value-type="float" office:value="76.5">
            <text:p>76.5</text:p>
          </table:table-cell>
          <table:table-cell office:value-type="float" office:value="23.7">
            <text:p>23.7</text:p>
          </table:table-cell>
          <table:table-cell office:value-type="float" office:value="55.3">
            <text:p>55.3</text:p>
          </table:table-cell>
          <table:table-cell table:formula="of:=IF(AND([.L62]=0;[.M62]=0);IF([.K62]=0;&quot;Black&quot;;IF([.K62]=100;&quot;White&quot;;&quot;Gray&quot;));IF(ABS([.L62])&gt;ABS([.M62]);IF([.L62]&lt;0;&quot;Green&quot;;&quot;Red&quot;);IF(ABS([.L62])&lt;ABS([.M62]);IF([.M62]&lt;0;&quot;Blue&quot;;&quot;Yellow&quot;);&quot;None&quot;)) )" office:value-type="string" office:string-value="Yellow">
            <text:p>Yellow</text:p>
          </table:table-cell>
          <table:table-cell table:formula="of:=IF(AND([.L62]=0;[.M62]=0);IF([.K62]=0;&quot;&quot;;IF([.K62]=100;&quot;&quot;;&quot;&quot;));IF(ABS([.L62])&gt;ABS([.M62]);IF([.M62]&lt;0;&quot;Blue&quot;;&quot;Yellow&quot;);IF(ABS([.L62])&lt;ABS([.M62]);IF([.L62]&lt;0;&quot;Green&quot;;&quot;Red&quot;);&quot;None&quot;)) )" office:value-type="string" office:string-value="Red">
            <text:p>Red</text:p>
          </table:table-cell>
          <table:table-cell table:formula="of:=0.2126*[.F62] + 0.7152*[.G62] + 0.0722*[.H62]" office:value-type="float" office:value="181.934">
            <text:p>181.93</text:p>
          </table:table-cell>
          <table:table-cell table:formula="of:=MOD(60*IF([.W62]=[.X62];0;IF([.T62]=[.X62];([.U62]-[.V62])/([.X62]-[.W62]);IF([.U62]=[.X62];2+([.V62]-[.T62])/([.X62]-[.W62]);4+([.T62]-[.U62])/([.X62]-[.W62]))));360)" office:value-type="float" office:value="30">
            <text:p>30</text:p>
          </table:table-cell>
          <table:table-cell table:formula="of:=IF([.W62]=[.X62];0;IF([.S62]&lt;0.5;([.X62]-[.W62])/([.W62]+[.X62]);([.X62]-[.W62])/(2-[.X62]-[.W62])))" office:value-type="float" office:value="1">
            <text:p>1</text:p>
          </table:table-cell>
          <table:table-cell table:formula="of:=([.W62]+[.X62])/2" office:value-type="float" office:value="0.666666666666667">
            <text:p>0.67</text:p>
          </table:table-cell>
          <table:table-cell table:formula="of:=[.F62]/255" office:value-type="float" office:value="1">
            <text:p>1</text:p>
          </table:table-cell>
          <table:table-cell table:formula="of:=[.G62]/255" office:value-type="float" office:value="0.666666666666667">
            <text:p>0.67</text:p>
          </table:table-cell>
          <table:table-cell table:formula="of:=[.H62]/255" office:value-type="float" office:value="0.333333333333333">
            <text:p>0.33</text:p>
          </table:table-cell>
          <table:table-cell table:formula="of:=MIN([.T62];[.U62];[.V62])" office:value-type="float" office:value="0.333333333333333">
            <text:p>0.33</text:p>
          </table:table-cell>
          <table:table-cell table:formula="of:=MAX([.T62];[.U62];[.V62])"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67"/>
          <table:table-cell/>
          <table:table-cell table:style-name="ce78" office:value-type="string">
            <text:p>light-pink</text:p>
          </table:table-cell>
          <table:table-cell table:style-name="ce80" office:value-type="string">
            <text:p>#FFAAAA</text:p>
          </table:table-cell>
          <table:table-cell table:formula="of:=HEX2DEC(MID([.E63];2;2))" office:value-type="float" office:value="255">
            <text:p>255</text:p>
          </table:table-cell>
          <table:table-cell table:formula="of:=HEX2DEC(MID([.E63];4;2))" office:value-type="float" office:value="170">
            <text:p>170</text:p>
          </table:table-cell>
          <table:table-cell table:formula="of:=HEX2DEC(MID([.E63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63]);&quot;,&quot;;ROUND([.L63]);&quot;,&quot;;ROUND([.M63]);&quot;)&quot;)" office:value-type="string" office:string-value="(78,31,13)">
            <text:p>(78,31,13)</text:p>
          </table:table-cell>
          <table:table-cell office:value-type="float" office:value="77.8">
            <text:p>77.8</text:p>
          </table:table-cell>
          <table:table-cell office:value-type="float" office:value="31.2">
            <text:p>31.2</text:p>
          </table:table-cell>
          <table:table-cell office:value-type="float" office:value="12.9">
            <text:p>12.9</text:p>
          </table:table-cell>
          <table:table-cell table:formula="of:=IF(AND([.L63]=0;[.M63]=0);IF([.K63]=0;&quot;Black&quot;;IF([.K63]=100;&quot;White&quot;;&quot;Gray&quot;));IF(ABS([.L63])&gt;ABS([.M63]);IF([.L63]&lt;0;&quot;Green&quot;;&quot;Red&quot;);IF(ABS([.L63])&lt;ABS([.M63]);IF([.M63]&lt;0;&quot;Blue&quot;;&quot;Yellow&quot;);&quot;None&quot;)) )" office:value-type="string" office:string-value="Red">
            <text:p>Red</text:p>
          </table:table-cell>
          <table:table-cell table:formula="of:=IF(AND([.L63]=0;[.M63]=0);IF([.K63]=0;&quot;&quot;;IF([.K63]=100;&quot;&quot;;&quot;&quot;));IF(ABS([.L63])&gt;ABS([.M63]);IF([.M63]&lt;0;&quot;Blue&quot;;&quot;Yellow&quot;);IF(ABS([.L63])&lt;ABS([.M63]);IF([.L63]&lt;0;&quot;Green&quot;;&quot;Red&quot;);&quot;None&quot;)) )" office:value-type="string" office:string-value="Yellow">
            <text:p>Yellow</text:p>
          </table:table-cell>
          <table:table-cell table:formula="of:=0.2126*[.F63] + 0.7152*[.G63] + 0.0722*[.H63]" office:value-type="float" office:value="188.071">
            <text:p>188.07</text:p>
          </table:table-cell>
          <table:table-cell table:formula="of:=MOD(60*IF([.W63]=[.X63];0;IF([.T63]=[.X63];([.U63]-[.V63])/([.X63]-[.W63]);IF([.U63]=[.X63];2+([.V63]-[.T63])/([.X63]-[.W63]);4+([.T63]-[.U63])/([.X63]-[.W63]))));360)" office:value-type="float" office:value="0">
            <text:p>0</text:p>
          </table:table-cell>
          <table:table-cell table:formula="of:=IF([.W63]=[.X63];0;IF([.S63]&lt;0.5;([.X63]-[.W63])/([.W63]+[.X63]);([.X63]-[.W63])/(2-[.X63]-[.W63])))" office:value-type="float" office:value="1">
            <text:p>1</text:p>
          </table:table-cell>
          <table:table-cell table:formula="of:=([.W63]+[.X63])/2" office:value-type="float" office:value="0.833333333333333">
            <text:p>0.83</text:p>
          </table:table-cell>
          <table:table-cell table:formula="of:=[.F63]/255" office:value-type="float" office:value="1">
            <text:p>1</text:p>
          </table:table-cell>
          <table:table-cell table:formula="of:=[.G63]/255" office:value-type="float" office:value="0.666666666666667">
            <text:p>0.67</text:p>
          </table:table-cell>
          <table:table-cell table:formula="of:=[.H63]/255" office:value-type="float" office:value="0.666666666666667">
            <text:p>0.67</text:p>
          </table:table-cell>
          <table:table-cell table:formula="of:=MIN([.T63];[.U63];[.V63])" office:value-type="float" office:value="0.666666666666667">
            <text:p>0.67</text:p>
          </table:table-cell>
          <table:table-cell table:formula="of:=MAX([.T63];[.U63];[.V63])" office:value-type="float" office:value="1">
            <text:p>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68"/>
          <table:table-cell/>
          <table:table-cell table:style-name="ce78" office:value-type="string">
            <text:p>light-magenta</text:p>
          </table:table-cell>
          <table:table-cell table:style-name="ce80" office:value-type="string">
            <text:p>#FFAAFF</text:p>
          </table:table-cell>
          <table:table-cell table:formula="of:=HEX2DEC(MID([.E64];2;2))" office:value-type="float" office:value="255">
            <text:p>255</text:p>
          </table:table-cell>
          <table:table-cell table:formula="of:=HEX2DEC(MID([.E64];4;2))" office:value-type="float" office:value="170">
            <text:p>170</text:p>
          </table:table-cell>
          <table:table-cell table:formula="of:=HEX2DEC(MID([.E64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64]);&quot;,&quot;;ROUND([.L64]);&quot;,&quot;;ROUND([.M64]);&quot;)&quot;)" office:value-type="string" office:string-value="(80,44,-30)">
            <text:p>(80,44,-30)</text:p>
          </table:table-cell>
          <table:table-cell office:value-type="float" office:value="80.3">
            <text:p>80.3</text:p>
          </table:table-cell>
          <table:table-cell office:value-type="float" office:value="44.2">
            <text:p>44.2</text:p>
          </table:table-cell>
          <table:table-cell office:value-type="float" office:value="-29.5">
            <text:p>-29.5</text:p>
          </table:table-cell>
          <table:table-cell table:formula="of:=IF(AND([.L64]=0;[.M64]=0);IF([.K64]=0;&quot;Black&quot;;IF([.K64]=100;&quot;White&quot;;&quot;Gray&quot;));IF(ABS([.L64])&gt;ABS([.M64]);IF([.L64]&lt;0;&quot;Green&quot;;&quot;Red&quot;);IF(ABS([.L64])&lt;ABS([.M64]);IF([.M64]&lt;0;&quot;Blue&quot;;&quot;Yellow&quot;);&quot;None&quot;)) )" office:value-type="string" office:string-value="Red">
            <text:p>Red</text:p>
          </table:table-cell>
          <table:table-cell table:formula="of:=IF(AND([.L64]=0;[.M64]=0);IF([.K64]=0;&quot;&quot;;IF([.K64]=100;&quot;&quot;;&quot;&quot;));IF(ABS([.L64])&gt;ABS([.M64]);IF([.M64]&lt;0;&quot;Blue&quot;;&quot;Yellow&quot;);IF(ABS([.L64])&lt;ABS([.M64]);IF([.L64]&lt;0;&quot;Green&quot;;&quot;Red&quot;);&quot;None&quot;)) )" office:value-type="string" office:string-value="Blue">
            <text:p>Blue</text:p>
          </table:table-cell>
          <table:table-cell table:formula="of:=0.2126*[.F64] + 0.7152*[.G64] + 0.0722*[.H64]" office:value-type="float" office:value="194.208">
            <text:p>194.21</text:p>
          </table:table-cell>
          <table:table-cell table:formula="of:=MOD(60*IF([.W64]=[.X64];0;IF([.T64]=[.X64];([.U64]-[.V64])/([.X64]-[.W64]);IF([.U64]=[.X64];2+([.V64]-[.T64])/([.X64]-[.W64]);4+([.T64]-[.U64])/([.X64]-[.W64]))));360)" office:value-type="float" office:value="300">
            <text:p>300</text:p>
          </table:table-cell>
          <table:table-cell table:formula="of:=IF([.W64]=[.X64];0;IF([.S64]&lt;0.5;([.X64]-[.W64])/([.W64]+[.X64]);([.X64]-[.W64])/(2-[.X64]-[.W64])))" office:value-type="float" office:value="1">
            <text:p>1</text:p>
          </table:table-cell>
          <table:table-cell table:formula="of:=([.W64]+[.X64])/2" office:value-type="float" office:value="0.833333333333333">
            <text:p>0.83</text:p>
          </table:table-cell>
          <table:table-cell table:formula="of:=[.F64]/255" office:value-type="float" office:value="1">
            <text:p>1</text:p>
          </table:table-cell>
          <table:table-cell table:formula="of:=[.G64]/255" office:value-type="float" office:value="0.666666666666667">
            <text:p>0.67</text:p>
          </table:table-cell>
          <table:table-cell table:formula="of:=[.H64]/255" office:value-type="float" office:value="1">
            <text:p>1</text:p>
          </table:table-cell>
          <table:table-cell table:formula="of:=MIN([.T64];[.U64];[.V64])" office:value-type="float" office:value="0.666666666666667">
            <text:p>0.67</text:p>
          </table:table-cell>
          <table:table-cell table:formula="of:=MAX([.T64];[.U64];[.V64])" office:value-type="float" office:value="1">
            <text:p>1</text:p>
          </table:table-cell>
        </table:table-row>
        <table:table-row table:style-name="ro3">
          <table:table-cell office:value-type="float" office:value="63">
            <text:p>63</text:p>
          </table:table-cell>
          <table:table-cell table:style-name="ce69"/>
          <table:table-cell/>
          <table:table-cell table:style-name="ce78" office:value-type="string">
            <text:p>yellow</text:p>
            <text:p>medium-yellow</text:p>
          </table:table-cell>
          <table:table-cell table:style-name="ce80" office:value-type="string">
            <text:p>#FFFF55</text:p>
          </table:table-cell>
          <table:table-cell table:formula="of:=HEX2DEC(MID([.E65];2;2))" office:value-type="float" office:value="255">
            <text:p>255</text:p>
          </table:table-cell>
          <table:table-cell table:formula="of:=HEX2DEC(MID([.E65];4;2))" office:value-type="float" office:value="255">
            <text:p>255</text:p>
          </table:table-cell>
          <table:table-cell table:formula="of:=HEX2DEC(MID([.E65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65]);&quot;,&quot;;ROUND([.L65]);&quot;,&quot;;ROUND([.M65]);&quot;)&quot;)" office:value-type="string" office:string-value="(97,-19,77)">
            <text:p>(97,-19,77)</text:p>
          </table:table-cell>
          <table:table-cell office:value-type="float" office:value="97.4">
            <text:p>97.4</text:p>
          </table:table-cell>
          <table:table-cell office:value-type="float" office:value="-19.4">
            <text:p>-19.4</text:p>
          </table:table-cell>
          <table:table-cell office:value-type="float" office:value="77.3">
            <text:p>77.3</text:p>
          </table:table-cell>
          <table:table-cell table:formula="of:=IF(AND([.L65]=0;[.M65]=0);IF([.K65]=0;&quot;Black&quot;;IF([.K65]=100;&quot;White&quot;;&quot;Gray&quot;));IF(ABS([.L65])&gt;ABS([.M65]);IF([.L65]&lt;0;&quot;Green&quot;;&quot;Red&quot;);IF(ABS([.L65])&lt;ABS([.M65]);IF([.M65]&lt;0;&quot;Blue&quot;;&quot;Yellow&quot;);&quot;None&quot;)) )" office:value-type="string" office:string-value="Yellow">
            <text:p>Yellow</text:p>
          </table:table-cell>
          <table:table-cell table:formula="of:=IF(AND([.L65]=0;[.M65]=0);IF([.K65]=0;&quot;&quot;;IF([.K65]=100;&quot;&quot;;&quot;&quot;));IF(ABS([.L65])&gt;ABS([.M65]);IF([.M65]&lt;0;&quot;Blue&quot;;&quot;Yellow&quot;);IF(ABS([.L65])&lt;ABS([.M65]);IF([.L65]&lt;0;&quot;Green&quot;;&quot;Red&quot;);&quot;None&quot;)) )" office:value-type="string" office:string-value="Green">
            <text:p>Green</text:p>
          </table:table-cell>
          <table:table-cell table:formula="of:=0.2126*[.F65] + 0.7152*[.G65] + 0.0722*[.H65]" office:value-type="float" office:value="242.726">
            <text:p>242.73</text:p>
          </table:table-cell>
          <table:table-cell table:formula="of:=MOD(60*IF([.W65]=[.X65];0;IF([.T65]=[.X65];([.U65]-[.V65])/([.X65]-[.W65]);IF([.U65]=[.X65];2+([.V65]-[.T65])/([.X65]-[.W65]);4+([.T65]-[.U65])/([.X65]-[.W65]))));360)" office:value-type="float" office:value="60">
            <text:p>60</text:p>
          </table:table-cell>
          <table:table-cell table:formula="of:=IF([.W65]=[.X65];0;IF([.S65]&lt;0.5;([.X65]-[.W65])/([.W65]+[.X65]);([.X65]-[.W65])/(2-[.X65]-[.W65])))" office:value-type="float" office:value="1">
            <text:p>1</text:p>
          </table:table-cell>
          <table:table-cell table:formula="of:=([.W65]+[.X65])/2" office:value-type="float" office:value="0.666666666666667">
            <text:p>0.67</text:p>
          </table:table-cell>
          <table:table-cell table:formula="of:=[.F65]/255" office:value-type="float" office:value="1">
            <text:p>1</text:p>
          </table:table-cell>
          <table:table-cell table:formula="of:=[.G65]/255" office:value-type="float" office:value="1">
            <text:p>1</text:p>
          </table:table-cell>
          <table:table-cell table:formula="of:=[.H65]/255" office:value-type="float" office:value="0.333333333333333">
            <text:p>0.33</text:p>
          </table:table-cell>
          <table:table-cell table:formula="of:=MIN([.T65];[.U65];[.V65])" office:value-type="float" office:value="0.333333333333333">
            <text:p>0.33</text:p>
          </table:table-cell>
          <table:table-cell table:formula="of:=MAX([.T65];[.U65];[.V65])"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ce70"/>
          <table:table-cell/>
          <table:table-cell table:style-name="ce78" office:value-type="string">
            <text:p>light-yellow</text:p>
          </table:table-cell>
          <table:table-cell table:style-name="ce80" office:value-type="string">
            <text:p>#FFFFAA</text:p>
          </table:table-cell>
          <table:table-cell table:formula="of:=HEX2DEC(MID([.E66];2;2))" office:value-type="float" office:value="255">
            <text:p>255</text:p>
          </table:table-cell>
          <table:table-cell table:formula="of:=HEX2DEC(MID([.E66];4;2))" office:value-type="float" office:value="255">
            <text:p>255</text:p>
          </table:table-cell>
          <table:table-cell table:formula="of:=HEX2DEC(MID([.E6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66]);&quot;,&quot;;ROUND([.L66]);&quot;,&quot;;ROUND([.M66]);&quot;)&quot;)" office:value-type="string" office:string-value="(98,-12,41)">
            <text:p>(98,-12,41)</text:p>
          </table:table-cell>
          <table:table-cell office:value-type="float" office:value="98.3">
            <text:p>98.3</text:p>
          </table:table-cell>
          <table:table-cell office:value-type="float" office:value="-12.4">
            <text:p>-12.4</text:p>
          </table:table-cell>
          <table:table-cell office:value-type="float" office:value="40.7">
            <text:p>40.7</text:p>
          </table:table-cell>
          <table:table-cell table:formula="of:=IF(AND([.L66]=0;[.M66]=0);IF([.K66]=0;&quot;Black&quot;;IF([.K66]=100;&quot;White&quot;;&quot;Gray&quot;));IF(ABS([.L66])&gt;ABS([.M66]);IF([.L66]&lt;0;&quot;Green&quot;;&quot;Red&quot;);IF(ABS([.L66])&lt;ABS([.M66]);IF([.M66]&lt;0;&quot;Blue&quot;;&quot;Yellow&quot;);&quot;None&quot;)) )" office:value-type="string" office:string-value="Yellow">
            <text:p>Yellow</text:p>
          </table:table-cell>
          <table:table-cell table:formula="of:=IF(AND([.L66]=0;[.M66]=0);IF([.K66]=0;&quot;&quot;;IF([.K66]=100;&quot;&quot;;&quot;&quot;));IF(ABS([.L66])&gt;ABS([.M66]);IF([.M66]&lt;0;&quot;Blue&quot;;&quot;Yellow&quot;);IF(ABS([.L66])&lt;ABS([.M66]);IF([.L66]&lt;0;&quot;Green&quot;;&quot;Red&quot;);&quot;None&quot;)) )" office:value-type="string" office:string-value="Green">
            <text:p>Green</text:p>
          </table:table-cell>
          <table:table-cell table:formula="of:=0.2126*[.F66] + 0.7152*[.G66] + 0.0722*[.H66]" office:value-type="float" office:value="248.863">
            <text:p>248.86</text:p>
          </table:table-cell>
          <table:table-cell table:formula="of:=MOD(60*IF([.W66]=[.X66];0;IF([.T66]=[.X66];([.U66]-[.V66])/([.X66]-[.W66]);IF([.U66]=[.X66];2+([.V66]-[.T66])/([.X66]-[.W66]);4+([.T66]-[.U66])/([.X66]-[.W66]))));360)" office:value-type="float" office:value="60">
            <text:p>60</text:p>
          </table:table-cell>
          <table:table-cell table:formula="of:=IF([.W66]=[.X66];0;IF([.S66]&lt;0.5;([.X66]-[.W66])/([.W66]+[.X66]);([.X66]-[.W66])/(2-[.X66]-[.W66])))" office:value-type="float" office:value="1">
            <text:p>1</text:p>
          </table:table-cell>
          <table:table-cell table:formula="of:=([.W66]+[.X66])/2" office:value-type="float" office:value="0.833333333333333">
            <text:p>0.83</text:p>
          </table:table-cell>
          <table:table-cell table:formula="of:=[.F66]/255" office:value-type="float" office:value="1">
            <text:p>1</text:p>
          </table:table-cell>
          <table:table-cell table:formula="of:=[.G66]/255" office:value-type="float" office:value="1">
            <text:p>1</text:p>
          </table:table-cell>
          <table:table-cell table:formula="of:=[.H66]/255" office:value-type="float" office:value="0.666666666666667">
            <text:p>0.67</text:p>
          </table:table-cell>
          <table:table-cell table:formula="of:=MIN([.T66];[.U66];[.V66])" office:value-type="float" office:value="0.666666666666667">
            <text:p>0.67</text:p>
          </table:table-cell>
          <table:table-cell table:formula="of:=MAX([.T66];[.U66];[.V66])" office:value-type="float" office:value="1">
            <text:p>1</text:p>
          </table:table-cell>
        </table:table-row>
        <table:table-row table:style-name="ro3">
          <table:table-cell office:value-type="float" office:value="65">
            <text:p>65</text:p>
          </table:table-cell>
          <table:table-cell/>
          <table:table-cell office:value-type="string">
            <text:p>Half Transparent</text:p>
          </table:table-cell>
          <table:table-cell table:style-name="ce78" office:value-type="string">
            <text:p>half-transparent</text:p>
            <text:p>transparent-black</text:p>
          </table:table-cell>
          <table:table-cell table:style-name="ce80" office:value-type="string">
            <text:p>#000000</text:p>
          </table:table-cell>
          <table:table-cell table:formula="of:=HEX2DEC(MID([.E67];2;2))" office:value-type="float" office:value="0">
            <text:p>0</text:p>
          </table:table-cell>
          <table:table-cell table:formula="of:=HEX2DEC(MID([.E67];4;2))" office:value-type="float" office:value="0">
            <text:p>0</text:p>
          </table:table-cell>
          <table:table-cell table:formula="of:=HEX2DEC(MID([.E67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67]);&quot;,&quot;;ROUND([.L67]);&quot;,&quot;;ROUND([.M67]);&quot;)&quot;)" office:value-type="string" office:string-value="(0,0,0)">
            <text:p>(0,0,0)</text:p>
          </table:table-cell>
          <table:table-cell table:number-columns-repeated="3" office:value-type="float" office:value="0">
            <text:p>0.0</text:p>
          </table:table-cell>
          <table:table-cell table:formula="of:=IF(AND([.L67]=0;[.M67]=0);IF([.K67]=0;&quot;Black&quot;;IF([.K67]=100;&quot;White&quot;;&quot;Gray&quot;));IF(ABS([.L67])&gt;ABS([.M67]);IF([.L67]&lt;0;&quot;Green&quot;;&quot;Red&quot;);IF(ABS([.L67])&lt;ABS([.M67]);IF([.M67]&lt;0;&quot;Blue&quot;;&quot;Yellow&quot;);&quot;None&quot;)) )" office:value-type="string" office:string-value="Black">
            <text:p>Black</text:p>
          </table:table-cell>
          <table:table-cell table:formula="of:=IF(AND([.L67]=0;[.M67]=0);IF([.K67]=0;&quot;&quot;;IF([.K67]=100;&quot;&quot;;&quot;&quot;));IF(ABS([.L67])&gt;ABS([.M67]);IF([.M67]&lt;0;&quot;Blue&quot;;&quot;Yellow&quot;);IF(ABS([.L67])&lt;ABS([.M67]);IF([.L67]&lt;0;&quot;Green&quot;;&quot;Red&quot;);&quot;None&quot;)) )">
            <text:p/>
          </table:table-cell>
          <table:table-cell table:formula="of:=0.2126*[.F67] + 0.7152*[.G67] + 0.0722*[.H67]" office:value-type="float" office:value="0">
            <text:p>0</text:p>
          </table:table-cell>
          <table:table-cell table:formula="of:=MOD(60*IF([.W67]=[.X67];0;IF([.T67]=[.X67];([.U67]-[.V67])/([.X67]-[.W67]);IF([.U67]=[.X67];2+([.V67]-[.T67])/([.X67]-[.W67]);4+([.T67]-[.U67])/([.X67]-[.W67]))));360)" office:value-type="float" office:value="0">
            <text:p>0</text:p>
          </table:table-cell>
          <table:table-cell table:formula="of:=IF([.W67]=[.X67];0;IF([.S67]&lt;0.5;([.X67]-[.W67])/([.W67]+[.X67]);([.X67]-[.W67])/(2-[.X67]-[.W67])))" office:value-type="float" office:value="0">
            <text:p>0</text:p>
          </table:table-cell>
          <table:table-cell table:formula="of:=([.W67]+[.X67])/2" office:value-type="float" office:value="0">
            <text:p>0</text:p>
          </table:table-cell>
          <table:table-cell table:formula="of:=[.F67]/255" office:value-type="float" office:value="0">
            <text:p>0</text:p>
          </table:table-cell>
          <table:table-cell table:formula="of:=[.G67]/255" office:value-type="float" office:value="0">
            <text:p>0</text:p>
          </table:table-cell>
          <table:table-cell table:formula="of:=[.H67]/255" office:value-type="float" office:value="0">
            <text:p>0</text:p>
          </table:table-cell>
          <table:table-cell table:formula="of:=MIN([.T67];[.U67];[.V67])" office:value-type="float" office:value="0">
            <text:p>0</text:p>
          </table:table-cell>
          <table:table-cell table:formula="of:=MAX([.T67];[.U67];[.V67])" office:value-type="float" office:value="0">
            <text:p>0</text:p>
          </table:table-cell>
        </table:table-row>
        <table:table-row table:style-name="ro3">
          <table:table-cell office:value-type="float" office:value="66">
            <text:p>66</text:p>
          </table:table-cell>
          <table:table-cell/>
          <table:table-cell office:value-type="string">
            <text:p>Half Transparent Red</text:p>
          </table:table-cell>
          <table:table-cell table:style-name="ce78" office:value-type="string">
            <text:p>transparent-red</text:p>
            <text:p>transparent-<text:span text:style-name="T1">bright-red</text:span></text:p>
          </table:table-cell>
          <table:table-cell table:style-name="ce80" office:value-type="string">
            <text:p>#FF0000</text:p>
          </table:table-cell>
          <table:table-cell table:formula="of:=HEX2DEC(MID([.E68];2;2))" office:value-type="float" office:value="255">
            <text:p>255</text:p>
          </table:table-cell>
          <table:table-cell table:formula="of:=HEX2DEC(MID([.E68];4;2))" office:value-type="float" office:value="0">
            <text:p>0</text:p>
          </table:table-cell>
          <table:table-cell table:formula="of:=HEX2DEC(MID([.E6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68]);&quot;,&quot;;ROUND([.L68]);&quot;,&quot;;ROUND([.M68]);&quot;)&quot;)" office:value-type="string" office:string-value="(53,80,67)">
            <text:p>(53,80,67)</text:p>
          </table:table-cell>
          <table:table-cell office:value-type="float" office:value="53.2">
            <text:p>53.2</text:p>
          </table:table-cell>
          <table:table-cell office:value-type="float" office:value="80.1">
            <text:p>80.1</text:p>
          </table:table-cell>
          <table:table-cell office:value-type="float" office:value="67.2">
            <text:p>67.2</text:p>
          </table:table-cell>
          <table:table-cell table:formula="of:=IF(AND([.L68]=0;[.M68]=0);IF([.K68]=0;&quot;Black&quot;;IF([.K68]=100;&quot;White&quot;;&quot;Gray&quot;));IF(ABS([.L68])&gt;ABS([.M68]);IF([.L68]&lt;0;&quot;Green&quot;;&quot;Red&quot;);IF(ABS([.L68])&lt;ABS([.M68]);IF([.M68]&lt;0;&quot;Blue&quot;;&quot;Yellow&quot;);&quot;None&quot;)) )" office:value-type="string" office:string-value="Red">
            <text:p>Red</text:p>
          </table:table-cell>
          <table:table-cell table:formula="of:=IF(AND([.L68]=0;[.M68]=0);IF([.K68]=0;&quot;&quot;;IF([.K68]=100;&quot;&quot;;&quot;&quot;));IF(ABS([.L68])&gt;ABS([.M68]);IF([.M68]&lt;0;&quot;Blue&quot;;&quot;Yellow&quot;);IF(ABS([.L68])&lt;ABS([.M68]);IF([.L68]&lt;0;&quot;Green&quot;;&quot;Red&quot;);&quot;None&quot;)) )" office:value-type="string" office:string-value="Yellow">
            <text:p>Yellow</text:p>
          </table:table-cell>
          <table:table-cell table:formula="of:=0.2126*[.F68] + 0.7152*[.G68] + 0.0722*[.H68]" office:value-type="float" office:value="54.213">
            <text:p>54.21</text:p>
          </table:table-cell>
          <table:table-cell table:formula="of:=MOD(60*IF([.W68]=[.X68];0;IF([.T68]=[.X68];([.U68]-[.V68])/([.X68]-[.W68]);IF([.U68]=[.X68];2+([.V68]-[.T68])/([.X68]-[.W68]);4+([.T68]-[.U68])/([.X68]-[.W68]))));360)" office:value-type="float" office:value="0">
            <text:p>0</text:p>
          </table:table-cell>
          <table:table-cell table:formula="of:=IF([.W68]=[.X68];0;IF([.S68]&lt;0.5;([.X68]-[.W68])/([.W68]+[.X68]);([.X68]-[.W68])/(2-[.X68]-[.W68])))" office:value-type="float" office:value="1">
            <text:p>1</text:p>
          </table:table-cell>
          <table:table-cell table:formula="of:=([.W68]+[.X68])/2" office:value-type="float" office:value="0.5">
            <text:p>0.5</text:p>
          </table:table-cell>
          <table:table-cell table:formula="of:=[.F68]/255" office:value-type="float" office:value="1">
            <text:p>1</text:p>
          </table:table-cell>
          <table:table-cell table:formula="of:=[.G68]/255" office:value-type="float" office:value="0">
            <text:p>0</text:p>
          </table:table-cell>
          <table:table-cell table:formula="of:=[.H68]/255" office:value-type="float" office:value="0">
            <text:p>0</text:p>
          </table:table-cell>
          <table:table-cell table:formula="of:=MIN([.T68];[.U68];[.V68])" office:value-type="float" office:value="0">
            <text:p>0</text:p>
          </table:table-cell>
          <table:table-cell table:formula="of:=MAX([.T68];[.U68];[.V68])" office:value-type="float" office:value="1">
            <text:p>1</text:p>
          </table:table-cell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Half Transparent Green</text:p>
          </table:table-cell>
          <table:table-cell table:style-name="ce78" office:value-type="string">
            <text:p>transparent-bright-green</text:p>
          </table:table-cell>
          <table:table-cell table:style-name="ce80" office:value-type="string">
            <text:p>#00FF00</text:p>
          </table:table-cell>
          <table:table-cell table:formula="of:=HEX2DEC(MID([.E69];2;2))" office:value-type="float" office:value="0">
            <text:p>0</text:p>
          </table:table-cell>
          <table:table-cell table:formula="of:=HEX2DEC(MID([.E69];4;2))" office:value-type="float" office:value="255">
            <text:p>255</text:p>
          </table:table-cell>
          <table:table-cell table:formula="of:=HEX2DEC(MID([.E69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69]);&quot;,&quot;;ROUND([.L69]);&quot;,&quot;;ROUND([.M69]);&quot;)&quot;)" office:value-type="string" office:string-value="(88,-86,83)">
            <text:p>(88,-86,83)</text:p>
          </table:table-cell>
          <table:table-cell office:value-type="float" office:value="87.7">
            <text:p>87.7</text:p>
          </table:table-cell>
          <table:table-cell office:value-type="float" office:value="-86.2">
            <text:p>-86.2</text:p>
          </table:table-cell>
          <table:table-cell office:value-type="float" office:value="83.2">
            <text:p>83.2</text:p>
          </table:table-cell>
          <table:table-cell table:formula="of:=IF(AND([.L69]=0;[.M69]=0);IF([.K69]=0;&quot;Black&quot;;IF([.K69]=100;&quot;White&quot;;&quot;Gray&quot;));IF(ABS([.L69])&gt;ABS([.M69]);IF([.L69]&lt;0;&quot;Green&quot;;&quot;Red&quot;);IF(ABS([.L69])&lt;ABS([.M69]);IF([.M69]&lt;0;&quot;Blue&quot;;&quot;Yellow&quot;);&quot;None&quot;)) )" office:value-type="string" office:string-value="Green">
            <text:p>Green</text:p>
          </table:table-cell>
          <table:table-cell table:formula="of:=IF(AND([.L69]=0;[.M69]=0);IF([.K69]=0;&quot;&quot;;IF([.K69]=100;&quot;&quot;;&quot;&quot;));IF(ABS([.L69])&gt;ABS([.M69]);IF([.M69]&lt;0;&quot;Blue&quot;;&quot;Yellow&quot;);IF(ABS([.L69])&lt;ABS([.M69]);IF([.L69]&lt;0;&quot;Green&quot;;&quot;Red&quot;);&quot;None&quot;)) )" office:value-type="string" office:string-value="Yellow">
            <text:p>Yellow</text:p>
          </table:table-cell>
          <table:table-cell table:formula="of:=0.2126*[.F69] + 0.7152*[.G69] + 0.0722*[.H69]" office:value-type="float" office:value="182.376">
            <text:p>182.38</text:p>
          </table:table-cell>
          <table:table-cell table:formula="of:=MOD(60*IF([.W69]=[.X69];0;IF([.T69]=[.X69];([.U69]-[.V69])/([.X69]-[.W69]);IF([.U69]=[.X69];2+([.V69]-[.T69])/([.X69]-[.W69]);4+([.T69]-[.U69])/([.X69]-[.W69]))));360)" office:value-type="float" office:value="120">
            <text:p>120</text:p>
          </table:table-cell>
          <table:table-cell table:formula="of:=IF([.W69]=[.X69];0;IF([.S69]&lt;0.5;([.X69]-[.W69])/([.W69]+[.X69]);([.X69]-[.W69])/(2-[.X69]-[.W69])))" office:value-type="float" office:value="1">
            <text:p>1</text:p>
          </table:table-cell>
          <table:table-cell table:formula="of:=([.W69]+[.X69])/2" office:value-type="float" office:value="0.5">
            <text:p>0.5</text:p>
          </table:table-cell>
          <table:table-cell table:formula="of:=[.F69]/255" office:value-type="float" office:value="0">
            <text:p>0</text:p>
          </table:table-cell>
          <table:table-cell table:formula="of:=[.G69]/255" office:value-type="float" office:value="1">
            <text:p>1</text:p>
          </table:table-cell>
          <table:table-cell table:formula="of:=[.H69]/255" office:value-type="float" office:value="0">
            <text:p>0</text:p>
          </table:table-cell>
          <table:table-cell table:formula="of:=MIN([.T69];[.U69];[.V69])" office:value-type="float" office:value="0">
            <text:p>0</text:p>
          </table:table-cell>
          <table:table-cell table:formula="of:=MAX([.T69];[.U69];[.V69])"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Half Transparent Yellow</text:p>
          </table:table-cell>
          <table:table-cell table:style-name="ce78" office:value-type="string">
            <text:p>transparent-bright-yellow</text:p>
          </table:table-cell>
          <table:table-cell table:style-name="ce80" office:value-type="string">
            <text:p>#FFFF00</text:p>
          </table:table-cell>
          <table:table-cell table:formula="of:=HEX2DEC(MID([.E70];2;2))" office:value-type="float" office:value="255">
            <text:p>255</text:p>
          </table:table-cell>
          <table:table-cell table:formula="of:=HEX2DEC(MID([.E70];4;2))" office:value-type="float" office:value="255">
            <text:p>255</text:p>
          </table:table-cell>
          <table:table-cell table:formula="of:=HEX2DEC(MID([.E70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70]);&quot;,&quot;;ROUND([.L70]);&quot;,&quot;;ROUND([.M70]);&quot;)&quot;)" office:value-type="string" office:string-value="(97,-22,95)">
            <text:p>(97,-22,95)</text:p>
          </table:table-cell>
          <table:table-cell office:value-type="float" office:value="97.1">
            <text:p>97.1</text:p>
          </table:table-cell>
          <table:table-cell office:value-type="float" office:value="-21.6">
            <text:p>-21.6</text:p>
          </table:table-cell>
          <table:table-cell office:value-type="float" office:value="94.5">
            <text:p>94.5</text:p>
          </table:table-cell>
          <table:table-cell table:formula="of:=IF(AND([.L70]=0;[.M70]=0);IF([.K70]=0;&quot;Black&quot;;IF([.K70]=100;&quot;White&quot;;&quot;Gray&quot;));IF(ABS([.L70])&gt;ABS([.M70]);IF([.L70]&lt;0;&quot;Green&quot;;&quot;Red&quot;);IF(ABS([.L70])&lt;ABS([.M70]);IF([.M70]&lt;0;&quot;Blue&quot;;&quot;Yellow&quot;);&quot;None&quot;)) )" office:value-type="string" office:string-value="Yellow">
            <text:p>Yellow</text:p>
          </table:table-cell>
          <table:table-cell table:formula="of:=IF(AND([.L70]=0;[.M70]=0);IF([.K70]=0;&quot;&quot;;IF([.K70]=100;&quot;&quot;;&quot;&quot;));IF(ABS([.L70])&gt;ABS([.M70]);IF([.M70]&lt;0;&quot;Blue&quot;;&quot;Yellow&quot;);IF(ABS([.L70])&lt;ABS([.M70]);IF([.L70]&lt;0;&quot;Green&quot;;&quot;Red&quot;);&quot;None&quot;)) )" office:value-type="string" office:string-value="Green">
            <text:p>Green</text:p>
          </table:table-cell>
          <table:table-cell table:formula="of:=0.2126*[.F70] + 0.7152*[.G70] + 0.0722*[.H70]" office:value-type="float" office:value="236.589">
            <text:p>236.59</text:p>
          </table:table-cell>
          <table:table-cell table:formula="of:=MOD(60*IF([.W70]=[.X70];0;IF([.T70]=[.X70];([.U70]-[.V70])/([.X70]-[.W70]);IF([.U70]=[.X70];2+([.V70]-[.T70])/([.X70]-[.W70]);4+([.T70]-[.U70])/([.X70]-[.W70]))));360)" office:value-type="float" office:value="60">
            <text:p>60</text:p>
          </table:table-cell>
          <table:table-cell table:formula="of:=IF([.W70]=[.X70];0;IF([.S70]&lt;0.5;([.X70]-[.W70])/([.W70]+[.X70]);([.X70]-[.W70])/(2-[.X70]-[.W70])))" office:value-type="float" office:value="1">
            <text:p>1</text:p>
          </table:table-cell>
          <table:table-cell table:formula="of:=([.W70]+[.X70])/2" office:value-type="float" office:value="0.5">
            <text:p>0.5</text:p>
          </table:table-cell>
          <table:table-cell table:formula="of:=[.F70]/255" office:value-type="float" office:value="1">
            <text:p>1</text:p>
          </table:table-cell>
          <table:table-cell table:formula="of:=[.G70]/255" office:value-type="float" office:value="1">
            <text:p>1</text:p>
          </table:table-cell>
          <table:table-cell table:formula="of:=[.H70]/255" office:value-type="float" office:value="0">
            <text:p>0</text:p>
          </table:table-cell>
          <table:table-cell table:formula="of:=MIN([.T70];[.U70];[.V70])" office:value-type="float" office:value="0">
            <text:p>0</text:p>
          </table:table-cell>
          <table:table-cell table:formula="of:=MAX([.T70];[.U70];[.V70])" office:value-type="float" office:value="1">
            <text:p>1</text:p>
          </table:table-cell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Half Transparent Blue</text:p>
          </table:table-cell>
          <table:table-cell table:style-name="ce78" office:value-type="string">
            <text:p>transparent-bright-blue</text:p>
          </table:table-cell>
          <table:table-cell table:style-name="ce80" office:value-type="string">
            <text:p>#0000FF</text:p>
          </table:table-cell>
          <table:table-cell table:formula="of:=HEX2DEC(MID([.E71];2;2))" office:value-type="float" office:value="0">
            <text:p>0</text:p>
          </table:table-cell>
          <table:table-cell table:formula="of:=HEX2DEC(MID([.E71];4;2))" office:value-type="float" office:value="0">
            <text:p>0</text:p>
          </table:table-cell>
          <table:table-cell table:formula="of:=HEX2DEC(MID([.E71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71]);&quot;,&quot;;ROUND([.L71]);&quot;,&quot;;ROUND([.M71]);&quot;)&quot;)" office:value-type="string" office:string-value="(32,79,-108)">
            <text:p>(32,79,-108)</text:p>
          </table:table-cell>
          <table:table-cell office:value-type="float" office:value="32.3">
            <text:p>32.3</text:p>
          </table:table-cell>
          <table:table-cell office:value-type="float" office:value="79.2">
            <text:p>79.2</text:p>
          </table:table-cell>
          <table:table-cell office:value-type="float" office:value="-107.9">
            <text:p>-107.9</text:p>
          </table:table-cell>
          <table:table-cell table:formula="of:=IF(AND([.L71]=0;[.M71]=0);IF([.K71]=0;&quot;Black&quot;;IF([.K71]=100;&quot;White&quot;;&quot;Gray&quot;));IF(ABS([.L71])&gt;ABS([.M71]);IF([.L71]&lt;0;&quot;Green&quot;;&quot;Red&quot;);IF(ABS([.L71])&lt;ABS([.M71]);IF([.M71]&lt;0;&quot;Blue&quot;;&quot;Yellow&quot;);&quot;None&quot;)) )" office:value-type="string" office:string-value="Blue">
            <text:p>Blue</text:p>
          </table:table-cell>
          <table:table-cell table:formula="of:=IF(AND([.L71]=0;[.M71]=0);IF([.K71]=0;&quot;&quot;;IF([.K71]=100;&quot;&quot;;&quot;&quot;));IF(ABS([.L71])&gt;ABS([.M71]);IF([.M71]&lt;0;&quot;Blue&quot;;&quot;Yellow&quot;);IF(ABS([.L71])&lt;ABS([.M71]);IF([.L71]&lt;0;&quot;Green&quot;;&quot;Red&quot;);&quot;None&quot;)) )" office:value-type="string" office:string-value="Red">
            <text:p>Red</text:p>
          </table:table-cell>
          <table:table-cell table:formula="of:=0.2126*[.F71] + 0.7152*[.G71] + 0.0722*[.H71]" office:value-type="float" office:value="18.411">
            <text:p>18.41</text:p>
          </table:table-cell>
          <table:table-cell table:formula="of:=MOD(60*IF([.W71]=[.X71];0;IF([.T71]=[.X71];([.U71]-[.V71])/([.X71]-[.W71]);IF([.U71]=[.X71];2+([.V71]-[.T71])/([.X71]-[.W71]);4+([.T71]-[.U71])/([.X71]-[.W71]))));360)" office:value-type="float" office:value="240">
            <text:p>240</text:p>
          </table:table-cell>
          <table:table-cell table:formula="of:=IF([.W71]=[.X71];0;IF([.S71]&lt;0.5;([.X71]-[.W71])/([.W71]+[.X71]);([.X71]-[.W71])/(2-[.X71]-[.W71])))" office:value-type="float" office:value="1">
            <text:p>1</text:p>
          </table:table-cell>
          <table:table-cell table:formula="of:=([.W71]+[.X71])/2" office:value-type="float" office:value="0.5">
            <text:p>0.5</text:p>
          </table:table-cell>
          <table:table-cell table:formula="of:=[.F71]/255" office:value-type="float" office:value="0">
            <text:p>0</text:p>
          </table:table-cell>
          <table:table-cell table:formula="of:=[.G71]/255" office:value-type="float" office:value="0">
            <text:p>0</text:p>
          </table:table-cell>
          <table:table-cell table:formula="of:=[.H71]/255" office:value-type="float" office:value="1">
            <text:p>1</text:p>
          </table:table-cell>
          <table:table-cell table:formula="of:=MIN([.T71];[.U71];[.V71])" office:value-type="float" office:value="0">
            <text:p>0</text:p>
          </table:table-cell>
          <table:table-cell table:formula="of:=MAX([.T71];[.U71];[.V71])" office:value-type="float" office:value="1">
            <text:p>1</text:p>
          </table:table-cell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Half Transparent Magenta</text:p>
          </table:table-cell>
          <table:table-cell table:style-name="ce78" office:value-type="string">
            <text:p>transparent-<text:span text:style-name="T2">bright-magenta</text:span></text:p>
          </table:table-cell>
          <table:table-cell table:style-name="ce80" office:value-type="string">
            <text:p>#FF00FF</text:p>
          </table:table-cell>
          <table:table-cell table:formula="of:=HEX2DEC(MID([.E72];2;2))" office:value-type="float" office:value="255">
            <text:p>255</text:p>
          </table:table-cell>
          <table:table-cell table:formula="of:=HEX2DEC(MID([.E72];4;2))" office:value-type="float" office:value="0">
            <text:p>0</text:p>
          </table:table-cell>
          <table:table-cell table:formula="of:=HEX2DEC(MID([.E72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72]);&quot;,&quot;;ROUND([.L72]);&quot;,&quot;;ROUND([.M72]);&quot;)&quot;)" office:value-type="string" office:string-value="(60,98,-61)">
            <text:p>(60,98,-61)</text:p>
          </table:table-cell>
          <table:table-cell office:value-type="float" office:value="60.3">
            <text:p>60.3</text:p>
          </table:table-cell>
          <table:table-cell office:value-type="float" office:value="98.3">
            <text:p>98.3</text:p>
          </table:table-cell>
          <table:table-cell office:value-type="float" office:value="-60.8">
            <text:p>-60.8</text:p>
          </table:table-cell>
          <table:table-cell table:formula="of:=IF(AND([.L72]=0;[.M72]=0);IF([.K72]=0;&quot;Black&quot;;IF([.K72]=100;&quot;White&quot;;&quot;Gray&quot;));IF(ABS([.L72])&gt;ABS([.M72]);IF([.L72]&lt;0;&quot;Green&quot;;&quot;Red&quot;);IF(ABS([.L72])&lt;ABS([.M72]);IF([.M72]&lt;0;&quot;Blue&quot;;&quot;Yellow&quot;);&quot;None&quot;)) )" office:value-type="string" office:string-value="Red">
            <text:p>Red</text:p>
          </table:table-cell>
          <table:table-cell table:formula="of:=IF(AND([.L72]=0;[.M72]=0);IF([.K72]=0;&quot;&quot;;IF([.K72]=100;&quot;&quot;;&quot;&quot;));IF(ABS([.L72])&gt;ABS([.M72]);IF([.M72]&lt;0;&quot;Blue&quot;;&quot;Yellow&quot;);IF(ABS([.L72])&lt;ABS([.M72]);IF([.L72]&lt;0;&quot;Green&quot;;&quot;Red&quot;);&quot;None&quot;)) )" office:value-type="string" office:string-value="Blue">
            <text:p>Blue</text:p>
          </table:table-cell>
          <table:table-cell table:formula="of:=0.2126*[.F72] + 0.7152*[.G72] + 0.0722*[.H72]" office:value-type="float" office:value="72.624">
            <text:p>72.62</text:p>
          </table:table-cell>
          <table:table-cell table:formula="of:=MOD(60*IF([.W72]=[.X72];0;IF([.T72]=[.X72];([.U72]-[.V72])/([.X72]-[.W72]);IF([.U72]=[.X72];2+([.V72]-[.T72])/([.X72]-[.W72]);4+([.T72]-[.U72])/([.X72]-[.W72]))));360)" office:value-type="float" office:value="300">
            <text:p>300</text:p>
          </table:table-cell>
          <table:table-cell table:formula="of:=IF([.W72]=[.X72];0;IF([.S72]&lt;0.5;([.X72]-[.W72])/([.W72]+[.X72]);([.X72]-[.W72])/(2-[.X72]-[.W72])))" office:value-type="float" office:value="1">
            <text:p>1</text:p>
          </table:table-cell>
          <table:table-cell table:formula="of:=([.W72]+[.X72])/2" office:value-type="float" office:value="0.5">
            <text:p>0.5</text:p>
          </table:table-cell>
          <table:table-cell table:formula="of:=[.F72]/255" office:value-type="float" office:value="1">
            <text:p>1</text:p>
          </table:table-cell>
          <table:table-cell table:formula="of:=[.G72]/255" office:value-type="float" office:value="0">
            <text:p>0</text:p>
          </table:table-cell>
          <table:table-cell table:formula="of:=[.H72]/255" office:value-type="float" office:value="1">
            <text:p>1</text:p>
          </table:table-cell>
          <table:table-cell table:formula="of:=MIN([.T72];[.U72];[.V72])" office:value-type="float" office:value="0">
            <text:p>0</text:p>
          </table:table-cell>
          <table:table-cell table:formula="of:=MAX([.T72];[.U72];[.V72])" office:value-type="float" office:value="1">
            <text:p>1</text:p>
          </table:table-cell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Half Transparent Cyan</text:p>
          </table:table-cell>
          <table:table-cell table:style-name="ce78" office:value-type="string">
            <text:p>transparent-bright-cyan</text:p>
          </table:table-cell>
          <table:table-cell table:style-name="ce80" office:value-type="string">
            <text:p>#00FFFF</text:p>
          </table:table-cell>
          <table:table-cell table:formula="of:=HEX2DEC(MID([.E73];2;2))" office:value-type="float" office:value="0">
            <text:p>0</text:p>
          </table:table-cell>
          <table:table-cell table:formula="of:=HEX2DEC(MID([.E73];4;2))" office:value-type="float" office:value="255">
            <text:p>255</text:p>
          </table:table-cell>
          <table:table-cell table:formula="of:=HEX2DEC(MID([.E73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73]);&quot;,&quot;;ROUND([.L73]);&quot;,&quot;;ROUND([.M73]);&quot;)&quot;)" office:value-type="string" office:string-value="(91,-48,-14)">
            <text:p>(91,-48,-14)</text:p>
          </table:table-cell>
          <table:table-cell office:value-type="float" office:value="91.1">
            <text:p>91.1</text:p>
          </table:table-cell>
          <table:table-cell office:value-type="float" office:value="-48.1">
            <text:p>-48.1</text:p>
          </table:table-cell>
          <table:table-cell office:value-type="float" office:value="-14.1">
            <text:p>-14.1</text:p>
          </table:table-cell>
          <table:table-cell table:formula="of:=IF(AND([.L73]=0;[.M73]=0);IF([.K73]=0;&quot;Black&quot;;IF([.K73]=100;&quot;White&quot;;&quot;Gray&quot;));IF(ABS([.L73])&gt;ABS([.M73]);IF([.L73]&lt;0;&quot;Green&quot;;&quot;Red&quot;);IF(ABS([.L73])&lt;ABS([.M73]);IF([.M73]&lt;0;&quot;Blue&quot;;&quot;Yellow&quot;);&quot;None&quot;)) )" office:value-type="string" office:string-value="Green">
            <text:p>Green</text:p>
          </table:table-cell>
          <table:table-cell table:formula="of:=IF(AND([.L73]=0;[.M73]=0);IF([.K73]=0;&quot;&quot;;IF([.K73]=100;&quot;&quot;;&quot;&quot;));IF(ABS([.L73])&gt;ABS([.M73]);IF([.M73]&lt;0;&quot;Blue&quot;;&quot;Yellow&quot;);IF(ABS([.L73])&lt;ABS([.M73]);IF([.L73]&lt;0;&quot;Green&quot;;&quot;Red&quot;);&quot;None&quot;)) )" office:value-type="string" office:string-value="Blue">
            <text:p>Blue</text:p>
          </table:table-cell>
          <table:table-cell table:formula="of:=0.2126*[.F73] + 0.7152*[.G73] + 0.0722*[.H73]" office:value-type="float" office:value="200.787">
            <text:p>200.79</text:p>
          </table:table-cell>
          <table:table-cell table:formula="of:=MOD(60*IF([.W73]=[.X73];0;IF([.T73]=[.X73];([.U73]-[.V73])/([.X73]-[.W73]);IF([.U73]=[.X73];2+([.V73]-[.T73])/([.X73]-[.W73]);4+([.T73]-[.U73])/([.X73]-[.W73]))));360)" office:value-type="float" office:value="180">
            <text:p>180</text:p>
          </table:table-cell>
          <table:table-cell table:formula="of:=IF([.W73]=[.X73];0;IF([.S73]&lt;0.5;([.X73]-[.W73])/([.W73]+[.X73]);([.X73]-[.W73])/(2-[.X73]-[.W73])))" office:value-type="float" office:value="1">
            <text:p>1</text:p>
          </table:table-cell>
          <table:table-cell table:formula="of:=([.W73]+[.X73])/2" office:value-type="float" office:value="0.5">
            <text:p>0.5</text:p>
          </table:table-cell>
          <table:table-cell table:formula="of:=[.F73]/255" office:value-type="float" office:value="0">
            <text:p>0</text:p>
          </table:table-cell>
          <table:table-cell table:formula="of:=[.G73]/255" office:value-type="float" office:value="1">
            <text:p>1</text:p>
          </table:table-cell>
          <table:table-cell table:formula="of:=[.H73]/255" office:value-type="float" office:value="1">
            <text:p>1</text:p>
          </table:table-cell>
          <table:table-cell table:formula="of:=MIN([.T73];[.U73];[.V73])" office:value-type="float" office:value="0">
            <text:p>0</text:p>
          </table:table-cell>
          <table:table-cell table:formula="of:=MAX([.T73];[.U73];[.V73])"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Half Transparent White</text:p>
          </table:table-cell>
          <table:table-cell table:style-name="ce78" office:value-type="string">
            <text:p>transparent-white</text:p>
          </table:table-cell>
          <table:table-cell table:style-name="ce80" office:value-type="string">
            <text:p>#FFFFFF</text:p>
          </table:table-cell>
          <table:table-cell table:formula="of:=HEX2DEC(MID([.E74];2;2))" office:value-type="float" office:value="255">
            <text:p>255</text:p>
          </table:table-cell>
          <table:table-cell table:formula="of:=HEX2DEC(MID([.E74];4;2))" office:value-type="float" office:value="255">
            <text:p>255</text:p>
          </table:table-cell>
          <table:table-cell table:formula="of:=HEX2DEC(MID([.E74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74]);&quot;,&quot;;ROUND([.L74]);&quot;,&quot;;ROUND([.M74]);&quot;)&quot;)" office:value-type="string" office:string-value="(100,0,0)">
            <text:p>(100,0,0)</text:p>
          </table:table-cell>
          <table:table-cell office:value-type="float" office:value="100">
            <text:p>100.0</text:p>
          </table:table-cell>
          <table:table-cell table:number-columns-repeated="2" office:value-type="float" office:value="0">
            <text:p>0.0</text:p>
          </table:table-cell>
          <table:table-cell table:formula="of:=IF(AND([.L74]=0;[.M74]=0);IF([.K74]=0;&quot;Black&quot;;IF([.K74]=100;&quot;White&quot;;&quot;Gray&quot;));IF(ABS([.L74])&gt;ABS([.M74]);IF([.L74]&lt;0;&quot;Green&quot;;&quot;Red&quot;);IF(ABS([.L74])&lt;ABS([.M74]);IF([.M74]&lt;0;&quot;Blue&quot;;&quot;Yellow&quot;);&quot;None&quot;)) )" office:value-type="string" office:string-value="White">
            <text:p>White</text:p>
          </table:table-cell>
          <table:table-cell table:formula="of:=IF(AND([.L74]=0;[.M74]=0);IF([.K74]=0;&quot;&quot;;IF([.K74]=100;&quot;&quot;;&quot;&quot;));IF(ABS([.L74])&gt;ABS([.M74]);IF([.M74]&lt;0;&quot;Blue&quot;;&quot;Yellow&quot;);IF(ABS([.L74])&lt;ABS([.M74]);IF([.L74]&lt;0;&quot;Green&quot;;&quot;Red&quot;);&quot;None&quot;)) )">
            <text:p/>
          </table:table-cell>
          <table:table-cell table:formula="of:=0.2126*[.F74] + 0.7152*[.G74] + 0.0722*[.H74]" office:value-type="float" office:value="255">
            <text:p>255</text:p>
          </table:table-cell>
          <table:table-cell table:formula="of:=MOD(60*IF([.W74]=[.X74];0;IF([.T74]=[.X74];([.U74]-[.V74])/([.X74]-[.W74]);IF([.U74]=[.X74];2+([.V74]-[.T74])/([.X74]-[.W74]);4+([.T74]-[.U74])/([.X74]-[.W74]))));360)" office:value-type="float" office:value="0">
            <text:p>0</text:p>
          </table:table-cell>
          <table:table-cell table:formula="of:=IF([.W74]=[.X74];0;IF([.S74]&lt;0.5;([.X74]-[.W74])/([.W74]+[.X74]);([.X74]-[.W74])/(2-[.X74]-[.W74])))" office:value-type="float" office:value="0">
            <text:p>0</text:p>
          </table:table-cell>
          <table:table-cell table:formula="of:=([.W74]+[.X74])/2" office:value-type="float" office:value="1">
            <text:p>1</text:p>
          </table:table-cell>
          <table:table-cell table:formula="of:=[.F74]/255" office:value-type="float" office:value="1">
            <text:p>1</text:p>
          </table:table-cell>
          <table:table-cell table:formula="of:=[.G74]/255" office:value-type="float" office:value="1">
            <text:p>1</text:p>
          </table:table-cell>
          <table:table-cell table:formula="of:=[.H74]/255" office:value-type="float" office:value="1">
            <text:p>1</text:p>
          </table:table-cell>
          <table:table-cell table:formula="of:=MIN([.T74];[.U74];[.V74])" office:value-type="float" office:value="1">
            <text:p>1</text:p>
          </table:table-cell>
          <table:table-cell table:formula="of:=MAX([.T74];[.U74];[.V74])" office:value-type="float" office:value="1">
            <text:p>1</text:p>
          </table:table-cell>
        </table:table-row>
        <table:table-row table:style-name="ro4">
          <table:table-cell office:value-type="float" office:value="73">
            <text:p>73</text:p>
          </table:table-cell>
          <table:table-cell/>
          <table:table-cell office:value-type="string">
            <text:p>Half Transparent 2/3 Red</text:p>
          </table:table-cell>
          <table:table-cell table:style-name="ce78" office:value-type="string">
            <text:p>transparent-orange-brown</text:p>
            <text:p>transparent-dark-orange-brown</text:p>
            <text:p>transparent-dark-orange</text:p>
            <text:p>transparent-dark-brown</text:p>
            <text:p>transparent-dark-red</text:p>
          </table:table-cell>
          <table:table-cell table:style-name="ce80" office:value-type="string">
            <text:p>#AA0000</text:p>
          </table:table-cell>
          <table:table-cell table:formula="of:=HEX2DEC(MID([.E75];2;2))" office:value-type="float" office:value="170">
            <text:p>170</text:p>
          </table:table-cell>
          <table:table-cell table:formula="of:=HEX2DEC(MID([.E75];4;2))" office:value-type="float" office:value="0">
            <text:p>0</text:p>
          </table:table-cell>
          <table:table-cell table:formula="of:=HEX2DEC(MID([.E75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75]);&quot;,&quot;;ROUND([.L75]);&quot;,&quot;;ROUND([.M75]);&quot;)&quot;)" office:value-type="string" office:string-value="(35,59,49)">
            <text:p>(35,59,49)</text:p>
          </table:table-cell>
          <table:table-cell office:value-type="float" office:value="35.1">
            <text:p>35.1</text:p>
          </table:table-cell>
          <table:table-cell office:value-type="float" office:value="59.1">
            <text:p>59.1</text:p>
          </table:table-cell>
          <table:table-cell office:value-type="float" office:value="49.4">
            <text:p>49.4</text:p>
          </table:table-cell>
          <table:table-cell table:formula="of:=IF(AND([.L75]=0;[.M75]=0);IF([.K75]=0;&quot;Black&quot;;IF([.K75]=100;&quot;White&quot;;&quot;Gray&quot;));IF(ABS([.L75])&gt;ABS([.M75]);IF([.L75]&lt;0;&quot;Green&quot;;&quot;Red&quot;);IF(ABS([.L75])&lt;ABS([.M75]);IF([.M75]&lt;0;&quot;Blue&quot;;&quot;Yellow&quot;);&quot;None&quot;)) )" office:value-type="string" office:string-value="Red">
            <text:p>Red</text:p>
          </table:table-cell>
          <table:table-cell table:formula="of:=IF(AND([.L75]=0;[.M75]=0);IF([.K75]=0;&quot;&quot;;IF([.K75]=100;&quot;&quot;;&quot;&quot;));IF(ABS([.L75])&gt;ABS([.M75]);IF([.M75]&lt;0;&quot;Blue&quot;;&quot;Yellow&quot;);IF(ABS([.L75])&lt;ABS([.M75]);IF([.L75]&lt;0;&quot;Green&quot;;&quot;Red&quot;);&quot;None&quot;)) )" office:value-type="string" office:string-value="Yellow">
            <text:p>Yellow</text:p>
          </table:table-cell>
          <table:table-cell table:formula="of:=0.2126*[.F75] + 0.7152*[.G75] + 0.0722*[.H75]" office:value-type="float" office:value="36.142">
            <text:p>36.14</text:p>
          </table:table-cell>
          <table:table-cell table:formula="of:=MOD(60*IF([.W75]=[.X75];0;IF([.T75]=[.X75];([.U75]-[.V75])/([.X75]-[.W75]);IF([.U75]=[.X75];2+([.V75]-[.T75])/([.X75]-[.W75]);4+([.T75]-[.U75])/([.X75]-[.W75]))));360)" office:value-type="float" office:value="0">
            <text:p>0</text:p>
          </table:table-cell>
          <table:table-cell table:formula="of:=IF([.W75]=[.X75];0;IF([.S75]&lt;0.5;([.X75]-[.W75])/([.W75]+[.X75]);([.X75]-[.W75])/(2-[.X75]-[.W75])))" office:value-type="float" office:value="1">
            <text:p>1</text:p>
          </table:table-cell>
          <table:table-cell table:formula="of:=([.W75]+[.X75])/2" office:value-type="float" office:value="0.333333333333333">
            <text:p>0.33</text:p>
          </table:table-cell>
          <table:table-cell table:formula="of:=[.F75]/255" office:value-type="float" office:value="0.666666666666667">
            <text:p>0.67</text:p>
          </table:table-cell>
          <table:table-cell table:formula="of:=[.G75]/255" office:value-type="float" office:value="0">
            <text:p>0</text:p>
          </table:table-cell>
          <table:table-cell table:formula="of:=[.H75]/255" office:value-type="float" office:value="0">
            <text:p>0</text:p>
          </table:table-cell>
          <table:table-cell table:formula="of:=MIN([.T75];[.U75];[.V75])" office:value-type="float" office:value="0">
            <text:p>0</text:p>
          </table:table-cell>
          <table:table-cell table:formula="of:=MAX([.T75];[.U75];[.V75])" office:value-type="float" office:value="0.666666666666667">
            <text:p>0.67</text:p>
          </table:table-cell>
        </table:table-row>
        <table:table-row table:style-name="ro5">
          <table:table-cell office:value-type="float" office:value="74">
            <text:p>74</text:p>
          </table:table-cell>
          <table:table-cell/>
          <table:table-cell office:value-type="string">
            <text:p>Half Transparent 2/3 Green</text:p>
          </table:table-cell>
          <table:table-cell table:style-name="ce78" office:value-type="string">
            <text:p>transparent-dark-yellow-green</text:p>
            <text:p>transparent-dark-green</text:p>
          </table:table-cell>
          <table:table-cell table:style-name="ce80" office:value-type="string">
            <text:p>#00AA00</text:p>
          </table:table-cell>
          <table:table-cell table:formula="of:=HEX2DEC(MID([.E76];2;2))" office:value-type="float" office:value="0">
            <text:p>0</text:p>
          </table:table-cell>
          <table:table-cell table:formula="of:=HEX2DEC(MID([.E76];4;2))" office:value-type="float" office:value="170">
            <text:p>170</text:p>
          </table:table-cell>
          <table:table-cell table:formula="of:=HEX2DEC(MID([.E7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76]);&quot;,&quot;;ROUND([.L76]);&quot;,&quot;;ROUND([.M76]);&quot;)&quot;)" office:value-type="string" office:string-value="(61,-64,61)">
            <text:p>(61,-64,61)</text:p>
          </table:table-cell>
          <table:table-cell office:value-type="float" office:value="60.6">
            <text:p>60.6</text:p>
          </table:table-cell>
          <table:table-cell office:value-type="float" office:value="-63.6">
            <text:p>-63.6</text:p>
          </table:table-cell>
          <table:table-cell office:value-type="float" office:value="61.4">
            <text:p>61.4</text:p>
          </table:table-cell>
          <table:table-cell table:formula="of:=IF(AND([.L76]=0;[.M76]=0);IF([.K76]=0;&quot;Black&quot;;IF([.K76]=100;&quot;White&quot;;&quot;Gray&quot;));IF(ABS([.L76])&gt;ABS([.M76]);IF([.L76]&lt;0;&quot;Green&quot;;&quot;Red&quot;);IF(ABS([.L76])&lt;ABS([.M76]);IF([.M76]&lt;0;&quot;Blue&quot;;&quot;Yellow&quot;);&quot;None&quot;)) )" office:value-type="string" office:string-value="Green">
            <text:p>Green</text:p>
          </table:table-cell>
          <table:table-cell table:formula="of:=IF(AND([.L76]=0;[.M76]=0);IF([.K76]=0;&quot;&quot;;IF([.K76]=100;&quot;&quot;;&quot;&quot;));IF(ABS([.L76])&gt;ABS([.M76]);IF([.M76]&lt;0;&quot;Blue&quot;;&quot;Yellow&quot;);IF(ABS([.L76])&lt;ABS([.M76]);IF([.L76]&lt;0;&quot;Green&quot;;&quot;Red&quot;);&quot;None&quot;)) )" office:value-type="string" office:string-value="Yellow">
            <text:p>Yellow</text:p>
          </table:table-cell>
          <table:table-cell table:formula="of:=0.2126*[.F76] + 0.7152*[.G76] + 0.0722*[.H76]" office:value-type="float" office:value="121.584">
            <text:p>121.58</text:p>
          </table:table-cell>
          <table:table-cell table:formula="of:=MOD(60*IF([.W76]=[.X76];0;IF([.T76]=[.X76];([.U76]-[.V76])/([.X76]-[.W76]);IF([.U76]=[.X76];2+([.V76]-[.T76])/([.X76]-[.W76]);4+([.T76]-[.U76])/([.X76]-[.W76]))));360)" office:value-type="float" office:value="120">
            <text:p>120</text:p>
          </table:table-cell>
          <table:table-cell table:formula="of:=IF([.W76]=[.X76];0;IF([.S76]&lt;0.5;([.X76]-[.W76])/([.W76]+[.X76]);([.X76]-[.W76])/(2-[.X76]-[.W76])))" office:value-type="float" office:value="1">
            <text:p>1</text:p>
          </table:table-cell>
          <table:table-cell table:formula="of:=([.W76]+[.X76])/2" office:value-type="float" office:value="0.333333333333333">
            <text:p>0.33</text:p>
          </table:table-cell>
          <table:table-cell table:formula="of:=[.F76]/255" office:value-type="float" office:value="0">
            <text:p>0</text:p>
          </table:table-cell>
          <table:table-cell table:formula="of:=[.G76]/255" office:value-type="float" office:value="0.666666666666667">
            <text:p>0.67</text:p>
          </table:table-cell>
          <table:table-cell table:formula="of:=[.H76]/255" office:value-type="float" office:value="0">
            <text:p>0</text:p>
          </table:table-cell>
          <table:table-cell table:formula="of:=MIN([.T76];[.U76];[.V76])" office:value-type="float" office:value="0">
            <text:p>0</text:p>
          </table:table-cell>
          <table:table-cell table:formula="of:=MAX([.T76];[.U76];[.V76])" office:value-type="float" office:value="0.666666666666667">
            <text:p>0.67</text:p>
          </table:table-cell>
        </table:table-row>
        <table:table-row table:style-name="ro6">
          <table:table-cell office:value-type="float" office:value="75">
            <text:p>75</text:p>
          </table:table-cell>
          <table:table-cell/>
          <table:table-cell office:value-type="string">
            <text:p>Half Transparent 2/3 Yellow</text:p>
          </table:table-cell>
          <table:table-cell table:style-name="ce78" office:value-type="string">
            <text:p>transparent-yellow-brown</text:p>
            <text:p>transparent-dark-yellow-brown</text:p>
            <text:p>transparent-dark-yellow</text:p>
          </table:table-cell>
          <table:table-cell table:style-name="ce80" office:value-type="string">
            <text:p>#AAAA00</text:p>
          </table:table-cell>
          <table:table-cell table:formula="of:=HEX2DEC(MID([.E77];2;2))" office:value-type="float" office:value="170">
            <text:p>170</text:p>
          </table:table-cell>
          <table:table-cell table:formula="of:=HEX2DEC(MID([.E77];4;2))" office:value-type="float" office:value="170">
            <text:p>170</text:p>
          </table:table-cell>
          <table:table-cell table:formula="of:=HEX2DEC(MID([.E77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77]);&quot;,&quot;;ROUND([.L77]);&quot;,&quot;;ROUND([.M77]);&quot;)&quot;)" office:value-type="string" office:string-value="(68,-16,70)">
            <text:p>(68,-16,70)</text:p>
          </table:table-cell>
          <table:table-cell office:value-type="float" office:value="67.5">
            <text:p>67.5</text:p>
          </table:table-cell>
          <table:table-cell office:value-type="float" office:value="-15.9">
            <text:p>-15.9</text:p>
          </table:table-cell>
          <table:table-cell office:value-type="float" office:value="69.7">
            <text:p>69.7</text:p>
          </table:table-cell>
          <table:table-cell table:formula="of:=IF(AND([.L77]=0;[.M77]=0);IF([.K77]=0;&quot;Black&quot;;IF([.K77]=100;&quot;White&quot;;&quot;Gray&quot;));IF(ABS([.L77])&gt;ABS([.M77]);IF([.L77]&lt;0;&quot;Green&quot;;&quot;Red&quot;);IF(ABS([.L77])&lt;ABS([.M77]);IF([.M77]&lt;0;&quot;Blue&quot;;&quot;Yellow&quot;);&quot;None&quot;)) )" office:value-type="string" office:string-value="Yellow">
            <text:p>Yellow</text:p>
          </table:table-cell>
          <table:table-cell table:formula="of:=IF(AND([.L77]=0;[.M77]=0);IF([.K77]=0;&quot;&quot;;IF([.K77]=100;&quot;&quot;;&quot;&quot;));IF(ABS([.L77])&gt;ABS([.M77]);IF([.M77]&lt;0;&quot;Blue&quot;;&quot;Yellow&quot;);IF(ABS([.L77])&lt;ABS([.M77]);IF([.L77]&lt;0;&quot;Green&quot;;&quot;Red&quot;);&quot;None&quot;)) )" office:value-type="string" office:string-value="Green">
            <text:p>Green</text:p>
          </table:table-cell>
          <table:table-cell table:formula="of:=0.2126*[.F77] + 0.7152*[.G77] + 0.0722*[.H77]" office:value-type="float" office:value="157.726">
            <text:p>157.73</text:p>
          </table:table-cell>
          <table:table-cell table:formula="of:=MOD(60*IF([.W77]=[.X77];0;IF([.T77]=[.X77];([.U77]-[.V77])/([.X77]-[.W77]);IF([.U77]=[.X77];2+([.V77]-[.T77])/([.X77]-[.W77]);4+([.T77]-[.U77])/([.X77]-[.W77]))));360)" office:value-type="float" office:value="60">
            <text:p>60</text:p>
          </table:table-cell>
          <table:table-cell table:formula="of:=IF([.W77]=[.X77];0;IF([.S77]&lt;0.5;([.X77]-[.W77])/([.W77]+[.X77]);([.X77]-[.W77])/(2-[.X77]-[.W77])))" office:value-type="float" office:value="1">
            <text:p>1</text:p>
          </table:table-cell>
          <table:table-cell table:formula="of:=([.W77]+[.X77])/2" office:value-type="float" office:value="0.333333333333333">
            <text:p>0.33</text:p>
          </table:table-cell>
          <table:table-cell table:formula="of:=[.F77]/255" office:value-type="float" office:value="0.666666666666667">
            <text:p>0.67</text:p>
          </table:table-cell>
          <table:table-cell table:formula="of:=[.G77]/255" office:value-type="float" office:value="0.666666666666667">
            <text:p>0.67</text:p>
          </table:table-cell>
          <table:table-cell table:formula="of:=[.H77]/255" office:value-type="float" office:value="0">
            <text:p>0</text:p>
          </table:table-cell>
          <table:table-cell table:formula="of:=MIN([.T77];[.U77];[.V77])" office:value-type="float" office:value="0">
            <text:p>0</text:p>
          </table:table-cell>
          <table:table-cell table:formula="of:=MAX([.T77];[.U77];[.V77])" office:value-type="float" office:value="0.666666666666667">
            <text:p>0.67</text:p>
          </table:table-cell>
        </table:table-row>
        <table:table-row table:style-name="ro6">
          <table:table-cell office:value-type="float" office:value="76">
            <text:p>76</text:p>
          </table:table-cell>
          <table:table-cell/>
          <table:table-cell office:value-type="string">
            <text:p>Half Transparent 2/3 Blue</text:p>
          </table:table-cell>
          <table:table-cell table:style-name="ce78" office:value-type="string">
            <text:p>transparent-purple-blue</text:p>
            <text:p>transparent-dark-purple-blue</text:p>
            <text:p>transparent-dark-blue</text:p>
          </table:table-cell>
          <table:table-cell table:style-name="ce80" office:value-type="string">
            <text:p>#0000AA</text:p>
          </table:table-cell>
          <table:table-cell table:formula="of:=HEX2DEC(MID([.E78];2;2))" office:value-type="float" office:value="0">
            <text:p>0</text:p>
          </table:table-cell>
          <table:table-cell table:formula="of:=HEX2DEC(MID([.E78];4;2))" office:value-type="float" office:value="0">
            <text:p>0</text:p>
          </table:table-cell>
          <table:table-cell table:formula="of:=HEX2DEC(MID([.E78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78]);&quot;,&quot;;ROUND([.L78]);&quot;,&quot;;ROUND([.M78]);&quot;)&quot;)" office:value-type="string" office:string-value="(20,58,-80)">
            <text:p>(20,58,-80)</text:p>
          </table:table-cell>
          <table:table-cell office:value-type="float" office:value="19.6">
            <text:p>19.6</text:p>
          </table:table-cell>
          <table:table-cell office:value-type="float" office:value="58.4">
            <text:p>58.4</text:p>
          </table:table-cell>
          <table:table-cell office:value-type="float" office:value="-79.6">
            <text:p>-79.6</text:p>
          </table:table-cell>
          <table:table-cell table:formula="of:=IF(AND([.L78]=0;[.M78]=0);IF([.K78]=0;&quot;Black&quot;;IF([.K78]=100;&quot;White&quot;;&quot;Gray&quot;));IF(ABS([.L78])&gt;ABS([.M78]);IF([.L78]&lt;0;&quot;Green&quot;;&quot;Red&quot;);IF(ABS([.L78])&lt;ABS([.M78]);IF([.M78]&lt;0;&quot;Blue&quot;;&quot;Yellow&quot;);&quot;None&quot;)) )" office:value-type="string" office:string-value="Blue">
            <text:p>Blue</text:p>
          </table:table-cell>
          <table:table-cell table:formula="of:=IF(AND([.L78]=0;[.M78]=0);IF([.K78]=0;&quot;&quot;;IF([.K78]=100;&quot;&quot;;&quot;&quot;));IF(ABS([.L78])&gt;ABS([.M78]);IF([.M78]&lt;0;&quot;Blue&quot;;&quot;Yellow&quot;);IF(ABS([.L78])&lt;ABS([.M78]);IF([.L78]&lt;0;&quot;Green&quot;;&quot;Red&quot;);&quot;None&quot;)) )" office:value-type="string" office:string-value="Red">
            <text:p>Red</text:p>
          </table:table-cell>
          <table:table-cell table:formula="of:=0.2126*[.F78] + 0.7152*[.G78] + 0.0722*[.H78]" office:value-type="float" office:value="12.274">
            <text:p>12.27</text:p>
          </table:table-cell>
          <table:table-cell table:formula="of:=MOD(60*IF([.W78]=[.X78];0;IF([.T78]=[.X78];([.U78]-[.V78])/([.X78]-[.W78]);IF([.U78]=[.X78];2+([.V78]-[.T78])/([.X78]-[.W78]);4+([.T78]-[.U78])/([.X78]-[.W78]))));360)" office:value-type="float" office:value="240">
            <text:p>240</text:p>
          </table:table-cell>
          <table:table-cell table:formula="of:=IF([.W78]=[.X78];0;IF([.S78]&lt;0.5;([.X78]-[.W78])/([.W78]+[.X78]);([.X78]-[.W78])/(2-[.X78]-[.W78])))" office:value-type="float" office:value="1">
            <text:p>1</text:p>
          </table:table-cell>
          <table:table-cell table:formula="of:=([.W78]+[.X78])/2" office:value-type="float" office:value="0.333333333333333">
            <text:p>0.33</text:p>
          </table:table-cell>
          <table:table-cell table:formula="of:=[.F78]/255" office:value-type="float" office:value="0">
            <text:p>0</text:p>
          </table:table-cell>
          <table:table-cell table:formula="of:=[.G78]/255" office:value-type="float" office:value="0">
            <text:p>0</text:p>
          </table:table-cell>
          <table:table-cell table:formula="of:=[.H78]/255" office:value-type="float" office:value="0.666666666666667">
            <text:p>0.67</text:p>
          </table:table-cell>
          <table:table-cell table:formula="of:=MIN([.T78];[.U78];[.V78])" office:value-type="float" office:value="0">
            <text:p>0</text:p>
          </table:table-cell>
          <table:table-cell table:formula="of:=MAX([.T78];[.U78];[.V78])" office:value-type="float" office:value="0.666666666666667">
            <text:p>0.67</text:p>
          </table:table-cell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Half Transparent 2/3 Magenta</text:p>
          </table:table-cell>
          <table:table-cell table:style-name="ce78" office:value-type="string">
            <text:p>transparent-dark-magenta</text:p>
          </table:table-cell>
          <table:table-cell table:style-name="ce80" office:value-type="string">
            <text:p>#AA00AA</text:p>
          </table:table-cell>
          <table:table-cell table:formula="of:=HEX2DEC(MID([.E79];2;2))" office:value-type="float" office:value="170">
            <text:p>170</text:p>
          </table:table-cell>
          <table:table-cell table:formula="of:=HEX2DEC(MID([.E79];4;2))" office:value-type="float" office:value="0">
            <text:p>0</text:p>
          </table:table-cell>
          <table:table-cell table:formula="of:=HEX2DEC(MID([.E79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79]);&quot;,&quot;;ROUND([.L79]);&quot;,&quot;;ROUND([.M79]);&quot;)&quot;)" office:value-type="string" office:string-value="(40,73,-45)">
            <text:p>(40,73,-45)</text:p>
          </table:table-cell>
          <table:table-cell office:value-type="float" office:value="40.3">
            <text:p>40.3</text:p>
          </table:table-cell>
          <table:table-cell office:value-type="float" office:value="72.5">
            <text:p>72.5</text:p>
          </table:table-cell>
          <table:table-cell office:value-type="float" office:value="-44.9">
            <text:p>-44.9</text:p>
          </table:table-cell>
          <table:table-cell table:formula="of:=IF(AND([.L79]=0;[.M79]=0);IF([.K79]=0;&quot;Black&quot;;IF([.K79]=100;&quot;White&quot;;&quot;Gray&quot;));IF(ABS([.L79])&gt;ABS([.M79]);IF([.L79]&lt;0;&quot;Green&quot;;&quot;Red&quot;);IF(ABS([.L79])&lt;ABS([.M79]);IF([.M79]&lt;0;&quot;Blue&quot;;&quot;Yellow&quot;);&quot;None&quot;)) )" office:value-type="string" office:string-value="Red">
            <text:p>Red</text:p>
          </table:table-cell>
          <table:table-cell table:formula="of:=IF(AND([.L79]=0;[.M79]=0);IF([.K79]=0;&quot;&quot;;IF([.K79]=100;&quot;&quot;;&quot;&quot;));IF(ABS([.L79])&gt;ABS([.M79]);IF([.M79]&lt;0;&quot;Blue&quot;;&quot;Yellow&quot;);IF(ABS([.L79])&lt;ABS([.M79]);IF([.L79]&lt;0;&quot;Green&quot;;&quot;Red&quot;);&quot;None&quot;)) )" office:value-type="string" office:string-value="Blue">
            <text:p>Blue</text:p>
          </table:table-cell>
          <table:table-cell table:formula="of:=0.2126*[.F79] + 0.7152*[.G79] + 0.0722*[.H79]" office:value-type="float" office:value="48.416">
            <text:p>48.42</text:p>
          </table:table-cell>
          <table:table-cell table:formula="of:=MOD(60*IF([.W79]=[.X79];0;IF([.T79]=[.X79];([.U79]-[.V79])/([.X79]-[.W79]);IF([.U79]=[.X79];2+([.V79]-[.T79])/([.X79]-[.W79]);4+([.T79]-[.U79])/([.X79]-[.W79]))));360)" office:value-type="float" office:value="300">
            <text:p>300</text:p>
          </table:table-cell>
          <table:table-cell table:formula="of:=IF([.W79]=[.X79];0;IF([.S79]&lt;0.5;([.X79]-[.W79])/([.W79]+[.X79]);([.X79]-[.W79])/(2-[.X79]-[.W79])))" office:value-type="float" office:value="1">
            <text:p>1</text:p>
          </table:table-cell>
          <table:table-cell table:formula="of:=([.W79]+[.X79])/2" office:value-type="float" office:value="0.333333333333333">
            <text:p>0.33</text:p>
          </table:table-cell>
          <table:table-cell table:formula="of:=[.F79]/255" office:value-type="float" office:value="0.666666666666667">
            <text:p>0.67</text:p>
          </table:table-cell>
          <table:table-cell table:formula="of:=[.G79]/255" office:value-type="float" office:value="0">
            <text:p>0</text:p>
          </table:table-cell>
          <table:table-cell table:formula="of:=[.H79]/255" office:value-type="float" office:value="0.666666666666667">
            <text:p>0.67</text:p>
          </table:table-cell>
          <table:table-cell table:formula="of:=MIN([.T79];[.U79];[.V79])" office:value-type="float" office:value="0">
            <text:p>0</text:p>
          </table:table-cell>
          <table:table-cell table:formula="of:=MAX([.T79];[.U79];[.V79])" office:value-type="float" office:value="0.666666666666667">
            <text:p>0.67</text:p>
          </table:table-cell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Half Transparent 2/3 Cyan</text:p>
          </table:table-cell>
          <table:table-cell table:style-name="ce78" office:value-type="string">
            <text:p>transparent-dark-cyan</text:p>
          </table:table-cell>
          <table:table-cell table:style-name="ce80" office:value-type="string">
            <text:p>#00AAAA</text:p>
          </table:table-cell>
          <table:table-cell table:formula="of:=HEX2DEC(MID([.E80];2;2))" office:value-type="float" office:value="0">
            <text:p>0</text:p>
          </table:table-cell>
          <table:table-cell table:formula="of:=HEX2DEC(MID([.E80];4;2))" office:value-type="float" office:value="170">
            <text:p>170</text:p>
          </table:table-cell>
          <table:table-cell table:formula="of:=HEX2DEC(MID([.E80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80]);&quot;,&quot;;ROUND([.L80]);&quot;,&quot;;ROUND([.M80]);&quot;)&quot;)" office:value-type="string" office:string-value="(63,-36,-10)">
            <text:p>(63,-36,-10)</text:p>
          </table:table-cell>
          <table:table-cell office:value-type="float" office:value="63.1">
            <text:p>63.1</text:p>
          </table:table-cell>
          <table:table-cell office:value-type="float" office:value="-35.5">
            <text:p>-35.5</text:p>
          </table:table-cell>
          <table:table-cell office:value-type="float" office:value="-10.4">
            <text:p>-10.4</text:p>
          </table:table-cell>
          <table:table-cell table:formula="of:=IF(AND([.L80]=0;[.M80]=0);IF([.K80]=0;&quot;Black&quot;;IF([.K80]=100;&quot;White&quot;;&quot;Gray&quot;));IF(ABS([.L80])&gt;ABS([.M80]);IF([.L80]&lt;0;&quot;Green&quot;;&quot;Red&quot;);IF(ABS([.L80])&lt;ABS([.M80]);IF([.M80]&lt;0;&quot;Blue&quot;;&quot;Yellow&quot;);&quot;None&quot;)) )" office:value-type="string" office:string-value="Green">
            <text:p>Green</text:p>
          </table:table-cell>
          <table:table-cell table:formula="of:=IF(AND([.L80]=0;[.M80]=0);IF([.K80]=0;&quot;&quot;;IF([.K80]=100;&quot;&quot;;&quot;&quot;));IF(ABS([.L80])&gt;ABS([.M80]);IF([.M80]&lt;0;&quot;Blue&quot;;&quot;Yellow&quot;);IF(ABS([.L80])&lt;ABS([.M80]);IF([.L80]&lt;0;&quot;Green&quot;;&quot;Red&quot;);&quot;None&quot;)) )" office:value-type="string" office:string-value="Blue">
            <text:p>Blue</text:p>
          </table:table-cell>
          <table:table-cell table:formula="of:=0.2126*[.F80] + 0.7152*[.G80] + 0.0722*[.H80]" office:value-type="float" office:value="133.858">
            <text:p>133.86</text:p>
          </table:table-cell>
          <table:table-cell table:formula="of:=MOD(60*IF([.W80]=[.X80];0;IF([.T80]=[.X80];([.U80]-[.V80])/([.X80]-[.W80]);IF([.U80]=[.X80];2+([.V80]-[.T80])/([.X80]-[.W80]);4+([.T80]-[.U80])/([.X80]-[.W80]))));360)" office:value-type="float" office:value="180">
            <text:p>180</text:p>
          </table:table-cell>
          <table:table-cell table:formula="of:=IF([.W80]=[.X80];0;IF([.S80]&lt;0.5;([.X80]-[.W80])/([.W80]+[.X80]);([.X80]-[.W80])/(2-[.X80]-[.W80])))" office:value-type="float" office:value="1">
            <text:p>1</text:p>
          </table:table-cell>
          <table:table-cell table:formula="of:=([.W80]+[.X80])/2" office:value-type="float" office:value="0.333333333333333">
            <text:p>0.33</text:p>
          </table:table-cell>
          <table:table-cell table:formula="of:=[.F80]/255" office:value-type="float" office:value="0">
            <text:p>0</text:p>
          </table:table-cell>
          <table:table-cell table:formula="of:=[.G80]/255" office:value-type="float" office:value="0.666666666666667">
            <text:p>0.67</text:p>
          </table:table-cell>
          <table:table-cell table:formula="of:=[.H80]/255" office:value-type="float" office:value="0.666666666666667">
            <text:p>0.67</text:p>
          </table:table-cell>
          <table:table-cell table:formula="of:=MIN([.T80];[.U80];[.V80])" office:value-type="float" office:value="0">
            <text:p>0</text:p>
          </table:table-cell>
          <table:table-cell table:formula="of:=MAX([.T80];[.U80];[.V80])" office:value-type="float" office:value="0.666666666666667">
            <text:p>0.67</text:p>
          </table:table-cell>
        </table:table-row>
        <table:table-row table:style-name="ro7">
          <table:table-cell office:value-type="float" office:value="79">
            <text:p>79</text:p>
          </table:table-cell>
          <table:table-cell/>
          <table:table-cell office:value-type="string">
            <text:p>Half Transparent 2/3 White (Gray)</text:p>
          </table:table-cell>
          <table:table-cell table:style-name="ce78" office:value-type="string">
            <text:p>transparent-gray</text:p>
            <text:p>transparent-grey</text:p>
            <text:p>transparent-light-gray</text:p>
            <text:p>transparent-light-grey</text:p>
            <text:p>transparent-medium-gray</text:p>
            <text:p>transparent-medium-grey</text:p>
            <text:p>transparent-bright-gray</text:p>
            <text:p>transparent-bright-grey</text:p>
          </table:table-cell>
          <table:table-cell table:style-name="ce80" office:value-type="string">
            <text:p>#AAAAAA</text:p>
          </table:table-cell>
          <table:table-cell table:formula="of:=HEX2DEC(MID([.E81];2;2))" office:value-type="float" office:value="170">
            <text:p>170</text:p>
          </table:table-cell>
          <table:table-cell table:formula="of:=HEX2DEC(MID([.E81];4;2))" office:value-type="float" office:value="170">
            <text:p>170</text:p>
          </table:table-cell>
          <table:table-cell table:formula="of:=HEX2DEC(MID([.E81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81]);&quot;,&quot;;ROUND([.L81]);&quot;,&quot;;ROUND([.M81]);&quot;)&quot;)" office:value-type="string" office:string-value="(70,0,0)">
            <text:p>(70,0,0)</text:p>
          </table:table-cell>
          <table:table-cell office:value-type="float" office:value="69.6">
            <text:p>69.6</text:p>
          </table:table-cell>
          <table:table-cell table:number-columns-repeated="2" office:value-type="float" office:value="0">
            <text:p>0.0</text:p>
          </table:table-cell>
          <table:table-cell table:formula="of:=IF(AND([.L81]=0;[.M81]=0);IF([.K81]=0;&quot;Black&quot;;IF([.K81]=100;&quot;White&quot;;&quot;Gray&quot;));IF(ABS([.L81])&gt;ABS([.M81]);IF([.L81]&lt;0;&quot;Green&quot;;&quot;Red&quot;);IF(ABS([.L81])&lt;ABS([.M81]);IF([.M81]&lt;0;&quot;Blue&quot;;&quot;Yellow&quot;);&quot;None&quot;)) )" office:value-type="string" office:string-value="Gray">
            <text:p>Gray</text:p>
          </table:table-cell>
          <table:table-cell table:formula="of:=IF(AND([.L81]=0;[.M81]=0);IF([.K81]=0;&quot;&quot;;IF([.K81]=100;&quot;&quot;;&quot;&quot;));IF(ABS([.L81])&gt;ABS([.M81]);IF([.M81]&lt;0;&quot;Blue&quot;;&quot;Yellow&quot;);IF(ABS([.L81])&lt;ABS([.M81]);IF([.L81]&lt;0;&quot;Green&quot;;&quot;Red&quot;);&quot;None&quot;)) )">
            <text:p/>
          </table:table-cell>
          <table:table-cell table:formula="of:=0.2126*[.F81] + 0.7152*[.G81] + 0.0722*[.H81]" office:value-type="float" office:value="170">
            <text:p>170</text:p>
          </table:table-cell>
          <table:table-cell table:formula="of:=MOD(60*IF([.W81]=[.X81];0;IF([.T81]=[.X81];([.U81]-[.V81])/([.X81]-[.W81]);IF([.U81]=[.X81];2+([.V81]-[.T81])/([.X81]-[.W81]);4+([.T81]-[.U81])/([.X81]-[.W81]))));360)" office:value-type="float" office:value="0">
            <text:p>0</text:p>
          </table:table-cell>
          <table:table-cell table:formula="of:=IF([.W81]=[.X81];0;IF([.S81]&lt;0.5;([.X81]-[.W81])/([.W81]+[.X81]);([.X81]-[.W81])/(2-[.X81]-[.W81])))" office:value-type="float" office:value="0">
            <text:p>0</text:p>
          </table:table-cell>
          <table:table-cell table:formula="of:=([.W81]+[.X81])/2" office:value-type="float" office:value="0.666666666666667">
            <text:p>0.67</text:p>
          </table:table-cell>
          <table:table-cell table:formula="of:=[.F81]/255" office:value-type="float" office:value="0.666666666666667">
            <text:p>0.67</text:p>
          </table:table-cell>
          <table:table-cell table:formula="of:=[.G81]/255" office:value-type="float" office:value="0.666666666666667">
            <text:p>0.67</text:p>
          </table:table-cell>
          <table:table-cell table:formula="of:=[.H81]/255" office:value-type="float" office:value="0.666666666666667">
            <text:p>0.67</text:p>
          </table:table-cell>
          <table:table-cell table:formula="of:=MIN([.T81];[.U81];[.V81])" office:value-type="float" office:value="0.666666666666667">
            <text:p>0.67</text:p>
          </table:table-cell>
          <table:table-cell table:formula="of:=MAX([.T81];[.U81];[.V81])" office:value-type="float" office:value="0.666666666666667">
            <text:p>0.67</text:p>
          </table:table-cell>
        </table:table-row>
        <table:table-row table:style-name="ro8">
          <table:table-cell office:value-type="float" office:value="80">
            <text:p>80</text:p>
          </table:table-cell>
          <table:table-cell/>
          <table:table-cell office:value-type="string">
            <text:p>Half Transparent 1/3 Blue</text:p>
          </table:table-cell>
          <table:table-cell table:style-name="ce78" office:value-type="string">
            <text:p>transparent-darker-blue</text:p>
            <text:p>transparent-darker-purple</text:p>
            <text:p>transparent-darker-purple-blue</text:p>
          </table:table-cell>
          <table:table-cell table:style-name="ce80" office:value-type="string">
            <text:p>#000055</text:p>
          </table:table-cell>
          <table:table-cell table:formula="of:=HEX2DEC(MID([.E82];2;2))" office:value-type="float" office:value="0">
            <text:p>0</text:p>
          </table:table-cell>
          <table:table-cell table:formula="of:=HEX2DEC(MID([.E82];4;2))" office:value-type="float" office:value="0">
            <text:p>0</text:p>
          </table:table-cell>
          <table:table-cell table:formula="of:=HEX2DEC(MID([.E82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82]);&quot;,&quot;;ROUND([.L82]);&quot;,&quot;;ROUND([.M82]);&quot;)&quot;)" office:value-type="string" office:string-value="(6,35,-48)">
            <text:p>(6,35,-48)</text:p>
          </table:table-cell>
          <table:table-cell office:value-type="float" office:value="5.9">
            <text:p>5.9</text:p>
          </table:table-cell>
          <table:table-cell office:value-type="float" office:value="34.7">
            <text:p>34.7</text:p>
          </table:table-cell>
          <table:table-cell office:value-type="float" office:value="-48.1">
            <text:p>-48.1</text:p>
          </table:table-cell>
          <table:table-cell table:formula="of:=IF(AND([.L82]=0;[.M82]=0);IF([.K82]=0;&quot;Black&quot;;IF([.K82]=100;&quot;White&quot;;&quot;Gray&quot;));IF(ABS([.L82])&gt;ABS([.M82]);IF([.L82]&lt;0;&quot;Green&quot;;&quot;Red&quot;);IF(ABS([.L82])&lt;ABS([.M82]);IF([.M82]&lt;0;&quot;Blue&quot;;&quot;Yellow&quot;);&quot;None&quot;)) )" office:value-type="string" office:string-value="Blue">
            <text:p>Blue</text:p>
          </table:table-cell>
          <table:table-cell table:formula="of:=IF(AND([.L82]=0;[.M82]=0);IF([.K82]=0;&quot;&quot;;IF([.K82]=100;&quot;&quot;;&quot;&quot;));IF(ABS([.L82])&gt;ABS([.M82]);IF([.M82]&lt;0;&quot;Blue&quot;;&quot;Yellow&quot;);IF(ABS([.L82])&lt;ABS([.M82]);IF([.L82]&lt;0;&quot;Green&quot;;&quot;Red&quot;);&quot;None&quot;)) )" office:value-type="string" office:string-value="Red">
            <text:p>Red</text:p>
          </table:table-cell>
          <table:table-cell table:formula="of:=0.2126*[.F82] + 0.7152*[.G82] + 0.0722*[.H82]" office:value-type="float" office:value="6.137">
            <text:p>6.14</text:p>
          </table:table-cell>
          <table:table-cell table:formula="of:=MOD(60*IF([.W82]=[.X82];0;IF([.T82]=[.X82];([.U82]-[.V82])/([.X82]-[.W82]);IF([.U82]=[.X82];2+([.V82]-[.T82])/([.X82]-[.W82]);4+([.T82]-[.U82])/([.X82]-[.W82]))));360)" office:value-type="float" office:value="240">
            <text:p>240</text:p>
          </table:table-cell>
          <table:table-cell table:formula="of:=IF([.W82]=[.X82];0;IF([.S82]&lt;0.5;([.X82]-[.W82])/([.W82]+[.X82]);([.X82]-[.W82])/(2-[.X82]-[.W82])))" office:value-type="float" office:value="1">
            <text:p>1</text:p>
          </table:table-cell>
          <table:table-cell table:formula="of:=([.W82]+[.X82])/2" office:value-type="float" office:value="0.166666666666667">
            <text:p>0.17</text:p>
          </table:table-cell>
          <table:table-cell table:formula="of:=[.F82]/255" office:value-type="float" office:value="0">
            <text:p>0</text:p>
          </table:table-cell>
          <table:table-cell table:formula="of:=[.G82]/255" office:value-type="float" office:value="0">
            <text:p>0</text:p>
          </table:table-cell>
          <table:table-cell table:formula="of:=[.H82]/255" office:value-type="float" office:value="0.333333333333333">
            <text:p>0.33</text:p>
          </table:table-cell>
          <table:table-cell table:formula="of:=MIN([.T82];[.U82];[.V82])" office:value-type="float" office:value="0">
            <text:p>0</text:p>
          </table:table-cell>
          <table:table-cell table:formula="of:=MAX([.T82];[.U82];[.V82])" office:value-type="float" office:value="0.333333333333333">
            <text:p>0.33</text:p>
          </table:table-cell>
        </table:table-row>
        <table:table-row table:style-name="ro6">
          <table:table-cell office:value-type="float" office:value="81">
            <text:p>81</text:p>
          </table:table-cell>
          <table:table-cell/>
          <table:table-cell office:value-type="string">
            <text:p>Half Transparent 1/3 Green</text:p>
          </table:table-cell>
          <table:table-cell table:style-name="ce78" office:value-type="string">
            <text:p>transparent-darker-blue-green</text:p>
            <text:p>transparent-darker-green</text:p>
            <text:p>transparent-darker-yellow-green</text:p>
          </table:table-cell>
          <table:table-cell table:style-name="ce80" office:value-type="string">
            <text:p>#005500</text:p>
          </table:table-cell>
          <table:table-cell table:formula="of:=HEX2DEC(MID([.E83];2;2))" office:value-type="float" office:value="0">
            <text:p>0</text:p>
          </table:table-cell>
          <table:table-cell table:formula="of:=HEX2DEC(MID([.E83];4;2))" office:value-type="float" office:value="85">
            <text:p>85</text:p>
          </table:table-cell>
          <table:table-cell table:formula="of:=HEX2DEC(MID([.E83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83]);&quot;,&quot;;ROUND([.L83]);&quot;,&quot;;ROUND([.M83]);&quot;)&quot;)" office:value-type="string" office:string-value="(31,-39,37)">
            <text:p>(31,-39,37)</text:p>
          </table:table-cell>
          <table:table-cell office:value-type="float" office:value="30.6">
            <text:p>30.6</text:p>
          </table:table-cell>
          <table:table-cell office:value-type="float" office:value="-38.7">
            <text:p>-38.7</text:p>
          </table:table-cell>
          <table:table-cell office:value-type="float" office:value="37.4">
            <text:p>37.4</text:p>
          </table:table-cell>
          <table:table-cell table:formula="of:=IF(AND([.L83]=0;[.M83]=0);IF([.K83]=0;&quot;Black&quot;;IF([.K83]=100;&quot;White&quot;;&quot;Gray&quot;));IF(ABS([.L83])&gt;ABS([.M83]);IF([.L83]&lt;0;&quot;Green&quot;;&quot;Red&quot;);IF(ABS([.L83])&lt;ABS([.M83]);IF([.M83]&lt;0;&quot;Blue&quot;;&quot;Yellow&quot;);&quot;None&quot;)) )" office:value-type="string" office:string-value="Green">
            <text:p>Green</text:p>
          </table:table-cell>
          <table:table-cell table:formula="of:=IF(AND([.L83]=0;[.M83]=0);IF([.K83]=0;&quot;&quot;;IF([.K83]=100;&quot;&quot;;&quot;&quot;));IF(ABS([.L83])&gt;ABS([.M83]);IF([.M83]&lt;0;&quot;Blue&quot;;&quot;Yellow&quot;);IF(ABS([.L83])&lt;ABS([.M83]);IF([.L83]&lt;0;&quot;Green&quot;;&quot;Red&quot;);&quot;None&quot;)) )" office:value-type="string" office:string-value="Yellow">
            <text:p>Yellow</text:p>
          </table:table-cell>
          <table:table-cell table:formula="of:=0.2126*[.F83] + 0.7152*[.G83] + 0.0722*[.H83]" office:value-type="float" office:value="60.792">
            <text:p>60.79</text:p>
          </table:table-cell>
          <table:table-cell table:formula="of:=MOD(60*IF([.W83]=[.X83];0;IF([.T83]=[.X83];([.U83]-[.V83])/([.X83]-[.W83]);IF([.U83]=[.X83];2+([.V83]-[.T83])/([.X83]-[.W83]);4+([.T83]-[.U83])/([.X83]-[.W83]))));360)" office:value-type="float" office:value="120">
            <text:p>120</text:p>
          </table:table-cell>
          <table:table-cell table:formula="of:=IF([.W83]=[.X83];0;IF([.S83]&lt;0.5;([.X83]-[.W83])/([.W83]+[.X83]);([.X83]-[.W83])/(2-[.X83]-[.W83])))" office:value-type="float" office:value="1">
            <text:p>1</text:p>
          </table:table-cell>
          <table:table-cell table:formula="of:=([.W83]+[.X83])/2" office:value-type="float" office:value="0.166666666666667">
            <text:p>0.17</text:p>
          </table:table-cell>
          <table:table-cell table:formula="of:=[.F83]/255" office:value-type="float" office:value="0">
            <text:p>0</text:p>
          </table:table-cell>
          <table:table-cell table:formula="of:=[.G83]/255" office:value-type="float" office:value="0.333333333333333">
            <text:p>0.33</text:p>
          </table:table-cell>
          <table:table-cell table:formula="of:=[.H83]/255" office:value-type="float" office:value="0">
            <text:p>0</text:p>
          </table:table-cell>
          <table:table-cell table:formula="of:=MIN([.T83];[.U83];[.V83])" office:value-type="float" office:value="0">
            <text:p>0</text:p>
          </table:table-cell>
          <table:table-cell table:formula="of:=MAX([.T83];[.U83];[.V83])" office:value-type="float" office:value="0.333333333333333">
            <text:p>0.33</text:p>
          </table:table-cell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Half Transparent 1/3 Cyan</text:p>
          </table:table-cell>
          <table:table-cell table:style-name="ce78" office:value-type="string">
            <text:p>transparent-darker-cyan</text:p>
          </table:table-cell>
          <table:table-cell table:style-name="ce80" office:value-type="string">
            <text:p>#005555</text:p>
          </table:table-cell>
          <table:table-cell table:formula="of:=HEX2DEC(MID([.E84];2;2))" office:value-type="float" office:value="0">
            <text:p>0</text:p>
          </table:table-cell>
          <table:table-cell table:formula="of:=HEX2DEC(MID([.E84];4;2))" office:value-type="float" office:value="85">
            <text:p>85</text:p>
          </table:table-cell>
          <table:table-cell table:formula="of:=HEX2DEC(MID([.E84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84]);&quot;,&quot;;ROUND([.L84]);&quot;,&quot;;ROUND([.M84]);&quot;)&quot;)" office:value-type="string" office:string-value="(32,-22,-6)">
            <text:p>(32,-22,-6)</text:p>
          </table:table-cell>
          <table:table-cell office:value-type="float" office:value="32.2">
            <text:p>32.2</text:p>
          </table:table-cell>
          <table:table-cell office:value-type="float" office:value="-21.6">
            <text:p>-21.6</text:p>
          </table:table-cell>
          <table:table-cell office:value-type="float" office:value="-6.4">
            <text:p>-6.4</text:p>
          </table:table-cell>
          <table:table-cell table:formula="of:=IF(AND([.L84]=0;[.M84]=0);IF([.K84]=0;&quot;Black&quot;;IF([.K84]=100;&quot;White&quot;;&quot;Gray&quot;));IF(ABS([.L84])&gt;ABS([.M84]);IF([.L84]&lt;0;&quot;Green&quot;;&quot;Red&quot;);IF(ABS([.L84])&lt;ABS([.M84]);IF([.M84]&lt;0;&quot;Blue&quot;;&quot;Yellow&quot;);&quot;None&quot;)) )" office:value-type="string" office:string-value="Green">
            <text:p>Green</text:p>
          </table:table-cell>
          <table:table-cell table:formula="of:=IF(AND([.L84]=0;[.M84]=0);IF([.K84]=0;&quot;&quot;;IF([.K84]=100;&quot;&quot;;&quot;&quot;));IF(ABS([.L84])&gt;ABS([.M84]);IF([.M84]&lt;0;&quot;Blue&quot;;&quot;Yellow&quot;);IF(ABS([.L84])&lt;ABS([.M84]);IF([.L84]&lt;0;&quot;Green&quot;;&quot;Red&quot;);&quot;None&quot;)) )" office:value-type="string" office:string-value="Blue">
            <text:p>Blue</text:p>
          </table:table-cell>
          <table:table-cell table:formula="of:=0.2126*[.F84] + 0.7152*[.G84] + 0.0722*[.H84]" office:value-type="float" office:value="66.929">
            <text:p>66.93</text:p>
          </table:table-cell>
          <table:table-cell table:formula="of:=MOD(60*IF([.W84]=[.X84];0;IF([.T84]=[.X84];([.U84]-[.V84])/([.X84]-[.W84]);IF([.U84]=[.X84];2+([.V84]-[.T84])/([.X84]-[.W84]);4+([.T84]-[.U84])/([.X84]-[.W84]))));360)" office:value-type="float" office:value="180">
            <text:p>180</text:p>
          </table:table-cell>
          <table:table-cell table:formula="of:=IF([.W84]=[.X84];0;IF([.S84]&lt;0.5;([.X84]-[.W84])/([.W84]+[.X84]);([.X84]-[.W84])/(2-[.X84]-[.W84])))" office:value-type="float" office:value="1">
            <text:p>1</text:p>
          </table:table-cell>
          <table:table-cell table:formula="of:=([.W84]+[.X84])/2" office:value-type="float" office:value="0.166666666666667">
            <text:p>0.17</text:p>
          </table:table-cell>
          <table:table-cell table:formula="of:=[.F84]/255" office:value-type="float" office:value="0">
            <text:p>0</text:p>
          </table:table-cell>
          <table:table-cell table:formula="of:=[.G84]/255" office:value-type="float" office:value="0.333333333333333">
            <text:p>0.33</text:p>
          </table:table-cell>
          <table:table-cell table:formula="of:=[.H84]/255" office:value-type="float" office:value="0.333333333333333">
            <text:p>0.33</text:p>
          </table:table-cell>
          <table:table-cell table:formula="of:=MIN([.T84];[.U84];[.V84])" office:value-type="float" office:value="0">
            <text:p>0</text:p>
          </table:table-cell>
          <table:table-cell table:formula="of:=MAX([.T84];[.U84];[.V84])" office:value-type="float" office:value="0.333333333333333">
            <text:p>0.33</text:p>
          </table:table-cell>
        </table:table-row>
        <table:table-row table:style-name="ro3">
          <table:table-cell office:value-type="float" office:value="83">
            <text:p>83</text:p>
          </table:table-cell>
          <table:table-cell table:number-columns-repeated="2"/>
          <table:table-cell table:style-name="ce78" office:value-type="string">
            <text:p>transparent-dull-purple-blue</text:p>
            <text:p>transparent-dull-blue</text:p>
          </table:table-cell>
          <table:table-cell table:style-name="ce80" office:value-type="string">
            <text:p>#0055AA</text:p>
          </table:table-cell>
          <table:table-cell table:formula="of:=HEX2DEC(MID([.E85];2;2))" office:value-type="float" office:value="0">
            <text:p>0</text:p>
          </table:table-cell>
          <table:table-cell table:formula="of:=HEX2DEC(MID([.E85];4;2))" office:value-type="float" office:value="85">
            <text:p>85</text:p>
          </table:table-cell>
          <table:table-cell table:formula="of:=HEX2DEC(MID([.E85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85]);&quot;,&quot;;ROUND([.L85]);&quot;,&quot;;ROUND([.M85]);&quot;)&quot;)" office:value-type="string" office:string-value="(37,13,-52)">
            <text:p>(37,13,-52)</text:p>
          </table:table-cell>
          <table:table-cell office:value-type="float" office:value="36.7">
            <text:p>36.7</text:p>
          </table:table-cell>
          <table:table-cell office:value-type="float" office:value="12.6">
            <text:p>12.6</text:p>
          </table:table-cell>
          <table:table-cell office:value-type="float" office:value="-51.5">
            <text:p>-51.5</text:p>
          </table:table-cell>
          <table:table-cell table:formula="of:=IF(AND([.L85]=0;[.M85]=0);IF([.K85]=0;&quot;Black&quot;;IF([.K85]=100;&quot;White&quot;;&quot;Gray&quot;));IF(ABS([.L85])&gt;ABS([.M85]);IF([.L85]&lt;0;&quot;Green&quot;;&quot;Red&quot;);IF(ABS([.L85])&lt;ABS([.M85]);IF([.M85]&lt;0;&quot;Blue&quot;;&quot;Yellow&quot;);&quot;None&quot;)) )" office:value-type="string" office:string-value="Blue">
            <text:p>Blue</text:p>
          </table:table-cell>
          <table:table-cell table:formula="of:=IF(AND([.L85]=0;[.M85]=0);IF([.K85]=0;&quot;&quot;;IF([.K85]=100;&quot;&quot;;&quot;&quot;));IF(ABS([.L85])&gt;ABS([.M85]);IF([.M85]&lt;0;&quot;Blue&quot;;&quot;Yellow&quot;);IF(ABS([.L85])&lt;ABS([.M85]);IF([.L85]&lt;0;&quot;Green&quot;;&quot;Red&quot;);&quot;None&quot;)) )" office:value-type="string" office:string-value="Red">
            <text:p>Red</text:p>
          </table:table-cell>
          <table:table-cell table:formula="of:=0.2126*[.F85] + 0.7152*[.G85] + 0.0722*[.H85]" office:value-type="float" office:value="73.066">
            <text:p>73.07</text:p>
          </table:table-cell>
          <table:table-cell table:formula="of:=MOD(60*IF([.W85]=[.X85];0;IF([.T85]=[.X85];([.U85]-[.V85])/([.X85]-[.W85]);IF([.U85]=[.X85];2+([.V85]-[.T85])/([.X85]-[.W85]);4+([.T85]-[.U85])/([.X85]-[.W85]))));360)" office:value-type="float" office:value="210">
            <text:p>210</text:p>
          </table:table-cell>
          <table:table-cell table:formula="of:=IF([.W85]=[.X85];0;IF([.S85]&lt;0.5;([.X85]-[.W85])/([.W85]+[.X85]);([.X85]-[.W85])/(2-[.X85]-[.W85])))" office:value-type="float" office:value="1">
            <text:p>1</text:p>
          </table:table-cell>
          <table:table-cell table:formula="of:=([.W85]+[.X85])/2" office:value-type="float" office:value="0.333333333333333">
            <text:p>0.33</text:p>
          </table:table-cell>
          <table:table-cell table:formula="of:=[.F85]/255" office:value-type="float" office:value="0">
            <text:p>0</text:p>
          </table:table-cell>
          <table:table-cell table:formula="of:=[.G85]/255" office:value-type="float" office:value="0.333333333333333">
            <text:p>0.33</text:p>
          </table:table-cell>
          <table:table-cell table:formula="of:=[.H85]/255" office:value-type="float" office:value="0.666666666666667">
            <text:p>0.67</text:p>
          </table:table-cell>
          <table:table-cell table:formula="of:=MIN([.T85];[.U85];[.V85])" office:value-type="float" office:value="0">
            <text:p>0</text:p>
          </table:table-cell>
          <table:table-cell table:formula="of:=MAX([.T85];[.U85];[.V85])" office:value-type="float" office:value="0.666666666666667">
            <text:p>0.67</text:p>
          </table:table-cell>
        </table:table-row>
        <table:table-row table:style-name="ro3">
          <table:table-cell office:value-type="float" office:value="84">
            <text:p>84</text:p>
          </table:table-cell>
          <table:table-cell table:number-columns-repeated="2"/>
          <table:table-cell table:style-name="ce78" office:value-type="string">
            <text:p>transparent-blue</text:p>
            <text:p>transparent-medium-blue</text:p>
          </table:table-cell>
          <table:table-cell table:style-name="ce80" office:value-type="string">
            <text:p>#0055FF</text:p>
          </table:table-cell>
          <table:table-cell table:formula="of:=HEX2DEC(MID([.E86];2;2))" office:value-type="float" office:value="0">
            <text:p>0</text:p>
          </table:table-cell>
          <table:table-cell table:formula="of:=HEX2DEC(MID([.E86];4;2))" office:value-type="float" office:value="85">
            <text:p>85</text:p>
          </table:table-cell>
          <table:table-cell table:formula="of:=HEX2DEC(MID([.E86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86]);&quot;,&quot;;ROUND([.L86]);&quot;,&quot;;ROUND([.M86]);&quot;)&quot;)" office:value-type="string" office:string-value="(44,46,-89)">
            <text:p>(44,46,-89)</text:p>
          </table:table-cell>
          <table:table-cell office:value-type="float" office:value="43.8">
            <text:p>43.8</text:p>
          </table:table-cell>
          <table:table-cell office:value-type="float" office:value="45.8">
            <text:p>45.8</text:p>
          </table:table-cell>
          <table:table-cell office:value-type="float" office:value="-88.7">
            <text:p>-88.7</text:p>
          </table:table-cell>
          <table:table-cell table:formula="of:=IF(AND([.L86]=0;[.M86]=0);IF([.K86]=0;&quot;Black&quot;;IF([.K86]=100;&quot;White&quot;;&quot;Gray&quot;));IF(ABS([.L86])&gt;ABS([.M86]);IF([.L86]&lt;0;&quot;Green&quot;;&quot;Red&quot;);IF(ABS([.L86])&lt;ABS([.M86]);IF([.M86]&lt;0;&quot;Blue&quot;;&quot;Yellow&quot;);&quot;None&quot;)) )" office:value-type="string" office:string-value="Blue">
            <text:p>Blue</text:p>
          </table:table-cell>
          <table:table-cell table:formula="of:=IF(AND([.L86]=0;[.M86]=0);IF([.K86]=0;&quot;&quot;;IF([.K86]=100;&quot;&quot;;&quot;&quot;));IF(ABS([.L86])&gt;ABS([.M86]);IF([.M86]&lt;0;&quot;Blue&quot;;&quot;Yellow&quot;);IF(ABS([.L86])&lt;ABS([.M86]);IF([.L86]&lt;0;&quot;Green&quot;;&quot;Red&quot;);&quot;None&quot;)) )" office:value-type="string" office:string-value="Red">
            <text:p>Red</text:p>
          </table:table-cell>
          <table:table-cell table:formula="of:=0.2126*[.F86] + 0.7152*[.G86] + 0.0722*[.H86]" office:value-type="float" office:value="79.203">
            <text:p>79.2</text:p>
          </table:table-cell>
          <table:table-cell table:formula="of:=MOD(60*IF([.W86]=[.X86];0;IF([.T86]=[.X86];([.U86]-[.V86])/([.X86]-[.W86]);IF([.U86]=[.X86];2+([.V86]-[.T86])/([.X86]-[.W86]);4+([.T86]-[.U86])/([.X86]-[.W86]))));360)" office:value-type="float" office:value="220">
            <text:p>220</text:p>
          </table:table-cell>
          <table:table-cell table:formula="of:=IF([.W86]=[.X86];0;IF([.S86]&lt;0.5;([.X86]-[.W86])/([.W86]+[.X86]);([.X86]-[.W86])/(2-[.X86]-[.W86])))" office:value-type="float" office:value="1">
            <text:p>1</text:p>
          </table:table-cell>
          <table:table-cell table:formula="of:=([.W86]+[.X86])/2" office:value-type="float" office:value="0.5">
            <text:p>0.5</text:p>
          </table:table-cell>
          <table:table-cell table:formula="of:=[.F86]/255" office:value-type="float" office:value="0">
            <text:p>0</text:p>
          </table:table-cell>
          <table:table-cell table:formula="of:=[.G86]/255" office:value-type="float" office:value="0.333333333333333">
            <text:p>0.33</text:p>
          </table:table-cell>
          <table:table-cell table:formula="of:=[.H86]/255" office:value-type="float" office:value="1">
            <text:p>1</text:p>
          </table:table-cell>
          <table:table-cell table:formula="of:=MIN([.T86];[.U86];[.V86])" office:value-type="float" office:value="0">
            <text:p>0</text:p>
          </table:table-cell>
          <table:table-cell table:formula="of:=MAX([.T86];[.U86];[.V86])" office:value-type="float" office:value="1">
            <text:p>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/>
          <table:table-cell table:style-name="ce78" office:value-type="string">
            <text:p>transparent-dark-blue-green</text:p>
          </table:table-cell>
          <table:table-cell table:style-name="ce80" office:value-type="string">
            <text:p>#00AA55</text:p>
          </table:table-cell>
          <table:table-cell table:formula="of:=HEX2DEC(MID([.E87];2;2))" office:value-type="float" office:value="0">
            <text:p>0</text:p>
          </table:table-cell>
          <table:table-cell table:formula="of:=HEX2DEC(MID([.E87];4;2))" office:value-type="float" office:value="170">
            <text:p>170</text:p>
          </table:table-cell>
          <table:table-cell table:formula="of:=HEX2DEC(MID([.E87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87]);&quot;,&quot;;ROUND([.L87]);&quot;,&quot;;ROUND([.M87]);&quot;)&quot;)" office:value-type="string" office:string-value="(61,-56,33)">
            <text:p>(61,-56,33)</text:p>
          </table:table-cell>
          <table:table-cell office:value-type="float" office:value="61.1">
            <text:p>61.1</text:p>
          </table:table-cell>
          <table:table-cell office:value-type="float" office:value="-56.3">
            <text:p>-56.3</text:p>
          </table:table-cell>
          <table:table-cell office:value-type="float" office:value="33.4">
            <text:p>33.4</text:p>
          </table:table-cell>
          <table:table-cell table:formula="of:=IF(AND([.L87]=0;[.M87]=0);IF([.K87]=0;&quot;Black&quot;;IF([.K87]=100;&quot;White&quot;;&quot;Gray&quot;));IF(ABS([.L87])&gt;ABS([.M87]);IF([.L87]&lt;0;&quot;Green&quot;;&quot;Red&quot;);IF(ABS([.L87])&lt;ABS([.M87]);IF([.M87]&lt;0;&quot;Blue&quot;;&quot;Yellow&quot;);&quot;None&quot;)) )" office:value-type="string" office:string-value="Green">
            <text:p>Green</text:p>
          </table:table-cell>
          <table:table-cell table:formula="of:=IF(AND([.L87]=0;[.M87]=0);IF([.K87]=0;&quot;&quot;;IF([.K87]=100;&quot;&quot;;&quot;&quot;));IF(ABS([.L87])&gt;ABS([.M87]);IF([.M87]&lt;0;&quot;Blue&quot;;&quot;Yellow&quot;);IF(ABS([.L87])&lt;ABS([.M87]);IF([.L87]&lt;0;&quot;Green&quot;;&quot;Red&quot;);&quot;None&quot;)) )" office:value-type="string" office:string-value="Yellow">
            <text:p>Yellow</text:p>
          </table:table-cell>
          <table:table-cell table:formula="of:=0.2126*[.F87] + 0.7152*[.G87] + 0.0722*[.H87]" office:value-type="float" office:value="127.721">
            <text:p>127.72</text:p>
          </table:table-cell>
          <table:table-cell table:formula="of:=MOD(60*IF([.W87]=[.X87];0;IF([.T87]=[.X87];([.U87]-[.V87])/([.X87]-[.W87]);IF([.U87]=[.X87];2+([.V87]-[.T87])/([.X87]-[.W87]);4+([.T87]-[.U87])/([.X87]-[.W87]))));360)" office:value-type="float" office:value="150">
            <text:p>150</text:p>
          </table:table-cell>
          <table:table-cell table:formula="of:=IF([.W87]=[.X87];0;IF([.S87]&lt;0.5;([.X87]-[.W87])/([.W87]+[.X87]);([.X87]-[.W87])/(2-[.X87]-[.W87])))" office:value-type="float" office:value="1">
            <text:p>1</text:p>
          </table:table-cell>
          <table:table-cell table:formula="of:=([.W87]+[.X87])/2" office:value-type="float" office:value="0.333333333333333">
            <text:p>0.33</text:p>
          </table:table-cell>
          <table:table-cell table:formula="of:=[.F87]/255" office:value-type="float" office:value="0">
            <text:p>0</text:p>
          </table:table-cell>
          <table:table-cell table:formula="of:=[.G87]/255" office:value-type="float" office:value="0.666666666666667">
            <text:p>0.67</text:p>
          </table:table-cell>
          <table:table-cell table:formula="of:=[.H87]/255" office:value-type="float" office:value="0.333333333333333">
            <text:p>0.33</text:p>
          </table:table-cell>
          <table:table-cell table:formula="of:=MIN([.T87];[.U87];[.V87])" office:value-type="float" office:value="0">
            <text:p>0</text:p>
          </table:table-cell>
          <table:table-cell table:formula="of:=MAX([.T87];[.U87];[.V87])" office:value-type="float" office:value="0.666666666666667">
            <text:p>0.6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  <table:table-cell table:style-name="ce78" office:value-type="string">
            <text:p>transparent-light-blue</text:p>
          </table:table-cell>
          <table:table-cell table:style-name="ce80" office:value-type="string">
            <text:p>#00AAFF</text:p>
          </table:table-cell>
          <table:table-cell table:formula="of:=HEX2DEC(MID([.E88];2;2))" office:value-type="float" office:value="0">
            <text:p>0</text:p>
          </table:table-cell>
          <table:table-cell table:formula="of:=HEX2DEC(MID([.E88];4;2))" office:value-type="float" office:value="170">
            <text:p>170</text:p>
          </table:table-cell>
          <table:table-cell table:formula="of:=HEX2DEC(MID([.E88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88]);&quot;,&quot;;ROUND([.L88]);&quot;,&quot;;ROUND([.M88]);&quot;)&quot;)" office:value-type="string" office:string-value="(67,-6,-52)">
            <text:p>(67,-6,-52)</text:p>
          </table:table-cell>
          <table:table-cell office:value-type="float" office:value="66.5">
            <text:p>66.5</text:p>
          </table:table-cell>
          <table:table-cell office:value-type="float" office:value="-6.2">
            <text:p>-6.2</text:p>
          </table:table-cell>
          <table:table-cell office:value-type="float" office:value="-52.1">
            <text:p>-52.1</text:p>
          </table:table-cell>
          <table:table-cell table:formula="of:=IF(AND([.L88]=0;[.M88]=0);IF([.K88]=0;&quot;Black&quot;;IF([.K88]=100;&quot;White&quot;;&quot;Gray&quot;));IF(ABS([.L88])&gt;ABS([.M88]);IF([.L88]&lt;0;&quot;Green&quot;;&quot;Red&quot;);IF(ABS([.L88])&lt;ABS([.M88]);IF([.M88]&lt;0;&quot;Blue&quot;;&quot;Yellow&quot;);&quot;None&quot;)) )" office:value-type="string" office:string-value="Blue">
            <text:p>Blue</text:p>
          </table:table-cell>
          <table:table-cell table:formula="of:=IF(AND([.L88]=0;[.M88]=0);IF([.K88]=0;&quot;&quot;;IF([.K88]=100;&quot;&quot;;&quot;&quot;));IF(ABS([.L88])&gt;ABS([.M88]);IF([.M88]&lt;0;&quot;Blue&quot;;&quot;Yellow&quot;);IF(ABS([.L88])&lt;ABS([.M88]);IF([.L88]&lt;0;&quot;Green&quot;;&quot;Red&quot;);&quot;None&quot;)) )" office:value-type="string" office:string-value="Green">
            <text:p>Green</text:p>
          </table:table-cell>
          <table:table-cell table:formula="of:=0.2126*[.F88] + 0.7152*[.G88] + 0.0722*[.H88]" office:value-type="float" office:value="139.995">
            <text:p>140</text:p>
          </table:table-cell>
          <table:table-cell table:formula="of:=MOD(60*IF([.W88]=[.X88];0;IF([.T88]=[.X88];([.U88]-[.V88])/([.X88]-[.W88]);IF([.U88]=[.X88];2+([.V88]-[.T88])/([.X88]-[.W88]);4+([.T88]-[.U88])/([.X88]-[.W88]))));360)" office:value-type="float" office:value="200">
            <text:p>200</text:p>
          </table:table-cell>
          <table:table-cell table:formula="of:=IF([.W88]=[.X88];0;IF([.S88]&lt;0.5;([.X88]-[.W88])/([.W88]+[.X88]);([.X88]-[.W88])/(2-[.X88]-[.W88])))" office:value-type="float" office:value="1">
            <text:p>1</text:p>
          </table:table-cell>
          <table:table-cell table:formula="of:=([.W88]+[.X88])/2" office:value-type="float" office:value="0.5">
            <text:p>0.5</text:p>
          </table:table-cell>
          <table:table-cell table:formula="of:=[.F88]/255" office:value-type="float" office:value="0">
            <text:p>0</text:p>
          </table:table-cell>
          <table:table-cell table:formula="of:=[.G88]/255" office:value-type="float" office:value="0.666666666666667">
            <text:p>0.67</text:p>
          </table:table-cell>
          <table:table-cell table:formula="of:=[.H88]/255" office:value-type="float" office:value="1">
            <text:p>1</text:p>
          </table:table-cell>
          <table:table-cell table:formula="of:=MIN([.T88];[.U88];[.V88])" office:value-type="float" office:value="0">
            <text:p>0</text:p>
          </table:table-cell>
          <table:table-cell table:formula="of:=MAX([.T88];[.U88];[.V88])" office:value-type="float" office:value="1">
            <text:p>1</text:p>
          </table:table-cell>
        </table:table-row>
        <table:table-row table:style-name="ro3">
          <table:table-cell office:value-type="float" office:value="87">
            <text:p>87</text:p>
          </table:table-cell>
          <table:table-cell table:number-columns-repeated="2"/>
          <table:table-cell table:style-name="ce78" office:value-type="string">
            <text:p>transparent-green</text:p>
            <text:p>transparent-medium-green</text:p>
          </table:table-cell>
          <table:table-cell table:style-name="ce80" office:value-type="string">
            <text:p>#00FF55</text:p>
          </table:table-cell>
          <table:table-cell table:formula="of:=HEX2DEC(MID([.E89];2;2))" office:value-type="float" office:value="0">
            <text:p>0</text:p>
          </table:table-cell>
          <table:table-cell table:formula="of:=HEX2DEC(MID([.E89];4;2))" office:value-type="float" office:value="255">
            <text:p>255</text:p>
          </table:table-cell>
          <table:table-cell table:formula="of:=HEX2DEC(MID([.E89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89]);&quot;,&quot;;ROUND([.L89]);&quot;,&quot;;ROUND([.M89]);&quot;)&quot;)" office:value-type="string" office:string-value="(88,-82,65)">
            <text:p>(88,-82,65)</text:p>
          </table:table-cell>
          <table:table-cell office:value-type="float" office:value="88.1">
            <text:p>88.1</text:p>
          </table:table-cell>
          <table:table-cell office:value-type="float" office:value="-82.1">
            <text:p>-82.1</text:p>
          </table:table-cell>
          <table:table-cell office:value-type="float" office:value="64.7">
            <text:p>64.7</text:p>
          </table:table-cell>
          <table:table-cell table:formula="of:=IF(AND([.L89]=0;[.M89]=0);IF([.K89]=0;&quot;Black&quot;;IF([.K89]=100;&quot;White&quot;;&quot;Gray&quot;));IF(ABS([.L89])&gt;ABS([.M89]);IF([.L89]&lt;0;&quot;Green&quot;;&quot;Red&quot;);IF(ABS([.L89])&lt;ABS([.M89]);IF([.M89]&lt;0;&quot;Blue&quot;;&quot;Yellow&quot;);&quot;None&quot;)) )" office:value-type="string" office:string-value="Green">
            <text:p>Green</text:p>
          </table:table-cell>
          <table:table-cell table:formula="of:=IF(AND([.L89]=0;[.M89]=0);IF([.K89]=0;&quot;&quot;;IF([.K89]=100;&quot;&quot;;&quot;&quot;));IF(ABS([.L89])&gt;ABS([.M89]);IF([.M89]&lt;0;&quot;Blue&quot;;&quot;Yellow&quot;);IF(ABS([.L89])&lt;ABS([.M89]);IF([.L89]&lt;0;&quot;Green&quot;;&quot;Red&quot;);&quot;None&quot;)) )" office:value-type="string" office:string-value="Yellow">
            <text:p>Yellow</text:p>
          </table:table-cell>
          <table:table-cell table:formula="of:=0.2126*[.F89] + 0.7152*[.G89] + 0.0722*[.H89]" office:value-type="float" office:value="188.513">
            <text:p>188.51</text:p>
          </table:table-cell>
          <table:table-cell table:formula="of:=MOD(60*IF([.W89]=[.X89];0;IF([.T89]=[.X89];([.U89]-[.V89])/([.X89]-[.W89]);IF([.U89]=[.X89];2+([.V89]-[.T89])/([.X89]-[.W89]);4+([.T89]-[.U89])/([.X89]-[.W89]))));360)" office:value-type="float" office:value="140">
            <text:p>140</text:p>
          </table:table-cell>
          <table:table-cell table:formula="of:=IF([.W89]=[.X89];0;IF([.S89]&lt;0.5;([.X89]-[.W89])/([.W89]+[.X89]);([.X89]-[.W89])/(2-[.X89]-[.W89])))" office:value-type="float" office:value="1">
            <text:p>1</text:p>
          </table:table-cell>
          <table:table-cell table:formula="of:=([.W89]+[.X89])/2" office:value-type="float" office:value="0.5">
            <text:p>0.5</text:p>
          </table:table-cell>
          <table:table-cell table:formula="of:=[.F89]/255" office:value-type="float" office:value="0">
            <text:p>0</text:p>
          </table:table-cell>
          <table:table-cell table:formula="of:=[.G89]/255" office:value-type="float" office:value="1">
            <text:p>1</text:p>
          </table:table-cell>
          <table:table-cell table:formula="of:=[.H89]/255" office:value-type="float" office:value="0.333333333333333">
            <text:p>0.33</text:p>
          </table:table-cell>
          <table:table-cell table:formula="of:=MIN([.T89];[.U89];[.V89])" office:value-type="float" office:value="0">
            <text:p>0</text:p>
          </table:table-cell>
          <table:table-cell table:formula="of:=MAX([.T89];[.U89];[.V89])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  <table:table-cell table:style-name="ce78" office:value-type="string">
            <text:p>transparent-bright-blue-green</text:p>
          </table:table-cell>
          <table:table-cell table:style-name="ce80" office:value-type="string">
            <text:p>#00FFAA</text:p>
          </table:table-cell>
          <table:table-cell table:formula="of:=HEX2DEC(MID([.E90];2;2))" office:value-type="float" office:value="0">
            <text:p>0</text:p>
          </table:table-cell>
          <table:table-cell table:formula="of:=HEX2DEC(MID([.E90];4;2))" office:value-type="float" office:value="255">
            <text:p>255</text:p>
          </table:table-cell>
          <table:table-cell table:formula="of:=HEX2DEC(MID([.E90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90]);&quot;,&quot;;ROUND([.L90]);&quot;,&quot;;ROUND([.M90]);&quot;)&quot;)" office:value-type="string" office:string-value="(89,-69,27)">
            <text:p>(89,-69,27)</text:p>
          </table:table-cell>
          <table:table-cell office:value-type="float" office:value="89.1">
            <text:p>89.1</text:p>
          </table:table-cell>
          <table:table-cell office:value-type="float" office:value="-69.2">
            <text:p>-69.2</text:p>
          </table:table-cell>
          <table:table-cell office:value-type="float" office:value="26.8">
            <text:p>26.8</text:p>
          </table:table-cell>
          <table:table-cell table:formula="of:=IF(AND([.L90]=0;[.M90]=0);IF([.K90]=0;&quot;Black&quot;;IF([.K90]=100;&quot;White&quot;;&quot;Gray&quot;));IF(ABS([.L90])&gt;ABS([.M90]);IF([.L90]&lt;0;&quot;Green&quot;;&quot;Red&quot;);IF(ABS([.L90])&lt;ABS([.M90]);IF([.M90]&lt;0;&quot;Blue&quot;;&quot;Yellow&quot;);&quot;None&quot;)) )" office:value-type="string" office:string-value="Green">
            <text:p>Green</text:p>
          </table:table-cell>
          <table:table-cell table:formula="of:=IF(AND([.L90]=0;[.M90]=0);IF([.K90]=0;&quot;&quot;;IF([.K90]=100;&quot;&quot;;&quot;&quot;));IF(ABS([.L90])&gt;ABS([.M90]);IF([.M90]&lt;0;&quot;Blue&quot;;&quot;Yellow&quot;);IF(ABS([.L90])&lt;ABS([.M90]);IF([.L90]&lt;0;&quot;Green&quot;;&quot;Red&quot;);&quot;None&quot;)) )" office:value-type="string" office:string-value="Yellow">
            <text:p>Yellow</text:p>
          </table:table-cell>
          <table:table-cell table:formula="of:=0.2126*[.F90] + 0.7152*[.G90] + 0.0722*[.H90]" office:value-type="float" office:value="194.65">
            <text:p>194.65</text:p>
          </table:table-cell>
          <table:table-cell table:formula="of:=MOD(60*IF([.W90]=[.X90];0;IF([.T90]=[.X90];([.U90]-[.V90])/([.X90]-[.W90]);IF([.U90]=[.X90];2+([.V90]-[.T90])/([.X90]-[.W90]);4+([.T90]-[.U90])/([.X90]-[.W90]))));360)" office:value-type="float" office:value="160">
            <text:p>160</text:p>
          </table:table-cell>
          <table:table-cell table:formula="of:=IF([.W90]=[.X90];0;IF([.S90]&lt;0.5;([.X90]-[.W90])/([.W90]+[.X90]);([.X90]-[.W90])/(2-[.X90]-[.W90])))" office:value-type="float" office:value="1">
            <text:p>1</text:p>
          </table:table-cell>
          <table:table-cell table:formula="of:=([.W90]+[.X90])/2" office:value-type="float" office:value="0.5">
            <text:p>0.5</text:p>
          </table:table-cell>
          <table:table-cell table:formula="of:=[.F90]/255" office:value-type="float" office:value="0">
            <text:p>0</text:p>
          </table:table-cell>
          <table:table-cell table:formula="of:=[.G90]/255" office:value-type="float" office:value="1">
            <text:p>1</text:p>
          </table:table-cell>
          <table:table-cell table:formula="of:=[.H90]/255" office:value-type="float" office:value="0.666666666666667">
            <text:p>0.67</text:p>
          </table:table-cell>
          <table:table-cell table:formula="of:=MIN([.T90];[.U90];[.V90])" office:value-type="float" office:value="0">
            <text:p>0</text:p>
          </table:table-cell>
          <table:table-cell table:formula="of:=MAX([.T90];[.U90];[.V90])" office:value-type="float" office:value="1">
            <text:p>1</text:p>
          </table:table-cell>
        </table:table-row>
        <table:table-row table:style-name="ro9">
          <table:table-cell office:value-type="float" office:value="89">
            <text:p>89</text:p>
          </table:table-cell>
          <table:table-cell/>
          <table:table-cell office:value-type="string">
            <text:p>Half Transparent 1/3 Red</text:p>
          </table:table-cell>
          <table:table-cell table:style-name="ce78" office:value-type="string">
            <text:p>transparent-darker-orange-brown</text:p>
            <text:p>transparent-darker-orange</text:p>
            <text:p>transparent-brown</text:p>
            <text:p>transparent-darker-brown</text:p>
            <text:p>transparent-darker-purple-brown</text:p>
            <text:p>transparent-darker-pink</text:p>
          </table:table-cell>
          <table:table-cell table:style-name="ce80" office:value-type="string">
            <text:p>#550000</text:p>
          </table:table-cell>
          <table:table-cell table:formula="of:=HEX2DEC(MID([.E91];2;2))" office:value-type="float" office:value="85">
            <text:p>85</text:p>
          </table:table-cell>
          <table:table-cell table:formula="of:=HEX2DEC(MID([.E91];4;2))" office:value-type="float" office:value="0">
            <text:p>0</text:p>
          </table:table-cell>
          <table:table-cell table:formula="of:=HEX2DEC(MID([.E91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91]);&quot;,&quot;;ROUND([.L91]);&quot;,&quot;;ROUND([.M91]);&quot;)&quot;)" office:value-type="string" office:string-value="(15,36,24)">
            <text:p>(15,36,24)</text:p>
          </table:table-cell>
          <table:table-cell office:value-type="float" office:value="15.1">
            <text:p>15.1</text:p>
          </table:table-cell>
          <table:table-cell office:value-type="float" office:value="36">
            <text:p>36.0</text:p>
          </table:table-cell>
          <table:table-cell office:value-type="float" office:value="23.6">
            <text:p>23.6</text:p>
          </table:table-cell>
          <table:table-cell table:formula="of:=IF(AND([.L91]=0;[.M91]=0);IF([.K91]=0;&quot;Black&quot;;IF([.K91]=100;&quot;White&quot;;&quot;Gray&quot;));IF(ABS([.L91])&gt;ABS([.M91]);IF([.L91]&lt;0;&quot;Green&quot;;&quot;Red&quot;);IF(ABS([.L91])&lt;ABS([.M91]);IF([.M91]&lt;0;&quot;Blue&quot;;&quot;Yellow&quot;);&quot;None&quot;)) )" office:value-type="string" office:string-value="Red">
            <text:p>Red</text:p>
          </table:table-cell>
          <table:table-cell table:formula="of:=IF(AND([.L91]=0;[.M91]=0);IF([.K91]=0;&quot;&quot;;IF([.K91]=100;&quot;&quot;;&quot;&quot;));IF(ABS([.L91])&gt;ABS([.M91]);IF([.M91]&lt;0;&quot;Blue&quot;;&quot;Yellow&quot;);IF(ABS([.L91])&lt;ABS([.M91]);IF([.L91]&lt;0;&quot;Green&quot;;&quot;Red&quot;);&quot;None&quot;)) )" office:value-type="string" office:string-value="Yellow">
            <text:p>Yellow</text:p>
          </table:table-cell>
          <table:table-cell table:formula="of:=0.2126*[.F91] + 0.7152*[.G91] + 0.0722*[.H91]" office:value-type="float" office:value="18.071">
            <text:p>18.07</text:p>
          </table:table-cell>
          <table:table-cell table:formula="of:=MOD(60*IF([.W91]=[.X91];0;IF([.T91]=[.X91];([.U91]-[.V91])/([.X91]-[.W91]);IF([.U91]=[.X91];2+([.V91]-[.T91])/([.X91]-[.W91]);4+([.T91]-[.U91])/([.X91]-[.W91]))));360)" office:value-type="float" office:value="0">
            <text:p>0</text:p>
          </table:table-cell>
          <table:table-cell table:formula="of:=IF([.W91]=[.X91];0;IF([.S91]&lt;0.5;([.X91]-[.W91])/([.W91]+[.X91]);([.X91]-[.W91])/(2-[.X91]-[.W91])))" office:value-type="float" office:value="1">
            <text:p>1</text:p>
          </table:table-cell>
          <table:table-cell table:formula="of:=([.W91]+[.X91])/2" office:value-type="float" office:value="0.166666666666667">
            <text:p>0.17</text:p>
          </table:table-cell>
          <table:table-cell table:formula="of:=[.F91]/255" office:value-type="float" office:value="0.333333333333333">
            <text:p>0.33</text:p>
          </table:table-cell>
          <table:table-cell table:formula="of:=[.G91]/255" office:value-type="float" office:value="0">
            <text:p>0</text:p>
          </table:table-cell>
          <table:table-cell table:formula="of:=[.H91]/255" office:value-type="float" office:value="0">
            <text:p>0</text:p>
          </table:table-cell>
          <table:table-cell table:formula="of:=MIN([.T91];[.U91];[.V91])" office:value-type="float" office:value="0">
            <text:p>0</text:p>
          </table:table-cell>
          <table:table-cell table:formula="of:=MAX([.T91];[.U91];[.V91])" office:value-type="float" office:value="0.333333333333333">
            <text:p>0.33</text:p>
          </table:table-cell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Half Transparent 1/3 Magenta</text:p>
          </table:table-cell>
          <table:table-cell table:style-name="ce78" office:value-type="string">
            <text:p>transparent-darker-magenta</text:p>
          </table:table-cell>
          <table:table-cell table:style-name="ce80" office:value-type="string">
            <text:p>#550055</text:p>
          </table:table-cell>
          <table:table-cell table:formula="of:=HEX2DEC(MID([.E92];2;2))" office:value-type="float" office:value="85">
            <text:p>85</text:p>
          </table:table-cell>
          <table:table-cell table:formula="of:=HEX2DEC(MID([.E92];4;2))" office:value-type="float" office:value="0">
            <text:p>0</text:p>
          </table:table-cell>
          <table:table-cell table:formula="of:=HEX2DEC(MID([.E92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92]);&quot;,&quot;;ROUND([.L92]);&quot;,&quot;;ROUND([.M92]);&quot;)&quot;)" office:value-type="string" office:string-value="(18,44,-27)">
            <text:p>(18,44,-27)</text:p>
          </table:table-cell>
          <table:table-cell office:value-type="float" office:value="18.3">
            <text:p>18.3</text:p>
          </table:table-cell>
          <table:table-cell office:value-type="float" office:value="44.2">
            <text:p>44.2</text:p>
          </table:table-cell>
          <table:table-cell office:value-type="float" office:value="-27.4">
            <text:p>-27.4</text:p>
          </table:table-cell>
          <table:table-cell table:formula="of:=IF(AND([.L92]=0;[.M92]=0);IF([.K92]=0;&quot;Black&quot;;IF([.K92]=100;&quot;White&quot;;&quot;Gray&quot;));IF(ABS([.L92])&gt;ABS([.M92]);IF([.L92]&lt;0;&quot;Green&quot;;&quot;Red&quot;);IF(ABS([.L92])&lt;ABS([.M92]);IF([.M92]&lt;0;&quot;Blue&quot;;&quot;Yellow&quot;);&quot;None&quot;)) )" office:value-type="string" office:string-value="Red">
            <text:p>Red</text:p>
          </table:table-cell>
          <table:table-cell table:formula="of:=IF(AND([.L92]=0;[.M92]=0);IF([.K92]=0;&quot;&quot;;IF([.K92]=100;&quot;&quot;;&quot;&quot;));IF(ABS([.L92])&gt;ABS([.M92]);IF([.M92]&lt;0;&quot;Blue&quot;;&quot;Yellow&quot;);IF(ABS([.L92])&lt;ABS([.M92]);IF([.L92]&lt;0;&quot;Green&quot;;&quot;Red&quot;);&quot;None&quot;)) )" office:value-type="string" office:string-value="Blue">
            <text:p>Blue</text:p>
          </table:table-cell>
          <table:table-cell table:formula="of:=0.2126*[.F92] + 0.7152*[.G92] + 0.0722*[.H92]" office:value-type="float" office:value="24.208">
            <text:p>24.21</text:p>
          </table:table-cell>
          <table:table-cell table:formula="of:=MOD(60*IF([.W92]=[.X92];0;IF([.T92]=[.X92];([.U92]-[.V92])/([.X92]-[.W92]);IF([.U92]=[.X92];2+([.V92]-[.T92])/([.X92]-[.W92]);4+([.T92]-[.U92])/([.X92]-[.W92]))));360)" office:value-type="float" office:value="300">
            <text:p>300</text:p>
          </table:table-cell>
          <table:table-cell table:formula="of:=IF([.W92]=[.X92];0;IF([.S92]&lt;0.5;([.X92]-[.W92])/([.W92]+[.X92]);([.X92]-[.W92])/(2-[.X92]-[.W92])))" office:value-type="float" office:value="1">
            <text:p>1</text:p>
          </table:table-cell>
          <table:table-cell table:formula="of:=([.W92]+[.X92])/2" office:value-type="float" office:value="0.166666666666667">
            <text:p>0.17</text:p>
          </table:table-cell>
          <table:table-cell table:formula="of:=[.F92]/255" office:value-type="float" office:value="0.333333333333333">
            <text:p>0.33</text:p>
          </table:table-cell>
          <table:table-cell table:formula="of:=[.G92]/255" office:value-type="float" office:value="0">
            <text:p>0</text:p>
          </table:table-cell>
          <table:table-cell table:formula="of:=[.H92]/255" office:value-type="float" office:value="0.333333333333333">
            <text:p>0.33</text:p>
          </table:table-cell>
          <table:table-cell table:formula="of:=MIN([.T92];[.U92];[.V92])" office:value-type="float" office:value="0">
            <text:p>0</text:p>
          </table:table-cell>
          <table:table-cell table:formula="of:=MAX([.T92];[.U92];[.V92])" office:value-type="float" office:value="0.333333333333333">
            <text:p>0.33</text:p>
          </table:table-cell>
        </table:table-row>
        <table:table-row table:style-name="ro3">
          <table:table-cell office:value-type="float" office:value="91">
            <text:p>91</text:p>
          </table:table-cell>
          <table:table-cell table:number-columns-repeated="2"/>
          <table:table-cell table:style-name="ce78" office:value-type="string">
            <text:p>transparent-purple</text:p>
            <text:p>transparent-dark-purple</text:p>
          </table:table-cell>
          <table:table-cell table:style-name="ce80" office:value-type="string">
            <text:p>#5500AA</text:p>
          </table:table-cell>
          <table:table-cell table:formula="of:=HEX2DEC(MID([.E93];2;2))" office:value-type="float" office:value="85">
            <text:p>85</text:p>
          </table:table-cell>
          <table:table-cell table:formula="of:=HEX2DEC(MID([.E93];4;2))" office:value-type="float" office:value="0">
            <text:p>0</text:p>
          </table:table-cell>
          <table:table-cell table:formula="of:=HEX2DEC(MID([.E93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93]);&quot;,&quot;;ROUND([.L93]);&quot;,&quot;;ROUND([.M93]);&quot;)&quot;)" office:value-type="string" office:string-value="(26,62,-68)">
            <text:p>(26,62,-68)</text:p>
          </table:table-cell>
          <table:table-cell office:value-type="float" office:value="26.3">
            <text:p>26.3</text:p>
          </table:table-cell>
          <table:table-cell office:value-type="float" office:value="61.5">
            <text:p>61.5</text:p>
          </table:table-cell>
          <table:table-cell office:value-type="float" office:value="-68.4">
            <text:p>-68.4</text:p>
          </table:table-cell>
          <table:table-cell table:formula="of:=IF(AND([.L93]=0;[.M93]=0);IF([.K93]=0;&quot;Black&quot;;IF([.K93]=100;&quot;White&quot;;&quot;Gray&quot;));IF(ABS([.L93])&gt;ABS([.M93]);IF([.L93]&lt;0;&quot;Green&quot;;&quot;Red&quot;);IF(ABS([.L93])&lt;ABS([.M93]);IF([.M93]&lt;0;&quot;Blue&quot;;&quot;Yellow&quot;);&quot;None&quot;)) )" office:value-type="string" office:string-value="Blue">
            <text:p>Blue</text:p>
          </table:table-cell>
          <table:table-cell table:formula="of:=IF(AND([.L93]=0;[.M93]=0);IF([.K93]=0;&quot;&quot;;IF([.K93]=100;&quot;&quot;;&quot;&quot;));IF(ABS([.L93])&gt;ABS([.M93]);IF([.M93]&lt;0;&quot;Blue&quot;;&quot;Yellow&quot;);IF(ABS([.L93])&lt;ABS([.M93]);IF([.L93]&lt;0;&quot;Green&quot;;&quot;Red&quot;);&quot;None&quot;)) )" office:value-type="string" office:string-value="Red">
            <text:p>Red</text:p>
          </table:table-cell>
          <table:table-cell table:formula="of:=0.2126*[.F93] + 0.7152*[.G93] + 0.0722*[.H93]" office:value-type="float" office:value="30.345">
            <text:p>30.35</text:p>
          </table:table-cell>
          <table:table-cell table:formula="of:=MOD(60*IF([.W93]=[.X93];0;IF([.T93]=[.X93];([.U93]-[.V93])/([.X93]-[.W93]);IF([.U93]=[.X93];2+([.V93]-[.T93])/([.X93]-[.W93]);4+([.T93]-[.U93])/([.X93]-[.W93]))));360)" office:value-type="float" office:value="270">
            <text:p>270</text:p>
          </table:table-cell>
          <table:table-cell table:formula="of:=IF([.W93]=[.X93];0;IF([.S93]&lt;0.5;([.X93]-[.W93])/([.W93]+[.X93]);([.X93]-[.W93])/(2-[.X93]-[.W93])))" office:value-type="float" office:value="1">
            <text:p>1</text:p>
          </table:table-cell>
          <table:table-cell table:formula="of:=([.W93]+[.X93])/2" office:value-type="float" office:value="0.333333333333333">
            <text:p>0.33</text:p>
          </table:table-cell>
          <table:table-cell table:formula="of:=[.F93]/255" office:value-type="float" office:value="0.333333333333333">
            <text:p>0.33</text:p>
          </table:table-cell>
          <table:table-cell table:formula="of:=[.G93]/255" office:value-type="float" office:value="0">
            <text:p>0</text:p>
          </table:table-cell>
          <table:table-cell table:formula="of:=[.H93]/255" office:value-type="float" office:value="0.666666666666667">
            <text:p>0.67</text:p>
          </table:table-cell>
          <table:table-cell table:formula="of:=MIN([.T93];[.U93];[.V93])" office:value-type="float" office:value="0">
            <text:p>0</text:p>
          </table:table-cell>
          <table:table-cell table:formula="of:=MAX([.T93];[.U93];[.V93])" office:value-type="float" office:value="0.666666666666667">
            <text:p>0.6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/>
          <table:table-cell table:style-name="ce78" office:value-type="string">
            <text:p>transparent-bright-purple-blue</text:p>
          </table:table-cell>
          <table:table-cell table:style-name="ce80" office:value-type="string">
            <text:p>#5500FF</text:p>
          </table:table-cell>
          <table:table-cell table:formula="of:=HEX2DEC(MID([.E94];2;2))" office:value-type="float" office:value="85">
            <text:p>85</text:p>
          </table:table-cell>
          <table:table-cell table:formula="of:=HEX2DEC(MID([.E94];4;2))" office:value-type="float" office:value="0">
            <text:p>0</text:p>
          </table:table-cell>
          <table:table-cell table:formula="of:=HEX2DEC(MID([.E94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94]);&quot;,&quot;;ROUND([.L94]);&quot;,&quot;;ROUND([.M94]);&quot;)&quot;)" office:value-type="string" office:string-value="(36,81,-101)">
            <text:p>(36,81,-101)</text:p>
          </table:table-cell>
          <table:table-cell office:value-type="float" office:value="36.3">
            <text:p>36.3</text:p>
          </table:table-cell>
          <table:table-cell office:value-type="float" office:value="80.7">
            <text:p>80.7</text:p>
          </table:table-cell>
          <table:table-cell office:value-type="float" office:value="-101.1">
            <text:p>-101.1</text:p>
          </table:table-cell>
          <table:table-cell table:formula="of:=IF(AND([.L94]=0;[.M94]=0);IF([.K94]=0;&quot;Black&quot;;IF([.K94]=100;&quot;White&quot;;&quot;Gray&quot;));IF(ABS([.L94])&gt;ABS([.M94]);IF([.L94]&lt;0;&quot;Green&quot;;&quot;Red&quot;);IF(ABS([.L94])&lt;ABS([.M94]);IF([.M94]&lt;0;&quot;Blue&quot;;&quot;Yellow&quot;);&quot;None&quot;)) )" office:value-type="string" office:string-value="Blue">
            <text:p>Blue</text:p>
          </table:table-cell>
          <table:table-cell table:formula="of:=IF(AND([.L94]=0;[.M94]=0);IF([.K94]=0;&quot;&quot;;IF([.K94]=100;&quot;&quot;;&quot;&quot;));IF(ABS([.L94])&gt;ABS([.M94]);IF([.M94]&lt;0;&quot;Blue&quot;;&quot;Yellow&quot;);IF(ABS([.L94])&lt;ABS([.M94]);IF([.L94]&lt;0;&quot;Green&quot;;&quot;Red&quot;);&quot;None&quot;)) )" office:value-type="string" office:string-value="Red">
            <text:p>Red</text:p>
          </table:table-cell>
          <table:table-cell table:formula="of:=0.2126*[.F94] + 0.7152*[.G94] + 0.0722*[.H94]" office:value-type="float" office:value="36.482">
            <text:p>36.48</text:p>
          </table:table-cell>
          <table:table-cell table:formula="of:=MOD(60*IF([.W94]=[.X94];0;IF([.T94]=[.X94];([.U94]-[.V94])/([.X94]-[.W94]);IF([.U94]=[.X94];2+([.V94]-[.T94])/([.X94]-[.W94]);4+([.T94]-[.U94])/([.X94]-[.W94]))));360)" office:value-type="float" office:value="260">
            <text:p>260</text:p>
          </table:table-cell>
          <table:table-cell table:formula="of:=IF([.W94]=[.X94];0;IF([.S94]&lt;0.5;([.X94]-[.W94])/([.W94]+[.X94]);([.X94]-[.W94])/(2-[.X94]-[.W94])))" office:value-type="float" office:value="1">
            <text:p>1</text:p>
          </table:table-cell>
          <table:table-cell table:formula="of:=([.W94]+[.X94])/2" office:value-type="float" office:value="0.5">
            <text:p>0.5</text:p>
          </table:table-cell>
          <table:table-cell table:formula="of:=[.F94]/255" office:value-type="float" office:value="0.333333333333333">
            <text:p>0.33</text:p>
          </table:table-cell>
          <table:table-cell table:formula="of:=[.G94]/255" office:value-type="float" office:value="0">
            <text:p>0</text:p>
          </table:table-cell>
          <table:table-cell table:formula="of:=[.H94]/255" office:value-type="float" office:value="1">
            <text:p>1</text:p>
          </table:table-cell>
          <table:table-cell table:formula="of:=MIN([.T94];[.U94];[.V94])" office:value-type="float" office:value="0">
            <text:p>0</text:p>
          </table:table-cell>
          <table:table-cell table:formula="of:=MAX([.T94];[.U94];[.V94])" office:value-type="float" office:value="1">
            <text:p>1</text:p>
          </table:table-cell>
        </table:table-row>
        <table:table-row table:style-name="ro3">
          <table:table-cell office:value-type="float" office:value="93">
            <text:p>93</text:p>
          </table:table-cell>
          <table:table-cell/>
          <table:table-cell office:value-type="string">
            <text:p>Half Transparent 1/3 Yellow</text:p>
          </table:table-cell>
          <table:table-cell table:style-name="ce78" office:value-type="string">
            <text:p>transparent-darker-yellow-brown</text:p>
            <text:p>transparent-darker-yellow</text:p>
          </table:table-cell>
          <table:table-cell table:style-name="ce80" office:value-type="string">
            <text:p>#555500</text:p>
          </table:table-cell>
          <table:table-cell table:formula="of:=HEX2DEC(MID([.E95];2;2))" office:value-type="float" office:value="85">
            <text:p>85</text:p>
          </table:table-cell>
          <table:table-cell table:formula="of:=HEX2DEC(MID([.E95];4;2))" office:value-type="float" office:value="85">
            <text:p>85</text:p>
          </table:table-cell>
          <table:table-cell table:formula="of:=HEX2DEC(MID([.E95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95]);&quot;,&quot;;ROUND([.L95]);&quot;,&quot;;ROUND([.M95]);&quot;)&quot;)" office:value-type="string" office:string-value="(35,-10,43)">
            <text:p>(35,-10,43)</text:p>
          </table:table-cell>
          <table:table-cell office:value-type="float" office:value="34.9">
            <text:p>34.9</text:p>
          </table:table-cell>
          <table:table-cell office:value-type="float" office:value="-9.7">
            <text:p>-9.7</text:p>
          </table:table-cell>
          <table:table-cell office:value-type="float" office:value="42.5">
            <text:p>42.5</text:p>
          </table:table-cell>
          <table:table-cell table:formula="of:=IF(AND([.L95]=0;[.M95]=0);IF([.K95]=0;&quot;Black&quot;;IF([.K95]=100;&quot;White&quot;;&quot;Gray&quot;));IF(ABS([.L95])&gt;ABS([.M95]);IF([.L95]&lt;0;&quot;Green&quot;;&quot;Red&quot;);IF(ABS([.L95])&lt;ABS([.M95]);IF([.M95]&lt;0;&quot;Blue&quot;;&quot;Yellow&quot;);&quot;None&quot;)) )" office:value-type="string" office:string-value="Yellow">
            <text:p>Yellow</text:p>
          </table:table-cell>
          <table:table-cell table:formula="of:=IF(AND([.L95]=0;[.M95]=0);IF([.K95]=0;&quot;&quot;;IF([.K95]=100;&quot;&quot;;&quot;&quot;));IF(ABS([.L95])&gt;ABS([.M95]);IF([.M95]&lt;0;&quot;Blue&quot;;&quot;Yellow&quot;);IF(ABS([.L95])&lt;ABS([.M95]);IF([.L95]&lt;0;&quot;Green&quot;;&quot;Red&quot;);&quot;None&quot;)) )" office:value-type="string" office:string-value="Green">
            <text:p>Green</text:p>
          </table:table-cell>
          <table:table-cell table:formula="of:=0.2126*[.F95] + 0.7152*[.G95] + 0.0722*[.H95]" office:value-type="float" office:value="78.863">
            <text:p>78.86</text:p>
          </table:table-cell>
          <table:table-cell table:formula="of:=MOD(60*IF([.W95]=[.X95];0;IF([.T95]=[.X95];([.U95]-[.V95])/([.X95]-[.W95]);IF([.U95]=[.X95];2+([.V95]-[.T95])/([.X95]-[.W95]);4+([.T95]-[.U95])/([.X95]-[.W95]))));360)" office:value-type="float" office:value="60">
            <text:p>60</text:p>
          </table:table-cell>
          <table:table-cell table:formula="of:=IF([.W95]=[.X95];0;IF([.S95]&lt;0.5;([.X95]-[.W95])/([.W95]+[.X95]);([.X95]-[.W95])/(2-[.X95]-[.W95])))" office:value-type="float" office:value="1">
            <text:p>1</text:p>
          </table:table-cell>
          <table:table-cell table:formula="of:=([.W95]+[.X95])/2" office:value-type="float" office:value="0.166666666666667">
            <text:p>0.17</text:p>
          </table:table-cell>
          <table:table-cell table:formula="of:=[.F95]/255" office:value-type="float" office:value="0.333333333333333">
            <text:p>0.33</text:p>
          </table:table-cell>
          <table:table-cell table:formula="of:=[.G95]/255" office:value-type="float" office:value="0.333333333333333">
            <text:p>0.33</text:p>
          </table:table-cell>
          <table:table-cell table:formula="of:=[.H95]/255" office:value-type="float" office:value="0">
            <text:p>0</text:p>
          </table:table-cell>
          <table:table-cell table:formula="of:=MIN([.T95];[.U95];[.V95])" office:value-type="float" office:value="0">
            <text:p>0</text:p>
          </table:table-cell>
          <table:table-cell table:formula="of:=MAX([.T95];[.U95];[.V95])" office:value-type="float" office:value="0.333333333333333">
            <text:p>0.33</text:p>
          </table:table-cell>
        </table:table-row>
        <table:table-row table:style-name="ro9">
          <table:table-cell office:value-type="float" office:value="94">
            <text:p>94</text:p>
          </table:table-cell>
          <table:table-cell/>
          <table:table-cell office:value-type="string">
            <text:p>Half Transparent 1/3 White (Gray)</text:p>
          </table:table-cell>
          <table:table-cell table:style-name="ce78" office:value-type="string">
            <text:p>transparent-dark-gray</text:p>
            <text:p>transparent-dark-dark-grey</text:p>
            <text:p>transparent-dark-dull-gray</text:p>
            <text:p>transparent-dark-dull-grey</text:p>
            <text:p>transparent-dark-darker-gray</text:p>
            <text:p>transparent-dark-darker-grey</text:p>
          </table:table-cell>
          <table:table-cell table:style-name="ce80" office:value-type="string">
            <text:p>#555555</text:p>
          </table:table-cell>
          <table:table-cell table:formula="of:=HEX2DEC(MID([.E96];2;2))" office:value-type="float" office:value="85">
            <text:p>85</text:p>
          </table:table-cell>
          <table:table-cell table:formula="of:=HEX2DEC(MID([.E96];4;2))" office:value-type="float" office:value="85">
            <text:p>85</text:p>
          </table:table-cell>
          <table:table-cell table:formula="of:=HEX2DEC(MID([.E96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96]);&quot;,&quot;;ROUND([.L96]);&quot;,&quot;;ROUND([.M96]);&quot;)&quot;)" office:value-type="string" office:string-value="(36,0,0)">
            <text:p>(36,0,0)</text:p>
          </table:table-cell>
          <table:table-cell office:value-type="float" office:value="36.1">
            <text:p>36.1</text:p>
          </table:table-cell>
          <table:table-cell table:number-columns-repeated="2" office:value-type="float" office:value="0">
            <text:p>0.0</text:p>
          </table:table-cell>
          <table:table-cell table:formula="of:=IF(AND([.L96]=0;[.M96]=0);IF([.K96]=0;&quot;Black&quot;;IF([.K96]=100;&quot;White&quot;;&quot;Gray&quot;));IF(ABS([.L96])&gt;ABS([.M96]);IF([.L96]&lt;0;&quot;Green&quot;;&quot;Red&quot;);IF(ABS([.L96])&lt;ABS([.M96]);IF([.M96]&lt;0;&quot;Blue&quot;;&quot;Yellow&quot;);&quot;None&quot;)) )" office:value-type="string" office:string-value="Gray">
            <text:p>Gray</text:p>
          </table:table-cell>
          <table:table-cell table:formula="of:=IF(AND([.L96]=0;[.M96]=0);IF([.K96]=0;&quot;&quot;;IF([.K96]=100;&quot;&quot;;&quot;&quot;));IF(ABS([.L96])&gt;ABS([.M96]);IF([.M96]&lt;0;&quot;Blue&quot;;&quot;Yellow&quot;);IF(ABS([.L96])&lt;ABS([.M96]);IF([.L96]&lt;0;&quot;Green&quot;;&quot;Red&quot;);&quot;None&quot;)) )">
            <text:p/>
          </table:table-cell>
          <table:table-cell table:formula="of:=0.2126*[.F96] + 0.7152*[.G96] + 0.0722*[.H96]" office:value-type="float" office:value="85">
            <text:p>85</text:p>
          </table:table-cell>
          <table:table-cell table:formula="of:=MOD(60*IF([.W96]=[.X96];0;IF([.T96]=[.X96];([.U96]-[.V96])/([.X96]-[.W96]);IF([.U96]=[.X96];2+([.V96]-[.T96])/([.X96]-[.W96]);4+([.T96]-[.U96])/([.X96]-[.W96]))));360)" office:value-type="float" office:value="0">
            <text:p>0</text:p>
          </table:table-cell>
          <table:table-cell table:formula="of:=IF([.W96]=[.X96];0;IF([.S96]&lt;0.5;([.X96]-[.W96])/([.W96]+[.X96]);([.X96]-[.W96])/(2-[.X96]-[.W96])))" office:value-type="float" office:value="0">
            <text:p>0</text:p>
          </table:table-cell>
          <table:table-cell table:formula="of:=([.W96]+[.X96])/2" office:value-type="float" office:value="0.333333333333333">
            <text:p>0.33</text:p>
          </table:table-cell>
          <table:table-cell table:formula="of:=[.F96]/255" office:value-type="float" office:value="0.333333333333333">
            <text:p>0.33</text:p>
          </table:table-cell>
          <table:table-cell table:formula="of:=[.G96]/255" office:value-type="float" office:value="0.333333333333333">
            <text:p>0.33</text:p>
          </table:table-cell>
          <table:table-cell table:formula="of:=[.H96]/255" office:value-type="float" office:value="0.333333333333333">
            <text:p>0.33</text:p>
          </table:table-cell>
          <table:table-cell table:formula="of:=MIN([.T96];[.U96];[.V96])" office:value-type="float" office:value="0.333333333333333">
            <text:p>0.33</text:p>
          </table:table-cell>
          <table:table-cell table:formula="of:=MAX([.T96];[.U96];[.V96])" office:value-type="float" office:value="0.333333333333333">
            <text:p>0.3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/>
          <table:table-cell table:style-name="ce78" office:value-type="string">
            <text:p>transparent-dull-purple</text:p>
          </table:table-cell>
          <table:table-cell table:style-name="ce80" office:value-type="string">
            <text:p>#5555AA</text:p>
          </table:table-cell>
          <table:table-cell table:formula="of:=HEX2DEC(MID([.E97];2;2))" office:value-type="float" office:value="85">
            <text:p>85</text:p>
          </table:table-cell>
          <table:table-cell table:formula="of:=HEX2DEC(MID([.E97];4;2))" office:value-type="float" office:value="85">
            <text:p>85</text:p>
          </table:table-cell>
          <table:table-cell table:formula="of:=HEX2DEC(MID([.E97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97]);&quot;,&quot;;ROUND([.L97]);&quot;,&quot;;ROUND([.M97]);&quot;)&quot;)" office:value-type="string" office:string-value="(40,24,-46)">
            <text:p>(40,24,-46)</text:p>
          </table:table-cell>
          <table:table-cell office:value-type="float" office:value="40.1">
            <text:p>40.1</text:p>
          </table:table-cell>
          <table:table-cell office:value-type="float" office:value="23.7">
            <text:p>23.7</text:p>
          </table:table-cell>
          <table:table-cell office:value-type="float" office:value="-45.8">
            <text:p>-45.8</text:p>
          </table:table-cell>
          <table:table-cell table:formula="of:=IF(AND([.L97]=0;[.M97]=0);IF([.K97]=0;&quot;Black&quot;;IF([.K97]=100;&quot;White&quot;;&quot;Gray&quot;));IF(ABS([.L97])&gt;ABS([.M97]);IF([.L97]&lt;0;&quot;Green&quot;;&quot;Red&quot;);IF(ABS([.L97])&lt;ABS([.M97]);IF([.M97]&lt;0;&quot;Blue&quot;;&quot;Yellow&quot;);&quot;None&quot;)) )" office:value-type="string" office:string-value="Blue">
            <text:p>Blue</text:p>
          </table:table-cell>
          <table:table-cell table:formula="of:=IF(AND([.L97]=0;[.M97]=0);IF([.K97]=0;&quot;&quot;;IF([.K97]=100;&quot;&quot;;&quot;&quot;));IF(ABS([.L97])&gt;ABS([.M97]);IF([.M97]&lt;0;&quot;Blue&quot;;&quot;Yellow&quot;);IF(ABS([.L97])&lt;ABS([.M97]);IF([.L97]&lt;0;&quot;Green&quot;;&quot;Red&quot;);&quot;None&quot;)) )" office:value-type="string" office:string-value="Red">
            <text:p>Red</text:p>
          </table:table-cell>
          <table:table-cell table:formula="of:=0.2126*[.F97] + 0.7152*[.G97] + 0.0722*[.H97]" office:value-type="float" office:value="91.137">
            <text:p>91.14</text:p>
          </table:table-cell>
          <table:table-cell table:formula="of:=MOD(60*IF([.W97]=[.X97];0;IF([.T97]=[.X97];([.U97]-[.V97])/([.X97]-[.W97]);IF([.U97]=[.X97];2+([.V97]-[.T97])/([.X97]-[.W97]);4+([.T97]-[.U97])/([.X97]-[.W97]))));360)" office:value-type="float" office:value="240">
            <text:p>240</text:p>
          </table:table-cell>
          <table:table-cell table:formula="of:=IF([.W97]=[.X97];0;IF([.S97]&lt;0.5;([.X97]-[.W97])/([.W97]+[.X97]);([.X97]-[.W97])/(2-[.X97]-[.W97])))" office:value-type="float" office:value="0.333333333333333">
            <text:p>0.33</text:p>
          </table:table-cell>
          <table:table-cell table:formula="of:=([.W97]+[.X97])/2" office:value-type="float" office:value="0.5">
            <text:p>0.5</text:p>
          </table:table-cell>
          <table:table-cell table:formula="of:=[.F97]/255" office:value-type="float" office:value="0.333333333333333">
            <text:p>0.33</text:p>
          </table:table-cell>
          <table:table-cell table:formula="of:=[.G97]/255" office:value-type="float" office:value="0.333333333333333">
            <text:p>0.33</text:p>
          </table:table-cell>
          <table:table-cell table:formula="of:=[.H97]/255" office:value-type="float" office:value="0.666666666666667">
            <text:p>0.67</text:p>
          </table:table-cell>
          <table:table-cell table:formula="of:=MIN([.T97];[.U97];[.V97])" office:value-type="float" office:value="0.333333333333333">
            <text:p>0.33</text:p>
          </table:table-cell>
          <table:table-cell table:formula="of:=MAX([.T97];[.U97];[.V97])" office:value-type="float" office:value="0.666666666666667">
            <text:p>0.6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/>
          <table:table-cell table:style-name="ce78" office:value-type="string">
            <text:p>transparent-medium-purple-blue</text:p>
          </table:table-cell>
          <table:table-cell table:style-name="ce80" office:value-type="string">
            <text:p>#5555FF</text:p>
          </table:table-cell>
          <table:table-cell table:formula="of:=HEX2DEC(MID([.E98];2;2))" office:value-type="float" office:value="85">
            <text:p>85</text:p>
          </table:table-cell>
          <table:table-cell table:formula="of:=HEX2DEC(MID([.E98];4;2))" office:value-type="float" office:value="85">
            <text:p>85</text:p>
          </table:table-cell>
          <table:table-cell table:formula="of:=HEX2DEC(MID([.E98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98]);&quot;,&quot;;ROUND([.L98]);&quot;,&quot;;ROUND([.M98]);&quot;)&quot;)" office:value-type="string" office:string-value="(47,51,-84)">
            <text:p>(47,51,-84)</text:p>
          </table:table-cell>
          <table:table-cell office:value-type="float" office:value="46.5">
            <text:p>46.5</text:p>
          </table:table-cell>
          <table:table-cell office:value-type="float" office:value="51.1">
            <text:p>51.1</text:p>
          </table:table-cell>
          <table:table-cell office:value-type="float" office:value="-84.2">
            <text:p>-84.2</text:p>
          </table:table-cell>
          <table:table-cell table:formula="of:=IF(AND([.L98]=0;[.M98]=0);IF([.K98]=0;&quot;Black&quot;;IF([.K98]=100;&quot;White&quot;;&quot;Gray&quot;));IF(ABS([.L98])&gt;ABS([.M98]);IF([.L98]&lt;0;&quot;Green&quot;;&quot;Red&quot;);IF(ABS([.L98])&lt;ABS([.M98]);IF([.M98]&lt;0;&quot;Blue&quot;;&quot;Yellow&quot;);&quot;None&quot;)) )" office:value-type="string" office:string-value="Blue">
            <text:p>Blue</text:p>
          </table:table-cell>
          <table:table-cell table:formula="of:=IF(AND([.L98]=0;[.M98]=0);IF([.K98]=0;&quot;&quot;;IF([.K98]=100;&quot;&quot;;&quot;&quot;));IF(ABS([.L98])&gt;ABS([.M98]);IF([.M98]&lt;0;&quot;Blue&quot;;&quot;Yellow&quot;);IF(ABS([.L98])&lt;ABS([.M98]);IF([.L98]&lt;0;&quot;Green&quot;;&quot;Red&quot;);&quot;None&quot;)) )" office:value-type="string" office:string-value="Red">
            <text:p>Red</text:p>
          </table:table-cell>
          <table:table-cell table:formula="of:=0.2126*[.F98] + 0.7152*[.G98] + 0.0722*[.H98]" office:value-type="float" office:value="97.274">
            <text:p>97.27</text:p>
          </table:table-cell>
          <table:table-cell table:formula="of:=MOD(60*IF([.W98]=[.X98];0;IF([.T98]=[.X98];([.U98]-[.V98])/([.X98]-[.W98]);IF([.U98]=[.X98];2+([.V98]-[.T98])/([.X98]-[.W98]);4+([.T98]-[.U98])/([.X98]-[.W98]))));360)" office:value-type="float" office:value="240">
            <text:p>240</text:p>
          </table:table-cell>
          <table:table-cell table:formula="of:=IF([.W98]=[.X98];0;IF([.S98]&lt;0.5;([.X98]-[.W98])/([.W98]+[.X98]);([.X98]-[.W98])/(2-[.X98]-[.W98])))" office:value-type="float" office:value="1">
            <text:p>1</text:p>
          </table:table-cell>
          <table:table-cell table:formula="of:=([.W98]+[.X98])/2" office:value-type="float" office:value="0.666666666666667">
            <text:p>0.67</text:p>
          </table:table-cell>
          <table:table-cell table:formula="of:=[.F98]/255" office:value-type="float" office:value="0.333333333333333">
            <text:p>0.33</text:p>
          </table:table-cell>
          <table:table-cell table:formula="of:=[.G98]/255" office:value-type="float" office:value="0.333333333333333">
            <text:p>0.33</text:p>
          </table:table-cell>
          <table:table-cell table:formula="of:=[.H98]/255" office:value-type="float" office:value="1">
            <text:p>1</text:p>
          </table:table-cell>
          <table:table-cell table:formula="of:=MIN([.T98];[.U98];[.V98])" office:value-type="float" office:value="0.333333333333333">
            <text:p>0.33</text:p>
          </table:table-cell>
          <table:table-cell table:formula="of:=MAX([.T98];[.U98];[.V98])" office:value-type="float" office:value="1">
            <text:p>1</text:p>
          </table:table-cell>
        </table:table-row>
        <table:table-row table:style-name="ro5">
          <table:table-cell office:value-type="float" office:value="97">
            <text:p>97</text:p>
          </table:table-cell>
          <table:table-cell table:number-columns-repeated="2"/>
          <table:table-cell table:style-name="ce78" office:value-type="string">
            <text:p>transparent-dull-yellow-green</text:p>
            <text:p>transparent-dull-green</text:p>
          </table:table-cell>
          <table:table-cell table:style-name="ce80" office:value-type="string">
            <text:p>#55AA00</text:p>
          </table:table-cell>
          <table:table-cell table:formula="of:=HEX2DEC(MID([.E99];2;2))" office:value-type="float" office:value="85">
            <text:p>85</text:p>
          </table:table-cell>
          <table:table-cell table:formula="of:=HEX2DEC(MID([.E99];4;2))" office:value-type="float" office:value="170">
            <text:p>170</text:p>
          </table:table-cell>
          <table:table-cell table:formula="of:=HEX2DEC(MID([.E99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99]);&quot;,&quot;;ROUND([.L99]);&quot;,&quot;;ROUND([.M99]);&quot;)&quot;)" office:value-type="string" office:string-value="(62,-50,63)">
            <text:p>(62,-50,63)</text:p>
          </table:table-cell>
          <table:table-cell office:value-type="float" office:value="62.2">
            <text:p>62.2</text:p>
          </table:table-cell>
          <table:table-cell office:value-type="float" office:value="-49.5">
            <text:p>-49.5</text:p>
          </table:table-cell>
          <table:table-cell office:value-type="float" office:value="63.4">
            <text:p>63.4</text:p>
          </table:table-cell>
          <table:table-cell table:formula="of:=IF(AND([.L99]=0;[.M99]=0);IF([.K99]=0;&quot;Black&quot;;IF([.K99]=100;&quot;White&quot;;&quot;Gray&quot;));IF(ABS([.L99])&gt;ABS([.M99]);IF([.L99]&lt;0;&quot;Green&quot;;&quot;Red&quot;);IF(ABS([.L99])&lt;ABS([.M99]);IF([.M99]&lt;0;&quot;Blue&quot;;&quot;Yellow&quot;);&quot;None&quot;)) )" office:value-type="string" office:string-value="Yellow">
            <text:p>Yellow</text:p>
          </table:table-cell>
          <table:table-cell table:formula="of:=IF(AND([.L99]=0;[.M99]=0);IF([.K99]=0;&quot;&quot;;IF([.K99]=100;&quot;&quot;;&quot;&quot;));IF(ABS([.L99])&gt;ABS([.M99]);IF([.M99]&lt;0;&quot;Blue&quot;;&quot;Yellow&quot;);IF(ABS([.L99])&lt;ABS([.M99]);IF([.L99]&lt;0;&quot;Green&quot;;&quot;Red&quot;);&quot;None&quot;)) )" office:value-type="string" office:string-value="Green">
            <text:p>Green</text:p>
          </table:table-cell>
          <table:table-cell table:formula="of:=0.2126*[.F99] + 0.7152*[.G99] + 0.0722*[.H99]" office:value-type="float" office:value="139.655">
            <text:p>139.66</text:p>
          </table:table-cell>
          <table:table-cell table:formula="of:=MOD(60*IF([.W99]=[.X99];0;IF([.T99]=[.X99];([.U99]-[.V99])/([.X99]-[.W99]);IF([.U99]=[.X99];2+([.V99]-[.T99])/([.X99]-[.W99]);4+([.T99]-[.U99])/([.X99]-[.W99]))));360)" office:value-type="float" office:value="90">
            <text:p>90</text:p>
          </table:table-cell>
          <table:table-cell table:formula="of:=IF([.W99]=[.X99];0;IF([.S99]&lt;0.5;([.X99]-[.W99])/([.W99]+[.X99]);([.X99]-[.W99])/(2-[.X99]-[.W99])))" office:value-type="float" office:value="1">
            <text:p>1</text:p>
          </table:table-cell>
          <table:table-cell table:formula="of:=([.W99]+[.X99])/2" office:value-type="float" office:value="0.333333333333333">
            <text:p>0.33</text:p>
          </table:table-cell>
          <table:table-cell table:formula="of:=[.F99]/255" office:value-type="float" office:value="0.333333333333333">
            <text:p>0.33</text:p>
          </table:table-cell>
          <table:table-cell table:formula="of:=[.G99]/255" office:value-type="float" office:value="0.666666666666667">
            <text:p>0.67</text:p>
          </table:table-cell>
          <table:table-cell table:formula="of:=[.H99]/255" office:value-type="float" office:value="0">
            <text:p>0</text:p>
          </table:table-cell>
          <table:table-cell table:formula="of:=MIN([.T99];[.U99];[.V99])" office:value-type="float" office:value="0">
            <text:p>0</text:p>
          </table:table-cell>
          <table:table-cell table:formula="of:=MAX([.T99];[.U99];[.V99])" office:value-type="float" office:value="0.666666666666667">
            <text:p>0.6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/>
          <table:table-cell table:style-name="ce78" office:value-type="string">
            <text:p>transparent-dull-blue-green</text:p>
          </table:table-cell>
          <table:table-cell table:style-name="ce80" office:value-type="string">
            <text:p>#55AA55</text:p>
          </table:table-cell>
          <table:table-cell table:formula="of:=HEX2DEC(MID([.E100];2;2))" office:value-type="float" office:value="85">
            <text:p>85</text:p>
          </table:table-cell>
          <table:table-cell table:formula="of:=HEX2DEC(MID([.E100];4;2))" office:value-type="float" office:value="170">
            <text:p>170</text:p>
          </table:table-cell>
          <table:table-cell table:formula="of:=HEX2DEC(MID([.E100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100]);&quot;,&quot;;ROUND([.L100]);&quot;,&quot;;ROUND([.M100]);&quot;)&quot;)" office:value-type="string" office:string-value="(63,-43,36)">
            <text:p>(63,-43,36)</text:p>
          </table:table-cell>
          <table:table-cell office:value-type="float" office:value="62.8">
            <text:p>62.8</text:p>
          </table:table-cell>
          <table:table-cell office:value-type="float" office:value="-43.4">
            <text:p>-43.4</text:p>
          </table:table-cell>
          <table:table-cell office:value-type="float" office:value="35.9">
            <text:p>35.9</text:p>
          </table:table-cell>
          <table:table-cell table:formula="of:=IF(AND([.L100]=0;[.M100]=0);IF([.K100]=0;&quot;Black&quot;;IF([.K100]=100;&quot;White&quot;;&quot;Gray&quot;));IF(ABS([.L100])&gt;ABS([.M100]);IF([.L100]&lt;0;&quot;Green&quot;;&quot;Red&quot;);IF(ABS([.L100])&lt;ABS([.M100]);IF([.M100]&lt;0;&quot;Blue&quot;;&quot;Yellow&quot;);&quot;None&quot;)) )" office:value-type="string" office:string-value="Green">
            <text:p>Green</text:p>
          </table:table-cell>
          <table:table-cell table:formula="of:=IF(AND([.L100]=0;[.M100]=0);IF([.K100]=0;&quot;&quot;;IF([.K100]=100;&quot;&quot;;&quot;&quot;));IF(ABS([.L100])&gt;ABS([.M100]);IF([.M100]&lt;0;&quot;Blue&quot;;&quot;Yellow&quot;);IF(ABS([.L100])&lt;ABS([.M100]);IF([.L100]&lt;0;&quot;Green&quot;;&quot;Red&quot;);&quot;None&quot;)) )" office:value-type="string" office:string-value="Yellow">
            <text:p>Yellow</text:p>
          </table:table-cell>
          <table:table-cell table:formula="of:=0.2126*[.F100] + 0.7152*[.G100] + 0.0722*[.H100]" office:value-type="float" office:value="145.792">
            <text:p>145.79</text:p>
          </table:table-cell>
          <table:table-cell table:formula="of:=MOD(60*IF([.W100]=[.X100];0;IF([.T100]=[.X100];([.U100]-[.V100])/([.X100]-[.W100]);IF([.U100]=[.X100];2+([.V100]-[.T100])/([.X100]-[.W100]);4+([.T100]-[.U100])/([.X100]-[.W100]))));360)" office:value-type="float" office:value="120">
            <text:p>120</text:p>
          </table:table-cell>
          <table:table-cell table:formula="of:=IF([.W100]=[.X100];0;IF([.S100]&lt;0.5;([.X100]-[.W100])/([.W100]+[.X100]);([.X100]-[.W100])/(2-[.X100]-[.W100])))" office:value-type="float" office:value="0.333333333333333">
            <text:p>0.33</text:p>
          </table:table-cell>
          <table:table-cell table:formula="of:=([.W100]+[.X100])/2" office:value-type="float" office:value="0.5">
            <text:p>0.5</text:p>
          </table:table-cell>
          <table:table-cell table:formula="of:=[.F100]/255" office:value-type="float" office:value="0.333333333333333">
            <text:p>0.33</text:p>
          </table:table-cell>
          <table:table-cell table:formula="of:=[.G100]/255" office:value-type="float" office:value="0.666666666666667">
            <text:p>0.67</text:p>
          </table:table-cell>
          <table:table-cell table:formula="of:=[.H100]/255" office:value-type="float" office:value="0.333333333333333">
            <text:p>0.33</text:p>
          </table:table-cell>
          <table:table-cell table:formula="of:=MIN([.T100];[.U100];[.V100])" office:value-type="float" office:value="0.333333333333333">
            <text:p>0.33</text:p>
          </table:table-cell>
          <table:table-cell table:formula="of:=MAX([.T100];[.U100];[.V100])" office:value-type="float" office:value="0.666666666666667">
            <text:p>0.6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  <table:table-cell table:style-name="ce78" office:value-type="string">
            <text:p>transparent-dull-cyan</text:p>
          </table:table-cell>
          <table:table-cell table:style-name="ce80" office:value-type="string">
            <text:p>#55AAAA</text:p>
          </table:table-cell>
          <table:table-cell table:formula="of:=HEX2DEC(MID([.E101];2;2))" office:value-type="float" office:value="85">
            <text:p>85</text:p>
          </table:table-cell>
          <table:table-cell table:formula="of:=HEX2DEC(MID([.E101];4;2))" office:value-type="float" office:value="170">
            <text:p>170</text:p>
          </table:table-cell>
          <table:table-cell table:formula="of:=HEX2DEC(MID([.E101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101]);&quot;,&quot;;ROUND([.L101]);&quot;,&quot;;ROUND([.M101]);&quot;)&quot;)" office:value-type="string" office:string-value="(65,-26,-8)">
            <text:p>(65,-26,-8)</text:p>
          </table:table-cell>
          <table:table-cell office:value-type="float" office:value="64.6">
            <text:p>64.6</text:p>
          </table:table-cell>
          <table:table-cell office:value-type="float" office:value="-25.6">
            <text:p>-25.6</text:p>
          </table:table-cell>
          <table:table-cell office:value-type="float" office:value="-7.9">
            <text:p>-7.9</text:p>
          </table:table-cell>
          <table:table-cell table:formula="of:=IF(AND([.L101]=0;[.M101]=0);IF([.K101]=0;&quot;Black&quot;;IF([.K101]=100;&quot;White&quot;;&quot;Gray&quot;));IF(ABS([.L101])&gt;ABS([.M101]);IF([.L101]&lt;0;&quot;Green&quot;;&quot;Red&quot;);IF(ABS([.L101])&lt;ABS([.M101]);IF([.M101]&lt;0;&quot;Blue&quot;;&quot;Yellow&quot;);&quot;None&quot;)) )" office:value-type="string" office:string-value="Green">
            <text:p>Green</text:p>
          </table:table-cell>
          <table:table-cell table:formula="of:=IF(AND([.L101]=0;[.M101]=0);IF([.K101]=0;&quot;&quot;;IF([.K101]=100;&quot;&quot;;&quot;&quot;));IF(ABS([.L101])&gt;ABS([.M101]);IF([.M101]&lt;0;&quot;Blue&quot;;&quot;Yellow&quot;);IF(ABS([.L101])&lt;ABS([.M101]);IF([.L101]&lt;0;&quot;Green&quot;;&quot;Red&quot;);&quot;None&quot;)) )" office:value-type="string" office:string-value="Blue">
            <text:p>Blue</text:p>
          </table:table-cell>
          <table:table-cell table:formula="of:=0.2126*[.F101] + 0.7152*[.G101] + 0.0722*[.H101]" office:value-type="float" office:value="151.929">
            <text:p>151.93</text:p>
          </table:table-cell>
          <table:table-cell table:formula="of:=MOD(60*IF([.W101]=[.X101];0;IF([.T101]=[.X101];([.U101]-[.V101])/([.X101]-[.W101]);IF([.U101]=[.X101];2+([.V101]-[.T101])/([.X101]-[.W101]);4+([.T101]-[.U101])/([.X101]-[.W101]))));360)" office:value-type="float" office:value="180">
            <text:p>180</text:p>
          </table:table-cell>
          <table:table-cell table:formula="of:=IF([.W101]=[.X101];0;IF([.S101]&lt;0.5;([.X101]-[.W101])/([.W101]+[.X101]);([.X101]-[.W101])/(2-[.X101]-[.W101])))" office:value-type="float" office:value="0.333333333333333">
            <text:p>0.33</text:p>
          </table:table-cell>
          <table:table-cell table:formula="of:=([.W101]+[.X101])/2" office:value-type="float" office:value="0.5">
            <text:p>0.5</text:p>
          </table:table-cell>
          <table:table-cell table:formula="of:=[.F101]/255" office:value-type="float" office:value="0.333333333333333">
            <text:p>0.33</text:p>
          </table:table-cell>
          <table:table-cell table:formula="of:=[.G101]/255" office:value-type="float" office:value="0.666666666666667">
            <text:p>0.67</text:p>
          </table:table-cell>
          <table:table-cell table:formula="of:=[.H101]/255" office:value-type="float" office:value="0.666666666666667">
            <text:p>0.67</text:p>
          </table:table-cell>
          <table:table-cell table:formula="of:=MIN([.T101];[.U101];[.V101])" office:value-type="float" office:value="0.333333333333333">
            <text:p>0.33</text:p>
          </table:table-cell>
          <table:table-cell table:formula="of:=MAX([.T101];[.U101];[.V101])" office:value-type="float" office:value="0.666666666666667">
            <text:p>0.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/>
          <table:table-cell table:style-name="ce78" office:value-type="string">
            <text:p>transparent-light-purple-blue</text:p>
          </table:table-cell>
          <table:table-cell table:style-name="ce80" office:value-type="string">
            <text:p>#55AAFF</text:p>
          </table:table-cell>
          <table:table-cell table:formula="of:=HEX2DEC(MID([.E102];2;2))" office:value-type="float" office:value="85">
            <text:p>85</text:p>
          </table:table-cell>
          <table:table-cell table:formula="of:=HEX2DEC(MID([.E102];4;2))" office:value-type="float" office:value="170">
            <text:p>170</text:p>
          </table:table-cell>
          <table:table-cell table:formula="of:=HEX2DEC(MID([.E102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102]);&quot;,&quot;;ROUND([.L102]);&quot;,&quot;;ROUND([.M102]);&quot;)&quot;)" office:value-type="string" office:string-value="(68,1,-50)">
            <text:p>(68,1,-50)</text:p>
          </table:table-cell>
          <table:table-cell office:value-type="float" office:value="67.9">
            <text:p>67.9</text:p>
          </table:table-cell>
          <table:table-cell office:value-type="float" office:value="0.5">
            <text:p>0.5</text:p>
          </table:table-cell>
          <table:table-cell office:value-type="float" office:value="-49.7">
            <text:p>-49.7</text:p>
          </table:table-cell>
          <table:table-cell table:formula="of:=IF(AND([.L102]=0;[.M102]=0);IF([.K102]=0;&quot;Black&quot;;IF([.K102]=100;&quot;White&quot;;&quot;Gray&quot;));IF(ABS([.L102])&gt;ABS([.M102]);IF([.L102]&lt;0;&quot;Green&quot;;&quot;Red&quot;);IF(ABS([.L102])&lt;ABS([.M102]);IF([.M102]&lt;0;&quot;Blue&quot;;&quot;Yellow&quot;);&quot;None&quot;)) )" office:value-type="string" office:string-value="Blue">
            <text:p>Blue</text:p>
          </table:table-cell>
          <table:table-cell table:formula="of:=IF(AND([.L102]=0;[.M102]=0);IF([.K102]=0;&quot;&quot;;IF([.K102]=100;&quot;&quot;;&quot;&quot;));IF(ABS([.L102])&gt;ABS([.M102]);IF([.M102]&lt;0;&quot;Blue&quot;;&quot;Yellow&quot;);IF(ABS([.L102])&lt;ABS([.M102]);IF([.L102]&lt;0;&quot;Green&quot;;&quot;Red&quot;);&quot;None&quot;)) )" office:value-type="string" office:string-value="Red">
            <text:p>Red</text:p>
          </table:table-cell>
          <table:table-cell table:formula="of:=0.2126*[.F102] + 0.7152*[.G102] + 0.0722*[.H102]" office:value-type="float" office:value="158.066">
            <text:p>158.07</text:p>
          </table:table-cell>
          <table:table-cell table:formula="of:=MOD(60*IF([.W102]=[.X102];0;IF([.T102]=[.X102];([.U102]-[.V102])/([.X102]-[.W102]);IF([.U102]=[.X102];2+([.V102]-[.T102])/([.X102]-[.W102]);4+([.T102]-[.U102])/([.X102]-[.W102]))));360)" office:value-type="float" office:value="210">
            <text:p>210</text:p>
          </table:table-cell>
          <table:table-cell table:formula="of:=IF([.W102]=[.X102];0;IF([.S102]&lt;0.5;([.X102]-[.W102])/([.W102]+[.X102]);([.X102]-[.W102])/(2-[.X102]-[.W102])))" office:value-type="float" office:value="1">
            <text:p>1</text:p>
          </table:table-cell>
          <table:table-cell table:formula="of:=([.W102]+[.X102])/2" office:value-type="float" office:value="0.666666666666667">
            <text:p>0.67</text:p>
          </table:table-cell>
          <table:table-cell table:formula="of:=[.F102]/255" office:value-type="float" office:value="0.333333333333333">
            <text:p>0.33</text:p>
          </table:table-cell>
          <table:table-cell table:formula="of:=[.G102]/255" office:value-type="float" office:value="0.666666666666667">
            <text:p>0.67</text:p>
          </table:table-cell>
          <table:table-cell table:formula="of:=[.H102]/255" office:value-type="float" office:value="1">
            <text:p>1</text:p>
          </table:table-cell>
          <table:table-cell table:formula="of:=MIN([.T102];[.U102];[.V102])" office:value-type="float" office:value="0.333333333333333">
            <text:p>0.33</text:p>
          </table:table-cell>
          <table:table-cell table:formula="of:=MAX([.T102];[.U102];[.V102])" office:value-type="float" office:value="1">
            <text:p>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/>
          <table:table-cell table:style-name="ce78" office:value-type="string">
            <text:p>transparent-bright-yellow-green</text:p>
          </table:table-cell>
          <table:table-cell table:style-name="ce80" office:value-type="string">
            <text:p>#55FF00</text:p>
          </table:table-cell>
          <table:table-cell table:formula="of:=HEX2DEC(MID([.E103];2;2))" office:value-type="float" office:value="85">
            <text:p>85</text:p>
          </table:table-cell>
          <table:table-cell table:formula="of:=HEX2DEC(MID([.E103];4;2))" office:value-type="float" office:value="255">
            <text:p>255</text:p>
          </table:table-cell>
          <table:table-cell table:formula="of:=HEX2DEC(MID([.E103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103]);&quot;,&quot;;ROUND([.L103]);&quot;,&quot;;ROUND([.M103]);&quot;)&quot;)" office:value-type="string" office:string-value="(89,-78,84)">
            <text:p>(89,-78,84)</text:p>
          </table:table-cell>
          <table:table-cell office:value-type="float" office:value="88.7">
            <text:p>88.7</text:p>
          </table:table-cell>
          <table:table-cell office:value-type="float" office:value="-78">
            <text:p>-78.0</text:p>
          </table:table-cell>
          <table:table-cell office:value-type="float" office:value="84.3">
            <text:p>84.3</text:p>
          </table:table-cell>
          <table:table-cell table:formula="of:=IF(AND([.L103]=0;[.M103]=0);IF([.K103]=0;&quot;Black&quot;;IF([.K103]=100;&quot;White&quot;;&quot;Gray&quot;));IF(ABS([.L103])&gt;ABS([.M103]);IF([.L103]&lt;0;&quot;Green&quot;;&quot;Red&quot;);IF(ABS([.L103])&lt;ABS([.M103]);IF([.M103]&lt;0;&quot;Blue&quot;;&quot;Yellow&quot;);&quot;None&quot;)) )" office:value-type="string" office:string-value="Yellow">
            <text:p>Yellow</text:p>
          </table:table-cell>
          <table:table-cell table:formula="of:=IF(AND([.L103]=0;[.M103]=0);IF([.K103]=0;&quot;&quot;;IF([.K103]=100;&quot;&quot;;&quot;&quot;));IF(ABS([.L103])&gt;ABS([.M103]);IF([.M103]&lt;0;&quot;Blue&quot;;&quot;Yellow&quot;);IF(ABS([.L103])&lt;ABS([.M103]);IF([.L103]&lt;0;&quot;Green&quot;;&quot;Red&quot;);&quot;None&quot;)) )" office:value-type="string" office:string-value="Green">
            <text:p>Green</text:p>
          </table:table-cell>
          <table:table-cell table:formula="of:=0.2126*[.F103] + 0.7152*[.G103] + 0.0722*[.H103]" office:value-type="float" office:value="200.447">
            <text:p>200.45</text:p>
          </table:table-cell>
          <table:table-cell table:formula="of:=MOD(60*IF([.W103]=[.X103];0;IF([.T103]=[.X103];([.U103]-[.V103])/([.X103]-[.W103]);IF([.U103]=[.X103];2+([.V103]-[.T103])/([.X103]-[.W103]);4+([.T103]-[.U103])/([.X103]-[.W103]))));360)" office:value-type="float" office:value="100">
            <text:p>100</text:p>
          </table:table-cell>
          <table:table-cell table:formula="of:=IF([.W103]=[.X103];0;IF([.S103]&lt;0.5;([.X103]-[.W103])/([.W103]+[.X103]);([.X103]-[.W103])/(2-[.X103]-[.W103])))" office:value-type="float" office:value="1">
            <text:p>1</text:p>
          </table:table-cell>
          <table:table-cell table:formula="of:=([.W103]+[.X103])/2" office:value-type="float" office:value="0.5">
            <text:p>0.5</text:p>
          </table:table-cell>
          <table:table-cell table:formula="of:=[.F103]/255" office:value-type="float" office:value="0.333333333333333">
            <text:p>0.33</text:p>
          </table:table-cell>
          <table:table-cell table:formula="of:=[.G103]/255" office:value-type="float" office:value="1">
            <text:p>1</text:p>
          </table:table-cell>
          <table:table-cell table:formula="of:=[.H103]/255" office:value-type="float" office:value="0">
            <text:p>0</text:p>
          </table:table-cell>
          <table:table-cell table:formula="of:=MIN([.T103];[.U103];[.V103])" office:value-type="float" office:value="0">
            <text:p>0</text:p>
          </table:table-cell>
          <table:table-cell table:formula="of:=MAX([.T103];[.U103];[.V103])" office:value-type="float" office:value="1">
            <text:p>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2"/>
          <table:table-cell table:style-name="ce78" office:value-type="string">
            <text:p>transparent-light-green</text:p>
          </table:table-cell>
          <table:table-cell table:style-name="ce80" office:value-type="string">
            <text:p>#55FF55</text:p>
          </table:table-cell>
          <table:table-cell table:formula="of:=HEX2DEC(MID([.E104];2;2))" office:value-type="float" office:value="85">
            <text:p>85</text:p>
          </table:table-cell>
          <table:table-cell table:formula="of:=HEX2DEC(MID([.E104];4;2))" office:value-type="float" office:value="255">
            <text:p>255</text:p>
          </table:table-cell>
          <table:table-cell table:formula="of:=HEX2DEC(MID([.E104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104]);&quot;,&quot;;ROUND([.L104]);&quot;,&quot;;ROUND([.M104]);&quot;)&quot;)" office:value-type="string" office:string-value="(89,-74,66)">
            <text:p>(89,-74,66)</text:p>
          </table:table-cell>
          <table:table-cell office:value-type="float" office:value="89">
            <text:p>89.0</text:p>
          </table:table-cell>
          <table:table-cell office:value-type="float" office:value="-74.2">
            <text:p>-74.2</text:p>
          </table:table-cell>
          <table:table-cell office:value-type="float" office:value="65.9">
            <text:p>65.9</text:p>
          </table:table-cell>
          <table:table-cell table:formula="of:=IF(AND([.L104]=0;[.M104]=0);IF([.K104]=0;&quot;Black&quot;;IF([.K104]=100;&quot;White&quot;;&quot;Gray&quot;));IF(ABS([.L104])&gt;ABS([.M104]);IF([.L104]&lt;0;&quot;Green&quot;;&quot;Red&quot;);IF(ABS([.L104])&lt;ABS([.M104]);IF([.M104]&lt;0;&quot;Blue&quot;;&quot;Yellow&quot;);&quot;None&quot;)) )" office:value-type="string" office:string-value="Green">
            <text:p>Green</text:p>
          </table:table-cell>
          <table:table-cell table:formula="of:=IF(AND([.L104]=0;[.M104]=0);IF([.K104]=0;&quot;&quot;;IF([.K104]=100;&quot;&quot;;&quot;&quot;));IF(ABS([.L104])&gt;ABS([.M104]);IF([.M104]&lt;0;&quot;Blue&quot;;&quot;Yellow&quot;);IF(ABS([.L104])&lt;ABS([.M104]);IF([.L104]&lt;0;&quot;Green&quot;;&quot;Red&quot;);&quot;None&quot;)) )" office:value-type="string" office:string-value="Yellow">
            <text:p>Yellow</text:p>
          </table:table-cell>
          <table:table-cell table:formula="of:=0.2126*[.F104] + 0.7152*[.G104] + 0.0722*[.H104]" office:value-type="float" office:value="206.584">
            <text:p>206.58</text:p>
          </table:table-cell>
          <table:table-cell table:formula="of:=MOD(60*IF([.W104]=[.X104];0;IF([.T104]=[.X104];([.U104]-[.V104])/([.X104]-[.W104]);IF([.U104]=[.X104];2+([.V104]-[.T104])/([.X104]-[.W104]);4+([.T104]-[.U104])/([.X104]-[.W104]))));360)" office:value-type="float" office:value="120">
            <text:p>120</text:p>
          </table:table-cell>
          <table:table-cell table:formula="of:=IF([.W104]=[.X104];0;IF([.S104]&lt;0.5;([.X104]-[.W104])/([.W104]+[.X104]);([.X104]-[.W104])/(2-[.X104]-[.W104])))" office:value-type="float" office:value="1">
            <text:p>1</text:p>
          </table:table-cell>
          <table:table-cell table:formula="of:=([.W104]+[.X104])/2" office:value-type="float" office:value="0.666666666666667">
            <text:p>0.67</text:p>
          </table:table-cell>
          <table:table-cell table:formula="of:=[.F104]/255" office:value-type="float" office:value="0.333333333333333">
            <text:p>0.33</text:p>
          </table:table-cell>
          <table:table-cell table:formula="of:=[.G104]/255" office:value-type="float" office:value="1">
            <text:p>1</text:p>
          </table:table-cell>
          <table:table-cell table:formula="of:=[.H104]/255" office:value-type="float" office:value="0.333333333333333">
            <text:p>0.33</text:p>
          </table:table-cell>
          <table:table-cell table:formula="of:=MIN([.T104];[.U104];[.V104])" office:value-type="float" office:value="0.333333333333333">
            <text:p>0.33</text:p>
          </table:table-cell>
          <table:table-cell table:formula="of:=MAX([.T104];[.U104];[.V104])" office:value-type="float" office:value="1">
            <text:p>1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table:number-columns-repeated="2"/>
          <table:table-cell table:style-name="ce78" office:value-type="string">
            <text:p>transparent-blue-green</text:p>
            <text:p>transparent-medium-blue-green</text:p>
          </table:table-cell>
          <table:table-cell table:style-name="ce80" office:value-type="string">
            <text:p>#55FFAA</text:p>
          </table:table-cell>
          <table:table-cell table:formula="of:=HEX2DEC(MID([.E105];2;2))" office:value-type="float" office:value="85">
            <text:p>85</text:p>
          </table:table-cell>
          <table:table-cell table:formula="of:=HEX2DEC(MID([.E105];4;2))" office:value-type="float" office:value="255">
            <text:p>255</text:p>
          </table:table-cell>
          <table:table-cell table:formula="of:=HEX2DEC(MID([.E105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105]);&quot;,&quot;;ROUND([.L105]);&quot;,&quot;;ROUND([.M105]);&quot;)&quot;)" office:value-type="string" office:string-value="(90,-62,28)">
            <text:p>(90,-62,28)</text:p>
          </table:table-cell>
          <table:table-cell office:value-type="float" office:value="90">
            <text:p>90.0</text:p>
          </table:table-cell>
          <table:table-cell office:value-type="float" office:value="-62.3">
            <text:p>-62.3</text:p>
          </table:table-cell>
          <table:table-cell office:value-type="float" office:value="28.2">
            <text:p>28.2</text:p>
          </table:table-cell>
          <table:table-cell table:formula="of:=IF(AND([.L105]=0;[.M105]=0);IF([.K105]=0;&quot;Black&quot;;IF([.K105]=100;&quot;White&quot;;&quot;Gray&quot;));IF(ABS([.L105])&gt;ABS([.M105]);IF([.L105]&lt;0;&quot;Green&quot;;&quot;Red&quot;);IF(ABS([.L105])&lt;ABS([.M105]);IF([.M105]&lt;0;&quot;Blue&quot;;&quot;Yellow&quot;);&quot;None&quot;)) )" office:value-type="string" office:string-value="Green">
            <text:p>Green</text:p>
          </table:table-cell>
          <table:table-cell table:formula="of:=IF(AND([.L105]=0;[.M105]=0);IF([.K105]=0;&quot;&quot;;IF([.K105]=100;&quot;&quot;;&quot;&quot;));IF(ABS([.L105])&gt;ABS([.M105]);IF([.M105]&lt;0;&quot;Blue&quot;;&quot;Yellow&quot;);IF(ABS([.L105])&lt;ABS([.M105]);IF([.L105]&lt;0;&quot;Green&quot;;&quot;Red&quot;);&quot;None&quot;)) )" office:value-type="string" office:string-value="Yellow">
            <text:p>Yellow</text:p>
          </table:table-cell>
          <table:table-cell table:formula="of:=0.2126*[.F105] + 0.7152*[.G105] + 0.0722*[.H105]" office:value-type="float" office:value="212.721">
            <text:p>212.72</text:p>
          </table:table-cell>
          <table:table-cell table:formula="of:=MOD(60*IF([.W105]=[.X105];0;IF([.T105]=[.X105];([.U105]-[.V105])/([.X105]-[.W105]);IF([.U105]=[.X105];2+([.V105]-[.T105])/([.X105]-[.W105]);4+([.T105]-[.U105])/([.X105]-[.W105]))));360)" office:value-type="float" office:value="150">
            <text:p>150</text:p>
          </table:table-cell>
          <table:table-cell table:formula="of:=IF([.W105]=[.X105];0;IF([.S105]&lt;0.5;([.X105]-[.W105])/([.W105]+[.X105]);([.X105]-[.W105])/(2-[.X105]-[.W105])))" office:value-type="float" office:value="1">
            <text:p>1</text:p>
          </table:table-cell>
          <table:table-cell table:formula="of:=([.W105]+[.X105])/2" office:value-type="float" office:value="0.666666666666667">
            <text:p>0.67</text:p>
          </table:table-cell>
          <table:table-cell table:formula="of:=[.F105]/255" office:value-type="float" office:value="0.333333333333333">
            <text:p>0.33</text:p>
          </table:table-cell>
          <table:table-cell table:formula="of:=[.G105]/255" office:value-type="float" office:value="1">
            <text:p>1</text:p>
          </table:table-cell>
          <table:table-cell table:formula="of:=[.H105]/255" office:value-type="float" office:value="0.666666666666667">
            <text:p>0.67</text:p>
          </table:table-cell>
          <table:table-cell table:formula="of:=MIN([.T105];[.U105];[.V105])" office:value-type="float" office:value="0.333333333333333">
            <text:p>0.33</text:p>
          </table:table-cell>
          <table:table-cell table:formula="of:=MAX([.T105];[.U105];[.V105])" office:value-type="float" office:value="1">
            <text:p>1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table:number-columns-repeated="2"/>
          <table:table-cell table:style-name="ce78" office:value-type="string">
            <text:p>transparent-cyan</text:p>
            <text:p>transparent-medium-cyan</text:p>
          </table:table-cell>
          <table:table-cell table:style-name="ce80" office:value-type="string">
            <text:p>#55FFFF</text:p>
          </table:table-cell>
          <table:table-cell table:formula="of:=HEX2DEC(MID([.E106];2;2))" office:value-type="float" office:value="85">
            <text:p>85</text:p>
          </table:table-cell>
          <table:table-cell table:formula="of:=HEX2DEC(MID([.E106];4;2))" office:value-type="float" office:value="255">
            <text:p>255</text:p>
          </table:table-cell>
          <table:table-cell table:formula="of:=HEX2DEC(MID([.E106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106]);&quot;,&quot;;ROUND([.L106]);&quot;,&quot;;ROUND([.M106]);&quot;)&quot;)" office:value-type="string" office:string-value="(92,-42,-13)">
            <text:p>(92,-42,-13)</text:p>
          </table:table-cell>
          <table:table-cell office:value-type="float" office:value="92">
            <text:p>92.0</text:p>
          </table:table-cell>
          <table:table-cell office:value-type="float" office:value="-42.4">
            <text:p>-42.4</text:p>
          </table:table-cell>
          <table:table-cell office:value-type="float" office:value="-12.7">
            <text:p>-12.7</text:p>
          </table:table-cell>
          <table:table-cell table:formula="of:=IF(AND([.L106]=0;[.M106]=0);IF([.K106]=0;&quot;Black&quot;;IF([.K106]=100;&quot;White&quot;;&quot;Gray&quot;));IF(ABS([.L106])&gt;ABS([.M106]);IF([.L106]&lt;0;&quot;Green&quot;;&quot;Red&quot;);IF(ABS([.L106])&lt;ABS([.M106]);IF([.M106]&lt;0;&quot;Blue&quot;;&quot;Yellow&quot;);&quot;None&quot;)) )" office:value-type="string" office:string-value="Green">
            <text:p>Green</text:p>
          </table:table-cell>
          <table:table-cell table:formula="of:=IF(AND([.L106]=0;[.M106]=0);IF([.K106]=0;&quot;&quot;;IF([.K106]=100;&quot;&quot;;&quot;&quot;));IF(ABS([.L106])&gt;ABS([.M106]);IF([.M106]&lt;0;&quot;Blue&quot;;&quot;Yellow&quot;);IF(ABS([.L106])&lt;ABS([.M106]);IF([.L106]&lt;0;&quot;Green&quot;;&quot;Red&quot;);&quot;None&quot;)) )" office:value-type="string" office:string-value="Blue">
            <text:p>Blue</text:p>
          </table:table-cell>
          <table:table-cell table:formula="of:=0.2126*[.F106] + 0.7152*[.G106] + 0.0722*[.H106]" office:value-type="float" office:value="218.858">
            <text:p>218.86</text:p>
          </table:table-cell>
          <table:table-cell table:formula="of:=MOD(60*IF([.W106]=[.X106];0;IF([.T106]=[.X106];([.U106]-[.V106])/([.X106]-[.W106]);IF([.U106]=[.X106];2+([.V106]-[.T106])/([.X106]-[.W106]);4+([.T106]-[.U106])/([.X106]-[.W106]))));360)" office:value-type="float" office:value="180">
            <text:p>180</text:p>
          </table:table-cell>
          <table:table-cell table:formula="of:=IF([.W106]=[.X106];0;IF([.S106]&lt;0.5;([.X106]-[.W106])/([.W106]+[.X106]);([.X106]-[.W106])/(2-[.X106]-[.W106])))" office:value-type="float" office:value="1">
            <text:p>1</text:p>
          </table:table-cell>
          <table:table-cell table:formula="of:=([.W106]+[.X106])/2" office:value-type="float" office:value="0.666666666666667">
            <text:p>0.67</text:p>
          </table:table-cell>
          <table:table-cell table:formula="of:=[.F106]/255" office:value-type="float" office:value="0.333333333333333">
            <text:p>0.33</text:p>
          </table:table-cell>
          <table:table-cell table:formula="of:=[.G106]/255" office:value-type="float" office:value="1">
            <text:p>1</text:p>
          </table:table-cell>
          <table:table-cell table:formula="of:=[.H106]/255" office:value-type="float" office:value="1">
            <text:p>1</text:p>
          </table:table-cell>
          <table:table-cell table:formula="of:=MIN([.T106];[.U106];[.V106])" office:value-type="float" office:value="0.333333333333333">
            <text:p>0.33</text:p>
          </table:table-cell>
          <table:table-cell table:formula="of:=MAX([.T106];[.U106];[.V106])" office:value-type="float" office:value="1">
            <text:p>1</text:p>
          </table:table-cell>
        </table:table-row>
        <table:table-row table:style-name="ro6">
          <table:table-cell office:value-type="float" office:value="105">
            <text:p>105</text:p>
          </table:table-cell>
          <table:table-cell table:number-columns-repeated="2"/>
          <table:table-cell table:style-name="ce78" office:value-type="string">
            <text:p>transparent-purple-brown</text:p>
            <text:p>transparent-dark-purple-brown</text:p>
            <text:p>transparent-dark-pink</text:p>
          </table:table-cell>
          <table:table-cell table:style-name="ce80" office:value-type="string">
            <text:p>#AA0055</text:p>
          </table:table-cell>
          <table:table-cell table:formula="of:=HEX2DEC(MID([.E107];2;2))" office:value-type="float" office:value="170">
            <text:p>170</text:p>
          </table:table-cell>
          <table:table-cell table:formula="of:=HEX2DEC(MID([.E107];4;2))" office:value-type="float" office:value="0">
            <text:p>0</text:p>
          </table:table-cell>
          <table:table-cell table:formula="of:=HEX2DEC(MID([.E107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107]);&quot;,&quot;;ROUND([.L107]);&quot;,&quot;;ROUND([.M107]);&quot;)&quot;)" office:value-type="string" office:string-value="(36,63,2)">
            <text:p>(36,63,2)</text:p>
          </table:table-cell>
          <table:table-cell office:value-type="float" office:value="36.4">
            <text:p>36.4</text:p>
          </table:table-cell>
          <table:table-cell office:value-type="float" office:value="62.5">
            <text:p>62.5</text:p>
          </table:table-cell>
          <table:table-cell office:value-type="float" office:value="1.9">
            <text:p>1.9</text:p>
          </table:table-cell>
          <table:table-cell table:formula="of:=IF(AND([.L107]=0;[.M107]=0);IF([.K107]=0;&quot;Black&quot;;IF([.K107]=100;&quot;White&quot;;&quot;Gray&quot;));IF(ABS([.L107])&gt;ABS([.M107]);IF([.L107]&lt;0;&quot;Green&quot;;&quot;Red&quot;);IF(ABS([.L107])&lt;ABS([.M107]);IF([.M107]&lt;0;&quot;Blue&quot;;&quot;Yellow&quot;);&quot;None&quot;)) )" office:value-type="string" office:string-value="Red">
            <text:p>Red</text:p>
          </table:table-cell>
          <table:table-cell table:formula="of:=IF(AND([.L107]=0;[.M107]=0);IF([.K107]=0;&quot;&quot;;IF([.K107]=100;&quot;&quot;;&quot;&quot;));IF(ABS([.L107])&gt;ABS([.M107]);IF([.M107]&lt;0;&quot;Blue&quot;;&quot;Yellow&quot;);IF(ABS([.L107])&lt;ABS([.M107]);IF([.L107]&lt;0;&quot;Green&quot;;&quot;Red&quot;);&quot;None&quot;)) )" office:value-type="string" office:string-value="Yellow">
            <text:p>Yellow</text:p>
          </table:table-cell>
          <table:table-cell table:formula="of:=0.2126*[.F107] + 0.7152*[.G107] + 0.0722*[.H107]" office:value-type="float" office:value="42.279">
            <text:p>42.28</text:p>
          </table:table-cell>
          <table:table-cell table:formula="of:=MOD(60*IF([.W107]=[.X107];0;IF([.T107]=[.X107];([.U107]-[.V107])/([.X107]-[.W107]);IF([.U107]=[.X107];2+([.V107]-[.T107])/([.X107]-[.W107]);4+([.T107]-[.U107])/([.X107]-[.W107]))));360)" office:value-type="float" office:value="330">
            <text:p>330</text:p>
          </table:table-cell>
          <table:table-cell table:formula="of:=IF([.W107]=[.X107];0;IF([.S107]&lt;0.5;([.X107]-[.W107])/([.W107]+[.X107]);([.X107]-[.W107])/(2-[.X107]-[.W107])))" office:value-type="float" office:value="1">
            <text:p>1</text:p>
          </table:table-cell>
          <table:table-cell table:formula="of:=([.W107]+[.X107])/2" office:value-type="float" office:value="0.333333333333333">
            <text:p>0.33</text:p>
          </table:table-cell>
          <table:table-cell table:formula="of:=[.F107]/255" office:value-type="float" office:value="0.666666666666667">
            <text:p>0.67</text:p>
          </table:table-cell>
          <table:table-cell table:formula="of:=[.G107]/255" office:value-type="float" office:value="0">
            <text:p>0</text:p>
          </table:table-cell>
          <table:table-cell table:formula="of:=[.H107]/255" office:value-type="float" office:value="0.333333333333333">
            <text:p>0.33</text:p>
          </table:table-cell>
          <table:table-cell table:formula="of:=MIN([.T107];[.U107];[.V107])" office:value-type="float" office:value="0">
            <text:p>0</text:p>
          </table:table-cell>
          <table:table-cell table:formula="of:=MAX([.T107];[.U107];[.V107])" office:value-type="float" office:value="0.666666666666667">
            <text:p>0.6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table:style-name="ce78" office:value-type="string">
            <text:p>transparent-bright-purple</text:p>
          </table:table-cell>
          <table:table-cell table:style-name="ce80" office:value-type="string">
            <text:p>#AA00FF</text:p>
          </table:table-cell>
          <table:table-cell table:formula="of:=HEX2DEC(MID([.E108];2;2))" office:value-type="float" office:value="170">
            <text:p>170</text:p>
          </table:table-cell>
          <table:table-cell table:formula="of:=HEX2DEC(MID([.E108];4;2))" office:value-type="float" office:value="0">
            <text:p>0</text:p>
          </table:table-cell>
          <table:table-cell table:formula="of:=HEX2DEC(MID([.E108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108]);&quot;,&quot;;ROUND([.L108]);&quot;,&quot;;ROUND([.M108]);&quot;)&quot;)" office:value-type="string" office:string-value="(47,87,-84)">
            <text:p>(47,87,-84)</text:p>
          </table:table-cell>
          <table:table-cell office:value-type="float" office:value="46.7">
            <text:p>46.7</text:p>
          </table:table-cell>
          <table:table-cell office:value-type="float" office:value="87">
            <text:p>87.0</text:p>
          </table:table-cell>
          <table:table-cell office:value-type="float" office:value="-83.6">
            <text:p>-83.6</text:p>
          </table:table-cell>
          <table:table-cell table:formula="of:=IF(AND([.L108]=0;[.M108]=0);IF([.K108]=0;&quot;Black&quot;;IF([.K108]=100;&quot;White&quot;;&quot;Gray&quot;));IF(ABS([.L108])&gt;ABS([.M108]);IF([.L108]&lt;0;&quot;Green&quot;;&quot;Red&quot;);IF(ABS([.L108])&lt;ABS([.M108]);IF([.M108]&lt;0;&quot;Blue&quot;;&quot;Yellow&quot;);&quot;None&quot;)) )" office:value-type="string" office:string-value="Red">
            <text:p>Red</text:p>
          </table:table-cell>
          <table:table-cell table:formula="of:=IF(AND([.L108]=0;[.M108]=0);IF([.K108]=0;&quot;&quot;;IF([.K108]=100;&quot;&quot;;&quot;&quot;));IF(ABS([.L108])&gt;ABS([.M108]);IF([.M108]&lt;0;&quot;Blue&quot;;&quot;Yellow&quot;);IF(ABS([.L108])&lt;ABS([.M108]);IF([.L108]&lt;0;&quot;Green&quot;;&quot;Red&quot;);&quot;None&quot;)) )" office:value-type="string" office:string-value="Blue">
            <text:p>Blue</text:p>
          </table:table-cell>
          <table:table-cell table:formula="of:=0.2126*[.F108] + 0.7152*[.G108] + 0.0722*[.H108]" office:value-type="float" office:value="54.553">
            <text:p>54.55</text:p>
          </table:table-cell>
          <table:table-cell table:formula="of:=MOD(60*IF([.W108]=[.X108];0;IF([.T108]=[.X108];([.U108]-[.V108])/([.X108]-[.W108]);IF([.U108]=[.X108];2+([.V108]-[.T108])/([.X108]-[.W108]);4+([.T108]-[.U108])/([.X108]-[.W108]))));360)" office:value-type="float" office:value="280">
            <text:p>280</text:p>
          </table:table-cell>
          <table:table-cell table:formula="of:=IF([.W108]=[.X108];0;IF([.S108]&lt;0.5;([.X108]-[.W108])/([.W108]+[.X108]);([.X108]-[.W108])/(2-[.X108]-[.W108])))" office:value-type="float" office:value="1">
            <text:p>1</text:p>
          </table:table-cell>
          <table:table-cell table:formula="of:=([.W108]+[.X108])/2" office:value-type="float" office:value="0.5">
            <text:p>0.5</text:p>
          </table:table-cell>
          <table:table-cell table:formula="of:=[.F108]/255" office:value-type="float" office:value="0.666666666666667">
            <text:p>0.67</text:p>
          </table:table-cell>
          <table:table-cell table:formula="of:=[.G108]/255" office:value-type="float" office:value="0">
            <text:p>0</text:p>
          </table:table-cell>
          <table:table-cell table:formula="of:=[.H108]/255" office:value-type="float" office:value="1">
            <text:p>1</text:p>
          </table:table-cell>
          <table:table-cell table:formula="of:=MIN([.T108];[.U108];[.V108])" office:value-type="float" office:value="0">
            <text:p>0</text:p>
          </table:table-cell>
          <table:table-cell table:formula="of:=MAX([.T108];[.U108];[.V108])" office:value-type="float" office:value="1">
            <text:p>1</text:p>
          </table:table-cell>
        </table:table-row>
        <table:table-row table:style-name="ro10">
          <table:table-cell office:value-type="float" office:value="107">
            <text:p>107</text:p>
          </table:table-cell>
          <table:table-cell table:number-columns-repeated="2"/>
          <table:table-cell table:style-name="ce78" office:value-type="string">
            <text:p>transparent-dull-orange-brown</text:p>
            <text:p>transparent-dull-orange</text:p>
            <text:p>transparent-dull-brown</text:p>
            <text:p>transparent-dull-red</text:p>
          </table:table-cell>
          <table:table-cell table:style-name="ce80" office:value-type="string">
            <text:p>#AA5500</text:p>
          </table:table-cell>
          <table:table-cell table:formula="of:=HEX2DEC(MID([.E109];2;2))" office:value-type="float" office:value="170">
            <text:p>170</text:p>
          </table:table-cell>
          <table:table-cell table:formula="of:=HEX2DEC(MID([.E109];4;2))" office:value-type="float" office:value="85">
            <text:p>85</text:p>
          </table:table-cell>
          <table:table-cell table:formula="of:=HEX2DEC(MID([.E109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109]);&quot;,&quot;;ROUND([.L109]);&quot;,&quot;;ROUND([.M109]);&quot;)&quot;)" office:value-type="string" office:string-value="(46,31,55)">
            <text:p>(46,31,55)</text:p>
          </table:table-cell>
          <table:table-cell office:value-type="float" office:value="45.7">
            <text:p>45.7</text:p>
          </table:table-cell>
          <table:table-cell office:value-type="float" office:value="30.6">
            <text:p>30.6</text:p>
          </table:table-cell>
          <table:table-cell office:value-type="float" office:value="54.9">
            <text:p>54.9</text:p>
          </table:table-cell>
          <table:table-cell table:formula="of:=IF(AND([.L109]=0;[.M109]=0);IF([.K109]=0;&quot;Black&quot;;IF([.K109]=100;&quot;White&quot;;&quot;Gray&quot;));IF(ABS([.L109])&gt;ABS([.M109]);IF([.L109]&lt;0;&quot;Green&quot;;&quot;Red&quot;);IF(ABS([.L109])&lt;ABS([.M109]);IF([.M109]&lt;0;&quot;Blue&quot;;&quot;Yellow&quot;);&quot;None&quot;)) )" office:value-type="string" office:string-value="Yellow">
            <text:p>Yellow</text:p>
          </table:table-cell>
          <table:table-cell table:formula="of:=IF(AND([.L109]=0;[.M109]=0);IF([.K109]=0;&quot;&quot;;IF([.K109]=100;&quot;&quot;;&quot;&quot;));IF(ABS([.L109])&gt;ABS([.M109]);IF([.M109]&lt;0;&quot;Blue&quot;;&quot;Yellow&quot;);IF(ABS([.L109])&lt;ABS([.M109]);IF([.L109]&lt;0;&quot;Green&quot;;&quot;Red&quot;);&quot;None&quot;)) )" office:value-type="string" office:string-value="Red">
            <text:p>Red</text:p>
          </table:table-cell>
          <table:table-cell table:formula="of:=0.2126*[.F109] + 0.7152*[.G109] + 0.0722*[.H109]" office:value-type="float" office:value="96.934">
            <text:p>96.93</text:p>
          </table:table-cell>
          <table:table-cell table:formula="of:=MOD(60*IF([.W109]=[.X109];0;IF([.T109]=[.X109];([.U109]-[.V109])/([.X109]-[.W109]);IF([.U109]=[.X109];2+([.V109]-[.T109])/([.X109]-[.W109]);4+([.T109]-[.U109])/([.X109]-[.W109]))));360)" office:value-type="float" office:value="30">
            <text:p>30</text:p>
          </table:table-cell>
          <table:table-cell table:formula="of:=IF([.W109]=[.X109];0;IF([.S109]&lt;0.5;([.X109]-[.W109])/([.W109]+[.X109]);([.X109]-[.W109])/(2-[.X109]-[.W109])))" office:value-type="float" office:value="1">
            <text:p>1</text:p>
          </table:table-cell>
          <table:table-cell table:formula="of:=([.W109]+[.X109])/2" office:value-type="float" office:value="0.333333333333333">
            <text:p>0.33</text:p>
          </table:table-cell>
          <table:table-cell table:formula="of:=[.F109]/255" office:value-type="float" office:value="0.666666666666667">
            <text:p>0.67</text:p>
          </table:table-cell>
          <table:table-cell table:formula="of:=[.G109]/255" office:value-type="float" office:value="0.333333333333333">
            <text:p>0.33</text:p>
          </table:table-cell>
          <table:table-cell table:formula="of:=[.H109]/255" office:value-type="float" office:value="0">
            <text:p>0</text:p>
          </table:table-cell>
          <table:table-cell table:formula="of:=MIN([.T109];[.U109];[.V109])" office:value-type="float" office:value="0">
            <text:p>0</text:p>
          </table:table-cell>
          <table:table-cell table:formula="of:=MAX([.T109];[.U109];[.V109])" office:value-type="float" office:value="0.666666666666667">
            <text:p>0.67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table:number-columns-repeated="2"/>
          <table:table-cell table:style-name="ce78" office:value-type="string">
            <text:p>transparent-dull-purple-brown</text:p>
            <text:p>transparent-dull-pink</text:p>
          </table:table-cell>
          <table:table-cell table:style-name="ce80" office:value-type="string">
            <text:p>#AA5555</text:p>
          </table:table-cell>
          <table:table-cell table:formula="of:=HEX2DEC(MID([.E110];2;2))" office:value-type="float" office:value="170">
            <text:p>170</text:p>
          </table:table-cell>
          <table:table-cell table:formula="of:=HEX2DEC(MID([.E110];4;2))" office:value-type="float" office:value="85">
            <text:p>85</text:p>
          </table:table-cell>
          <table:table-cell table:formula="of:=HEX2DEC(MID([.E110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110]);&quot;,&quot;;ROUND([.L110]);&quot;,&quot;;ROUND([.M110]);&quot;)&quot;)" office:value-type="string" office:string-value="(47,35,16)">
            <text:p>(47,35,16)</text:p>
          </table:table-cell>
          <table:table-cell office:value-type="float" office:value="46.6">
            <text:p>46.6</text:p>
          </table:table-cell>
          <table:table-cell office:value-type="float" office:value="34.8">
            <text:p>34.8</text:p>
          </table:table-cell>
          <table:table-cell office:value-type="float" office:value="16.2">
            <text:p>16.2</text:p>
          </table:table-cell>
          <table:table-cell table:formula="of:=IF(AND([.L110]=0;[.M110]=0);IF([.K110]=0;&quot;Black&quot;;IF([.K110]=100;&quot;White&quot;;&quot;Gray&quot;));IF(ABS([.L110])&gt;ABS([.M110]);IF([.L110]&lt;0;&quot;Green&quot;;&quot;Red&quot;);IF(ABS([.L110])&lt;ABS([.M110]);IF([.M110]&lt;0;&quot;Blue&quot;;&quot;Yellow&quot;);&quot;None&quot;)) )" office:value-type="string" office:string-value="Red">
            <text:p>Red</text:p>
          </table:table-cell>
          <table:table-cell table:formula="of:=IF(AND([.L110]=0;[.M110]=0);IF([.K110]=0;&quot;&quot;;IF([.K110]=100;&quot;&quot;;&quot;&quot;));IF(ABS([.L110])&gt;ABS([.M110]);IF([.M110]&lt;0;&quot;Blue&quot;;&quot;Yellow&quot;);IF(ABS([.L110])&lt;ABS([.M110]);IF([.L110]&lt;0;&quot;Green&quot;;&quot;Red&quot;);&quot;None&quot;)) )" office:value-type="string" office:string-value="Yellow">
            <text:p>Yellow</text:p>
          </table:table-cell>
          <table:table-cell table:formula="of:=0.2126*[.F110] + 0.7152*[.G110] + 0.0722*[.H110]" office:value-type="float" office:value="103.071">
            <text:p>103.07</text:p>
          </table:table-cell>
          <table:table-cell table:formula="of:=MOD(60*IF([.W110]=[.X110];0;IF([.T110]=[.X110];([.U110]-[.V110])/([.X110]-[.W110]);IF([.U110]=[.X110];2+([.V110]-[.T110])/([.X110]-[.W110]);4+([.T110]-[.U110])/([.X110]-[.W110]))));360)" office:value-type="float" office:value="0">
            <text:p>0</text:p>
          </table:table-cell>
          <table:table-cell table:formula="of:=IF([.W110]=[.X110];0;IF([.S110]&lt;0.5;([.X110]-[.W110])/([.W110]+[.X110]);([.X110]-[.W110])/(2-[.X110]-[.W110])))" office:value-type="float" office:value="0.333333333333333">
            <text:p>0.33</text:p>
          </table:table-cell>
          <table:table-cell table:formula="of:=([.W110]+[.X110])/2" office:value-type="float" office:value="0.5">
            <text:p>0.5</text:p>
          </table:table-cell>
          <table:table-cell table:formula="of:=[.F110]/255" office:value-type="float" office:value="0.666666666666667">
            <text:p>0.67</text:p>
          </table:table-cell>
          <table:table-cell table:formula="of:=[.G110]/255" office:value-type="float" office:value="0.333333333333333">
            <text:p>0.33</text:p>
          </table:table-cell>
          <table:table-cell table:formula="of:=[.H110]/255" office:value-type="float" office:value="0.333333333333333">
            <text:p>0.33</text:p>
          </table:table-cell>
          <table:table-cell table:formula="of:=MIN([.T110];[.U110];[.V110])" office:value-type="float" office:value="0.333333333333333">
            <text:p>0.33</text:p>
          </table:table-cell>
          <table:table-cell table:formula="of:=MAX([.T110];[.U110];[.V110])" office:value-type="float" office:value="0.666666666666667">
            <text:p>0.67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/>
          <table:table-cell table:style-name="ce78" office:value-type="string">
            <text:p>transparent-dull-magenta</text:p>
          </table:table-cell>
          <table:table-cell table:style-name="ce80" office:value-type="string">
            <text:p>#AA55AA</text:p>
          </table:table-cell>
          <table:table-cell table:formula="of:=HEX2DEC(MID([.E111];2;2))" office:value-type="float" office:value="170">
            <text:p>170</text:p>
          </table:table-cell>
          <table:table-cell table:formula="of:=HEX2DEC(MID([.E111];4;2))" office:value-type="float" office:value="85">
            <text:p>85</text:p>
          </table:table-cell>
          <table:table-cell table:formula="of:=HEX2DEC(MID([.E111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111]);&quot;,&quot;;ROUND([.L111]);&quot;,&quot;;ROUND([.M111]);&quot;)&quot;)" office:value-type="string" office:string-value="(49,47,-31)">
            <text:p>(49,47,-31)</text:p>
          </table:table-cell>
          <table:table-cell office:value-type="float" office:value="49.4">
            <text:p>49.4</text:p>
          </table:table-cell>
          <table:table-cell office:value-type="float" office:value="47">
            <text:p>47.0</text:p>
          </table:table-cell>
          <table:table-cell office:value-type="float" office:value="-30.5">
            <text:p>-30.5</text:p>
          </table:table-cell>
          <table:table-cell table:formula="of:=IF(AND([.L111]=0;[.M111]=0);IF([.K111]=0;&quot;Black&quot;;IF([.K111]=100;&quot;White&quot;;&quot;Gray&quot;));IF(ABS([.L111])&gt;ABS([.M111]);IF([.L111]&lt;0;&quot;Green&quot;;&quot;Red&quot;);IF(ABS([.L111])&lt;ABS([.M111]);IF([.M111]&lt;0;&quot;Blue&quot;;&quot;Yellow&quot;);&quot;None&quot;)) )" office:value-type="string" office:string-value="Red">
            <text:p>Red</text:p>
          </table:table-cell>
          <table:table-cell table:formula="of:=IF(AND([.L111]=0;[.M111]=0);IF([.K111]=0;&quot;&quot;;IF([.K111]=100;&quot;&quot;;&quot;&quot;));IF(ABS([.L111])&gt;ABS([.M111]);IF([.M111]&lt;0;&quot;Blue&quot;;&quot;Yellow&quot;);IF(ABS([.L111])&lt;ABS([.M111]);IF([.L111]&lt;0;&quot;Green&quot;;&quot;Red&quot;);&quot;None&quot;)) )" office:value-type="string" office:string-value="Blue">
            <text:p>Blue</text:p>
          </table:table-cell>
          <table:table-cell table:formula="of:=0.2126*[.F111] + 0.7152*[.G111] + 0.0722*[.H111]" office:value-type="float" office:value="109.208">
            <text:p>109.21</text:p>
          </table:table-cell>
          <table:table-cell table:formula="of:=MOD(60*IF([.W111]=[.X111];0;IF([.T111]=[.X111];([.U111]-[.V111])/([.X111]-[.W111]);IF([.U111]=[.X111];2+([.V111]-[.T111])/([.X111]-[.W111]);4+([.T111]-[.U111])/([.X111]-[.W111]))));360)" office:value-type="float" office:value="300">
            <text:p>300</text:p>
          </table:table-cell>
          <table:table-cell table:formula="of:=IF([.W111]=[.X111];0;IF([.S111]&lt;0.5;([.X111]-[.W111])/([.W111]+[.X111]);([.X111]-[.W111])/(2-[.X111]-[.W111])))" office:value-type="float" office:value="0.333333333333333">
            <text:p>0.33</text:p>
          </table:table-cell>
          <table:table-cell table:formula="of:=([.W111]+[.X111])/2" office:value-type="float" office:value="0.5">
            <text:p>0.5</text:p>
          </table:table-cell>
          <table:table-cell table:formula="of:=[.F111]/255" office:value-type="float" office:value="0.666666666666667">
            <text:p>0.67</text:p>
          </table:table-cell>
          <table:table-cell table:formula="of:=[.G111]/255" office:value-type="float" office:value="0.333333333333333">
            <text:p>0.33</text:p>
          </table:table-cell>
          <table:table-cell table:formula="of:=[.H111]/255" office:value-type="float" office:value="0.666666666666667">
            <text:p>0.67</text:p>
          </table:table-cell>
          <table:table-cell table:formula="of:=MIN([.T111];[.U111];[.V111])" office:value-type="float" office:value="0.333333333333333">
            <text:p>0.33</text:p>
          </table:table-cell>
          <table:table-cell table:formula="of:=MAX([.T111];[.U111];[.V111])" office:value-type="float" office:value="0.666666666666667">
            <text:p>0.6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/>
          <table:table-cell table:style-name="ce78" office:value-type="string">
            <text:p>transparent-medium-purple</text:p>
          </table:table-cell>
          <table:table-cell table:style-name="ce80" office:value-type="string">
            <text:p>#AA55FF</text:p>
          </table:table-cell>
          <table:table-cell table:formula="of:=HEX2DEC(MID([.E112];2;2))" office:value-type="float" office:value="170">
            <text:p>170</text:p>
          </table:table-cell>
          <table:table-cell table:formula="of:=HEX2DEC(MID([.E112];4;2))" office:value-type="float" office:value="85">
            <text:p>85</text:p>
          </table:table-cell>
          <table:table-cell table:formula="of:=HEX2DEC(MID([.E112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112]);&quot;,&quot;;ROUND([.L112]);&quot;,&quot;;ROUND([.M112]);&quot;)&quot;)" office:value-type="string" office:string-value="(54,65,-71)">
            <text:p>(54,65,-71)</text:p>
          </table:table-cell>
          <table:table-cell office:value-type="float" office:value="54.3">
            <text:p>54.3</text:p>
          </table:table-cell>
          <table:table-cell office:value-type="float" office:value="64.9">
            <text:p>64.9</text:p>
          </table:table-cell>
          <table:table-cell office:value-type="float" office:value="-71.2">
            <text:p>-71.2</text:p>
          </table:table-cell>
          <table:table-cell table:formula="of:=IF(AND([.L112]=0;[.M112]=0);IF([.K112]=0;&quot;Black&quot;;IF([.K112]=100;&quot;White&quot;;&quot;Gray&quot;));IF(ABS([.L112])&gt;ABS([.M112]);IF([.L112]&lt;0;&quot;Green&quot;;&quot;Red&quot;);IF(ABS([.L112])&lt;ABS([.M112]);IF([.M112]&lt;0;&quot;Blue&quot;;&quot;Yellow&quot;);&quot;None&quot;)) )" office:value-type="string" office:string-value="Blue">
            <text:p>Blue</text:p>
          </table:table-cell>
          <table:table-cell table:formula="of:=IF(AND([.L112]=0;[.M112]=0);IF([.K112]=0;&quot;&quot;;IF([.K112]=100;&quot;&quot;;&quot;&quot;));IF(ABS([.L112])&gt;ABS([.M112]);IF([.M112]&lt;0;&quot;Blue&quot;;&quot;Yellow&quot;);IF(ABS([.L112])&lt;ABS([.M112]);IF([.L112]&lt;0;&quot;Green&quot;;&quot;Red&quot;);&quot;None&quot;)) )" office:value-type="string" office:string-value="Red">
            <text:p>Red</text:p>
          </table:table-cell>
          <table:table-cell table:formula="of:=0.2126*[.F112] + 0.7152*[.G112] + 0.0722*[.H112]" office:value-type="float" office:value="115.345">
            <text:p>115.35</text:p>
          </table:table-cell>
          <table:table-cell table:formula="of:=MOD(60*IF([.W112]=[.X112];0;IF([.T112]=[.X112];([.U112]-[.V112])/([.X112]-[.W112]);IF([.U112]=[.X112];2+([.V112]-[.T112])/([.X112]-[.W112]);4+([.T112]-[.U112])/([.X112]-[.W112]))));360)" office:value-type="float" office:value="270">
            <text:p>270</text:p>
          </table:table-cell>
          <table:table-cell table:formula="of:=IF([.W112]=[.X112];0;IF([.S112]&lt;0.5;([.X112]-[.W112])/([.W112]+[.X112]);([.X112]-[.W112])/(2-[.X112]-[.W112])))" office:value-type="float" office:value="1">
            <text:p>1</text:p>
          </table:table-cell>
          <table:table-cell table:formula="of:=([.W112]+[.X112])/2" office:value-type="float" office:value="0.666666666666667">
            <text:p>0.67</text:p>
          </table:table-cell>
          <table:table-cell table:formula="of:=[.F112]/255" office:value-type="float" office:value="0.666666666666667">
            <text:p>0.67</text:p>
          </table:table-cell>
          <table:table-cell table:formula="of:=[.G112]/255" office:value-type="float" office:value="0.333333333333333">
            <text:p>0.33</text:p>
          </table:table-cell>
          <table:table-cell table:formula="of:=[.H112]/255" office:value-type="float" office:value="1">
            <text:p>1</text:p>
          </table:table-cell>
          <table:table-cell table:formula="of:=MIN([.T112];[.U112];[.V112])" office:value-type="float" office:value="0.333333333333333">
            <text:p>0.33</text:p>
          </table:table-cell>
          <table:table-cell table:formula="of:=MAX([.T112];[.U112];[.V112])" office:value-type="float" office:value="1">
            <text:p>1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 table:number-columns-repeated="2"/>
          <table:table-cell table:style-name="ce78" office:value-type="string">
            <text:p>transparent-dull-yellow-brown</text:p>
            <text:p>transparent-dull-yellow</text:p>
          </table:table-cell>
          <table:table-cell table:style-name="ce80" office:value-type="string">
            <text:p>#AAAA55</text:p>
          </table:table-cell>
          <table:table-cell table:formula="of:=HEX2DEC(MID([.E113];2;2))" office:value-type="float" office:value="170">
            <text:p>170</text:p>
          </table:table-cell>
          <table:table-cell table:formula="of:=HEX2DEC(MID([.E113];4;2))" office:value-type="float" office:value="170">
            <text:p>170</text:p>
          </table:table-cell>
          <table:table-cell table:formula="of:=HEX2DEC(MID([.E113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113]);&quot;,&quot;;ROUND([.L113]);&quot;,&quot;;ROUND([.M113]);&quot;)&quot;)" office:value-type="string" office:string-value="(68,-12,43)">
            <text:p>(68,-12,43)</text:p>
          </table:table-cell>
          <table:table-cell office:value-type="float" office:value="68">
            <text:p>68.0</text:p>
          </table:table-cell>
          <table:table-cell office:value-type="float" office:value="-12">
            <text:p>-12.0</text:p>
          </table:table-cell>
          <table:table-cell office:value-type="float" office:value="43.4">
            <text:p>43.4</text:p>
          </table:table-cell>
          <table:table-cell table:formula="of:=IF(AND([.L113]=0;[.M113]=0);IF([.K113]=0;&quot;Black&quot;;IF([.K113]=100;&quot;White&quot;;&quot;Gray&quot;));IF(ABS([.L113])&gt;ABS([.M113]);IF([.L113]&lt;0;&quot;Green&quot;;&quot;Red&quot;);IF(ABS([.L113])&lt;ABS([.M113]);IF([.M113]&lt;0;&quot;Blue&quot;;&quot;Yellow&quot;);&quot;None&quot;)) )" office:value-type="string" office:string-value="Yellow">
            <text:p>Yellow</text:p>
          </table:table-cell>
          <table:table-cell table:formula="of:=IF(AND([.L113]=0;[.M113]=0);IF([.K113]=0;&quot;&quot;;IF([.K113]=100;&quot;&quot;;&quot;&quot;));IF(ABS([.L113])&gt;ABS([.M113]);IF([.M113]&lt;0;&quot;Blue&quot;;&quot;Yellow&quot;);IF(ABS([.L113])&lt;ABS([.M113]);IF([.L113]&lt;0;&quot;Green&quot;;&quot;Red&quot;);&quot;None&quot;)) )" office:value-type="string" office:string-value="Green">
            <text:p>Green</text:p>
          </table:table-cell>
          <table:table-cell table:formula="of:=0.2126*[.F113] + 0.7152*[.G113] + 0.0722*[.H113]" office:value-type="float" office:value="163.863">
            <text:p>163.86</text:p>
          </table:table-cell>
          <table:table-cell table:formula="of:=MOD(60*IF([.W113]=[.X113];0;IF([.T113]=[.X113];([.U113]-[.V113])/([.X113]-[.W113]);IF([.U113]=[.X113];2+([.V113]-[.T113])/([.X113]-[.W113]);4+([.T113]-[.U113])/([.X113]-[.W113]))));360)" office:value-type="float" office:value="60">
            <text:p>60</text:p>
          </table:table-cell>
          <table:table-cell table:formula="of:=IF([.W113]=[.X113];0;IF([.S113]&lt;0.5;([.X113]-[.W113])/([.W113]+[.X113]);([.X113]-[.W113])/(2-[.X113]-[.W113])))" office:value-type="float" office:value="0.333333333333333">
            <text:p>0.33</text:p>
          </table:table-cell>
          <table:table-cell table:formula="of:=([.W113]+[.X113])/2" office:value-type="float" office:value="0.5">
            <text:p>0.5</text:p>
          </table:table-cell>
          <table:table-cell table:formula="of:=[.F113]/255" office:value-type="float" office:value="0.666666666666667">
            <text:p>0.67</text:p>
          </table:table-cell>
          <table:table-cell table:formula="of:=[.G113]/255" office:value-type="float" office:value="0.666666666666667">
            <text:p>0.67</text:p>
          </table:table-cell>
          <table:table-cell table:formula="of:=[.H113]/255" office:value-type="float" office:value="0.333333333333333">
            <text:p>0.33</text:p>
          </table:table-cell>
          <table:table-cell table:formula="of:=MIN([.T113];[.U113];[.V113])" office:value-type="float" office:value="0.333333333333333">
            <text:p>0.33</text:p>
          </table:table-cell>
          <table:table-cell table:formula="of:=MAX([.T113];[.U113];[.V113])" office:value-type="float" office:value="0.666666666666667">
            <text:p>0.6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2"/>
          <table:table-cell table:style-name="ce78" office:value-type="string">
            <text:p>transparent-light-purple</text:p>
          </table:table-cell>
          <table:table-cell table:style-name="ce80" office:value-type="string">
            <text:p>#AAAAFF</text:p>
          </table:table-cell>
          <table:table-cell table:formula="of:=HEX2DEC(MID([.E114];2;2))" office:value-type="float" office:value="170">
            <text:p>170</text:p>
          </table:table-cell>
          <table:table-cell table:formula="of:=HEX2DEC(MID([.E114];4;2))" office:value-type="float" office:value="170">
            <text:p>170</text:p>
          </table:table-cell>
          <table:table-cell table:formula="of:=HEX2DEC(MID([.E114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114]);&quot;,&quot;;ROUND([.L114]);&quot;,&quot;;ROUND([.M114]);&quot;)&quot;)" office:value-type="string" office:string-value="(73,19,-42)">
            <text:p>(73,19,-42)</text:p>
          </table:table-cell>
          <table:table-cell office:value-type="float" office:value="72.6">
            <text:p>72.6</text:p>
          </table:table-cell>
          <table:table-cell office:value-type="float" office:value="19.1">
            <text:p>19.1</text:p>
          </table:table-cell>
          <table:table-cell office:value-type="float" office:value="-42.1">
            <text:p>-42.1</text:p>
          </table:table-cell>
          <table:table-cell table:formula="of:=IF(AND([.L114]=0;[.M114]=0);IF([.K114]=0;&quot;Black&quot;;IF([.K114]=100;&quot;White&quot;;&quot;Gray&quot;));IF(ABS([.L114])&gt;ABS([.M114]);IF([.L114]&lt;0;&quot;Green&quot;;&quot;Red&quot;);IF(ABS([.L114])&lt;ABS([.M114]);IF([.M114]&lt;0;&quot;Blue&quot;;&quot;Yellow&quot;);&quot;None&quot;)) )" office:value-type="string" office:string-value="Blue">
            <text:p>Blue</text:p>
          </table:table-cell>
          <table:table-cell table:formula="of:=IF(AND([.L114]=0;[.M114]=0);IF([.K114]=0;&quot;&quot;;IF([.K114]=100;&quot;&quot;;&quot;&quot;));IF(ABS([.L114])&gt;ABS([.M114]);IF([.M114]&lt;0;&quot;Blue&quot;;&quot;Yellow&quot;);IF(ABS([.L114])&lt;ABS([.M114]);IF([.L114]&lt;0;&quot;Green&quot;;&quot;Red&quot;);&quot;None&quot;)) )" office:value-type="string" office:string-value="Red">
            <text:p>Red</text:p>
          </table:table-cell>
          <table:table-cell table:formula="of:=0.2126*[.F114] + 0.7152*[.G114] + 0.0722*[.H114]" office:value-type="float" office:value="176.137">
            <text:p>176.14</text:p>
          </table:table-cell>
          <table:table-cell table:formula="of:=MOD(60*IF([.W114]=[.X114];0;IF([.T114]=[.X114];([.U114]-[.V114])/([.X114]-[.W114]);IF([.U114]=[.X114];2+([.V114]-[.T114])/([.X114]-[.W114]);4+([.T114]-[.U114])/([.X114]-[.W114]))));360)" office:value-type="float" office:value="240">
            <text:p>240</text:p>
          </table:table-cell>
          <table:table-cell table:formula="of:=IF([.W114]=[.X114];0;IF([.S114]&lt;0.5;([.X114]-[.W114])/([.W114]+[.X114]);([.X114]-[.W114])/(2-[.X114]-[.W114])))" office:value-type="float" office:value="1">
            <text:p>1</text:p>
          </table:table-cell>
          <table:table-cell table:formula="of:=([.W114]+[.X114])/2" office:value-type="float" office:value="0.833333333333333">
            <text:p>0.83</text:p>
          </table:table-cell>
          <table:table-cell table:formula="of:=[.F114]/255" office:value-type="float" office:value="0.666666666666667">
            <text:p>0.67</text:p>
          </table:table-cell>
          <table:table-cell table:formula="of:=[.G114]/255" office:value-type="float" office:value="0.666666666666667">
            <text:p>0.67</text:p>
          </table:table-cell>
          <table:table-cell table:formula="of:=[.H114]/255" office:value-type="float" office:value="1">
            <text:p>1</text:p>
          </table:table-cell>
          <table:table-cell table:formula="of:=MIN([.T114];[.U114];[.V114])" office:value-type="float" office:value="0.666666666666667">
            <text:p>0.67</text:p>
          </table:table-cell>
          <table:table-cell table:formula="of:=MAX([.T114];[.U114];[.V114])" office:value-type="float" office:value="1">
            <text:p>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/>
          <table:table-cell table:style-name="ce78" office:value-type="string">
            <text:p>transparent-medium-yellow-green</text:p>
          </table:table-cell>
          <table:table-cell table:style-name="ce80" office:value-type="string">
            <text:p>#AAFF00</text:p>
          </table:table-cell>
          <table:table-cell table:formula="of:=HEX2DEC(MID([.E115];2;2))" office:value-type="float" office:value="170">
            <text:p>170</text:p>
          </table:table-cell>
          <table:table-cell table:formula="of:=HEX2DEC(MID([.E115];4;2))" office:value-type="float" office:value="255">
            <text:p>255</text:p>
          </table:table-cell>
          <table:table-cell table:formula="of:=HEX2DEC(MID([.E115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115]);&quot;,&quot;;ROUND([.L115]);&quot;,&quot;;ROUND([.M115]);&quot;)&quot;)" office:value-type="string" office:string-value="(92,-55,88)">
            <text:p>(92,-55,88)</text:p>
          </table:table-cell>
          <table:table-cell office:value-type="float" office:value="91.7">
            <text:p>91.7</text:p>
          </table:table-cell>
          <table:table-cell office:value-type="float" office:value="-54.5">
            <text:p>-54.5</text:p>
          </table:table-cell>
          <table:table-cell office:value-type="float" office:value="88">
            <text:p>88.0</text:p>
          </table:table-cell>
          <table:table-cell table:formula="of:=IF(AND([.L115]=0;[.M115]=0);IF([.K115]=0;&quot;Black&quot;;IF([.K115]=100;&quot;White&quot;;&quot;Gray&quot;));IF(ABS([.L115])&gt;ABS([.M115]);IF([.L115]&lt;0;&quot;Green&quot;;&quot;Red&quot;);IF(ABS([.L115])&lt;ABS([.M115]);IF([.M115]&lt;0;&quot;Blue&quot;;&quot;Yellow&quot;);&quot;None&quot;)) )" office:value-type="string" office:string-value="Yellow">
            <text:p>Yellow</text:p>
          </table:table-cell>
          <table:table-cell table:formula="of:=IF(AND([.L115]=0;[.M115]=0);IF([.K115]=0;&quot;&quot;;IF([.K115]=100;&quot;&quot;;&quot;&quot;));IF(ABS([.L115])&gt;ABS([.M115]);IF([.M115]&lt;0;&quot;Blue&quot;;&quot;Yellow&quot;);IF(ABS([.L115])&lt;ABS([.M115]);IF([.L115]&lt;0;&quot;Green&quot;;&quot;Red&quot;);&quot;None&quot;)) )" office:value-type="string" office:string-value="Green">
            <text:p>Green</text:p>
          </table:table-cell>
          <table:table-cell table:formula="of:=0.2126*[.F115] + 0.7152*[.G115] + 0.0722*[.H115]" office:value-type="float" office:value="218.518">
            <text:p>218.52</text:p>
          </table:table-cell>
          <table:table-cell table:formula="of:=MOD(60*IF([.W115]=[.X115];0;IF([.T115]=[.X115];([.U115]-[.V115])/([.X115]-[.W115]);IF([.U115]=[.X115];2+([.V115]-[.T115])/([.X115]-[.W115]);4+([.T115]-[.U115])/([.X115]-[.W115]))));360)" office:value-type="float" office:value="80">
            <text:p>80</text:p>
          </table:table-cell>
          <table:table-cell table:formula="of:=IF([.W115]=[.X115];0;IF([.S115]&lt;0.5;([.X115]-[.W115])/([.W115]+[.X115]);([.X115]-[.W115])/(2-[.X115]-[.W115])))" office:value-type="float" office:value="1">
            <text:p>1</text:p>
          </table:table-cell>
          <table:table-cell table:formula="of:=([.W115]+[.X115])/2" office:value-type="float" office:value="0.5">
            <text:p>0.5</text:p>
          </table:table-cell>
          <table:table-cell table:formula="of:=[.F115]/255" office:value-type="float" office:value="0.666666666666667">
            <text:p>0.67</text:p>
          </table:table-cell>
          <table:table-cell table:formula="of:=[.G115]/255" office:value-type="float" office:value="1">
            <text:p>1</text:p>
          </table:table-cell>
          <table:table-cell table:formula="of:=[.H115]/255" office:value-type="float" office:value="0">
            <text:p>0</text:p>
          </table:table-cell>
          <table:table-cell table:formula="of:=MIN([.T115];[.U115];[.V115])" office:value-type="float" office:value="0">
            <text:p>0</text:p>
          </table:table-cell>
          <table:table-cell table:formula="of:=MAX([.T115];[.U115];[.V115])" office:value-type="float" office:value="1">
            <text:p>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/>
          <table:table-cell table:style-name="ce78" office:value-type="string">
            <text:p>transparent-light-yellow-green</text:p>
          </table:table-cell>
          <table:table-cell table:style-name="ce80" office:value-type="string">
            <text:p>#AAFF55</text:p>
          </table:table-cell>
          <table:table-cell table:formula="of:=HEX2DEC(MID([.E116];2;2))" office:value-type="float" office:value="170">
            <text:p>170</text:p>
          </table:table-cell>
          <table:table-cell table:formula="of:=HEX2DEC(MID([.E116];4;2))" office:value-type="float" office:value="255">
            <text:p>255</text:p>
          </table:table-cell>
          <table:table-cell table:formula="of:=HEX2DEC(MID([.E116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116]);&quot;,&quot;;ROUND([.L116]);&quot;,&quot;;ROUND([.M116]);&quot;)&quot;)" office:value-type="string" office:string-value="(92,-52,70)">
            <text:p>(92,-52,70)</text:p>
          </table:table-cell>
          <table:table-cell office:value-type="float" office:value="92">
            <text:p>92.0</text:p>
          </table:table-cell>
          <table:table-cell office:value-type="float" office:value="-51.5">
            <text:p>-51.5</text:p>
          </table:table-cell>
          <table:table-cell office:value-type="float" office:value="70.1">
            <text:p>70.1</text:p>
          </table:table-cell>
          <table:table-cell table:formula="of:=IF(AND([.L116]=0;[.M116]=0);IF([.K116]=0;&quot;Black&quot;;IF([.K116]=100;&quot;White&quot;;&quot;Gray&quot;));IF(ABS([.L116])&gt;ABS([.M116]);IF([.L116]&lt;0;&quot;Green&quot;;&quot;Red&quot;);IF(ABS([.L116])&lt;ABS([.M116]);IF([.M116]&lt;0;&quot;Blue&quot;;&quot;Yellow&quot;);&quot;None&quot;)) )" office:value-type="string" office:string-value="Yellow">
            <text:p>Yellow</text:p>
          </table:table-cell>
          <table:table-cell table:formula="of:=IF(AND([.L116]=0;[.M116]=0);IF([.K116]=0;&quot;&quot;;IF([.K116]=100;&quot;&quot;;&quot;&quot;));IF(ABS([.L116])&gt;ABS([.M116]);IF([.M116]&lt;0;&quot;Blue&quot;;&quot;Yellow&quot;);IF(ABS([.L116])&lt;ABS([.M116]);IF([.L116]&lt;0;&quot;Green&quot;;&quot;Red&quot;);&quot;None&quot;)) )" office:value-type="string" office:string-value="Green">
            <text:p>Green</text:p>
          </table:table-cell>
          <table:table-cell table:formula="of:=0.2126*[.F116] + 0.7152*[.G116] + 0.0722*[.H116]" office:value-type="float" office:value="224.655">
            <text:p>224.66</text:p>
          </table:table-cell>
          <table:table-cell table:formula="of:=MOD(60*IF([.W116]=[.X116];0;IF([.T116]=[.X116];([.U116]-[.V116])/([.X116]-[.W116]);IF([.U116]=[.X116];2+([.V116]-[.T116])/([.X116]-[.W116]);4+([.T116]-[.U116])/([.X116]-[.W116]))));360)" office:value-type="float" office:value="90">
            <text:p>90</text:p>
          </table:table-cell>
          <table:table-cell table:formula="of:=IF([.W116]=[.X116];0;IF([.S116]&lt;0.5;([.X116]-[.W116])/([.W116]+[.X116]);([.X116]-[.W116])/(2-[.X116]-[.W116])))" office:value-type="float" office:value="1">
            <text:p>1</text:p>
          </table:table-cell>
          <table:table-cell table:formula="of:=([.W116]+[.X116])/2" office:value-type="float" office:value="0.666666666666667">
            <text:p>0.67</text:p>
          </table:table-cell>
          <table:table-cell table:formula="of:=[.F116]/255" office:value-type="float" office:value="0.666666666666667">
            <text:p>0.67</text:p>
          </table:table-cell>
          <table:table-cell table:formula="of:=[.G116]/255" office:value-type="float" office:value="1">
            <text:p>1</text:p>
          </table:table-cell>
          <table:table-cell table:formula="of:=[.H116]/255" office:value-type="float" office:value="0.333333333333333">
            <text:p>0.33</text:p>
          </table:table-cell>
          <table:table-cell table:formula="of:=MIN([.T116];[.U116];[.V116])" office:value-type="float" office:value="0.333333333333333">
            <text:p>0.33</text:p>
          </table:table-cell>
          <table:table-cell table:formula="of:=MAX([.T116];[.U116];[.V116])" office:value-type="float" office:value="1">
            <text:p>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2"/>
          <table:table-cell table:style-name="ce78" office:value-type="string">
            <text:p>transparent-light-blue-green</text:p>
          </table:table-cell>
          <table:table-cell table:style-name="ce80" office:value-type="string">
            <text:p>#AAFFAA</text:p>
          </table:table-cell>
          <table:table-cell table:formula="of:=HEX2DEC(MID([.E117];2;2))" office:value-type="float" office:value="170">
            <text:p>170</text:p>
          </table:table-cell>
          <table:table-cell table:formula="of:=HEX2DEC(MID([.E117];4;2))" office:value-type="float" office:value="255">
            <text:p>255</text:p>
          </table:table-cell>
          <table:table-cell table:formula="of:=HEX2DEC(MID([.E117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117]);&quot;,&quot;;ROUND([.L117]);&quot;,&quot;;ROUND([.M117]);&quot;)&quot;)" office:value-type="string" office:string-value="(93,-42,33)">
            <text:p>(93,-42,33)</text:p>
          </table:table-cell>
          <table:table-cell office:value-type="float" office:value="93">
            <text:p>93.0</text:p>
          </table:table-cell>
          <table:table-cell office:value-type="float" office:value="-41.9">
            <text:p>-41.9</text:p>
          </table:table-cell>
          <table:table-cell office:value-type="float" office:value="32.7">
            <text:p>32.7</text:p>
          </table:table-cell>
          <table:table-cell table:formula="of:=IF(AND([.L117]=0;[.M117]=0);IF([.K117]=0;&quot;Black&quot;;IF([.K117]=100;&quot;White&quot;;&quot;Gray&quot;));IF(ABS([.L117])&gt;ABS([.M117]);IF([.L117]&lt;0;&quot;Green&quot;;&quot;Red&quot;);IF(ABS([.L117])&lt;ABS([.M117]);IF([.M117]&lt;0;&quot;Blue&quot;;&quot;Yellow&quot;);&quot;None&quot;)) )" office:value-type="string" office:string-value="Green">
            <text:p>Green</text:p>
          </table:table-cell>
          <table:table-cell table:formula="of:=IF(AND([.L117]=0;[.M117]=0);IF([.K117]=0;&quot;&quot;;IF([.K117]=100;&quot;&quot;;&quot;&quot;));IF(ABS([.L117])&gt;ABS([.M117]);IF([.M117]&lt;0;&quot;Blue&quot;;&quot;Yellow&quot;);IF(ABS([.L117])&lt;ABS([.M117]);IF([.L117]&lt;0;&quot;Green&quot;;&quot;Red&quot;);&quot;None&quot;)) )" office:value-type="string" office:string-value="Yellow">
            <text:p>Yellow</text:p>
          </table:table-cell>
          <table:table-cell table:formula="of:=0.2126*[.F117] + 0.7152*[.G117] + 0.0722*[.H117]" office:value-type="float" office:value="230.792">
            <text:p>230.79</text:p>
          </table:table-cell>
          <table:table-cell table:formula="of:=MOD(60*IF([.W117]=[.X117];0;IF([.T117]=[.X117];([.U117]-[.V117])/([.X117]-[.W117]);IF([.U117]=[.X117];2+([.V117]-[.T117])/([.X117]-[.W117]);4+([.T117]-[.U117])/([.X117]-[.W117]))));360)" office:value-type="float" office:value="120">
            <text:p>120</text:p>
          </table:table-cell>
          <table:table-cell table:formula="of:=IF([.W117]=[.X117];0;IF([.S117]&lt;0.5;([.X117]-[.W117])/([.W117]+[.X117]);([.X117]-[.W117])/(2-[.X117]-[.W117])))" office:value-type="float" office:value="1">
            <text:p>1</text:p>
          </table:table-cell>
          <table:table-cell table:formula="of:=([.W117]+[.X117])/2" office:value-type="float" office:value="0.833333333333333">
            <text:p>0.83</text:p>
          </table:table-cell>
          <table:table-cell table:formula="of:=[.F117]/255" office:value-type="float" office:value="0.666666666666667">
            <text:p>0.67</text:p>
          </table:table-cell>
          <table:table-cell table:formula="of:=[.G117]/255" office:value-type="float" office:value="1">
            <text:p>1</text:p>
          </table:table-cell>
          <table:table-cell table:formula="of:=[.H117]/255" office:value-type="float" office:value="0.666666666666667">
            <text:p>0.67</text:p>
          </table:table-cell>
          <table:table-cell table:formula="of:=MIN([.T117];[.U117];[.V117])" office:value-type="float" office:value="0.666666666666667">
            <text:p>0.67</text:p>
          </table:table-cell>
          <table:table-cell table:formula="of:=MAX([.T117];[.U117];[.V117])"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2"/>
          <table:table-cell table:style-name="ce78" office:value-type="string">
            <text:p>transparent-light-cyan</text:p>
          </table:table-cell>
          <table:table-cell table:style-name="ce80" office:value-type="string">
            <text:p>#AAFFFF</text:p>
          </table:table-cell>
          <table:table-cell table:formula="of:=HEX2DEC(MID([.E118];2;2))" office:value-type="float" office:value="170">
            <text:p>170</text:p>
          </table:table-cell>
          <table:table-cell table:formula="of:=HEX2DEC(MID([.E118];4;2))" office:value-type="float" office:value="255">
            <text:p>255</text:p>
          </table:table-cell>
          <table:table-cell table:formula="of:=HEX2DEC(MID([.E118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118]);&quot;,&quot;;ROUND([.L118]);&quot;,&quot;;ROUND([.M118]);&quot;)&quot;)" office:value-type="string" office:string-value="(95,-26,-8)">
            <text:p>(95,-26,-8)</text:p>
          </table:table-cell>
          <table:table-cell office:value-type="float" office:value="94.9">
            <text:p>94.9</text:p>
          </table:table-cell>
          <table:table-cell office:value-type="float" office:value="-25.5">
            <text:p>-25.5</text:p>
          </table:table-cell>
          <table:table-cell office:value-type="float" office:value="-8.2">
            <text:p>-8.2</text:p>
          </table:table-cell>
          <table:table-cell table:formula="of:=IF(AND([.L118]=0;[.M118]=0);IF([.K118]=0;&quot;Black&quot;;IF([.K118]=100;&quot;White&quot;;&quot;Gray&quot;));IF(ABS([.L118])&gt;ABS([.M118]);IF([.L118]&lt;0;&quot;Green&quot;;&quot;Red&quot;);IF(ABS([.L118])&lt;ABS([.M118]);IF([.M118]&lt;0;&quot;Blue&quot;;&quot;Yellow&quot;);&quot;None&quot;)) )" office:value-type="string" office:string-value="Green">
            <text:p>Green</text:p>
          </table:table-cell>
          <table:table-cell table:formula="of:=IF(AND([.L118]=0;[.M118]=0);IF([.K118]=0;&quot;&quot;;IF([.K118]=100;&quot;&quot;;&quot;&quot;));IF(ABS([.L118])&gt;ABS([.M118]);IF([.M118]&lt;0;&quot;Blue&quot;;&quot;Yellow&quot;);IF(ABS([.L118])&lt;ABS([.M118]);IF([.L118]&lt;0;&quot;Green&quot;;&quot;Red&quot;);&quot;None&quot;)) )" office:value-type="string" office:string-value="Blue">
            <text:p>Blue</text:p>
          </table:table-cell>
          <table:table-cell table:formula="of:=0.2126*[.F118] + 0.7152*[.G118] + 0.0722*[.H118]" office:value-type="float" office:value="236.929">
            <text:p>236.93</text:p>
          </table:table-cell>
          <table:table-cell table:formula="of:=MOD(60*IF([.W118]=[.X118];0;IF([.T118]=[.X118];([.U118]-[.V118])/([.X118]-[.W118]);IF([.U118]=[.X118];2+([.V118]-[.T118])/([.X118]-[.W118]);4+([.T118]-[.U118])/([.X118]-[.W118]))));360)" office:value-type="float" office:value="180">
            <text:p>180</text:p>
          </table:table-cell>
          <table:table-cell table:formula="of:=IF([.W118]=[.X118];0;IF([.S118]&lt;0.5;([.X118]-[.W118])/([.W118]+[.X118]);([.X118]-[.W118])/(2-[.X118]-[.W118])))" office:value-type="float" office:value="1">
            <text:p>1</text:p>
          </table:table-cell>
          <table:table-cell table:formula="of:=([.W118]+[.X118])/2" office:value-type="float" office:value="0.833333333333333">
            <text:p>0.83</text:p>
          </table:table-cell>
          <table:table-cell table:formula="of:=[.F118]/255" office:value-type="float" office:value="0.666666666666667">
            <text:p>0.67</text:p>
          </table:table-cell>
          <table:table-cell table:formula="of:=[.G118]/255" office:value-type="float" office:value="1">
            <text:p>1</text:p>
          </table:table-cell>
          <table:table-cell table:formula="of:=[.H118]/255" office:value-type="float" office:value="1">
            <text:p>1</text:p>
          </table:table-cell>
          <table:table-cell table:formula="of:=MIN([.T118];[.U118];[.V118])" office:value-type="float" office:value="0.666666666666667">
            <text:p>0.67</text:p>
          </table:table-cell>
          <table:table-cell table:formula="of:=MAX([.T118];[.U118];[.V118])" office:value-type="float" office:value="1">
            <text:p>1</text:p>
          </table:table-cell>
        </table:table-row>
        <table:table-row table:style-name="ro6">
          <table:table-cell office:value-type="float" office:value="117">
            <text:p>117</text:p>
          </table:table-cell>
          <table:table-cell table:number-columns-repeated="2"/>
          <table:table-cell table:style-name="ce78" office:value-type="string">
            <text:p>transparent-pink-red</text:p>
            <text:p>transparent-medium-pink-red</text:p>
            <text:p>transparent-medium-red</text:p>
          </table:table-cell>
          <table:table-cell table:style-name="ce80" office:value-type="string">
            <text:p>#FF0055</text:p>
          </table:table-cell>
          <table:table-cell table:formula="of:=HEX2DEC(MID([.E119];2;2))" office:value-type="float" office:value="255">
            <text:p>255</text:p>
          </table:table-cell>
          <table:table-cell table:formula="of:=HEX2DEC(MID([.E119];4;2))" office:value-type="float" office:value="0">
            <text:p>0</text:p>
          </table:table-cell>
          <table:table-cell table:formula="of:=HEX2DEC(MID([.E119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119]);&quot;,&quot;;ROUND([.L119]);&quot;,&quot;;ROUND([.M119]);&quot;)&quot;)" office:value-type="string" office:string-value="(54,82,29)">
            <text:p>(54,82,29)</text:p>
          </table:table-cell>
          <table:table-cell office:value-type="float" office:value="53.9">
            <text:p>53.9</text:p>
          </table:table-cell>
          <table:table-cell office:value-type="float" office:value="82">
            <text:p>82.0</text:p>
          </table:table-cell>
          <table:table-cell office:value-type="float" office:value="28.7">
            <text:p>28.7</text:p>
          </table:table-cell>
          <table:table-cell table:formula="of:=IF(AND([.L119]=0;[.M119]=0);IF([.K119]=0;&quot;Black&quot;;IF([.K119]=100;&quot;White&quot;;&quot;Gray&quot;));IF(ABS([.L119])&gt;ABS([.M119]);IF([.L119]&lt;0;&quot;Green&quot;;&quot;Red&quot;);IF(ABS([.L119])&lt;ABS([.M119]);IF([.M119]&lt;0;&quot;Blue&quot;;&quot;Yellow&quot;);&quot;None&quot;)) )" office:value-type="string" office:string-value="Red">
            <text:p>Red</text:p>
          </table:table-cell>
          <table:table-cell table:formula="of:=IF(AND([.L119]=0;[.M119]=0);IF([.K119]=0;&quot;&quot;;IF([.K119]=100;&quot;&quot;;&quot;&quot;));IF(ABS([.L119])&gt;ABS([.M119]);IF([.M119]&lt;0;&quot;Blue&quot;;&quot;Yellow&quot;);IF(ABS([.L119])&lt;ABS([.M119]);IF([.L119]&lt;0;&quot;Green&quot;;&quot;Red&quot;);&quot;None&quot;)) )" office:value-type="string" office:string-value="Yellow">
            <text:p>Yellow</text:p>
          </table:table-cell>
          <table:table-cell table:formula="of:=0.2126*[.F119] + 0.7152*[.G119] + 0.0722*[.H119]" office:value-type="float" office:value="60.35">
            <text:p>60.35</text:p>
          </table:table-cell>
          <table:table-cell table:formula="of:=MOD(60*IF([.W119]=[.X119];0;IF([.T119]=[.X119];([.U119]-[.V119])/([.X119]-[.W119]);IF([.U119]=[.X119];2+([.V119]-[.T119])/([.X119]-[.W119]);4+([.T119]-[.U119])/([.X119]-[.W119]))));360)" office:value-type="float" office:value="340">
            <text:p>340</text:p>
          </table:table-cell>
          <table:table-cell table:formula="of:=IF([.W119]=[.X119];0;IF([.S119]&lt;0.5;([.X119]-[.W119])/([.W119]+[.X119]);([.X119]-[.W119])/(2-[.X119]-[.W119])))" office:value-type="float" office:value="1">
            <text:p>1</text:p>
          </table:table-cell>
          <table:table-cell table:formula="of:=([.W119]+[.X119])/2" office:value-type="float" office:value="0.5">
            <text:p>0.5</text:p>
          </table:table-cell>
          <table:table-cell table:formula="of:=[.F119]/255" office:value-type="float" office:value="1">
            <text:p>1</text:p>
          </table:table-cell>
          <table:table-cell table:formula="of:=[.G119]/255" office:value-type="float" office:value="0">
            <text:p>0</text:p>
          </table:table-cell>
          <table:table-cell table:formula="of:=[.H119]/255" office:value-type="float" office:value="0.333333333333333">
            <text:p>0.33</text:p>
          </table:table-cell>
          <table:table-cell table:formula="of:=MIN([.T119];[.U119];[.V119])" office:value-type="float" office:value="0">
            <text:p>0</text:p>
          </table:table-cell>
          <table:table-cell table:formula="of:=MAX([.T119];[.U119];[.V119])" office:value-type="float" office:value="1">
            <text:p>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/>
          <table:table-cell table:style-name="ce78" office:value-type="string">
            <text:p>transparent-bright-pink</text:p>
          </table:table-cell>
          <table:table-cell table:style-name="ce80" office:value-type="string">
            <text:p>#FF00AA</text:p>
          </table:table-cell>
          <table:table-cell table:formula="of:=HEX2DEC(MID([.E120];2;2))" office:value-type="float" office:value="255">
            <text:p>255</text:p>
          </table:table-cell>
          <table:table-cell table:formula="of:=HEX2DEC(MID([.E120];4;2))" office:value-type="float" office:value="0">
            <text:p>0</text:p>
          </table:table-cell>
          <table:table-cell table:formula="of:=HEX2DEC(MID([.E120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120]);&quot;,&quot;;ROUND([.L120]);&quot;,&quot;;ROUND([.M120]);&quot;)&quot;)" office:value-type="string" office:string-value="(56,88,-19)">
            <text:p>(56,88,-19)</text:p>
          </table:table-cell>
          <table:table-cell office:value-type="float" office:value="56.2">
            <text:p>56.2</text:p>
          </table:table-cell>
          <table:table-cell office:value-type="float" office:value="88.1">
            <text:p>88.1</text:p>
          </table:table-cell>
          <table:table-cell office:value-type="float" office:value="-18.8">
            <text:p>-18.8</text:p>
          </table:table-cell>
          <table:table-cell table:formula="of:=IF(AND([.L120]=0;[.M120]=0);IF([.K120]=0;&quot;Black&quot;;IF([.K120]=100;&quot;White&quot;;&quot;Gray&quot;));IF(ABS([.L120])&gt;ABS([.M120]);IF([.L120]&lt;0;&quot;Green&quot;;&quot;Red&quot;);IF(ABS([.L120])&lt;ABS([.M120]);IF([.M120]&lt;0;&quot;Blue&quot;;&quot;Yellow&quot;);&quot;None&quot;)) )" office:value-type="string" office:string-value="Red">
            <text:p>Red</text:p>
          </table:table-cell>
          <table:table-cell table:formula="of:=IF(AND([.L120]=0;[.M120]=0);IF([.K120]=0;&quot;&quot;;IF([.K120]=100;&quot;&quot;;&quot;&quot;));IF(ABS([.L120])&gt;ABS([.M120]);IF([.M120]&lt;0;&quot;Blue&quot;;&quot;Yellow&quot;);IF(ABS([.L120])&lt;ABS([.M120]);IF([.L120]&lt;0;&quot;Green&quot;;&quot;Red&quot;);&quot;None&quot;)) )" office:value-type="string" office:string-value="Blue">
            <text:p>Blue</text:p>
          </table:table-cell>
          <table:table-cell table:formula="of:=0.2126*[.F120] + 0.7152*[.G120] + 0.0722*[.H120]" office:value-type="float" office:value="66.487">
            <text:p>66.49</text:p>
          </table:table-cell>
          <table:table-cell table:formula="of:=MOD(60*IF([.W120]=[.X120];0;IF([.T120]=[.X120];([.U120]-[.V120])/([.X120]-[.W120]);IF([.U120]=[.X120];2+([.V120]-[.T120])/([.X120]-[.W120]);4+([.T120]-[.U120])/([.X120]-[.W120]))));360)" office:value-type="float" office:value="320">
            <text:p>320</text:p>
          </table:table-cell>
          <table:table-cell table:formula="of:=IF([.W120]=[.X120];0;IF([.S120]&lt;0.5;([.X120]-[.W120])/([.W120]+[.X120]);([.X120]-[.W120])/(2-[.X120]-[.W120])))" office:value-type="float" office:value="1">
            <text:p>1</text:p>
          </table:table-cell>
          <table:table-cell table:formula="of:=([.W120]+[.X120])/2" office:value-type="float" office:value="0.5">
            <text:p>0.5</text:p>
          </table:table-cell>
          <table:table-cell table:formula="of:=[.F120]/255" office:value-type="float" office:value="1">
            <text:p>1</text:p>
          </table:table-cell>
          <table:table-cell table:formula="of:=[.G120]/255" office:value-type="float" office:value="0">
            <text:p>0</text:p>
          </table:table-cell>
          <table:table-cell table:formula="of:=[.H120]/255" office:value-type="float" office:value="0.666666666666667">
            <text:p>0.67</text:p>
          </table:table-cell>
          <table:table-cell table:formula="of:=MIN([.T120];[.U120];[.V120])" office:value-type="float" office:value="0">
            <text:p>0</text:p>
          </table:table-cell>
          <table:table-cell table:formula="of:=MAX([.T120];[.U120];[.V120])" office:value-type="float" office:value="1">
            <text:p>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2"/>
          <table:table-cell table:style-name="ce78" office:value-type="string">
            <text:p>transparent-bright-orange</text:p>
          </table:table-cell>
          <table:table-cell table:style-name="ce80" office:value-type="string">
            <text:p>#FF5500</text:p>
          </table:table-cell>
          <table:table-cell table:formula="of:=HEX2DEC(MID([.E121];2;2))" office:value-type="float" office:value="255">
            <text:p>255</text:p>
          </table:table-cell>
          <table:table-cell table:formula="of:=HEX2DEC(MID([.E121];4;2))" office:value-type="float" office:value="85">
            <text:p>85</text:p>
          </table:table-cell>
          <table:table-cell table:formula="of:=HEX2DEC(MID([.E121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121]);&quot;,&quot;;ROUND([.L121]);&quot;,&quot;;ROUND([.M121]);&quot;)&quot;)" office:value-type="string" office:string-value="(60,62,70)">
            <text:p>(60,62,70)</text:p>
          </table:table-cell>
          <table:table-cell office:value-type="float" office:value="59.7">
            <text:p>59.7</text:p>
          </table:table-cell>
          <table:table-cell office:value-type="float" office:value="62.1">
            <text:p>62.1</text:p>
          </table:table-cell>
          <table:table-cell office:value-type="float" office:value="70">
            <text:p>70.0</text:p>
          </table:table-cell>
          <table:table-cell table:formula="of:=IF(AND([.L121]=0;[.M121]=0);IF([.K121]=0;&quot;Black&quot;;IF([.K121]=100;&quot;White&quot;;&quot;Gray&quot;));IF(ABS([.L121])&gt;ABS([.M121]);IF([.L121]&lt;0;&quot;Green&quot;;&quot;Red&quot;);IF(ABS([.L121])&lt;ABS([.M121]);IF([.M121]&lt;0;&quot;Blue&quot;;&quot;Yellow&quot;);&quot;None&quot;)) )" office:value-type="string" office:string-value="Yellow">
            <text:p>Yellow</text:p>
          </table:table-cell>
          <table:table-cell table:formula="of:=IF(AND([.L121]=0;[.M121]=0);IF([.K121]=0;&quot;&quot;;IF([.K121]=100;&quot;&quot;;&quot;&quot;));IF(ABS([.L121])&gt;ABS([.M121]);IF([.M121]&lt;0;&quot;Blue&quot;;&quot;Yellow&quot;);IF(ABS([.L121])&lt;ABS([.M121]);IF([.L121]&lt;0;&quot;Green&quot;;&quot;Red&quot;);&quot;None&quot;)) )" office:value-type="string" office:string-value="Red">
            <text:p>Red</text:p>
          </table:table-cell>
          <table:table-cell table:formula="of:=0.2126*[.F121] + 0.7152*[.G121] + 0.0722*[.H121]" office:value-type="float" office:value="115.005">
            <text:p>115.01</text:p>
          </table:table-cell>
          <table:table-cell table:formula="of:=MOD(60*IF([.W121]=[.X121];0;IF([.T121]=[.X121];([.U121]-[.V121])/([.X121]-[.W121]);IF([.U121]=[.X121];2+([.V121]-[.T121])/([.X121]-[.W121]);4+([.T121]-[.U121])/([.X121]-[.W121]))));360)" office:value-type="float" office:value="20">
            <text:p>20</text:p>
          </table:table-cell>
          <table:table-cell table:formula="of:=IF([.W121]=[.X121];0;IF([.S121]&lt;0.5;([.X121]-[.W121])/([.W121]+[.X121]);([.X121]-[.W121])/(2-[.X121]-[.W121])))" office:value-type="float" office:value="1">
            <text:p>1</text:p>
          </table:table-cell>
          <table:table-cell table:formula="of:=([.W121]+[.X121])/2" office:value-type="float" office:value="0.5">
            <text:p>0.5</text:p>
          </table:table-cell>
          <table:table-cell table:formula="of:=[.F121]/255" office:value-type="float" office:value="1">
            <text:p>1</text:p>
          </table:table-cell>
          <table:table-cell table:formula="of:=[.G121]/255" office:value-type="float" office:value="0.333333333333333">
            <text:p>0.33</text:p>
          </table:table-cell>
          <table:table-cell table:formula="of:=[.H121]/255" office:value-type="float" office:value="0">
            <text:p>0</text:p>
          </table:table-cell>
          <table:table-cell table:formula="of:=MIN([.T121];[.U121];[.V121])" office:value-type="float" office:value="0">
            <text:p>0</text:p>
          </table:table-cell>
          <table:table-cell table:formula="of:=MAX([.T121];[.U121];[.V121])" office:value-type="float" office:value="1">
            <text:p>1</text:p>
          </table:table-cell>
        </table:table-row>
        <table:table-row table:style-name="ro5">
          <table:table-cell office:value-type="float" office:value="120">
            <text:p>120</text:p>
          </table:table-cell>
          <table:table-cell table:number-columns-repeated="2"/>
          <table:table-cell table:style-name="ce78" office:value-type="string">
            <text:p>transparent-light-pink-red</text:p>
            <text:p>transparent-light-red</text:p>
          </table:table-cell>
          <table:table-cell table:style-name="ce80" office:value-type="string">
            <text:p>#FF5555</text:p>
          </table:table-cell>
          <table:table-cell table:formula="of:=HEX2DEC(MID([.E122];2;2))" office:value-type="float" office:value="255">
            <text:p>255</text:p>
          </table:table-cell>
          <table:table-cell table:formula="of:=HEX2DEC(MID([.E122];4;2))" office:value-type="float" office:value="85">
            <text:p>85</text:p>
          </table:table-cell>
          <table:table-cell table:formula="of:=HEX2DEC(MID([.E122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122]);&quot;,&quot;;ROUND([.L122]);&quot;,&quot;;ROUND([.M122]);&quot;)&quot;)" office:value-type="string" office:string-value="(60,64,37)">
            <text:p>(60,64,37)</text:p>
          </table:table-cell>
          <table:table-cell office:value-type="float" office:value="60.3">
            <text:p>60.3</text:p>
          </table:table-cell>
          <table:table-cell office:value-type="float" office:value="64.2">
            <text:p>64.2</text:p>
          </table:table-cell>
          <table:table-cell office:value-type="float" office:value="36.5">
            <text:p>36.5</text:p>
          </table:table-cell>
          <table:table-cell table:formula="of:=IF(AND([.L122]=0;[.M122]=0);IF([.K122]=0;&quot;Black&quot;;IF([.K122]=100;&quot;White&quot;;&quot;Gray&quot;));IF(ABS([.L122])&gt;ABS([.M122]);IF([.L122]&lt;0;&quot;Green&quot;;&quot;Red&quot;);IF(ABS([.L122])&lt;ABS([.M122]);IF([.M122]&lt;0;&quot;Blue&quot;;&quot;Yellow&quot;);&quot;None&quot;)) )" office:value-type="string" office:string-value="Red">
            <text:p>Red</text:p>
          </table:table-cell>
          <table:table-cell table:formula="of:=IF(AND([.L122]=0;[.M122]=0);IF([.K122]=0;&quot;&quot;;IF([.K122]=100;&quot;&quot;;&quot;&quot;));IF(ABS([.L122])&gt;ABS([.M122]);IF([.M122]&lt;0;&quot;Blue&quot;;&quot;Yellow&quot;);IF(ABS([.L122])&lt;ABS([.M122]);IF([.L122]&lt;0;&quot;Green&quot;;&quot;Red&quot;);&quot;None&quot;)) )" office:value-type="string" office:string-value="Yellow">
            <text:p>Yellow</text:p>
          </table:table-cell>
          <table:table-cell table:formula="of:=0.2126*[.F122] + 0.7152*[.G122] + 0.0722*[.H122]" office:value-type="float" office:value="121.142">
            <text:p>121.14</text:p>
          </table:table-cell>
          <table:table-cell table:formula="of:=MOD(60*IF([.W122]=[.X122];0;IF([.T122]=[.X122];([.U122]-[.V122])/([.X122]-[.W122]);IF([.U122]=[.X122];2+([.V122]-[.T122])/([.X122]-[.W122]);4+([.T122]-[.U122])/([.X122]-[.W122]))));360)" office:value-type="float" office:value="0">
            <text:p>0</text:p>
          </table:table-cell>
          <table:table-cell table:formula="of:=IF([.W122]=[.X122];0;IF([.S122]&lt;0.5;([.X122]-[.W122])/([.W122]+[.X122]);([.X122]-[.W122])/(2-[.X122]-[.W122])))" office:value-type="float" office:value="1">
            <text:p>1</text:p>
          </table:table-cell>
          <table:table-cell table:formula="of:=([.W122]+[.X122])/2" office:value-type="float" office:value="0.666666666666667">
            <text:p>0.67</text:p>
          </table:table-cell>
          <table:table-cell table:formula="of:=[.F122]/255" office:value-type="float" office:value="1">
            <text:p>1</text:p>
          </table:table-cell>
          <table:table-cell table:formula="of:=[.G122]/255" office:value-type="float" office:value="0.333333333333333">
            <text:p>0.33</text:p>
          </table:table-cell>
          <table:table-cell table:formula="of:=[.H122]/255" office:value-type="float" office:value="0.333333333333333">
            <text:p>0.33</text:p>
          </table:table-cell>
          <table:table-cell table:formula="of:=MIN([.T122];[.U122];[.V122])" office:value-type="float" office:value="0.333333333333333">
            <text:p>0.33</text:p>
          </table:table-cell>
          <table:table-cell table:formula="of:=MAX([.T122];[.U122];[.V122])" office:value-type="float" office:value="1">
            <text:p>1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table:number-columns-repeated="2"/>
          <table:table-cell table:style-name="ce78" office:value-type="string">
            <text:p>transparent-pink</text:p>
            <text:p>transparent-medium-pink</text:p>
          </table:table-cell>
          <table:table-cell table:style-name="ce80" office:value-type="string">
            <text:p>#FF55AA</text:p>
          </table:table-cell>
          <table:table-cell table:formula="of:=HEX2DEC(MID([.E123];2;2))" office:value-type="float" office:value="255">
            <text:p>255</text:p>
          </table:table-cell>
          <table:table-cell table:formula="of:=HEX2DEC(MID([.E123];4;2))" office:value-type="float" office:value="85">
            <text:p>85</text:p>
          </table:table-cell>
          <table:table-cell table:formula="of:=HEX2DEC(MID([.E123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123]);&quot;,&quot;;ROUND([.L123]);&quot;,&quot;;ROUND([.M123]);&quot;)&quot;)" office:value-type="string" office:string-value="(62,71,-10)">
            <text:p>(62,71,-10)</text:p>
          </table:table-cell>
          <table:table-cell office:value-type="float" office:value="62.2">
            <text:p>62.2</text:p>
          </table:table-cell>
          <table:table-cell office:value-type="float" office:value="71.1">
            <text:p>71.1</text:p>
          </table:table-cell>
          <table:table-cell office:value-type="float" office:value="-9.8">
            <text:p>-9.8</text:p>
          </table:table-cell>
          <table:table-cell table:formula="of:=IF(AND([.L123]=0;[.M123]=0);IF([.K123]=0;&quot;Black&quot;;IF([.K123]=100;&quot;White&quot;;&quot;Gray&quot;));IF(ABS([.L123])&gt;ABS([.M123]);IF([.L123]&lt;0;&quot;Green&quot;;&quot;Red&quot;);IF(ABS([.L123])&lt;ABS([.M123]);IF([.M123]&lt;0;&quot;Blue&quot;;&quot;Yellow&quot;);&quot;None&quot;)) )" office:value-type="string" office:string-value="Red">
            <text:p>Red</text:p>
          </table:table-cell>
          <table:table-cell table:formula="of:=IF(AND([.L123]=0;[.M123]=0);IF([.K123]=0;&quot;&quot;;IF([.K123]=100;&quot;&quot;;&quot;&quot;));IF(ABS([.L123])&gt;ABS([.M123]);IF([.M123]&lt;0;&quot;Blue&quot;;&quot;Yellow&quot;);IF(ABS([.L123])&lt;ABS([.M123]);IF([.L123]&lt;0;&quot;Green&quot;;&quot;Red&quot;);&quot;None&quot;)) )" office:value-type="string" office:string-value="Blue">
            <text:p>Blue</text:p>
          </table:table-cell>
          <table:table-cell table:formula="of:=0.2126*[.F123] + 0.7152*[.G123] + 0.0722*[.H123]" office:value-type="float" office:value="127.279">
            <text:p>127.28</text:p>
          </table:table-cell>
          <table:table-cell table:formula="of:=MOD(60*IF([.W123]=[.X123];0;IF([.T123]=[.X123];([.U123]-[.V123])/([.X123]-[.W123]);IF([.U123]=[.X123];2+([.V123]-[.T123])/([.X123]-[.W123]);4+([.T123]-[.U123])/([.X123]-[.W123]))));360)" office:value-type="float" office:value="330">
            <text:p>330</text:p>
          </table:table-cell>
          <table:table-cell table:formula="of:=IF([.W123]=[.X123];0;IF([.S123]&lt;0.5;([.X123]-[.W123])/([.W123]+[.X123]);([.X123]-[.W123])/(2-[.X123]-[.W123])))" office:value-type="float" office:value="1">
            <text:p>1</text:p>
          </table:table-cell>
          <table:table-cell table:formula="of:=([.W123]+[.X123])/2" office:value-type="float" office:value="0.666666666666667">
            <text:p>0.67</text:p>
          </table:table-cell>
          <table:table-cell table:formula="of:=[.F123]/255" office:value-type="float" office:value="1">
            <text:p>1</text:p>
          </table:table-cell>
          <table:table-cell table:formula="of:=[.G123]/255" office:value-type="float" office:value="0.333333333333333">
            <text:p>0.33</text:p>
          </table:table-cell>
          <table:table-cell table:formula="of:=[.H123]/255" office:value-type="float" office:value="0.666666666666667">
            <text:p>0.67</text:p>
          </table:table-cell>
          <table:table-cell table:formula="of:=MIN([.T123];[.U123];[.V123])" office:value-type="float" office:value="0.333333333333333">
            <text:p>0.33</text:p>
          </table:table-cell>
          <table:table-cell table:formula="of:=MAX([.T123];[.U123];[.V123])" office:value-type="float" office:value="1">
            <text:p>1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table:number-columns-repeated="2"/>
          <table:table-cell table:style-name="ce78" office:value-type="string">
            <text:p>transparent-magenta</text:p>
            <text:p>transparent-medium-magenta</text:p>
          </table:table-cell>
          <table:table-cell table:style-name="ce80" office:value-type="string">
            <text:p>#FF55FF</text:p>
          </table:table-cell>
          <table:table-cell table:formula="of:=HEX2DEC(MID([.E124];2;2))" office:value-type="float" office:value="255">
            <text:p>255</text:p>
          </table:table-cell>
          <table:table-cell table:formula="of:=HEX2DEC(MID([.E124];4;2))" office:value-type="float" office:value="85">
            <text:p>85</text:p>
          </table:table-cell>
          <table:table-cell table:formula="of:=HEX2DEC(MID([.E124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124]);&quot;,&quot;;ROUND([.L124]);&quot;,&quot;;ROUND([.M124]);&quot;)&quot;)" office:value-type="string" office:string-value="(66,83,-52)">
            <text:p>(66,83,-52)</text:p>
          </table:table-cell>
          <table:table-cell office:value-type="float" office:value="65.7">
            <text:p>65.7</text:p>
          </table:table-cell>
          <table:table-cell office:value-type="float" office:value="82.6">
            <text:p>82.6</text:p>
          </table:table-cell>
          <table:table-cell office:value-type="float" office:value="-52.2">
            <text:p>-52.2</text:p>
          </table:table-cell>
          <table:table-cell table:formula="of:=IF(AND([.L124]=0;[.M124]=0);IF([.K124]=0;&quot;Black&quot;;IF([.K124]=100;&quot;White&quot;;&quot;Gray&quot;));IF(ABS([.L124])&gt;ABS([.M124]);IF([.L124]&lt;0;&quot;Green&quot;;&quot;Red&quot;);IF(ABS([.L124])&lt;ABS([.M124]);IF([.M124]&lt;0;&quot;Blue&quot;;&quot;Yellow&quot;);&quot;None&quot;)) )" office:value-type="string" office:string-value="Red">
            <text:p>Red</text:p>
          </table:table-cell>
          <table:table-cell table:formula="of:=IF(AND([.L124]=0;[.M124]=0);IF([.K124]=0;&quot;&quot;;IF([.K124]=100;&quot;&quot;;&quot;&quot;));IF(ABS([.L124])&gt;ABS([.M124]);IF([.M124]&lt;0;&quot;Blue&quot;;&quot;Yellow&quot;);IF(ABS([.L124])&lt;ABS([.M124]);IF([.L124]&lt;0;&quot;Green&quot;;&quot;Red&quot;);&quot;None&quot;)) )" office:value-type="string" office:string-value="Blue">
            <text:p>Blue</text:p>
          </table:table-cell>
          <table:table-cell table:formula="of:=0.2126*[.F124] + 0.7152*[.G124] + 0.0722*[.H124]" office:value-type="float" office:value="133.416">
            <text:p>133.42</text:p>
          </table:table-cell>
          <table:table-cell table:formula="of:=MOD(60*IF([.W124]=[.X124];0;IF([.T124]=[.X124];([.U124]-[.V124])/([.X124]-[.W124]);IF([.U124]=[.X124];2+([.V124]-[.T124])/([.X124]-[.W124]);4+([.T124]-[.U124])/([.X124]-[.W124]))));360)" office:value-type="float" office:value="300">
            <text:p>300</text:p>
          </table:table-cell>
          <table:table-cell table:formula="of:=IF([.W124]=[.X124];0;IF([.S124]&lt;0.5;([.X124]-[.W124])/([.W124]+[.X124]);([.X124]-[.W124])/(2-[.X124]-[.W124])))" office:value-type="float" office:value="1">
            <text:p>1</text:p>
          </table:table-cell>
          <table:table-cell table:formula="of:=([.W124]+[.X124])/2" office:value-type="float" office:value="0.666666666666667">
            <text:p>0.67</text:p>
          </table:table-cell>
          <table:table-cell table:formula="of:=[.F124]/255" office:value-type="float" office:value="1">
            <text:p>1</text:p>
          </table:table-cell>
          <table:table-cell table:formula="of:=[.G124]/255" office:value-type="float" office:value="0.333333333333333">
            <text:p>0.33</text:p>
          </table:table-cell>
          <table:table-cell table:formula="of:=[.H124]/255" office:value-type="float" office:value="1">
            <text:p>1</text:p>
          </table:table-cell>
          <table:table-cell table:formula="of:=MIN([.T124];[.U124];[.V124])" office:value-type="float" office:value="0.333333333333333">
            <text:p>0.33</text:p>
          </table:table-cell>
          <table:table-cell table:formula="of:=MAX([.T124];[.U124];[.V124])" office:value-type="float" office:value="1">
            <text:p>1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table:number-columns-repeated="2"/>
          <table:table-cell table:style-name="ce78" office:value-type="string">
            <text:p>transparent-orange</text:p>
            <text:p>transparent-medium-orange</text:p>
          </table:table-cell>
          <table:table-cell table:style-name="ce80" office:value-type="string">
            <text:p>#FFAA00</text:p>
          </table:table-cell>
          <table:table-cell table:formula="of:=HEX2DEC(MID([.E125];2;2))" office:value-type="float" office:value="255">
            <text:p>255</text:p>
          </table:table-cell>
          <table:table-cell table:formula="of:=HEX2DEC(MID([.E125];4;2))" office:value-type="float" office:value="170">
            <text:p>170</text:p>
          </table:table-cell>
          <table:table-cell table:formula="of:=HEX2DEC(MID([.E125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125]);&quot;,&quot;;ROUND([.L125]);&quot;,&quot;;ROUND([.M125]);&quot;)&quot;)" office:value-type="string" office:string-value="(76,21,80)">
            <text:p>(76,21,80)</text:p>
          </table:table-cell>
          <table:table-cell office:value-type="float" office:value="76.1">
            <text:p>76.1</text:p>
          </table:table-cell>
          <table:table-cell office:value-type="float" office:value="21.3">
            <text:p>21.3</text:p>
          </table:table-cell>
          <table:table-cell office:value-type="float" office:value="79.7">
            <text:p>79.7</text:p>
          </table:table-cell>
          <table:table-cell table:formula="of:=IF(AND([.L125]=0;[.M125]=0);IF([.K125]=0;&quot;Black&quot;;IF([.K125]=100;&quot;White&quot;;&quot;Gray&quot;));IF(ABS([.L125])&gt;ABS([.M125]);IF([.L125]&lt;0;&quot;Green&quot;;&quot;Red&quot;);IF(ABS([.L125])&lt;ABS([.M125]);IF([.M125]&lt;0;&quot;Blue&quot;;&quot;Yellow&quot;);&quot;None&quot;)) )" office:value-type="string" office:string-value="Yellow">
            <text:p>Yellow</text:p>
          </table:table-cell>
          <table:table-cell table:formula="of:=IF(AND([.L125]=0;[.M125]=0);IF([.K125]=0;&quot;&quot;;IF([.K125]=100;&quot;&quot;;&quot;&quot;));IF(ABS([.L125])&gt;ABS([.M125]);IF([.M125]&lt;0;&quot;Blue&quot;;&quot;Yellow&quot;);IF(ABS([.L125])&lt;ABS([.M125]);IF([.L125]&lt;0;&quot;Green&quot;;&quot;Red&quot;);&quot;None&quot;)) )" office:value-type="string" office:string-value="Red">
            <text:p>Red</text:p>
          </table:table-cell>
          <table:table-cell table:formula="of:=0.2126*[.F125] + 0.7152*[.G125] + 0.0722*[.H125]" office:value-type="float" office:value="175.797">
            <text:p>175.8</text:p>
          </table:table-cell>
          <table:table-cell table:formula="of:=MOD(60*IF([.W125]=[.X125];0;IF([.T125]=[.X125];([.U125]-[.V125])/([.X125]-[.W125]);IF([.U125]=[.X125];2+([.V125]-[.T125])/([.X125]-[.W125]);4+([.T125]-[.U125])/([.X125]-[.W125]))));360)" office:value-type="float" office:value="40">
            <text:p>40</text:p>
          </table:table-cell>
          <table:table-cell table:formula="of:=IF([.W125]=[.X125];0;IF([.S125]&lt;0.5;([.X125]-[.W125])/([.W125]+[.X125]);([.X125]-[.W125])/(2-[.X125]-[.W125])))" office:value-type="float" office:value="1">
            <text:p>1</text:p>
          </table:table-cell>
          <table:table-cell table:formula="of:=([.W125]+[.X125])/2" office:value-type="float" office:value="0.5">
            <text:p>0.5</text:p>
          </table:table-cell>
          <table:table-cell table:formula="of:=[.F125]/255" office:value-type="float" office:value="1">
            <text:p>1</text:p>
          </table:table-cell>
          <table:table-cell table:formula="of:=[.G125]/255" office:value-type="float" office:value="0.666666666666667">
            <text:p>0.67</text:p>
          </table:table-cell>
          <table:table-cell table:formula="of:=[.H125]/255" office:value-type="float" office:value="0">
            <text:p>0</text:p>
          </table:table-cell>
          <table:table-cell table:formula="of:=MIN([.T125];[.U125];[.V125])" office:value-type="float" office:value="0">
            <text:p>0</text:p>
          </table:table-cell>
          <table:table-cell table:formula="of:=MAX([.T125];[.U125];[.V125])" office:value-type="float" office:value="1">
            <text:p>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2"/>
          <table:table-cell table:style-name="ce78" office:value-type="string">
            <text:p>transparent-light-orange</text:p>
          </table:table-cell>
          <table:table-cell table:style-name="ce80" office:value-type="string">
            <text:p>#FFAA55</text:p>
          </table:table-cell>
          <table:table-cell table:formula="of:=HEX2DEC(MID([.E126];2;2))" office:value-type="float" office:value="255">
            <text:p>255</text:p>
          </table:table-cell>
          <table:table-cell table:formula="of:=HEX2DEC(MID([.E126];4;2))" office:value-type="float" office:value="170">
            <text:p>170</text:p>
          </table:table-cell>
          <table:table-cell table:formula="of:=HEX2DEC(MID([.E126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126]);&quot;,&quot;;ROUND([.L126]);&quot;,&quot;;ROUND([.M126]);&quot;)&quot;)" office:value-type="string" office:string-value="(77,24,55)">
            <text:p>(77,24,55)</text:p>
          </table:table-cell>
          <table:table-cell office:value-type="float" office:value="76.5">
            <text:p>76.5</text:p>
          </table:table-cell>
          <table:table-cell office:value-type="float" office:value="23.7">
            <text:p>23.7</text:p>
          </table:table-cell>
          <table:table-cell office:value-type="float" office:value="55.3">
            <text:p>55.3</text:p>
          </table:table-cell>
          <table:table-cell table:formula="of:=IF(AND([.L126]=0;[.M126]=0);IF([.K126]=0;&quot;Black&quot;;IF([.K126]=100;&quot;White&quot;;&quot;Gray&quot;));IF(ABS([.L126])&gt;ABS([.M126]);IF([.L126]&lt;0;&quot;Green&quot;;&quot;Red&quot;);IF(ABS([.L126])&lt;ABS([.M126]);IF([.M126]&lt;0;&quot;Blue&quot;;&quot;Yellow&quot;);&quot;None&quot;)) )" office:value-type="string" office:string-value="Yellow">
            <text:p>Yellow</text:p>
          </table:table-cell>
          <table:table-cell table:formula="of:=IF(AND([.L126]=0;[.M126]=0);IF([.K126]=0;&quot;&quot;;IF([.K126]=100;&quot;&quot;;&quot;&quot;));IF(ABS([.L126])&gt;ABS([.M126]);IF([.M126]&lt;0;&quot;Blue&quot;;&quot;Yellow&quot;);IF(ABS([.L126])&lt;ABS([.M126]);IF([.L126]&lt;0;&quot;Green&quot;;&quot;Red&quot;);&quot;None&quot;)) )" office:value-type="string" office:string-value="Red">
            <text:p>Red</text:p>
          </table:table-cell>
          <table:table-cell table:formula="of:=0.2126*[.F126] + 0.7152*[.G126] + 0.0722*[.H126]" office:value-type="float" office:value="181.934">
            <text:p>181.93</text:p>
          </table:table-cell>
          <table:table-cell table:formula="of:=MOD(60*IF([.W126]=[.X126];0;IF([.T126]=[.X126];([.U126]-[.V126])/([.X126]-[.W126]);IF([.U126]=[.X126];2+([.V126]-[.T126])/([.X126]-[.W126]);4+([.T126]-[.U126])/([.X126]-[.W126]))));360)" office:value-type="float" office:value="30">
            <text:p>30</text:p>
          </table:table-cell>
          <table:table-cell table:formula="of:=IF([.W126]=[.X126];0;IF([.S126]&lt;0.5;([.X126]-[.W126])/([.W126]+[.X126]);([.X126]-[.W126])/(2-[.X126]-[.W126])))" office:value-type="float" office:value="1">
            <text:p>1</text:p>
          </table:table-cell>
          <table:table-cell table:formula="of:=([.W126]+[.X126])/2" office:value-type="float" office:value="0.666666666666667">
            <text:p>0.67</text:p>
          </table:table-cell>
          <table:table-cell table:formula="of:=[.F126]/255" office:value-type="float" office:value="1">
            <text:p>1</text:p>
          </table:table-cell>
          <table:table-cell table:formula="of:=[.G126]/255" office:value-type="float" office:value="0.666666666666667">
            <text:p>0.67</text:p>
          </table:table-cell>
          <table:table-cell table:formula="of:=[.H126]/255" office:value-type="float" office:value="0.333333333333333">
            <text:p>0.33</text:p>
          </table:table-cell>
          <table:table-cell table:formula="of:=MIN([.T126];[.U126];[.V126])" office:value-type="float" office:value="0.333333333333333">
            <text:p>0.33</text:p>
          </table:table-cell>
          <table:table-cell table:formula="of:=MAX([.T126];[.U126];[.V126])" office:value-type="float" office:value="1">
            <text:p>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2"/>
          <table:table-cell table:style-name="ce78" office:value-type="string">
            <text:p>transparent-light-pink</text:p>
          </table:table-cell>
          <table:table-cell table:style-name="ce80" office:value-type="string">
            <text:p>#FFAAAA</text:p>
          </table:table-cell>
          <table:table-cell table:formula="of:=HEX2DEC(MID([.E127];2;2))" office:value-type="float" office:value="255">
            <text:p>255</text:p>
          </table:table-cell>
          <table:table-cell table:formula="of:=HEX2DEC(MID([.E127];4;2))" office:value-type="float" office:value="170">
            <text:p>170</text:p>
          </table:table-cell>
          <table:table-cell table:formula="of:=HEX2DEC(MID([.E127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127]);&quot;,&quot;;ROUND([.L127]);&quot;,&quot;;ROUND([.M127]);&quot;)&quot;)" office:value-type="string" office:string-value="(78,31,13)">
            <text:p>(78,31,13)</text:p>
          </table:table-cell>
          <table:table-cell office:value-type="float" office:value="77.8">
            <text:p>77.8</text:p>
          </table:table-cell>
          <table:table-cell office:value-type="float" office:value="31.2">
            <text:p>31.2</text:p>
          </table:table-cell>
          <table:table-cell office:value-type="float" office:value="12.9">
            <text:p>12.9</text:p>
          </table:table-cell>
          <table:table-cell table:formula="of:=IF(AND([.L127]=0;[.M127]=0);IF([.K127]=0;&quot;Black&quot;;IF([.K127]=100;&quot;White&quot;;&quot;Gray&quot;));IF(ABS([.L127])&gt;ABS([.M127]);IF([.L127]&lt;0;&quot;Green&quot;;&quot;Red&quot;);IF(ABS([.L127])&lt;ABS([.M127]);IF([.M127]&lt;0;&quot;Blue&quot;;&quot;Yellow&quot;);&quot;None&quot;)) )" office:value-type="string" office:string-value="Red">
            <text:p>Red</text:p>
          </table:table-cell>
          <table:table-cell table:formula="of:=IF(AND([.L127]=0;[.M127]=0);IF([.K127]=0;&quot;&quot;;IF([.K127]=100;&quot;&quot;;&quot;&quot;));IF(ABS([.L127])&gt;ABS([.M127]);IF([.M127]&lt;0;&quot;Blue&quot;;&quot;Yellow&quot;);IF(ABS([.L127])&lt;ABS([.M127]);IF([.L127]&lt;0;&quot;Green&quot;;&quot;Red&quot;);&quot;None&quot;)) )" office:value-type="string" office:string-value="Yellow">
            <text:p>Yellow</text:p>
          </table:table-cell>
          <table:table-cell table:formula="of:=0.2126*[.F127] + 0.7152*[.G127] + 0.0722*[.H127]" office:value-type="float" office:value="188.071">
            <text:p>188.07</text:p>
          </table:table-cell>
          <table:table-cell table:formula="of:=MOD(60*IF([.W127]=[.X127];0;IF([.T127]=[.X127];([.U127]-[.V127])/([.X127]-[.W127]);IF([.U127]=[.X127];2+([.V127]-[.T127])/([.X127]-[.W127]);4+([.T127]-[.U127])/([.X127]-[.W127]))));360)" office:value-type="float" office:value="0">
            <text:p>0</text:p>
          </table:table-cell>
          <table:table-cell table:formula="of:=IF([.W127]=[.X127];0;IF([.S127]&lt;0.5;([.X127]-[.W127])/([.W127]+[.X127]);([.X127]-[.W127])/(2-[.X127]-[.W127])))" office:value-type="float" office:value="1">
            <text:p>1</text:p>
          </table:table-cell>
          <table:table-cell table:formula="of:=([.W127]+[.X127])/2" office:value-type="float" office:value="0.833333333333333">
            <text:p>0.83</text:p>
          </table:table-cell>
          <table:table-cell table:formula="of:=[.F127]/255" office:value-type="float" office:value="1">
            <text:p>1</text:p>
          </table:table-cell>
          <table:table-cell table:formula="of:=[.G127]/255" office:value-type="float" office:value="0.666666666666667">
            <text:p>0.67</text:p>
          </table:table-cell>
          <table:table-cell table:formula="of:=[.H127]/255" office:value-type="float" office:value="0.666666666666667">
            <text:p>0.67</text:p>
          </table:table-cell>
          <table:table-cell table:formula="of:=MIN([.T127];[.U127];[.V127])" office:value-type="float" office:value="0.666666666666667">
            <text:p>0.67</text:p>
          </table:table-cell>
          <table:table-cell table:formula="of:=MAX([.T127];[.U127];[.V127])" office:value-type="float" office:value="1">
            <text:p>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/>
          <table:table-cell table:style-name="ce78" office:value-type="string">
            <text:p>transparent-light-magenta</text:p>
          </table:table-cell>
          <table:table-cell table:style-name="ce80" office:value-type="string">
            <text:p>#FFAAFF</text:p>
          </table:table-cell>
          <table:table-cell table:formula="of:=HEX2DEC(MID([.E128];2;2))" office:value-type="float" office:value="255">
            <text:p>255</text:p>
          </table:table-cell>
          <table:table-cell table:formula="of:=HEX2DEC(MID([.E128];4;2))" office:value-type="float" office:value="170">
            <text:p>170</text:p>
          </table:table-cell>
          <table:table-cell table:formula="of:=HEX2DEC(MID([.E128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128]);&quot;,&quot;;ROUND([.L128]);&quot;,&quot;;ROUND([.M128]);&quot;)&quot;)" office:value-type="string" office:string-value="(80,44,-30)">
            <text:p>(80,44,-30)</text:p>
          </table:table-cell>
          <table:table-cell office:value-type="float" office:value="80.3">
            <text:p>80.3</text:p>
          </table:table-cell>
          <table:table-cell office:value-type="float" office:value="44.2">
            <text:p>44.2</text:p>
          </table:table-cell>
          <table:table-cell office:value-type="float" office:value="-29.5">
            <text:p>-29.5</text:p>
          </table:table-cell>
          <table:table-cell table:formula="of:=IF(AND([.L128]=0;[.M128]=0);IF([.K128]=0;&quot;Black&quot;;IF([.K128]=100;&quot;White&quot;;&quot;Gray&quot;));IF(ABS([.L128])&gt;ABS([.M128]);IF([.L128]&lt;0;&quot;Green&quot;;&quot;Red&quot;);IF(ABS([.L128])&lt;ABS([.M128]);IF([.M128]&lt;0;&quot;Blue&quot;;&quot;Yellow&quot;);&quot;None&quot;)) )" office:value-type="string" office:string-value="Red">
            <text:p>Red</text:p>
          </table:table-cell>
          <table:table-cell table:formula="of:=IF(AND([.L128]=0;[.M128]=0);IF([.K128]=0;&quot;&quot;;IF([.K128]=100;&quot;&quot;;&quot;&quot;));IF(ABS([.L128])&gt;ABS([.M128]);IF([.M128]&lt;0;&quot;Blue&quot;;&quot;Yellow&quot;);IF(ABS([.L128])&lt;ABS([.M128]);IF([.L128]&lt;0;&quot;Green&quot;;&quot;Red&quot;);&quot;None&quot;)) )" office:value-type="string" office:string-value="Blue">
            <text:p>Blue</text:p>
          </table:table-cell>
          <table:table-cell table:formula="of:=0.2126*[.F128] + 0.7152*[.G128] + 0.0722*[.H128]" office:value-type="float" office:value="194.208">
            <text:p>194.21</text:p>
          </table:table-cell>
          <table:table-cell table:formula="of:=MOD(60*IF([.W128]=[.X128];0;IF([.T128]=[.X128];([.U128]-[.V128])/([.X128]-[.W128]);IF([.U128]=[.X128];2+([.V128]-[.T128])/([.X128]-[.W128]);4+([.T128]-[.U128])/([.X128]-[.W128]))));360)" office:value-type="float" office:value="300">
            <text:p>300</text:p>
          </table:table-cell>
          <table:table-cell table:formula="of:=IF([.W128]=[.X128];0;IF([.S128]&lt;0.5;([.X128]-[.W128])/([.W128]+[.X128]);([.X128]-[.W128])/(2-[.X128]-[.W128])))" office:value-type="float" office:value="1">
            <text:p>1</text:p>
          </table:table-cell>
          <table:table-cell table:formula="of:=([.W128]+[.X128])/2" office:value-type="float" office:value="0.833333333333333">
            <text:p>0.83</text:p>
          </table:table-cell>
          <table:table-cell table:formula="of:=[.F128]/255" office:value-type="float" office:value="1">
            <text:p>1</text:p>
          </table:table-cell>
          <table:table-cell table:formula="of:=[.G128]/255" office:value-type="float" office:value="0.666666666666667">
            <text:p>0.67</text:p>
          </table:table-cell>
          <table:table-cell table:formula="of:=[.H128]/255" office:value-type="float" office:value="1">
            <text:p>1</text:p>
          </table:table-cell>
          <table:table-cell table:formula="of:=MIN([.T128];[.U128];[.V128])" office:value-type="float" office:value="0.666666666666667">
            <text:p>0.67</text:p>
          </table:table-cell>
          <table:table-cell table:formula="of:=MAX([.T128];[.U128];[.V128])" office:value-type="float" office:value="1">
            <text:p>1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table:number-columns-repeated="2"/>
          <table:table-cell table:style-name="ce78" office:value-type="string">
            <text:p>transparent-yellow</text:p>
            <text:p>transparent-medium-yellow</text:p>
          </table:table-cell>
          <table:table-cell table:style-name="ce80" office:value-type="string">
            <text:p>#FFFF55</text:p>
          </table:table-cell>
          <table:table-cell table:formula="of:=HEX2DEC(MID([.E129];2;2))" office:value-type="float" office:value="255">
            <text:p>255</text:p>
          </table:table-cell>
          <table:table-cell table:formula="of:=HEX2DEC(MID([.E129];4;2))" office:value-type="float" office:value="255">
            <text:p>255</text:p>
          </table:table-cell>
          <table:table-cell table:formula="of:=HEX2DEC(MID([.E129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129]);&quot;,&quot;;ROUND([.L129]);&quot;,&quot;;ROUND([.M129]);&quot;)&quot;)" office:value-type="string" office:string-value="(97,-19,77)">
            <text:p>(97,-19,77)</text:p>
          </table:table-cell>
          <table:table-cell office:value-type="float" office:value="97.4">
            <text:p>97.4</text:p>
          </table:table-cell>
          <table:table-cell office:value-type="float" office:value="-19.4">
            <text:p>-19.4</text:p>
          </table:table-cell>
          <table:table-cell office:value-type="float" office:value="77.3">
            <text:p>77.3</text:p>
          </table:table-cell>
          <table:table-cell table:formula="of:=IF(AND([.L129]=0;[.M129]=0);IF([.K129]=0;&quot;Black&quot;;IF([.K129]=100;&quot;White&quot;;&quot;Gray&quot;));IF(ABS([.L129])&gt;ABS([.M129]);IF([.L129]&lt;0;&quot;Green&quot;;&quot;Red&quot;);IF(ABS([.L129])&lt;ABS([.M129]);IF([.M129]&lt;0;&quot;Blue&quot;;&quot;Yellow&quot;);&quot;None&quot;)) )" office:value-type="string" office:string-value="Yellow">
            <text:p>Yellow</text:p>
          </table:table-cell>
          <table:table-cell table:formula="of:=IF(AND([.L129]=0;[.M129]=0);IF([.K129]=0;&quot;&quot;;IF([.K129]=100;&quot;&quot;;&quot;&quot;));IF(ABS([.L129])&gt;ABS([.M129]);IF([.M129]&lt;0;&quot;Blue&quot;;&quot;Yellow&quot;);IF(ABS([.L129])&lt;ABS([.M129]);IF([.L129]&lt;0;&quot;Green&quot;;&quot;Red&quot;);&quot;None&quot;)) )" office:value-type="string" office:string-value="Green">
            <text:p>Green</text:p>
          </table:table-cell>
          <table:table-cell table:formula="of:=0.2126*[.F129] + 0.7152*[.G129] + 0.0722*[.H129]" office:value-type="float" office:value="242.726">
            <text:p>242.73</text:p>
          </table:table-cell>
          <table:table-cell table:formula="of:=MOD(60*IF([.W129]=[.X129];0;IF([.T129]=[.X129];([.U129]-[.V129])/([.X129]-[.W129]);IF([.U129]=[.X129];2+([.V129]-[.T129])/([.X129]-[.W129]);4+([.T129]-[.U129])/([.X129]-[.W129]))));360)" office:value-type="float" office:value="60">
            <text:p>60</text:p>
          </table:table-cell>
          <table:table-cell table:formula="of:=IF([.W129]=[.X129];0;IF([.S129]&lt;0.5;([.X129]-[.W129])/([.W129]+[.X129]);([.X129]-[.W129])/(2-[.X129]-[.W129])))" office:value-type="float" office:value="1">
            <text:p>1</text:p>
          </table:table-cell>
          <table:table-cell table:formula="of:=([.W129]+[.X129])/2" office:value-type="float" office:value="0.666666666666667">
            <text:p>0.67</text:p>
          </table:table-cell>
          <table:table-cell table:formula="of:=[.F129]/255" office:value-type="float" office:value="1">
            <text:p>1</text:p>
          </table:table-cell>
          <table:table-cell table:formula="of:=[.G129]/255" office:value-type="float" office:value="1">
            <text:p>1</text:p>
          </table:table-cell>
          <table:table-cell table:formula="of:=[.H129]/255" office:value-type="float" office:value="0.333333333333333">
            <text:p>0.33</text:p>
          </table:table-cell>
          <table:table-cell table:formula="of:=MIN([.T129];[.U129];[.V129])" office:value-type="float" office:value="0.333333333333333">
            <text:p>0.33</text:p>
          </table:table-cell>
          <table:table-cell table:formula="of:=MAX([.T129];[.U129];[.V129])" office:value-type="float" office:value="1">
            <text:p>1</text:p>
          </table:table-cell>
        </table:table-row>
        <table:table-row table:style-name="ro1">
          <table:table-cell table:style-name="ce6" office:value-type="string">
            <text:p>N/A</text:p>
          </table:table-cell>
          <table:table-cell/>
          <table:table-cell office:value-type="string">
            <text:p>(deleted)</text:p>
          </table:table-cell>
          <table:table-cell table:style-name="ce4" office:value-type="string">
            <text:p>N/A</text:p>
          </table:table-cell>
          <table:table-cell table:style-name="ce80" office:value-type="string">
            <text:p>#FFFFAA</text:p>
          </table:table-cell>
          <table:table-cell table:formula="of:=HEX2DEC(MID([.E130];2;2))" office:value-type="float" office:value="255">
            <text:p>255</text:p>
          </table:table-cell>
          <table:table-cell table:formula="of:=HEX2DEC(MID([.E130];4;2))" office:value-type="float" office:value="255">
            <text:p>255</text:p>
          </table:table-cell>
          <table:table-cell table:formula="of:=HEX2DEC(MID([.E130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130]);&quot;,&quot;;ROUND([.L130]);&quot;,&quot;;ROUND([.M130]);&quot;)&quot;)" office:value-type="string" office:string-value="(98,-12,41)">
            <text:p>(98,-12,41)</text:p>
          </table:table-cell>
          <table:table-cell office:value-type="float" office:value="98.3">
            <text:p>98.3</text:p>
          </table:table-cell>
          <table:table-cell office:value-type="float" office:value="-12.4">
            <text:p>-12.4</text:p>
          </table:table-cell>
          <table:table-cell office:value-type="float" office:value="40.7">
            <text:p>40.7</text:p>
          </table:table-cell>
          <table:table-cell table:formula="of:=IF(AND([.L130]=0;[.M130]=0);IF([.K130]=0;&quot;Black&quot;;IF([.K130]=100;&quot;White&quot;;&quot;Gray&quot;));IF(ABS([.L130])&gt;ABS([.M130]);IF([.L130]&lt;0;&quot;Green&quot;;&quot;Red&quot;);IF(ABS([.L130])&lt;ABS([.M130]);IF([.M130]&lt;0;&quot;Blue&quot;;&quot;Yellow&quot;);&quot;None&quot;)) )" office:value-type="string" office:string-value="Yellow">
            <text:p>Yellow</text:p>
          </table:table-cell>
          <table:table-cell table:formula="of:=IF(AND([.L130]=0;[.M130]=0);IF([.K130]=0;&quot;&quot;;IF([.K130]=100;&quot;&quot;;&quot;&quot;));IF(ABS([.L130])&gt;ABS([.M130]);IF([.M130]&lt;0;&quot;Blue&quot;;&quot;Yellow&quot;);IF(ABS([.L130])&lt;ABS([.M130]);IF([.L130]&lt;0;&quot;Green&quot;;&quot;Red&quot;);&quot;None&quot;)) )" office:value-type="string" office:string-value="Green">
            <text:p>Green</text:p>
          </table:table-cell>
          <table:table-cell table:formula="of:=0.2126*[.F130] + 0.7152*[.G130] + 0.0722*[.H130]" office:value-type="float" office:value="248.863">
            <text:p>248.86</text:p>
          </table:table-cell>
          <table:table-cell table:formula="of:=MOD(60*IF([.W130]=[.X130];0;IF([.T130]=[.X130];([.U130]-[.V130])/([.X130]-[.W130]);IF([.U130]=[.X130];2+([.V130]-[.T130])/([.X130]-[.W130]);4+([.T130]-[.U130])/([.X130]-[.W130]))));360)" office:value-type="float" office:value="60">
            <text:p>60</text:p>
          </table:table-cell>
          <table:table-cell table:formula="of:=IF([.W130]=[.X130];0;IF([.S130]&lt;0.5;([.X130]-[.W130])/([.W130]+[.X130]);([.X130]-[.W130])/(2-[.X130]-[.W130])))" office:value-type="float" office:value="1">
            <text:p>1</text:p>
          </table:table-cell>
          <table:table-cell table:formula="of:=([.W130]+[.X130])/2" office:value-type="float" office:value="0.833333333333333">
            <text:p>0.83</text:p>
          </table:table-cell>
          <table:table-cell table:formula="of:=[.F130]/255" office:value-type="float" office:value="1">
            <text:p>1</text:p>
          </table:table-cell>
          <table:table-cell table:formula="of:=[.G130]/255" office:value-type="float" office:value="1">
            <text:p>1</text:p>
          </table:table-cell>
          <table:table-cell table:formula="of:=[.H130]/255" office:value-type="float" office:value="0.666666666666667">
            <text:p>0.67</text:p>
          </table:table-cell>
          <table:table-cell table:formula="of:=MIN([.T130];[.U130];[.V130])" office:value-type="float" office:value="0.666666666666667">
            <text:p>0.67</text:p>
          </table:table-cell>
          <table:table-cell table:formula="of:=MAX([.T130];[.U130];[.V130])" office:value-type="float" office:value="1">
            <text:p>1</text:p>
          </table:table-cell>
        </table:table-row>
        <table:table-row table:style-name="ro1">
          <table:table-cell table:number-columns-repeated="24"/>
        </table:table-row>
        <table:table-row table:style-name="ro3">
          <table:table-cell table:number-columns-repeated="10"/>
          <table:table-cell office:value-type="string">
            <text:p>* conversions to CIE L*a*b* using</text:p>
            <text:p>RGB Chart &amp; Multi Tool at perbang.dk</text:p>
          </table:table-cell>
          <table:table-cell table:number-columns-repeated="13"/>
        </table:table-row>
        <table:table-row table:style-name="ro3" table:number-rows-repeated="1048443">
          <table:table-cell table:number-columns-repeated="24"/>
        </table:table-row>
        <table:table-row table:style-name="ro3">
          <table:table-cell table:number-columns-repeated="24"/>
        </table:table-row>
      </table:table>
      <table:table table:name="Chart of IPTV Colors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9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row table:style-name="ro1" table:number-rows-repeated="2">
          <table:table-cell/>
          <table:table-cell table:style-name="Default"/>
          <table:table-cell table:number-columns-repeated="13"/>
        </table:table-row>
        <table:table-row table:style-name="ro8"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office:value-type="string">
            <text:p>white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/>
        </table:table-row>
        <table:table-row table:style-name="ro11">
          <table:table-cell/>
          <table:table-cell office:value-type="string">
            <text:p>light</text:p>
          </table:table-cell>
          <table:table-cell table:style-name="ce93" office:value-type="string">
            <text:p>light-magenta</text:p>
            <text:p>(80,44,-30)</text:p>
            <text:p>#FF AA FF</text:p>
          </table:table-cell>
          <table:table-cell table:style-name="ce99" office:value-type="string">
            <text:p>light-purple</text:p>
            <text:p>(73,19,-42)</text:p>
            <text:p>#AA AA FF</text:p>
          </table:table-cell>
          <table:table-cell table:style-name="ce105" office:value-type="string">
            <text:p>light-purple-blue</text:p>
            <text:p>(68,1,-50)</text:p>
            <text:p>#55 AA FF</text:p>
          </table:table-cell>
          <table:table-cell table:style-name="ce110" office:value-type="string">
            <text:p>light-blue</text:p>
            <text:p>(67,-6,-52)</text:p>
            <text:p>#00 AA FF</text:p>
          </table:table-cell>
          <table:table-cell table:style-name="ce113" office:value-type="string">
            <text:p>light-cyan</text:p>
            <text:p>(95,-26,-8)</text:p>
            <text:p>#AA FF FF</text:p>
          </table:table-cell>
          <table:table-cell table:style-name="ce119" office:value-type="string">
            <text:p>light-blue-green</text:p>
            <text:p>(93,-42,33)</text:p>
            <text:p>#AA FF AA</text:p>
          </table:table-cell>
          <table:table-cell table:style-name="ce125" office:value-type="string">
            <text:p>light-green</text:p>
            <text:p>(89,-74,66)</text:p>
            <text:p>#55 FF 55</text:p>
          </table:table-cell>
          <table:table-cell table:style-name="ce130" office:value-type="string">
            <text:p>light-yellow-green</text:p>
            <text:p>(92,-52,70)</text:p>
            <text:p>#AA FF 55</text:p>
          </table:table-cell>
          <table:table-cell table:style-name="ce133" office:value-type="string">
            <text:p>light-yellow</text:p>
            <text:p>(98,-12,41)</text:p>
            <text:p>#FF FF AA</text:p>
          </table:table-cell>
          <table:table-cell table:style-name="ce139" office:value-type="string">
            <text:p>light-orange</text:p>
            <text:p>(77,24,55)</text:p>
            <text:p>#FF AA 55</text:p>
          </table:table-cell>
          <table:table-cell table:style-name="ce145" office:value-type="string">
            <text:p>light-pink-red</text:p>
            <text:p>light-red</text:p>
            <text:p>(60,64,37)</text:p>
            <text:p>#FF 55 55</text:p>
          </table:table-cell>
          <table:table-cell table:style-name="ce148" office:value-type="string">
            <text:p>light-pink</text:p>
            <text:p>(78,31,13)</text:p>
            <text:p>#FF AA AA</text:p>
          </table:table-cell>
          <table:table-cell/>
        </table:table-row>
        <table:table-row table:style-name="ro12">
          <table:table-cell table:style-name="ce89" office:value-type="string">
            <text:p><text:span text:style-name="T3">gray/grey</text:span></text:p>
            <text:p>light-gray/light-grey</text:p>
            <text:p>medium-gray/medium-grey</text:p>
            <text:p>bright-gray/bright-grey</text:p>
            <text:p>(70,0,0)</text:p>
            <text:p>#AA AA AA</text:p>
          </table:table-cell>
          <table:table-cell office:value-type="string">
            <text:p>medium</text:p>
          </table:table-cell>
          <table:table-cell table:style-name="ce94" office:value-type="string">
            <text:p><text:span text:style-name="T3">magenta</text:span></text:p>
            <text:p>medium-magenta</text:p>
            <text:p>(66,83,-52)</text:p>
            <text:p>#FF 55 FF</text:p>
          </table:table-cell>
          <table:table-cell table:style-name="ce100" office:value-type="string">
            <text:p>medium-purple</text:p>
            <text:p>(54,65,-71)</text:p>
            <text:p>#AA 55 FF</text:p>
          </table:table-cell>
          <table:table-cell table:style-name="ce106" office:value-type="string">
            <text:p>medium-purple-blue</text:p>
            <text:p>(47,51,-84)</text:p>
            <text:p>#55 55 FF</text:p>
          </table:table-cell>
          <table:table-cell table:style-name="ce111" office:value-type="string">
            <text:p><text:span text:style-name="T3">blue</text:span></text:p>
            <text:p>medium-blue</text:p>
            <text:p>(44,46,-89)</text:p>
            <text:p>#00 55 FF</text:p>
          </table:table-cell>
          <table:table-cell table:style-name="ce114" office:value-type="string">
            <text:p><text:span text:style-name="T3">cyan</text:span></text:p>
            <text:p>medium-cyan</text:p>
            <text:p>(92,-42,-13)</text:p>
            <text:p>#55 FF FF</text:p>
          </table:table-cell>
          <table:table-cell table:style-name="ce120" office:value-type="string">
            <text:p><text:span text:style-name="T3">blue-green</text:span></text:p>
            <text:p>medium-blue-green</text:p>
            <text:p>(90,-62,28)</text:p>
            <text:p>#55 FF AA</text:p>
          </table:table-cell>
          <table:table-cell table:style-name="ce126" office:value-type="string">
            <text:p><text:span text:style-name="T3">green</text:span></text:p>
            <text:p>medium-green</text:p>
            <text:p>(88,-82,65)</text:p>
            <text:p>#00 FF 55</text:p>
          </table:table-cell>
          <table:table-cell table:style-name="ce131" office:value-type="string">
            <text:p><text:span text:style-name="T3">yellow-green</text:span></text:p>
            <text:p>medium-yellow-green</text:p>
            <text:p>(92,-55,88)</text:p>
            <text:p>#AA FF 00</text:p>
          </table:table-cell>
          <table:table-cell table:style-name="ce134" office:value-type="string">
            <text:p><text:span text:style-name="T3">yellow</text:span></text:p>
            <text:p>medium-yellow</text:p>
            <text:p>(97,-19,77)</text:p>
            <text:p>#FF FF 55</text:p>
          </table:table-cell>
          <table:table-cell table:style-name="ce140" office:value-type="string">
            <text:p><text:span text:style-name="T3">orange</text:span></text:p>
            <text:p>medium-orange</text:p>
            <text:p>(76,21,80)</text:p>
            <text:p>#FF AA 00</text:p>
          </table:table-cell>
          <table:table-cell table:style-name="ce146" office:value-type="string">
            <text:p><text:span text:style-name="T3">pink-red</text:span></text:p>
            <text:p>medium-pink-red</text:p>
            <text:p>medium-red</text:p>
            <text:p>(54,82,29)</text:p>
            <text:p>#FF 00 55</text:p>
          </table:table-cell>
          <table:table-cell table:style-name="ce149" office:value-type="string">
            <text:p><text:span text:style-name="T3">pink</text:span></text:p>
            <text:p>medium-pink</text:p>
            <text:p>(62,71,-10)</text:p>
            <text:p>#FF 55 AA</text:p>
          </table:table-cell>
          <table:table-cell/>
        </table:table-row>
        <table:table-row table:style-name="ro11">
          <table:table-cell/>
          <table:table-cell office:value-type="string">
            <text:p>bright</text:p>
          </table:table-cell>
          <table:table-cell table:style-name="ce95" office:value-type="string">
            <text:p><text:span text:style-name="T2">bright-magenta</text:span></text:p>
            <text:p><text:span text:style-name="T2">(60,98,-61)</text:span></text:p>
            <text:p><text:span text:style-name="T2">#FF 00 FF</text:span></text:p>
          </table:table-cell>
          <table:table-cell table:style-name="ce101" office:value-type="string">
            <text:p>bright-purple</text:p>
            <text:p>(47,87,-84)</text:p>
            <text:p>#AA 00 FF</text:p>
          </table:table-cell>
          <table:table-cell table:style-name="ce107" office:value-type="string">
            <text:p>bright-purple-blue</text:p>
            <text:p>(36,81,-101)</text:p>
            <text:p>#55 00 FF</text:p>
          </table:table-cell>
          <table:table-cell table:style-name="ce112" office:value-type="string">
            <text:p>bright-blue</text:p>
            <text:p>(32,79,-108)</text:p>
            <text:p>#00 00 FF</text:p>
          </table:table-cell>
          <table:table-cell table:style-name="ce115" office:value-type="string">
            <text:p>bright-cyan</text:p>
            <text:p>(91,-48,-14)</text:p>
            <text:p>#00 FF FF</text:p>
          </table:table-cell>
          <table:table-cell table:style-name="ce121" office:value-type="string">
            <text:p>bright-blue-green</text:p>
            <text:p>(89,-69,27)</text:p>
            <text:p>#00 FF AA</text:p>
          </table:table-cell>
          <table:table-cell table:style-name="ce127" office:value-type="string">
            <text:p>bright-green</text:p>
            <text:p>(88,-86,83)</text:p>
            <text:p>#00 FF 00</text:p>
          </table:table-cell>
          <table:table-cell table:style-name="ce132" office:value-type="string">
            <text:p>bright-yellow-green</text:p>
            <text:p>(89,-78,84)</text:p>
            <text:p>#55 FF 00</text:p>
          </table:table-cell>
          <table:table-cell table:style-name="ce135" office:value-type="string">
            <text:p>bright-yellow</text:p>
            <text:p><text:span text:style-name="T2">(97,-22,95)</text:span></text:p>
            <text:p>#FF FF 00</text:p>
          </table:table-cell>
          <table:table-cell table:style-name="ce141" office:value-type="string">
            <text:p>bright-orange</text:p>
            <text:p>(60,62,70)</text:p>
            <text:p>#FF 55 00</text:p>
          </table:table-cell>
          <table:table-cell table:style-name="ce147" office:value-type="string">
            <text:p>red</text:p>
            <text:p><text:span text:style-name="T1">bright-red</text:span></text:p>
            <text:p><text:span text:style-name="T1">(53,80,67)</text:span></text:p>
            <text:p><text:span text:style-name="T1">#FF 00 00</text:span></text:p>
          </table:table-cell>
          <table:table-cell table:style-name="ce150" office:value-type="string">
            <text:p>bright-pink</text:p>
            <text:p>(56,88,-19)</text:p>
            <text:p>#FF 00 AA</text:p>
          </table:table-cell>
          <table:table-cell/>
        </table:table-row>
        <table:table-row table:style-name="ro11">
          <table:table-cell/>
          <table:table-cell office:value-type="string">
            <text:p/>
            <text:p>dull</text:p>
          </table:table-cell>
          <table:table-cell table:style-name="ce96" office:value-type="string">
            <text:p>dull-magenta</text:p>
            <text:p>(49,47,-31)</text:p>
            <text:p>#AA 55 AA</text:p>
          </table:table-cell>
          <table:table-cell table:style-name="ce102" office:value-type="string">
            <text:p>dull-purple</text:p>
            <text:p>(40,24,-46)</text:p>
            <text:p>#55 55 AA</text:p>
          </table:table-cell>
          <table:table-cell table:style-name="ce108" office:value-type="string">
            <text:p>dull-purple-blue</text:p>
            <text:p>(37,13,-52)</text:p>
            <text:p>#00 55 AA</text:p>
          </table:table-cell>
          <table:table-cell table:style-name="ce108" office:value-type="string">
            <text:p>dull-blue</text:p>
            <text:p>(37,13,-52)</text:p>
            <text:p>#00 55 AA</text:p>
          </table:table-cell>
          <table:table-cell table:style-name="ce116" office:value-type="string">
            <text:p>dull-cyan</text:p>
            <text:p>(65,-26,-8)</text:p>
            <text:p>#55 AA AA</text:p>
          </table:table-cell>
          <table:table-cell table:style-name="ce122" office:value-type="string">
            <text:p>dull-blue-green</text:p>
            <text:p>(63,-43,36)</text:p>
            <text:p>#55 AA 55</text:p>
          </table:table-cell>
          <table:table-cell table:style-name="ce128" office:value-type="string">
            <text:p>dull-green</text:p>
            <text:p>(62,-50,63)</text:p>
            <text:p>#55 AA 00</text:p>
          </table:table-cell>
          <table:table-cell table:style-name="ce128" office:value-type="string">
            <text:p>dull-yellow-green</text:p>
            <text:p>(62,-50,63)</text:p>
            <text:p>#55 AA 00</text:p>
          </table:table-cell>
          <table:table-cell table:style-name="ce136" office:value-type="string">
            <text:p>dull-yellow-brown</text:p>
            <text:p>dull-yellow</text:p>
            <text:p>(68,-12,43)</text:p>
            <text:p>#AA AA 55</text:p>
          </table:table-cell>
          <table:table-cell table:style-name="ce142" office:value-type="string">
            <text:p>dull-orange-brown</text:p>
            <text:p>dull-orange</text:p>
            <text:p>(46,31,55)</text:p>
            <text:p>#AA 55 00</text:p>
          </table:table-cell>
          <table:table-cell table:style-name="ce142" office:value-type="string">
            <text:p>dull-brown</text:p>
            <text:p>dull-red</text:p>
            <text:p>(46,31,55)</text:p>
            <text:p>#AA 55 00</text:p>
          </table:table-cell>
          <table:table-cell table:style-name="ce151" office:value-type="string">
            <text:p>dull-purple-brown</text:p>
            <text:p>dull-pink</text:p>
            <text:p>(47,35,16)</text:p>
            <text:p>#AA 55 55</text:p>
          </table:table-cell>
          <table:table-cell/>
        </table:table-row>
        <table:table-row table:style-name="ro12">
          <table:table-cell table:style-name="ce90" office:value-type="string">
            <text:p>dark-gray/dark-grey</text:p>
            <text:p>dull-gray/dull-grey</text:p>
            <text:p>darker-gray/darker-grey</text:p>
            <text:p>(36,0,0)</text:p>
            <text:p>#55 55 55</text:p>
          </table:table-cell>
          <table:table-cell office:value-type="string">
            <text:p>dark</text:p>
          </table:table-cell>
          <table:table-cell table:style-name="ce97" office:value-type="string">
            <text:p>dark-magenta</text:p>
            <text:p>(40,73,-45)</text:p>
            <text:p>#AA 00 AA</text:p>
          </table:table-cell>
          <table:table-cell table:style-name="ce103" office:value-type="string">
            <text:p><text:span text:style-name="T3">purple</text:span></text:p>
            <text:p>dark-purple</text:p>
            <text:p>(26,62,-68)</text:p>
            <text:p>#55 00 AA</text:p>
          </table:table-cell>
          <table:table-cell table:style-name="ce109" office:value-type="string">
            <text:p><text:span text:style-name="T3">purple-blue</text:span></text:p>
            <text:p>dark-purple-blue</text:p>
            <text:p>(20,58,-80)</text:p>
            <text:p>#00 00 AA</text:p>
          </table:table-cell>
          <table:table-cell table:style-name="ce109" office:value-type="string">
            <text:p>dark-blue</text:p>
            <text:p>(20,58,-80)</text:p>
            <text:p>#00 00 AA</text:p>
          </table:table-cell>
          <table:table-cell table:style-name="ce117" office:value-type="string">
            <text:p>dark-cyan</text:p>
            <text:p>(63,-36,-10)</text:p>
            <text:p>#00 AA AA</text:p>
          </table:table-cell>
          <table:table-cell table:style-name="ce123" office:value-type="string">
            <text:p>dark-blue-green</text:p>
            <text:p>(61,-56,33)</text:p>
            <text:p>#00 AA 55</text:p>
          </table:table-cell>
          <table:table-cell table:style-name="ce129" office:value-type="string">
            <text:p>dark-green</text:p>
            <text:p>(61,-64,61)</text:p>
            <text:p>#00 AA 00</text:p>
          </table:table-cell>
          <table:table-cell table:style-name="ce129" office:value-type="string">
            <text:p>dark-yellow-green</text:p>
            <text:p>(61,-64,61)</text:p>
            <text:p>#00 AA 00</text:p>
          </table:table-cell>
          <table:table-cell table:style-name="ce137" office:value-type="string">
            <text:p><text:span text:style-name="T3">yellow-brown</text:span></text:p>
            <text:p>dark-yellow-brown</text:p>
            <text:p>dark-yellow</text:p>
            <text:p>(68,-16,70)</text:p>
            <text:p>#AA AA 00</text:p>
          </table:table-cell>
          <table:table-cell table:style-name="ce143" office:value-type="string">
            <text:p><text:span text:style-name="T3">orange-brown</text:span></text:p>
            <text:p>dark-orange-brown</text:p>
            <text:p>dark-orange</text:p>
            <text:p>(35,59,49)</text:p>
            <text:p>#AA 00 00</text:p>
          </table:table-cell>
          <table:table-cell table:style-name="ce143" office:value-type="string">
            <text:p/>
            <text:p>dark-brown</text:p>
            <text:p>dark-red</text:p>
            <text:p>(35,59,49)</text:p>
            <text:p>#AA 00 00</text:p>
          </table:table-cell>
          <table:table-cell table:style-name="ce152" office:value-type="string">
            <text:p/>
            <text:p><text:span text:style-name="T3">purple-brown</text:span></text:p>
            <text:p>dark-purple-brown</text:p>
            <text:p>dark-pink</text:p>
            <text:p>(36,63,2)</text:p>
            <text:p>#AA 00 55</text:p>
          </table:table-cell>
          <table:table-cell/>
        </table:table-row>
        <table:table-row table:style-name="ro11">
          <table:table-cell/>
          <table:table-cell office:value-type="string">
            <text:p>darker</text:p>
          </table:table-cell>
          <table:table-cell table:style-name="ce98" office:value-type="string">
            <text:p>darker-magenta</text:p>
            <text:p>(18,44,-27)</text:p>
            <text:p>#55 00 55</text:p>
          </table:table-cell>
          <table:table-cell table:style-name="ce104" office:value-type="string">
            <text:p>darker-purple</text:p>
            <text:p>(6,35,-48)</text:p>
            <text:p>#00 00 55</text:p>
          </table:table-cell>
          <table:table-cell table:style-name="ce104" office:value-type="string">
            <text:p>darker-purple-blue</text:p>
            <text:p>(6,35,-48)</text:p>
            <text:p>#00 00 55</text:p>
          </table:table-cell>
          <table:table-cell table:style-name="ce104" office:value-type="string">
            <text:p>darker-blue</text:p>
            <text:p>(6,35,-48)</text:p>
            <text:p>#00 00 55</text:p>
          </table:table-cell>
          <table:table-cell table:style-name="ce118" office:value-type="string">
            <text:p>darker-cyan</text:p>
            <text:p>(32,-22,-6)</text:p>
            <text:p>#00 55 55</text:p>
          </table:table-cell>
          <table:table-cell table:style-name="ce124" office:value-type="string">
            <text:p>darker-blue-green</text:p>
            <text:p>(31,-39,37)</text:p>
            <text:p>#00 55 00</text:p>
          </table:table-cell>
          <table:table-cell table:style-name="ce124" office:value-type="string">
            <text:p>darker-green</text:p>
            <text:p>(31,-39,37)</text:p>
            <text:p>#00 55 00</text:p>
          </table:table-cell>
          <table:table-cell table:style-name="ce124" office:value-type="string">
            <text:p>darker-yellow-green</text:p>
            <text:p>(31,-39,37)</text:p>
            <text:p>#00 55 00</text:p>
          </table:table-cell>
          <table:table-cell table:style-name="ce138" office:value-type="string">
            <text:p>darker-yellow-brown</text:p>
            <text:p>darker-yellow</text:p>
            <text:p>(35,-10,43)</text:p>
            <text:p>#55 55 00</text:p>
          </table:table-cell>
          <table:table-cell table:style-name="ce144" office:value-type="string">
            <text:p>darker-orange-brown</text:p>
            <text:p>darker-orange</text:p>
            <text:p>(15,36,24)</text:p>
            <text:p>#55 00 00</text:p>
          </table:table-cell>
          <table:table-cell table:style-name="ce144" office:value-type="string">
            <text:p><text:span text:style-name="T3">brown</text:span></text:p>
            <text:p>darker-brown</text:p>
            <text:p>(15,36,24)</text:p>
            <text:p>#55 00 00</text:p>
          </table:table-cell>
          <table:table-cell table:style-name="ce144" office:value-type="string">
            <text:p>darker-purple-brown</text:p>
            <text:p>darker-pink</text:p>
            <text:p>(15,36,24)</text:p>
            <text:p>#55 00 00</text:p>
          </table:table-cell>
          <table:table-cell/>
        </table:table-row>
        <table:table-row table:style-name="ro8"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office:value-type="string">
            <text:p>black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/>
        </table:table-row>
        <table:table-row table:style-name="ro13">
          <table:table-cell/>
          <table:table-cell table:style-name="Default"/>
          <table:table-cell table:style-name="ce92" office:value-type="string">
            <text:p>magenta</text:p>
          </table:table-cell>
          <table:table-cell table:style-name="ce92" office:value-type="string">
            <text:p>purple</text:p>
          </table:table-cell>
          <table:table-cell table:style-name="ce92" office:value-type="string">
            <text:p>purple-blue</text:p>
          </table:table-cell>
          <table:table-cell table:style-name="ce92" office:value-type="string">
            <text:p>blue</text:p>
          </table:table-cell>
          <table:table-cell table:style-name="ce92" office:value-type="string">
            <text:p>cyan</text:p>
          </table:table-cell>
          <table:table-cell table:style-name="ce92" office:value-type="string">
            <text:p>blue-green</text:p>
          </table:table-cell>
          <table:table-cell table:style-name="ce92" office:value-type="string">
            <text:p>green</text:p>
          </table:table-cell>
          <table:table-cell table:style-name="ce92" office:value-type="string">
            <text:p>yellow-green</text:p>
          </table:table-cell>
          <table:table-cell table:style-name="ce92" office:value-type="string">
            <text:p>yellow</text:p>
            <text:p>yellow-brown</text:p>
          </table:table-cell>
          <table:table-cell table:style-name="ce92" office:value-type="string">
            <text:p>orange</text:p>
            <text:p>orange-brown</text:p>
          </table:table-cell>
          <table:table-cell table:style-name="ce92" office:value-type="string">
            <text:p>pink-red</text:p>
            <text:p>red</text:p>
            <text:p>brown</text:p>
          </table:table-cell>
          <table:table-cell table:style-name="ce92" office:value-type="string">
            <text:p>pink</text:p>
            <text:p>purple-brown</text:p>
          </table:table-cell>
          <table:table-cell/>
        </table:table-row>
      </table:table>
      <table:table table:name="Diagram of IPTV colors" table:style-name="ta1" table:print="false">
        <office:forms form:automatic-focus="false" form:apply-design-mode="false"/>
        <table:table-column table:style-name="co4" table:default-cell-style-name="ce153"/>
        <table:table-column table:style-name="co21" table:default-cell-style-name="ce153"/>
        <table:table-column table:style-name="co30" table:default-cell-style-name="ce154"/>
        <table:table-column table:style-name="co30" table:default-cell-style-name="ce153"/>
        <table:table-column table:style-name="co31" table:number-columns-repeated="5" table:default-cell-style-name="ce154"/>
        <table:table-column table:style-name="co31" table:default-cell-style-name="ce153"/>
        <table:table-column table:style-name="co30" table:number-columns-repeated="8" table:default-cell-style-name="ce154"/>
        <table:table-column table:style-name="co30" table:default-cell-style-name="ce153"/>
        <table:table-column table:style-name="co30" table:number-columns-repeated="9" table:default-cell-style-name="ce154"/>
        <table:table-column table:style-name="co30" table:default-cell-style-name="ce153"/>
        <table:table-column table:style-name="co31" table:default-cell-style-name="ce154"/>
        <table:table-column table:style-name="co31" table:default-cell-style-name="ce153"/>
        <table:table-column table:style-name="co31" table:number-columns-repeated="10" table:default-cell-style-name="ce154"/>
        <table:table-column table:style-name="co31" table:default-cell-style-name="ce153"/>
        <table:table-column table:style-name="co31" table:number-columns-repeated="3" table:default-cell-style-name="ce154"/>
        <table:table-column table:style-name="co32" table:default-cell-style-name="ce154"/>
        <table:table-column table:style-name="co31" table:default-cell-style-name="ce153"/>
        <table:table-column table:style-name="co21" table:default-cell-style-name="ce154"/>
        <table:table-column table:style-name="co33" table:default-cell-style-name="ce153"/>
        <table:table-column table:style-name="co34" table:number-columns-repeated="2" table:default-cell-style-name="ce154"/>
        <table:table-column table:style-name="co34" table:default-cell-style-name="ce153"/>
        <table:table-column table:style-name="co35" table:default-cell-style-name="ce153"/>
        <table:table-column table:style-name="co4" table:number-columns-repeated="971" table:default-cell-style-name="ce153"/>
        <table:table-row table:style-name="ro6">
          <table:table-cell table:number-columns-repeated="18"/>
          <table:table-cell table:style-name="ce159" office:value-type="string">
            <text:p>Yellow</text:p>
            <text:p><text:span text:style-name="T1">(97,-22,95)</text:span></text:p>
            <text:p>#FF FF 00</text:p>
          </table:table-cell>
          <table:table-cell table:number-columns-repeated="5"/>
          <table:table-cell table:style-name="ce160"/>
          <table:table-cell table:number-columns-repeated="999"/>
        </table:table-row>
        <table:table-row table:style-name="ro14">
          <table:table-cell table:number-columns-repeated="9"/>
          <table:table-cell table:style-name="ce131" office:value-type="string">
            <text:p>green</text:p>
            <text:p>yellow</text:p>
            <text:p>(92,-55,88)</text:p>
            <text:p>#AA FF 00</text:p>
          </table:table-cell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999"/>
        </table:table-row>
        <table:table-row table:style-name="ro6">
          <table:table-cell table:number-columns-repeated="3"/>
          <table:table-cell table:style-name="ce132" office:value-type="string">
            <text:p>green</text:p>
            <text:p>(89,-78,84)</text:p>
            <text:p>#55 FF 00</text:p>
          </table:table-cell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999"/>
        </table:table-row>
        <table:table-row table:style-name="ro6">
          <table:table-cell/>
          <table:table-cell table:style-name="ce156" office:value-type="string">
            <text:p>Green</text:p>
            <text:p>(88,-86,83)</text:p>
            <text:p>#00 FF 00</text:p>
          </table:table-cell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999"/>
        </table:table-row>
        <table:table-row table:style-name="ro15">
          <table:table-cell table:number-columns-repeated="3"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40" office:value-type="string">
            <text:p>orange</text:p>
            <text:p>(76,21,80)</text:p>
            <text:p>#FF AA 00</text:p>
          </table:table-cell>
          <table:table-cell/>
          <table:table-cell table:style-name="ce154"/>
          <table:table-cell table:number-columns-repeated="993"/>
        </table:table-row>
        <table:table-row table:style-name="ro6">
          <table:table-cell table:number-columns-repeated="9"/>
          <table:table-cell table:style-name="ce154"/>
          <table:table-cell table:number-columns-repeated="8"/>
          <table:table-cell table:style-name="ce154"/>
          <table:table-cell table:style-name="ce134" office:value-type="string">
            <text:p>yellow</text:p>
            <text:p>(97,-19,77)</text:p>
            <text:p>#FF FF 55</text:p>
          </table:table-cell>
          <table:table-cell table:number-columns-repeated="4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993"/>
        </table:table-row>
        <table:table-row table:style-name="ro14">
          <table:table-cell table:number-columns-repeated="9"/>
          <table:table-cell table:style-name="ce154"/>
          <table:table-cell table:style-name="ce130" office:value-type="string">
            <text:p>green</text:p>
            <text:p>yellow</text:p>
            <text:p>(92,-52,70)</text:p>
            <text:p>#AA FF 55</text:p>
          </table:table-cell>
          <table:table-cell table:number-columns-repeated="7"/>
          <table:table-cell table:style-name="ce154"/>
          <table:table-cell/>
          <table:table-cell table:style-name="ce137" office:value-type="string">
            <text:p>brown</text:p>
            <text:p>yellow</text:p>
            <text:p>(68,-16,70)</text:p>
            <text:p>#AA AA 00</text:p>
          </table:table-cell>
          <table:table-cell table:number-columns-repeated="3"/>
          <table:table-cell table:style-name="ce160"/>
          <table:table-cell table:number-columns-repeated="14"/>
          <table:table-cell table:style-name="ce141" office:value-type="string">
            <text:p>orange</text:p>
            <text:p>(60,62,70)</text:p>
            <text:p>#FF 55 00</text:p>
          </table:table-cell>
          <table:table-cell/>
          <table:table-cell table:style-name="ce154"/>
          <table:table-cell table:number-columns-repeated="982"/>
        </table:table-row>
        <table:table-row table:style-name="ro6">
          <table:table-cell table:number-columns-repeated="9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10"/>
          <table:table-cell table:style-name="ce154"/>
          <table:table-cell table:number-columns-repeated="4"/>
          <table:table-cell table:style-name="ce147" office:value-type="string">
            <text:p>Red</text:p>
            <text:p>(53,80,67)</text:p>
            <text:p>#FF 00 00</text:p>
          </table:table-cell>
          <table:table-cell table:number-columns-repeated="977"/>
        </table:table-row>
        <table:table-row table:style-name="ro6">
          <table:table-cell table:number-columns-repeated="3"/>
          <table:table-cell table:style-name="ce154"/>
          <table:table-cell table:style-name="ce125" office:value-type="string">
            <text:p>green</text:p>
            <text:p>(89,-74,66)</text:p>
            <text:p>#55 FF 55</text:p>
          </table:table-cell>
          <table:table-cell table:number-columns-repeated="4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16"/>
          <table:table-cell table:style-name="ce154"/>
          <table:table-cell table:number-columns-repeated="982"/>
        </table:table-row>
        <table:table-row table:style-name="ro6">
          <table:table-cell/>
          <table:table-cell table:style-name="ce154"/>
          <table:table-cell table:style-name="ce126" office:value-type="string">
            <text:p>green</text:p>
            <text:p>(88,-82,65)</text:p>
            <text:p>#00 FF 55</text:p>
          </table:table-cell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16"/>
          <table:table-cell table:style-name="ce154"/>
          <table:table-cell table:number-columns-repeated="982"/>
        </table:table-row>
        <table:table-row table:style-name="ro6">
          <table:table-cell table:number-columns-repeated="9"/>
          <table:table-cell table:style-name="ce154"/>
          <table:table-cell/>
          <table:table-cell table:style-name="ce128" office:value-type="string">
            <text:p>green</text:p>
            <text:p>(62,-50,63)</text:p>
            <text:p>#55 AA 00</text:p>
          </table:table-cell>
          <table:table-cell table:number-columns-repeated="6"/>
          <table:table-cell table:style-name="ce154"/>
          <table:table-cell table:number-columns-repeated="5"/>
          <table:table-cell table:style-name="ce160"/>
          <table:table-cell table:number-columns-repeated="999"/>
        </table:table-row>
        <table:table-row table:style-name="ro6">
          <table:table-cell table:number-columns-repeated="3"/>
          <table:table-cell table:style-name="ce154"/>
          <table:table-cell table:number-columns-repeated="2"/>
          <table:table-cell table:style-name="ce129" office:value-type="string">
            <text:p>green</text:p>
            <text:p>(61,-64,61)</text:p>
            <text:p>#00 AA 00</text:p>
          </table:table-cell>
          <table:table-cell table:number-columns-repeated="2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999"/>
        </table:table-row>
        <table:table-row table:style-name="ro16">
          <table:table-cell table:number-columns-repeated="9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 table:style-name="ce139" office:value-type="string">
            <text:p>orange</text:p>
            <text:p>(77,24,55)</text:p>
            <text:p>#FF AA 55</text:p>
          </table:table-cell>
          <table:table-cell table:style-name="ce142" office:value-type="string">
            <text:p>brown</text:p>
            <text:p>orange</text:p>
            <text:p>(46,31,55)</text:p>
            <text:p>#AA 55 00</text:p>
          </table:table-cell>
          <table:table-cell table:number-columns-repeated="10"/>
          <table:table-cell table:style-name="ce154"/>
          <table:table-cell table:number-columns-repeated="982"/>
        </table:table-row>
        <table:table-row table:style-name="ro16">
          <table:table-cell table:number-columns-repeated="9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7"/>
          <table:table-cell table:style-name="ce143" office:value-type="string">
            <text:p>brown</text:p>
            <text:p>orange</text:p>
            <text:p>(35,59,49)</text:p>
            <text:p>#AA 00 00</text:p>
          </table:table-cell>
          <table:table-cell table:number-columns-repeated="2"/>
          <table:table-cell table:style-name="ce154"/>
          <table:table-cell table:number-columns-repeated="982"/>
        </table:table-row>
        <table:table-row table:style-name="ro14">
          <table:table-cell table:number-columns-repeated="9"/>
          <table:table-cell table:style-name="ce154"/>
          <table:table-cell table:number-columns-repeated="8"/>
          <table:table-cell table:style-name="ce154"/>
          <table:table-cell table:number-columns-repeated="2"/>
          <table:table-cell table:style-name="ce136" office:value-type="string">
            <text:p>brown</text:p>
            <text:p>yellow</text:p>
            <text:p>(68,-12,43)</text:p>
            <text:p>#AA AA 55</text:p>
          </table:table-cell>
          <table:table-cell table:style-name="ce138" office:value-type="string">
            <text:p>brown</text:p>
            <text:p>yellow</text:p>
            <text:p>(35,-10,43)</text:p>
            <text:p>#55 55 00</text:p>
          </table:table-cell>
          <table:table-cell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993"/>
        </table:table-row>
        <table:table-row table:style-name="ro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2"/>
          <table:table-cell table:style-name="ce133" office:value-type="string">
            <text:p>yellow</text:p>
            <text:p>(98,-12,41)</text:p>
            <text:p>#FF FF AA</text:p>
          </table:table-cell>
          <table:table-cell table:number-columns-repeated="2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10"/>
          <table:table-cell table:style-name="ce154"/>
          <table:table-cell table:number-columns-repeated="4"/>
          <table:table-cell table:style-name="ce154"/>
          <table:table-cell/>
          <table:table-cell table:style-name="ce154"/>
          <table:table-cell table:number-columns-repeated="2"/>
          <table:table-cell table:style-name="ce154" table:number-columns-repeated="973"/>
        </table:table-row>
        <table:table-row table:style-name="ro14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5"/>
          <table:table-cell table:style-name="ce124" office:value-type="string">
            <text:p>green</text:p>
            <text:p>(31,-39,37)</text:p>
            <text:p>#00 55 00</text:p>
          </table:table-cell>
          <table:table-cell table:number-columns-repeated="2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10"/>
          <table:table-cell table:style-name="ce145" office:value-type="string">
            <text:p>red</text:p>
            <text:p>pink</text:p>
            <text:p>(60,64,37)</text:p>
            <text:p>#FF 55 55</text:p>
          </table:table-cell>
          <table:table-cell table:number-columns-repeated="4"/>
          <table:table-cell table:style-name="ce154"/>
          <table:table-cell/>
          <table:table-cell table:style-name="ce154"/>
          <table:table-cell table:number-columns-repeated="2"/>
          <table:table-cell table:style-name="ce154" table:number-columns-repeated="973"/>
        </table:table-row>
        <table:table-row table:style-name="ro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3"/>
          <table:table-cell table:style-name="ce122" office:value-type="string">
            <text:p>green</text:p>
            <text:p>(63,-43,36)</text:p>
            <text:p>#55 AA 55</text:p>
          </table:table-cell>
          <table:table-cell table:number-columns-repeated="4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10"/>
          <table:table-cell table:style-name="ce154"/>
          <table:table-cell table:number-columns-repeated="4"/>
          <table:table-cell table:style-name="ce154"/>
          <table:table-cell/>
          <table:table-cell table:style-name="ce154"/>
          <table:table-cell table:number-columns-repeated="2"/>
          <table:table-cell table:style-name="ce154" table:number-columns-repeated="973"/>
        </table:table-row>
        <table:table-row table:style-name="ro6">
          <table:table-cell table:style-name="ce154" table:number-columns-repeated="2"/>
          <table:table-cell/>
          <table:table-cell table:style-name="ce154"/>
          <table:table-cell table:number-columns-repeated="4"/>
          <table:table-cell table:style-name="ce123" office:value-type="string">
            <text:p>green</text:p>
            <text:p>(61,-56,33)</text:p>
            <text:p>#00 AA 55</text:p>
          </table:table-cell>
          <table:table-cell table:style-name="ce154"/>
          <table:table-cell table:number-columns-repeated="4"/>
          <table:table-cell table:style-name="ce119" office:value-type="string">
            <text:p>green</text:p>
            <text:p>(93,-42,33)</text:p>
            <text:p>#AA FF AA</text:p>
          </table:table-cell>
          <table:table-cell table:number-columns-repeated="3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10"/>
          <table:table-cell table:style-name="ce154"/>
          <table:table-cell table:number-columns-repeated="4"/>
          <table:table-cell table:style-name="ce154"/>
          <table:table-cell/>
          <table:table-cell table:style-name="ce154"/>
          <table:table-cell table:number-columns-repeated="2"/>
          <table:table-cell table:style-name="ce154" table:number-columns-repeated="973"/>
        </table:table-row>
        <table:table-row table:style-name="ro1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10"/>
          <table:table-cell table:style-name="ce154"/>
          <table:table-cell table:number-columns-repeated="4"/>
          <table:table-cell table:style-name="ce154"/>
          <table:table-cell/>
          <table:table-cell table:style-name="ce146" office:value-type="string">
            <text:p>red</text:p>
            <text:p>pink</text:p>
            <text:p>(54,82,29)</text:p>
            <text:p>#FF 00 55</text:p>
          </table:table-cell>
          <table:table-cell table:number-columns-repeated="2"/>
          <table:table-cell table:style-name="ce154" table:number-columns-repeated="973"/>
        </table:table-row>
        <table:table-row table:style-name="ro17">
          <table:table-cell table:style-name="ce154" table:number-columns-repeated="2"/>
          <table:table-cell/>
          <table:table-cell table:style-name="ce154"/>
          <table:table-cell table:number-columns-repeated="3"/>
          <table:table-cell table:style-name="ce120" office:value-type="string">
            <text:p>green</text:p>
            <text:p>blue</text:p>
            <text:p>(90,-62,28)</text:p>
            <text:p>#55 FF AA</text:p>
          </table:table-cell>
          <table:table-cell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10"/>
          <table:table-cell table:style-name="ce154"/>
          <table:table-cell table:number-columns-repeated="4"/>
          <table:table-cell table:style-name="ce154"/>
          <table:table-cell/>
          <table:table-cell table:style-name="ce154"/>
          <table:table-cell table:number-columns-repeated="2"/>
          <table:table-cell table:style-name="ce154" table:number-columns-repeated="973"/>
        </table:table-row>
        <table:table-row table:style-name="ro17">
          <table:table-cell table:style-name="ce154" table:number-columns-repeated="2"/>
          <table:table-cell/>
          <table:table-cell table:style-name="ce154"/>
          <table:table-cell/>
          <table:table-cell table:style-name="ce121" office:value-type="string">
            <text:p>green</text:p>
            <text:p>blue</text:p>
            <text:p>(89,-69,27)</text:p>
            <text:p>#00 FF AA</text:p>
          </table:table-cell>
          <table:table-cell table:number-columns-repeated="3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10"/>
          <table:table-cell table:style-name="ce154"/>
          <table:table-cell table:number-columns-repeated="4"/>
          <table:table-cell table:style-name="ce154"/>
          <table:table-cell/>
          <table:table-cell table:style-name="ce154"/>
          <table:table-cell table:number-columns-repeated="2"/>
          <table:table-cell table:style-name="ce154" table:number-columns-repeated="973"/>
        </table:table-row>
        <table:table-row table:style-name="ro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/>
          <table:table-cell table:style-name="ce144" office:value-type="string">
            <text:p>brown</text:p>
            <text:p>(15,36,24)</text:p>
            <text:p>#55 00 00</text:p>
          </table:table-cell>
          <table:table-cell table:number-columns-repeated="8"/>
          <table:table-cell table:style-name="ce154"/>
          <table:table-cell table:number-columns-repeated="4"/>
          <table:table-cell table:style-name="ce154"/>
          <table:table-cell/>
          <table:table-cell table:style-name="ce154"/>
          <table:table-cell table:number-columns-repeated="2"/>
          <table:table-cell table:style-name="ce154" table:number-columns-repeated="973"/>
        </table:table-row>
        <table:table-row table:style-name="ro1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style-name="ce151" office:value-type="string">
            <text:p>brown</text:p>
            <text:p>purple</text:p>
            <text:p>(47,35,16)</text:p>
            <text:p>#AA 55 55</text:p>
          </table:table-cell>
          <table:table-cell table:number-columns-repeated="9"/>
          <table:table-cell table:style-name="ce154"/>
          <table:table-cell table:number-columns-repeated="4"/>
          <table:table-cell table:style-name="ce154"/>
          <table:table-cell/>
          <table:table-cell table:style-name="ce154"/>
          <table:table-cell table:number-columns-repeated="2"/>
          <table:table-cell table:style-name="ce154" table:number-columns-repeated="973"/>
        </table:table-row>
        <table:table-row table:style-name="ro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48" office:value-type="string">
            <text:p>pink</text:p>
            <text:p>(78,31,13)</text:p>
            <text:p>#FF AA AA</text:p>
          </table:table-cell>
          <table:table-cell table:number-columns-repeated="10"/>
          <table:table-cell table:style-name="ce154"/>
          <table:table-cell table:number-columns-repeated="4"/>
          <table:table-cell table:style-name="ce154"/>
          <table:table-cell/>
          <table:table-cell table:style-name="ce154"/>
          <table:table-cell table:number-columns-repeated="2"/>
          <table:table-cell table:style-name="ce154" table:number-columns-repeated="973"/>
        </table:table-row>
        <table:table-row table:style-name="ro17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9"/>
          <table:table-cell table:style-name="ce152" office:value-type="string">
            <text:p>brown</text:p>
            <text:p>purple</text:p>
            <text:p>(36,63,2)</text:p>
            <text:p>#AA 00 55</text:p>
          </table:table-cell>
          <table:table-cell table:style-name="ce154"/>
          <table:table-cell table:number-columns-repeated="4"/>
          <table:table-cell table:style-name="ce154"/>
          <table:table-cell/>
          <table:table-cell table:style-name="ce154"/>
          <table:table-cell table:number-columns-repeated="2"/>
          <table:table-cell table:style-name="ce154" table:number-columns-repeated="973"/>
        </table:table-row>
        <table:table-row table:style-name="ro6">
          <table:table-cell table:style-name="ce155" table:number-columns-repeated="2"/>
          <table:table-cell table:style-name="ce157"/>
          <table:table-cell table:style-name="ce155"/>
          <table:table-cell table:style-name="ce157" table:number-columns-repeated="5"/>
          <table:table-cell table:style-name="ce155"/>
          <table:table-cell table:style-name="ce157" table:number-columns-repeated="14"/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160" table:number-columns-repeated="3"/>
          <table:table-cell table:style-name="ce161"/>
          <table:table-cell table:style-name="ce160"/>
          <table:table-cell table:style-name="ce161"/>
          <table:table-cell table:style-name="ce160" table:number-columns-repeated="10"/>
          <table:table-cell table:style-name="ce161"/>
          <table:table-cell table:style-name="ce160" table:number-columns-repeated="4"/>
          <table:table-cell table:style-name="ce161"/>
          <table:table-cell table:style-name="ce160"/>
          <table:table-cell table:style-name="ce161"/>
          <table:table-cell table:style-name="ce160" table:number-columns-repeated="2"/>
          <table:table-cell table:style-name="ce161" table:number-columns-repeated="2"/>
          <table:table-cell table:number-columns-repeated="971"/>
        </table:table-row>
        <table:table-row table:style-name="ro6">
          <table:table-cell table:style-name="ce155" table:number-columns-repeated="2"/>
          <table:table-cell table:style-name="ce157"/>
          <table:table-cell table:style-name="ce155"/>
          <table:table-cell table:style-name="ce157" table:number-columns-repeated="20"/>
          <table:table-cell table:style-name="ce89" office:value-type="string">
            <text:p>gray2/grey2</text:p>
            <text:p>(70,0,0)</text:p>
            <text:p>#AA AA AA</text:p>
          </table:table-cell>
          <table:table-cell table:style-name="ce160" table:number-columns-repeated="16"/>
          <table:table-cell table:style-name="ce161"/>
          <table:table-cell table:style-name="ce160" table:number-columns-repeated="4"/>
          <table:table-cell table:style-name="ce161"/>
          <table:table-cell table:style-name="ce160"/>
          <table:table-cell table:style-name="ce161"/>
          <table:table-cell table:style-name="ce160" table:number-columns-repeated="2"/>
          <table:table-cell table:style-name="ce161" table:number-columns-repeated="2"/>
          <table:table-cell table:number-columns-repeated="971"/>
        </table:table-row>
        <table:table-row table:style-name="ro6">
          <table:table-cell table:style-name="ce155" table:number-columns-repeated="2"/>
          <table:table-cell table:style-name="ce157" table:number-columns-repeated="22"/>
          <table:table-cell table:style-name="ce90" office:value-type="string">
            <text:p>gray1/grey1</text:p>
            <text:p>(36,0,0)</text:p>
            <text:p>#55 55 55</text:p>
          </table:table-cell>
          <table:table-cell table:style-name="ce160" table:number-columns-repeated="21"/>
          <table:table-cell table:style-name="ce161"/>
          <table:table-cell table:style-name="ce160"/>
          <table:table-cell table:style-name="ce161"/>
          <table:table-cell table:style-name="ce160" table:number-columns-repeated="2"/>
          <table:table-cell table:style-name="ce161" table:number-columns-repeated="2"/>
          <table:table-cell table:number-columns-repeated="971"/>
        </table:table-row>
        <table:table-row table:style-name="ro6">
          <table:table-cell table:style-name="ce155"/>
          <table:table-cell table:style-name="ce157" table:number-columns-repeated="23"/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160" table:number-columns-repeated="23"/>
          <table:table-cell table:style-name="ce161"/>
          <table:table-cell table:style-name="ce160" table:number-columns-repeated="2"/>
          <table:table-cell table:style-name="ce161" table:number-columns-repeated="2"/>
          <table:table-cell table:number-columns-repeated="971"/>
        </table:table-row>
        <table:table-row table:style-name="ro6">
          <table:table-cell/>
          <table:table-cell table:style-name="ce154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18" office:value-type="string">
            <text:p>cyan</text:p>
            <text:p>(32,-22,-6)</text:p>
            <text:p>#00 55 55</text:p>
          </table:table-cell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9"/>
          <table:table-cell table:style-name="ce163"/>
          <table:table-cell table:style-name="ce162" table:number-columns-repeated="2"/>
          <table:table-cell table:style-name="ce163" table:number-columns-repeated="2"/>
          <table:table-cell table:number-columns-repeated="971"/>
        </table:table-row>
        <table:table-row table:style-name="ro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7"/>
          <table:table-cell table:style-name="ce113" office:value-type="string">
            <text:p>cyan</text:p>
            <text:p>(95,-26,-8)</text:p>
            <text:p>#AA FF FF</text:p>
          </table:table-cell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14"/>
          <table:table-cell table:style-name="ce154" table:number-columns-repeated="971"/>
        </table:table-row>
        <table:table-row table:style-name="ro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7"/>
          <table:table-cell table:style-name="ce116" office:value-type="string">
            <text:p>cyan</text:p>
            <text:p>(65,-26,-8)</text:p>
            <text:p>#55 AA AA</text:p>
          </table:table-cell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14"/>
          <table:table-cell table:style-name="ce154" table:number-columns-repeated="971"/>
        </table:table-row>
        <table:table-row table:style-name="ro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6"/>
          <table:table-cell table:style-name="ce117" office:value-type="string">
            <text:p>cyan</text:p>
            <text:p>(63,-36,-10)</text:p>
            <text:p>#00 AA AA</text:p>
          </table:table-cell>
          <table:table-cell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4"/>
          <table:table-cell table:style-name="ce149" office:value-type="string">
            <text:p>pink</text:p>
            <text:p>(62,71,-10)</text:p>
            <text:p>#FF 55 AA</text:p>
          </table:table-cell>
          <table:table-cell table:style-name="ce162" table:number-columns-repeated="9"/>
          <table:table-cell table:style-name="ce154" table:number-columns-repeated="971"/>
        </table:table-row>
        <table:table-row table:style-name="ro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4"/>
          <table:table-cell table:style-name="ce114" office:value-type="string">
            <text:p>cyan</text:p>
            <text:p>(92,-42,-13)</text:p>
            <text:p>#55 FF FF</text:p>
          </table:table-cell>
          <table:table-cell table:number-columns-repeated="3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14"/>
          <table:table-cell table:style-name="ce154" table:number-columns-repeated="971"/>
        </table:table-row>
        <table:table-row table:style-name="ro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2"/>
          <table:table-cell table:style-name="ce158" office:value-type="string">
            <text:p>Cyan</text:p>
            <text:p>(91,-48,-14)</text:p>
            <text:p>#00 FF FF</text:p>
          </table:table-cell>
          <table:table-cell table:number-columns-repeated="5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14"/>
          <table:table-cell table:style-name="ce154" table:number-columns-repeated="971"/>
        </table:table-row>
        <table:table-row table:style-name="ro18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12"/>
          <table:table-cell table:style-name="ce150" office:value-type="string">
            <text:p>pink</text:p>
            <text:p>(56,88,-19)</text:p>
            <text:p>#FF 00 AA</text:p>
          </table:table-cell>
          <table:table-cell table:style-name="ce162"/>
          <table:table-cell table:style-name="ce154" table:number-columns-repeated="971"/>
        </table:table-row>
        <table:table-row table:style-name="ro1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2"/>
          <table:table-cell table:style-name="ce98" office:value-type="string">
            <text:p>magenta</text:p>
            <text:p>purple</text:p>
            <text:p>(18,44,-27)</text:p>
            <text:p>#55 00 55</text:p>
          </table:table-cell>
          <table:table-cell table:number-columns-repeated="5"/>
          <table:table-cell table:style-name="ce162" table:number-columns-repeated="14"/>
          <table:table-cell table:style-name="ce154" table:number-columns-repeated="971"/>
        </table:table-row>
        <table:table-row table:style-name="ro1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2"/>
          <table:table-cell table:style-name="ce93" office:value-type="string">
            <text:p>magenta</text:p>
            <text:p>pink</text:p>
            <text:p>(80,44,-30)</text:p>
            <text:p>#FF AA FF</text:p>
          </table:table-cell>
          <table:table-cell table:number-columns-repeated="5"/>
          <table:table-cell table:style-name="ce162" table:number-columns-repeated="14"/>
          <table:table-cell table:style-name="ce154" table:number-columns-repeated="971"/>
        </table:table-row>
        <table:table-row table:style-name="ro1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4"/>
          <table:table-cell table:style-name="ce96" office:value-type="string">
            <text:p>magenta</text:p>
            <text:p>purple</text:p>
            <text:p>(49,47,-31)</text:p>
            <text:p>#AA 55 AA</text:p>
          </table:table-cell>
          <table:table-cell table:number-columns-repeated="3"/>
          <table:table-cell table:style-name="ce162" table:number-columns-repeated="14"/>
          <table:table-cell table:style-name="ce154" table:number-columns-repeated="971"/>
        </table:table-row>
        <table:table-row table:style-name="ro1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2"/>
          <table:table-cell table:style-name="ce99" office:value-type="string">
            <text:p>blue</text:p>
            <text:p>purple</text:p>
            <text:p>(73,19,-42)</text:p>
            <text:p>#AA AA FF</text:p>
          </table:table-cell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14"/>
          <table:table-cell table:style-name="ce154" table:number-columns-repeated="971"/>
        </table:table-row>
        <table:table-row table:style-name="ro19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5"/>
          <table:table-cell table:style-name="ce97" office:value-type="string">
            <text:p>magenta</text:p>
            <text:p>purple</text:p>
            <text:p>(40,73,-45)</text:p>
            <text:p>#AA 00 AA</text:p>
          </table:table-cell>
          <table:table-cell table:style-name="ce162" table:number-columns-repeated="8"/>
          <table:table-cell table:style-name="ce154" table:number-columns-repeated="971"/>
        </table:table-row>
        <table:table-row table:style-name="ro1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 table:style-name="ce102" office:value-type="string">
            <text:p>blue</text:p>
            <text:p>purple</text:p>
            <text:p>(40,24,-46)</text:p>
            <text:p>#55 55 AA</text:p>
          </table:table-cell>
          <table:table-cell table:style-name="ce154"/>
          <table:table-cell table:number-columns-repeated="8"/>
          <table:table-cell table:style-name="ce162" table:number-columns-repeated="14"/>
          <table:table-cell table:style-name="ce154" table:number-columns-repeated="971"/>
        </table:table-row>
        <table:table-row table:style-name="ro6">
          <table:table-cell/>
          <table:table-cell table:style-name="ce154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style-name="ce104" office:value-type="string">
            <text:p>blue</text:p>
            <text:p>(6,35,-48)</text:p>
            <text:p>#00 00 55</text:p>
          </table:table-cell>
          <table:table-cell table:number-columns-repeated="7"/>
          <table:table-cell table:style-name="ce162" table:number-columns-repeated="9"/>
          <table:table-cell table:style-name="ce163"/>
          <table:table-cell table:style-name="ce162" table:number-columns-repeated="2"/>
          <table:table-cell table:style-name="ce163" table:number-columns-repeated="2"/>
          <table:table-cell table:number-columns-repeated="971"/>
        </table:table-row>
        <table:table-row table:style-name="ro6">
          <table:table-cell table:number-columns-repeated="9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style-name="ce105" office:value-type="string">
            <text:p>blue</text:p>
            <text:p>(68,1,-50)</text:p>
            <text:p>#55 AA FF</text:p>
          </table:table-cell>
          <table:table-cell table:number-columns-repeated="2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2"/>
          <table:table-cell table:style-name="ce163"/>
          <table:table-cell table:style-name="ce162" table:number-columns-repeated="4"/>
          <table:table-cell table:style-name="ce163"/>
          <table:table-cell table:style-name="ce162"/>
          <table:table-cell table:style-name="ce163"/>
          <table:table-cell table:style-name="ce162" table:number-columns-repeated="2"/>
          <table:table-cell table:style-name="ce163" table:number-columns-repeated="2"/>
          <table:table-cell table:number-columns-repeated="971"/>
        </table:table-row>
        <table:table-row table:style-name="ro10">
          <table:table-cell/>
          <table:table-cell table:style-name="ce154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4"/>
          <table:table-cell table:style-name="ce110" office:value-type="string">
            <text:p>blue</text:p>
            <text:p>(67,-6,-52)</text:p>
            <text:p>#00 AA FF</text:p>
          </table:table-cell>
          <table:table-cell table:style-name="ce160"/>
          <table:table-cell/>
          <table:table-cell table:style-name="ce108" office:value-type="string">
            <text:p>blue</text:p>
            <text:p>(37,13,-52)</text:p>
            <text:p>#00 55 AA</text:p>
          </table:table-cell>
          <table:table-cell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9"/>
          <table:table-cell table:style-name="ce163"/>
          <table:table-cell table:style-name="ce94" office:value-type="string">
            <text:p>magenta</text:p>
            <text:p>pink</text:p>
            <text:p>(66,83,-52)</text:p>
            <text:p>#FF 55 FF</text:p>
          </table:table-cell>
          <table:table-cell table:style-name="ce162"/>
          <table:table-cell table:style-name="ce163" table:number-columns-repeated="2"/>
          <table:table-cell table:number-columns-repeated="971"/>
        </table:table-row>
        <table:table-row table:style-name="ro19">
          <table:table-cell/>
          <table:table-cell table:style-name="ce154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9"/>
          <table:table-cell table:style-name="ce163"/>
          <table:table-cell table:style-name="ce162" table:number-columns-repeated="2"/>
          <table:table-cell table:style-name="ce163"/>
          <table:table-cell table:style-name="ce166" office:value-type="string">
            <text:p>Magenta</text:p>
            <text:p>pink</text:p>
            <text:p><text:span text:style-name="T1">(60,98,-61)</text:span></text:p>
            <text:p>#FF 00 FF</text:p>
          </table:table-cell>
          <table:table-cell table:number-columns-repeated="971"/>
        </table:table-row>
        <table:table-row table:style-name="ro19">
          <table:table-cell/>
          <table:table-cell table:style-name="ce154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03" office:value-type="string">
            <text:p>purple</text:p>
            <text:p>blue</text:p>
            <text:p>(26,62,-68)</text:p>
            <text:p>#55 00 AA</text:p>
          </table:table-cell>
          <table:table-cell table:style-name="ce162" table:number-columns-repeated="8"/>
          <table:table-cell table:style-name="ce163"/>
          <table:table-cell table:style-name="ce162" table:number-columns-repeated="2"/>
          <table:table-cell table:style-name="ce163" table:number-columns-repeated="2"/>
          <table:table-cell table:number-columns-repeated="971"/>
        </table:table-row>
        <table:table-row table:style-name="ro18">
          <table:table-cell/>
          <table:table-cell table:style-name="ce154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3"/>
          <table:table-cell table:style-name="ce100" office:value-type="string">
            <text:p>purple</text:p>
            <text:p>(54,65,-71)</text:p>
            <text:p>#AA 55 FF</text:p>
          </table:table-cell>
          <table:table-cell table:style-name="ce162" table:number-columns-repeated="5"/>
          <table:table-cell table:style-name="ce163"/>
          <table:table-cell table:style-name="ce162" table:number-columns-repeated="2"/>
          <table:table-cell table:style-name="ce163" table:number-columns-repeated="2"/>
          <table:table-cell table:number-columns-repeated="971"/>
        </table:table-row>
        <table:table-row table:style-name="ro16">
          <table:table-cell/>
          <table:table-cell table:style-name="ce154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6"/>
          <table:table-cell table:style-name="ce109" office:value-type="string">
            <text:p>blue</text:p>
            <text:p>purple</text:p>
            <text:p>(20,58,-80)</text:p>
            <text:p>#00 00 AA</text:p>
          </table:table-cell>
          <table:table-cell/>
          <table:table-cell table:style-name="ce162" table:number-columns-repeated="9"/>
          <table:table-cell table:style-name="ce163"/>
          <table:table-cell table:style-name="ce162" table:number-columns-repeated="2"/>
          <table:table-cell table:style-name="ce163" table:number-columns-repeated="2"/>
          <table:table-cell table:number-columns-repeated="971"/>
        </table:table-row>
        <table:table-row table:style-name="ro6">
          <table:table-cell table:number-columns-repeated="3"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5"/>
          <table:table-cell table:style-name="ce106" office:value-type="string">
            <text:p>blue</text:p>
            <text:p>(47,51,-84)</text:p>
            <text:p>#55 55 FF</text:p>
          </table:table-cell>
          <table:table-cell table:number-columns-repeated="2"/>
          <table:table-cell table:style-name="ce162" table:number-columns-repeated="7"/>
          <table:table-cell table:style-name="ce163"/>
          <table:table-cell table:style-name="ce162"/>
          <table:table-cell table:style-name="ce163"/>
          <table:table-cell table:style-name="ce162"/>
          <table:table-cell table:style-name="ce101" office:value-type="string">
            <text:p>purple</text:p>
            <text:p>(47,87,-84)</text:p>
            <text:p>#AA 00 FF</text:p>
          </table:table-cell>
          <table:table-cell table:style-name="ce163" table:number-columns-repeated="2"/>
          <table:table-cell table:number-columns-repeated="971"/>
        </table:table-row>
        <table:table-row table:style-name="ro6">
          <table:table-cell table:number-columns-repeated="3"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3"/>
          <table:table-cell table:style-name="ce111" office:value-type="string">
            <text:p>blue</text:p>
            <text:p>(44,46,-89)</text:p>
            <text:p>#00 55 FF</text:p>
          </table:table-cell>
          <table:table-cell table:number-columns-repeated="4"/>
          <table:table-cell table:style-name="ce162" table:number-columns-repeated="7"/>
          <table:table-cell table:style-name="ce163"/>
          <table:table-cell table:style-name="ce162"/>
          <table:table-cell table:style-name="ce163"/>
          <table:table-cell table:style-name="ce162" table:number-columns-repeated="2"/>
          <table:table-cell table:style-name="ce163" table:number-columns-repeated="2"/>
          <table:table-cell table:number-columns-repeated="971"/>
        </table:table-row>
        <table:table-row table:style-name="ro19">
          <table:table-cell table:number-columns-repeated="3"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7"/>
          <table:table-cell table:style-name="ce163"/>
          <table:table-cell table:style-name="ce165" office:value-type="string">
            <text:p>blue</text:p>
            <text:p>purple</text:p>
            <text:p>(36,81,-101)</text:p>
            <text:p>#55 00 FF</text:p>
          </table:table-cell>
          <table:table-cell table:style-name="ce163"/>
          <table:table-cell table:style-name="ce162" table:number-columns-repeated="2"/>
          <table:table-cell table:style-name="ce163" table:number-columns-repeated="2"/>
          <table:table-cell table:number-columns-repeated="971"/>
        </table:table-row>
        <table:table-row table:style-name="ro18">
          <table:table-cell/>
          <table:table-cell table:style-name="ce154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6"/>
          <table:table-cell table:style-name="ce164" office:value-type="string">
            <text:p>Blue</text:p>
            <text:p>(32,79,-108)</text:p>
            <text:p>#00 00 FF</text:p>
          </table:table-cell>
          <table:table-cell table:style-name="ce162" table:number-columns-repeated="2"/>
          <table:table-cell table:style-name="ce163"/>
          <table:table-cell table:style-name="ce162" table:number-columns-repeated="2"/>
          <table:table-cell table:style-name="ce163" table:number-columns-repeated="2"/>
          <table:table-cell table:number-columns-repeated="971"/>
        </table:table-row>
        <table:table-row table:style-name="ro18" table:number-rows-repeated="1048521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OpenOffice Calc colors" table:style-name="ta1" table:print="false">
        <office:forms form:automatic-focus="false" form:apply-design-mode="false"/>
        <table:table-column table:style-name="co4" table:default-cell-style-name="Default"/>
        <table:table-column table:style-name="co36" table:default-cell-style-name="ce275"/>
        <table:table-column table:style-name="co4" table:default-cell-style-name="ce384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383" office:value-type="string">
            <text:p>RGB Hex</text:p>
          </table:table-cell>
          <table:table-cell table:style-name="ce81" office:value-type="string">
            <text:p>R</text:p>
          </table:table-cell>
          <table:table-cell table:style-name="ce81" office:value-type="string">
            <text:p>G</text:p>
          </table:table-cell>
          <table:table-cell table:style-name="ce81" office:value-type="string">
            <text:p>B</text:p>
          </table:table-cell>
          <table:table-cell table:style-name="ce385" table:number-columns-repeated="1018"/>
        </table:table-row>
        <table:table-row table:style-name="ro2">
          <table:table-cell table:style-name="ce7"/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C2];2;2))" office:value-type="float" office:value="0">
            <text:p>0</text:p>
          </table:table-cell>
          <table:table-cell table:formula="of:=HEX2DEC(MID([.C2];4;2))" office:value-type="float" office:value="0">
            <text:p>0</text:p>
          </table:table-cell>
          <table:table-cell table:formula="of:=HEX2DEC(MID([.C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67"/>
          <table:table-cell table:style-name="ce276" office:value-type="string">
            <text:p>Blue</text:p>
          </table:table-cell>
          <table:table-cell office:value-type="string">
            <text:p>#000080</text:p>
          </table:table-cell>
          <table:table-cell table:formula="of:=HEX2DEC(MID([.C3];2;2))" office:value-type="float" office:value="0">
            <text:p>0</text:p>
          </table:table-cell>
          <table:table-cell table:formula="of:=HEX2DEC(MID([.C3];4;2))" office:value-type="float" office:value="0">
            <text:p>0</text:p>
          </table:table-cell>
          <table:table-cell table:formula="of:=HEX2DEC(MID([.C3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68"/>
          <table:table-cell table:style-name="ce277" office:value-type="string">
            <text:p>Green</text:p>
          </table:table-cell>
          <table:table-cell office:value-type="string">
            <text:p>#008000</text:p>
          </table:table-cell>
          <table:table-cell table:formula="of:=HEX2DEC(MID([.C4];2;2))" office:value-type="float" office:value="0">
            <text:p>0</text:p>
          </table:table-cell>
          <table:table-cell table:formula="of:=HEX2DEC(MID([.C4];4;2))" office:value-type="float" office:value="128">
            <text:p>128</text:p>
          </table:table-cell>
          <table:table-cell table:formula="of:=HEX2DEC(MID([.C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69"/>
          <table:table-cell table:style-name="ce278" office:value-type="string">
            <text:p>Turquoise</text:p>
          </table:table-cell>
          <table:table-cell office:value-type="string">
            <text:p>#008080</text:p>
          </table:table-cell>
          <table:table-cell table:formula="of:=HEX2DEC(MID([.C5];2;2))" office:value-type="float" office:value="0">
            <text:p>0</text:p>
          </table:table-cell>
          <table:table-cell table:formula="of:=HEX2DEC(MID([.C5];4;2))" office:value-type="float" office:value="128">
            <text:p>128</text:p>
          </table:table-cell>
          <table:table-cell table:formula="of:=HEX2DEC(MID([.C5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70"/>
          <table:table-cell table:style-name="ce279" office:value-type="string">
            <text:p>Red</text:p>
          </table:table-cell>
          <table:table-cell office:value-type="string">
            <text:p>#800000</text:p>
          </table:table-cell>
          <table:table-cell table:formula="of:=HEX2DEC(MID([.C6];2;2))" office:value-type="float" office:value="128">
            <text:p>128</text:p>
          </table:table-cell>
          <table:table-cell table:formula="of:=HEX2DEC(MID([.C6];4;2))" office:value-type="float" office:value="0">
            <text:p>0</text:p>
          </table:table-cell>
          <table:table-cell table:formula="of:=HEX2DEC(MID([.C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71"/>
          <table:table-cell table:style-name="ce280" office:value-type="string">
            <text:p>Magenta</text:p>
          </table:table-cell>
          <table:table-cell office:value-type="string">
            <text:p>#800080</text:p>
          </table:table-cell>
          <table:table-cell table:formula="of:=HEX2DEC(MID([.C7];2;2))" office:value-type="float" office:value="128">
            <text:p>128</text:p>
          </table:table-cell>
          <table:table-cell table:formula="of:=HEX2DEC(MID([.C7];4;2))" office:value-type="float" office:value="0">
            <text:p>0</text:p>
          </table:table-cell>
          <table:table-cell table:formula="of:=HEX2DEC(MID([.C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72"/>
          <table:table-cell table:style-name="ce281" office:value-type="string">
            <text:p>Maroon</text:p>
          </table:table-cell>
          <table:table-cell office:value-type="string">
            <text:p>#808000</text:p>
          </table:table-cell>
          <table:table-cell table:formula="of:=HEX2DEC(MID([.C8];2;2))" office:value-type="float" office:value="128">
            <text:p>128</text:p>
          </table:table-cell>
          <table:table-cell table:formula="of:=HEX2DEC(MID([.C8];4;2))" office:value-type="float" office:value="128">
            <text:p>128</text:p>
          </table:table-cell>
          <table:table-cell table:formula="of:=HEX2DEC(MID([.C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73"/>
          <table:table-cell table:style-name="ce282" office:value-type="string">
            <text:p>Gray</text:p>
          </table:table-cell>
          <table:table-cell office:value-type="string">
            <text:p>#808080</text:p>
          </table:table-cell>
          <table:table-cell table:formula="of:=HEX2DEC(MID([.C9];2;2))" office:value-type="float" office:value="128">
            <text:p>128</text:p>
          </table:table-cell>
          <table:table-cell table:formula="of:=HEX2DEC(MID([.C9];4;2))" office:value-type="float" office:value="128">
            <text:p>128</text:p>
          </table:table-cell>
          <table:table-cell table:formula="of:=HEX2DEC(MID([.C9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74"/>
          <table:table-cell table:style-name="ce283" office:value-type="string">
            <text:p>Light Gray</text:p>
          </table:table-cell>
          <table:table-cell office:value-type="string">
            <text:p>#C0C0C0</text:p>
          </table:table-cell>
          <table:table-cell table:formula="of:=HEX2DEC(MID([.C10];2;2))" office:value-type="float" office:value="192">
            <text:p>192</text:p>
          </table:table-cell>
          <table:table-cell table:formula="of:=HEX2DEC(MID([.C10];4;2))" office:value-type="float" office:value="192">
            <text:p>192</text:p>
          </table:table-cell>
          <table:table-cell table:formula="of:=HEX2DEC(MID([.C10];6;2))" office:value-type="float" office:value="192">
            <text:p>192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75" office:value-type="string">
            <text:p>Light Blue</text:p>
          </table:table-cell>
          <table:table-cell office:value-type="string">
            <text:p>#0000FF</text:p>
          </table:table-cell>
          <table:table-cell table:formula="of:=HEX2DEC(MID([.C11];2;2))" office:value-type="float" office:value="0">
            <text:p>0</text:p>
          </table:table-cell>
          <table:table-cell table:formula="of:=HEX2DEC(MID([.C11];4;2))" office:value-type="float" office:value="0">
            <text:p>0</text:p>
          </table:table-cell>
          <table:table-cell table:formula="of:=HEX2DEC(MID([.C11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73" office:value-type="string">
            <text:p>Light Green</text:p>
          </table:table-cell>
          <table:table-cell office:value-type="string">
            <text:p>#00FF00</text:p>
          </table:table-cell>
          <table:table-cell table:formula="of:=HEX2DEC(MID([.C12];2;2))" office:value-type="float" office:value="0">
            <text:p>0</text:p>
          </table:table-cell>
          <table:table-cell table:formula="of:=HEX2DEC(MID([.C12];4;2))" office:value-type="float" office:value="255">
            <text:p>255</text:p>
          </table:table-cell>
          <table:table-cell table:formula="of:=HEX2DEC(MID([.C1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77" office:value-type="string">
            <text:p>Light Turquoise</text:p>
          </table:table-cell>
          <table:table-cell office:value-type="string">
            <text:p>#00FFFF</text:p>
          </table:table-cell>
          <table:table-cell table:formula="of:=HEX2DEC(MID([.C13];2;2))" office:value-type="float" office:value="0">
            <text:p>0</text:p>
          </table:table-cell>
          <table:table-cell table:formula="of:=HEX2DEC(MID([.C13];4;2))" office:value-type="float" office:value="255">
            <text:p>255</text:p>
          </table:table-cell>
          <table:table-cell table:formula="of:=HEX2DEC(MID([.C13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75"/>
          <table:table-cell table:style-name="ce72" office:value-type="string">
            <text:p>Light Red</text:p>
          </table:table-cell>
          <table:table-cell office:value-type="string">
            <text:p>#FF0000</text:p>
          </table:table-cell>
          <table:table-cell table:formula="of:=HEX2DEC(MID([.C14];2;2))" office:value-type="float" office:value="255">
            <text:p>255</text:p>
          </table:table-cell>
          <table:table-cell table:formula="of:=HEX2DEC(MID([.C14];4;2))" office:value-type="float" office:value="0">
            <text:p>0</text:p>
          </table:table-cell>
          <table:table-cell table:formula="of:=HEX2DEC(MID([.C1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76" office:value-type="string">
            <text:p>Light Magenta</text:p>
          </table:table-cell>
          <table:table-cell office:value-type="string">
            <text:p>#FF00FF</text:p>
          </table:table-cell>
          <table:table-cell table:formula="of:=HEX2DEC(MID([.C15];2;2))" office:value-type="float" office:value="255">
            <text:p>255</text:p>
          </table:table-cell>
          <table:table-cell table:formula="of:=HEX2DEC(MID([.C15];4;2))" office:value-type="float" office:value="0">
            <text:p>0</text:p>
          </table:table-cell>
          <table:table-cell table:formula="of:=HEX2DEC(MID([.C1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0"/>
          <table:table-cell table:style-name="ce74" office:value-type="string">
            <text:p>Yellow</text:p>
          </table:table-cell>
          <table:table-cell office:value-type="string">
            <text:p>#FFFF00</text:p>
          </table:table-cell>
          <table:table-cell table:formula="of:=HEX2DEC(MID([.C16];2;2))" office:value-type="float" office:value="255">
            <text:p>255</text:p>
          </table:table-cell>
          <table:table-cell table:formula="of:=HEX2DEC(MID([.C16];4;2))" office:value-type="float" office:value="255">
            <text:p>255</text:p>
          </table:table-cell>
          <table:table-cell table:formula="of:=HEX2DEC(MID([.C1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>
            <text:p>White</text:p>
          </table:table-cell>
          <table:table-cell office:value-type="string">
            <text:p>#FFFFFF</text:p>
          </table:table-cell>
          <table:table-cell table:formula="of:=HEX2DEC(MID([.C17];2;2))" office:value-type="float" office:value="255">
            <text:p>255</text:p>
          </table:table-cell>
          <table:table-cell table:formula="of:=HEX2DEC(MID([.C17];4;2))" office:value-type="float" office:value="255">
            <text:p>255</text:p>
          </table:table-cell>
          <table:table-cell table:formula="of:=HEX2DEC(MID([.C1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76"/>
          <table:table-cell table:style-name="ce284" office:value-type="string">
            <text:p>80% Gray</text:p>
          </table:table-cell>
          <table:table-cell office:value-type="string">
            <text:p>#333333</text:p>
          </table:table-cell>
          <table:table-cell table:formula="of:=HEX2DEC(MID([.C18];2;2))" office:value-type="float" office:value="51">
            <text:p>51</text:p>
          </table:table-cell>
          <table:table-cell table:formula="of:=HEX2DEC(MID([.C18];4;2))" office:value-type="float" office:value="51">
            <text:p>51</text:p>
          </table:table-cell>
          <table:table-cell table:formula="of:=HEX2DEC(MID([.C1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177"/>
          <table:table-cell table:style-name="ce285" office:value-type="string">
            <text:p>70% Gray</text:p>
          </table:table-cell>
          <table:table-cell office:value-type="string">
            <text:p>#4C4C4C</text:p>
          </table:table-cell>
          <table:table-cell table:formula="of:=HEX2DEC(MID([.C19];2;2))" office:value-type="float" office:value="76">
            <text:p>76</text:p>
          </table:table-cell>
          <table:table-cell table:formula="of:=HEX2DEC(MID([.C19];4;2))" office:value-type="float" office:value="76">
            <text:p>76</text:p>
          </table:table-cell>
          <table:table-cell table:formula="of:=HEX2DEC(MID([.C1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178"/>
          <table:table-cell table:style-name="ce286" office:value-type="string">
            <text:p>60% Gray</text:p>
          </table:table-cell>
          <table:table-cell office:value-type="string">
            <text:p>#666666</text:p>
          </table:table-cell>
          <table:table-cell table:formula="of:=HEX2DEC(MID([.C20];2;2))" office:value-type="float" office:value="102">
            <text:p>102</text:p>
          </table:table-cell>
          <table:table-cell table:formula="of:=HEX2DEC(MID([.C20];4;2))" office:value-type="float" office:value="102">
            <text:p>102</text:p>
          </table:table-cell>
          <table:table-cell table:formula="of:=HEX2DEC(MID([.C2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179"/>
          <table:table-cell table:style-name="ce287" office:value-type="string">
            <text:p>40% Gray</text:p>
          </table:table-cell>
          <table:table-cell office:value-type="string">
            <text:p>#999999</text:p>
          </table:table-cell>
          <table:table-cell table:formula="of:=HEX2DEC(MID([.C21];2;2))" office:value-type="float" office:value="153">
            <text:p>153</text:p>
          </table:table-cell>
          <table:table-cell table:formula="of:=HEX2DEC(MID([.C21];4;2))" office:value-type="float" office:value="153">
            <text:p>153</text:p>
          </table:table-cell>
          <table:table-cell table:formula="of:=HEX2DEC(MID([.C2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180"/>
          <table:table-cell table:style-name="ce288" office:value-type="string">
            <text:p>30% Gray</text:p>
          </table:table-cell>
          <table:table-cell office:value-type="string">
            <text:p>#B3B3B3</text:p>
          </table:table-cell>
          <table:table-cell table:formula="of:=HEX2DEC(MID([.C22];2;2))" office:value-type="float" office:value="179">
            <text:p>179</text:p>
          </table:table-cell>
          <table:table-cell table:formula="of:=HEX2DEC(MID([.C22];4;2))" office:value-type="float" office:value="179">
            <text:p>179</text:p>
          </table:table-cell>
          <table:table-cell table:formula="of:=HEX2DEC(MID([.C22];6;2))" office:value-type="float" office:value="179">
            <text:p>179</text:p>
          </table:table-cell>
          <table:table-cell table:number-columns-repeated="1018"/>
        </table:table-row>
        <table:table-row table:style-name="ro1">
          <table:table-cell table:style-name="ce181"/>
          <table:table-cell table:style-name="ce289" office:value-type="string">
            <text:p>20% Gray</text:p>
          </table:table-cell>
          <table:table-cell office:value-type="string">
            <text:p>#CCCCCC</text:p>
          </table:table-cell>
          <table:table-cell table:formula="of:=HEX2DEC(MID([.C23];2;2))" office:value-type="float" office:value="204">
            <text:p>204</text:p>
          </table:table-cell>
          <table:table-cell table:formula="of:=HEX2DEC(MID([.C23];4;2))" office:value-type="float" office:value="204">
            <text:p>204</text:p>
          </table:table-cell>
          <table:table-cell table:formula="of:=HEX2DEC(MID([.C23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182"/>
          <table:table-cell table:style-name="ce290" office:value-type="string">
            <text:p>10% Gray</text:p>
          </table:table-cell>
          <table:table-cell office:value-type="string">
            <text:p>#E6E6E6</text:p>
          </table:table-cell>
          <table:table-cell table:formula="of:=HEX2DEC(MID([.C24];2;2))" office:value-type="float" office:value="230">
            <text:p>230</text:p>
          </table:table-cell>
          <table:table-cell table:formula="of:=HEX2DEC(MID([.C24];4;2))" office:value-type="float" office:value="230">
            <text:p>230</text:p>
          </table:table-cell>
          <table:table-cell table:formula="of:=HEX2DEC(MID([.C24];6;2))" office:value-type="float" office:value="230">
            <text:p>230</text:p>
          </table:table-cell>
          <table:table-cell table:number-columns-repeated="1018"/>
        </table:table-row>
        <table:table-row table:style-name="ro1">
          <table:table-cell table:style-name="ce183"/>
          <table:table-cell table:style-name="ce291" office:value-type="string">
            <text:p>Blue Gray</text:p>
          </table:table-cell>
          <table:table-cell office:value-type="string">
            <text:p>#E6E6FF</text:p>
          </table:table-cell>
          <table:table-cell table:formula="of:=HEX2DEC(MID([.C25];2;2))" office:value-type="float" office:value="230">
            <text:p>230</text:p>
          </table:table-cell>
          <table:table-cell table:formula="of:=HEX2DEC(MID([.C25];4;2))" office:value-type="float" office:value="230">
            <text:p>230</text:p>
          </table:table-cell>
          <table:table-cell table:formula="of:=HEX2DEC(MID([.C2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84"/>
          <table:table-cell table:style-name="ce292" office:value-type="string">
            <text:p>Red 1</text:p>
          </table:table-cell>
          <table:table-cell office:value-type="string">
            <text:p>#FF3366</text:p>
          </table:table-cell>
          <table:table-cell table:formula="of:=HEX2DEC(MID([.C26];2;2))" office:value-type="float" office:value="255">
            <text:p>255</text:p>
          </table:table-cell>
          <table:table-cell table:formula="of:=HEX2DEC(MID([.C26];4;2))" office:value-type="float" office:value="51">
            <text:p>51</text:p>
          </table:table-cell>
          <table:table-cell table:formula="of:=HEX2DEC(MID([.C2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185"/>
          <table:table-cell table:style-name="ce293" office:value-type="string">
            <text:p>Red 2</text:p>
          </table:table-cell>
          <table:table-cell office:value-type="string">
            <text:p>#DC2300</text:p>
          </table:table-cell>
          <table:table-cell table:formula="of:=HEX2DEC(MID([.C27];2;2))" office:value-type="float" office:value="220">
            <text:p>220</text:p>
          </table:table-cell>
          <table:table-cell table:formula="of:=HEX2DEC(MID([.C27];4;2))" office:value-type="float" office:value="35">
            <text:p>35</text:p>
          </table:table-cell>
          <table:table-cell table:formula="of:=HEX2DEC(MID([.C27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86"/>
          <table:table-cell table:style-name="ce294" office:value-type="string">
            <text:p>Red 3</text:p>
          </table:table-cell>
          <table:table-cell office:value-type="string">
            <text:p>#B84700</text:p>
          </table:table-cell>
          <table:table-cell table:formula="of:=HEX2DEC(MID([.C28];2;2))" office:value-type="float" office:value="184">
            <text:p>184</text:p>
          </table:table-cell>
          <table:table-cell table:formula="of:=HEX2DEC(MID([.C28];4;2))" office:value-type="float" office:value="71">
            <text:p>71</text:p>
          </table:table-cell>
          <table:table-cell table:formula="of:=HEX2DEC(MID([.C2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87"/>
          <table:table-cell table:style-name="ce295" office:value-type="string">
            <text:p>Red 4</text:p>
          </table:table-cell>
          <table:table-cell office:value-type="string">
            <text:p>#FF3333</text:p>
          </table:table-cell>
          <table:table-cell table:formula="of:=HEX2DEC(MID([.C29];2;2))" office:value-type="float" office:value="255">
            <text:p>255</text:p>
          </table:table-cell>
          <table:table-cell table:formula="of:=HEX2DEC(MID([.C29];4;2))" office:value-type="float" office:value="51">
            <text:p>51</text:p>
          </table:table-cell>
          <table:table-cell table:formula="of:=HEX2DEC(MID([.C2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188"/>
          <table:table-cell table:style-name="ce296" office:value-type="string">
            <text:p>Red 5</text:p>
          </table:table-cell>
          <table:table-cell office:value-type="string">
            <text:p>#EB613D</text:p>
          </table:table-cell>
          <table:table-cell table:formula="of:=HEX2DEC(MID([.C30];2;2))" office:value-type="float" office:value="235">
            <text:p>235</text:p>
          </table:table-cell>
          <table:table-cell table:formula="of:=HEX2DEC(MID([.C30];4;2))" office:value-type="float" office:value="97">
            <text:p>97</text:p>
          </table:table-cell>
          <table:table-cell table:formula="of:=HEX2DEC(MID([.C30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189"/>
          <table:table-cell table:style-name="ce297" office:value-type="string">
            <text:p>Red 6</text:p>
          </table:table-cell>
          <table:table-cell office:value-type="string">
            <text:p>#B84747</text:p>
          </table:table-cell>
          <table:table-cell table:formula="of:=HEX2DEC(MID([.C31];2;2))" office:value-type="float" office:value="184">
            <text:p>184</text:p>
          </table:table-cell>
          <table:table-cell table:formula="of:=HEX2DEC(MID([.C31];4;2))" office:value-type="float" office:value="71">
            <text:p>71</text:p>
          </table:table-cell>
          <table:table-cell table:formula="of:=HEX2DEC(MID([.C31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190"/>
          <table:table-cell table:style-name="ce298" office:value-type="string">
            <text:p>Red 7</text:p>
          </table:table-cell>
          <table:table-cell office:value-type="string">
            <text:p>#B80047</text:p>
          </table:table-cell>
          <table:table-cell table:formula="of:=HEX2DEC(MID([.C32];2;2))" office:value-type="float" office:value="184">
            <text:p>184</text:p>
          </table:table-cell>
          <table:table-cell table:formula="of:=HEX2DEC(MID([.C32];4;2))" office:value-type="float" office:value="0">
            <text:p>0</text:p>
          </table:table-cell>
          <table:table-cell table:formula="of:=HEX2DEC(MID([.C32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191"/>
          <table:table-cell table:style-name="ce299" office:value-type="string">
            <text:p>Red 8</text:p>
          </table:table-cell>
          <table:table-cell office:value-type="string">
            <text:p>#99284C</text:p>
          </table:table-cell>
          <table:table-cell table:formula="of:=HEX2DEC(MID([.C33];2;2))" office:value-type="float" office:value="153">
            <text:p>153</text:p>
          </table:table-cell>
          <table:table-cell table:formula="of:=HEX2DEC(MID([.C33];4;2))" office:value-type="float" office:value="40">
            <text:p>40</text:p>
          </table:table-cell>
          <table:table-cell table:formula="of:=HEX2DEC(MID([.C33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192"/>
          <table:table-cell table:style-name="ce300" office:value-type="string">
            <text:p>Magenta 1</text:p>
          </table:table-cell>
          <table:table-cell office:value-type="string">
            <text:p>#94006B</text:p>
          </table:table-cell>
          <table:table-cell table:formula="of:=HEX2DEC(MID([.C34];2;2))" office:value-type="float" office:value="148">
            <text:p>148</text:p>
          </table:table-cell>
          <table:table-cell table:formula="of:=HEX2DEC(MID([.C34];4;2))" office:value-type="float" office:value="0">
            <text:p>0</text:p>
          </table:table-cell>
          <table:table-cell table:formula="of:=HEX2DEC(MID([.C34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193"/>
          <table:table-cell table:style-name="ce301" office:value-type="string">
            <text:p>Magenta 2</text:p>
          </table:table-cell>
          <table:table-cell office:value-type="string">
            <text:p>#94476B</text:p>
          </table:table-cell>
          <table:table-cell table:formula="of:=HEX2DEC(MID([.C35];2;2))" office:value-type="float" office:value="148">
            <text:p>148</text:p>
          </table:table-cell>
          <table:table-cell table:formula="of:=HEX2DEC(MID([.C35];4;2))" office:value-type="float" office:value="71">
            <text:p>71</text:p>
          </table:table-cell>
          <table:table-cell table:formula="of:=HEX2DEC(MID([.C35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194"/>
          <table:table-cell table:style-name="ce302" office:value-type="string">
            <text:p>Magenta 3</text:p>
          </table:table-cell>
          <table:table-cell office:value-type="string">
            <text:p>#944794</text:p>
          </table:table-cell>
          <table:table-cell table:formula="of:=HEX2DEC(MID([.C36];2;2))" office:value-type="float" office:value="148">
            <text:p>148</text:p>
          </table:table-cell>
          <table:table-cell table:formula="of:=HEX2DEC(MID([.C36];4;2))" office:value-type="float" office:value="71">
            <text:p>71</text:p>
          </table:table-cell>
          <table:table-cell table:formula="of:=HEX2DEC(MID([.C36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195"/>
          <table:table-cell table:style-name="ce303" office:value-type="string">
            <text:p>Magenta 4</text:p>
          </table:table-cell>
          <table:table-cell office:value-type="string">
            <text:p>#9966CC</text:p>
          </table:table-cell>
          <table:table-cell table:formula="of:=HEX2DEC(MID([.C37];2;2))" office:value-type="float" office:value="153">
            <text:p>153</text:p>
          </table:table-cell>
          <table:table-cell table:formula="of:=HEX2DEC(MID([.C37];4;2))" office:value-type="float" office:value="102">
            <text:p>102</text:p>
          </table:table-cell>
          <table:table-cell table:formula="of:=HEX2DEC(MID([.C37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196"/>
          <table:table-cell table:style-name="ce304" office:value-type="string">
            <text:p>Magenta 5</text:p>
          </table:table-cell>
          <table:table-cell office:value-type="string">
            <text:p>#6B4794</text:p>
          </table:table-cell>
          <table:table-cell table:formula="of:=HEX2DEC(MID([.C38];2;2))" office:value-type="float" office:value="107">
            <text:p>107</text:p>
          </table:table-cell>
          <table:table-cell table:formula="of:=HEX2DEC(MID([.C38];4;2))" office:value-type="float" office:value="71">
            <text:p>71</text:p>
          </table:table-cell>
          <table:table-cell table:formula="of:=HEX2DEC(MID([.C38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197"/>
          <table:table-cell table:style-name="ce305" office:value-type="string">
            <text:p>Magenta 6</text:p>
          </table:table-cell>
          <table:table-cell office:value-type="string">
            <text:p>#6B2394</text:p>
          </table:table-cell>
          <table:table-cell table:formula="of:=HEX2DEC(MID([.C39];2;2))" office:value-type="float" office:value="107">
            <text:p>107</text:p>
          </table:table-cell>
          <table:table-cell table:formula="of:=HEX2DEC(MID([.C39];4;2))" office:value-type="float" office:value="35">
            <text:p>35</text:p>
          </table:table-cell>
          <table:table-cell table:formula="of:=HEX2DEC(MID([.C39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198"/>
          <table:table-cell table:style-name="ce306" office:value-type="string">
            <text:p>Magenta 7</text:p>
          </table:table-cell>
          <table:table-cell office:value-type="string">
            <text:p>#6B0094</text:p>
          </table:table-cell>
          <table:table-cell table:formula="of:=HEX2DEC(MID([.C40];2;2))" office:value-type="float" office:value="107">
            <text:p>107</text:p>
          </table:table-cell>
          <table:table-cell table:formula="of:=HEX2DEC(MID([.C40];4;2))" office:value-type="float" office:value="0">
            <text:p>0</text:p>
          </table:table-cell>
          <table:table-cell table:formula="of:=HEX2DEC(MID([.C40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199"/>
          <table:table-cell table:style-name="ce307" office:value-type="string">
            <text:p>Magenta 8</text:p>
          </table:table-cell>
          <table:table-cell office:value-type="string">
            <text:p>#5E11A6</text:p>
          </table:table-cell>
          <table:table-cell table:formula="of:=HEX2DEC(MID([.C41];2;2))" office:value-type="float" office:value="94">
            <text:p>94</text:p>
          </table:table-cell>
          <table:table-cell table:formula="of:=HEX2DEC(MID([.C41];4;2))" office:value-type="float" office:value="17">
            <text:p>17</text:p>
          </table:table-cell>
          <table:table-cell table:formula="of:=HEX2DEC(MID([.C41];6;2))" office:value-type="float" office:value="166">
            <text:p>166</text:p>
          </table:table-cell>
          <table:table-cell table:number-columns-repeated="1018"/>
        </table:table-row>
        <table:table-row table:style-name="ro1">
          <table:table-cell table:style-name="ce200"/>
          <table:table-cell table:style-name="ce308" office:value-type="string">
            <text:p>Blue 1</text:p>
          </table:table-cell>
          <table:table-cell office:value-type="string">
            <text:p>#280099</text:p>
          </table:table-cell>
          <table:table-cell table:formula="of:=HEX2DEC(MID([.C42];2;2))" office:value-type="float" office:value="40">
            <text:p>40</text:p>
          </table:table-cell>
          <table:table-cell table:formula="of:=HEX2DEC(MID([.C42];4;2))" office:value-type="float" office:value="0">
            <text:p>0</text:p>
          </table:table-cell>
          <table:table-cell table:formula="of:=HEX2DEC(MID([.C42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01"/>
          <table:table-cell table:style-name="ce309" office:value-type="string">
            <text:p>Blue 2</text:p>
          </table:table-cell>
          <table:table-cell office:value-type="string">
            <text:p>#4700B8</text:p>
          </table:table-cell>
          <table:table-cell table:formula="of:=HEX2DEC(MID([.C43];2;2))" office:value-type="float" office:value="71">
            <text:p>71</text:p>
          </table:table-cell>
          <table:table-cell table:formula="of:=HEX2DEC(MID([.C43];4;2))" office:value-type="float" office:value="0">
            <text:p>0</text:p>
          </table:table-cell>
          <table:table-cell table:formula="of:=HEX2DEC(MID([.C4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202"/>
          <table:table-cell table:style-name="ce310" office:value-type="string">
            <text:p>Blue 3</text:p>
          </table:table-cell>
          <table:table-cell office:value-type="string">
            <text:p>#2300DC</text:p>
          </table:table-cell>
          <table:table-cell table:formula="of:=HEX2DEC(MID([.C44];2;2))" office:value-type="float" office:value="35">
            <text:p>35</text:p>
          </table:table-cell>
          <table:table-cell table:formula="of:=HEX2DEC(MID([.C44];4;2))" office:value-type="float" office:value="0">
            <text:p>0</text:p>
          </table:table-cell>
          <table:table-cell table:formula="of:=HEX2DEC(MID([.C44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203"/>
          <table:table-cell table:style-name="ce311" office:value-type="string">
            <text:p>Blue 4</text:p>
          </table:table-cell>
          <table:table-cell office:value-type="string">
            <text:p>#2323DC</text:p>
          </table:table-cell>
          <table:table-cell table:formula="of:=HEX2DEC(MID([.C45];2;2))" office:value-type="float" office:value="35">
            <text:p>35</text:p>
          </table:table-cell>
          <table:table-cell table:formula="of:=HEX2DEC(MID([.C45];4;2))" office:value-type="float" office:value="35">
            <text:p>35</text:p>
          </table:table-cell>
          <table:table-cell table:formula="of:=HEX2DEC(MID([.C45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204"/>
          <table:table-cell table:style-name="ce312" office:value-type="string">
            <text:p>Blue 5</text:p>
          </table:table-cell>
          <table:table-cell office:value-type="string">
            <text:p>#0047FF</text:p>
          </table:table-cell>
          <table:table-cell table:formula="of:=HEX2DEC(MID([.C46];2;2))" office:value-type="float" office:value="0">
            <text:p>0</text:p>
          </table:table-cell>
          <table:table-cell table:formula="of:=HEX2DEC(MID([.C46];4;2))" office:value-type="float" office:value="71">
            <text:p>71</text:p>
          </table:table-cell>
          <table:table-cell table:formula="of:=HEX2DEC(MID([.C46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05"/>
          <table:table-cell table:style-name="ce313" office:value-type="string">
            <text:p>Blue 6</text:p>
          </table:table-cell>
          <table:table-cell office:value-type="string">
            <text:p>#0099FF</text:p>
          </table:table-cell>
          <table:table-cell table:formula="of:=HEX2DEC(MID([.C47];2;2))" office:value-type="float" office:value="0">
            <text:p>0</text:p>
          </table:table-cell>
          <table:table-cell table:formula="of:=HEX2DEC(MID([.C47];4;2))" office:value-type="float" office:value="153">
            <text:p>153</text:p>
          </table:table-cell>
          <table:table-cell table:formula="of:=HEX2DEC(MID([.C4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06"/>
          <table:table-cell table:style-name="ce314" office:value-type="string">
            <text:p>Blue 7</text:p>
          </table:table-cell>
          <table:table-cell office:value-type="string">
            <text:p>#00B8FF</text:p>
          </table:table-cell>
          <table:table-cell table:formula="of:=HEX2DEC(MID([.C48];2;2))" office:value-type="float" office:value="0">
            <text:p>0</text:p>
          </table:table-cell>
          <table:table-cell table:formula="of:=HEX2DEC(MID([.C48];4;2))" office:value-type="float" office:value="184">
            <text:p>184</text:p>
          </table:table-cell>
          <table:table-cell table:formula="of:=HEX2DEC(MID([.C48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07"/>
          <table:table-cell table:style-name="ce315" office:value-type="string">
            <text:p>Blue 8</text:p>
          </table:table-cell>
          <table:table-cell office:value-type="string">
            <text:p>#99CCFF</text:p>
          </table:table-cell>
          <table:table-cell table:formula="of:=HEX2DEC(MID([.C49];2;2))" office:value-type="float" office:value="153">
            <text:p>153</text:p>
          </table:table-cell>
          <table:table-cell table:formula="of:=HEX2DEC(MID([.C49];4;2))" office:value-type="float" office:value="204">
            <text:p>204</text:p>
          </table:table-cell>
          <table:table-cell table:formula="of:=HEX2DEC(MID([.C49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08"/>
          <table:table-cell table:style-name="ce316" office:value-type="string">
            <text:p>Turquoise 1</text:p>
          </table:table-cell>
          <table:table-cell office:value-type="string">
            <text:p>#00DCFF</text:p>
          </table:table-cell>
          <table:table-cell table:formula="of:=HEX2DEC(MID([.C50];2;2))" office:value-type="float" office:value="0">
            <text:p>0</text:p>
          </table:table-cell>
          <table:table-cell table:formula="of:=HEX2DEC(MID([.C50];4;2))" office:value-type="float" office:value="220">
            <text:p>220</text:p>
          </table:table-cell>
          <table:table-cell table:formula="of:=HEX2DEC(MID([.C50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09"/>
          <table:table-cell table:style-name="ce317" office:value-type="string">
            <text:p>Turquoise 2</text:p>
          </table:table-cell>
          <table:table-cell office:value-type="string">
            <text:p>#00CCCC</text:p>
          </table:table-cell>
          <table:table-cell table:formula="of:=HEX2DEC(MID([.C51];2;2))" office:value-type="float" office:value="0">
            <text:p>0</text:p>
          </table:table-cell>
          <table:table-cell table:formula="of:=HEX2DEC(MID([.C51];4;2))" office:value-type="float" office:value="204">
            <text:p>204</text:p>
          </table:table-cell>
          <table:table-cell table:formula="of:=HEX2DEC(MID([.C51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10"/>
          <table:table-cell table:style-name="ce318" office:value-type="string">
            <text:p>Turquoise 3</text:p>
          </table:table-cell>
          <table:table-cell office:value-type="string">
            <text:p>#23B8DC</text:p>
          </table:table-cell>
          <table:table-cell table:formula="of:=HEX2DEC(MID([.C52];2;2))" office:value-type="float" office:value="35">
            <text:p>35</text:p>
          </table:table-cell>
          <table:table-cell table:formula="of:=HEX2DEC(MID([.C52];4;2))" office:value-type="float" office:value="184">
            <text:p>184</text:p>
          </table:table-cell>
          <table:table-cell table:formula="of:=HEX2DEC(MID([.C52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211"/>
          <table:table-cell table:style-name="ce319" office:value-type="string">
            <text:p>Turquoise 4</text:p>
          </table:table-cell>
          <table:table-cell office:value-type="string">
            <text:p>#47B8B8</text:p>
          </table:table-cell>
          <table:table-cell table:formula="of:=HEX2DEC(MID([.C53];2;2))" office:value-type="float" office:value="71">
            <text:p>71</text:p>
          </table:table-cell>
          <table:table-cell table:formula="of:=HEX2DEC(MID([.C53];4;2))" office:value-type="float" office:value="184">
            <text:p>184</text:p>
          </table:table-cell>
          <table:table-cell table:formula="of:=HEX2DEC(MID([.C5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212"/>
          <table:table-cell table:style-name="ce320" office:value-type="string">
            <text:p>Turquoise 5</text:p>
          </table:table-cell>
          <table:table-cell office:value-type="string">
            <text:p>#33A3A3</text:p>
          </table:table-cell>
          <table:table-cell table:formula="of:=HEX2DEC(MID([.C54];2;2))" office:value-type="float" office:value="51">
            <text:p>51</text:p>
          </table:table-cell>
          <table:table-cell table:formula="of:=HEX2DEC(MID([.C54];4;2))" office:value-type="float" office:value="163">
            <text:p>163</text:p>
          </table:table-cell>
          <table:table-cell table:formula="of:=HEX2DEC(MID([.C54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213"/>
          <table:table-cell table:style-name="ce321" office:value-type="string">
            <text:p>Turquoise 6</text:p>
          </table:table-cell>
          <table:table-cell office:value-type="string">
            <text:p>#198A8A</text:p>
          </table:table-cell>
          <table:table-cell table:formula="of:=HEX2DEC(MID([.C55];2;2))" office:value-type="float" office:value="25">
            <text:p>25</text:p>
          </table:table-cell>
          <table:table-cell table:formula="of:=HEX2DEC(MID([.C55];4;2))" office:value-type="float" office:value="138">
            <text:p>138</text:p>
          </table:table-cell>
          <table:table-cell table:formula="of:=HEX2DEC(MID([.C55];6;2))" office:value-type="float" office:value="138">
            <text:p>138</text:p>
          </table:table-cell>
          <table:table-cell table:number-columns-repeated="1018"/>
        </table:table-row>
        <table:table-row table:style-name="ro1">
          <table:table-cell table:style-name="ce214"/>
          <table:table-cell table:style-name="ce322" office:value-type="string">
            <text:p>Turquoise 7</text:p>
          </table:table-cell>
          <table:table-cell office:value-type="string">
            <text:p>#006B6B</text:p>
          </table:table-cell>
          <table:table-cell table:formula="of:=HEX2DEC(MID([.C56];2;2))" office:value-type="float" office:value="0">
            <text:p>0</text:p>
          </table:table-cell>
          <table:table-cell table:formula="of:=HEX2DEC(MID([.C56];4;2))" office:value-type="float" office:value="107">
            <text:p>107</text:p>
          </table:table-cell>
          <table:table-cell table:formula="of:=HEX2DEC(MID([.C56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215"/>
          <table:table-cell table:style-name="ce323" office:value-type="string">
            <text:p>Turquoise 8</text:p>
          </table:table-cell>
          <table:table-cell office:value-type="string">
            <text:p>#004A4A</text:p>
          </table:table-cell>
          <table:table-cell table:formula="of:=HEX2DEC(MID([.C57];2;2))" office:value-type="float" office:value="0">
            <text:p>0</text:p>
          </table:table-cell>
          <table:table-cell table:formula="of:=HEX2DEC(MID([.C57];4;2))" office:value-type="float" office:value="74">
            <text:p>74</text:p>
          </table:table-cell>
          <table:table-cell table:formula="of:=HEX2DEC(MID([.C57];6;2))" office:value-type="float" office:value="74">
            <text:p>74</text:p>
          </table:table-cell>
          <table:table-cell table:number-columns-repeated="1018"/>
        </table:table-row>
        <table:table-row table:style-name="ro1">
          <table:table-cell table:style-name="ce216"/>
          <table:table-cell table:style-name="ce324" office:value-type="string">
            <text:p>Green 1</text:p>
          </table:table-cell>
          <table:table-cell office:value-type="string">
            <text:p>#355E00</text:p>
          </table:table-cell>
          <table:table-cell table:formula="of:=HEX2DEC(MID([.C58];2;2))" office:value-type="float" office:value="53">
            <text:p>53</text:p>
          </table:table-cell>
          <table:table-cell table:formula="of:=HEX2DEC(MID([.C58];4;2))" office:value-type="float" office:value="94">
            <text:p>94</text:p>
          </table:table-cell>
          <table:table-cell table:formula="of:=HEX2DEC(MID([.C5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17"/>
          <table:table-cell table:style-name="ce325" office:value-type="string">
            <text:p>Green 2</text:p>
          </table:table-cell>
          <table:table-cell office:value-type="string">
            <text:p>#5C8526</text:p>
          </table:table-cell>
          <table:table-cell table:formula="of:=HEX2DEC(MID([.C59];2;2))" office:value-type="float" office:value="92">
            <text:p>92</text:p>
          </table:table-cell>
          <table:table-cell table:formula="of:=HEX2DEC(MID([.C59];4;2))" office:value-type="float" office:value="133">
            <text:p>133</text:p>
          </table:table-cell>
          <table:table-cell table:formula="of:=HEX2DEC(MID([.C59];6;2)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table:style-name="ce218"/>
          <table:table-cell table:style-name="ce326" office:value-type="string">
            <text:p>Green 3</text:p>
          </table:table-cell>
          <table:table-cell office:value-type="string">
            <text:p>#7DA647</text:p>
          </table:table-cell>
          <table:table-cell table:formula="of:=HEX2DEC(MID([.C60];2;2))" office:value-type="float" office:value="125">
            <text:p>125</text:p>
          </table:table-cell>
          <table:table-cell table:formula="of:=HEX2DEC(MID([.C60];4;2))" office:value-type="float" office:value="166">
            <text:p>166</text:p>
          </table:table-cell>
          <table:table-cell table:formula="of:=HEX2DEC(MID([.C60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219"/>
          <table:table-cell table:style-name="ce327" office:value-type="string">
            <text:p>Green 4</text:p>
          </table:table-cell>
          <table:table-cell office:value-type="string">
            <text:p>#94BD5E</text:p>
          </table:table-cell>
          <table:table-cell table:formula="of:=HEX2DEC(MID([.C61];2;2))" office:value-type="float" office:value="148">
            <text:p>148</text:p>
          </table:table-cell>
          <table:table-cell table:formula="of:=HEX2DEC(MID([.C61];4;2))" office:value-type="float" office:value="189">
            <text:p>189</text:p>
          </table:table-cell>
          <table:table-cell table:formula="of:=HEX2DEC(MID([.C61];6;2))" office:value-type="float" office:value="94">
            <text:p>94</text:p>
          </table:table-cell>
          <table:table-cell table:number-columns-repeated="1018"/>
        </table:table-row>
        <table:table-row table:style-name="ro1">
          <table:table-cell table:style-name="ce220"/>
          <table:table-cell table:style-name="ce328" office:value-type="string">
            <text:p>Green 5</text:p>
          </table:table-cell>
          <table:table-cell office:value-type="string">
            <text:p>#00AE00</text:p>
          </table:table-cell>
          <table:table-cell table:formula="of:=HEX2DEC(MID([.C62];2;2))" office:value-type="float" office:value="0">
            <text:p>0</text:p>
          </table:table-cell>
          <table:table-cell table:formula="of:=HEX2DEC(MID([.C62];4;2))" office:value-type="float" office:value="174">
            <text:p>174</text:p>
          </table:table-cell>
          <table:table-cell table:formula="of:=HEX2DEC(MID([.C6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21"/>
          <table:table-cell table:style-name="ce329" office:value-type="string">
            <text:p>Green 6</text:p>
          </table:table-cell>
          <table:table-cell office:value-type="string">
            <text:p>#33CC66</text:p>
          </table:table-cell>
          <table:table-cell table:formula="of:=HEX2DEC(MID([.C63];2;2))" office:value-type="float" office:value="51">
            <text:p>51</text:p>
          </table:table-cell>
          <table:table-cell table:formula="of:=HEX2DEC(MID([.C63];4;2))" office:value-type="float" office:value="204">
            <text:p>204</text:p>
          </table:table-cell>
          <table:table-cell table:formula="of:=HEX2DEC(MID([.C6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22"/>
          <table:table-cell table:style-name="ce330" office:value-type="string">
            <text:p>Green 7</text:p>
          </table:table-cell>
          <table:table-cell office:value-type="string">
            <text:p>#3DEB3D</text:p>
          </table:table-cell>
          <table:table-cell table:formula="of:=HEX2DEC(MID([.C64];2;2))" office:value-type="float" office:value="61">
            <text:p>61</text:p>
          </table:table-cell>
          <table:table-cell table:formula="of:=HEX2DEC(MID([.C64];4;2))" office:value-type="float" office:value="235">
            <text:p>235</text:p>
          </table:table-cell>
          <table:table-cell table:formula="of:=HEX2DEC(MID([.C64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223"/>
          <table:table-cell table:style-name="ce331" office:value-type="string">
            <text:p>Green 8</text:p>
          </table:table-cell>
          <table:table-cell office:value-type="string">
            <text:p>#23FF23</text:p>
          </table:table-cell>
          <table:table-cell table:formula="of:=HEX2DEC(MID([.C65];2;2))" office:value-type="float" office:value="35">
            <text:p>35</text:p>
          </table:table-cell>
          <table:table-cell table:formula="of:=HEX2DEC(MID([.C65];4;2))" office:value-type="float" office:value="255">
            <text:p>255</text:p>
          </table:table-cell>
          <table:table-cell table:formula="of:=HEX2DEC(MID([.C65];6;2))" office:value-type="float" office:value="35">
            <text:p>35</text:p>
          </table:table-cell>
          <table:table-cell table:number-columns-repeated="1018"/>
        </table:table-row>
        <table:table-row table:style-name="ro1">
          <table:table-cell table:style-name="ce224"/>
          <table:table-cell table:style-name="ce332" office:value-type="string">
            <text:p>Yellow 1</text:p>
          </table:table-cell>
          <table:table-cell office:value-type="string">
            <text:p>#E6FF00</text:p>
          </table:table-cell>
          <table:table-cell table:formula="of:=HEX2DEC(MID([.C66];2;2))" office:value-type="float" office:value="230">
            <text:p>230</text:p>
          </table:table-cell>
          <table:table-cell table:formula="of:=HEX2DEC(MID([.C66];4;2))" office:value-type="float" office:value="255">
            <text:p>255</text:p>
          </table:table-cell>
          <table:table-cell table:formula="of:=HEX2DEC(MID([.C6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25"/>
          <table:table-cell table:style-name="ce333" office:value-type="string">
            <text:p>Yellow 2</text:p>
          </table:table-cell>
          <table:table-cell office:value-type="string">
            <text:p>#FFFF99</text:p>
          </table:table-cell>
          <table:table-cell table:formula="of:=HEX2DEC(MID([.C67];2;2))" office:value-type="float" office:value="255">
            <text:p>255</text:p>
          </table:table-cell>
          <table:table-cell table:formula="of:=HEX2DEC(MID([.C67];4;2))" office:value-type="float" office:value="255">
            <text:p>255</text:p>
          </table:table-cell>
          <table:table-cell table:formula="of:=HEX2DEC(MID([.C67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26"/>
          <table:table-cell table:style-name="ce334" office:value-type="string">
            <text:p>Yellow 3</text:p>
          </table:table-cell>
          <table:table-cell office:value-type="string">
            <text:p>#FFFF66</text:p>
          </table:table-cell>
          <table:table-cell table:formula="of:=HEX2DEC(MID([.C68];2;2))" office:value-type="float" office:value="255">
            <text:p>255</text:p>
          </table:table-cell>
          <table:table-cell table:formula="of:=HEX2DEC(MID([.C68];4;2))" office:value-type="float" office:value="255">
            <text:p>255</text:p>
          </table:table-cell>
          <table:table-cell table:formula="of:=HEX2DEC(MID([.C68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27"/>
          <table:table-cell table:style-name="ce335" office:value-type="string">
            <text:p>Yellow 4</text:p>
          </table:table-cell>
          <table:table-cell office:value-type="string">
            <text:p>#E6E64C</text:p>
          </table:table-cell>
          <table:table-cell table:formula="of:=HEX2DEC(MID([.C69];2;2))" office:value-type="float" office:value="230">
            <text:p>230</text:p>
          </table:table-cell>
          <table:table-cell table:formula="of:=HEX2DEC(MID([.C69];4;2))" office:value-type="float" office:value="230">
            <text:p>230</text:p>
          </table:table-cell>
          <table:table-cell table:formula="of:=HEX2DEC(MID([.C6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228"/>
          <table:table-cell table:style-name="ce336" office:value-type="string">
            <text:p>Yellow 5</text:p>
          </table:table-cell>
          <table:table-cell office:value-type="string">
            <text:p>#CCCC00</text:p>
          </table:table-cell>
          <table:table-cell table:formula="of:=HEX2DEC(MID([.C70];2;2))" office:value-type="float" office:value="204">
            <text:p>204</text:p>
          </table:table-cell>
          <table:table-cell table:formula="of:=HEX2DEC(MID([.C70];4;2))" office:value-type="float" office:value="204">
            <text:p>204</text:p>
          </table:table-cell>
          <table:table-cell table:formula="of:=HEX2DEC(MID([.C70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29"/>
          <table:table-cell table:style-name="ce337" office:value-type="string">
            <text:p>Yellow 6</text:p>
          </table:table-cell>
          <table:table-cell office:value-type="string">
            <text:p>#B3B300</text:p>
          </table:table-cell>
          <table:table-cell table:formula="of:=HEX2DEC(MID([.C71];2;2))" office:value-type="float" office:value="179">
            <text:p>179</text:p>
          </table:table-cell>
          <table:table-cell table:formula="of:=HEX2DEC(MID([.C71];4;2))" office:value-type="float" office:value="179">
            <text:p>179</text:p>
          </table:table-cell>
          <table:table-cell table:formula="of:=HEX2DEC(MID([.C71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30"/>
          <table:table-cell table:style-name="ce338" office:value-type="string">
            <text:p>Yellow 7</text:p>
          </table:table-cell>
          <table:table-cell office:value-type="string">
            <text:p>#808019</text:p>
          </table:table-cell>
          <table:table-cell table:formula="of:=HEX2DEC(MID([.C72];2;2))" office:value-type="float" office:value="128">
            <text:p>128</text:p>
          </table:table-cell>
          <table:table-cell table:formula="of:=HEX2DEC(MID([.C72];4;2))" office:value-type="float" office:value="128">
            <text:p>128</text:p>
          </table:table-cell>
          <table:table-cell table:formula="of:=HEX2DEC(MID([.C72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231"/>
          <table:table-cell table:style-name="ce339" office:value-type="string">
            <text:p>Yellow 8</text:p>
          </table:table-cell>
          <table:table-cell office:value-type="string">
            <text:p>#666600</text:p>
          </table:table-cell>
          <table:table-cell table:formula="of:=HEX2DEC(MID([.C73];2;2))" office:value-type="float" office:value="102">
            <text:p>102</text:p>
          </table:table-cell>
          <table:table-cell table:formula="of:=HEX2DEC(MID([.C73];4;2))" office:value-type="float" office:value="102">
            <text:p>102</text:p>
          </table:table-cell>
          <table:table-cell table:formula="of:=HEX2DEC(MID([.C73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32"/>
          <table:table-cell table:style-name="ce340" office:value-type="string">
            <text:p>Maroon 1</text:p>
          </table:table-cell>
          <table:table-cell office:value-type="string">
            <text:p>#4C1900</text:p>
          </table:table-cell>
          <table:table-cell table:formula="of:=HEX2DEC(MID([.C74];2;2))" office:value-type="float" office:value="76">
            <text:p>76</text:p>
          </table:table-cell>
          <table:table-cell table:formula="of:=HEX2DEC(MID([.C74];4;2))" office:value-type="float" office:value="25">
            <text:p>25</text:p>
          </table:table-cell>
          <table:table-cell table:formula="of:=HEX2DEC(MID([.C7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33"/>
          <table:table-cell table:style-name="ce341" office:value-type="string">
            <text:p>Maroon 2</text:p>
          </table:table-cell>
          <table:table-cell office:value-type="string">
            <text:p>#663300</text:p>
          </table:table-cell>
          <table:table-cell table:formula="of:=HEX2DEC(MID([.C75];2;2))" office:value-type="float" office:value="102">
            <text:p>102</text:p>
          </table:table-cell>
          <table:table-cell table:formula="of:=HEX2DEC(MID([.C75];4;2))" office:value-type="float" office:value="51">
            <text:p>51</text:p>
          </table:table-cell>
          <table:table-cell table:formula="of:=HEX2DEC(MID([.C75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34"/>
          <table:table-cell table:style-name="ce342" office:value-type="string">
            <text:p>Maroon 3</text:p>
          </table:table-cell>
          <table:table-cell office:value-type="string">
            <text:p>#804C19</text:p>
          </table:table-cell>
          <table:table-cell table:formula="of:=HEX2DEC(MID([.C76];2;2))" office:value-type="float" office:value="128">
            <text:p>128</text:p>
          </table:table-cell>
          <table:table-cell table:formula="of:=HEX2DEC(MID([.C76];4;2))" office:value-type="float" office:value="76">
            <text:p>76</text:p>
          </table:table-cell>
          <table:table-cell table:formula="of:=HEX2DEC(MID([.C76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235"/>
          <table:table-cell table:style-name="ce343" office:value-type="string">
            <text:p>Maroon 4</text:p>
          </table:table-cell>
          <table:table-cell office:value-type="string">
            <text:p>#996633</text:p>
          </table:table-cell>
          <table:table-cell table:formula="of:=HEX2DEC(MID([.C77];2;2))" office:value-type="float" office:value="153">
            <text:p>153</text:p>
          </table:table-cell>
          <table:table-cell table:formula="of:=HEX2DEC(MID([.C77];4;2))" office:value-type="float" office:value="102">
            <text:p>102</text:p>
          </table:table-cell>
          <table:table-cell table:formula="of:=HEX2DEC(MID([.C77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36"/>
          <table:table-cell table:style-name="ce344" office:value-type="string">
            <text:p>Orange 1</text:p>
          </table:table-cell>
          <table:table-cell office:value-type="string">
            <text:p>#CC6633</text:p>
          </table:table-cell>
          <table:table-cell table:formula="of:=HEX2DEC(MID([.C78];2;2))" office:value-type="float" office:value="204">
            <text:p>204</text:p>
          </table:table-cell>
          <table:table-cell table:formula="of:=HEX2DEC(MID([.C78];4;2))" office:value-type="float" office:value="102">
            <text:p>102</text:p>
          </table:table-cell>
          <table:table-cell table:formula="of:=HEX2DEC(MID([.C7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37"/>
          <table:table-cell table:style-name="ce345" office:value-type="string">
            <text:p>Orange 2</text:p>
          </table:table-cell>
          <table:table-cell office:value-type="string">
            <text:p>#FF6633</text:p>
          </table:table-cell>
          <table:table-cell table:formula="of:=HEX2DEC(MID([.C79];2;2))" office:value-type="float" office:value="255">
            <text:p>255</text:p>
          </table:table-cell>
          <table:table-cell table:formula="of:=HEX2DEC(MID([.C79];4;2))" office:value-type="float" office:value="102">
            <text:p>102</text:p>
          </table:table-cell>
          <table:table-cell table:formula="of:=HEX2DEC(MID([.C7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38"/>
          <table:table-cell table:style-name="ce346" office:value-type="string">
            <text:p>Orange 3</text:p>
          </table:table-cell>
          <table:table-cell office:value-type="string">
            <text:p>#FF9966</text:p>
          </table:table-cell>
          <table:table-cell table:formula="of:=HEX2DEC(MID([.C80];2;2))" office:value-type="float" office:value="255">
            <text:p>255</text:p>
          </table:table-cell>
          <table:table-cell table:formula="of:=HEX2DEC(MID([.C80];4;2))" office:value-type="float" office:value="153">
            <text:p>153</text:p>
          </table:table-cell>
          <table:table-cell table:formula="of:=HEX2DEC(MID([.C8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39"/>
          <table:table-cell table:style-name="ce347" office:value-type="string">
            <text:p>Orange 4</text:p>
          </table:table-cell>
          <table:table-cell office:value-type="string">
            <text:p>#FF6699</text:p>
          </table:table-cell>
          <table:table-cell table:formula="of:=HEX2DEC(MID([.C81];2;2))" office:value-type="float" office:value="255">
            <text:p>255</text:p>
          </table:table-cell>
          <table:table-cell table:formula="of:=HEX2DEC(MID([.C81];4;2))" office:value-type="float" office:value="102">
            <text:p>102</text:p>
          </table:table-cell>
          <table:table-cell table:formula="of:=HEX2DEC(MID([.C8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40"/>
          <table:table-cell table:style-name="ce348" office:value-type="string">
            <text:p>Purple</text:p>
          </table:table-cell>
          <table:table-cell office:value-type="string">
            <text:p>#9999FF</text:p>
          </table:table-cell>
          <table:table-cell table:formula="of:=HEX2DEC(MID([.C82];2;2))" office:value-type="float" office:value="153">
            <text:p>153</text:p>
          </table:table-cell>
          <table:table-cell table:formula="of:=HEX2DEC(MID([.C82];4;2))" office:value-type="float" office:value="153">
            <text:p>153</text:p>
          </table:table-cell>
          <table:table-cell table:formula="of:=HEX2DEC(MID([.C82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41"/>
          <table:table-cell table:style-name="ce349" office:value-type="string">
            <text:p>Burgundy</text:p>
          </table:table-cell>
          <table:table-cell office:value-type="string">
            <text:p>#993366</text:p>
          </table:table-cell>
          <table:table-cell table:formula="of:=HEX2DEC(MID([.C83];2;2))" office:value-type="float" office:value="153">
            <text:p>153</text:p>
          </table:table-cell>
          <table:table-cell table:formula="of:=HEX2DEC(MID([.C83];4;2))" office:value-type="float" office:value="51">
            <text:p>51</text:p>
          </table:table-cell>
          <table:table-cell table:formula="of:=HEX2DEC(MID([.C8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42"/>
          <table:table-cell table:style-name="ce350" office:value-type="string">
            <text:p>Pale Yellow</text:p>
          </table:table-cell>
          <table:table-cell office:value-type="string">
            <text:p>#FFFFCC</text:p>
          </table:table-cell>
          <table:table-cell table:formula="of:=HEX2DEC(MID([.C84];2;2))" office:value-type="float" office:value="255">
            <text:p>255</text:p>
          </table:table-cell>
          <table:table-cell table:formula="of:=HEX2DEC(MID([.C84];4;2))" office:value-type="float" office:value="255">
            <text:p>255</text:p>
          </table:table-cell>
          <table:table-cell table:formula="of:=HEX2DEC(MID([.C84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43"/>
          <table:table-cell table:style-name="ce351" office:value-type="string">
            <text:p>Pale Green</text:p>
          </table:table-cell>
          <table:table-cell office:value-type="string">
            <text:p>#CCFFFF</text:p>
          </table:table-cell>
          <table:table-cell table:formula="of:=HEX2DEC(MID([.C85];2;2))" office:value-type="float" office:value="204">
            <text:p>204</text:p>
          </table:table-cell>
          <table:table-cell table:formula="of:=HEX2DEC(MID([.C85];4;2))" office:value-type="float" office:value="255">
            <text:p>255</text:p>
          </table:table-cell>
          <table:table-cell table:formula="of:=HEX2DEC(MID([.C8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44"/>
          <table:table-cell table:style-name="ce352" office:value-type="string">
            <text:p>Dark Purple</text:p>
          </table:table-cell>
          <table:table-cell office:value-type="string">
            <text:p>#660066</text:p>
          </table:table-cell>
          <table:table-cell table:formula="of:=HEX2DEC(MID([.C86];2;2))" office:value-type="float" office:value="102">
            <text:p>102</text:p>
          </table:table-cell>
          <table:table-cell table:formula="of:=HEX2DEC(MID([.C86];4;2))" office:value-type="float" office:value="0">
            <text:p>0</text:p>
          </table:table-cell>
          <table:table-cell table:formula="of:=HEX2DEC(MID([.C8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45"/>
          <table:table-cell table:style-name="ce353" office:value-type="string">
            <text:p>Salmon</text:p>
          </table:table-cell>
          <table:table-cell office:value-type="string">
            <text:p>#FF8080</text:p>
          </table:table-cell>
          <table:table-cell table:formula="of:=HEX2DEC(MID([.C87];2;2))" office:value-type="float" office:value="255">
            <text:p>255</text:p>
          </table:table-cell>
          <table:table-cell table:formula="of:=HEX2DEC(MID([.C87];4;2))" office:value-type="float" office:value="128">
            <text:p>128</text:p>
          </table:table-cell>
          <table:table-cell table:formula="of:=HEX2DEC(MID([.C8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246"/>
          <table:table-cell table:style-name="ce354" office:value-type="string">
            <text:p>Azure</text:p>
          </table:table-cell>
          <table:table-cell office:value-type="string">
            <text:p>#0066CC</text:p>
          </table:table-cell>
          <table:table-cell table:formula="of:=HEX2DEC(MID([.C88];2;2))" office:value-type="float" office:value="0">
            <text:p>0</text:p>
          </table:table-cell>
          <table:table-cell table:formula="of:=HEX2DEC(MID([.C88];4;2))" office:value-type="float" office:value="102">
            <text:p>102</text:p>
          </table:table-cell>
          <table:table-cell table:formula="of:=HEX2DEC(MID([.C88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47"/>
          <table:table-cell table:style-name="ce355" office:value-type="string">
            <text:p>Diagram 1</text:p>
          </table:table-cell>
          <table:table-cell office:value-type="string">
            <text:p>#004586</text:p>
          </table:table-cell>
          <table:table-cell table:formula="of:=HEX2DEC(MID([.C89];2;2))" office:value-type="float" office:value="0">
            <text:p>0</text:p>
          </table:table-cell>
          <table:table-cell table:formula="of:=HEX2DEC(MID([.C89];4;2))" office:value-type="float" office:value="69">
            <text:p>69</text:p>
          </table:table-cell>
          <table:table-cell table:formula="of:=HEX2DEC(MID([.C89];6;2))" office:value-type="float" office:value="134">
            <text:p>134</text:p>
          </table:table-cell>
          <table:table-cell table:number-columns-repeated="1018"/>
        </table:table-row>
        <table:table-row table:style-name="ro1">
          <table:table-cell table:style-name="ce248"/>
          <table:table-cell table:style-name="ce356" office:value-type="string">
            <text:p>Diagram 2</text:p>
          </table:table-cell>
          <table:table-cell office:value-type="string">
            <text:p>#FF420E</text:p>
          </table:table-cell>
          <table:table-cell table:formula="of:=HEX2DEC(MID([.C90];2;2))" office:value-type="float" office:value="255">
            <text:p>255</text:p>
          </table:table-cell>
          <table:table-cell table:formula="of:=HEX2DEC(MID([.C90];4;2))" office:value-type="float" office:value="66">
            <text:p>66</text:p>
          </table:table-cell>
          <table:table-cell table:formula="of:=HEX2DEC(MID([.C90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249"/>
          <table:table-cell table:style-name="ce357" office:value-type="string">
            <text:p>Diagram 3</text:p>
          </table:table-cell>
          <table:table-cell office:value-type="string">
            <text:p>#FFD320</text:p>
          </table:table-cell>
          <table:table-cell table:formula="of:=HEX2DEC(MID([.C91];2;2))" office:value-type="float" office:value="255">
            <text:p>255</text:p>
          </table:table-cell>
          <table:table-cell table:formula="of:=HEX2DEC(MID([.C91];4;2))" office:value-type="float" office:value="211">
            <text:p>211</text:p>
          </table:table-cell>
          <table:table-cell table:formula="of:=HEX2DEC(MID([.C91];6;2)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style-name="ce250"/>
          <table:table-cell table:style-name="ce358" office:value-type="string">
            <text:p>Diagram 4</text:p>
          </table:table-cell>
          <table:table-cell office:value-type="string">
            <text:p>#579D1C</text:p>
          </table:table-cell>
          <table:table-cell table:formula="of:=HEX2DEC(MID([.C92];2;2))" office:value-type="float" office:value="87">
            <text:p>87</text:p>
          </table:table-cell>
          <table:table-cell table:formula="of:=HEX2DEC(MID([.C92];4;2))" office:value-type="float" office:value="157">
            <text:p>157</text:p>
          </table:table-cell>
          <table:table-cell table:formula="of:=HEX2DEC(MID([.C92];6;2))"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251"/>
          <table:table-cell table:style-name="ce359" office:value-type="string">
            <text:p>Diagram 5</text:p>
          </table:table-cell>
          <table:table-cell office:value-type="string">
            <text:p>#7E0021</text:p>
          </table:table-cell>
          <table:table-cell table:formula="of:=HEX2DEC(MID([.C93];2;2))" office:value-type="float" office:value="126">
            <text:p>126</text:p>
          </table:table-cell>
          <table:table-cell table:formula="of:=HEX2DEC(MID([.C93];4;2))" office:value-type="float" office:value="0">
            <text:p>0</text:p>
          </table:table-cell>
          <table:table-cell table:formula="of:=HEX2DEC(MID([.C93];6;2))" office:value-type="float" office:value="33">
            <text:p>33</text:p>
          </table:table-cell>
          <table:table-cell table:number-columns-repeated="1018"/>
        </table:table-row>
        <table:table-row table:style-name="ro1">
          <table:table-cell table:style-name="ce252"/>
          <table:table-cell table:style-name="ce360" office:value-type="string">
            <text:p>Diagram 6</text:p>
          </table:table-cell>
          <table:table-cell office:value-type="string">
            <text:p>#83CAFF</text:p>
          </table:table-cell>
          <table:table-cell table:formula="of:=HEX2DEC(MID([.C94];2;2))" office:value-type="float" office:value="131">
            <text:p>131</text:p>
          </table:table-cell>
          <table:table-cell table:formula="of:=HEX2DEC(MID([.C94];4;2))" office:value-type="float" office:value="202">
            <text:p>202</text:p>
          </table:table-cell>
          <table:table-cell table:formula="of:=HEX2DEC(MID([.C94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53"/>
          <table:table-cell table:style-name="ce361" office:value-type="string">
            <text:p>Diagram 7</text:p>
          </table:table-cell>
          <table:table-cell office:value-type="string">
            <text:p>#314004</text:p>
          </table:table-cell>
          <table:table-cell table:formula="of:=HEX2DEC(MID([.C95];2;2))" office:value-type="float" office:value="49">
            <text:p>49</text:p>
          </table:table-cell>
          <table:table-cell table:formula="of:=HEX2DEC(MID([.C95];4;2))" office:value-type="float" office:value="64">
            <text:p>64</text:p>
          </table:table-cell>
          <table:table-cell table:formula="of:=HEX2DEC(MID([.C95];6;2)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254"/>
          <table:table-cell table:style-name="ce362" office:value-type="string">
            <text:p>Diagram 8</text:p>
          </table:table-cell>
          <table:table-cell office:value-type="string">
            <text:p>#AECF00</text:p>
          </table:table-cell>
          <table:table-cell table:formula="of:=HEX2DEC(MID([.C96];2;2))" office:value-type="float" office:value="174">
            <text:p>174</text:p>
          </table:table-cell>
          <table:table-cell table:formula="of:=HEX2DEC(MID([.C96];4;2))" office:value-type="float" office:value="207">
            <text:p>207</text:p>
          </table:table-cell>
          <table:table-cell table:formula="of:=HEX2DEC(MID([.C9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55"/>
          <table:table-cell table:style-name="ce363" office:value-type="string">
            <text:p>Diagram 9</text:p>
          </table:table-cell>
          <table:table-cell office:value-type="string">
            <text:p>#4B1F6F</text:p>
          </table:table-cell>
          <table:table-cell table:formula="of:=HEX2DEC(MID([.C97];2;2))" office:value-type="float" office:value="75">
            <text:p>75</text:p>
          </table:table-cell>
          <table:table-cell table:formula="of:=HEX2DEC(MID([.C97];4;2))" office:value-type="float" office:value="31">
            <text:p>31</text:p>
          </table:table-cell>
          <table:table-cell table:formula="of:=HEX2DEC(MID([.C97];6;2))" office:value-type="float" office:value="111">
            <text:p>111</text:p>
          </table:table-cell>
          <table:table-cell table:number-columns-repeated="1018"/>
        </table:table-row>
        <table:table-row table:style-name="ro1">
          <table:table-cell table:style-name="ce256"/>
          <table:table-cell table:style-name="ce364" office:value-type="string">
            <text:p>Diagram 10</text:p>
          </table:table-cell>
          <table:table-cell office:value-type="string">
            <text:p>#FF950E</text:p>
          </table:table-cell>
          <table:table-cell table:formula="of:=HEX2DEC(MID([.C98];2;2))" office:value-type="float" office:value="255">
            <text:p>255</text:p>
          </table:table-cell>
          <table:table-cell table:formula="of:=HEX2DEC(MID([.C98];4;2))" office:value-type="float" office:value="149">
            <text:p>149</text:p>
          </table:table-cell>
          <table:table-cell table:formula="of:=HEX2DEC(MID([.C98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257"/>
          <table:table-cell table:style-name="ce365" office:value-type="string">
            <text:p>Diagram 11</text:p>
          </table:table-cell>
          <table:table-cell office:value-type="string">
            <text:p>#C5000B</text:p>
          </table:table-cell>
          <table:table-cell table:formula="of:=HEX2DEC(MID([.C99];2;2))" office:value-type="float" office:value="197">
            <text:p>197</text:p>
          </table:table-cell>
          <table:table-cell table:formula="of:=HEX2DEC(MID([.C99];4;2))" office:value-type="float" office:value="0">
            <text:p>0</text:p>
          </table:table-cell>
          <table:table-cell table:formula="of:=HEX2DEC(MID([.C99];6;2))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style-name="ce258"/>
          <table:table-cell table:style-name="ce366" office:value-type="string">
            <text:p>Diagram 12</text:p>
          </table:table-cell>
          <table:table-cell office:value-type="string">
            <text:p>#0084D1</text:p>
          </table:table-cell>
          <table:table-cell table:formula="of:=HEX2DEC(MID([.C100];2;2))" office:value-type="float" office:value="0">
            <text:p>0</text:p>
          </table:table-cell>
          <table:table-cell table:formula="of:=HEX2DEC(MID([.C100];4;2))" office:value-type="float" office:value="132">
            <text:p>132</text:p>
          </table:table-cell>
          <table:table-cell table:formula="of:=HEX2DEC(MID([.C100];6;2))" office:value-type="float" office:value="209">
            <text:p>209</text:p>
          </table:table-cell>
          <table:table-cell table:number-columns-repeated="1018"/>
        </table:table-row>
        <table:table-row table:style-name="ro1">
          <table:table-cell table:style-name="ce259"/>
          <table:table-cell table:style-name="ce367" office:value-type="string">
            <text:p>Libre Green 1</text:p>
          </table:table-cell>
          <table:table-cell office:value-type="string">
            <text:p>#18A303</text:p>
          </table:table-cell>
          <table:table-cell table:formula="of:=HEX2DEC(MID([.C101];2;2))" office:value-type="float" office:value="24">
            <text:p>24</text:p>
          </table:table-cell>
          <table:table-cell table:formula="of:=HEX2DEC(MID([.C101];4;2))" office:value-type="float" office:value="163">
            <text:p>163</text:p>
          </table:table-cell>
          <table:table-cell table:formula="of:=HEX2DEC(MID([.C101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260"/>
          <table:table-cell table:style-name="ce368" office:value-type="string">
            <text:p>Libre Green 2</text:p>
          </table:table-cell>
          <table:table-cell office:value-type="string">
            <text:p>#2CEE0E</text:p>
          </table:table-cell>
          <table:table-cell table:formula="of:=HEX2DEC(MID([.C102];2;2))" office:value-type="float" office:value="44">
            <text:p>44</text:p>
          </table:table-cell>
          <table:table-cell table:formula="of:=HEX2DEC(MID([.C102];4;2))" office:value-type="float" office:value="238">
            <text:p>238</text:p>
          </table:table-cell>
          <table:table-cell table:formula="of:=HEX2DEC(MID([.C102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261"/>
          <table:table-cell table:style-name="ce369" office:value-type="string">
            <text:p>Libre Green 3</text:p>
          </table:table-cell>
          <table:table-cell office:value-type="string">
            <text:p>#84F671</text:p>
          </table:table-cell>
          <table:table-cell table:formula="of:=HEX2DEC(MID([.C103];2;2))" office:value-type="float" office:value="132">
            <text:p>132</text:p>
          </table:table-cell>
          <table:table-cell table:formula="of:=HEX2DEC(MID([.C103];4;2))" office:value-type="float" office:value="246">
            <text:p>246</text:p>
          </table:table-cell>
          <table:table-cell table:formula="of:=HEX2DEC(MID([.C103];6;2))" office:value-type="float" office:value="113">
            <text:p>113</text:p>
          </table:table-cell>
          <table:table-cell table:number-columns-repeated="1018"/>
        </table:table-row>
        <table:table-row table:style-name="ro1">
          <table:table-cell table:style-name="ce262"/>
          <table:table-cell table:style-name="ce370" office:value-type="string">
            <text:p>Libre Green 4</text:p>
          </table:table-cell>
          <table:table-cell office:value-type="string">
            <text:p>#C2F6BA</text:p>
          </table:table-cell>
          <table:table-cell table:formula="of:=HEX2DEC(MID([.C104];2;2))" office:value-type="float" office:value="194">
            <text:p>194</text:p>
          </table:table-cell>
          <table:table-cell table:formula="of:=HEX2DEC(MID([.C104];4;2))" office:value-type="float" office:value="246">
            <text:p>246</text:p>
          </table:table-cell>
          <table:table-cell table:formula="of:=HEX2DEC(MID([.C104];6;2))" office:value-type="float" office:value="186">
            <text:p>186</text:p>
          </table:table-cell>
          <table:table-cell table:number-columns-repeated="1018"/>
        </table:table-row>
        <table:table-row table:style-name="ro1">
          <table:table-cell table:style-name="ce263"/>
          <table:table-cell table:style-name="ce371" office:value-type="string">
            <text:p>Libre Blue 1</text:p>
          </table:table-cell>
          <table:table-cell office:value-type="string">
            <text:p>#0369A3</text:p>
          </table:table-cell>
          <table:table-cell table:formula="of:=HEX2DEC(MID([.C105];2;2))" office:value-type="float" office:value="3">
            <text:p>3</text:p>
          </table:table-cell>
          <table:table-cell table:formula="of:=HEX2DEC(MID([.C105];4;2))" office:value-type="float" office:value="105">
            <text:p>105</text:p>
          </table:table-cell>
          <table:table-cell table:formula="of:=HEX2DEC(MID([.C105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264"/>
          <table:table-cell table:style-name="ce372" office:value-type="string">
            <text:p>Libre Blue 2</text:p>
          </table:table-cell>
          <table:table-cell office:value-type="string">
            <text:p>#0E9CEE</text:p>
          </table:table-cell>
          <table:table-cell table:formula="of:=HEX2DEC(MID([.C106];2;2))" office:value-type="float" office:value="14">
            <text:p>14</text:p>
          </table:table-cell>
          <table:table-cell table:formula="of:=HEX2DEC(MID([.C106];4;2))" office:value-type="float" office:value="156">
            <text:p>156</text:p>
          </table:table-cell>
          <table:table-cell table:formula="of:=HEX2DEC(MID([.C106];6;2))" office:value-type="float" office:value="238">
            <text:p>238</text:p>
          </table:table-cell>
          <table:table-cell table:number-columns-repeated="1018"/>
        </table:table-row>
        <table:table-row table:style-name="ro1">
          <table:table-cell table:style-name="ce265"/>
          <table:table-cell table:style-name="ce373" office:value-type="string">
            <text:p>Libre Blue 3</text:p>
          </table:table-cell>
          <table:table-cell office:value-type="string">
            <text:p>#49BAFB</text:p>
          </table:table-cell>
          <table:table-cell table:formula="of:=HEX2DEC(MID([.C107];2;2))" office:value-type="float" office:value="73">
            <text:p>73</text:p>
          </table:table-cell>
          <table:table-cell table:formula="of:=HEX2DEC(MID([.C107];4;2))" office:value-type="float" office:value="186">
            <text:p>186</text:p>
          </table:table-cell>
          <table:table-cell table:formula="of:=HEX2DEC(MID([.C107];6;2))" office:value-type="float" office:value="251">
            <text:p>251</text:p>
          </table:table-cell>
          <table:table-cell table:number-columns-repeated="1018"/>
        </table:table-row>
        <table:table-row table:style-name="ro1">
          <table:table-cell table:style-name="ce266"/>
          <table:table-cell table:style-name="ce374" office:value-type="string">
            <text:p>Libre Blue 4</text:p>
          </table:table-cell>
          <table:table-cell office:value-type="string">
            <text:p>#9FD7F6</text:p>
          </table:table-cell>
          <table:table-cell table:formula="of:=HEX2DEC(MID([.C108];2;2))" office:value-type="float" office:value="159">
            <text:p>159</text:p>
          </table:table-cell>
          <table:table-cell table:formula="of:=HEX2DEC(MID([.C108];4;2))" office:value-type="float" office:value="215">
            <text:p>215</text:p>
          </table:table-cell>
          <table:table-cell table:formula="of:=HEX2DEC(MID([.C108];6;2))" office:value-type="float" office:value="246">
            <text:p>246</text:p>
          </table:table-cell>
          <table:table-cell table:number-columns-repeated="1018"/>
        </table:table-row>
        <table:table-row table:style-name="ro1">
          <table:table-cell table:style-name="ce267"/>
          <table:table-cell table:style-name="ce375" office:value-type="string">
            <text:p>Libre Maroon 1</text:p>
          </table:table-cell>
          <table:table-cell office:value-type="string">
            <text:p>#A33E03</text:p>
          </table:table-cell>
          <table:table-cell table:formula="of:=HEX2DEC(MID([.C109];2;2))" office:value-type="float" office:value="163">
            <text:p>163</text:p>
          </table:table-cell>
          <table:table-cell table:formula="of:=HEX2DEC(MID([.C109];4;2))" office:value-type="float" office:value="62">
            <text:p>62</text:p>
          </table:table-cell>
          <table:table-cell table:formula="of:=HEX2DEC(MID([.C109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268"/>
          <table:table-cell table:style-name="ce376" office:value-type="string">
            <text:p>Libre Maroon 2</text:p>
          </table:table-cell>
          <table:table-cell office:value-type="string">
            <text:p>#F25F0A</text:p>
          </table:table-cell>
          <table:table-cell table:formula="of:=HEX2DEC(MID([.C110];2;2))" office:value-type="float" office:value="242">
            <text:p>242</text:p>
          </table:table-cell>
          <table:table-cell table:formula="of:=HEX2DEC(MID([.C110];4;2))" office:value-type="float" office:value="95">
            <text:p>95</text:p>
          </table:table-cell>
          <table:table-cell table:formula="of:=HEX2DEC(MID([.C110];6;2))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269"/>
          <table:table-cell table:style-name="ce377" office:value-type="string">
            <text:p>Libre Maroon 3</text:p>
          </table:table-cell>
          <table:table-cell office:value-type="string">
            <text:p>#FC9B63</text:p>
          </table:table-cell>
          <table:table-cell table:formula="of:=HEX2DEC(MID([.C111];2;2))" office:value-type="float" office:value="252">
            <text:p>252</text:p>
          </table:table-cell>
          <table:table-cell table:formula="of:=HEX2DEC(MID([.C111];4;2))" office:value-type="float" office:value="155">
            <text:p>155</text:p>
          </table:table-cell>
          <table:table-cell table:formula="of:=HEX2DEC(MID([.C111];6;2))" office:value-type="float" office:value="99">
            <text:p>99</text:p>
          </table:table-cell>
          <table:table-cell table:number-columns-repeated="1018"/>
        </table:table-row>
        <table:table-row table:style-name="ro1">
          <table:table-cell table:style-name="ce270"/>
          <table:table-cell table:style-name="ce378" office:value-type="string">
            <text:p>Libre Maroon 4</text:p>
          </table:table-cell>
          <table:table-cell office:value-type="string">
            <text:p>#F8C9AC</text:p>
          </table:table-cell>
          <table:table-cell table:formula="of:=HEX2DEC(MID([.C112];2;2))" office:value-type="float" office:value="248">
            <text:p>248</text:p>
          </table:table-cell>
          <table:table-cell table:formula="of:=HEX2DEC(MID([.C112];4;2))" office:value-type="float" office:value="201">
            <text:p>201</text:p>
          </table:table-cell>
          <table:table-cell table:formula="of:=HEX2DEC(MID([.C112];6;2))" office:value-type="float" office:value="172">
            <text:p>172</text:p>
          </table:table-cell>
          <table:table-cell table:number-columns-repeated="1018"/>
        </table:table-row>
        <table:table-row table:style-name="ro1">
          <table:table-cell table:style-name="ce271"/>
          <table:table-cell table:style-name="ce379" office:value-type="string">
            <text:p>Libre Purple 1</text:p>
          </table:table-cell>
          <table:table-cell office:value-type="string">
            <text:p>#8E03A3</text:p>
          </table:table-cell>
          <table:table-cell table:formula="of:=HEX2DEC(MID([.C113];2;2))" office:value-type="float" office:value="142">
            <text:p>142</text:p>
          </table:table-cell>
          <table:table-cell table:formula="of:=HEX2DEC(MID([.C113];4;2))" office:value-type="float" office:value="3">
            <text:p>3</text:p>
          </table:table-cell>
          <table:table-cell table:formula="of:=HEX2DEC(MID([.C113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272"/>
          <table:table-cell table:style-name="ce380" office:value-type="string">
            <text:p>Libre Purple 2</text:p>
          </table:table-cell>
          <table:table-cell office:value-type="string">
            <text:p>#CF42A4</text:p>
          </table:table-cell>
          <table:table-cell table:formula="of:=HEX2DEC(MID([.C114];2;2))" office:value-type="float" office:value="207">
            <text:p>207</text:p>
          </table:table-cell>
          <table:table-cell table:formula="of:=HEX2DEC(MID([.C114];4;2))" office:value-type="float" office:value="66">
            <text:p>66</text:p>
          </table:table-cell>
          <table:table-cell table:formula="of:=HEX2DEC(MID([.C114];6;2))" office:value-type="float" office:value="164">
            <text:p>164</text:p>
          </table:table-cell>
          <table:table-cell table:number-columns-repeated="1018"/>
        </table:table-row>
        <table:table-row table:style-name="ro1">
          <table:table-cell table:style-name="ce273"/>
          <table:table-cell table:style-name="ce381" office:value-type="string">
            <text:p>Libre Purple 3</text:p>
          </table:table-cell>
          <table:table-cell office:value-type="string">
            <text:p>#DB76EA</text:p>
          </table:table-cell>
          <table:table-cell table:formula="of:=HEX2DEC(MID([.C115];2;2))" office:value-type="float" office:value="219">
            <text:p>219</text:p>
          </table:table-cell>
          <table:table-cell table:formula="of:=HEX2DEC(MID([.C115];4;2))" office:value-type="float" office:value="118">
            <text:p>118</text:p>
          </table:table-cell>
          <table:table-cell table:formula="of:=HEX2DEC(MID([.C115];6;2))" office:value-type="float" office:value="234">
            <text:p>234</text:p>
          </table:table-cell>
          <table:table-cell table:number-columns-repeated="1018"/>
        </table:table-row>
        <table:table-row table:style-name="ro1">
          <table:table-cell table:style-name="ce274"/>
          <table:table-cell table:style-name="ce382" office:value-type="string">
            <text:p>Libre Purple 4</text:p>
          </table:table-cell>
          <table:table-cell office:value-type="string">
            <text:p>#F2C4FA</text:p>
          </table:table-cell>
          <table:table-cell table:formula="of:=HEX2DEC(MID([.C116];2;2))" office:value-type="float" office:value="242">
            <text:p>242</text:p>
          </table:table-cell>
          <table:table-cell table:formula="of:=HEX2DEC(MID([.C116];4;2))" office:value-type="float" office:value="196">
            <text:p>196</text:p>
          </table:table-cell>
          <table:table-cell table:formula="of:=HEX2DEC(MID([.C116];6;2))" office:value-type="float" office:value="250">
            <text:p>250</text:p>
          </table:table-cell>
          <table:table-cell table:number-columns-repeated="1018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11 &amp; CSS3 Colors" table:style-name="ta1" table:print="false">
        <office:forms form:automatic-focus="false" form:apply-design-mode="false"/>
        <table:table-column table:style-name="co4" table:default-cell-style-name="Default"/>
        <table:table-column table:style-name="co37" table:number-columns-repeated="2" table:default-cell-style-name="ce2"/>
        <table:table-column table:style-name="co4" table:default-cell-style-name="ce80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X11 Name</text:p>
          </table:table-cell>
          <table:table-cell table:style-name="ce1" office:value-type="string">
            <text:p>CSS Name</text:p>
          </table:table-cell>
          <table:table-cell table:style-name="ce79" office:value-type="string">
            <text:p>RGB Hex</text:p>
          </table:table-cell>
          <table:table-cell table:style-name="ce81" office:value-type="string">
            <text:p>R</text:p>
          </table:table-cell>
          <table:table-cell table:style-name="ce81" office:value-type="string">
            <text:p>G</text:p>
          </table:table-cell>
          <table:table-cell table:style-name="ce81" office:value-type="string">
            <text:p>B</text:p>
          </table:table-cell>
          <table:table-cell table:number-columns-repeated="1017"/>
        </table:table-row>
        <table:table-row table:style-name="ro1">
          <table:table-cell table:style-name="ce386"/>
          <table:table-cell table:style-name="ce392" office:value-type="string">
            <text:p>Alice Blue</text:p>
          </table:table-cell>
          <table:table-cell office:value-type="string">
            <text:p>aliceblue</text:p>
          </table:table-cell>
          <table:table-cell office:value-type="string">
            <text:p>#F0F8FF</text:p>
          </table:table-cell>
          <table:table-cell table:formula="of:=HEX2DEC(MID([.D2];2;2))" office:value-type="float" office:value="240">
            <text:p>240</text:p>
          </table:table-cell>
          <table:table-cell table:formula="of:=HEX2DEC(MID([.D2];4;2))" office:value-type="float" office:value="248">
            <text:p>248</text:p>
          </table:table-cell>
          <table:table-cell table:formula="of:=HEX2DEC(MID([.D2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 table:style-name="ce387"/>
          <table:table-cell table:style-name="ce393" office:value-type="string">
            <text:p>Antique White</text:p>
          </table:table-cell>
          <table:table-cell office:value-type="string">
            <text:p>antiquewhite</text:p>
          </table:table-cell>
          <table:table-cell office:value-type="string">
            <text:p>#FAEBD7</text:p>
          </table:table-cell>
          <table:table-cell table:formula="of:=HEX2DEC(MID([.D3];2;2))" office:value-type="float" office:value="250">
            <text:p>250</text:p>
          </table:table-cell>
          <table:table-cell table:formula="of:=HEX2DEC(MID([.D3];4;2))" office:value-type="float" office:value="235">
            <text:p>235</text:p>
          </table:table-cell>
          <table:table-cell table:formula="of:=HEX2DEC(MID([.D3];6;2))" office:value-type="float" office:value="215">
            <text:p>215</text:p>
          </table:table-cell>
          <table:table-cell table:number-columns-repeated="1017"/>
        </table:table-row>
        <table:table-row table:style-name="ro1">
          <table:table-cell table:style-name="ce388"/>
          <table:table-cell table:style-name="ce394" office:value-type="string">
            <text:p>Antique White 1</text:p>
          </table:table-cell>
          <table:table-cell table:style-name="ce398"/>
          <table:table-cell table:style-name="ce399" office:value-type="string">
            <text:p>#FFEFDB</text:p>
          </table:table-cell>
          <table:table-cell table:formula="of:=HEX2DEC(MID([.D4];2;2))" office:value-type="float" office:value="255">
            <text:p>255</text:p>
          </table:table-cell>
          <table:table-cell table:formula="of:=HEX2DEC(MID([.D4];4;2))" office:value-type="float" office:value="239">
            <text:p>239</text:p>
          </table:table-cell>
          <table:table-cell table:formula="of:=HEX2DEC(MID([.D4];6;2))" office:value-type="float" office:value="219">
            <text:p>219</text:p>
          </table:table-cell>
          <table:table-cell table:style-name="ce400" table:number-columns-repeated="1017"/>
        </table:table-row>
        <table:table-row table:style-name="ro1">
          <table:table-cell table:style-name="ce389"/>
          <table:table-cell table:style-name="ce395" office:value-type="string">
            <text:p>Antique White 2</text:p>
          </table:table-cell>
          <table:table-cell table:style-name="ce398"/>
          <table:table-cell table:style-name="ce399" office:value-type="string">
            <text:p>#EEDFCC</text:p>
          </table:table-cell>
          <table:table-cell table:formula="of:=HEX2DEC(MID([.D5];2;2))" office:value-type="float" office:value="238">
            <text:p>238</text:p>
          </table:table-cell>
          <table:table-cell table:formula="of:=HEX2DEC(MID([.D5];4;2))" office:value-type="float" office:value="223">
            <text:p>223</text:p>
          </table:table-cell>
          <table:table-cell table:formula="of:=HEX2DEC(MID([.D5];6;2))" office:value-type="float" office:value="204">
            <text:p>204</text:p>
          </table:table-cell>
          <table:table-cell table:style-name="ce400" table:number-columns-repeated="1017"/>
        </table:table-row>
        <table:table-row table:style-name="ro1">
          <table:table-cell table:style-name="ce390"/>
          <table:table-cell table:style-name="ce396" office:value-type="string">
            <text:p>Antique White 3</text:p>
          </table:table-cell>
          <table:table-cell table:style-name="ce398"/>
          <table:table-cell table:style-name="ce399" office:value-type="string">
            <text:p>#CDC0B0</text:p>
          </table:table-cell>
          <table:table-cell table:formula="of:=HEX2DEC(MID([.D6];2;2))" office:value-type="float" office:value="205">
            <text:p>205</text:p>
          </table:table-cell>
          <table:table-cell table:formula="of:=HEX2DEC(MID([.D6];4;2))" office:value-type="float" office:value="192">
            <text:p>192</text:p>
          </table:table-cell>
          <table:table-cell table:formula="of:=HEX2DEC(MID([.D6];6;2))" office:value-type="float" office:value="176">
            <text:p>176</text:p>
          </table:table-cell>
          <table:table-cell table:style-name="ce400" table:number-columns-repeated="1017"/>
        </table:table-row>
        <table:table-row table:style-name="ro1">
          <table:table-cell table:style-name="ce391"/>
          <table:table-cell table:style-name="ce397" office:value-type="string">
            <text:p>Antique White 4</text:p>
          </table:table-cell>
          <table:table-cell table:style-name="ce398"/>
          <table:table-cell table:style-name="ce399" office:value-type="string">
            <text:p>#8B8378</text:p>
          </table:table-cell>
          <table:table-cell table:formula="of:=HEX2DEC(MID([.D7];2;2))" office:value-type="float" office:value="139">
            <text:p>139</text:p>
          </table:table-cell>
          <table:table-cell table:formula="of:=HEX2DEC(MID([.D7];4;2))" office:value-type="float" office:value="131">
            <text:p>131</text:p>
          </table:table-cell>
          <table:table-cell table:formula="of:=HEX2DEC(MID([.D7];6;2))" office:value-type="float" office:value="120">
            <text:p>120</text:p>
          </table:table-cell>
          <table:table-cell table:style-name="ce400" table:number-columns-repeated="1017"/>
        </table:table-row>
        <table:table-row table:style-name="ro3">
          <table:table-cell/>
          <table:table-cell office:value-type="string">
            <text:p>Aqua,</text:p>
            <text:p>Cyan</text:p>
          </table:table-cell>
          <table:table-cell office:value-type="string">
            <text:p>aqua,</text:p>
            <text:p>cyan</text:p>
          </table:table-cell>
          <table:table-cell office:value-type="string">
            <text:p>#00FFFF</text:p>
          </table:table-cell>
          <table:table-cell table:formula="of:=HEX2DEC(MID([.D8];2;2))" office:value-type="float" office:value="0">
            <text:p>0</text:p>
          </table:table-cell>
          <table:table-cell table:formula="of:=HEX2DEC(MID([.D8];4;2))" office:value-type="float" office:value="255">
            <text:p>255</text:p>
          </table:table-cell>
          <table:table-cell table:formula="of:=HEX2DEC(MID([.D8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quamarine</text:p>
          </table:table-cell>
          <table:table-cell office:value-type="string">
            <text:p>aquamarine</text:p>
          </table:table-cell>
          <table:table-cell office:value-type="string">
            <text:p>#7FFFD4</text:p>
          </table:table-cell>
          <table:table-cell table:formula="of:=HEX2DEC(MID([.D9];2;2))" office:value-type="float" office:value="127">
            <text:p>127</text:p>
          </table:table-cell>
          <table:table-cell table:formula="of:=HEX2DEC(MID([.D9];4;2))" office:value-type="float" office:value="255">
            <text:p>255</text:p>
          </table:table-cell>
          <table:table-cell table:formula="of:=HEX2DEC(MID([.D9];6;2))" office:value-type="float" office:value="212">
            <text:p>2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zure</text:p>
          </table:table-cell>
          <table:table-cell office:value-type="string">
            <text:p>azure</text:p>
          </table:table-cell>
          <table:table-cell office:value-type="string">
            <text:p>#F0FFFF</text:p>
          </table:table-cell>
          <table:table-cell table:formula="of:=HEX2DEC(MID([.D10];2;2))" office:value-type="float" office:value="240">
            <text:p>240</text:p>
          </table:table-cell>
          <table:table-cell table:formula="of:=HEX2DEC(MID([.D10];4;2))" office:value-type="float" office:value="255">
            <text:p>255</text:p>
          </table:table-cell>
          <table:table-cell table:formula="of:=HEX2DEC(MID([.D10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ige</text:p>
          </table:table-cell>
          <table:table-cell office:value-type="string">
            <text:p>beige</text:p>
          </table:table-cell>
          <table:table-cell office:value-type="string">
            <text:p>#F5F5DC</text:p>
          </table:table-cell>
          <table:table-cell table:formula="of:=HEX2DEC(MID([.D11];2;2))" office:value-type="float" office:value="245">
            <text:p>245</text:p>
          </table:table-cell>
          <table:table-cell table:formula="of:=HEX2DEC(MID([.D11];4;2))" office:value-type="float" office:value="245">
            <text:p>245</text:p>
          </table:table-cell>
          <table:table-cell table:formula="of:=HEX2DEC(MID([.D11];6;2))" office:value-type="float" office:value="220">
            <text:p>2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isque</text:p>
          </table:table-cell>
          <table:table-cell office:value-type="string">
            <text:p>bisque</text:p>
          </table:table-cell>
          <table:table-cell office:value-type="string">
            <text:p>#FFE4C4</text:p>
          </table:table-cell>
          <table:table-cell table:formula="of:=HEX2DEC(MID([.D12];2;2))" office:value-type="float" office:value="255">
            <text:p>255</text:p>
          </table:table-cell>
          <table:table-cell table:formula="of:=HEX2DEC(MID([.D12];4;2))" office:value-type="float" office:value="228">
            <text:p>228</text:p>
          </table:table-cell>
          <table:table-cell table:formula="of:=HEX2DEC(MID([.D12];6;2))" office:value-type="float" office:value="196">
            <text:p>19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ack</text:p>
          </table:table-cell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D13];2;2))" office:value-type="float" office:value="0">
            <text:p>0</text:p>
          </table:table-cell>
          <table:table-cell table:formula="of:=HEX2DEC(MID([.D13];4;2))" office:value-type="float" office:value="0">
            <text:p>0</text:p>
          </table:table-cell>
          <table:table-cell table:formula="of:=HEX2DEC(MID([.D13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anched Almond</text:p>
          </table:table-cell>
          <table:table-cell office:value-type="string">
            <text:p>blanchedalmond</text:p>
          </table:table-cell>
          <table:table-cell office:value-type="string">
            <text:p>#FFEBCD</text:p>
          </table:table-cell>
          <table:table-cell table:formula="of:=HEX2DEC(MID([.D14];2;2))" office:value-type="float" office:value="255">
            <text:p>255</text:p>
          </table:table-cell>
          <table:table-cell table:formula="of:=HEX2DEC(MID([.D14];4;2))" office:value-type="float" office:value="235">
            <text:p>235</text:p>
          </table:table-cell>
          <table:table-cell table:formula="of:=HEX2DEC(MID([.D14];6;2))" office:value-type="float" office:value="205">
            <text:p>2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ue</text:p>
          </table:table-cell>
          <table:table-cell office:value-type="string">
            <text:p>blue</text:p>
          </table:table-cell>
          <table:table-cell office:value-type="string">
            <text:p>#0000FF</text:p>
          </table:table-cell>
          <table:table-cell table:formula="of:=HEX2DEC(MID([.D15];2;2))" office:value-type="float" office:value="0">
            <text:p>0</text:p>
          </table:table-cell>
          <table:table-cell table:formula="of:=HEX2DEC(MID([.D15];4;2))" office:value-type="float" office:value="0">
            <text:p>0</text:p>
          </table:table-cell>
          <table:table-cell table:formula="of:=HEX2DEC(MID([.D15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ue Violet</text:p>
          </table:table-cell>
          <table:table-cell office:value-type="string">
            <text:p>blueviolet</text:p>
          </table:table-cell>
          <table:table-cell office:value-type="string">
            <text:p>#8A2BE2</text:p>
          </table:table-cell>
          <table:table-cell table:formula="of:=HEX2DEC(MID([.D16];2;2))" office:value-type="float" office:value="138">
            <text:p>138</text:p>
          </table:table-cell>
          <table:table-cell table:formula="of:=HEX2DEC(MID([.D16];4;2))" office:value-type="float" office:value="43">
            <text:p>43</text:p>
          </table:table-cell>
          <table:table-cell table:formula="of:=HEX2DEC(MID([.D16];6;2))" office:value-type="float" office:value="226">
            <text:p>2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own</text:p>
          </table:table-cell>
          <table:table-cell office:value-type="string">
            <text:p>brown</text:p>
          </table:table-cell>
          <table:table-cell office:value-type="string">
            <text:p>#A52A2A</text:p>
          </table:table-cell>
          <table:table-cell table:formula="of:=HEX2DEC(MID([.D17];2;2))" office:value-type="float" office:value="165">
            <text:p>165</text:p>
          </table:table-cell>
          <table:table-cell table:formula="of:=HEX2DEC(MID([.D17];4;2))" office:value-type="float" office:value="42">
            <text:p>42</text:p>
          </table:table-cell>
          <table:table-cell table:formula="of:=HEX2DEC(MID([.D17];6;2))" office:value-type="float" office:value="42">
            <text:p>4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urlywood</text:p>
          </table:table-cell>
          <table:table-cell office:value-type="string">
            <text:p>burlywood</text:p>
          </table:table-cell>
          <table:table-cell office:value-type="string">
            <text:p>#DEB887</text:p>
          </table:table-cell>
          <table:table-cell table:formula="of:=HEX2DEC(MID([.D18];2;2))" office:value-type="float" office:value="222">
            <text:p>222</text:p>
          </table:table-cell>
          <table:table-cell table:formula="of:=HEX2DEC(MID([.D18];4;2))" office:value-type="float" office:value="184">
            <text:p>184</text:p>
          </table:table-cell>
          <table:table-cell table:formula="of:=HEX2DEC(MID([.D18];6;2))" office:value-type="float" office:value="135">
            <text:p>1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et Blue</text:p>
          </table:table-cell>
          <table:table-cell office:value-type="string">
            <text:p>cadetblue</text:p>
          </table:table-cell>
          <table:table-cell office:value-type="string">
            <text:p>#5F9EA0</text:p>
          </table:table-cell>
          <table:table-cell table:formula="of:=HEX2DEC(MID([.D19];2;2))" office:value-type="float" office:value="95">
            <text:p>95</text:p>
          </table:table-cell>
          <table:table-cell table:formula="of:=HEX2DEC(MID([.D19];4;2))" office:value-type="float" office:value="158">
            <text:p>158</text:p>
          </table:table-cell>
          <table:table-cell table:formula="of:=HEX2DEC(MID([.D19];6;2))" office:value-type="float" office:value="160">
            <text:p>16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artreuse</text:p>
          </table:table-cell>
          <table:table-cell office:value-type="string">
            <text:p>chartreuse</text:p>
          </table:table-cell>
          <table:table-cell office:value-type="string">
            <text:p>#7FFF00</text:p>
          </table:table-cell>
          <table:table-cell table:formula="of:=HEX2DEC(MID([.D20];2;2))" office:value-type="float" office:value="127">
            <text:p>127</text:p>
          </table:table-cell>
          <table:table-cell table:formula="of:=HEX2DEC(MID([.D20];4;2))" office:value-type="float" office:value="255">
            <text:p>255</text:p>
          </table:table-cell>
          <table:table-cell table:formula="of:=HEX2DEC(MID([.D20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ocolate</text:p>
          </table:table-cell>
          <table:table-cell office:value-type="string">
            <text:p>chocolate</text:p>
          </table:table-cell>
          <table:table-cell office:value-type="string">
            <text:p>#D2691E</text:p>
          </table:table-cell>
          <table:table-cell table:formula="of:=HEX2DEC(MID([.D21];2;2))" office:value-type="float" office:value="210">
            <text:p>210</text:p>
          </table:table-cell>
          <table:table-cell table:formula="of:=HEX2DEC(MID([.D21];4;2))" office:value-type="float" office:value="105">
            <text:p>105</text:p>
          </table:table-cell>
          <table:table-cell table:formula="of:=HEX2DEC(MID([.D21];6;2))" office:value-type="float" office:value="30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ral</text:p>
          </table:table-cell>
          <table:table-cell office:value-type="string">
            <text:p>coral</text:p>
          </table:table-cell>
          <table:table-cell office:value-type="string">
            <text:p>#FF7F50</text:p>
          </table:table-cell>
          <table:table-cell table:formula="of:=HEX2DEC(MID([.D22];2;2))" office:value-type="float" office:value="255">
            <text:p>255</text:p>
          </table:table-cell>
          <table:table-cell table:formula="of:=HEX2DEC(MID([.D22];4;2))" office:value-type="float" office:value="127">
            <text:p>127</text:p>
          </table:table-cell>
          <table:table-cell table:formula="of:=HEX2DEC(MID([.D22];6;2))"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rnflower</text:p>
          </table:table-cell>
          <table:table-cell office:value-type="string">
            <text:p>cornflowerblue</text:p>
          </table:table-cell>
          <table:table-cell office:value-type="string">
            <text:p>#6495ED</text:p>
          </table:table-cell>
          <table:table-cell table:formula="of:=HEX2DEC(MID([.D23];2;2))" office:value-type="float" office:value="100">
            <text:p>100</text:p>
          </table:table-cell>
          <table:table-cell table:formula="of:=HEX2DEC(MID([.D23];4;2))" office:value-type="float" office:value="149">
            <text:p>149</text:p>
          </table:table-cell>
          <table:table-cell table:formula="of:=HEX2DEC(MID([.D23];6;2))"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rnsilk</text:p>
          </table:table-cell>
          <table:table-cell office:value-type="string">
            <text:p>cornsilk</text:p>
          </table:table-cell>
          <table:table-cell office:value-type="string">
            <text:p>#FFF8DC</text:p>
          </table:table-cell>
          <table:table-cell table:formula="of:=HEX2DEC(MID([.D24];2;2))" office:value-type="float" office:value="255">
            <text:p>255</text:p>
          </table:table-cell>
          <table:table-cell table:formula="of:=HEX2DEC(MID([.D24];4;2))" office:value-type="float" office:value="248">
            <text:p>248</text:p>
          </table:table-cell>
          <table:table-cell table:formula="of:=HEX2DEC(MID([.D24];6;2))" office:value-type="float" office:value="220">
            <text:p>2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imson</text:p>
          </table:table-cell>
          <table:table-cell office:value-type="string">
            <text:p>crimson</text:p>
          </table:table-cell>
          <table:table-cell office:value-type="string">
            <text:p>#DC143C</text:p>
          </table:table-cell>
          <table:table-cell table:formula="of:=HEX2DEC(MID([.D25];2;2))" office:value-type="float" office:value="220">
            <text:p>220</text:p>
          </table:table-cell>
          <table:table-cell table:formula="of:=HEX2DEC(MID([.D25];4;2))" office:value-type="float" office:value="20">
            <text:p>20</text:p>
          </table:table-cell>
          <table:table-cell table:formula="of:=HEX2DEC(MID([.D25];6;2))" office:value-type="float" office:value="60">
            <text:p>6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Blue</text:p>
          </table:table-cell>
          <table:table-cell office:value-type="string">
            <text:p>darkblue</text:p>
          </table:table-cell>
          <table:table-cell office:value-type="string">
            <text:p>#00008B</text:p>
          </table:table-cell>
          <table:table-cell table:formula="of:=HEX2DEC(MID([.D26];2;2))" office:value-type="float" office:value="0">
            <text:p>0</text:p>
          </table:table-cell>
          <table:table-cell table:formula="of:=HEX2DEC(MID([.D26];4;2))" office:value-type="float" office:value="0">
            <text:p>0</text:p>
          </table:table-cell>
          <table:table-cell table:formula="of:=HEX2DEC(MID([.D26];6;2))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Cyan</text:p>
          </table:table-cell>
          <table:table-cell office:value-type="string">
            <text:p>darkcyan</text:p>
          </table:table-cell>
          <table:table-cell office:value-type="string">
            <text:p>#008B8B</text:p>
          </table:table-cell>
          <table:table-cell table:formula="of:=HEX2DEC(MID([.D27];2;2))" office:value-type="float" office:value="0">
            <text:p>0</text:p>
          </table:table-cell>
          <table:table-cell table:formula="of:=HEX2DEC(MID([.D27];4;2))" office:value-type="float" office:value="139">
            <text:p>139</text:p>
          </table:table-cell>
          <table:table-cell table:formula="of:=HEX2DEC(MID([.D27];6;2))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Goldenrod</text:p>
          </table:table-cell>
          <table:table-cell office:value-type="string">
            <text:p>darkgoldenrod</text:p>
          </table:table-cell>
          <table:table-cell office:value-type="string">
            <text:p>#B8860B</text:p>
          </table:table-cell>
          <table:table-cell table:formula="of:=HEX2DEC(MID([.D28];2;2))" office:value-type="float" office:value="184">
            <text:p>184</text:p>
          </table:table-cell>
          <table:table-cell table:formula="of:=HEX2DEC(MID([.D28];4;2))" office:value-type="float" office:value="134">
            <text:p>134</text:p>
          </table:table-cell>
          <table:table-cell table:formula="of:=HEX2DEC(MID([.D28];6;2))" office:value-type="float" office:value="11">
            <text:p>11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ark Gray,</text:p>
            <text:p>Dark Grey</text:p>
          </table:table-cell>
          <table:table-cell office:value-type="string">
            <text:p>darkgray,</text:p>
            <text:p>darkgrey</text:p>
          </table:table-cell>
          <table:table-cell office:value-type="string">
            <text:p>#A9A9A9</text:p>
          </table:table-cell>
          <table:table-cell table:formula="of:=HEX2DEC(MID([.D29];2;2))" office:value-type="float" office:value="169">
            <text:p>169</text:p>
          </table:table-cell>
          <table:table-cell table:formula="of:=HEX2DEC(MID([.D29];4;2))" office:value-type="float" office:value="169">
            <text:p>169</text:p>
          </table:table-cell>
          <table:table-cell table:formula="of:=HEX2DEC(MID([.D29];6;2))" office:value-type="float" office:value="169">
            <text:p>16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Green</text:p>
          </table:table-cell>
          <table:table-cell office:value-type="string">
            <text:p>darkgreen</text:p>
          </table:table-cell>
          <table:table-cell office:value-type="string">
            <text:p>#006400</text:p>
          </table:table-cell>
          <table:table-cell table:formula="of:=HEX2DEC(MID([.D30];2;2))" office:value-type="float" office:value="0">
            <text:p>0</text:p>
          </table:table-cell>
          <table:table-cell table:formula="of:=HEX2DEC(MID([.D30];4;2))" office:value-type="float" office:value="100">
            <text:p>100</text:p>
          </table:table-cell>
          <table:table-cell table:formula="of:=HEX2DEC(MID([.D30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Khaki</text:p>
          </table:table-cell>
          <table:table-cell office:value-type="string">
            <text:p>darkkhaki</text:p>
          </table:table-cell>
          <table:table-cell office:value-type="string">
            <text:p>#BDB76B</text:p>
          </table:table-cell>
          <table:table-cell table:formula="of:=HEX2DEC(MID([.D31];2;2))" office:value-type="float" office:value="189">
            <text:p>189</text:p>
          </table:table-cell>
          <table:table-cell table:formula="of:=HEX2DEC(MID([.D31];4;2))" office:value-type="float" office:value="183">
            <text:p>183</text:p>
          </table:table-cell>
          <table:table-cell table:formula="of:=HEX2DEC(MID([.D31];6;2))" office:value-type="float" office:value="107">
            <text:p>10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Magenta</text:p>
          </table:table-cell>
          <table:table-cell office:value-type="string">
            <text:p>darkmagenta</text:p>
          </table:table-cell>
          <table:table-cell office:value-type="string">
            <text:p>#8B008B</text:p>
          </table:table-cell>
          <table:table-cell table:formula="of:=HEX2DEC(MID([.D32];2;2))" office:value-type="float" office:value="139">
            <text:p>139</text:p>
          </table:table-cell>
          <table:table-cell table:formula="of:=HEX2DEC(MID([.D32];4;2))" office:value-type="float" office:value="0">
            <text:p>0</text:p>
          </table:table-cell>
          <table:table-cell table:formula="of:=HEX2DEC(MID([.D32];6;2))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Olive Green</text:p>
          </table:table-cell>
          <table:table-cell office:value-type="string">
            <text:p>darkolivegreen</text:p>
          </table:table-cell>
          <table:table-cell office:value-type="string">
            <text:p>#556B2F</text:p>
          </table:table-cell>
          <table:table-cell table:formula="of:=HEX2DEC(MID([.D33];2;2))" office:value-type="float" office:value="85">
            <text:p>85</text:p>
          </table:table-cell>
          <table:table-cell table:formula="of:=HEX2DEC(MID([.D33];4;2))" office:value-type="float" office:value="107">
            <text:p>107</text:p>
          </table:table-cell>
          <table:table-cell table:formula="of:=HEX2DEC(MID([.D33];6;2))" office:value-type="float" office:value="47">
            <text:p>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Orange</text:p>
          </table:table-cell>
          <table:table-cell office:value-type="string">
            <text:p>darkorange</text:p>
          </table:table-cell>
          <table:table-cell office:value-type="string">
            <text:p>#FF8C00</text:p>
          </table:table-cell>
          <table:table-cell table:formula="of:=HEX2DEC(MID([.D34];2;2))" office:value-type="float" office:value="255">
            <text:p>255</text:p>
          </table:table-cell>
          <table:table-cell table:formula="of:=HEX2DEC(MID([.D34];4;2))" office:value-type="float" office:value="140">
            <text:p>140</text:p>
          </table:table-cell>
          <table:table-cell table:formula="of:=HEX2DEC(MID([.D34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Orchid</text:p>
          </table:table-cell>
          <table:table-cell office:value-type="string">
            <text:p>darkorchid</text:p>
          </table:table-cell>
          <table:table-cell office:value-type="string">
            <text:p>#9932CC</text:p>
          </table:table-cell>
          <table:table-cell table:formula="of:=HEX2DEC(MID([.D35];2;2))" office:value-type="float" office:value="153">
            <text:p>153</text:p>
          </table:table-cell>
          <table:table-cell table:formula="of:=HEX2DEC(MID([.D35];4;2))" office:value-type="float" office:value="50">
            <text:p>50</text:p>
          </table:table-cell>
          <table:table-cell table:formula="of:=HEX2DEC(MID([.D35];6;2))" office:value-type="float" office:value="204">
            <text:p>20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Red</text:p>
          </table:table-cell>
          <table:table-cell office:value-type="string">
            <text:p>darkred</text:p>
          </table:table-cell>
          <table:table-cell office:value-type="string">
            <text:p>#8B0000</text:p>
          </table:table-cell>
          <table:table-cell table:formula="of:=HEX2DEC(MID([.D36];2;2))" office:value-type="float" office:value="139">
            <text:p>139</text:p>
          </table:table-cell>
          <table:table-cell table:formula="of:=HEX2DEC(MID([.D36];4;2))" office:value-type="float" office:value="0">
            <text:p>0</text:p>
          </table:table-cell>
          <table:table-cell table:formula="of:=HEX2DEC(MID([.D36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Salmon</text:p>
          </table:table-cell>
          <table:table-cell office:value-type="string">
            <text:p>darksalmon</text:p>
          </table:table-cell>
          <table:table-cell office:value-type="string">
            <text:p>#E9967A</text:p>
          </table:table-cell>
          <table:table-cell table:formula="of:=HEX2DEC(MID([.D37];2;2))" office:value-type="float" office:value="233">
            <text:p>233</text:p>
          </table:table-cell>
          <table:table-cell table:formula="of:=HEX2DEC(MID([.D37];4;2))" office:value-type="float" office:value="150">
            <text:p>150</text:p>
          </table:table-cell>
          <table:table-cell table:formula="of:=HEX2DEC(MID([.D37];6;2))" office:value-type="float" office:value="122">
            <text:p>1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Sea Green</text:p>
          </table:table-cell>
          <table:table-cell office:value-type="string">
            <text:p>darkseagreen</text:p>
          </table:table-cell>
          <table:table-cell office:value-type="string">
            <text:p>#8FBC8F</text:p>
          </table:table-cell>
          <table:table-cell table:formula="of:=HEX2DEC(MID([.D38];2;2))" office:value-type="float" office:value="143">
            <text:p>143</text:p>
          </table:table-cell>
          <table:table-cell table:formula="of:=HEX2DEC(MID([.D38];4;2))" office:value-type="float" office:value="188">
            <text:p>188</text:p>
          </table:table-cell>
          <table:table-cell table:formula="of:=HEX2DEC(MID([.D38];6;2))" office:value-type="float" office:value="143">
            <text:p>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Slate Blue</text:p>
          </table:table-cell>
          <table:table-cell office:value-type="string">
            <text:p>darkslatenblue</text:p>
          </table:table-cell>
          <table:table-cell office:value-type="string">
            <text:p>#483D8B</text:p>
          </table:table-cell>
          <table:table-cell table:formula="of:=HEX2DEC(MID([.D39];2;2))" office:value-type="float" office:value="72">
            <text:p>72</text:p>
          </table:table-cell>
          <table:table-cell table:formula="of:=HEX2DEC(MID([.D39];4;2))" office:value-type="float" office:value="61">
            <text:p>61</text:p>
          </table:table-cell>
          <table:table-cell table:formula="of:=HEX2DEC(MID([.D39];6;2))" office:value-type="float" office:value="139">
            <text:p>139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ark Slate Gray,</text:p>
            <text:p>Dark Slate Grey</text:p>
          </table:table-cell>
          <table:table-cell office:value-type="string">
            <text:p>darkslategray,</text:p>
            <text:p>darkslategrey</text:p>
          </table:table-cell>
          <table:table-cell office:value-type="string">
            <text:p>#2F4F4F</text:p>
          </table:table-cell>
          <table:table-cell table:formula="of:=HEX2DEC(MID([.D40];2;2))" office:value-type="float" office:value="47">
            <text:p>47</text:p>
          </table:table-cell>
          <table:table-cell table:formula="of:=HEX2DEC(MID([.D40];4;2))" office:value-type="float" office:value="79">
            <text:p>79</text:p>
          </table:table-cell>
          <table:table-cell table:formula="of:=HEX2DEC(MID([.D40];6;2))" office:value-type="float" office:value="79">
            <text:p>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Turquoise</text:p>
          </table:table-cell>
          <table:table-cell office:value-type="string">
            <text:p>darkturquoise</text:p>
          </table:table-cell>
          <table:table-cell office:value-type="string">
            <text:p>#00CED1</text:p>
          </table:table-cell>
          <table:table-cell table:formula="of:=HEX2DEC(MID([.D41];2;2))" office:value-type="float" office:value="0">
            <text:p>0</text:p>
          </table:table-cell>
          <table:table-cell table:formula="of:=HEX2DEC(MID([.D41];4;2))" office:value-type="float" office:value="206">
            <text:p>206</text:p>
          </table:table-cell>
          <table:table-cell table:formula="of:=HEX2DEC(MID([.D41];6;2))"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Violet</text:p>
          </table:table-cell>
          <table:table-cell office:value-type="string">
            <text:p>darkviolet</text:p>
          </table:table-cell>
          <table:table-cell office:value-type="string">
            <text:p>#9400D3</text:p>
          </table:table-cell>
          <table:table-cell table:formula="of:=HEX2DEC(MID([.D42];2;2))" office:value-type="float" office:value="148">
            <text:p>148</text:p>
          </table:table-cell>
          <table:table-cell table:formula="of:=HEX2DEC(MID([.D42];4;2))" office:value-type="float" office:value="0">
            <text:p>0</text:p>
          </table:table-cell>
          <table:table-cell table:formula="of:=HEX2DEC(MID([.D42];6;2))"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ep Pink</text:p>
          </table:table-cell>
          <table:table-cell office:value-type="string">
            <text:p>deeppink</text:p>
          </table:table-cell>
          <table:table-cell office:value-type="string">
            <text:p>#FF1493</text:p>
          </table:table-cell>
          <table:table-cell table:formula="of:=HEX2DEC(MID([.D43];2;2))" office:value-type="float" office:value="255">
            <text:p>255</text:p>
          </table:table-cell>
          <table:table-cell table:formula="of:=HEX2DEC(MID([.D43];4;2))" office:value-type="float" office:value="20">
            <text:p>20</text:p>
          </table:table-cell>
          <table:table-cell table:formula="of:=HEX2DEC(MID([.D43];6;2))"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ep Sky Blue</text:p>
          </table:table-cell>
          <table:table-cell office:value-type="string">
            <text:p>deepskyblue</text:p>
          </table:table-cell>
          <table:table-cell office:value-type="string">
            <text:p>#00BFFF</text:p>
          </table:table-cell>
          <table:table-cell table:formula="of:=HEX2DEC(MID([.D44];2;2))" office:value-type="float" office:value="0">
            <text:p>0</text:p>
          </table:table-cell>
          <table:table-cell table:formula="of:=HEX2DEC(MID([.D44];4;2))" office:value-type="float" office:value="191">
            <text:p>191</text:p>
          </table:table-cell>
          <table:table-cell table:formula="of:=HEX2DEC(MID([.D44];6;2))" office:value-type="float" office:value="255">
            <text:p>255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im Gray</text:p>
            <text:p>Dim Grey</text:p>
          </table:table-cell>
          <table:table-cell office:value-type="string">
            <text:p>dimgray</text:p>
            <text:p>dimgrey</text:p>
          </table:table-cell>
          <table:table-cell office:value-type="string">
            <text:p>#696969</text:p>
          </table:table-cell>
          <table:table-cell table:formula="of:=HEX2DEC(MID([.D45];2;2))" office:value-type="float" office:value="105">
            <text:p>105</text:p>
          </table:table-cell>
          <table:table-cell table:formula="of:=HEX2DEC(MID([.D45];4;2))" office:value-type="float" office:value="105">
            <text:p>105</text:p>
          </table:table-cell>
          <table:table-cell table:formula="of:=HEX2DEC(MID([.D45];6;2))" office:value-type="float" office:value="105">
            <text:p>1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dger Blue</text:p>
          </table:table-cell>
          <table:table-cell office:value-type="string">
            <text:p>dodgerblue</text:p>
          </table:table-cell>
          <table:table-cell office:value-type="string">
            <text:p>#1E90FF</text:p>
          </table:table-cell>
          <table:table-cell table:formula="of:=HEX2DEC(MID([.D46];2;2))" office:value-type="float" office:value="30">
            <text:p>30</text:p>
          </table:table-cell>
          <table:table-cell table:formula="of:=HEX2DEC(MID([.D46];4;2))" office:value-type="float" office:value="144">
            <text:p>144</text:p>
          </table:table-cell>
          <table:table-cell table:formula="of:=HEX2DEC(MID([.D46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irebrick</text:p>
          </table:table-cell>
          <table:table-cell office:value-type="string">
            <text:p>firebrick</text:p>
          </table:table-cell>
          <table:table-cell office:value-type="string">
            <text:p>#B22222</text:p>
          </table:table-cell>
          <table:table-cell table:formula="of:=HEX2DEC(MID([.D47];2;2))" office:value-type="float" office:value="178">
            <text:p>178</text:p>
          </table:table-cell>
          <table:table-cell table:formula="of:=HEX2DEC(MID([.D47];4;2))" office:value-type="float" office:value="34">
            <text:p>34</text:p>
          </table:table-cell>
          <table:table-cell table:formula="of:=HEX2DEC(MID([.D47];6;2))" office:value-type="float" office:value="34">
            <text:p>3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loral White</text:p>
          </table:table-cell>
          <table:table-cell office:value-type="string">
            <text:p>floralwhite</text:p>
          </table:table-cell>
          <table:table-cell office:value-type="string">
            <text:p>#FFFAF0</text:p>
          </table:table-cell>
          <table:table-cell table:formula="of:=HEX2DEC(MID([.D48];2;2))" office:value-type="float" office:value="255">
            <text:p>255</text:p>
          </table:table-cell>
          <table:table-cell table:formula="of:=HEX2DEC(MID([.D48];4;2))" office:value-type="float" office:value="250">
            <text:p>250</text:p>
          </table:table-cell>
          <table:table-cell table:formula="of:=HEX2DEC(MID([.D48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orest Green</text:p>
          </table:table-cell>
          <table:table-cell office:value-type="string">
            <text:p>forestgreen</text:p>
          </table:table-cell>
          <table:table-cell office:value-type="string">
            <text:p>#228B22</text:p>
          </table:table-cell>
          <table:table-cell table:formula="of:=HEX2DEC(MID([.D49];2;2))" office:value-type="float" office:value="34">
            <text:p>34</text:p>
          </table:table-cell>
          <table:table-cell table:formula="of:=HEX2DEC(MID([.D49];4;2))" office:value-type="float" office:value="139">
            <text:p>139</text:p>
          </table:table-cell>
          <table:table-cell table:formula="of:=HEX2DEC(MID([.D49];6;2))"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Fuchsia,</text:p>
            <text:p>Magenta</text:p>
          </table:table-cell>
          <table:table-cell office:value-type="string">
            <text:p>fuchsia,</text:p>
            <text:p>magenta</text:p>
          </table:table-cell>
          <table:table-cell office:value-type="string">
            <text:p>#FF00FF</text:p>
          </table:table-cell>
          <table:table-cell table:formula="of:=HEX2DEC(MID([.D50];2;2))" office:value-type="float" office:value="255">
            <text:p>255</text:p>
          </table:table-cell>
          <table:table-cell table:formula="of:=HEX2DEC(MID([.D50];4;2))" office:value-type="float" office:value="0">
            <text:p>0</text:p>
          </table:table-cell>
          <table:table-cell table:formula="of:=HEX2DEC(MID([.D50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ainsboro</text:p>
          </table:table-cell>
          <table:table-cell office:value-type="string">
            <text:p>gainsboro</text:p>
          </table:table-cell>
          <table:table-cell office:value-type="string">
            <text:p>#DCDCDC</text:p>
          </table:table-cell>
          <table:table-cell table:formula="of:=HEX2DEC(MID([.D51];2;2))" office:value-type="float" office:value="220">
            <text:p>220</text:p>
          </table:table-cell>
          <table:table-cell table:formula="of:=HEX2DEC(MID([.D51];4;2))" office:value-type="float" office:value="220">
            <text:p>220</text:p>
          </table:table-cell>
          <table:table-cell table:formula="of:=HEX2DEC(MID([.D51];6;2))" office:value-type="float" office:value="220">
            <text:p>2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ost White</text:p>
          </table:table-cell>
          <table:table-cell office:value-type="string">
            <text:p>ghostwhite</text:p>
          </table:table-cell>
          <table:table-cell office:value-type="string">
            <text:p>#F8F8FF</text:p>
          </table:table-cell>
          <table:table-cell table:formula="of:=HEX2DEC(MID([.D52];2;2))" office:value-type="float" office:value="248">
            <text:p>248</text:p>
          </table:table-cell>
          <table:table-cell table:formula="of:=HEX2DEC(MID([.D52];4;2))" office:value-type="float" office:value="248">
            <text:p>248</text:p>
          </table:table-cell>
          <table:table-cell table:formula="of:=HEX2DEC(MID([.D52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old</text:p>
          </table:table-cell>
          <table:table-cell office:value-type="string">
            <text:p>gold</text:p>
          </table:table-cell>
          <table:table-cell office:value-type="string">
            <text:p>#FFD700</text:p>
          </table:table-cell>
          <table:table-cell table:formula="of:=HEX2DEC(MID([.D53];2;2))" office:value-type="float" office:value="255">
            <text:p>255</text:p>
          </table:table-cell>
          <table:table-cell table:formula="of:=HEX2DEC(MID([.D53];4;2))" office:value-type="float" office:value="215">
            <text:p>215</text:p>
          </table:table-cell>
          <table:table-cell table:formula="of:=HEX2DEC(MID([.D53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oldenrod</text:p>
          </table:table-cell>
          <table:table-cell office:value-type="string">
            <text:p>goldenrod</text:p>
          </table:table-cell>
          <table:table-cell office:value-type="string">
            <text:p>#DAA520</text:p>
          </table:table-cell>
          <table:table-cell table:formula="of:=HEX2DEC(MID([.D54];2;2))" office:value-type="float" office:value="218">
            <text:p>218</text:p>
          </table:table-cell>
          <table:table-cell table:formula="of:=HEX2DEC(MID([.D54];4;2))" office:value-type="float" office:value="165">
            <text:p>165</text:p>
          </table:table-cell>
          <table:table-cell table:formula="of:=HEX2DEC(MID([.D54];6;2))" office:value-type="float" office:value="32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ay</text:p>
          </table:table-cell>
          <table:table-cell/>
          <table:table-cell office:value-type="string">
            <text:p>#BEBEBE</text:p>
          </table:table-cell>
          <table:table-cell table:formula="of:=HEX2DEC(MID([.D55];2;2))" office:value-type="float" office:value="190">
            <text:p>190</text:p>
          </table:table-cell>
          <table:table-cell table:formula="of:=HEX2DEC(MID([.D55];4;2))" office:value-type="float" office:value="190">
            <text:p>190</text:p>
          </table:table-cell>
          <table:table-cell table:formula="of:=HEX2DEC(MID([.D55];6;2))" office:value-type="float" office:value="190">
            <text:p>190</text:p>
          </table:table-cell>
          <table:table-cell table:number-columns-repeated="1017"/>
        </table:table-row>
        <table:table-row table:style-name="ro3">
          <table:table-cell/>
          <table:table-cell table:style-name="Default"/>
          <table:table-cell office:value-type="string">
            <text:p>gray,</text:p>
            <text:p>grey</text:p>
          </table:table-cell>
          <table:table-cell office:value-type="string">
            <text:p>#808080</text:p>
          </table:table-cell>
          <table:table-cell table:formula="of:=HEX2DEC(MID([.D56];2;2))" office:value-type="float" office:value="128">
            <text:p>128</text:p>
          </table:table-cell>
          <table:table-cell table:formula="of:=HEX2DEC(MID([.D56];4;2))" office:value-type="float" office:value="128">
            <text:p>128</text:p>
          </table:table-cell>
          <table:table-cell table:formula="of:=HEX2DEC(MID([.D56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green</text:p>
          </table:table-cell>
          <table:table-cell office:value-type="string">
            <text:p>#008000</text:p>
          </table:table-cell>
          <table:table-cell table:formula="of:=HEX2DEC(MID([.D57];2;2))" office:value-type="float" office:value="0">
            <text:p>0</text:p>
          </table:table-cell>
          <table:table-cell table:formula="of:=HEX2DEC(MID([.D57];4;2))" office:value-type="float" office:value="128">
            <text:p>128</text:p>
          </table:table-cell>
          <table:table-cell table:formula="of:=HEX2DEC(MID([.D57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een Yellow</text:p>
          </table:table-cell>
          <table:table-cell office:value-type="string">
            <text:p>greenyellow</text:p>
          </table:table-cell>
          <table:table-cell office:value-type="string">
            <text:p>#ADFF2F</text:p>
          </table:table-cell>
          <table:table-cell table:formula="of:=HEX2DEC(MID([.D58];2;2))" office:value-type="float" office:value="173">
            <text:p>173</text:p>
          </table:table-cell>
          <table:table-cell table:formula="of:=HEX2DEC(MID([.D58];4;2))" office:value-type="float" office:value="255">
            <text:p>255</text:p>
          </table:table-cell>
          <table:table-cell table:formula="of:=HEX2DEC(MID([.D58];6;2))" office:value-type="float" office:value="47">
            <text:p>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oneydew</text:p>
          </table:table-cell>
          <table:table-cell office:value-type="string">
            <text:p>honeydew</text:p>
          </table:table-cell>
          <table:table-cell office:value-type="string">
            <text:p>#F0FFF0</text:p>
          </table:table-cell>
          <table:table-cell table:formula="of:=HEX2DEC(MID([.D59];2;2))" office:value-type="float" office:value="240">
            <text:p>240</text:p>
          </table:table-cell>
          <table:table-cell table:formula="of:=HEX2DEC(MID([.D59];4;2))" office:value-type="float" office:value="255">
            <text:p>255</text:p>
          </table:table-cell>
          <table:table-cell table:formula="of:=HEX2DEC(MID([.D59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ot Pink</text:p>
          </table:table-cell>
          <table:table-cell office:value-type="string">
            <text:p>hotpink</text:p>
          </table:table-cell>
          <table:table-cell office:value-type="string">
            <text:p>#FF69B4</text:p>
          </table:table-cell>
          <table:table-cell table:formula="of:=HEX2DEC(MID([.D60];2;2))" office:value-type="float" office:value="255">
            <text:p>255</text:p>
          </table:table-cell>
          <table:table-cell table:formula="of:=HEX2DEC(MID([.D60];4;2))" office:value-type="float" office:value="105">
            <text:p>105</text:p>
          </table:table-cell>
          <table:table-cell table:formula="of:=HEX2DEC(MID([.D60];6;2))" office:value-type="float" office:value="180">
            <text:p>1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ndian Red</text:p>
          </table:table-cell>
          <table:table-cell office:value-type="string">
            <text:p>indianred</text:p>
          </table:table-cell>
          <table:table-cell office:value-type="string">
            <text:p>#CD5C5C</text:p>
          </table:table-cell>
          <table:table-cell table:formula="of:=HEX2DEC(MID([.D61];2;2))" office:value-type="float" office:value="205">
            <text:p>205</text:p>
          </table:table-cell>
          <table:table-cell table:formula="of:=HEX2DEC(MID([.D61];4;2))" office:value-type="float" office:value="92">
            <text:p>92</text:p>
          </table:table-cell>
          <table:table-cell table:formula="of:=HEX2DEC(MID([.D61];6;2))" office:value-type="float" office:value="92">
            <text:p>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ndigo</text:p>
          </table:table-cell>
          <table:table-cell office:value-type="string">
            <text:p>indigo</text:p>
          </table:table-cell>
          <table:table-cell office:value-type="string">
            <text:p>#4B0082</text:p>
          </table:table-cell>
          <table:table-cell table:formula="of:=HEX2DEC(MID([.D62];2;2))" office:value-type="float" office:value="75">
            <text:p>75</text:p>
          </table:table-cell>
          <table:table-cell table:formula="of:=HEX2DEC(MID([.D62];4;2))" office:value-type="float" office:value="0">
            <text:p>0</text:p>
          </table:table-cell>
          <table:table-cell table:formula="of:=HEX2DEC(MID([.D62];6;2))" office:value-type="float" office:value="130">
            <text:p>1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vory</text:p>
          </table:table-cell>
          <table:table-cell office:value-type="string">
            <text:p>ivory</text:p>
          </table:table-cell>
          <table:table-cell office:value-type="string">
            <text:p>#FFFFF0</text:p>
          </table:table-cell>
          <table:table-cell table:formula="of:=HEX2DEC(MID([.D63];2;2))" office:value-type="float" office:value="255">
            <text:p>255</text:p>
          </table:table-cell>
          <table:table-cell table:formula="of:=HEX2DEC(MID([.D63];4;2))" office:value-type="float" office:value="255">
            <text:p>255</text:p>
          </table:table-cell>
          <table:table-cell table:formula="of:=HEX2DEC(MID([.D63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haki</text:p>
          </table:table-cell>
          <table:table-cell office:value-type="string">
            <text:p>khaki</text:p>
          </table:table-cell>
          <table:table-cell office:value-type="string">
            <text:p>#F0E68C</text:p>
          </table:table-cell>
          <table:table-cell table:formula="of:=HEX2DEC(MID([.D64];2;2))" office:value-type="float" office:value="240">
            <text:p>240</text:p>
          </table:table-cell>
          <table:table-cell table:formula="of:=HEX2DEC(MID([.D64];4;2))" office:value-type="float" office:value="230">
            <text:p>230</text:p>
          </table:table-cell>
          <table:table-cell table:formula="of:=HEX2DEC(MID([.D64];6;2))" office:value-type="float" office:value="140">
            <text:p>1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avender</text:p>
          </table:table-cell>
          <table:table-cell office:value-type="string">
            <text:p>lavender</text:p>
          </table:table-cell>
          <table:table-cell office:value-type="string">
            <text:p>#E6E6FA</text:p>
          </table:table-cell>
          <table:table-cell table:formula="of:=HEX2DEC(MID([.D65];2;2))" office:value-type="float" office:value="230">
            <text:p>230</text:p>
          </table:table-cell>
          <table:table-cell table:formula="of:=HEX2DEC(MID([.D65];4;2))" office:value-type="float" office:value="230">
            <text:p>230</text:p>
          </table:table-cell>
          <table:table-cell table:formula="of:=HEX2DEC(MID([.D65];6;2))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avender Blush</text:p>
          </table:table-cell>
          <table:table-cell office:value-type="string">
            <text:p>lavenderblush</text:p>
          </table:table-cell>
          <table:table-cell office:value-type="string">
            <text:p>#FFF0F5</text:p>
          </table:table-cell>
          <table:table-cell table:formula="of:=HEX2DEC(MID([.D66];2;2))" office:value-type="float" office:value="255">
            <text:p>255</text:p>
          </table:table-cell>
          <table:table-cell table:formula="of:=HEX2DEC(MID([.D66];4;2))" office:value-type="float" office:value="240">
            <text:p>240</text:p>
          </table:table-cell>
          <table:table-cell table:formula="of:=HEX2DEC(MID([.D66];6;2))" office:value-type="float" office:value="245">
            <text:p>24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awn Green</text:p>
          </table:table-cell>
          <table:table-cell office:value-type="string">
            <text:p>lawngreen</text:p>
          </table:table-cell>
          <table:table-cell office:value-type="string">
            <text:p>#7CFC00</text:p>
          </table:table-cell>
          <table:table-cell table:formula="of:=HEX2DEC(MID([.D67];2;2))" office:value-type="float" office:value="124">
            <text:p>124</text:p>
          </table:table-cell>
          <table:table-cell table:formula="of:=HEX2DEC(MID([.D67];4;2))" office:value-type="float" office:value="252">
            <text:p>252</text:p>
          </table:table-cell>
          <table:table-cell table:formula="of:=HEX2DEC(MID([.D67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emon Chiffon</text:p>
          </table:table-cell>
          <table:table-cell office:value-type="string">
            <text:p>lemonchiffon</text:p>
          </table:table-cell>
          <table:table-cell office:value-type="string">
            <text:p>#FFFACD</text:p>
          </table:table-cell>
          <table:table-cell table:formula="of:=HEX2DEC(MID([.D68];2;2))" office:value-type="float" office:value="255">
            <text:p>255</text:p>
          </table:table-cell>
          <table:table-cell table:formula="of:=HEX2DEC(MID([.D68];4;2))" office:value-type="float" office:value="250">
            <text:p>250</text:p>
          </table:table-cell>
          <table:table-cell table:formula="of:=HEX2DEC(MID([.D68];6;2))" office:value-type="float" office:value="205">
            <text:p>2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Blue</text:p>
          </table:table-cell>
          <table:table-cell office:value-type="string">
            <text:p>lightblue</text:p>
          </table:table-cell>
          <table:table-cell office:value-type="string">
            <text:p>#ADD8E6</text:p>
          </table:table-cell>
          <table:table-cell table:formula="of:=HEX2DEC(MID([.D69];2;2))" office:value-type="float" office:value="173">
            <text:p>173</text:p>
          </table:table-cell>
          <table:table-cell table:formula="of:=HEX2DEC(MID([.D69];4;2))" office:value-type="float" office:value="216">
            <text:p>216</text:p>
          </table:table-cell>
          <table:table-cell table:formula="of:=HEX2DEC(MID([.D69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Coral</text:p>
          </table:table-cell>
          <table:table-cell office:value-type="string">
            <text:p>lightcoral</text:p>
          </table:table-cell>
          <table:table-cell office:value-type="string">
            <text:p>#F08080</text:p>
          </table:table-cell>
          <table:table-cell table:formula="of:=HEX2DEC(MID([.D70];2;2))" office:value-type="float" office:value="240">
            <text:p>240</text:p>
          </table:table-cell>
          <table:table-cell table:formula="of:=HEX2DEC(MID([.D70];4;2))" office:value-type="float" office:value="128">
            <text:p>128</text:p>
          </table:table-cell>
          <table:table-cell table:formula="of:=HEX2DEC(MID([.D70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Cyan</text:p>
          </table:table-cell>
          <table:table-cell office:value-type="string">
            <text:p>lightcyan</text:p>
          </table:table-cell>
          <table:table-cell office:value-type="string">
            <text:p>#E0FFFF</text:p>
          </table:table-cell>
          <table:table-cell table:formula="of:=HEX2DEC(MID([.D71];2;2))" office:value-type="float" office:value="224">
            <text:p>224</text:p>
          </table:table-cell>
          <table:table-cell table:formula="of:=HEX2DEC(MID([.D71];4;2))" office:value-type="float" office:value="255">
            <text:p>255</text:p>
          </table:table-cell>
          <table:table-cell table:formula="of:=HEX2DEC(MID([.D71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Goldenrod</text:p>
          </table:table-cell>
          <table:table-cell office:value-type="string">
            <text:p>lightgoldenrodyellow</text:p>
          </table:table-cell>
          <table:table-cell office:value-type="string">
            <text:p>#FAFAD2</text:p>
          </table:table-cell>
          <table:table-cell table:formula="of:=HEX2DEC(MID([.D72];2;2))" office:value-type="float" office:value="250">
            <text:p>250</text:p>
          </table:table-cell>
          <table:table-cell table:formula="of:=HEX2DEC(MID([.D72];4;2))" office:value-type="float" office:value="250">
            <text:p>250</text:p>
          </table:table-cell>
          <table:table-cell table:formula="of:=HEX2DEC(MID([.D72];6;2))" office:value-type="float" office:value="210">
            <text:p>210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Light Gray</text:p>
          </table:table-cell>
          <table:table-cell office:value-type="string">
            <text:p>lightgray</text:p>
            <text:p>lightgrey</text:p>
          </table:table-cell>
          <table:table-cell office:value-type="string">
            <text:p>#D3D3D3</text:p>
          </table:table-cell>
          <table:table-cell table:formula="of:=HEX2DEC(MID([.D73];2;2))" office:value-type="float" office:value="211">
            <text:p>211</text:p>
          </table:table-cell>
          <table:table-cell table:formula="of:=HEX2DEC(MID([.D73];4;2))" office:value-type="float" office:value="211">
            <text:p>211</text:p>
          </table:table-cell>
          <table:table-cell table:formula="of:=HEX2DEC(MID([.D73];6;2))"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Green</text:p>
          </table:table-cell>
          <table:table-cell office:value-type="string">
            <text:p>lightgreen</text:p>
          </table:table-cell>
          <table:table-cell office:value-type="string">
            <text:p>#90EE90</text:p>
          </table:table-cell>
          <table:table-cell table:formula="of:=HEX2DEC(MID([.D74];2;2))" office:value-type="float" office:value="144">
            <text:p>144</text:p>
          </table:table-cell>
          <table:table-cell table:formula="of:=HEX2DEC(MID([.D74];4;2))" office:value-type="float" office:value="238">
            <text:p>238</text:p>
          </table:table-cell>
          <table:table-cell table:formula="of:=HEX2DEC(MID([.D74];6;2))" office:value-type="float" office:value="144">
            <text:p>14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Pink</text:p>
          </table:table-cell>
          <table:table-cell office:value-type="string">
            <text:p>lightpink</text:p>
          </table:table-cell>
          <table:table-cell office:value-type="string">
            <text:p>#FFB6C1</text:p>
          </table:table-cell>
          <table:table-cell table:formula="of:=HEX2DEC(MID([.D75];2;2))" office:value-type="float" office:value="255">
            <text:p>255</text:p>
          </table:table-cell>
          <table:table-cell table:formula="of:=HEX2DEC(MID([.D75];4;2))" office:value-type="float" office:value="182">
            <text:p>182</text:p>
          </table:table-cell>
          <table:table-cell table:formula="of:=HEX2DEC(MID([.D75];6;2))"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almon</text:p>
          </table:table-cell>
          <table:table-cell office:value-type="string">
            <text:p>lightsalmon</text:p>
          </table:table-cell>
          <table:table-cell office:value-type="string">
            <text:p>#FFA07A</text:p>
          </table:table-cell>
          <table:table-cell table:formula="of:=HEX2DEC(MID([.D76];2;2))" office:value-type="float" office:value="255">
            <text:p>255</text:p>
          </table:table-cell>
          <table:table-cell table:formula="of:=HEX2DEC(MID([.D76];4;2))" office:value-type="float" office:value="160">
            <text:p>160</text:p>
          </table:table-cell>
          <table:table-cell table:formula="of:=HEX2DEC(MID([.D76];6;2))" office:value-type="float" office:value="122">
            <text:p>1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ea Green</text:p>
          </table:table-cell>
          <table:table-cell office:value-type="string">
            <text:p>lightseagreen</text:p>
          </table:table-cell>
          <table:table-cell office:value-type="string">
            <text:p>#20B2AA</text:p>
          </table:table-cell>
          <table:table-cell table:formula="of:=HEX2DEC(MID([.D77];2;2))" office:value-type="float" office:value="32">
            <text:p>32</text:p>
          </table:table-cell>
          <table:table-cell table:formula="of:=HEX2DEC(MID([.D77];4;2))" office:value-type="float" office:value="178">
            <text:p>178</text:p>
          </table:table-cell>
          <table:table-cell table:formula="of:=HEX2DEC(MID([.D77];6;2))"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ky Blue</text:p>
          </table:table-cell>
          <table:table-cell office:value-type="string">
            <text:p>lightskyblue</text:p>
          </table:table-cell>
          <table:table-cell office:value-type="string">
            <text:p>#87CEFA</text:p>
          </table:table-cell>
          <table:table-cell table:formula="of:=HEX2DEC(MID([.D78];2;2))" office:value-type="float" office:value="135">
            <text:p>135</text:p>
          </table:table-cell>
          <table:table-cell table:formula="of:=HEX2DEC(MID([.D78];4;2))" office:value-type="float" office:value="206">
            <text:p>206</text:p>
          </table:table-cell>
          <table:table-cell table:formula="of:=HEX2DEC(MID([.D78];6;2))" office:value-type="float" office:value="250">
            <text:p>250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Light Slate Gray</text:p>
          </table:table-cell>
          <table:table-cell office:value-type="string">
            <text:p>lightslategray</text:p>
            <text:p>lightslategrey</text:p>
          </table:table-cell>
          <table:table-cell office:value-type="string">
            <text:p>#778899</text:p>
          </table:table-cell>
          <table:table-cell table:formula="of:=HEX2DEC(MID([.D79];2;2))" office:value-type="float" office:value="119">
            <text:p>119</text:p>
          </table:table-cell>
          <table:table-cell table:formula="of:=HEX2DEC(MID([.D79];4;2))" office:value-type="float" office:value="136">
            <text:p>136</text:p>
          </table:table-cell>
          <table:table-cell table:formula="of:=HEX2DEC(MID([.D79];6;2))" office:value-type="float" office:value="153">
            <text:p>15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teel Blue</text:p>
          </table:table-cell>
          <table:table-cell office:value-type="string">
            <text:p>lightsteelblue</text:p>
          </table:table-cell>
          <table:table-cell office:value-type="string">
            <text:p>#B0C4DE</text:p>
          </table:table-cell>
          <table:table-cell table:formula="of:=HEX2DEC(MID([.D80];2;2))" office:value-type="float" office:value="176">
            <text:p>176</text:p>
          </table:table-cell>
          <table:table-cell table:formula="of:=HEX2DEC(MID([.D80];4;2))" office:value-type="float" office:value="196">
            <text:p>196</text:p>
          </table:table-cell>
          <table:table-cell table:formula="of:=HEX2DEC(MID([.D80];6;2))" office:value-type="float" office:value="222">
            <text:p>2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Yellow</text:p>
          </table:table-cell>
          <table:table-cell office:value-type="string">
            <text:p>lightyellow</text:p>
          </table:table-cell>
          <table:table-cell office:value-type="string">
            <text:p>#FFFFE0</text:p>
          </table:table-cell>
          <table:table-cell table:formula="of:=HEX2DEC(MID([.D81];2;2))" office:value-type="float" office:value="255">
            <text:p>255</text:p>
          </table:table-cell>
          <table:table-cell table:formula="of:=HEX2DEC(MID([.D81];4;2))" office:value-type="float" office:value="255">
            <text:p>255</text:p>
          </table:table-cell>
          <table:table-cell table:formula="of:=HEX2DEC(MID([.D81];6;2))" office:value-type="float" office:value="224">
            <text:p>22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een</text:p>
          </table:table-cell>
          <table:table-cell office:value-type="string">
            <text:p>lime</text:p>
          </table:table-cell>
          <table:table-cell office:value-type="string">
            <text:p>#00FF00</text:p>
          </table:table-cell>
          <table:table-cell table:formula="of:=HEX2DEC(MID([.D82];2;2))" office:value-type="float" office:value="0">
            <text:p>0</text:p>
          </table:table-cell>
          <table:table-cell table:formula="of:=HEX2DEC(MID([.D82];4;2))" office:value-type="float" office:value="255">
            <text:p>255</text:p>
          </table:table-cell>
          <table:table-cell table:formula="of:=HEX2DEC(MID([.D82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me Green</text:p>
          </table:table-cell>
          <table:table-cell office:value-type="string">
            <text:p>limegreen</text:p>
          </table:table-cell>
          <table:table-cell office:value-type="string">
            <text:p>#32CD32</text:p>
          </table:table-cell>
          <table:table-cell table:formula="of:=HEX2DEC(MID([.D83];2;2))" office:value-type="float" office:value="50">
            <text:p>50</text:p>
          </table:table-cell>
          <table:table-cell table:formula="of:=HEX2DEC(MID([.D83];4;2))" office:value-type="float" office:value="205">
            <text:p>205</text:p>
          </table:table-cell>
          <table:table-cell table:formula="of:=HEX2DEC(MID([.D83];6;2))"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nen</text:p>
          </table:table-cell>
          <table:table-cell office:value-type="string">
            <text:p>linen</text:p>
          </table:table-cell>
          <table:table-cell office:value-type="string">
            <text:p>#FAF0E6</text:p>
          </table:table-cell>
          <table:table-cell table:formula="of:=HEX2DEC(MID([.D84];2;2))" office:value-type="float" office:value="250">
            <text:p>250</text:p>
          </table:table-cell>
          <table:table-cell table:formula="of:=HEX2DEC(MID([.D84];4;2))" office:value-type="float" office:value="240">
            <text:p>240</text:p>
          </table:table-cell>
          <table:table-cell table:formula="of:=HEX2DEC(MID([.D84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roon</text:p>
          </table:table-cell>
          <table:table-cell/>
          <table:table-cell office:value-type="string">
            <text:p>#B06030</text:p>
          </table:table-cell>
          <table:table-cell table:formula="of:=HEX2DEC(MID([.D85];2;2))" office:value-type="float" office:value="176">
            <text:p>176</text:p>
          </table:table-cell>
          <table:table-cell table:formula="of:=HEX2DEC(MID([.D85];4;2))" office:value-type="float" office:value="96">
            <text:p>96</text:p>
          </table:table-cell>
          <table:table-cell table:formula="of:=HEX2DEC(MID([.D85];6;2))" office:value-type="float" office:value="48">
            <text:p>4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maroon</text:p>
          </table:table-cell>
          <table:table-cell office:value-type="string">
            <text:p>#800000</text:p>
          </table:table-cell>
          <table:table-cell table:formula="of:=HEX2DEC(MID([.D86];2;2))" office:value-type="float" office:value="128">
            <text:p>128</text:p>
          </table:table-cell>
          <table:table-cell table:formula="of:=HEX2DEC(MID([.D86];4;2))" office:value-type="float" office:value="0">
            <text:p>0</text:p>
          </table:table-cell>
          <table:table-cell table:formula="of:=HEX2DEC(MID([.D86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Aquamarine</text:p>
          </table:table-cell>
          <table:table-cell office:value-type="string">
            <text:p>mediumaquamarine</text:p>
          </table:table-cell>
          <table:table-cell office:value-type="string">
            <text:p>#66CDAA</text:p>
          </table:table-cell>
          <table:table-cell table:formula="of:=HEX2DEC(MID([.D87];2;2))" office:value-type="float" office:value="102">
            <text:p>102</text:p>
          </table:table-cell>
          <table:table-cell table:formula="of:=HEX2DEC(MID([.D87];4;2))" office:value-type="float" office:value="205">
            <text:p>205</text:p>
          </table:table-cell>
          <table:table-cell table:formula="of:=HEX2DEC(MID([.D87];6;2))"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Blue</text:p>
          </table:table-cell>
          <table:table-cell office:value-type="string">
            <text:p>mediumblue</text:p>
          </table:table-cell>
          <table:table-cell office:value-type="string">
            <text:p>#0000CD</text:p>
          </table:table-cell>
          <table:table-cell table:formula="of:=HEX2DEC(MID([.D88];2;2))" office:value-type="float" office:value="0">
            <text:p>0</text:p>
          </table:table-cell>
          <table:table-cell table:formula="of:=HEX2DEC(MID([.D88];4;2))" office:value-type="float" office:value="0">
            <text:p>0</text:p>
          </table:table-cell>
          <table:table-cell table:formula="of:=HEX2DEC(MID([.D88];6;2))" office:value-type="float" office:value="205">
            <text:p>2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Orchid</text:p>
          </table:table-cell>
          <table:table-cell office:value-type="string">
            <text:p>mediumorchid</text:p>
          </table:table-cell>
          <table:table-cell office:value-type="string">
            <text:p>#BA55D3</text:p>
          </table:table-cell>
          <table:table-cell table:formula="of:=HEX2DEC(MID([.D89];2;2))" office:value-type="float" office:value="186">
            <text:p>186</text:p>
          </table:table-cell>
          <table:table-cell table:formula="of:=HEX2DEC(MID([.D89];4;2))" office:value-type="float" office:value="85">
            <text:p>85</text:p>
          </table:table-cell>
          <table:table-cell table:formula="of:=HEX2DEC(MID([.D89];6;2))"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Purple</text:p>
          </table:table-cell>
          <table:table-cell office:value-type="string">
            <text:p>mediumpurple</text:p>
          </table:table-cell>
          <table:table-cell office:value-type="string">
            <text:p>#9370DB</text:p>
          </table:table-cell>
          <table:table-cell table:formula="of:=HEX2DEC(MID([.D90];2;2))" office:value-type="float" office:value="147">
            <text:p>147</text:p>
          </table:table-cell>
          <table:table-cell table:formula="of:=HEX2DEC(MID([.D90];4;2))" office:value-type="float" office:value="112">
            <text:p>112</text:p>
          </table:table-cell>
          <table:table-cell table:formula="of:=HEX2DEC(MID([.D90];6;2))" office:value-type="float" office:value="219">
            <text:p>2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Sea Green</text:p>
          </table:table-cell>
          <table:table-cell office:value-type="string">
            <text:p>mediumseagreen</text:p>
          </table:table-cell>
          <table:table-cell office:value-type="string">
            <text:p>#3CB371</text:p>
          </table:table-cell>
          <table:table-cell table:formula="of:=HEX2DEC(MID([.D91];2;2))" office:value-type="float" office:value="60">
            <text:p>60</text:p>
          </table:table-cell>
          <table:table-cell table:formula="of:=HEX2DEC(MID([.D91];4;2))" office:value-type="float" office:value="179">
            <text:p>179</text:p>
          </table:table-cell>
          <table:table-cell table:formula="of:=HEX2DEC(MID([.D91];6;2))" office:value-type="float" office:value="113">
            <text:p>11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Slate Blue</text:p>
          </table:table-cell>
          <table:table-cell office:value-type="string">
            <text:p>mediumslateblue</text:p>
          </table:table-cell>
          <table:table-cell office:value-type="string">
            <text:p>#7B68EE</text:p>
          </table:table-cell>
          <table:table-cell table:formula="of:=HEX2DEC(MID([.D92];2;2))" office:value-type="float" office:value="123">
            <text:p>123</text:p>
          </table:table-cell>
          <table:table-cell table:formula="of:=HEX2DEC(MID([.D92];4;2))" office:value-type="float" office:value="104">
            <text:p>104</text:p>
          </table:table-cell>
          <table:table-cell table:formula="of:=HEX2DEC(MID([.D92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Spring Green</text:p>
          </table:table-cell>
          <table:table-cell office:value-type="string">
            <text:p>mediumspringgreen</text:p>
          </table:table-cell>
          <table:table-cell office:value-type="string">
            <text:p>#00FA9A</text:p>
          </table:table-cell>
          <table:table-cell table:formula="of:=HEX2DEC(MID([.D93];2;2))" office:value-type="float" office:value="0">
            <text:p>0</text:p>
          </table:table-cell>
          <table:table-cell table:formula="of:=HEX2DEC(MID([.D93];4;2))" office:value-type="float" office:value="250">
            <text:p>250</text:p>
          </table:table-cell>
          <table:table-cell table:formula="of:=HEX2DEC(MID([.D93];6;2))" office:value-type="float" office:value="154">
            <text:p>15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Turquoise</text:p>
          </table:table-cell>
          <table:table-cell office:value-type="string">
            <text:p>mediumturquoise</text:p>
          </table:table-cell>
          <table:table-cell office:value-type="string">
            <text:p>#48D1CC</text:p>
          </table:table-cell>
          <table:table-cell table:formula="of:=HEX2DEC(MID([.D94];2;2))" office:value-type="float" office:value="72">
            <text:p>72</text:p>
          </table:table-cell>
          <table:table-cell table:formula="of:=HEX2DEC(MID([.D94];4;2))" office:value-type="float" office:value="209">
            <text:p>209</text:p>
          </table:table-cell>
          <table:table-cell table:formula="of:=HEX2DEC(MID([.D94];6;2))" office:value-type="float" office:value="204">
            <text:p>20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Violet Red</text:p>
          </table:table-cell>
          <table:table-cell office:value-type="string">
            <text:p>mediumvioletred</text:p>
          </table:table-cell>
          <table:table-cell office:value-type="string">
            <text:p>#C71585</text:p>
          </table:table-cell>
          <table:table-cell table:formula="of:=HEX2DEC(MID([.D95];2;2))" office:value-type="float" office:value="199">
            <text:p>199</text:p>
          </table:table-cell>
          <table:table-cell table:formula="of:=HEX2DEC(MID([.D95];4;2))" office:value-type="float" office:value="21">
            <text:p>21</text:p>
          </table:table-cell>
          <table:table-cell table:formula="of:=HEX2DEC(MID([.D95];6;2))" office:value-type="float" office:value="133">
            <text:p>13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dnight Blue</text:p>
          </table:table-cell>
          <table:table-cell office:value-type="string">
            <text:p>midnightblue</text:p>
          </table:table-cell>
          <table:table-cell office:value-type="string">
            <text:p>#191970</text:p>
          </table:table-cell>
          <table:table-cell table:formula="of:=HEX2DEC(MID([.D96];2;2))" office:value-type="float" office:value="25">
            <text:p>25</text:p>
          </table:table-cell>
          <table:table-cell table:formula="of:=HEX2DEC(MID([.D96];4;2))" office:value-type="float" office:value="25">
            <text:p>25</text:p>
          </table:table-cell>
          <table:table-cell table:formula="of:=HEX2DEC(MID([.D96];6;2))" office:value-type="float" office:value="112">
            <text:p>1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nt Cream</text:p>
          </table:table-cell>
          <table:table-cell office:value-type="string">
            <text:p>mintcream</text:p>
          </table:table-cell>
          <table:table-cell office:value-type="string">
            <text:p>#F5FFFA</text:p>
          </table:table-cell>
          <table:table-cell table:formula="of:=HEX2DEC(MID([.D97];2;2))" office:value-type="float" office:value="245">
            <text:p>245</text:p>
          </table:table-cell>
          <table:table-cell table:formula="of:=HEX2DEC(MID([.D97];4;2))" office:value-type="float" office:value="255">
            <text:p>255</text:p>
          </table:table-cell>
          <table:table-cell table:formula="of:=HEX2DEC(MID([.D97];6;2))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sty Rose</text:p>
          </table:table-cell>
          <table:table-cell office:value-type="string">
            <text:p>mistyrose</text:p>
          </table:table-cell>
          <table:table-cell office:value-type="string">
            <text:p>#FFE4E1</text:p>
          </table:table-cell>
          <table:table-cell table:formula="of:=HEX2DEC(MID([.D98];2;2))" office:value-type="float" office:value="255">
            <text:p>255</text:p>
          </table:table-cell>
          <table:table-cell table:formula="of:=HEX2DEC(MID([.D98];4;2))" office:value-type="float" office:value="228">
            <text:p>228</text:p>
          </table:table-cell>
          <table:table-cell table:formula="of:=HEX2DEC(MID([.D98];6;2))" office:value-type="float" office:value="225">
            <text:p>22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occasin</text:p>
          </table:table-cell>
          <table:table-cell office:value-type="string">
            <text:p>moccasin</text:p>
          </table:table-cell>
          <table:table-cell office:value-type="string">
            <text:p>#FFE4B5</text:p>
          </table:table-cell>
          <table:table-cell table:formula="of:=HEX2DEC(MID([.D99];2;2))" office:value-type="float" office:value="255">
            <text:p>255</text:p>
          </table:table-cell>
          <table:table-cell table:formula="of:=HEX2DEC(MID([.D99];4;2))" office:value-type="float" office:value="228">
            <text:p>228</text:p>
          </table:table-cell>
          <table:table-cell table:formula="of:=HEX2DEC(MID([.D99];6;2))" office:value-type="float" office:value="181">
            <text:p>1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avajo White</text:p>
          </table:table-cell>
          <table:table-cell office:value-type="string">
            <text:p>navajowhite</text:p>
          </table:table-cell>
          <table:table-cell office:value-type="string">
            <text:p>#FFDEAD</text:p>
          </table:table-cell>
          <table:table-cell table:formula="of:=HEX2DEC(MID([.D100];2;2))" office:value-type="float" office:value="255">
            <text:p>255</text:p>
          </table:table-cell>
          <table:table-cell table:formula="of:=HEX2DEC(MID([.D100];4;2))" office:value-type="float" office:value="222">
            <text:p>222</text:p>
          </table:table-cell>
          <table:table-cell table:formula="of:=HEX2DEC(MID([.D100];6;2))" office:value-type="float" office:value="173">
            <text:p>17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avy</text:p>
          </table:table-cell>
          <table:table-cell office:value-type="string">
            <text:p>navy</text:p>
          </table:table-cell>
          <table:table-cell office:value-type="string">
            <text:p>#000080</text:p>
          </table:table-cell>
          <table:table-cell table:formula="of:=HEX2DEC(MID([.D101];2;2))" office:value-type="float" office:value="0">
            <text:p>0</text:p>
          </table:table-cell>
          <table:table-cell table:formula="of:=HEX2DEC(MID([.D101];4;2))" office:value-type="float" office:value="0">
            <text:p>0</text:p>
          </table:table-cell>
          <table:table-cell table:formula="of:=HEX2DEC(MID([.D101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ld Lace</text:p>
          </table:table-cell>
          <table:table-cell office:value-type="string">
            <text:p>oldlace</text:p>
          </table:table-cell>
          <table:table-cell office:value-type="string">
            <text:p>#FDF5E6</text:p>
          </table:table-cell>
          <table:table-cell table:formula="of:=HEX2DEC(MID([.D102];2;2))" office:value-type="float" office:value="253">
            <text:p>253</text:p>
          </table:table-cell>
          <table:table-cell table:formula="of:=HEX2DEC(MID([.D102];4;2))" office:value-type="float" office:value="245">
            <text:p>245</text:p>
          </table:table-cell>
          <table:table-cell table:formula="of:=HEX2DEC(MID([.D102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live</text:p>
          </table:table-cell>
          <table:table-cell office:value-type="string">
            <text:p>olive</text:p>
          </table:table-cell>
          <table:table-cell office:value-type="string">
            <text:p>#808000</text:p>
          </table:table-cell>
          <table:table-cell table:formula="of:=HEX2DEC(MID([.D103];2;2))" office:value-type="float" office:value="128">
            <text:p>128</text:p>
          </table:table-cell>
          <table:table-cell table:formula="of:=HEX2DEC(MID([.D103];4;2))" office:value-type="float" office:value="128">
            <text:p>128</text:p>
          </table:table-cell>
          <table:table-cell table:formula="of:=HEX2DEC(MID([.D103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live Drab</text:p>
          </table:table-cell>
          <table:table-cell office:value-type="string">
            <text:p>olivedrab</text:p>
          </table:table-cell>
          <table:table-cell office:value-type="string">
            <text:p>#6B8E23</text:p>
          </table:table-cell>
          <table:table-cell table:formula="of:=HEX2DEC(MID([.D104];2;2))" office:value-type="float" office:value="107">
            <text:p>107</text:p>
          </table:table-cell>
          <table:table-cell table:formula="of:=HEX2DEC(MID([.D104];4;2))" office:value-type="float" office:value="142">
            <text:p>142</text:p>
          </table:table-cell>
          <table:table-cell table:formula="of:=HEX2DEC(MID([.D104];6;2))" office:value-type="float" office:value="35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range</text:p>
          </table:table-cell>
          <table:table-cell office:value-type="string">
            <text:p>orange</text:p>
          </table:table-cell>
          <table:table-cell office:value-type="string">
            <text:p>#FFA500</text:p>
          </table:table-cell>
          <table:table-cell table:formula="of:=HEX2DEC(MID([.D105];2;2))" office:value-type="float" office:value="255">
            <text:p>255</text:p>
          </table:table-cell>
          <table:table-cell table:formula="of:=HEX2DEC(MID([.D105];4;2))" office:value-type="float" office:value="165">
            <text:p>165</text:p>
          </table:table-cell>
          <table:table-cell table:formula="of:=HEX2DEC(MID([.D105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range Red</text:p>
          </table:table-cell>
          <table:table-cell office:value-type="string">
            <text:p>orangered</text:p>
          </table:table-cell>
          <table:table-cell office:value-type="string">
            <text:p>#FF4500</text:p>
          </table:table-cell>
          <table:table-cell table:formula="of:=HEX2DEC(MID([.D106];2;2))" office:value-type="float" office:value="255">
            <text:p>255</text:p>
          </table:table-cell>
          <table:table-cell table:formula="of:=HEX2DEC(MID([.D106];4;2))" office:value-type="float" office:value="69">
            <text:p>69</text:p>
          </table:table-cell>
          <table:table-cell table:formula="of:=HEX2DEC(MID([.D106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rchid</text:p>
          </table:table-cell>
          <table:table-cell office:value-type="string">
            <text:p>orchid</text:p>
          </table:table-cell>
          <table:table-cell office:value-type="string">
            <text:p>#DA70D6</text:p>
          </table:table-cell>
          <table:table-cell table:formula="of:=HEX2DEC(MID([.D107];2;2))" office:value-type="float" office:value="218">
            <text:p>218</text:p>
          </table:table-cell>
          <table:table-cell table:formula="of:=HEX2DEC(MID([.D107];4;2))" office:value-type="float" office:value="112">
            <text:p>112</text:p>
          </table:table-cell>
          <table:table-cell table:formula="of:=HEX2DEC(MID([.D107];6;2))" office:value-type="float" office:value="214">
            <text:p>21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Goldenrod</text:p>
          </table:table-cell>
          <table:table-cell office:value-type="string">
            <text:p>palegoldenrod</text:p>
          </table:table-cell>
          <table:table-cell office:value-type="string">
            <text:p>#EEE8AA</text:p>
          </table:table-cell>
          <table:table-cell table:formula="of:=HEX2DEC(MID([.D108];2;2))" office:value-type="float" office:value="238">
            <text:p>238</text:p>
          </table:table-cell>
          <table:table-cell table:formula="of:=HEX2DEC(MID([.D108];4;2))" office:value-type="float" office:value="232">
            <text:p>232</text:p>
          </table:table-cell>
          <table:table-cell table:formula="of:=HEX2DEC(MID([.D108];6;2))"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Green</text:p>
          </table:table-cell>
          <table:table-cell office:value-type="string">
            <text:p>palegreen</text:p>
          </table:table-cell>
          <table:table-cell office:value-type="string">
            <text:p>#98FB98</text:p>
          </table:table-cell>
          <table:table-cell table:formula="of:=HEX2DEC(MID([.D109];2;2))" office:value-type="float" office:value="152">
            <text:p>152</text:p>
          </table:table-cell>
          <table:table-cell table:formula="of:=HEX2DEC(MID([.D109];4;2))" office:value-type="float" office:value="251">
            <text:p>251</text:p>
          </table:table-cell>
          <table:table-cell table:formula="of:=HEX2DEC(MID([.D109];6;2))" office:value-type="float" office:value="152">
            <text:p>15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Turquoise</text:p>
          </table:table-cell>
          <table:table-cell office:value-type="string">
            <text:p>paleturquoise</text:p>
          </table:table-cell>
          <table:table-cell office:value-type="string">
            <text:p>#AFEEEE</text:p>
          </table:table-cell>
          <table:table-cell table:formula="of:=HEX2DEC(MID([.D110];2;2))" office:value-type="float" office:value="175">
            <text:p>175</text:p>
          </table:table-cell>
          <table:table-cell table:formula="of:=HEX2DEC(MID([.D110];4;2))" office:value-type="float" office:value="238">
            <text:p>238</text:p>
          </table:table-cell>
          <table:table-cell table:formula="of:=HEX2DEC(MID([.D110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Violet Red</text:p>
          </table:table-cell>
          <table:table-cell office:value-type="string">
            <text:p>palevioletred</text:p>
          </table:table-cell>
          <table:table-cell office:value-type="string">
            <text:p>#DB7093</text:p>
          </table:table-cell>
          <table:table-cell table:formula="of:=HEX2DEC(MID([.D111];2;2))" office:value-type="float" office:value="219">
            <text:p>219</text:p>
          </table:table-cell>
          <table:table-cell table:formula="of:=HEX2DEC(MID([.D111];4;2))" office:value-type="float" office:value="112">
            <text:p>112</text:p>
          </table:table-cell>
          <table:table-cell table:formula="of:=HEX2DEC(MID([.D111];6;2))"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paya Whip</text:p>
          </table:table-cell>
          <table:table-cell office:value-type="string">
            <text:p>papayawhip</text:p>
          </table:table-cell>
          <table:table-cell office:value-type="string">
            <text:p>#FFEFD5</text:p>
          </table:table-cell>
          <table:table-cell table:formula="of:=HEX2DEC(MID([.D112];2;2))" office:value-type="float" office:value="255">
            <text:p>255</text:p>
          </table:table-cell>
          <table:table-cell table:formula="of:=HEX2DEC(MID([.D112];4;2))" office:value-type="float" office:value="239">
            <text:p>239</text:p>
          </table:table-cell>
          <table:table-cell table:formula="of:=HEX2DEC(MID([.D112];6;2))" office:value-type="float" office:value="213">
            <text:p>21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ach Puff</text:p>
          </table:table-cell>
          <table:table-cell office:value-type="string">
            <text:p>peachpuff</text:p>
          </table:table-cell>
          <table:table-cell office:value-type="string">
            <text:p>#FFDAB9</text:p>
          </table:table-cell>
          <table:table-cell table:formula="of:=HEX2DEC(MID([.D113];2;2))" office:value-type="float" office:value="255">
            <text:p>255</text:p>
          </table:table-cell>
          <table:table-cell table:formula="of:=HEX2DEC(MID([.D113];4;2))" office:value-type="float" office:value="218">
            <text:p>218</text:p>
          </table:table-cell>
          <table:table-cell table:formula="of:=HEX2DEC(MID([.D113];6;2))" office:value-type="float" office:value="185">
            <text:p>1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ru</text:p>
          </table:table-cell>
          <table:table-cell office:value-type="string">
            <text:p>peru</text:p>
          </table:table-cell>
          <table:table-cell office:value-type="string">
            <text:p>#CD853F</text:p>
          </table:table-cell>
          <table:table-cell table:formula="of:=HEX2DEC(MID([.D114];2;2))" office:value-type="float" office:value="205">
            <text:p>205</text:p>
          </table:table-cell>
          <table:table-cell table:formula="of:=HEX2DEC(MID([.D114];4;2))" office:value-type="float" office:value="133">
            <text:p>133</text:p>
          </table:table-cell>
          <table:table-cell table:formula="of:=HEX2DEC(MID([.D114];6;2))" office:value-type="float" office:value="63">
            <text:p>6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ink</text:p>
          </table:table-cell>
          <table:table-cell office:value-type="string">
            <text:p>pink</text:p>
          </table:table-cell>
          <table:table-cell office:value-type="string">
            <text:p>#FFC0CB</text:p>
          </table:table-cell>
          <table:table-cell table:formula="of:=HEX2DEC(MID([.D115];2;2))" office:value-type="float" office:value="255">
            <text:p>255</text:p>
          </table:table-cell>
          <table:table-cell table:formula="of:=HEX2DEC(MID([.D115];4;2))" office:value-type="float" office:value="192">
            <text:p>192</text:p>
          </table:table-cell>
          <table:table-cell table:formula="of:=HEX2DEC(MID([.D115];6;2))" office:value-type="float" office:value="203">
            <text:p>20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lum</text:p>
          </table:table-cell>
          <table:table-cell office:value-type="string">
            <text:p>plum</text:p>
          </table:table-cell>
          <table:table-cell office:value-type="string">
            <text:p>#DDA0DD</text:p>
          </table:table-cell>
          <table:table-cell table:formula="of:=HEX2DEC(MID([.D116];2;2))" office:value-type="float" office:value="221">
            <text:p>221</text:p>
          </table:table-cell>
          <table:table-cell table:formula="of:=HEX2DEC(MID([.D116];4;2))" office:value-type="float" office:value="160">
            <text:p>160</text:p>
          </table:table-cell>
          <table:table-cell table:formula="of:=HEX2DEC(MID([.D116];6;2))" office:value-type="float" office:value="221">
            <text:p>22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owder Blue</text:p>
          </table:table-cell>
          <table:table-cell office:value-type="string">
            <text:p>powderblue</text:p>
          </table:table-cell>
          <table:table-cell office:value-type="string">
            <text:p>#B0E0E6</text:p>
          </table:table-cell>
          <table:table-cell table:formula="of:=HEX2DEC(MID([.D117];2;2))" office:value-type="float" office:value="176">
            <text:p>176</text:p>
          </table:table-cell>
          <table:table-cell table:formula="of:=HEX2DEC(MID([.D117];4;2))" office:value-type="float" office:value="224">
            <text:p>224</text:p>
          </table:table-cell>
          <table:table-cell table:formula="of:=HEX2DEC(MID([.D117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rple</text:p>
          </table:table-cell>
          <table:table-cell/>
          <table:table-cell office:value-type="string">
            <text:p>#A020F0</text:p>
          </table:table-cell>
          <table:table-cell table:formula="of:=HEX2DEC(MID([.D118];2;2))" office:value-type="float" office:value="160">
            <text:p>160</text:p>
          </table:table-cell>
          <table:table-cell table:formula="of:=HEX2DEC(MID([.D118];4;2))" office:value-type="float" office:value="32">
            <text:p>32</text:p>
          </table:table-cell>
          <table:table-cell table:formula="of:=HEX2DEC(MID([.D118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urple</text:p>
          </table:table-cell>
          <table:table-cell office:value-type="string">
            <text:p>#800080</text:p>
          </table:table-cell>
          <table:table-cell table:formula="of:=HEX2DEC(MID([.D119];2;2))" office:value-type="float" office:value="128">
            <text:p>128</text:p>
          </table:table-cell>
          <table:table-cell table:formula="of:=HEX2DEC(MID([.D119];4;2))" office:value-type="float" office:value="0">
            <text:p>0</text:p>
          </table:table-cell>
          <table:table-cell table:formula="of:=HEX2DEC(MID([.D119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string">
            <text:p>#FF0000</text:p>
          </table:table-cell>
          <table:table-cell table:formula="of:=HEX2DEC(MID([.D120];2;2))" office:value-type="float" office:value="255">
            <text:p>255</text:p>
          </table:table-cell>
          <table:table-cell table:formula="of:=HEX2DEC(MID([.D120];4;2))" office:value-type="float" office:value="0">
            <text:p>0</text:p>
          </table:table-cell>
          <table:table-cell table:formula="of:=HEX2DEC(MID([.D120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osy Brown</text:p>
          </table:table-cell>
          <table:table-cell office:value-type="string">
            <text:p>rosybrown</text:p>
          </table:table-cell>
          <table:table-cell office:value-type="string">
            <text:p>#BC8F8F</text:p>
          </table:table-cell>
          <table:table-cell table:formula="of:=HEX2DEC(MID([.D121];2;2))" office:value-type="float" office:value="188">
            <text:p>188</text:p>
          </table:table-cell>
          <table:table-cell table:formula="of:=HEX2DEC(MID([.D121];4;2))" office:value-type="float" office:value="143">
            <text:p>143</text:p>
          </table:table-cell>
          <table:table-cell table:formula="of:=HEX2DEC(MID([.D121];6;2))" office:value-type="float" office:value="143">
            <text:p>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oyal Blue</text:p>
          </table:table-cell>
          <table:table-cell office:value-type="string">
            <text:p>royalblue</text:p>
          </table:table-cell>
          <table:table-cell office:value-type="string">
            <text:p>#4169E1</text:p>
          </table:table-cell>
          <table:table-cell table:formula="of:=HEX2DEC(MID([.D122];2;2))" office:value-type="float" office:value="65">
            <text:p>65</text:p>
          </table:table-cell>
          <table:table-cell table:formula="of:=HEX2DEC(MID([.D122];4;2))" office:value-type="float" office:value="105">
            <text:p>105</text:p>
          </table:table-cell>
          <table:table-cell table:formula="of:=HEX2DEC(MID([.D122];6;2))" office:value-type="float" office:value="225">
            <text:p>22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addle Brown</text:p>
          </table:table-cell>
          <table:table-cell office:value-type="string">
            <text:p>saddlebrown</text:p>
          </table:table-cell>
          <table:table-cell office:value-type="string">
            <text:p>#8B4513</text:p>
          </table:table-cell>
          <table:table-cell table:formula="of:=HEX2DEC(MID([.D123];2;2))" office:value-type="float" office:value="139">
            <text:p>139</text:p>
          </table:table-cell>
          <table:table-cell table:formula="of:=HEX2DEC(MID([.D123];4;2))" office:value-type="float" office:value="69">
            <text:p>69</text:p>
          </table:table-cell>
          <table:table-cell table:formula="of:=HEX2DEC(MID([.D123];6;2))" office:value-type="float" office:value="19">
            <text:p>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almon</text:p>
          </table:table-cell>
          <table:table-cell office:value-type="string">
            <text:p>salmon</text:p>
          </table:table-cell>
          <table:table-cell office:value-type="string">
            <text:p>#FA8072</text:p>
          </table:table-cell>
          <table:table-cell table:formula="of:=HEX2DEC(MID([.D124];2;2))" office:value-type="float" office:value="250">
            <text:p>250</text:p>
          </table:table-cell>
          <table:table-cell table:formula="of:=HEX2DEC(MID([.D124];4;2))" office:value-type="float" office:value="128">
            <text:p>128</text:p>
          </table:table-cell>
          <table:table-cell table:formula="of:=HEX2DEC(MID([.D124];6;2))" office:value-type="float" office:value="114">
            <text:p>11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andy Brown</text:p>
          </table:table-cell>
          <table:table-cell office:value-type="string">
            <text:p>sandybrown</text:p>
          </table:table-cell>
          <table:table-cell office:value-type="string">
            <text:p>#F4A460</text:p>
          </table:table-cell>
          <table:table-cell table:formula="of:=HEX2DEC(MID([.D125];2;2))" office:value-type="float" office:value="244">
            <text:p>244</text:p>
          </table:table-cell>
          <table:table-cell table:formula="of:=HEX2DEC(MID([.D125];4;2))" office:value-type="float" office:value="164">
            <text:p>164</text:p>
          </table:table-cell>
          <table:table-cell table:formula="of:=HEX2DEC(MID([.D125];6;2))" office:value-type="float" office:value="96">
            <text:p>9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a Green</text:p>
          </table:table-cell>
          <table:table-cell office:value-type="string">
            <text:p>seagreen</text:p>
          </table:table-cell>
          <table:table-cell office:value-type="string">
            <text:p>#2E8B57</text:p>
          </table:table-cell>
          <table:table-cell table:formula="of:=HEX2DEC(MID([.D126];2;2))" office:value-type="float" office:value="46">
            <text:p>46</text:p>
          </table:table-cell>
          <table:table-cell table:formula="of:=HEX2DEC(MID([.D126];4;2))" office:value-type="float" office:value="139">
            <text:p>139</text:p>
          </table:table-cell>
          <table:table-cell table:formula="of:=HEX2DEC(MID([.D126];6;2))" office:value-type="float" office:value="87">
            <text:p>8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ashell</text:p>
          </table:table-cell>
          <table:table-cell office:value-type="string">
            <text:p>seashell</text:p>
          </table:table-cell>
          <table:table-cell office:value-type="string">
            <text:p>#FFF5EE</text:p>
          </table:table-cell>
          <table:table-cell table:formula="of:=HEX2DEC(MID([.D127];2;2))" office:value-type="float" office:value="255">
            <text:p>255</text:p>
          </table:table-cell>
          <table:table-cell table:formula="of:=HEX2DEC(MID([.D127];4;2))" office:value-type="float" office:value="245">
            <text:p>245</text:p>
          </table:table-cell>
          <table:table-cell table:formula="of:=HEX2DEC(MID([.D127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ienna</text:p>
          </table:table-cell>
          <table:table-cell office:value-type="string">
            <text:p>sienna</text:p>
          </table:table-cell>
          <table:table-cell office:value-type="string">
            <text:p>#A0522D</text:p>
          </table:table-cell>
          <table:table-cell table:formula="of:=HEX2DEC(MID([.D128];2;2))" office:value-type="float" office:value="160">
            <text:p>160</text:p>
          </table:table-cell>
          <table:table-cell table:formula="of:=HEX2DEC(MID([.D128];4;2))" office:value-type="float" office:value="82">
            <text:p>82</text:p>
          </table:table-cell>
          <table:table-cell table:formula="of:=HEX2DEC(MID([.D128];6;2))" office:value-type="float" office:value="45">
            <text:p>4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ilver</text:p>
          </table:table-cell>
          <table:table-cell office:value-type="string">
            <text:p>#C0C0C0</text:p>
          </table:table-cell>
          <table:table-cell table:formula="of:=HEX2DEC(MID([.D129];2;2))" office:value-type="float" office:value="192">
            <text:p>192</text:p>
          </table:table-cell>
          <table:table-cell table:formula="of:=HEX2DEC(MID([.D129];4;2))" office:value-type="float" office:value="192">
            <text:p>192</text:p>
          </table:table-cell>
          <table:table-cell table:formula="of:=HEX2DEC(MID([.D129];6;2))" office:value-type="float" office:value="192">
            <text:p>1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ky Blue</text:p>
          </table:table-cell>
          <table:table-cell office:value-type="string">
            <text:p>skyblue</text:p>
          </table:table-cell>
          <table:table-cell office:value-type="string">
            <text:p>#87CEEB</text:p>
          </table:table-cell>
          <table:table-cell table:formula="of:=HEX2DEC(MID([.D130];2;2))" office:value-type="float" office:value="135">
            <text:p>135</text:p>
          </table:table-cell>
          <table:table-cell table:formula="of:=HEX2DEC(MID([.D130];4;2))" office:value-type="float" office:value="206">
            <text:p>206</text:p>
          </table:table-cell>
          <table:table-cell table:formula="of:=HEX2DEC(MID([.D130];6;2))"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late Blue</text:p>
          </table:table-cell>
          <table:table-cell office:value-type="string">
            <text:p>slateblue</text:p>
          </table:table-cell>
          <table:table-cell office:value-type="string">
            <text:p>#6A5ACD</text:p>
          </table:table-cell>
          <table:table-cell table:formula="of:=HEX2DEC(MID([.D131];2;2))" office:value-type="float" office:value="106">
            <text:p>106</text:p>
          </table:table-cell>
          <table:table-cell table:formula="of:=HEX2DEC(MID([.D131];4;2))" office:value-type="float" office:value="90">
            <text:p>90</text:p>
          </table:table-cell>
          <table:table-cell table:formula="of:=HEX2DEC(MID([.D131];6;2))" office:value-type="float" office:value="205">
            <text:p>205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Slate Gray</text:p>
          </table:table-cell>
          <table:table-cell office:value-type="string">
            <text:p>slategray,</text:p>
            <text:p>slategrey</text:p>
          </table:table-cell>
          <table:table-cell office:value-type="string">
            <text:p>#708090</text:p>
          </table:table-cell>
          <table:table-cell table:formula="of:=HEX2DEC(MID([.D132];2;2))" office:value-type="float" office:value="112">
            <text:p>112</text:p>
          </table:table-cell>
          <table:table-cell table:formula="of:=HEX2DEC(MID([.D132];4;2))" office:value-type="float" office:value="128">
            <text:p>128</text:p>
          </table:table-cell>
          <table:table-cell table:formula="of:=HEX2DEC(MID([.D132];6;2))" office:value-type="float" office:value="144">
            <text:p>14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now</text:p>
          </table:table-cell>
          <table:table-cell office:value-type="string">
            <text:p>snow</text:p>
          </table:table-cell>
          <table:table-cell office:value-type="string">
            <text:p>#FFFAFA</text:p>
          </table:table-cell>
          <table:table-cell table:formula="of:=HEX2DEC(MID([.D133];2;2))" office:value-type="float" office:value="255">
            <text:p>255</text:p>
          </table:table-cell>
          <table:table-cell table:formula="of:=HEX2DEC(MID([.D133];4;2))" office:value-type="float" office:value="250">
            <text:p>250</text:p>
          </table:table-cell>
          <table:table-cell table:formula="of:=HEX2DEC(MID([.D133];6;2))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pring Green</text:p>
          </table:table-cell>
          <table:table-cell office:value-type="string">
            <text:p>springgreen</text:p>
          </table:table-cell>
          <table:table-cell office:value-type="string">
            <text:p>#00FF7F</text:p>
          </table:table-cell>
          <table:table-cell table:formula="of:=HEX2DEC(MID([.D134];2;2))" office:value-type="float" office:value="0">
            <text:p>0</text:p>
          </table:table-cell>
          <table:table-cell table:formula="of:=HEX2DEC(MID([.D134];4;2))" office:value-type="float" office:value="255">
            <text:p>255</text:p>
          </table:table-cell>
          <table:table-cell table:formula="of:=HEX2DEC(MID([.D134];6;2))" office:value-type="float" office:value="127">
            <text:p>12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teel Blue</text:p>
          </table:table-cell>
          <table:table-cell office:value-type="string">
            <text:p>steelblue</text:p>
          </table:table-cell>
          <table:table-cell office:value-type="string">
            <text:p>#4682B4</text:p>
          </table:table-cell>
          <table:table-cell table:formula="of:=HEX2DEC(MID([.D135];2;2))" office:value-type="float" office:value="70">
            <text:p>70</text:p>
          </table:table-cell>
          <table:table-cell table:formula="of:=HEX2DEC(MID([.D135];4;2))" office:value-type="float" office:value="130">
            <text:p>130</text:p>
          </table:table-cell>
          <table:table-cell table:formula="of:=HEX2DEC(MID([.D135];6;2))" office:value-type="float" office:value="180">
            <text:p>1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an</text:p>
          </table:table-cell>
          <table:table-cell office:value-type="string">
            <text:p>tan</text:p>
          </table:table-cell>
          <table:table-cell office:value-type="string">
            <text:p>#D2B48C</text:p>
          </table:table-cell>
          <table:table-cell table:formula="of:=HEX2DEC(MID([.D136];2;2))" office:value-type="float" office:value="210">
            <text:p>210</text:p>
          </table:table-cell>
          <table:table-cell table:formula="of:=HEX2DEC(MID([.D136];4;2))" office:value-type="float" office:value="180">
            <text:p>180</text:p>
          </table:table-cell>
          <table:table-cell table:formula="of:=HEX2DEC(MID([.D136];6;2))" office:value-type="float" office:value="140">
            <text:p>1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eal</text:p>
          </table:table-cell>
          <table:table-cell office:value-type="string">
            <text:p>teal</text:p>
          </table:table-cell>
          <table:table-cell office:value-type="string">
            <text:p>#008080</text:p>
          </table:table-cell>
          <table:table-cell table:formula="of:=HEX2DEC(MID([.D137];2;2))" office:value-type="float" office:value="0">
            <text:p>0</text:p>
          </table:table-cell>
          <table:table-cell table:formula="of:=HEX2DEC(MID([.D137];4;2))" office:value-type="float" office:value="128">
            <text:p>128</text:p>
          </table:table-cell>
          <table:table-cell table:formula="of:=HEX2DEC(MID([.D137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istle</text:p>
          </table:table-cell>
          <table:table-cell office:value-type="string">
            <text:p>thistle</text:p>
          </table:table-cell>
          <table:table-cell office:value-type="string">
            <text:p>#D8BFD8</text:p>
          </table:table-cell>
          <table:table-cell table:formula="of:=HEX2DEC(MID([.D138];2;2))" office:value-type="float" office:value="216">
            <text:p>216</text:p>
          </table:table-cell>
          <table:table-cell table:formula="of:=HEX2DEC(MID([.D138];4;2))" office:value-type="float" office:value="191">
            <text:p>191</text:p>
          </table:table-cell>
          <table:table-cell table:formula="of:=HEX2DEC(MID([.D138];6;2))" office:value-type="float" office:value="216">
            <text:p>2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omata</text:p>
          </table:table-cell>
          <table:table-cell office:value-type="string">
            <text:p>tomata</text:p>
          </table:table-cell>
          <table:table-cell office:value-type="string">
            <text:p>#FF6347</text:p>
          </table:table-cell>
          <table:table-cell table:formula="of:=HEX2DEC(MID([.D139];2;2))" office:value-type="float" office:value="255">
            <text:p>255</text:p>
          </table:table-cell>
          <table:table-cell table:formula="of:=HEX2DEC(MID([.D139];4;2))" office:value-type="float" office:value="99">
            <text:p>99</text:p>
          </table:table-cell>
          <table:table-cell table:formula="of:=HEX2DEC(MID([.D139];6;2))" office:value-type="float" office:value="71">
            <text:p>7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urquoise</text:p>
          </table:table-cell>
          <table:table-cell office:value-type="string">
            <text:p>turquoise</text:p>
          </table:table-cell>
          <table:table-cell office:value-type="string">
            <text:p>#40E0D0</text:p>
          </table:table-cell>
          <table:table-cell table:formula="of:=HEX2DEC(MID([.D140];2;2))" office:value-type="float" office:value="64">
            <text:p>64</text:p>
          </table:table-cell>
          <table:table-cell table:formula="of:=HEX2DEC(MID([.D140];4;2))" office:value-type="float" office:value="224">
            <text:p>224</text:p>
          </table:table-cell>
          <table:table-cell table:formula="of:=HEX2DEC(MID([.D140];6;2))" office:value-type="float" office:value="208">
            <text:p>20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Violet</text:p>
          </table:table-cell>
          <table:table-cell office:value-type="string">
            <text:p>violet</text:p>
          </table:table-cell>
          <table:table-cell office:value-type="string">
            <text:p>#EE82EE</text:p>
          </table:table-cell>
          <table:table-cell table:formula="of:=HEX2DEC(MID([.D141];2;2))" office:value-type="float" office:value="238">
            <text:p>238</text:p>
          </table:table-cell>
          <table:table-cell table:formula="of:=HEX2DEC(MID([.D141];4;2))" office:value-type="float" office:value="130">
            <text:p>130</text:p>
          </table:table-cell>
          <table:table-cell table:formula="of:=HEX2DEC(MID([.D141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heat</text:p>
          </table:table-cell>
          <table:table-cell office:value-type="string">
            <text:p>wheat</text:p>
          </table:table-cell>
          <table:table-cell office:value-type="string">
            <text:p>#F5DEB3</text:p>
          </table:table-cell>
          <table:table-cell table:formula="of:=HEX2DEC(MID([.D142];2;2))" office:value-type="float" office:value="245">
            <text:p>245</text:p>
          </table:table-cell>
          <table:table-cell table:formula="of:=HEX2DEC(MID([.D142];4;2))" office:value-type="float" office:value="222">
            <text:p>222</text:p>
          </table:table-cell>
          <table:table-cell table:formula="of:=HEX2DEC(MID([.D142];6;2))" office:value-type="float" office:value="179">
            <text:p>1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hite</text:p>
          </table:table-cell>
          <table:table-cell office:value-type="string">
            <text:p>white</text:p>
          </table:table-cell>
          <table:table-cell office:value-type="string">
            <text:p>#FFFFFF</text:p>
          </table:table-cell>
          <table:table-cell table:formula="of:=HEX2DEC(MID([.D143];2;2))" office:value-type="float" office:value="255">
            <text:p>255</text:p>
          </table:table-cell>
          <table:table-cell table:formula="of:=HEX2DEC(MID([.D143];4;2))" office:value-type="float" office:value="255">
            <text:p>255</text:p>
          </table:table-cell>
          <table:table-cell table:formula="of:=HEX2DEC(MID([.D143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hite Smoke</text:p>
          </table:table-cell>
          <table:table-cell office:value-type="string">
            <text:p>whitesmoke</text:p>
          </table:table-cell>
          <table:table-cell office:value-type="string">
            <text:p>#F5F5F5</text:p>
          </table:table-cell>
          <table:table-cell table:formula="of:=HEX2DEC(MID([.D144];2;2))" office:value-type="float" office:value="245">
            <text:p>245</text:p>
          </table:table-cell>
          <table:table-cell table:formula="of:=HEX2DEC(MID([.D144];4;2))" office:value-type="float" office:value="245">
            <text:p>245</text:p>
          </table:table-cell>
          <table:table-cell table:formula="of:=HEX2DEC(MID([.D144];6;2))" office:value-type="float" office:value="245">
            <text:p>24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Yellow</text:p>
          </table:table-cell>
          <table:table-cell office:value-type="string">
            <text:p>yellow</text:p>
          </table:table-cell>
          <table:table-cell office:value-type="string">
            <text:p>#FFFF00</text:p>
          </table:table-cell>
          <table:table-cell table:formula="of:=HEX2DEC(MID([.D145];2;2))" office:value-type="float" office:value="255">
            <text:p>255</text:p>
          </table:table-cell>
          <table:table-cell table:formula="of:=HEX2DEC(MID([.D145];4;2))" office:value-type="float" office:value="255">
            <text:p>255</text:p>
          </table:table-cell>
          <table:table-cell table:formula="of:=HEX2DEC(MID([.D145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Yellow Green</text:p>
          </table:table-cell>
          <table:table-cell office:value-type="string">
            <text:p>yellowgreen</text:p>
          </table:table-cell>
          <table:table-cell office:value-type="string">
            <text:p>#9ACD32</text:p>
          </table:table-cell>
          <table:table-cell table:formula="of:=HEX2DEC(MID([.D146];2;2))" office:value-type="float" office:value="154">
            <text:p>154</text:p>
          </table:table-cell>
          <table:table-cell table:formula="of:=HEX2DEC(MID([.D146];4;2))" office:value-type="float" office:value="205">
            <text:p>205</text:p>
          </table:table-cell>
          <table:table-cell table:formula="of:=HEX2DEC(MID([.D146];6;2))" office:value-type="float" office:value="50">
            <text:p>50</text:p>
          </table:table-cell>
          <table:table-cell table:number-columns-repeated="1017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CSS IPTV colors'.A2:'CSS IPTV colors'.AMJ1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3">08/23/2011</text:date>, <text:time>17:1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2DT1H1M49S</meta:editing-duration>
    <meta:editing-cycles>162</meta:editing-cycles>
    <meta:generator>LibreOffice/3.3$Win32 LibreOffice_project/330m17$Build-3</meta:generator>
    <dc:date>2011-08-23T17:13:22.90</dc:date>
    <meta:document-statistic meta:table-count="7" meta:cell-count="4594" meta:object-count="0"/>
    <meta:user-defined meta:name="Info 1"/>
    <meta:user-defined meta:name="Info 2"/>
    <meta:user-defined meta:name="Info 3"/>
    <meta:user-defined meta:name="Info 4"/>
  </office:meta>
</office:document-meta>
</file>